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258.54mm" svg:height="182.74mm" svg:x="197.97mm" svg:y="9.3mm">
            <draw:object draw:notify-on-update-of-ranges="Hoja1.A3:Hoja1.A501 Hoja1.B3:Hoja1.B501 Hoja1.A3:Hoja1.A501 Hoja1.C3:Hoja1.C501 Hoja1.A3:Hoja1.A501 Hoja1.D3:Hoja1.D501 Hoja1.A3:Hoja1.A501 Hoja1.E3:Hoja1.E501 Hoja1.A3:Hoja1.A501 Hoja1.F3:Hoja1.F501 Hoja1.A3:Hoja1.A501 Hoja1.G3:Hoja1.G501 Hoja1.A3:Hoja1.A501 Hoja1.H3:Hoja1.H5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Secuencial</text:p>
          </table:table-cell>
          <table:table-cell/>
          <table:table-cell office:value-type="string" calcext:value-type="string">
            <text:p>2 núcleos</text:p>
          </table:table-cell>
          <table:table-cell/>
          <table:table-cell office:value-type="string" calcext:value-type="string">
            <text:p>4 núcleos</text:p>
          </table:table-cell>
          <table:table-cell/>
          <table:table-cell office:value-type="string" calcext:value-type="string">
            <text:p>8 núcleos</text:p>
          </table:table-cell>
          <table:table-cell/>
        </table:table-row>
        <table:table-row table:style-name="ro1">
          <table:table-cell office:value-type="string" calcext:value-type="string">
            <text:p>Tamaño </text:p>
          </table:table-cell>
          <table:table-cell office:value-type="string" calcext:value-type="string">
            <text:p>Tiempo</text:p>
          </table:table-cell>
          <table:table-cell office:value-type="string" calcext:value-type="string">
            <text:p>Tamaño </text:p>
          </table:table-cell>
          <table:table-cell office:value-type="string" calcext:value-type="string">
            <text:p>Tiempo</text:p>
          </table:table-cell>
          <table:table-cell office:value-type="string" calcext:value-type="string">
            <text:p>Tamaño </text:p>
          </table:table-cell>
          <table:table-cell office:value-type="string" calcext:value-type="string">
            <text:p>Tiempo</text:p>
          </table:table-cell>
          <table:table-cell office:value-type="string" calcext:value-type="string">
            <text:p>Tamaño </text:p>
          </table:table-cell>
          <table:table-cell office:value-type="string" calcext:value-type="string">
            <text:p>Tiempo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7830" calcext:value-type="float">
            <text:p>17830</text:p>
          </table:table-cell>
          <table:table-cell office:value-type="float" office:value="500" calcext:value-type="float">
            <text:p>500</text:p>
          </table:table-cell>
          <table:table-cell office:value-type="float" office:value="53021" calcext:value-type="float">
            <text:p>53021</text:p>
          </table:table-cell>
          <table:table-cell office:value-type="float" office:value="500" calcext:value-type="float">
            <text:p>500</text:p>
          </table:table-cell>
          <table:table-cell office:value-type="float" office:value="216763" calcext:value-type="float">
            <text:p>216763</text:p>
          </table:table-cell>
          <table:table-cell office:value-type="float" office:value="500" calcext:value-type="float">
            <text:p>500</text:p>
          </table:table-cell>
          <table:table-cell office:value-type="float" office:value="1020640" calcext:value-type="float">
            <text:p>102064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0315" calcext:value-type="float">
            <text:p>30315</text:p>
          </table:table-cell>
          <table:table-cell office:value-type="float" office:value="1000" calcext:value-type="float">
            <text:p>1000</text:p>
          </table:table-cell>
          <table:table-cell office:value-type="float" office:value="11309" calcext:value-type="float">
            <text:p>11309</text:p>
          </table:table-cell>
          <table:table-cell office:value-type="float" office:value="1000" calcext:value-type="float">
            <text:p>1000</text:p>
          </table:table-cell>
          <table:table-cell office:value-type="float" office:value="29096" calcext:value-type="float">
            <text:p>29096</text:p>
          </table:table-cell>
          <table:table-cell office:value-type="float" office:value="1000" calcext:value-type="float">
            <text:p>1000</text:p>
          </table:table-cell>
          <table:table-cell office:value-type="float" office:value="29172" calcext:value-type="float">
            <text:p>29172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48253" calcext:value-type="float">
            <text:p>48253</text:p>
          </table:table-cell>
          <table:table-cell office:value-type="float" office:value="1500" calcext:value-type="float">
            <text:p>1500</text:p>
          </table:table-cell>
          <table:table-cell office:value-type="float" office:value="14155" calcext:value-type="float">
            <text:p>14155</text:p>
          </table:table-cell>
          <table:table-cell office:value-type="float" office:value="1500" calcext:value-type="float">
            <text:p>1500</text:p>
          </table:table-cell>
          <table:table-cell office:value-type="float" office:value="30859" calcext:value-type="float">
            <text:p>30859</text:p>
          </table:table-cell>
          <table:table-cell office:value-type="float" office:value="1500" calcext:value-type="float">
            <text:p>1500</text:p>
          </table:table-cell>
          <table:table-cell office:value-type="float" office:value="32867" calcext:value-type="float">
            <text:p>3286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8510" calcext:value-type="float">
            <text:p>58510</text:p>
          </table:table-cell>
          <table:table-cell office:value-type="float" office:value="2000" calcext:value-type="float">
            <text:p>2000</text:p>
          </table:table-cell>
          <table:table-cell office:value-type="float" office:value="17651" calcext:value-type="float">
            <text:p>17651</text:p>
          </table:table-cell>
          <table:table-cell office:value-type="float" office:value="2000" calcext:value-type="float">
            <text:p>2000</text:p>
          </table:table-cell>
          <table:table-cell office:value-type="float" office:value="36236" calcext:value-type="float">
            <text:p>36236</text:p>
          </table:table-cell>
          <table:table-cell office:value-type="float" office:value="2000" calcext:value-type="float">
            <text:p>2000</text:p>
          </table:table-cell>
          <table:table-cell office:value-type="float" office:value="37752" calcext:value-type="float">
            <text:p>37752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67747" calcext:value-type="float">
            <text:p>67747</text:p>
          </table:table-cell>
          <table:table-cell office:value-type="float" office:value="2500" calcext:value-type="float">
            <text:p>2500</text:p>
          </table:table-cell>
          <table:table-cell office:value-type="float" office:value="28368" calcext:value-type="float">
            <text:p>28368</text:p>
          </table:table-cell>
          <table:table-cell office:value-type="float" office:value="2500" calcext:value-type="float">
            <text:p>2500</text:p>
          </table:table-cell>
          <table:table-cell office:value-type="float" office:value="59704" calcext:value-type="float">
            <text:p>59704</text:p>
          </table:table-cell>
          <table:table-cell office:value-type="float" office:value="2500" calcext:value-type="float">
            <text:p>2500</text:p>
          </table:table-cell>
          <table:table-cell office:value-type="float" office:value="28649" calcext:value-type="float">
            <text:p>28649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90842" calcext:value-type="float">
            <text:p>90842</text:p>
          </table:table-cell>
          <table:table-cell office:value-type="float" office:value="3000" calcext:value-type="float">
            <text:p>3000</text:p>
          </table:table-cell>
          <table:table-cell office:value-type="float" office:value="26150" calcext:value-type="float">
            <text:p>26150</text:p>
          </table:table-cell>
          <table:table-cell office:value-type="float" office:value="3000" calcext:value-type="float">
            <text:p>3000</text:p>
          </table:table-cell>
          <table:table-cell office:value-type="float" office:value="52264" calcext:value-type="float">
            <text:p>52264</text:p>
          </table:table-cell>
          <table:table-cell office:value-type="float" office:value="3000" calcext:value-type="float">
            <text:p>3000</text:p>
          </table:table-cell>
          <table:table-cell office:value-type="float" office:value="18955" calcext:value-type="float">
            <text:p>18955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96615" calcext:value-type="float">
            <text:p>96615</text:p>
          </table:table-cell>
          <table:table-cell office:value-type="float" office:value="3500" calcext:value-type="float">
            <text:p>3500</text:p>
          </table:table-cell>
          <table:table-cell office:value-type="float" office:value="30145" calcext:value-type="float">
            <text:p>30145</text:p>
          </table:table-cell>
          <table:table-cell office:value-type="float" office:value="3500" calcext:value-type="float">
            <text:p>3500</text:p>
          </table:table-cell>
          <table:table-cell office:value-type="float" office:value="13158" calcext:value-type="float">
            <text:p>13158</text:p>
          </table:table-cell>
          <table:table-cell office:value-type="float" office:value="3500" calcext:value-type="float">
            <text:p>3500</text:p>
          </table:table-cell>
          <table:table-cell office:value-type="float" office:value="20468" calcext:value-type="float">
            <text:p>20468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30825" calcext:value-type="float">
            <text:p>130825</text:p>
          </table:table-cell>
          <table:table-cell office:value-type="float" office:value="4000" calcext:value-type="float">
            <text:p>4000</text:p>
          </table:table-cell>
          <table:table-cell office:value-type="float" office:value="33738" calcext:value-type="float">
            <text:p>33738</text:p>
          </table:table-cell>
          <table:table-cell office:value-type="float" office:value="4000" calcext:value-type="float">
            <text:p>4000</text:p>
          </table:table-cell>
          <table:table-cell office:value-type="float" office:value="15320" calcext:value-type="float">
            <text:p>15320</text:p>
          </table:table-cell>
          <table:table-cell office:value-type="float" office:value="4000" calcext:value-type="float">
            <text:p>4000</text:p>
          </table:table-cell>
          <table:table-cell office:value-type="float" office:value="22446" calcext:value-type="float">
            <text:p>22446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142706" calcext:value-type="float">
            <text:p>142706</text:p>
          </table:table-cell>
          <table:table-cell office:value-type="float" office:value="4500" calcext:value-type="float">
            <text:p>4500</text:p>
          </table:table-cell>
          <table:table-cell office:value-type="float" office:value="35109" calcext:value-type="float">
            <text:p>35109</text:p>
          </table:table-cell>
          <table:table-cell office:value-type="float" office:value="4500" calcext:value-type="float">
            <text:p>4500</text:p>
          </table:table-cell>
          <table:table-cell office:value-type="float" office:value="14574" calcext:value-type="float">
            <text:p>14574</text:p>
          </table:table-cell>
          <table:table-cell office:value-type="float" office:value="4500" calcext:value-type="float">
            <text:p>4500</text:p>
          </table:table-cell>
          <table:table-cell office:value-type="float" office:value="22155" calcext:value-type="float">
            <text:p>22155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37820" calcext:value-type="float">
            <text:p>137820</text:p>
          </table:table-cell>
          <table:table-cell office:value-type="float" office:value="5000" calcext:value-type="float">
            <text:p>5000</text:p>
          </table:table-cell>
          <table:table-cell office:value-type="float" office:value="38723" calcext:value-type="float">
            <text:p>38723</text:p>
          </table:table-cell>
          <table:table-cell office:value-type="float" office:value="5000" calcext:value-type="float">
            <text:p>5000</text:p>
          </table:table-cell>
          <table:table-cell office:value-type="float" office:value="15969" calcext:value-type="float">
            <text:p>15969</text:p>
          </table:table-cell>
          <table:table-cell office:value-type="float" office:value="5000" calcext:value-type="float">
            <text:p>5000</text:p>
          </table:table-cell>
          <table:table-cell office:value-type="float" office:value="22591" calcext:value-type="float">
            <text:p>22591</text:p>
          </table:table-cell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58134" calcext:value-type="float">
            <text:p>58134</text:p>
          </table:table-cell>
          <table:table-cell office:value-type="float" office:value="5500" calcext:value-type="float">
            <text:p>5500</text:p>
          </table:table-cell>
          <table:table-cell office:value-type="float" office:value="50223" calcext:value-type="float">
            <text:p>50223</text:p>
          </table:table-cell>
          <table:table-cell office:value-type="float" office:value="5500" calcext:value-type="float">
            <text:p>5500</text:p>
          </table:table-cell>
          <table:table-cell office:value-type="float" office:value="21457" calcext:value-type="float">
            <text:p>21457</text:p>
          </table:table-cell>
          <table:table-cell office:value-type="float" office:value="5500" calcext:value-type="float">
            <text:p>5500</text:p>
          </table:table-cell>
          <table:table-cell office:value-type="float" office:value="26232" calcext:value-type="float">
            <text:p>26232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56698" calcext:value-type="float">
            <text:p>56698</text:p>
          </table:table-cell>
          <table:table-cell office:value-type="float" office:value="6000" calcext:value-type="float">
            <text:p>6000</text:p>
          </table:table-cell>
          <table:table-cell office:value-type="float" office:value="55610" calcext:value-type="float">
            <text:p>55610</text:p>
          </table:table-cell>
          <table:table-cell office:value-type="float" office:value="6000" calcext:value-type="float">
            <text:p>6000</text:p>
          </table:table-cell>
          <table:table-cell office:value-type="float" office:value="21285" calcext:value-type="float">
            <text:p>21285</text:p>
          </table:table-cell>
          <table:table-cell office:value-type="float" office:value="6000" calcext:value-type="float">
            <text:p>6000</text:p>
          </table:table-cell>
          <table:table-cell office:value-type="float" office:value="29314" calcext:value-type="float">
            <text:p>29314</text:p>
          </table:table-cell>
        </table:table-row>
        <table:table-row table:style-name="ro1">
          <table:table-cell office:value-type="float" office:value="6500" calcext:value-type="float">
            <text:p>6500</text:p>
          </table:table-cell>
          <table:table-cell office:value-type="float" office:value="86977" calcext:value-type="float">
            <text:p>86977</text:p>
          </table:table-cell>
          <table:table-cell office:value-type="float" office:value="6500" calcext:value-type="float">
            <text:p>6500</text:p>
          </table:table-cell>
          <table:table-cell office:value-type="float" office:value="60604" calcext:value-type="float">
            <text:p>60604</text:p>
          </table:table-cell>
          <table:table-cell office:value-type="float" office:value="6500" calcext:value-type="float">
            <text:p>6500</text:p>
          </table:table-cell>
          <table:table-cell office:value-type="float" office:value="19892" calcext:value-type="float">
            <text:p>19892</text:p>
          </table:table-cell>
          <table:table-cell office:value-type="float" office:value="6500" calcext:value-type="float">
            <text:p>6500</text:p>
          </table:table-cell>
          <table:table-cell office:value-type="float" office:value="3546587" calcext:value-type="float">
            <text:p>3546587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6147" calcext:value-type="float">
            <text:p>66147</text:p>
          </table:table-cell>
          <table:table-cell office:value-type="float" office:value="7000" calcext:value-type="float">
            <text:p>7000</text:p>
          </table:table-cell>
          <table:table-cell office:value-type="float" office:value="63403" calcext:value-type="float">
            <text:p>63403</text:p>
          </table:table-cell>
          <table:table-cell office:value-type="float" office:value="7000" calcext:value-type="float">
            <text:p>7000</text:p>
          </table:table-cell>
          <table:table-cell office:value-type="float" office:value="22009" calcext:value-type="float">
            <text:p>22009</text:p>
          </table:table-cell>
          <table:table-cell office:value-type="float" office:value="7000" calcext:value-type="float">
            <text:p>7000</text:p>
          </table:table-cell>
          <table:table-cell office:value-type="float" office:value="22590" calcext:value-type="float">
            <text:p>22590</text:p>
          </table:table-cell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69573" calcext:value-type="float">
            <text:p>69573</text:p>
          </table:table-cell>
          <table:table-cell office:value-type="float" office:value="7500" calcext:value-type="float">
            <text:p>7500</text:p>
          </table:table-cell>
          <table:table-cell office:value-type="float" office:value="71796" calcext:value-type="float">
            <text:p>71796</text:p>
          </table:table-cell>
          <table:table-cell office:value-type="float" office:value="7500" calcext:value-type="float">
            <text:p>7500</text:p>
          </table:table-cell>
          <table:table-cell office:value-type="float" office:value="22386" calcext:value-type="float">
            <text:p>22386</text:p>
          </table:table-cell>
          <table:table-cell office:value-type="float" office:value="7500" calcext:value-type="float">
            <text:p>7500</text:p>
          </table:table-cell>
          <table:table-cell office:value-type="float" office:value="25876" calcext:value-type="float">
            <text:p>25876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74518" calcext:value-type="float">
            <text:p>74518</text:p>
          </table:table-cell>
          <table:table-cell office:value-type="float" office:value="8000" calcext:value-type="float">
            <text:p>8000</text:p>
          </table:table-cell>
          <table:table-cell office:value-type="float" office:value="72125" calcext:value-type="float">
            <text:p>72125</text:p>
          </table:table-cell>
          <table:table-cell office:value-type="float" office:value="8000" calcext:value-type="float">
            <text:p>8000</text:p>
          </table:table-cell>
          <table:table-cell office:value-type="float" office:value="26953" calcext:value-type="float">
            <text:p>26953</text:p>
          </table:table-cell>
          <table:table-cell office:value-type="float" office:value="8000" calcext:value-type="float">
            <text:p>8000</text:p>
          </table:table-cell>
          <table:table-cell office:value-type="float" office:value="809934" calcext:value-type="float">
            <text:p>809934</text:p>
          </table:table-cell>
        </table:table-row>
        <table:table-row table:style-name="ro1">
          <table:table-cell office:value-type="float" office:value="8500" calcext:value-type="float">
            <text:p>8500</text:p>
          </table:table-cell>
          <table:table-cell office:value-type="float" office:value="77540" calcext:value-type="float">
            <text:p>77540</text:p>
          </table:table-cell>
          <table:table-cell office:value-type="float" office:value="8500" calcext:value-type="float">
            <text:p>8500</text:p>
          </table:table-cell>
          <table:table-cell office:value-type="float" office:value="98392" calcext:value-type="float">
            <text:p>98392</text:p>
          </table:table-cell>
          <table:table-cell office:value-type="float" office:value="8500" calcext:value-type="float">
            <text:p>8500</text:p>
          </table:table-cell>
          <table:table-cell office:value-type="float" office:value="70346" calcext:value-type="float">
            <text:p>70346</text:p>
          </table:table-cell>
          <table:table-cell office:value-type="float" office:value="8500" calcext:value-type="float">
            <text:p>8500</text:p>
          </table:table-cell>
          <table:table-cell office:value-type="float" office:value="45747" calcext:value-type="float">
            <text:p>45747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88553" calcext:value-type="float">
            <text:p>88553</text:p>
          </table:table-cell>
          <table:table-cell office:value-type="float" office:value="9000" calcext:value-type="float">
            <text:p>9000</text:p>
          </table:table-cell>
          <table:table-cell office:value-type="float" office:value="80983" calcext:value-type="float">
            <text:p>80983</text:p>
          </table:table-cell>
          <table:table-cell office:value-type="float" office:value="9000" calcext:value-type="float">
            <text:p>9000</text:p>
          </table:table-cell>
          <table:table-cell office:value-type="float" office:value="42570" calcext:value-type="float">
            <text:p>42570</text:p>
          </table:table-cell>
          <table:table-cell office:value-type="float" office:value="9000" calcext:value-type="float">
            <text:p>9000</text:p>
          </table:table-cell>
          <table:table-cell office:value-type="float" office:value="27812" calcext:value-type="float">
            <text:p>27812</text:p>
          </table:table-cell>
        </table:table-row>
        <table:table-row table:style-name="ro1">
          <table:table-cell office:value-type="float" office:value="9500" calcext:value-type="float">
            <text:p>9500</text:p>
          </table:table-cell>
          <table:table-cell office:value-type="float" office:value="86801" calcext:value-type="float">
            <text:p>86801</text:p>
          </table:table-cell>
          <table:table-cell office:value-type="float" office:value="9500" calcext:value-type="float">
            <text:p>9500</text:p>
          </table:table-cell>
          <table:table-cell office:value-type="float" office:value="100959" calcext:value-type="float">
            <text:p>100959</text:p>
          </table:table-cell>
          <table:table-cell office:value-type="float" office:value="9500" calcext:value-type="float">
            <text:p>9500</text:p>
          </table:table-cell>
          <table:table-cell office:value-type="float" office:value="40645" calcext:value-type="float">
            <text:p>40645</text:p>
          </table:table-cell>
          <table:table-cell office:value-type="float" office:value="9500" calcext:value-type="float">
            <text:p>9500</text:p>
          </table:table-cell>
          <table:table-cell office:value-type="float" office:value="30229" calcext:value-type="float">
            <text:p>30229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91129" calcext:value-type="float">
            <text:p>91129</text:p>
          </table:table-cell>
          <table:table-cell office:value-type="float" office:value="10000" calcext:value-type="float">
            <text:p>10000</text:p>
          </table:table-cell>
          <table:table-cell office:value-type="float" office:value="52225" calcext:value-type="float">
            <text:p>52225</text:p>
          </table:table-cell>
          <table:table-cell office:value-type="float" office:value="10000" calcext:value-type="float">
            <text:p>10000</text:p>
          </table:table-cell>
          <table:table-cell office:value-type="float" office:value="42915" calcext:value-type="float">
            <text:p>42915</text:p>
          </table:table-cell>
          <table:table-cell office:value-type="float" office:value="10000" calcext:value-type="float">
            <text:p>10000</text:p>
          </table:table-cell>
          <table:table-cell office:value-type="float" office:value="31039" calcext:value-type="float">
            <text:p>31039</text:p>
          </table:table-cell>
        </table:table-row>
        <table:table-row table:style-name="ro1">
          <table:table-cell office:value-type="float" office:value="10500" calcext:value-type="float">
            <text:p>10500</text:p>
          </table:table-cell>
          <table:table-cell office:value-type="float" office:value="95579" calcext:value-type="float">
            <text:p>95579</text:p>
          </table:table-cell>
          <table:table-cell office:value-type="float" office:value="10500" calcext:value-type="float">
            <text:p>10500</text:p>
          </table:table-cell>
          <table:table-cell office:value-type="float" office:value="62341" calcext:value-type="float">
            <text:p>62341</text:p>
          </table:table-cell>
          <table:table-cell office:value-type="float" office:value="10500" calcext:value-type="float">
            <text:p>10500</text:p>
          </table:table-cell>
          <table:table-cell office:value-type="float" office:value="69260" calcext:value-type="float">
            <text:p>69260</text:p>
          </table:table-cell>
          <table:table-cell office:value-type="float" office:value="10500" calcext:value-type="float">
            <text:p>10500</text:p>
          </table:table-cell>
          <table:table-cell office:value-type="float" office:value="55442" calcext:value-type="float">
            <text:p>55442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111856" calcext:value-type="float">
            <text:p>111856</text:p>
          </table:table-cell>
          <table:table-cell office:value-type="float" office:value="11000" calcext:value-type="float">
            <text:p>11000</text:p>
          </table:table-cell>
          <table:table-cell office:value-type="float" office:value="60293" calcext:value-type="float">
            <text:p>60293</text:p>
          </table:table-cell>
          <table:table-cell office:value-type="float" office:value="11000" calcext:value-type="float">
            <text:p>11000</text:p>
          </table:table-cell>
          <table:table-cell office:value-type="float" office:value="32852" calcext:value-type="float">
            <text:p>32852</text:p>
          </table:table-cell>
          <table:table-cell office:value-type="float" office:value="11000" calcext:value-type="float">
            <text:p>11000</text:p>
          </table:table-cell>
          <table:table-cell office:value-type="float" office:value="59198" calcext:value-type="float">
            <text:p>59198</text:p>
          </table:table-cell>
        </table:table-row>
        <table:table-row table:style-name="ro1">
          <table:table-cell office:value-type="float" office:value="11500" calcext:value-type="float">
            <text:p>11500</text:p>
          </table:table-cell>
          <table:table-cell office:value-type="float" office:value="104628" calcext:value-type="float">
            <text:p>104628</text:p>
          </table:table-cell>
          <table:table-cell office:value-type="float" office:value="11500" calcext:value-type="float">
            <text:p>11500</text:p>
          </table:table-cell>
          <table:table-cell office:value-type="float" office:value="58740" calcext:value-type="float">
            <text:p>58740</text:p>
          </table:table-cell>
          <table:table-cell office:value-type="float" office:value="11500" calcext:value-type="float">
            <text:p>11500</text:p>
          </table:table-cell>
          <table:table-cell office:value-type="float" office:value="33908" calcext:value-type="float">
            <text:p>33908</text:p>
          </table:table-cell>
          <table:table-cell office:value-type="float" office:value="11500" calcext:value-type="float">
            <text:p>11500</text:p>
          </table:table-cell>
          <table:table-cell office:value-type="float" office:value="57118" calcext:value-type="float">
            <text:p>57118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float" office:value="110395" calcext:value-type="float">
            <text:p>110395</text:p>
          </table:table-cell>
          <table:table-cell office:value-type="float" office:value="12000" calcext:value-type="float">
            <text:p>12000</text:p>
          </table:table-cell>
          <table:table-cell office:value-type="float" office:value="60825" calcext:value-type="float">
            <text:p>60825</text:p>
          </table:table-cell>
          <table:table-cell office:value-type="float" office:value="12000" calcext:value-type="float">
            <text:p>12000</text:p>
          </table:table-cell>
          <table:table-cell office:value-type="float" office:value="34980" calcext:value-type="float">
            <text:p>34980</text:p>
          </table:table-cell>
          <table:table-cell office:value-type="float" office:value="12000" calcext:value-type="float">
            <text:p>12000</text:p>
          </table:table-cell>
          <table:table-cell office:value-type="float" office:value="58084" calcext:value-type="float">
            <text:p>58084</text:p>
          </table:table-cell>
        </table:table-row>
        <table:table-row table:style-name="ro1">
          <table:table-cell office:value-type="float" office:value="12500" calcext:value-type="float">
            <text:p>12500</text:p>
          </table:table-cell>
          <table:table-cell office:value-type="float" office:value="127978" calcext:value-type="float">
            <text:p>127978</text:p>
          </table:table-cell>
          <table:table-cell office:value-type="float" office:value="12500" calcext:value-type="float">
            <text:p>12500</text:p>
          </table:table-cell>
          <table:table-cell office:value-type="float" office:value="79029" calcext:value-type="float">
            <text:p>79029</text:p>
          </table:table-cell>
          <table:table-cell office:value-type="float" office:value="12500" calcext:value-type="float">
            <text:p>12500</text:p>
          </table:table-cell>
          <table:table-cell office:value-type="float" office:value="56668" calcext:value-type="float">
            <text:p>56668</text:p>
          </table:table-cell>
          <table:table-cell office:value-type="float" office:value="12500" calcext:value-type="float">
            <text:p>12500</text:p>
          </table:table-cell>
          <table:table-cell office:value-type="float" office:value="88245" calcext:value-type="float">
            <text:p>88245</text:p>
          </table:table-cell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float" office:value="120205" calcext:value-type="float">
            <text:p>120205</text:p>
          </table:table-cell>
          <table:table-cell office:value-type="float" office:value="13000" calcext:value-type="float">
            <text:p>13000</text:p>
          </table:table-cell>
          <table:table-cell office:value-type="float" office:value="84409" calcext:value-type="float">
            <text:p>84409</text:p>
          </table:table-cell>
          <table:table-cell office:value-type="float" office:value="13000" calcext:value-type="float">
            <text:p>13000</text:p>
          </table:table-cell>
          <table:table-cell office:value-type="float" office:value="58309" calcext:value-type="float">
            <text:p>58309</text:p>
          </table:table-cell>
          <table:table-cell office:value-type="float" office:value="13000" calcext:value-type="float">
            <text:p>13000</text:p>
          </table:table-cell>
          <table:table-cell office:value-type="float" office:value="61384" calcext:value-type="float">
            <text:p>61384</text:p>
          </table:table-cell>
        </table:table-row>
        <table:table-row table:style-name="ro1">
          <table:table-cell office:value-type="float" office:value="13500" calcext:value-type="float">
            <text:p>13500</text:p>
          </table:table-cell>
          <table:table-cell office:value-type="float" office:value="123014" calcext:value-type="float">
            <text:p>123014</text:p>
          </table:table-cell>
          <table:table-cell office:value-type="float" office:value="13500" calcext:value-type="float">
            <text:p>13500</text:p>
          </table:table-cell>
          <table:table-cell office:value-type="float" office:value="77839" calcext:value-type="float">
            <text:p>77839</text:p>
          </table:table-cell>
          <table:table-cell office:value-type="float" office:value="13500" calcext:value-type="float">
            <text:p>13500</text:p>
          </table:table-cell>
          <table:table-cell office:value-type="float" office:value="62193" calcext:value-type="float">
            <text:p>62193</text:p>
          </table:table-cell>
          <table:table-cell office:value-type="float" office:value="13500" calcext:value-type="float">
            <text:p>13500</text:p>
          </table:table-cell>
          <table:table-cell office:value-type="float" office:value="61539" calcext:value-type="float">
            <text:p>61539</text:p>
          </table:table-cell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128079" calcext:value-type="float">
            <text:p>128079</text:p>
          </table:table-cell>
          <table:table-cell office:value-type="float" office:value="14000" calcext:value-type="float">
            <text:p>14000</text:p>
          </table:table-cell>
          <table:table-cell office:value-type="float" office:value="84893" calcext:value-type="float">
            <text:p>84893</text:p>
          </table:table-cell>
          <table:table-cell office:value-type="float" office:value="14000" calcext:value-type="float">
            <text:p>14000</text:p>
          </table:table-cell>
          <table:table-cell office:value-type="float" office:value="54420" calcext:value-type="float">
            <text:p>54420</text:p>
          </table:table-cell>
          <table:table-cell office:value-type="float" office:value="14000" calcext:value-type="float">
            <text:p>14000</text:p>
          </table:table-cell>
          <table:table-cell office:value-type="float" office:value="78557" calcext:value-type="float">
            <text:p>78557</text:p>
          </table:table-cell>
        </table:table-row>
        <table:table-row table:style-name="ro1">
          <table:table-cell office:value-type="float" office:value="14500" calcext:value-type="float">
            <text:p>14500</text:p>
          </table:table-cell>
          <table:table-cell office:value-type="float" office:value="131668" calcext:value-type="float">
            <text:p>131668</text:p>
          </table:table-cell>
          <table:table-cell office:value-type="float" office:value="14500" calcext:value-type="float">
            <text:p>14500</text:p>
          </table:table-cell>
          <table:table-cell office:value-type="float" office:value="88683" calcext:value-type="float">
            <text:p>88683</text:p>
          </table:table-cell>
          <table:table-cell office:value-type="float" office:value="14500" calcext:value-type="float">
            <text:p>14500</text:p>
          </table:table-cell>
          <table:table-cell office:value-type="float" office:value="60039" calcext:value-type="float">
            <text:p>60039</text:p>
          </table:table-cell>
          <table:table-cell office:value-type="float" office:value="14500" calcext:value-type="float">
            <text:p>14500</text:p>
          </table:table-cell>
          <table:table-cell office:value-type="float" office:value="64599" calcext:value-type="float">
            <text:p>64599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138678" calcext:value-type="float">
            <text:p>138678</text:p>
          </table:table-cell>
          <table:table-cell office:value-type="float" office:value="15000" calcext:value-type="float">
            <text:p>15000</text:p>
          </table:table-cell>
          <table:table-cell office:value-type="float" office:value="89149" calcext:value-type="float">
            <text:p>89149</text:p>
          </table:table-cell>
          <table:table-cell office:value-type="float" office:value="15000" calcext:value-type="float">
            <text:p>15000</text:p>
          </table:table-cell>
          <table:table-cell office:value-type="float" office:value="61943" calcext:value-type="float">
            <text:p>61943</text:p>
          </table:table-cell>
          <table:table-cell office:value-type="float" office:value="15000" calcext:value-type="float">
            <text:p>15000</text:p>
          </table:table-cell>
          <table:table-cell office:value-type="float" office:value="64974" calcext:value-type="float">
            <text:p>64974</text:p>
          </table:table-cell>
        </table:table-row>
        <table:table-row table:style-name="ro1">
          <table:table-cell office:value-type="float" office:value="15500" calcext:value-type="float">
            <text:p>15500</text:p>
          </table:table-cell>
          <table:table-cell office:value-type="float" office:value="140705" calcext:value-type="float">
            <text:p>140705</text:p>
          </table:table-cell>
          <table:table-cell office:value-type="float" office:value="15500" calcext:value-type="float">
            <text:p>15500</text:p>
          </table:table-cell>
          <table:table-cell office:value-type="float" office:value="93138" calcext:value-type="float">
            <text:p>93138</text:p>
          </table:table-cell>
          <table:table-cell office:value-type="float" office:value="15500" calcext:value-type="float">
            <text:p>15500</text:p>
          </table:table-cell>
          <table:table-cell office:value-type="float" office:value="66879" calcext:value-type="float">
            <text:p>66879</text:p>
          </table:table-cell>
          <table:table-cell office:value-type="float" office:value="15500" calcext:value-type="float">
            <text:p>15500</text:p>
          </table:table-cell>
          <table:table-cell office:value-type="float" office:value="67156" calcext:value-type="float">
            <text:p>67156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147402" calcext:value-type="float">
            <text:p>147402</text:p>
          </table:table-cell>
          <table:table-cell office:value-type="float" office:value="16000" calcext:value-type="float">
            <text:p>16000</text:p>
          </table:table-cell>
          <table:table-cell office:value-type="float" office:value="97779" calcext:value-type="float">
            <text:p>97779</text:p>
          </table:table-cell>
          <table:table-cell office:value-type="float" office:value="16000" calcext:value-type="float">
            <text:p>16000</text:p>
          </table:table-cell>
          <table:table-cell office:value-type="float" office:value="63273" calcext:value-type="float">
            <text:p>63273</text:p>
          </table:table-cell>
          <table:table-cell office:value-type="float" office:value="16000" calcext:value-type="float">
            <text:p>16000</text:p>
          </table:table-cell>
          <table:table-cell office:value-type="float" office:value="70433" calcext:value-type="float">
            <text:p>70433</text:p>
          </table:table-cell>
        </table:table-row>
        <table:table-row table:style-name="ro1">
          <table:table-cell office:value-type="float" office:value="16500" calcext:value-type="float">
            <text:p>16500</text:p>
          </table:table-cell>
          <table:table-cell office:value-type="float" office:value="175688" calcext:value-type="float">
            <text:p>175688</text:p>
          </table:table-cell>
          <table:table-cell office:value-type="float" office:value="16500" calcext:value-type="float">
            <text:p>16500</text:p>
          </table:table-cell>
          <table:table-cell office:value-type="float" office:value="97332" calcext:value-type="float">
            <text:p>97332</text:p>
          </table:table-cell>
          <table:table-cell office:value-type="float" office:value="16500" calcext:value-type="float">
            <text:p>16500</text:p>
          </table:table-cell>
          <table:table-cell office:value-type="float" office:value="70809" calcext:value-type="float">
            <text:p>70809</text:p>
          </table:table-cell>
          <table:table-cell office:value-type="float" office:value="16500" calcext:value-type="float">
            <text:p>16500</text:p>
          </table:table-cell>
          <table:table-cell office:value-type="float" office:value="66949" calcext:value-type="float">
            <text:p>66949</text:p>
          </table:table-cell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float" office:value="155840" calcext:value-type="float">
            <text:p>155840</text:p>
          </table:table-cell>
          <table:table-cell office:value-type="float" office:value="17000" calcext:value-type="float">
            <text:p>17000</text:p>
          </table:table-cell>
          <table:table-cell office:value-type="float" office:value="96017" calcext:value-type="float">
            <text:p>96017</text:p>
          </table:table-cell>
          <table:table-cell office:value-type="float" office:value="17000" calcext:value-type="float">
            <text:p>17000</text:p>
          </table:table-cell>
          <table:table-cell office:value-type="float" office:value="64451" calcext:value-type="float">
            <text:p>64451</text:p>
          </table:table-cell>
          <table:table-cell office:value-type="float" office:value="17000" calcext:value-type="float">
            <text:p>17000</text:p>
          </table:table-cell>
          <table:table-cell office:value-type="float" office:value="70200" calcext:value-type="float">
            <text:p>70200</text:p>
          </table:table-cell>
        </table:table-row>
        <table:table-row table:style-name="ro1">
          <table:table-cell office:value-type="float" office:value="17500" calcext:value-type="float">
            <text:p>17500</text:p>
          </table:table-cell>
          <table:table-cell office:value-type="float" office:value="162543" calcext:value-type="float">
            <text:p>162543</text:p>
          </table:table-cell>
          <table:table-cell office:value-type="float" office:value="17500" calcext:value-type="float">
            <text:p>17500</text:p>
          </table:table-cell>
          <table:table-cell office:value-type="float" office:value="97697" calcext:value-type="float">
            <text:p>97697</text:p>
          </table:table-cell>
          <table:table-cell office:value-type="float" office:value="17500" calcext:value-type="float">
            <text:p>17500</text:p>
          </table:table-cell>
          <table:table-cell office:value-type="float" office:value="71287" calcext:value-type="float">
            <text:p>71287</text:p>
          </table:table-cell>
          <table:table-cell office:value-type="float" office:value="17500" calcext:value-type="float">
            <text:p>17500</text:p>
          </table:table-cell>
          <table:table-cell office:value-type="float" office:value="69918" calcext:value-type="float">
            <text:p>69918</text:p>
          </table:table-cell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169734" calcext:value-type="float">
            <text:p>169734</text:p>
          </table:table-cell>
          <table:table-cell office:value-type="float" office:value="18000" calcext:value-type="float">
            <text:p>18000</text:p>
          </table:table-cell>
          <table:table-cell office:value-type="float" office:value="107635" calcext:value-type="float">
            <text:p>107635</text:p>
          </table:table-cell>
          <table:table-cell office:value-type="float" office:value="18000" calcext:value-type="float">
            <text:p>18000</text:p>
          </table:table-cell>
          <table:table-cell office:value-type="float" office:value="67519" calcext:value-type="float">
            <text:p>67519</text:p>
          </table:table-cell>
          <table:table-cell office:value-type="float" office:value="18000" calcext:value-type="float">
            <text:p>18000</text:p>
          </table:table-cell>
          <table:table-cell office:value-type="float" office:value="72161" calcext:value-type="float">
            <text:p>72161</text:p>
          </table:table-cell>
        </table:table-row>
        <table:table-row table:style-name="ro1">
          <table:table-cell office:value-type="float" office:value="18500" calcext:value-type="float">
            <text:p>18500</text:p>
          </table:table-cell>
          <table:table-cell office:value-type="float" office:value="174068" calcext:value-type="float">
            <text:p>174068</text:p>
          </table:table-cell>
          <table:table-cell office:value-type="float" office:value="18500" calcext:value-type="float">
            <text:p>18500</text:p>
          </table:table-cell>
          <table:table-cell office:value-type="float" office:value="107656" calcext:value-type="float">
            <text:p>107656</text:p>
          </table:table-cell>
          <table:table-cell office:value-type="float" office:value="18500" calcext:value-type="float">
            <text:p>18500</text:p>
          </table:table-cell>
          <table:table-cell office:value-type="float" office:value="75332" calcext:value-type="float">
            <text:p>75332</text:p>
          </table:table-cell>
          <table:table-cell office:value-type="float" office:value="18500" calcext:value-type="float">
            <text:p>18500</text:p>
          </table:table-cell>
          <table:table-cell office:value-type="float" office:value="75037" calcext:value-type="float">
            <text:p>75037</text:p>
          </table:table-cell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float" office:value="174770" calcext:value-type="float">
            <text:p>174770</text:p>
          </table:table-cell>
          <table:table-cell office:value-type="float" office:value="19000" calcext:value-type="float">
            <text:p>19000</text:p>
          </table:table-cell>
          <table:table-cell office:value-type="float" office:value="111074" calcext:value-type="float">
            <text:p>111074</text:p>
          </table:table-cell>
          <table:table-cell office:value-type="float" office:value="19000" calcext:value-type="float">
            <text:p>19000</text:p>
          </table:table-cell>
          <table:table-cell office:value-type="float" office:value="74244" calcext:value-type="float">
            <text:p>74244</text:p>
          </table:table-cell>
          <table:table-cell office:value-type="float" office:value="19000" calcext:value-type="float">
            <text:p>19000</text:p>
          </table:table-cell>
          <table:table-cell office:value-type="float" office:value="74050" calcext:value-type="float">
            <text:p>74050</text:p>
          </table:table-cell>
        </table:table-row>
        <table:table-row table:style-name="ro1">
          <table:table-cell office:value-type="float" office:value="19500" calcext:value-type="float">
            <text:p>19500</text:p>
          </table:table-cell>
          <table:table-cell office:value-type="float" office:value="180016" calcext:value-type="float">
            <text:p>180016</text:p>
          </table:table-cell>
          <table:table-cell office:value-type="float" office:value="19500" calcext:value-type="float">
            <text:p>19500</text:p>
          </table:table-cell>
          <table:table-cell office:value-type="float" office:value="113341" calcext:value-type="float">
            <text:p>113341</text:p>
          </table:table-cell>
          <table:table-cell office:value-type="float" office:value="19500" calcext:value-type="float">
            <text:p>19500</text:p>
          </table:table-cell>
          <table:table-cell office:value-type="float" office:value="77177" calcext:value-type="float">
            <text:p>77177</text:p>
          </table:table-cell>
          <table:table-cell office:value-type="float" office:value="19500" calcext:value-type="float">
            <text:p>19500</text:p>
          </table:table-cell>
          <table:table-cell office:value-type="float" office:value="76107" calcext:value-type="float">
            <text:p>76107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99520" calcext:value-type="float">
            <text:p>199520</text:p>
          </table:table-cell>
          <table:table-cell office:value-type="float" office:value="20000" calcext:value-type="float">
            <text:p>20000</text:p>
          </table:table-cell>
          <table:table-cell office:value-type="float" office:value="114977" calcext:value-type="float">
            <text:p>114977</text:p>
          </table:table-cell>
          <table:table-cell office:value-type="float" office:value="20000" calcext:value-type="float">
            <text:p>20000</text:p>
          </table:table-cell>
          <table:table-cell office:value-type="float" office:value="77623" calcext:value-type="float">
            <text:p>77623</text:p>
          </table:table-cell>
          <table:table-cell office:value-type="float" office:value="20000" calcext:value-type="float">
            <text:p>20000</text:p>
          </table:table-cell>
          <table:table-cell office:value-type="float" office:value="76873" calcext:value-type="float">
            <text:p>76873</text:p>
          </table:table-cell>
        </table:table-row>
        <table:table-row table:style-name="ro1">
          <table:table-cell office:value-type="float" office:value="20500" calcext:value-type="float">
            <text:p>20500</text:p>
          </table:table-cell>
          <table:table-cell office:value-type="float" office:value="188571" calcext:value-type="float">
            <text:p>188571</text:p>
          </table:table-cell>
          <table:table-cell office:value-type="float" office:value="20500" calcext:value-type="float">
            <text:p>20500</text:p>
          </table:table-cell>
          <table:table-cell office:value-type="float" office:value="120020" calcext:value-type="float">
            <text:p>120020</text:p>
          </table:table-cell>
          <table:table-cell office:value-type="float" office:value="20500" calcext:value-type="float">
            <text:p>20500</text:p>
          </table:table-cell>
          <table:table-cell office:value-type="float" office:value="80435" calcext:value-type="float">
            <text:p>80435</text:p>
          </table:table-cell>
          <table:table-cell office:value-type="float" office:value="20500" calcext:value-type="float">
            <text:p>20500</text:p>
          </table:table-cell>
          <table:table-cell office:value-type="float" office:value="77960" calcext:value-type="float">
            <text:p>77960</text:p>
          </table:table-cell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float" office:value="211470" calcext:value-type="float">
            <text:p>211470</text:p>
          </table:table-cell>
          <table:table-cell office:value-type="float" office:value="21000" calcext:value-type="float">
            <text:p>21000</text:p>
          </table:table-cell>
          <table:table-cell office:value-type="float" office:value="119758" calcext:value-type="float">
            <text:p>119758</text:p>
          </table:table-cell>
          <table:table-cell office:value-type="float" office:value="21000" calcext:value-type="float">
            <text:p>21000</text:p>
          </table:table-cell>
          <table:table-cell office:value-type="float" office:value="80601" calcext:value-type="float">
            <text:p>80601</text:p>
          </table:table-cell>
          <table:table-cell office:value-type="float" office:value="21000" calcext:value-type="float">
            <text:p>21000</text:p>
          </table:table-cell>
          <table:table-cell office:value-type="float" office:value="80011" calcext:value-type="float">
            <text:p>80011</text:p>
          </table:table-cell>
        </table:table-row>
        <table:table-row table:style-name="ro1">
          <table:table-cell office:value-type="float" office:value="21500" calcext:value-type="float">
            <text:p>21500</text:p>
          </table:table-cell>
          <table:table-cell office:value-type="float" office:value="198832" calcext:value-type="float">
            <text:p>198832</text:p>
          </table:table-cell>
          <table:table-cell office:value-type="float" office:value="21500" calcext:value-type="float">
            <text:p>21500</text:p>
          </table:table-cell>
          <table:table-cell office:value-type="float" office:value="123688" calcext:value-type="float">
            <text:p>123688</text:p>
          </table:table-cell>
          <table:table-cell office:value-type="float" office:value="21500" calcext:value-type="float">
            <text:p>21500</text:p>
          </table:table-cell>
          <table:table-cell office:value-type="float" office:value="81711" calcext:value-type="float">
            <text:p>81711</text:p>
          </table:table-cell>
          <table:table-cell office:value-type="float" office:value="21500" calcext:value-type="float">
            <text:p>21500</text:p>
          </table:table-cell>
          <table:table-cell office:value-type="float" office:value="82214" calcext:value-type="float">
            <text:p>82214</text:p>
          </table:table-cell>
        </table:table-row>
        <table:table-row table:style-name="ro1">
          <table:table-cell office:value-type="float" office:value="22000" calcext:value-type="float">
            <text:p>22000</text:p>
          </table:table-cell>
          <table:table-cell office:value-type="float" office:value="233198" calcext:value-type="float">
            <text:p>233198</text:p>
          </table:table-cell>
          <table:table-cell office:value-type="float" office:value="22000" calcext:value-type="float">
            <text:p>22000</text:p>
          </table:table-cell>
          <table:table-cell office:value-type="float" office:value="155373" calcext:value-type="float">
            <text:p>155373</text:p>
          </table:table-cell>
          <table:table-cell office:value-type="float" office:value="22000" calcext:value-type="float">
            <text:p>22000</text:p>
          </table:table-cell>
          <table:table-cell office:value-type="float" office:value="110913" calcext:value-type="float">
            <text:p>110913</text:p>
          </table:table-cell>
          <table:table-cell office:value-type="float" office:value="22000" calcext:value-type="float">
            <text:p>22000</text:p>
          </table:table-cell>
          <table:table-cell office:value-type="float" office:value="115239" calcext:value-type="float">
            <text:p>115239</text:p>
          </table:table-cell>
        </table:table-row>
        <table:table-row table:style-name="ro1">
          <table:table-cell office:value-type="float" office:value="22500" calcext:value-type="float">
            <text:p>22500</text:p>
          </table:table-cell>
          <table:table-cell office:value-type="float" office:value="224796" calcext:value-type="float">
            <text:p>224796</text:p>
          </table:table-cell>
          <table:table-cell office:value-type="float" office:value="22500" calcext:value-type="float">
            <text:p>22500</text:p>
          </table:table-cell>
          <table:table-cell office:value-type="float" office:value="129453" calcext:value-type="float">
            <text:p>129453</text:p>
          </table:table-cell>
          <table:table-cell office:value-type="float" office:value="22500" calcext:value-type="float">
            <text:p>22500</text:p>
          </table:table-cell>
          <table:table-cell office:value-type="float" office:value="86081" calcext:value-type="float">
            <text:p>86081</text:p>
          </table:table-cell>
          <table:table-cell office:value-type="float" office:value="22500" calcext:value-type="float">
            <text:p>22500</text:p>
          </table:table-cell>
          <table:table-cell office:value-type="float" office:value="83445" calcext:value-type="float">
            <text:p>83445</text:p>
          </table:table-cell>
        </table:table-row>
        <table:table-row table:style-name="ro1">
          <table:table-cell office:value-type="float" office:value="23000" calcext:value-type="float">
            <text:p>23000</text:p>
          </table:table-cell>
          <table:table-cell office:value-type="float" office:value="228705" calcext:value-type="float">
            <text:p>228705</text:p>
          </table:table-cell>
          <table:table-cell office:value-type="float" office:value="23000" calcext:value-type="float">
            <text:p>23000</text:p>
          </table:table-cell>
          <table:table-cell office:value-type="float" office:value="131624" calcext:value-type="float">
            <text:p>131624</text:p>
          </table:table-cell>
          <table:table-cell office:value-type="float" office:value="23000" calcext:value-type="float">
            <text:p>23000</text:p>
          </table:table-cell>
          <table:table-cell office:value-type="float" office:value="70335" calcext:value-type="float">
            <text:p>70335</text:p>
          </table:table-cell>
          <table:table-cell office:value-type="float" office:value="23000" calcext:value-type="float">
            <text:p>23000</text:p>
          </table:table-cell>
          <table:table-cell office:value-type="float" office:value="89062" calcext:value-type="float">
            <text:p>89062</text:p>
          </table:table-cell>
        </table:table-row>
        <table:table-row table:style-name="ro1">
          <table:table-cell office:value-type="float" office:value="23500" calcext:value-type="float">
            <text:p>23500</text:p>
          </table:table-cell>
          <table:table-cell office:value-type="float" office:value="236614" calcext:value-type="float">
            <text:p>236614</text:p>
          </table:table-cell>
          <table:table-cell office:value-type="float" office:value="23500" calcext:value-type="float">
            <text:p>23500</text:p>
          </table:table-cell>
          <table:table-cell office:value-type="float" office:value="119337" calcext:value-type="float">
            <text:p>119337</text:p>
          </table:table-cell>
          <table:table-cell office:value-type="float" office:value="23500" calcext:value-type="float">
            <text:p>23500</text:p>
          </table:table-cell>
          <table:table-cell office:value-type="float" office:value="70404" calcext:value-type="float">
            <text:p>70404</text:p>
          </table:table-cell>
          <table:table-cell office:value-type="float" office:value="23500" calcext:value-type="float">
            <text:p>23500</text:p>
          </table:table-cell>
          <table:table-cell office:value-type="float" office:value="86321" calcext:value-type="float">
            <text:p>86321</text:p>
          </table:table-cell>
        </table:table-row>
        <table:table-row table:style-name="ro1">
          <table:table-cell office:value-type="float" office:value="24000" calcext:value-type="float">
            <text:p>24000</text:p>
          </table:table-cell>
          <table:table-cell office:value-type="float" office:value="237484" calcext:value-type="float">
            <text:p>237484</text:p>
          </table:table-cell>
          <table:table-cell office:value-type="float" office:value="24000" calcext:value-type="float">
            <text:p>24000</text:p>
          </table:table-cell>
          <table:table-cell office:value-type="float" office:value="139504" calcext:value-type="float">
            <text:p>139504</text:p>
          </table:table-cell>
          <table:table-cell office:value-type="float" office:value="24000" calcext:value-type="float">
            <text:p>24000</text:p>
          </table:table-cell>
          <table:table-cell office:value-type="float" office:value="83830" calcext:value-type="float">
            <text:p>83830</text:p>
          </table:table-cell>
          <table:table-cell office:value-type="float" office:value="24000" calcext:value-type="float">
            <text:p>24000</text:p>
          </table:table-cell>
          <table:table-cell office:value-type="float" office:value="90144" calcext:value-type="float">
            <text:p>90144</text:p>
          </table:table-cell>
        </table:table-row>
        <table:table-row table:style-name="ro1">
          <table:table-cell office:value-type="float" office:value="24500" calcext:value-type="float">
            <text:p>24500</text:p>
          </table:table-cell>
          <table:table-cell office:value-type="float" office:value="249308" calcext:value-type="float">
            <text:p>249308</text:p>
          </table:table-cell>
          <table:table-cell office:value-type="float" office:value="24500" calcext:value-type="float">
            <text:p>24500</text:p>
          </table:table-cell>
          <table:table-cell office:value-type="float" office:value="138392" calcext:value-type="float">
            <text:p>138392</text:p>
          </table:table-cell>
          <table:table-cell office:value-type="float" office:value="24500" calcext:value-type="float">
            <text:p>24500</text:p>
          </table:table-cell>
          <table:table-cell office:value-type="float" office:value="86565" calcext:value-type="float">
            <text:p>86565</text:p>
          </table:table-cell>
          <table:table-cell office:value-type="float" office:value="24500" calcext:value-type="float">
            <text:p>24500</text:p>
          </table:table-cell>
          <table:table-cell office:value-type="float" office:value="88736" calcext:value-type="float">
            <text:p>88736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258676" calcext:value-type="float">
            <text:p>258676</text:p>
          </table:table-cell>
          <table:table-cell office:value-type="float" office:value="25000" calcext:value-type="float">
            <text:p>25000</text:p>
          </table:table-cell>
          <table:table-cell office:value-type="float" office:value="143188" calcext:value-type="float">
            <text:p>143188</text:p>
          </table:table-cell>
          <table:table-cell office:value-type="float" office:value="25000" calcext:value-type="float">
            <text:p>25000</text:p>
          </table:table-cell>
          <table:table-cell office:value-type="float" office:value="91232" calcext:value-type="float">
            <text:p>91232</text:p>
          </table:table-cell>
          <table:table-cell office:value-type="float" office:value="25000" calcext:value-type="float">
            <text:p>25000</text:p>
          </table:table-cell>
          <table:table-cell office:value-type="float" office:value="91124" calcext:value-type="float">
            <text:p>91124</text:p>
          </table:table-cell>
        </table:table-row>
        <table:table-row table:style-name="ro1">
          <table:table-cell office:value-type="float" office:value="25500" calcext:value-type="float">
            <text:p>25500</text:p>
          </table:table-cell>
          <table:table-cell office:value-type="float" office:value="258308" calcext:value-type="float">
            <text:p>258308</text:p>
          </table:table-cell>
          <table:table-cell office:value-type="float" office:value="25500" calcext:value-type="float">
            <text:p>25500</text:p>
          </table:table-cell>
          <table:table-cell office:value-type="float" office:value="143543" calcext:value-type="float">
            <text:p>143543</text:p>
          </table:table-cell>
          <table:table-cell office:value-type="float" office:value="25500" calcext:value-type="float">
            <text:p>25500</text:p>
          </table:table-cell>
          <table:table-cell office:value-type="float" office:value="95316" calcext:value-type="float">
            <text:p>95316</text:p>
          </table:table-cell>
          <table:table-cell office:value-type="float" office:value="25500" calcext:value-type="float">
            <text:p>25500</text:p>
          </table:table-cell>
          <table:table-cell office:value-type="float" office:value="92770" calcext:value-type="float">
            <text:p>92770</text:p>
          </table:table-cell>
        </table:table-row>
        <table:table-row table:style-name="ro1">
          <table:table-cell office:value-type="float" office:value="26000" calcext:value-type="float">
            <text:p>26000</text:p>
          </table:table-cell>
          <table:table-cell office:value-type="float" office:value="260167" calcext:value-type="float">
            <text:p>260167</text:p>
          </table:table-cell>
          <table:table-cell office:value-type="float" office:value="26000" calcext:value-type="float">
            <text:p>26000</text:p>
          </table:table-cell>
          <table:table-cell office:value-type="float" office:value="146771" calcext:value-type="float">
            <text:p>146771</text:p>
          </table:table-cell>
          <table:table-cell office:value-type="float" office:value="26000" calcext:value-type="float">
            <text:p>26000</text:p>
          </table:table-cell>
          <table:table-cell office:value-type="float" office:value="93902" calcext:value-type="float">
            <text:p>93902</text:p>
          </table:table-cell>
          <table:table-cell office:value-type="float" office:value="26000" calcext:value-type="float">
            <text:p>26000</text:p>
          </table:table-cell>
          <table:table-cell office:value-type="float" office:value="98230" calcext:value-type="float">
            <text:p>98230</text:p>
          </table:table-cell>
        </table:table-row>
        <table:table-row table:style-name="ro1">
          <table:table-cell office:value-type="float" office:value="26500" calcext:value-type="float">
            <text:p>26500</text:p>
          </table:table-cell>
          <table:table-cell office:value-type="float" office:value="267960" calcext:value-type="float">
            <text:p>267960</text:p>
          </table:table-cell>
          <table:table-cell office:value-type="float" office:value="26500" calcext:value-type="float">
            <text:p>26500</text:p>
          </table:table-cell>
          <table:table-cell office:value-type="float" office:value="148067" calcext:value-type="float">
            <text:p>148067</text:p>
          </table:table-cell>
          <table:table-cell office:value-type="float" office:value="26500" calcext:value-type="float">
            <text:p>26500</text:p>
          </table:table-cell>
          <table:table-cell office:value-type="float" office:value="98123" calcext:value-type="float">
            <text:p>98123</text:p>
          </table:table-cell>
          <table:table-cell office:value-type="float" office:value="26500" calcext:value-type="float">
            <text:p>26500</text:p>
          </table:table-cell>
          <table:table-cell office:value-type="float" office:value="95590" calcext:value-type="float">
            <text:p>95590</text:p>
          </table:table-cell>
        </table:table-row>
        <table:table-row table:style-name="ro1">
          <table:table-cell office:value-type="float" office:value="27000" calcext:value-type="float">
            <text:p>27000</text:p>
          </table:table-cell>
          <table:table-cell office:value-type="float" office:value="274656" calcext:value-type="float">
            <text:p>274656</text:p>
          </table:table-cell>
          <table:table-cell office:value-type="float" office:value="27000" calcext:value-type="float">
            <text:p>27000</text:p>
          </table:table-cell>
          <table:table-cell office:value-type="float" office:value="163993" calcext:value-type="float">
            <text:p>163993</text:p>
          </table:table-cell>
          <table:table-cell office:value-type="float" office:value="27000" calcext:value-type="float">
            <text:p>27000</text:p>
          </table:table-cell>
          <table:table-cell office:value-type="float" office:value="97091" calcext:value-type="float">
            <text:p>97091</text:p>
          </table:table-cell>
          <table:table-cell office:value-type="float" office:value="27000" calcext:value-type="float">
            <text:p>27000</text:p>
          </table:table-cell>
          <table:table-cell office:value-type="float" office:value="98918" calcext:value-type="float">
            <text:p>98918</text:p>
          </table:table-cell>
        </table:table-row>
        <table:table-row table:style-name="ro1">
          <table:table-cell office:value-type="float" office:value="27500" calcext:value-type="float">
            <text:p>27500</text:p>
          </table:table-cell>
          <table:table-cell office:value-type="float" office:value="280948" calcext:value-type="float">
            <text:p>280948</text:p>
          </table:table-cell>
          <table:table-cell office:value-type="float" office:value="27500" calcext:value-type="float">
            <text:p>27500</text:p>
          </table:table-cell>
          <table:table-cell office:value-type="float" office:value="153206" calcext:value-type="float">
            <text:p>153206</text:p>
          </table:table-cell>
          <table:table-cell office:value-type="float" office:value="27500" calcext:value-type="float">
            <text:p>27500</text:p>
          </table:table-cell>
          <table:table-cell office:value-type="float" office:value="99336" calcext:value-type="float">
            <text:p>99336</text:p>
          </table:table-cell>
          <table:table-cell office:value-type="float" office:value="27500" calcext:value-type="float">
            <text:p>27500</text:p>
          </table:table-cell>
          <table:table-cell office:value-type="float" office:value="96739" calcext:value-type="float">
            <text:p>96739</text:p>
          </table:table-cell>
        </table:table-row>
        <table:table-row table:style-name="ro1">
          <table:table-cell office:value-type="float" office:value="28000" calcext:value-type="float">
            <text:p>28000</text:p>
          </table:table-cell>
          <table:table-cell office:value-type="float" office:value="284553" calcext:value-type="float">
            <text:p>284553</text:p>
          </table:table-cell>
          <table:table-cell office:value-type="float" office:value="28000" calcext:value-type="float">
            <text:p>28000</text:p>
          </table:table-cell>
          <table:table-cell office:value-type="float" office:value="170102" calcext:value-type="float">
            <text:p>170102</text:p>
          </table:table-cell>
          <table:table-cell office:value-type="float" office:value="28000" calcext:value-type="float">
            <text:p>28000</text:p>
          </table:table-cell>
          <table:table-cell office:value-type="float" office:value="99692" calcext:value-type="float">
            <text:p>99692</text:p>
          </table:table-cell>
          <table:table-cell office:value-type="float" office:value="28000" calcext:value-type="float">
            <text:p>28000</text:p>
          </table:table-cell>
          <table:table-cell office:value-type="float" office:value="100566" calcext:value-type="float">
            <text:p>100566</text:p>
          </table:table-cell>
        </table:table-row>
        <table:table-row table:style-name="ro1">
          <table:table-cell office:value-type="float" office:value="28500" calcext:value-type="float">
            <text:p>28500</text:p>
          </table:table-cell>
          <table:table-cell office:value-type="float" office:value="287646" calcext:value-type="float">
            <text:p>287646</text:p>
          </table:table-cell>
          <table:table-cell office:value-type="float" office:value="28500" calcext:value-type="float">
            <text:p>28500</text:p>
          </table:table-cell>
          <table:table-cell office:value-type="float" office:value="158017" calcext:value-type="float">
            <text:p>158017</text:p>
          </table:table-cell>
          <table:table-cell office:value-type="float" office:value="28500" calcext:value-type="float">
            <text:p>28500</text:p>
          </table:table-cell>
          <table:table-cell office:value-type="float" office:value="101870" calcext:value-type="float">
            <text:p>101870</text:p>
          </table:table-cell>
          <table:table-cell office:value-type="float" office:value="28500" calcext:value-type="float">
            <text:p>28500</text:p>
          </table:table-cell>
          <table:table-cell office:value-type="float" office:value="459307" calcext:value-type="float">
            <text:p>459307</text:p>
          </table:table-cell>
        </table:table-row>
        <table:table-row table:style-name="ro1">
          <table:table-cell office:value-type="float" office:value="29000" calcext:value-type="float">
            <text:p>29000</text:p>
          </table:table-cell>
          <table:table-cell office:value-type="float" office:value="326365" calcext:value-type="float">
            <text:p>326365</text:p>
          </table:table-cell>
          <table:table-cell office:value-type="float" office:value="29000" calcext:value-type="float">
            <text:p>29000</text:p>
          </table:table-cell>
          <table:table-cell office:value-type="float" office:value="161000" calcext:value-type="float">
            <text:p>161000</text:p>
          </table:table-cell>
          <table:table-cell office:value-type="float" office:value="29000" calcext:value-type="float">
            <text:p>29000</text:p>
          </table:table-cell>
          <table:table-cell office:value-type="float" office:value="106323" calcext:value-type="float">
            <text:p>106323</text:p>
          </table:table-cell>
          <table:table-cell office:value-type="float" office:value="29000" calcext:value-type="float">
            <text:p>29000</text:p>
          </table:table-cell>
          <table:table-cell office:value-type="float" office:value="106097" calcext:value-type="float">
            <text:p>106097</text:p>
          </table:table-cell>
        </table:table-row>
        <table:table-row table:style-name="ro1">
          <table:table-cell office:value-type="float" office:value="29500" calcext:value-type="float">
            <text:p>29500</text:p>
          </table:table-cell>
          <table:table-cell office:value-type="float" office:value="301558" calcext:value-type="float">
            <text:p>301558</text:p>
          </table:table-cell>
          <table:table-cell office:value-type="float" office:value="29500" calcext:value-type="float">
            <text:p>29500</text:p>
          </table:table-cell>
          <table:table-cell office:value-type="float" office:value="165474" calcext:value-type="float">
            <text:p>165474</text:p>
          </table:table-cell>
          <table:table-cell office:value-type="float" office:value="29500" calcext:value-type="float">
            <text:p>29500</text:p>
          </table:table-cell>
          <table:table-cell office:value-type="float" office:value="148766" calcext:value-type="float">
            <text:p>148766</text:p>
          </table:table-cell>
          <table:table-cell office:value-type="float" office:value="29500" calcext:value-type="float">
            <text:p>29500</text:p>
          </table:table-cell>
          <table:table-cell office:value-type="float" office:value="123900" calcext:value-type="float">
            <text:p>123900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306741" calcext:value-type="float">
            <text:p>306741</text:p>
          </table:table-cell>
          <table:table-cell office:value-type="float" office:value="30000" calcext:value-type="float">
            <text:p>30000</text:p>
          </table:table-cell>
          <table:table-cell office:value-type="float" office:value="168746" calcext:value-type="float">
            <text:p>168746</text:p>
          </table:table-cell>
          <table:table-cell office:value-type="float" office:value="30000" calcext:value-type="float">
            <text:p>30000</text:p>
          </table:table-cell>
          <table:table-cell office:value-type="float" office:value="136175" calcext:value-type="float">
            <text:p>136175</text:p>
          </table:table-cell>
          <table:table-cell office:value-type="float" office:value="30000" calcext:value-type="float">
            <text:p>30000</text:p>
          </table:table-cell>
          <table:table-cell office:value-type="float" office:value="104986" calcext:value-type="float">
            <text:p>104986</text:p>
          </table:table-cell>
        </table:table-row>
        <table:table-row table:style-name="ro1">
          <table:table-cell office:value-type="float" office:value="30500" calcext:value-type="float">
            <text:p>30500</text:p>
          </table:table-cell>
          <table:table-cell office:value-type="float" office:value="312984" calcext:value-type="float">
            <text:p>312984</text:p>
          </table:table-cell>
          <table:table-cell office:value-type="float" office:value="30500" calcext:value-type="float">
            <text:p>30500</text:p>
          </table:table-cell>
          <table:table-cell office:value-type="float" office:value="169236" calcext:value-type="float">
            <text:p>169236</text:p>
          </table:table-cell>
          <table:table-cell office:value-type="float" office:value="30500" calcext:value-type="float">
            <text:p>30500</text:p>
          </table:table-cell>
          <table:table-cell office:value-type="float" office:value="139051" calcext:value-type="float">
            <text:p>139051</text:p>
          </table:table-cell>
          <table:table-cell office:value-type="float" office:value="30500" calcext:value-type="float">
            <text:p>30500</text:p>
          </table:table-cell>
          <table:table-cell office:value-type="float" office:value="105846" calcext:value-type="float">
            <text:p>105846</text:p>
          </table:table-cell>
        </table:table-row>
        <table:table-row table:style-name="ro1">
          <table:table-cell office:value-type="float" office:value="31000" calcext:value-type="float">
            <text:p>31000</text:p>
          </table:table-cell>
          <table:table-cell office:value-type="float" office:value="318456" calcext:value-type="float">
            <text:p>318456</text:p>
          </table:table-cell>
          <table:table-cell office:value-type="float" office:value="31000" calcext:value-type="float">
            <text:p>31000</text:p>
          </table:table-cell>
          <table:table-cell office:value-type="float" office:value="174766" calcext:value-type="float">
            <text:p>174766</text:p>
          </table:table-cell>
          <table:table-cell office:value-type="float" office:value="31000" calcext:value-type="float">
            <text:p>31000</text:p>
          </table:table-cell>
          <table:table-cell office:value-type="float" office:value="141245" calcext:value-type="float">
            <text:p>141245</text:p>
          </table:table-cell>
          <table:table-cell office:value-type="float" office:value="31000" calcext:value-type="float">
            <text:p>31000</text:p>
          </table:table-cell>
          <table:table-cell office:value-type="float" office:value="106762" calcext:value-type="float">
            <text:p>106762</text:p>
          </table:table-cell>
        </table:table-row>
        <table:table-row table:style-name="ro1">
          <table:table-cell office:value-type="float" office:value="31500" calcext:value-type="float">
            <text:p>31500</text:p>
          </table:table-cell>
          <table:table-cell office:value-type="float" office:value="320941" calcext:value-type="float">
            <text:p>320941</text:p>
          </table:table-cell>
          <table:table-cell office:value-type="float" office:value="31500" calcext:value-type="float">
            <text:p>31500</text:p>
          </table:table-cell>
          <table:table-cell office:value-type="float" office:value="203331" calcext:value-type="float">
            <text:p>203331</text:p>
          </table:table-cell>
          <table:table-cell office:value-type="float" office:value="31500" calcext:value-type="float">
            <text:p>31500</text:p>
          </table:table-cell>
          <table:table-cell office:value-type="float" office:value="145114" calcext:value-type="float">
            <text:p>145114</text:p>
          </table:table-cell>
          <table:table-cell office:value-type="float" office:value="31500" calcext:value-type="float">
            <text:p>31500</text:p>
          </table:table-cell>
          <table:table-cell office:value-type="float" office:value="108065" calcext:value-type="float">
            <text:p>108065</text:p>
          </table:table-cell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float" office:value="327640" calcext:value-type="float">
            <text:p>327640</text:p>
          </table:table-cell>
          <table:table-cell office:value-type="float" office:value="32000" calcext:value-type="float">
            <text:p>32000</text:p>
          </table:table-cell>
          <table:table-cell office:value-type="float" office:value="175530" calcext:value-type="float">
            <text:p>175530</text:p>
          </table:table-cell>
          <table:table-cell office:value-type="float" office:value="32000" calcext:value-type="float">
            <text:p>32000</text:p>
          </table:table-cell>
          <table:table-cell office:value-type="float" office:value="146088" calcext:value-type="float">
            <text:p>146088</text:p>
          </table:table-cell>
          <table:table-cell office:value-type="float" office:value="32000" calcext:value-type="float">
            <text:p>32000</text:p>
          </table:table-cell>
          <table:table-cell office:value-type="float" office:value="118601" calcext:value-type="float">
            <text:p>118601</text:p>
          </table:table-cell>
        </table:table-row>
        <table:table-row table:style-name="ro1">
          <table:table-cell office:value-type="float" office:value="32500" calcext:value-type="float">
            <text:p>32500</text:p>
          </table:table-cell>
          <table:table-cell office:value-type="float" office:value="331231" calcext:value-type="float">
            <text:p>331231</text:p>
          </table:table-cell>
          <table:table-cell office:value-type="float" office:value="32500" calcext:value-type="float">
            <text:p>32500</text:p>
          </table:table-cell>
          <table:table-cell office:value-type="float" office:value="178112" calcext:value-type="float">
            <text:p>178112</text:p>
          </table:table-cell>
          <table:table-cell office:value-type="float" office:value="32500" calcext:value-type="float">
            <text:p>32500</text:p>
          </table:table-cell>
          <table:table-cell office:value-type="float" office:value="147853" calcext:value-type="float">
            <text:p>147853</text:p>
          </table:table-cell>
          <table:table-cell office:value-type="float" office:value="32500" calcext:value-type="float">
            <text:p>32500</text:p>
          </table:table-cell>
          <table:table-cell office:value-type="float" office:value="110145" calcext:value-type="float">
            <text:p>110145</text:p>
          </table:table-cell>
        </table:table-row>
        <table:table-row table:style-name="ro1">
          <table:table-cell office:value-type="float" office:value="33000" calcext:value-type="float">
            <text:p>33000</text:p>
          </table:table-cell>
          <table:table-cell office:value-type="float" office:value="341294" calcext:value-type="float">
            <text:p>341294</text:p>
          </table:table-cell>
          <table:table-cell office:value-type="float" office:value="33000" calcext:value-type="float">
            <text:p>33000</text:p>
          </table:table-cell>
          <table:table-cell office:value-type="float" office:value="211090" calcext:value-type="float">
            <text:p>211090</text:p>
          </table:table-cell>
          <table:table-cell office:value-type="float" office:value="33000" calcext:value-type="float">
            <text:p>33000</text:p>
          </table:table-cell>
          <table:table-cell office:value-type="float" office:value="195671" calcext:value-type="float">
            <text:p>195671</text:p>
          </table:table-cell>
          <table:table-cell office:value-type="float" office:value="33000" calcext:value-type="float">
            <text:p>33000</text:p>
          </table:table-cell>
          <table:table-cell office:value-type="float" office:value="142411" calcext:value-type="float">
            <text:p>142411</text:p>
          </table:table-cell>
        </table:table-row>
        <table:table-row table:style-name="ro1">
          <table:table-cell office:value-type="float" office:value="33500" calcext:value-type="float">
            <text:p>33500</text:p>
          </table:table-cell>
          <table:table-cell office:value-type="float" office:value="335195" calcext:value-type="float">
            <text:p>335195</text:p>
          </table:table-cell>
          <table:table-cell office:value-type="float" office:value="33500" calcext:value-type="float">
            <text:p>33500</text:p>
          </table:table-cell>
          <table:table-cell office:value-type="float" office:value="225931" calcext:value-type="float">
            <text:p>225931</text:p>
          </table:table-cell>
          <table:table-cell office:value-type="float" office:value="33500" calcext:value-type="float">
            <text:p>33500</text:p>
          </table:table-cell>
          <table:table-cell office:value-type="float" office:value="198980" calcext:value-type="float">
            <text:p>198980</text:p>
          </table:table-cell>
          <table:table-cell office:value-type="float" office:value="33500" calcext:value-type="float">
            <text:p>33500</text:p>
          </table:table-cell>
          <table:table-cell office:value-type="float" office:value="115759" calcext:value-type="float">
            <text:p>115759</text:p>
          </table:table-cell>
        </table:table-row>
        <table:table-row table:style-name="ro1">
          <table:table-cell office:value-type="float" office:value="34000" calcext:value-type="float">
            <text:p>34000</text:p>
          </table:table-cell>
          <table:table-cell office:value-type="float" office:value="352824" calcext:value-type="float">
            <text:p>352824</text:p>
          </table:table-cell>
          <table:table-cell office:value-type="float" office:value="34000" calcext:value-type="float">
            <text:p>34000</text:p>
          </table:table-cell>
          <table:table-cell office:value-type="float" office:value="256855" calcext:value-type="float">
            <text:p>256855</text:p>
          </table:table-cell>
          <table:table-cell office:value-type="float" office:value="34000" calcext:value-type="float">
            <text:p>34000</text:p>
          </table:table-cell>
          <table:table-cell office:value-type="float" office:value="229894" calcext:value-type="float">
            <text:p>229894</text:p>
          </table:table-cell>
          <table:table-cell office:value-type="float" office:value="34000" calcext:value-type="float">
            <text:p>34000</text:p>
          </table:table-cell>
          <table:table-cell office:value-type="float" office:value="177636" calcext:value-type="float">
            <text:p>177636</text:p>
          </table:table-cell>
        </table:table-row>
        <table:table-row table:style-name="ro1">
          <table:table-cell office:value-type="float" office:value="34500" calcext:value-type="float">
            <text:p>34500</text:p>
          </table:table-cell>
          <table:table-cell office:value-type="float" office:value="333785" calcext:value-type="float">
            <text:p>333785</text:p>
          </table:table-cell>
          <table:table-cell office:value-type="float" office:value="34500" calcext:value-type="float">
            <text:p>34500</text:p>
          </table:table-cell>
          <table:table-cell office:value-type="float" office:value="228834" calcext:value-type="float">
            <text:p>228834</text:p>
          </table:table-cell>
          <table:table-cell office:value-type="float" office:value="34500" calcext:value-type="float">
            <text:p>34500</text:p>
          </table:table-cell>
          <table:table-cell office:value-type="float" office:value="200486" calcext:value-type="float">
            <text:p>200486</text:p>
          </table:table-cell>
          <table:table-cell office:value-type="float" office:value="34500" calcext:value-type="float">
            <text:p>34500</text:p>
          </table:table-cell>
          <table:table-cell office:value-type="float" office:value="143307" calcext:value-type="float">
            <text:p>143307</text:p>
          </table:table-cell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393210" calcext:value-type="float">
            <text:p>393210</text:p>
          </table:table-cell>
          <table:table-cell office:value-type="float" office:value="35000" calcext:value-type="float">
            <text:p>35000</text:p>
          </table:table-cell>
          <table:table-cell office:value-type="float" office:value="258998" calcext:value-type="float">
            <text:p>258998</text:p>
          </table:table-cell>
          <table:table-cell office:value-type="float" office:value="35000" calcext:value-type="float">
            <text:p>35000</text:p>
          </table:table-cell>
          <table:table-cell office:value-type="float" office:value="234856" calcext:value-type="float">
            <text:p>234856</text:p>
          </table:table-cell>
          <table:table-cell office:value-type="float" office:value="35000" calcext:value-type="float">
            <text:p>35000</text:p>
          </table:table-cell>
          <table:table-cell office:value-type="float" office:value="198627" calcext:value-type="float">
            <text:p>198627</text:p>
          </table:table-cell>
        </table:table-row>
        <table:table-row table:style-name="ro1">
          <table:table-cell office:value-type="float" office:value="35500" calcext:value-type="float">
            <text:p>35500</text:p>
          </table:table-cell>
          <table:table-cell office:value-type="float" office:value="364590" calcext:value-type="float">
            <text:p>364590</text:p>
          </table:table-cell>
          <table:table-cell office:value-type="float" office:value="35500" calcext:value-type="float">
            <text:p>35500</text:p>
          </table:table-cell>
          <table:table-cell office:value-type="float" office:value="235064" calcext:value-type="float">
            <text:p>235064</text:p>
          </table:table-cell>
          <table:table-cell office:value-type="float" office:value="35500" calcext:value-type="float">
            <text:p>35500</text:p>
          </table:table-cell>
          <table:table-cell office:value-type="float" office:value="206438" calcext:value-type="float">
            <text:p>206438</text:p>
          </table:table-cell>
          <table:table-cell office:value-type="float" office:value="35500" calcext:value-type="float">
            <text:p>35500</text:p>
          </table:table-cell>
          <table:table-cell office:value-type="float" office:value="170609" calcext:value-type="float">
            <text:p>170609</text:p>
          </table:table-cell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403195" calcext:value-type="float">
            <text:p>403195</text:p>
          </table:table-cell>
          <table:table-cell office:value-type="float" office:value="36000" calcext:value-type="float">
            <text:p>36000</text:p>
          </table:table-cell>
          <table:table-cell office:value-type="float" office:value="268699" calcext:value-type="float">
            <text:p>268699</text:p>
          </table:table-cell>
          <table:table-cell office:value-type="float" office:value="36000" calcext:value-type="float">
            <text:p>36000</text:p>
          </table:table-cell>
          <table:table-cell office:value-type="float" office:value="241281" calcext:value-type="float">
            <text:p>241281</text:p>
          </table:table-cell>
          <table:table-cell office:value-type="float" office:value="36000" calcext:value-type="float">
            <text:p>36000</text:p>
          </table:table-cell>
          <table:table-cell office:value-type="float" office:value="199302" calcext:value-type="float">
            <text:p>199302</text:p>
          </table:table-cell>
        </table:table-row>
        <table:table-row table:style-name="ro1">
          <table:table-cell office:value-type="float" office:value="36500" calcext:value-type="float">
            <text:p>36500</text:p>
          </table:table-cell>
          <table:table-cell office:value-type="float" office:value="375287" calcext:value-type="float">
            <text:p>375287</text:p>
          </table:table-cell>
          <table:table-cell office:value-type="float" office:value="36500" calcext:value-type="float">
            <text:p>36500</text:p>
          </table:table-cell>
          <table:table-cell office:value-type="float" office:value="241440" calcext:value-type="float">
            <text:p>241440</text:p>
          </table:table-cell>
          <table:table-cell office:value-type="float" office:value="36500" calcext:value-type="float">
            <text:p>36500</text:p>
          </table:table-cell>
          <table:table-cell office:value-type="float" office:value="207950" calcext:value-type="float">
            <text:p>207950</text:p>
          </table:table-cell>
          <table:table-cell office:value-type="float" office:value="36500" calcext:value-type="float">
            <text:p>36500</text:p>
          </table:table-cell>
          <table:table-cell office:value-type="float" office:value="166592" calcext:value-type="float">
            <text:p>166592</text:p>
          </table:table-cell>
        </table:table-row>
        <table:table-row table:style-name="ro1">
          <table:table-cell office:value-type="float" office:value="37000" calcext:value-type="float">
            <text:p>37000</text:p>
          </table:table-cell>
          <table:table-cell office:value-type="float" office:value="413701" calcext:value-type="float">
            <text:p>413701</text:p>
          </table:table-cell>
          <table:table-cell office:value-type="float" office:value="37000" calcext:value-type="float">
            <text:p>37000</text:p>
          </table:table-cell>
          <table:table-cell office:value-type="float" office:value="273678" calcext:value-type="float">
            <text:p>273678</text:p>
          </table:table-cell>
          <table:table-cell office:value-type="float" office:value="37000" calcext:value-type="float">
            <text:p>37000</text:p>
          </table:table-cell>
          <table:table-cell office:value-type="float" office:value="245757" calcext:value-type="float">
            <text:p>245757</text:p>
          </table:table-cell>
          <table:table-cell office:value-type="float" office:value="37000" calcext:value-type="float">
            <text:p>37000</text:p>
          </table:table-cell>
          <table:table-cell office:value-type="float" office:value="202781" calcext:value-type="float">
            <text:p>202781</text:p>
          </table:table-cell>
        </table:table-row>
        <table:table-row table:style-name="ro1">
          <table:table-cell office:value-type="float" office:value="37500" calcext:value-type="float">
            <text:p>37500</text:p>
          </table:table-cell>
          <table:table-cell office:value-type="float" office:value="385192" calcext:value-type="float">
            <text:p>385192</text:p>
          </table:table-cell>
          <table:table-cell office:value-type="float" office:value="37500" calcext:value-type="float">
            <text:p>37500</text:p>
          </table:table-cell>
          <table:table-cell office:value-type="float" office:value="244834" calcext:value-type="float">
            <text:p>244834</text:p>
          </table:table-cell>
          <table:table-cell office:value-type="float" office:value="37500" calcext:value-type="float">
            <text:p>37500</text:p>
          </table:table-cell>
          <table:table-cell office:value-type="float" office:value="215685" calcext:value-type="float">
            <text:p>215685</text:p>
          </table:table-cell>
          <table:table-cell office:value-type="float" office:value="37500" calcext:value-type="float">
            <text:p>37500</text:p>
          </table:table-cell>
          <table:table-cell office:value-type="float" office:value="170507" calcext:value-type="float">
            <text:p>170507</text:p>
          </table:table-cell>
        </table:table-row>
        <table:table-row table:style-name="ro1">
          <table:table-cell office:value-type="float" office:value="38000" calcext:value-type="float">
            <text:p>38000</text:p>
          </table:table-cell>
          <table:table-cell office:value-type="float" office:value="422661" calcext:value-type="float">
            <text:p>422661</text:p>
          </table:table-cell>
          <table:table-cell office:value-type="float" office:value="38000" calcext:value-type="float">
            <text:p>38000</text:p>
          </table:table-cell>
          <table:table-cell office:value-type="float" office:value="278459" calcext:value-type="float">
            <text:p>278459</text:p>
          </table:table-cell>
          <table:table-cell office:value-type="float" office:value="38000" calcext:value-type="float">
            <text:p>38000</text:p>
          </table:table-cell>
          <table:table-cell office:value-type="float" office:value="284534" calcext:value-type="float">
            <text:p>284534</text:p>
          </table:table-cell>
          <table:table-cell office:value-type="float" office:value="38000" calcext:value-type="float">
            <text:p>38000</text:p>
          </table:table-cell>
          <table:table-cell office:value-type="float" office:value="212473" calcext:value-type="float">
            <text:p>212473</text:p>
          </table:table-cell>
        </table:table-row>
        <table:table-row table:style-name="ro1">
          <table:table-cell office:value-type="float" office:value="38500" calcext:value-type="float">
            <text:p>38500</text:p>
          </table:table-cell>
          <table:table-cell office:value-type="float" office:value="397835" calcext:value-type="float">
            <text:p>397835</text:p>
          </table:table-cell>
          <table:table-cell office:value-type="float" office:value="38500" calcext:value-type="float">
            <text:p>38500</text:p>
          </table:table-cell>
          <table:table-cell office:value-type="float" office:value="256215" calcext:value-type="float">
            <text:p>256215</text:p>
          </table:table-cell>
          <table:table-cell office:value-type="float" office:value="38500" calcext:value-type="float">
            <text:p>38500</text:p>
          </table:table-cell>
          <table:table-cell office:value-type="float" office:value="223007" calcext:value-type="float">
            <text:p>223007</text:p>
          </table:table-cell>
          <table:table-cell office:value-type="float" office:value="38500" calcext:value-type="float">
            <text:p>38500</text:p>
          </table:table-cell>
          <table:table-cell office:value-type="float" office:value="177467" calcext:value-type="float">
            <text:p>177467</text:p>
          </table:table-cell>
        </table:table-row>
        <table:table-row table:style-name="ro1">
          <table:table-cell office:value-type="float" office:value="39000" calcext:value-type="float">
            <text:p>39000</text:p>
          </table:table-cell>
          <table:table-cell office:value-type="float" office:value="440955" calcext:value-type="float">
            <text:p>440955</text:p>
          </table:table-cell>
          <table:table-cell office:value-type="float" office:value="39000" calcext:value-type="float">
            <text:p>39000</text:p>
          </table:table-cell>
          <table:table-cell office:value-type="float" office:value="285737" calcext:value-type="float">
            <text:p>285737</text:p>
          </table:table-cell>
          <table:table-cell office:value-type="float" office:value="39000" calcext:value-type="float">
            <text:p>39000</text:p>
          </table:table-cell>
          <table:table-cell office:value-type="float" office:value="258182" calcext:value-type="float">
            <text:p>258182</text:p>
          </table:table-cell>
          <table:table-cell office:value-type="float" office:value="39000" calcext:value-type="float">
            <text:p>39000</text:p>
          </table:table-cell>
          <table:table-cell office:value-type="float" office:value="256532" calcext:value-type="float">
            <text:p>256532</text:p>
          </table:table-cell>
        </table:table-row>
        <table:table-row table:style-name="ro1">
          <table:table-cell office:value-type="float" office:value="39500" calcext:value-type="float">
            <text:p>39500</text:p>
          </table:table-cell>
          <table:table-cell office:value-type="float" office:value="406750" calcext:value-type="float">
            <text:p>406750</text:p>
          </table:table-cell>
          <table:table-cell office:value-type="float" office:value="39500" calcext:value-type="float">
            <text:p>39500</text:p>
          </table:table-cell>
          <table:table-cell office:value-type="float" office:value="259326" calcext:value-type="float">
            <text:p>259326</text:p>
          </table:table-cell>
          <table:table-cell office:value-type="float" office:value="39500" calcext:value-type="float">
            <text:p>39500</text:p>
          </table:table-cell>
          <table:table-cell office:value-type="float" office:value="225498" calcext:value-type="float">
            <text:p>225498</text:p>
          </table:table-cell>
          <table:table-cell office:value-type="float" office:value="39500" calcext:value-type="float">
            <text:p>39500</text:p>
          </table:table-cell>
          <table:table-cell office:value-type="float" office:value="189730" calcext:value-type="float">
            <text:p>189730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443493" calcext:value-type="float">
            <text:p>443493</text:p>
          </table:table-cell>
          <table:table-cell office:value-type="float" office:value="40000" calcext:value-type="float">
            <text:p>40000</text:p>
          </table:table-cell>
          <table:table-cell office:value-type="float" office:value="294754" calcext:value-type="float">
            <text:p>294754</text:p>
          </table:table-cell>
          <table:table-cell office:value-type="float" office:value="40000" calcext:value-type="float">
            <text:p>40000</text:p>
          </table:table-cell>
          <table:table-cell office:value-type="float" office:value="266209" calcext:value-type="float">
            <text:p>266209</text:p>
          </table:table-cell>
          <table:table-cell office:value-type="float" office:value="40000" calcext:value-type="float">
            <text:p>40000</text:p>
          </table:table-cell>
          <table:table-cell office:value-type="float" office:value="216699" calcext:value-type="float">
            <text:p>216699</text:p>
          </table:table-cell>
        </table:table-row>
        <table:table-row table:style-name="ro1">
          <table:table-cell office:value-type="float" office:value="40500" calcext:value-type="float">
            <text:p>40500</text:p>
          </table:table-cell>
          <table:table-cell office:value-type="float" office:value="419485" calcext:value-type="float">
            <text:p>419485</text:p>
          </table:table-cell>
          <table:table-cell office:value-type="float" office:value="40500" calcext:value-type="float">
            <text:p>40500</text:p>
          </table:table-cell>
          <table:table-cell office:value-type="float" office:value="267866" calcext:value-type="float">
            <text:p>267866</text:p>
          </table:table-cell>
          <table:table-cell office:value-type="float" office:value="40500" calcext:value-type="float">
            <text:p>40500</text:p>
          </table:table-cell>
          <table:table-cell office:value-type="float" office:value="232886" calcext:value-type="float">
            <text:p>232886</text:p>
          </table:table-cell>
          <table:table-cell office:value-type="float" office:value="40500" calcext:value-type="float">
            <text:p>40500</text:p>
          </table:table-cell>
          <table:table-cell office:value-type="float" office:value="182929" calcext:value-type="float">
            <text:p>182929</text:p>
          </table:table-cell>
        </table:table-row>
        <table:table-row table:style-name="ro1">
          <table:table-cell office:value-type="float" office:value="41000" calcext:value-type="float">
            <text:p>41000</text:p>
          </table:table-cell>
          <table:table-cell office:value-type="float" office:value="478662" calcext:value-type="float">
            <text:p>478662</text:p>
          </table:table-cell>
          <table:table-cell office:value-type="float" office:value="41000" calcext:value-type="float">
            <text:p>41000</text:p>
          </table:table-cell>
          <table:table-cell office:value-type="float" office:value="298609" calcext:value-type="float">
            <text:p>298609</text:p>
          </table:table-cell>
          <table:table-cell office:value-type="float" office:value="41000" calcext:value-type="float">
            <text:p>41000</text:p>
          </table:table-cell>
          <table:table-cell office:value-type="float" office:value="271748" calcext:value-type="float">
            <text:p>271748</text:p>
          </table:table-cell>
          <table:table-cell office:value-type="float" office:value="41000" calcext:value-type="float">
            <text:p>41000</text:p>
          </table:table-cell>
          <table:table-cell office:value-type="float" office:value="224823" calcext:value-type="float">
            <text:p>224823</text:p>
          </table:table-cell>
        </table:table-row>
        <table:table-row table:style-name="ro1">
          <table:table-cell office:value-type="float" office:value="41500" calcext:value-type="float">
            <text:p>41500</text:p>
          </table:table-cell>
          <table:table-cell office:value-type="float" office:value="467613" calcext:value-type="float">
            <text:p>467613</text:p>
          </table:table-cell>
          <table:table-cell office:value-type="float" office:value="41500" calcext:value-type="float">
            <text:p>41500</text:p>
          </table:table-cell>
          <table:table-cell office:value-type="float" office:value="273736" calcext:value-type="float">
            <text:p>273736</text:p>
          </table:table-cell>
          <table:table-cell office:value-type="float" office:value="41500" calcext:value-type="float">
            <text:p>41500</text:p>
          </table:table-cell>
          <table:table-cell office:value-type="float" office:value="238309" calcext:value-type="float">
            <text:p>238309</text:p>
          </table:table-cell>
          <table:table-cell office:value-type="float" office:value="41500" calcext:value-type="float">
            <text:p>41500</text:p>
          </table:table-cell>
          <table:table-cell office:value-type="float" office:value="187873" calcext:value-type="float">
            <text:p>187873</text:p>
          </table:table-cell>
        </table:table-row>
        <table:table-row table:style-name="ro1">
          <table:table-cell office:value-type="float" office:value="42000" calcext:value-type="float">
            <text:p>42000</text:p>
          </table:table-cell>
          <table:table-cell office:value-type="float" office:value="466514" calcext:value-type="float">
            <text:p>466514</text:p>
          </table:table-cell>
          <table:table-cell office:value-type="float" office:value="42000" calcext:value-type="float">
            <text:p>42000</text:p>
          </table:table-cell>
          <table:table-cell office:value-type="float" office:value="308209" calcext:value-type="float">
            <text:p>308209</text:p>
          </table:table-cell>
          <table:table-cell office:value-type="float" office:value="42000" calcext:value-type="float">
            <text:p>42000</text:p>
          </table:table-cell>
          <table:table-cell office:value-type="float" office:value="276435" calcext:value-type="float">
            <text:p>276435</text:p>
          </table:table-cell>
          <table:table-cell office:value-type="float" office:value="42000" calcext:value-type="float">
            <text:p>42000</text:p>
          </table:table-cell>
          <table:table-cell office:value-type="float" office:value="227568" calcext:value-type="float">
            <text:p>227568</text:p>
          </table:table-cell>
        </table:table-row>
        <table:table-row table:style-name="ro1">
          <table:table-cell office:value-type="float" office:value="42500" calcext:value-type="float">
            <text:p>42500</text:p>
          </table:table-cell>
          <table:table-cell office:value-type="float" office:value="470031" calcext:value-type="float">
            <text:p>470031</text:p>
          </table:table-cell>
          <table:table-cell office:value-type="float" office:value="42500" calcext:value-type="float">
            <text:p>42500</text:p>
          </table:table-cell>
          <table:table-cell office:value-type="float" office:value="272589" calcext:value-type="float">
            <text:p>272589</text:p>
          </table:table-cell>
          <table:table-cell office:value-type="float" office:value="42500" calcext:value-type="float">
            <text:p>42500</text:p>
          </table:table-cell>
          <table:table-cell office:value-type="float" office:value="248544" calcext:value-type="float">
            <text:p>248544</text:p>
          </table:table-cell>
          <table:table-cell office:value-type="float" office:value="42500" calcext:value-type="float">
            <text:p>42500</text:p>
          </table:table-cell>
          <table:table-cell office:value-type="float" office:value="192643" calcext:value-type="float">
            <text:p>192643</text:p>
          </table:table-cell>
        </table:table-row>
        <table:table-row table:style-name="ro1">
          <table:table-cell office:value-type="float" office:value="43000" calcext:value-type="float">
            <text:p>43000</text:p>
          </table:table-cell>
          <table:table-cell office:value-type="float" office:value="447682" calcext:value-type="float">
            <text:p>447682</text:p>
          </table:table-cell>
          <table:table-cell office:value-type="float" office:value="43000" calcext:value-type="float">
            <text:p>43000</text:p>
          </table:table-cell>
          <table:table-cell office:value-type="float" office:value="273377" calcext:value-type="float">
            <text:p>273377</text:p>
          </table:table-cell>
          <table:table-cell office:value-type="float" office:value="43000" calcext:value-type="float">
            <text:p>43000</text:p>
          </table:table-cell>
          <table:table-cell office:value-type="float" office:value="248545" calcext:value-type="float">
            <text:p>248545</text:p>
          </table:table-cell>
          <table:table-cell office:value-type="float" office:value="43000" calcext:value-type="float">
            <text:p>43000</text:p>
          </table:table-cell>
          <table:table-cell office:value-type="float" office:value="195439" calcext:value-type="float">
            <text:p>195439</text:p>
          </table:table-cell>
        </table:table-row>
        <table:table-row table:style-name="ro1">
          <table:table-cell office:value-type="float" office:value="43500" calcext:value-type="float">
            <text:p>43500</text:p>
          </table:table-cell>
          <table:table-cell office:value-type="float" office:value="483474" calcext:value-type="float">
            <text:p>483474</text:p>
          </table:table-cell>
          <table:table-cell office:value-type="float" office:value="43500" calcext:value-type="float">
            <text:p>43500</text:p>
          </table:table-cell>
          <table:table-cell office:value-type="float" office:value="307233" calcext:value-type="float">
            <text:p>307233</text:p>
          </table:table-cell>
          <table:table-cell office:value-type="float" office:value="43500" calcext:value-type="float">
            <text:p>43500</text:p>
          </table:table-cell>
          <table:table-cell office:value-type="float" office:value="288358" calcext:value-type="float">
            <text:p>288358</text:p>
          </table:table-cell>
          <table:table-cell office:value-type="float" office:value="43500" calcext:value-type="float">
            <text:p>43500</text:p>
          </table:table-cell>
          <table:table-cell office:value-type="float" office:value="321434" calcext:value-type="float">
            <text:p>321434</text:p>
          </table:table-cell>
        </table:table-row>
        <table:table-row table:style-name="ro1">
          <table:table-cell office:value-type="float" office:value="44000" calcext:value-type="float">
            <text:p>44000</text:p>
          </table:table-cell>
          <table:table-cell office:value-type="float" office:value="455225" calcext:value-type="float">
            <text:p>455225</text:p>
          </table:table-cell>
          <table:table-cell office:value-type="float" office:value="44000" calcext:value-type="float">
            <text:p>44000</text:p>
          </table:table-cell>
          <table:table-cell office:value-type="float" office:value="289357" calcext:value-type="float">
            <text:p>289357</text:p>
          </table:table-cell>
          <table:table-cell office:value-type="float" office:value="44000" calcext:value-type="float">
            <text:p>44000</text:p>
          </table:table-cell>
          <table:table-cell office:value-type="float" office:value="253663" calcext:value-type="float">
            <text:p>253663</text:p>
          </table:table-cell>
          <table:table-cell office:value-type="float" office:value="44000" calcext:value-type="float">
            <text:p>44000</text:p>
          </table:table-cell>
          <table:table-cell office:value-type="float" office:value="212603" calcext:value-type="float">
            <text:p>212603</text:p>
          </table:table-cell>
        </table:table-row>
        <table:table-row table:style-name="ro1">
          <table:table-cell office:value-type="float" office:value="44500" calcext:value-type="float">
            <text:p>44500</text:p>
          </table:table-cell>
          <table:table-cell office:value-type="float" office:value="492612" calcext:value-type="float">
            <text:p>492612</text:p>
          </table:table-cell>
          <table:table-cell office:value-type="float" office:value="44500" calcext:value-type="float">
            <text:p>44500</text:p>
          </table:table-cell>
          <table:table-cell office:value-type="float" office:value="320556" calcext:value-type="float">
            <text:p>320556</text:p>
          </table:table-cell>
          <table:table-cell office:value-type="float" office:value="44500" calcext:value-type="float">
            <text:p>44500</text:p>
          </table:table-cell>
          <table:table-cell office:value-type="float" office:value="291753" calcext:value-type="float">
            <text:p>291753</text:p>
          </table:table-cell>
          <table:table-cell office:value-type="float" office:value="44500" calcext:value-type="float">
            <text:p>44500</text:p>
          </table:table-cell>
          <table:table-cell office:value-type="float" office:value="239377" calcext:value-type="float">
            <text:p>239377</text:p>
          </table:table-cell>
        </table:table-row>
        <table:table-row table:style-name="ro1">
          <table:table-cell office:value-type="float" office:value="45000" calcext:value-type="float">
            <text:p>45000</text:p>
          </table:table-cell>
          <table:table-cell office:value-type="float" office:value="466132" calcext:value-type="float">
            <text:p>466132</text:p>
          </table:table-cell>
          <table:table-cell office:value-type="float" office:value="45000" calcext:value-type="float">
            <text:p>45000</text:p>
          </table:table-cell>
          <table:table-cell office:value-type="float" office:value="294858" calcext:value-type="float">
            <text:p>294858</text:p>
          </table:table-cell>
          <table:table-cell office:value-type="float" office:value="45000" calcext:value-type="float">
            <text:p>45000</text:p>
          </table:table-cell>
          <table:table-cell office:value-type="float" office:value="260162" calcext:value-type="float">
            <text:p>260162</text:p>
          </table:table-cell>
          <table:table-cell office:value-type="float" office:value="45000" calcext:value-type="float">
            <text:p>45000</text:p>
          </table:table-cell>
          <table:table-cell office:value-type="float" office:value="204738" calcext:value-type="float">
            <text:p>204738</text:p>
          </table:table-cell>
        </table:table-row>
        <table:table-row table:style-name="ro1">
          <table:table-cell office:value-type="float" office:value="45500" calcext:value-type="float">
            <text:p>45500</text:p>
          </table:table-cell>
          <table:table-cell office:value-type="float" office:value="505659" calcext:value-type="float">
            <text:p>505659</text:p>
          </table:table-cell>
          <table:table-cell office:value-type="float" office:value="45500" calcext:value-type="float">
            <text:p>45500</text:p>
          </table:table-cell>
          <table:table-cell office:value-type="float" office:value="327102" calcext:value-type="float">
            <text:p>327102</text:p>
          </table:table-cell>
          <table:table-cell office:value-type="float" office:value="45500" calcext:value-type="float">
            <text:p>45500</text:p>
          </table:table-cell>
          <table:table-cell office:value-type="float" office:value="297135" calcext:value-type="float">
            <text:p>297135</text:p>
          </table:table-cell>
          <table:table-cell office:value-type="float" office:value="45500" calcext:value-type="float">
            <text:p>45500</text:p>
          </table:table-cell>
          <table:table-cell office:value-type="float" office:value="244754" calcext:value-type="float">
            <text:p>244754</text:p>
          </table:table-cell>
        </table:table-row>
        <table:table-row table:style-name="ro1">
          <table:table-cell office:value-type="float" office:value="46000" calcext:value-type="float">
            <text:p>46000</text:p>
          </table:table-cell>
          <table:table-cell office:value-type="float" office:value="492987" calcext:value-type="float">
            <text:p>492987</text:p>
          </table:table-cell>
          <table:table-cell office:value-type="float" office:value="46000" calcext:value-type="float">
            <text:p>46000</text:p>
          </table:table-cell>
          <table:table-cell office:value-type="float" office:value="299345" calcext:value-type="float">
            <text:p>299345</text:p>
          </table:table-cell>
          <table:table-cell office:value-type="float" office:value="46000" calcext:value-type="float">
            <text:p>46000</text:p>
          </table:table-cell>
          <table:table-cell office:value-type="float" office:value="270394" calcext:value-type="float">
            <text:p>270394</text:p>
          </table:table-cell>
          <table:table-cell office:value-type="float" office:value="46000" calcext:value-type="float">
            <text:p>46000</text:p>
          </table:table-cell>
          <table:table-cell office:value-type="float" office:value="208038" calcext:value-type="float">
            <text:p>208038</text:p>
          </table:table-cell>
        </table:table-row>
        <table:table-row table:style-name="ro1">
          <table:table-cell office:value-type="float" office:value="46500" calcext:value-type="float">
            <text:p>46500</text:p>
          </table:table-cell>
          <table:table-cell office:value-type="float" office:value="514037" calcext:value-type="float">
            <text:p>514037</text:p>
          </table:table-cell>
          <table:table-cell office:value-type="float" office:value="46500" calcext:value-type="float">
            <text:p>46500</text:p>
          </table:table-cell>
          <table:table-cell office:value-type="float" office:value="324608" calcext:value-type="float">
            <text:p>324608</text:p>
          </table:table-cell>
          <table:table-cell office:value-type="float" office:value="46500" calcext:value-type="float">
            <text:p>46500</text:p>
          </table:table-cell>
          <table:table-cell office:value-type="float" office:value="306285" calcext:value-type="float">
            <text:p>306285</text:p>
          </table:table-cell>
          <table:table-cell office:value-type="float" office:value="46500" calcext:value-type="float">
            <text:p>46500</text:p>
          </table:table-cell>
          <table:table-cell office:value-type="float" office:value="245300" calcext:value-type="float">
            <text:p>245300</text:p>
          </table:table-cell>
        </table:table-row>
        <table:table-row table:style-name="ro1">
          <table:table-cell office:value-type="float" office:value="47000" calcext:value-type="float">
            <text:p>47000</text:p>
          </table:table-cell>
          <table:table-cell office:value-type="float" office:value="497716" calcext:value-type="float">
            <text:p>497716</text:p>
          </table:table-cell>
          <table:table-cell office:value-type="float" office:value="47000" calcext:value-type="float">
            <text:p>47000</text:p>
          </table:table-cell>
          <table:table-cell office:value-type="float" office:value="310834" calcext:value-type="float">
            <text:p>310834</text:p>
          </table:table-cell>
          <table:table-cell office:value-type="float" office:value="47000" calcext:value-type="float">
            <text:p>47000</text:p>
          </table:table-cell>
          <table:table-cell office:value-type="float" office:value="287355" calcext:value-type="float">
            <text:p>287355</text:p>
          </table:table-cell>
          <table:table-cell office:value-type="float" office:value="47000" calcext:value-type="float">
            <text:p>47000</text:p>
          </table:table-cell>
          <table:table-cell office:value-type="float" office:value="212423" calcext:value-type="float">
            <text:p>212423</text:p>
          </table:table-cell>
        </table:table-row>
        <table:table-row table:style-name="ro1">
          <table:table-cell office:value-type="float" office:value="47500" calcext:value-type="float">
            <text:p>47500</text:p>
          </table:table-cell>
          <table:table-cell office:value-type="float" office:value="526906" calcext:value-type="float">
            <text:p>526906</text:p>
          </table:table-cell>
          <table:table-cell office:value-type="float" office:value="47500" calcext:value-type="float">
            <text:p>47500</text:p>
          </table:table-cell>
          <table:table-cell office:value-type="float" office:value="343982" calcext:value-type="float">
            <text:p>343982</text:p>
          </table:table-cell>
          <table:table-cell office:value-type="float" office:value="47500" calcext:value-type="float">
            <text:p>47500</text:p>
          </table:table-cell>
          <table:table-cell office:value-type="float" office:value="310062" calcext:value-type="float">
            <text:p>310062</text:p>
          </table:table-cell>
          <table:table-cell office:value-type="float" office:value="47500" calcext:value-type="float">
            <text:p>47500</text:p>
          </table:table-cell>
          <table:table-cell office:value-type="float" office:value="250338" calcext:value-type="float">
            <text:p>250338</text:p>
          </table:table-cell>
        </table:table-row>
        <table:table-row table:style-name="ro1">
          <table:table-cell office:value-type="float" office:value="48000" calcext:value-type="float">
            <text:p>48000</text:p>
          </table:table-cell>
          <table:table-cell office:value-type="float" office:value="499658" calcext:value-type="float">
            <text:p>499658</text:p>
          </table:table-cell>
          <table:table-cell office:value-type="float" office:value="48000" calcext:value-type="float">
            <text:p>48000</text:p>
          </table:table-cell>
          <table:table-cell office:value-type="float" office:value="312308" calcext:value-type="float">
            <text:p>312308</text:p>
          </table:table-cell>
          <table:table-cell office:value-type="float" office:value="48000" calcext:value-type="float">
            <text:p>48000</text:p>
          </table:table-cell>
          <table:table-cell office:value-type="float" office:value="289746" calcext:value-type="float">
            <text:p>289746</text:p>
          </table:table-cell>
          <table:table-cell office:value-type="float" office:value="48000" calcext:value-type="float">
            <text:p>48000</text:p>
          </table:table-cell>
          <table:table-cell office:value-type="float" office:value="216417" calcext:value-type="float">
            <text:p>216417</text:p>
          </table:table-cell>
        </table:table-row>
        <table:table-row table:style-name="ro1">
          <table:table-cell office:value-type="float" office:value="48500" calcext:value-type="float">
            <text:p>48500</text:p>
          </table:table-cell>
          <table:table-cell office:value-type="float" office:value="536719" calcext:value-type="float">
            <text:p>536719</text:p>
          </table:table-cell>
          <table:table-cell office:value-type="float" office:value="48500" calcext:value-type="float">
            <text:p>48500</text:p>
          </table:table-cell>
          <table:table-cell office:value-type="float" office:value="349396" calcext:value-type="float">
            <text:p>349396</text:p>
          </table:table-cell>
          <table:table-cell office:value-type="float" office:value="48500" calcext:value-type="float">
            <text:p>48500</text:p>
          </table:table-cell>
          <table:table-cell office:value-type="float" office:value="316349" calcext:value-type="float">
            <text:p>316349</text:p>
          </table:table-cell>
          <table:table-cell office:value-type="float" office:value="48500" calcext:value-type="float">
            <text:p>48500</text:p>
          </table:table-cell>
          <table:table-cell office:value-type="float" office:value="254824" calcext:value-type="float">
            <text:p>254824</text:p>
          </table:table-cell>
        </table:table-row>
        <table:table-row table:style-name="ro1">
          <table:table-cell office:value-type="float" office:value="49000" calcext:value-type="float">
            <text:p>49000</text:p>
          </table:table-cell>
          <table:table-cell office:value-type="float" office:value="512112" calcext:value-type="float">
            <text:p>512112</text:p>
          </table:table-cell>
          <table:table-cell office:value-type="float" office:value="49000" calcext:value-type="float">
            <text:p>49000</text:p>
          </table:table-cell>
          <table:table-cell office:value-type="float" office:value="322318" calcext:value-type="float">
            <text:p>322318</text:p>
          </table:table-cell>
          <table:table-cell office:value-type="float" office:value="49000" calcext:value-type="float">
            <text:p>49000</text:p>
          </table:table-cell>
          <table:table-cell office:value-type="float" office:value="286083" calcext:value-type="float">
            <text:p>286083</text:p>
          </table:table-cell>
          <table:table-cell office:value-type="float" office:value="49000" calcext:value-type="float">
            <text:p>49000</text:p>
          </table:table-cell>
          <table:table-cell office:value-type="float" office:value="223899" calcext:value-type="float">
            <text:p>223899</text:p>
          </table:table-cell>
        </table:table-row>
        <table:table-row table:style-name="ro1">
          <table:table-cell office:value-type="float" office:value="49500" calcext:value-type="float">
            <text:p>49500</text:p>
          </table:table-cell>
          <table:table-cell office:value-type="float" office:value="548174" calcext:value-type="float">
            <text:p>548174</text:p>
          </table:table-cell>
          <table:table-cell office:value-type="float" office:value="49500" calcext:value-type="float">
            <text:p>49500</text:p>
          </table:table-cell>
          <table:table-cell office:value-type="float" office:value="352319" calcext:value-type="float">
            <text:p>352319</text:p>
          </table:table-cell>
          <table:table-cell office:value-type="float" office:value="49500" calcext:value-type="float">
            <text:p>49500</text:p>
          </table:table-cell>
          <table:table-cell office:value-type="float" office:value="327156" calcext:value-type="float">
            <text:p>327156</text:p>
          </table:table-cell>
          <table:table-cell office:value-type="float" office:value="49500" calcext:value-type="float">
            <text:p>49500</text:p>
          </table:table-cell>
          <table:table-cell office:value-type="float" office:value="261018" calcext:value-type="float">
            <text:p>261018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20532" calcext:value-type="float">
            <text:p>520532</text:p>
          </table:table-cell>
          <table:table-cell office:value-type="float" office:value="50000" calcext:value-type="float">
            <text:p>50000</text:p>
          </table:table-cell>
          <table:table-cell office:value-type="float" office:value="329344" calcext:value-type="float">
            <text:p>329344</text:p>
          </table:table-cell>
          <table:table-cell office:value-type="float" office:value="50000" calcext:value-type="float">
            <text:p>50000</text:p>
          </table:table-cell>
          <table:table-cell office:value-type="float" office:value="292320" calcext:value-type="float">
            <text:p>292320</text:p>
          </table:table-cell>
          <table:table-cell office:value-type="float" office:value="50000" calcext:value-type="float">
            <text:p>50000</text:p>
          </table:table-cell>
          <table:table-cell office:value-type="float" office:value="225117" calcext:value-type="float">
            <text:p>225117</text:p>
          </table:table-cell>
        </table:table-row>
        <table:table-row table:style-name="ro1">
          <table:table-cell office:value-type="float" office:value="50500" calcext:value-type="float">
            <text:p>50500</text:p>
          </table:table-cell>
          <table:table-cell office:value-type="float" office:value="567212" calcext:value-type="float">
            <text:p>567212</text:p>
          </table:table-cell>
          <table:table-cell office:value-type="float" office:value="50500" calcext:value-type="float">
            <text:p>50500</text:p>
          </table:table-cell>
          <table:table-cell office:value-type="float" office:value="367701" calcext:value-type="float">
            <text:p>367701</text:p>
          </table:table-cell>
          <table:table-cell office:value-type="float" office:value="50500" calcext:value-type="float">
            <text:p>50500</text:p>
          </table:table-cell>
          <table:table-cell office:value-type="float" office:value="327920" calcext:value-type="float">
            <text:p>327920</text:p>
          </table:table-cell>
          <table:table-cell office:value-type="float" office:value="50500" calcext:value-type="float">
            <text:p>50500</text:p>
          </table:table-cell>
          <table:table-cell office:value-type="float" office:value="264016" calcext:value-type="float">
            <text:p>264016</text:p>
          </table:table-cell>
        </table:table-row>
        <table:table-row table:style-name="ro1">
          <table:table-cell office:value-type="float" office:value="51000" calcext:value-type="float">
            <text:p>51000</text:p>
          </table:table-cell>
          <table:table-cell office:value-type="float" office:value="532163" calcext:value-type="float">
            <text:p>532163</text:p>
          </table:table-cell>
          <table:table-cell office:value-type="float" office:value="51000" calcext:value-type="float">
            <text:p>51000</text:p>
          </table:table-cell>
          <table:table-cell office:value-type="float" office:value="334699" calcext:value-type="float">
            <text:p>334699</text:p>
          </table:table-cell>
          <table:table-cell office:value-type="float" office:value="51000" calcext:value-type="float">
            <text:p>51000</text:p>
          </table:table-cell>
          <table:table-cell office:value-type="float" office:value="296173" calcext:value-type="float">
            <text:p>296173</text:p>
          </table:table-cell>
          <table:table-cell office:value-type="float" office:value="51000" calcext:value-type="float">
            <text:p>51000</text:p>
          </table:table-cell>
          <table:table-cell office:value-type="float" office:value="231219" calcext:value-type="float">
            <text:p>231219</text:p>
          </table:table-cell>
        </table:table-row>
        <table:table-row table:style-name="ro1">
          <table:table-cell office:value-type="float" office:value="51500" calcext:value-type="float">
            <text:p>51500</text:p>
          </table:table-cell>
          <table:table-cell office:value-type="float" office:value="569640" calcext:value-type="float">
            <text:p>569640</text:p>
          </table:table-cell>
          <table:table-cell office:value-type="float" office:value="51500" calcext:value-type="float">
            <text:p>51500</text:p>
          </table:table-cell>
          <table:table-cell office:value-type="float" office:value="366288" calcext:value-type="float">
            <text:p>366288</text:p>
          </table:table-cell>
          <table:table-cell office:value-type="float" office:value="51500" calcext:value-type="float">
            <text:p>51500</text:p>
          </table:table-cell>
          <table:table-cell office:value-type="float" office:value="346654" calcext:value-type="float">
            <text:p>346654</text:p>
          </table:table-cell>
          <table:table-cell office:value-type="float" office:value="51500" calcext:value-type="float">
            <text:p>51500</text:p>
          </table:table-cell>
          <table:table-cell office:value-type="float" office:value="281542" calcext:value-type="float">
            <text:p>281542</text:p>
          </table:table-cell>
        </table:table-row>
        <table:table-row table:style-name="ro1">
          <table:table-cell office:value-type="float" office:value="52000" calcext:value-type="float">
            <text:p>52000</text:p>
          </table:table-cell>
          <table:table-cell office:value-type="float" office:value="597522" calcext:value-type="float">
            <text:p>597522</text:p>
          </table:table-cell>
          <table:table-cell office:value-type="float" office:value="52000" calcext:value-type="float">
            <text:p>52000</text:p>
          </table:table-cell>
          <table:table-cell office:value-type="float" office:value="352250" calcext:value-type="float">
            <text:p>352250</text:p>
          </table:table-cell>
          <table:table-cell office:value-type="float" office:value="52000" calcext:value-type="float">
            <text:p>52000</text:p>
          </table:table-cell>
          <table:table-cell office:value-type="float" office:value="303243" calcext:value-type="float">
            <text:p>303243</text:p>
          </table:table-cell>
          <table:table-cell office:value-type="float" office:value="52000" calcext:value-type="float">
            <text:p>52000</text:p>
          </table:table-cell>
          <table:table-cell office:value-type="float" office:value="223991" calcext:value-type="float">
            <text:p>223991</text:p>
          </table:table-cell>
        </table:table-row>
        <table:table-row table:style-name="ro1">
          <table:table-cell office:value-type="float" office:value="52500" calcext:value-type="float">
            <text:p>52500</text:p>
          </table:table-cell>
          <table:table-cell office:value-type="float" office:value="584138" calcext:value-type="float">
            <text:p>584138</text:p>
          </table:table-cell>
          <table:table-cell office:value-type="float" office:value="52500" calcext:value-type="float">
            <text:p>52500</text:p>
          </table:table-cell>
          <table:table-cell office:value-type="float" office:value="374862" calcext:value-type="float">
            <text:p>374862</text:p>
          </table:table-cell>
          <table:table-cell office:value-type="float" office:value="52500" calcext:value-type="float">
            <text:p>52500</text:p>
          </table:table-cell>
          <table:table-cell office:value-type="float" office:value="352582" calcext:value-type="float">
            <text:p>352582</text:p>
          </table:table-cell>
          <table:table-cell office:value-type="float" office:value="52500" calcext:value-type="float">
            <text:p>52500</text:p>
          </table:table-cell>
          <table:table-cell office:value-type="float" office:value="318853" calcext:value-type="float">
            <text:p>318853</text:p>
          </table:table-cell>
        </table:table-row>
        <table:table-row table:style-name="ro1">
          <table:table-cell office:value-type="float" office:value="53000" calcext:value-type="float">
            <text:p>53000</text:p>
          </table:table-cell>
          <table:table-cell office:value-type="float" office:value="555203" calcext:value-type="float">
            <text:p>555203</text:p>
          </table:table-cell>
          <table:table-cell office:value-type="float" office:value="53000" calcext:value-type="float">
            <text:p>53000</text:p>
          </table:table-cell>
          <table:table-cell office:value-type="float" office:value="337150" calcext:value-type="float">
            <text:p>337150</text:p>
          </table:table-cell>
          <table:table-cell office:value-type="float" office:value="53000" calcext:value-type="float">
            <text:p>53000</text:p>
          </table:table-cell>
          <table:table-cell office:value-type="float" office:value="311713" calcext:value-type="float">
            <text:p>311713</text:p>
          </table:table-cell>
          <table:table-cell office:value-type="float" office:value="53000" calcext:value-type="float">
            <text:p>53000</text:p>
          </table:table-cell>
          <table:table-cell office:value-type="float" office:value="3621905" calcext:value-type="float">
            <text:p>3621905</text:p>
          </table:table-cell>
        </table:table-row>
        <table:table-row table:style-name="ro1">
          <table:table-cell office:value-type="float" office:value="53500" calcext:value-type="float">
            <text:p>53500</text:p>
          </table:table-cell>
          <table:table-cell office:value-type="float" office:value="596456" calcext:value-type="float">
            <text:p>596456</text:p>
          </table:table-cell>
          <table:table-cell office:value-type="float" office:value="53500" calcext:value-type="float">
            <text:p>53500</text:p>
          </table:table-cell>
          <table:table-cell office:value-type="float" office:value="383102" calcext:value-type="float">
            <text:p>383102</text:p>
          </table:table-cell>
          <table:table-cell office:value-type="float" office:value="53500" calcext:value-type="float">
            <text:p>53500</text:p>
          </table:table-cell>
          <table:table-cell office:value-type="float" office:value="348880" calcext:value-type="float">
            <text:p>348880</text:p>
          </table:table-cell>
          <table:table-cell office:value-type="float" office:value="53500" calcext:value-type="float">
            <text:p>53500</text:p>
          </table:table-cell>
          <table:table-cell office:value-type="float" office:value="298561" calcext:value-type="float">
            <text:p>298561</text:p>
          </table:table-cell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572240" calcext:value-type="float">
            <text:p>572240</text:p>
          </table:table-cell>
          <table:table-cell office:value-type="float" office:value="54000" calcext:value-type="float">
            <text:p>54000</text:p>
          </table:table-cell>
          <table:table-cell office:value-type="float" office:value="354235" calcext:value-type="float">
            <text:p>354235</text:p>
          </table:table-cell>
          <table:table-cell office:value-type="float" office:value="54000" calcext:value-type="float">
            <text:p>54000</text:p>
          </table:table-cell>
          <table:table-cell office:value-type="float" office:value="314680" calcext:value-type="float">
            <text:p>314680</text:p>
          </table:table-cell>
          <table:table-cell office:value-type="float" office:value="54000" calcext:value-type="float">
            <text:p>54000</text:p>
          </table:table-cell>
          <table:table-cell office:value-type="float" office:value="246144" calcext:value-type="float">
            <text:p>246144</text:p>
          </table:table-cell>
        </table:table-row>
        <table:table-row table:style-name="ro1">
          <table:table-cell office:value-type="float" office:value="54500" calcext:value-type="float">
            <text:p>54500</text:p>
          </table:table-cell>
          <table:table-cell office:value-type="float" office:value="626288" calcext:value-type="float">
            <text:p>626288</text:p>
          </table:table-cell>
          <table:table-cell office:value-type="float" office:value="54500" calcext:value-type="float">
            <text:p>54500</text:p>
          </table:table-cell>
          <table:table-cell office:value-type="float" office:value="388244" calcext:value-type="float">
            <text:p>388244</text:p>
          </table:table-cell>
          <table:table-cell office:value-type="float" office:value="54500" calcext:value-type="float">
            <text:p>54500</text:p>
          </table:table-cell>
          <table:table-cell office:value-type="float" office:value="352508" calcext:value-type="float">
            <text:p>352508</text:p>
          </table:table-cell>
          <table:table-cell office:value-type="float" office:value="54500" calcext:value-type="float">
            <text:p>54500</text:p>
          </table:table-cell>
          <table:table-cell office:value-type="float" office:value="282168" calcext:value-type="float">
            <text:p>282168</text:p>
          </table:table-cell>
        </table:table-row>
        <table:table-row table:style-name="ro1">
          <table:table-cell office:value-type="float" office:value="55000" calcext:value-type="float">
            <text:p>55000</text:p>
          </table:table-cell>
          <table:table-cell office:value-type="float" office:value="576469" calcext:value-type="float">
            <text:p>576469</text:p>
          </table:table-cell>
          <table:table-cell office:value-type="float" office:value="55000" calcext:value-type="float">
            <text:p>55000</text:p>
          </table:table-cell>
          <table:table-cell office:value-type="float" office:value="357591" calcext:value-type="float">
            <text:p>357591</text:p>
          </table:table-cell>
          <table:table-cell office:value-type="float" office:value="55000" calcext:value-type="float">
            <text:p>55000</text:p>
          </table:table-cell>
          <table:table-cell office:value-type="float" office:value="331419" calcext:value-type="float">
            <text:p>331419</text:p>
          </table:table-cell>
          <table:table-cell office:value-type="float" office:value="55000" calcext:value-type="float">
            <text:p>55000</text:p>
          </table:table-cell>
          <table:table-cell office:value-type="float" office:value="260036" calcext:value-type="float">
            <text:p>260036</text:p>
          </table:table-cell>
        </table:table-row>
        <table:table-row table:style-name="ro1">
          <table:table-cell office:value-type="float" office:value="55500" calcext:value-type="float">
            <text:p>55500</text:p>
          </table:table-cell>
          <table:table-cell office:value-type="float" office:value="613537" calcext:value-type="float">
            <text:p>613537</text:p>
          </table:table-cell>
          <table:table-cell office:value-type="float" office:value="55500" calcext:value-type="float">
            <text:p>55500</text:p>
          </table:table-cell>
          <table:table-cell office:value-type="float" office:value="402152" calcext:value-type="float">
            <text:p>402152</text:p>
          </table:table-cell>
          <table:table-cell office:value-type="float" office:value="55500" calcext:value-type="float">
            <text:p>55500</text:p>
          </table:table-cell>
          <table:table-cell office:value-type="float" office:value="358393" calcext:value-type="float">
            <text:p>358393</text:p>
          </table:table-cell>
          <table:table-cell office:value-type="float" office:value="55500" calcext:value-type="float">
            <text:p>55500</text:p>
          </table:table-cell>
          <table:table-cell office:value-type="float" office:value="286400" calcext:value-type="float">
            <text:p>286400</text:p>
          </table:table-cell>
        </table:table-row>
        <table:table-row table:style-name="ro1">
          <table:table-cell office:value-type="float" office:value="56000" calcext:value-type="float">
            <text:p>56000</text:p>
          </table:table-cell>
          <table:table-cell office:value-type="float" office:value="585670" calcext:value-type="float">
            <text:p>585670</text:p>
          </table:table-cell>
          <table:table-cell office:value-type="float" office:value="56000" calcext:value-type="float">
            <text:p>56000</text:p>
          </table:table-cell>
          <table:table-cell office:value-type="float" office:value="427834" calcext:value-type="float">
            <text:p>427834</text:p>
          </table:table-cell>
          <table:table-cell office:value-type="float" office:value="56000" calcext:value-type="float">
            <text:p>56000</text:p>
          </table:table-cell>
          <table:table-cell office:value-type="float" office:value="326836" calcext:value-type="float">
            <text:p>326836</text:p>
          </table:table-cell>
          <table:table-cell office:value-type="float" office:value="56000" calcext:value-type="float">
            <text:p>56000</text:p>
          </table:table-cell>
          <table:table-cell office:value-type="float" office:value="258028" calcext:value-type="float">
            <text:p>258028</text:p>
          </table:table-cell>
        </table:table-row>
        <table:table-row table:style-name="ro1">
          <table:table-cell office:value-type="float" office:value="56500" calcext:value-type="float">
            <text:p>56500</text:p>
          </table:table-cell>
          <table:table-cell office:value-type="float" office:value="630810" calcext:value-type="float">
            <text:p>630810</text:p>
          </table:table-cell>
          <table:table-cell office:value-type="float" office:value="56500" calcext:value-type="float">
            <text:p>56500</text:p>
          </table:table-cell>
          <table:table-cell office:value-type="float" office:value="394065" calcext:value-type="float">
            <text:p>394065</text:p>
          </table:table-cell>
          <table:table-cell office:value-type="float" office:value="56500" calcext:value-type="float">
            <text:p>56500</text:p>
          </table:table-cell>
          <table:table-cell office:value-type="float" office:value="366179" calcext:value-type="float">
            <text:p>366179</text:p>
          </table:table-cell>
          <table:table-cell office:value-type="float" office:value="56500" calcext:value-type="float">
            <text:p>56500</text:p>
          </table:table-cell>
          <table:table-cell office:value-type="float" office:value="282827" calcext:value-type="float">
            <text:p>282827</text:p>
          </table:table-cell>
        </table:table-row>
        <table:table-row table:style-name="ro1">
          <table:table-cell office:value-type="float" office:value="57000" calcext:value-type="float">
            <text:p>57000</text:p>
          </table:table-cell>
          <table:table-cell office:value-type="float" office:value="600103" calcext:value-type="float">
            <text:p>600103</text:p>
          </table:table-cell>
          <table:table-cell office:value-type="float" office:value="57000" calcext:value-type="float">
            <text:p>57000</text:p>
          </table:table-cell>
          <table:table-cell office:value-type="float" office:value="371955" calcext:value-type="float">
            <text:p>371955</text:p>
          </table:table-cell>
          <table:table-cell office:value-type="float" office:value="57000" calcext:value-type="float">
            <text:p>57000</text:p>
          </table:table-cell>
          <table:table-cell office:value-type="float" office:value="338770" calcext:value-type="float">
            <text:p>338770</text:p>
          </table:table-cell>
          <table:table-cell office:value-type="float" office:value="57000" calcext:value-type="float">
            <text:p>57000</text:p>
          </table:table-cell>
          <table:table-cell office:value-type="float" office:value="247524" calcext:value-type="float">
            <text:p>247524</text:p>
          </table:table-cell>
        </table:table-row>
        <table:table-row table:style-name="ro1">
          <table:table-cell office:value-type="float" office:value="57500" calcext:value-type="float">
            <text:p>57500</text:p>
          </table:table-cell>
          <table:table-cell office:value-type="float" office:value="635460" calcext:value-type="float">
            <text:p>635460</text:p>
          </table:table-cell>
          <table:table-cell office:value-type="float" office:value="57500" calcext:value-type="float">
            <text:p>57500</text:p>
          </table:table-cell>
          <table:table-cell office:value-type="float" office:value="409906" calcext:value-type="float">
            <text:p>409906</text:p>
          </table:table-cell>
          <table:table-cell office:value-type="float" office:value="57500" calcext:value-type="float">
            <text:p>57500</text:p>
          </table:table-cell>
          <table:table-cell office:value-type="float" office:value="370127" calcext:value-type="float">
            <text:p>370127</text:p>
          </table:table-cell>
          <table:table-cell office:value-type="float" office:value="57500" calcext:value-type="float">
            <text:p>57500</text:p>
          </table:table-cell>
          <table:table-cell office:value-type="float" office:value="291694" calcext:value-type="float">
            <text:p>291694</text:p>
          </table:table-cell>
        </table:table-row>
        <table:table-row table:style-name="ro1">
          <table:table-cell office:value-type="float" office:value="58000" calcext:value-type="float">
            <text:p>58000</text:p>
          </table:table-cell>
          <table:table-cell office:value-type="float" office:value="606983" calcext:value-type="float">
            <text:p>606983</text:p>
          </table:table-cell>
          <table:table-cell office:value-type="float" office:value="58000" calcext:value-type="float">
            <text:p>58000</text:p>
          </table:table-cell>
          <table:table-cell office:value-type="float" office:value="381066" calcext:value-type="float">
            <text:p>381066</text:p>
          </table:table-cell>
          <table:table-cell office:value-type="float" office:value="58000" calcext:value-type="float">
            <text:p>58000</text:p>
          </table:table-cell>
          <table:table-cell office:value-type="float" office:value="342719" calcext:value-type="float">
            <text:p>342719</text:p>
          </table:table-cell>
          <table:table-cell office:value-type="float" office:value="58000" calcext:value-type="float">
            <text:p>58000</text:p>
          </table:table-cell>
          <table:table-cell office:value-type="float" office:value="262434" calcext:value-type="float">
            <text:p>262434</text:p>
          </table:table-cell>
        </table:table-row>
        <table:table-row table:style-name="ro1">
          <table:table-cell office:value-type="float" office:value="58500" calcext:value-type="float">
            <text:p>58500</text:p>
          </table:table-cell>
          <table:table-cell office:value-type="float" office:value="648123" calcext:value-type="float">
            <text:p>648123</text:p>
          </table:table-cell>
          <table:table-cell office:value-type="float" office:value="58500" calcext:value-type="float">
            <text:p>58500</text:p>
          </table:table-cell>
          <table:table-cell office:value-type="float" office:value="414857" calcext:value-type="float">
            <text:p>414857</text:p>
          </table:table-cell>
          <table:table-cell office:value-type="float" office:value="58500" calcext:value-type="float">
            <text:p>58500</text:p>
          </table:table-cell>
          <table:table-cell office:value-type="float" office:value="376811" calcext:value-type="float">
            <text:p>376811</text:p>
          </table:table-cell>
          <table:table-cell office:value-type="float" office:value="58500" calcext:value-type="float">
            <text:p>58500</text:p>
          </table:table-cell>
          <table:table-cell office:value-type="float" office:value="297740" calcext:value-type="float">
            <text:p>297740</text:p>
          </table:table-cell>
        </table:table-row>
        <table:table-row table:style-name="ro1">
          <table:table-cell office:value-type="float" office:value="59000" calcext:value-type="float">
            <text:p>59000</text:p>
          </table:table-cell>
          <table:table-cell office:value-type="float" office:value="625688" calcext:value-type="float">
            <text:p>625688</text:p>
          </table:table-cell>
          <table:table-cell office:value-type="float" office:value="59000" calcext:value-type="float">
            <text:p>59000</text:p>
          </table:table-cell>
          <table:table-cell office:value-type="float" office:value="373937" calcext:value-type="float">
            <text:p>373937</text:p>
          </table:table-cell>
          <table:table-cell office:value-type="float" office:value="59000" calcext:value-type="float">
            <text:p>59000</text:p>
          </table:table-cell>
          <table:table-cell office:value-type="float" office:value="348569" calcext:value-type="float">
            <text:p>348569</text:p>
          </table:table-cell>
          <table:table-cell office:value-type="float" office:value="59000" calcext:value-type="float">
            <text:p>59000</text:p>
          </table:table-cell>
          <table:table-cell office:value-type="float" office:value="264552" calcext:value-type="float">
            <text:p>264552</text:p>
          </table:table-cell>
        </table:table-row>
        <table:table-row table:style-name="ro1">
          <table:table-cell office:value-type="float" office:value="59500" calcext:value-type="float">
            <text:p>59500</text:p>
          </table:table-cell>
          <table:table-cell office:value-type="float" office:value="678783" calcext:value-type="float">
            <text:p>678783</text:p>
          </table:table-cell>
          <table:table-cell office:value-type="float" office:value="59500" calcext:value-type="float">
            <text:p>59500</text:p>
          </table:table-cell>
          <table:table-cell office:value-type="float" office:value="409773" calcext:value-type="float">
            <text:p>409773</text:p>
          </table:table-cell>
          <table:table-cell office:value-type="float" office:value="59500" calcext:value-type="float">
            <text:p>59500</text:p>
          </table:table-cell>
          <table:table-cell office:value-type="float" office:value="386999" calcext:value-type="float">
            <text:p>386999</text:p>
          </table:table-cell>
          <table:table-cell office:value-type="float" office:value="59500" calcext:value-type="float">
            <text:p>59500</text:p>
          </table:table-cell>
          <table:table-cell office:value-type="float" office:value="313127" calcext:value-type="float">
            <text:p>313127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630789" calcext:value-type="float">
            <text:p>630789</text:p>
          </table:table-cell>
          <table:table-cell office:value-type="float" office:value="60000" calcext:value-type="float">
            <text:p>60000</text:p>
          </table:table-cell>
          <table:table-cell office:value-type="float" office:value="401024" calcext:value-type="float">
            <text:p>401024</text:p>
          </table:table-cell>
          <table:table-cell office:value-type="float" office:value="60000" calcext:value-type="float">
            <text:p>60000</text:p>
          </table:table-cell>
          <table:table-cell office:value-type="float" office:value="357623" calcext:value-type="float">
            <text:p>357623</text:p>
          </table:table-cell>
          <table:table-cell office:value-type="float" office:value="60000" calcext:value-type="float">
            <text:p>60000</text:p>
          </table:table-cell>
          <table:table-cell office:value-type="float" office:value="280005" calcext:value-type="float">
            <text:p>280005</text:p>
          </table:table-cell>
        </table:table-row>
        <table:table-row table:style-name="ro1">
          <table:table-cell office:value-type="float" office:value="60500" calcext:value-type="float">
            <text:p>60500</text:p>
          </table:table-cell>
          <table:table-cell office:value-type="float" office:value="667482" calcext:value-type="float">
            <text:p>667482</text:p>
          </table:table-cell>
          <table:table-cell office:value-type="float" office:value="60500" calcext:value-type="float">
            <text:p>60500</text:p>
          </table:table-cell>
          <table:table-cell office:value-type="float" office:value="429093" calcext:value-type="float">
            <text:p>429093</text:p>
          </table:table-cell>
          <table:table-cell office:value-type="float" office:value="60500" calcext:value-type="float">
            <text:p>60500</text:p>
          </table:table-cell>
          <table:table-cell office:value-type="float" office:value="389013" calcext:value-type="float">
            <text:p>389013</text:p>
          </table:table-cell>
          <table:table-cell office:value-type="float" office:value="60500" calcext:value-type="float">
            <text:p>60500</text:p>
          </table:table-cell>
          <table:table-cell office:value-type="float" office:value="308633" calcext:value-type="float">
            <text:p>308633</text:p>
          </table:table-cell>
        </table:table-row>
        <table:table-row table:style-name="ro1">
          <table:table-cell office:value-type="float" office:value="61000" calcext:value-type="float">
            <text:p>61000</text:p>
          </table:table-cell>
          <table:table-cell office:value-type="float" office:value="639917" calcext:value-type="float">
            <text:p>639917</text:p>
          </table:table-cell>
          <table:table-cell office:value-type="float" office:value="61000" calcext:value-type="float">
            <text:p>61000</text:p>
          </table:table-cell>
          <table:table-cell office:value-type="float" office:value="399469" calcext:value-type="float">
            <text:p>399469</text:p>
          </table:table-cell>
          <table:table-cell office:value-type="float" office:value="61000" calcext:value-type="float">
            <text:p>61000</text:p>
          </table:table-cell>
          <table:table-cell office:value-type="float" office:value="360530" calcext:value-type="float">
            <text:p>360530</text:p>
          </table:table-cell>
          <table:table-cell office:value-type="float" office:value="61000" calcext:value-type="float">
            <text:p>61000</text:p>
          </table:table-cell>
          <table:table-cell office:value-type="float" office:value="274227" calcext:value-type="float">
            <text:p>274227</text:p>
          </table:table-cell>
        </table:table-row>
        <table:table-row table:style-name="ro1">
          <table:table-cell office:value-type="float" office:value="61500" calcext:value-type="float">
            <text:p>61500</text:p>
          </table:table-cell>
          <table:table-cell office:value-type="float" office:value="679016" calcext:value-type="float">
            <text:p>679016</text:p>
          </table:table-cell>
          <table:table-cell office:value-type="float" office:value="61500" calcext:value-type="float">
            <text:p>61500</text:p>
          </table:table-cell>
          <table:table-cell office:value-type="float" office:value="432279" calcext:value-type="float">
            <text:p>432279</text:p>
          </table:table-cell>
          <table:table-cell office:value-type="float" office:value="61500" calcext:value-type="float">
            <text:p>61500</text:p>
          </table:table-cell>
          <table:table-cell office:value-type="float" office:value="395563" calcext:value-type="float">
            <text:p>395563</text:p>
          </table:table-cell>
          <table:table-cell office:value-type="float" office:value="61500" calcext:value-type="float">
            <text:p>61500</text:p>
          </table:table-cell>
          <table:table-cell office:value-type="float" office:value="313646" calcext:value-type="float">
            <text:p>313646</text:p>
          </table:table-cell>
        </table:table-row>
        <table:table-row table:style-name="ro1">
          <table:table-cell office:value-type="float" office:value="62000" calcext:value-type="float">
            <text:p>62000</text:p>
          </table:table-cell>
          <table:table-cell office:value-type="float" office:value="650638" calcext:value-type="float">
            <text:p>650638</text:p>
          </table:table-cell>
          <table:table-cell office:value-type="float" office:value="62000" calcext:value-type="float">
            <text:p>62000</text:p>
          </table:table-cell>
          <table:table-cell office:value-type="float" office:value="392633" calcext:value-type="float">
            <text:p>392633</text:p>
          </table:table-cell>
          <table:table-cell office:value-type="float" office:value="62000" calcext:value-type="float">
            <text:p>62000</text:p>
          </table:table-cell>
          <table:table-cell office:value-type="float" office:value="363753" calcext:value-type="float">
            <text:p>363753</text:p>
          </table:table-cell>
          <table:table-cell office:value-type="float" office:value="62000" calcext:value-type="float">
            <text:p>62000</text:p>
          </table:table-cell>
          <table:table-cell office:value-type="float" office:value="278359" calcext:value-type="float">
            <text:p>278359</text:p>
          </table:table-cell>
        </table:table-row>
        <table:table-row table:style-name="ro1">
          <table:table-cell office:value-type="float" office:value="62500" calcext:value-type="float">
            <text:p>62500</text:p>
          </table:table-cell>
          <table:table-cell office:value-type="float" office:value="689140" calcext:value-type="float">
            <text:p>689140</text:p>
          </table:table-cell>
          <table:table-cell office:value-type="float" office:value="62500" calcext:value-type="float">
            <text:p>62500</text:p>
          </table:table-cell>
          <table:table-cell office:value-type="float" office:value="439194" calcext:value-type="float">
            <text:p>439194</text:p>
          </table:table-cell>
          <table:table-cell office:value-type="float" office:value="62500" calcext:value-type="float">
            <text:p>62500</text:p>
          </table:table-cell>
          <table:table-cell office:value-type="float" office:value="410127" calcext:value-type="float">
            <text:p>410127</text:p>
          </table:table-cell>
          <table:table-cell office:value-type="float" office:value="62500" calcext:value-type="float">
            <text:p>62500</text:p>
          </table:table-cell>
          <table:table-cell office:value-type="float" office:value="306711" calcext:value-type="float">
            <text:p>306711</text:p>
          </table:table-cell>
        </table:table-row>
        <table:table-row table:style-name="ro1">
          <table:table-cell office:value-type="float" office:value="63000" calcext:value-type="float">
            <text:p>63000</text:p>
          </table:table-cell>
          <table:table-cell office:value-type="float" office:value="661319" calcext:value-type="float">
            <text:p>661319</text:p>
          </table:table-cell>
          <table:table-cell office:value-type="float" office:value="63000" calcext:value-type="float">
            <text:p>63000</text:p>
          </table:table-cell>
          <table:table-cell office:value-type="float" office:value="412399" calcext:value-type="float">
            <text:p>412399</text:p>
          </table:table-cell>
          <table:table-cell office:value-type="float" office:value="63000" calcext:value-type="float">
            <text:p>63000</text:p>
          </table:table-cell>
          <table:table-cell office:value-type="float" office:value="369938" calcext:value-type="float">
            <text:p>369938</text:p>
          </table:table-cell>
          <table:table-cell office:value-type="float" office:value="63000" calcext:value-type="float">
            <text:p>63000</text:p>
          </table:table-cell>
          <table:table-cell office:value-type="float" office:value="292491" calcext:value-type="float">
            <text:p>292491</text:p>
          </table:table-cell>
        </table:table-row>
        <table:table-row table:style-name="ro1">
          <table:table-cell office:value-type="float" office:value="63500" calcext:value-type="float">
            <text:p>63500</text:p>
          </table:table-cell>
          <table:table-cell office:value-type="float" office:value="702294" calcext:value-type="float">
            <text:p>702294</text:p>
          </table:table-cell>
          <table:table-cell office:value-type="float" office:value="63500" calcext:value-type="float">
            <text:p>63500</text:p>
          </table:table-cell>
          <table:table-cell office:value-type="float" office:value="473392" calcext:value-type="float">
            <text:p>473392</text:p>
          </table:table-cell>
          <table:table-cell office:value-type="float" office:value="63500" calcext:value-type="float">
            <text:p>63500</text:p>
          </table:table-cell>
          <table:table-cell office:value-type="float" office:value="416556" calcext:value-type="float">
            <text:p>416556</text:p>
          </table:table-cell>
          <table:table-cell office:value-type="float" office:value="63500" calcext:value-type="float">
            <text:p>63500</text:p>
          </table:table-cell>
          <table:table-cell office:value-type="float" office:value="634103" calcext:value-type="float">
            <text:p>634103</text:p>
          </table:table-cell>
        </table:table-row>
        <table:table-row table:style-name="ro1">
          <table:table-cell office:value-type="float" office:value="64000" calcext:value-type="float">
            <text:p>64000</text:p>
          </table:table-cell>
          <table:table-cell office:value-type="float" office:value="673649" calcext:value-type="float">
            <text:p>673649</text:p>
          </table:table-cell>
          <table:table-cell office:value-type="float" office:value="64000" calcext:value-type="float">
            <text:p>64000</text:p>
          </table:table-cell>
          <table:table-cell office:value-type="float" office:value="422876" calcext:value-type="float">
            <text:p>422876</text:p>
          </table:table-cell>
          <table:table-cell office:value-type="float" office:value="64000" calcext:value-type="float">
            <text:p>64000</text:p>
          </table:table-cell>
          <table:table-cell office:value-type="float" office:value="386528" calcext:value-type="float">
            <text:p>386528</text:p>
          </table:table-cell>
          <table:table-cell office:value-type="float" office:value="64000" calcext:value-type="float">
            <text:p>64000</text:p>
          </table:table-cell>
          <table:table-cell office:value-type="float" office:value="336703" calcext:value-type="float">
            <text:p>336703</text:p>
          </table:table-cell>
        </table:table-row>
        <table:table-row table:style-name="ro1">
          <table:table-cell office:value-type="float" office:value="64500" calcext:value-type="float">
            <text:p>64500</text:p>
          </table:table-cell>
          <table:table-cell office:value-type="float" office:value="680372" calcext:value-type="float">
            <text:p>680372</text:p>
          </table:table-cell>
          <table:table-cell office:value-type="float" office:value="64500" calcext:value-type="float">
            <text:p>64500</text:p>
          </table:table-cell>
          <table:table-cell office:value-type="float" office:value="411683" calcext:value-type="float">
            <text:p>411683</text:p>
          </table:table-cell>
          <table:table-cell office:value-type="float" office:value="64500" calcext:value-type="float">
            <text:p>64500</text:p>
          </table:table-cell>
          <table:table-cell office:value-type="float" office:value="378694" calcext:value-type="float">
            <text:p>378694</text:p>
          </table:table-cell>
          <table:table-cell office:value-type="float" office:value="64500" calcext:value-type="float">
            <text:p>64500</text:p>
          </table:table-cell>
          <table:table-cell office:value-type="float" office:value="289259" calcext:value-type="float">
            <text:p>289259</text:p>
          </table:table-cell>
        </table:table-row>
        <table:table-row table:style-name="ro1">
          <table:table-cell office:value-type="float" office:value="65000" calcext:value-type="float">
            <text:p>65000</text:p>
          </table:table-cell>
          <table:table-cell office:value-type="float" office:value="757483" calcext:value-type="float">
            <text:p>757483</text:p>
          </table:table-cell>
          <table:table-cell office:value-type="float" office:value="65000" calcext:value-type="float">
            <text:p>65000</text:p>
          </table:table-cell>
          <table:table-cell office:value-type="float" office:value="458099" calcext:value-type="float">
            <text:p>458099</text:p>
          </table:table-cell>
          <table:table-cell office:value-type="float" office:value="65000" calcext:value-type="float">
            <text:p>65000</text:p>
          </table:table-cell>
          <table:table-cell office:value-type="float" office:value="416585" calcext:value-type="float">
            <text:p>416585</text:p>
          </table:table-cell>
          <table:table-cell office:value-type="float" office:value="65000" calcext:value-type="float">
            <text:p>65000</text:p>
          </table:table-cell>
          <table:table-cell office:value-type="float" office:value="325315" calcext:value-type="float">
            <text:p>325315</text:p>
          </table:table-cell>
        </table:table-row>
        <table:table-row table:style-name="ro1">
          <table:table-cell office:value-type="float" office:value="65500" calcext:value-type="float">
            <text:p>65500</text:p>
          </table:table-cell>
          <table:table-cell office:value-type="float" office:value="689090" calcext:value-type="float">
            <text:p>689090</text:p>
          </table:table-cell>
          <table:table-cell office:value-type="float" office:value="65500" calcext:value-type="float">
            <text:p>65500</text:p>
          </table:table-cell>
          <table:table-cell office:value-type="float" office:value="428800" calcext:value-type="float">
            <text:p>428800</text:p>
          </table:table-cell>
          <table:table-cell office:value-type="float" office:value="65500" calcext:value-type="float">
            <text:p>65500</text:p>
          </table:table-cell>
          <table:table-cell office:value-type="float" office:value="387206" calcext:value-type="float">
            <text:p>387206</text:p>
          </table:table-cell>
          <table:table-cell office:value-type="float" office:value="65500" calcext:value-type="float">
            <text:p>65500</text:p>
          </table:table-cell>
          <table:table-cell office:value-type="float" office:value="301542" calcext:value-type="float">
            <text:p>301542</text:p>
          </table:table-cell>
        </table:table-row>
        <table:table-row table:style-name="ro1">
          <table:table-cell office:value-type="float" office:value="66000" calcext:value-type="float">
            <text:p>66000</text:p>
          </table:table-cell>
          <table:table-cell office:value-type="float" office:value="695744" calcext:value-type="float">
            <text:p>695744</text:p>
          </table:table-cell>
          <table:table-cell office:value-type="float" office:value="66000" calcext:value-type="float">
            <text:p>66000</text:p>
          </table:table-cell>
          <table:table-cell office:value-type="float" office:value="427729" calcext:value-type="float">
            <text:p>427729</text:p>
          </table:table-cell>
          <table:table-cell office:value-type="float" office:value="66000" calcext:value-type="float">
            <text:p>66000</text:p>
          </table:table-cell>
          <table:table-cell office:value-type="float" office:value="394427" calcext:value-type="float">
            <text:p>394427</text:p>
          </table:table-cell>
          <table:table-cell office:value-type="float" office:value="66000" calcext:value-type="float">
            <text:p>66000</text:p>
          </table:table-cell>
          <table:table-cell office:value-type="float" office:value="296127" calcext:value-type="float">
            <text:p>296127</text:p>
          </table:table-cell>
        </table:table-row>
        <table:table-row table:style-name="ro1">
          <table:table-cell office:value-type="float" office:value="66500" calcext:value-type="float">
            <text:p>66500</text:p>
          </table:table-cell>
          <table:table-cell office:value-type="float" office:value="701491" calcext:value-type="float">
            <text:p>701491</text:p>
          </table:table-cell>
          <table:table-cell office:value-type="float" office:value="66500" calcext:value-type="float">
            <text:p>66500</text:p>
          </table:table-cell>
          <table:table-cell office:value-type="float" office:value="433144" calcext:value-type="float">
            <text:p>433144</text:p>
          </table:table-cell>
          <table:table-cell office:value-type="float" office:value="66500" calcext:value-type="float">
            <text:p>66500</text:p>
          </table:table-cell>
          <table:table-cell office:value-type="float" office:value="394298" calcext:value-type="float">
            <text:p>394298</text:p>
          </table:table-cell>
          <table:table-cell office:value-type="float" office:value="66500" calcext:value-type="float">
            <text:p>66500</text:p>
          </table:table-cell>
          <table:table-cell office:value-type="float" office:value="401977" calcext:value-type="float">
            <text:p>401977</text:p>
          </table:table-cell>
        </table:table-row>
        <table:table-row table:style-name="ro1">
          <table:table-cell office:value-type="float" office:value="67000" calcext:value-type="float">
            <text:p>67000</text:p>
          </table:table-cell>
          <table:table-cell office:value-type="float" office:value="736903" calcext:value-type="float">
            <text:p>736903</text:p>
          </table:table-cell>
          <table:table-cell office:value-type="float" office:value="67000" calcext:value-type="float">
            <text:p>67000</text:p>
          </table:table-cell>
          <table:table-cell office:value-type="float" office:value="716536" calcext:value-type="float">
            <text:p>716536</text:p>
          </table:table-cell>
          <table:table-cell office:value-type="float" office:value="67000" calcext:value-type="float">
            <text:p>67000</text:p>
          </table:table-cell>
          <table:table-cell office:value-type="float" office:value="428892" calcext:value-type="float">
            <text:p>428892</text:p>
          </table:table-cell>
          <table:table-cell office:value-type="float" office:value="67000" calcext:value-type="float">
            <text:p>67000</text:p>
          </table:table-cell>
          <table:table-cell office:value-type="float" office:value="326795" calcext:value-type="float">
            <text:p>326795</text:p>
          </table:table-cell>
        </table:table-row>
        <table:table-row table:style-name="ro1">
          <table:table-cell office:value-type="float" office:value="67500" calcext:value-type="float">
            <text:p>67500</text:p>
          </table:table-cell>
          <table:table-cell office:value-type="float" office:value="719937" calcext:value-type="float">
            <text:p>719937</text:p>
          </table:table-cell>
          <table:table-cell office:value-type="float" office:value="67500" calcext:value-type="float">
            <text:p>67500</text:p>
          </table:table-cell>
          <table:table-cell office:value-type="float" office:value="716540" calcext:value-type="float">
            <text:p>716540</text:p>
          </table:table-cell>
          <table:table-cell office:value-type="float" office:value="67500" calcext:value-type="float">
            <text:p>67500</text:p>
          </table:table-cell>
          <table:table-cell office:value-type="float" office:value="408311" calcext:value-type="float">
            <text:p>408311</text:p>
          </table:table-cell>
          <table:table-cell office:value-type="float" office:value="67500" calcext:value-type="float">
            <text:p>67500</text:p>
          </table:table-cell>
          <table:table-cell office:value-type="float" office:value="303048" calcext:value-type="float">
            <text:p>303048</text:p>
          </table:table-cell>
        </table:table-row>
        <table:table-row table:style-name="ro1">
          <table:table-cell office:value-type="float" office:value="68000" calcext:value-type="float">
            <text:p>68000</text:p>
          </table:table-cell>
          <table:table-cell office:value-type="float" office:value="756117" calcext:value-type="float">
            <text:p>756117</text:p>
          </table:table-cell>
          <table:table-cell office:value-type="float" office:value="68000" calcext:value-type="float">
            <text:p>68000</text:p>
          </table:table-cell>
          <table:table-cell office:value-type="float" office:value="494060" calcext:value-type="float">
            <text:p>494060</text:p>
          </table:table-cell>
          <table:table-cell office:value-type="float" office:value="68000" calcext:value-type="float">
            <text:p>68000</text:p>
          </table:table-cell>
          <table:table-cell office:value-type="float" office:value="438997" calcext:value-type="float">
            <text:p>438997</text:p>
          </table:table-cell>
          <table:table-cell office:value-type="float" office:value="68000" calcext:value-type="float">
            <text:p>68000</text:p>
          </table:table-cell>
          <table:table-cell office:value-type="float" office:value="341613" calcext:value-type="float">
            <text:p>341613</text:p>
          </table:table-cell>
        </table:table-row>
        <table:table-row table:style-name="ro1">
          <table:table-cell office:value-type="float" office:value="68500" calcext:value-type="float">
            <text:p>68500</text:p>
          </table:table-cell>
          <table:table-cell office:value-type="float" office:value="730447" calcext:value-type="float">
            <text:p>730447</text:p>
          </table:table-cell>
          <table:table-cell office:value-type="float" office:value="68500" calcext:value-type="float">
            <text:p>68500</text:p>
          </table:table-cell>
          <table:table-cell office:value-type="float" office:value="450938" calcext:value-type="float">
            <text:p>450938</text:p>
          </table:table-cell>
          <table:table-cell office:value-type="float" office:value="68500" calcext:value-type="float">
            <text:p>68500</text:p>
          </table:table-cell>
          <table:table-cell office:value-type="float" office:value="410825" calcext:value-type="float">
            <text:p>410825</text:p>
          </table:table-cell>
          <table:table-cell office:value-type="float" office:value="68500" calcext:value-type="float">
            <text:p>68500</text:p>
          </table:table-cell>
          <table:table-cell office:value-type="float" office:value="307543" calcext:value-type="float">
            <text:p>307543</text:p>
          </table:table-cell>
        </table:table-row>
        <table:table-row table:style-name="ro1">
          <table:table-cell office:value-type="float" office:value="69000" calcext:value-type="float">
            <text:p>69000</text:p>
          </table:table-cell>
          <table:table-cell office:value-type="float" office:value="761041" calcext:value-type="float">
            <text:p>761041</text:p>
          </table:table-cell>
          <table:table-cell office:value-type="float" office:value="69000" calcext:value-type="float">
            <text:p>69000</text:p>
          </table:table-cell>
          <table:table-cell office:value-type="float" office:value="494216" calcext:value-type="float">
            <text:p>494216</text:p>
          </table:table-cell>
          <table:table-cell office:value-type="float" office:value="69000" calcext:value-type="float">
            <text:p>69000</text:p>
          </table:table-cell>
          <table:table-cell office:value-type="float" office:value="327408" calcext:value-type="float">
            <text:p>327408</text:p>
          </table:table-cell>
          <table:table-cell office:value-type="float" office:value="69000" calcext:value-type="float">
            <text:p>69000</text:p>
          </table:table-cell>
          <table:table-cell office:value-type="float" office:value="341609" calcext:value-type="float">
            <text:p>341609</text:p>
          </table:table-cell>
        </table:table-row>
        <table:table-row table:style-name="ro1">
          <table:table-cell office:value-type="float" office:value="69500" calcext:value-type="float">
            <text:p>69500</text:p>
          </table:table-cell>
          <table:table-cell office:value-type="float" office:value="732455" calcext:value-type="float">
            <text:p>732455</text:p>
          </table:table-cell>
          <table:table-cell office:value-type="float" office:value="69500" calcext:value-type="float">
            <text:p>69500</text:p>
          </table:table-cell>
          <table:table-cell office:value-type="float" office:value="465189" calcext:value-type="float">
            <text:p>465189</text:p>
          </table:table-cell>
          <table:table-cell office:value-type="float" office:value="69500" calcext:value-type="float">
            <text:p>69500</text:p>
          </table:table-cell>
          <table:table-cell office:value-type="float" office:value="315341" calcext:value-type="float">
            <text:p>315341</text:p>
          </table:table-cell>
          <table:table-cell office:value-type="float" office:value="69500" calcext:value-type="float">
            <text:p>69500</text:p>
          </table:table-cell>
          <table:table-cell office:value-type="float" office:value="348033" calcext:value-type="float">
            <text:p>348033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776609" calcext:value-type="float">
            <text:p>776609</text:p>
          </table:table-cell>
          <table:table-cell office:value-type="float" office:value="70000" calcext:value-type="float">
            <text:p>70000</text:p>
          </table:table-cell>
          <table:table-cell office:value-type="float" office:value="489870" calcext:value-type="float">
            <text:p>489870</text:p>
          </table:table-cell>
          <table:table-cell office:value-type="float" office:value="70000" calcext:value-type="float">
            <text:p>70000</text:p>
          </table:table-cell>
          <table:table-cell office:value-type="float" office:value="339577" calcext:value-type="float">
            <text:p>339577</text:p>
          </table:table-cell>
          <table:table-cell office:value-type="float" office:value="70000" calcext:value-type="float">
            <text:p>70000</text:p>
          </table:table-cell>
          <table:table-cell office:value-type="float" office:value="340364" calcext:value-type="float">
            <text:p>340364</text:p>
          </table:table-cell>
        </table:table-row>
        <table:table-row table:style-name="ro1">
          <table:table-cell office:value-type="float" office:value="70500" calcext:value-type="float">
            <text:p>70500</text:p>
          </table:table-cell>
          <table:table-cell office:value-type="float" office:value="749650" calcext:value-type="float">
            <text:p>749650</text:p>
          </table:table-cell>
          <table:table-cell office:value-type="float" office:value="70500" calcext:value-type="float">
            <text:p>70500</text:p>
          </table:table-cell>
          <table:table-cell office:value-type="float" office:value="472299" calcext:value-type="float">
            <text:p>472299</text:p>
          </table:table-cell>
          <table:table-cell office:value-type="float" office:value="70500" calcext:value-type="float">
            <text:p>70500</text:p>
          </table:table-cell>
          <table:table-cell office:value-type="float" office:value="348188" calcext:value-type="float">
            <text:p>348188</text:p>
          </table:table-cell>
          <table:table-cell office:value-type="float" office:value="70500" calcext:value-type="float">
            <text:p>70500</text:p>
          </table:table-cell>
          <table:table-cell office:value-type="float" office:value="313406" calcext:value-type="float">
            <text:p>313406</text:p>
          </table:table-cell>
        </table:table-row>
        <table:table-row table:style-name="ro1">
          <table:table-cell office:value-type="float" office:value="71000" calcext:value-type="float">
            <text:p>71000</text:p>
          </table:table-cell>
          <table:table-cell office:value-type="float" office:value="779908" calcext:value-type="float">
            <text:p>779908</text:p>
          </table:table-cell>
          <table:table-cell office:value-type="float" office:value="71000" calcext:value-type="float">
            <text:p>71000</text:p>
          </table:table-cell>
          <table:table-cell office:value-type="float" office:value="490844" calcext:value-type="float">
            <text:p>490844</text:p>
          </table:table-cell>
          <table:table-cell office:value-type="float" office:value="71000" calcext:value-type="float">
            <text:p>71000</text:p>
          </table:table-cell>
          <table:table-cell office:value-type="float" office:value="482363" calcext:value-type="float">
            <text:p>482363</text:p>
          </table:table-cell>
          <table:table-cell office:value-type="float" office:value="71000" calcext:value-type="float">
            <text:p>71000</text:p>
          </table:table-cell>
          <table:table-cell office:value-type="float" office:value="352495" calcext:value-type="float">
            <text:p>352495</text:p>
          </table:table-cell>
        </table:table-row>
        <table:table-row table:style-name="ro1">
          <table:table-cell office:value-type="float" office:value="71500" calcext:value-type="float">
            <text:p>71500</text:p>
          </table:table-cell>
          <table:table-cell office:value-type="float" office:value="755951" calcext:value-type="float">
            <text:p>755951</text:p>
          </table:table-cell>
          <table:table-cell office:value-type="float" office:value="71500" calcext:value-type="float">
            <text:p>71500</text:p>
          </table:table-cell>
          <table:table-cell office:value-type="float" office:value="503668" calcext:value-type="float">
            <text:p>503668</text:p>
          </table:table-cell>
          <table:table-cell office:value-type="float" office:value="71500" calcext:value-type="float">
            <text:p>71500</text:p>
          </table:table-cell>
          <table:table-cell office:value-type="float" office:value="463744" calcext:value-type="float">
            <text:p>463744</text:p>
          </table:table-cell>
          <table:table-cell office:value-type="float" office:value="71500" calcext:value-type="float">
            <text:p>71500</text:p>
          </table:table-cell>
          <table:table-cell office:value-type="float" office:value="319194" calcext:value-type="float">
            <text:p>319194</text:p>
          </table:table-cell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790067" calcext:value-type="float">
            <text:p>790067</text:p>
          </table:table-cell>
          <table:table-cell office:value-type="float" office:value="72000" calcext:value-type="float">
            <text:p>72000</text:p>
          </table:table-cell>
          <table:table-cell office:value-type="float" office:value="496682" calcext:value-type="float">
            <text:p>496682</text:p>
          </table:table-cell>
          <table:table-cell office:value-type="float" office:value="72000" calcext:value-type="float">
            <text:p>72000</text:p>
          </table:table-cell>
          <table:table-cell office:value-type="float" office:value="490607" calcext:value-type="float">
            <text:p>490607</text:p>
          </table:table-cell>
          <table:table-cell office:value-type="float" office:value="72000" calcext:value-type="float">
            <text:p>72000</text:p>
          </table:table-cell>
          <table:table-cell office:value-type="float" office:value="606753" calcext:value-type="float">
            <text:p>606753</text:p>
          </table:table-cell>
        </table:table-row>
        <table:table-row table:style-name="ro1">
          <table:table-cell office:value-type="float" office:value="72500" calcext:value-type="float">
            <text:p>72500</text:p>
          </table:table-cell>
          <table:table-cell office:value-type="float" office:value="824653" calcext:value-type="float">
            <text:p>824653</text:p>
          </table:table-cell>
          <table:table-cell office:value-type="float" office:value="72500" calcext:value-type="float">
            <text:p>72500</text:p>
          </table:table-cell>
          <table:table-cell office:value-type="float" office:value="500458" calcext:value-type="float">
            <text:p>500458</text:p>
          </table:table-cell>
          <table:table-cell office:value-type="float" office:value="72500" calcext:value-type="float">
            <text:p>72500</text:p>
          </table:table-cell>
          <table:table-cell office:value-type="float" office:value="455352" calcext:value-type="float">
            <text:p>455352</text:p>
          </table:table-cell>
          <table:table-cell office:value-type="float" office:value="72500" calcext:value-type="float">
            <text:p>72500</text:p>
          </table:table-cell>
          <table:table-cell office:value-type="float" office:value="6686660" calcext:value-type="float">
            <text:p>6686660</text:p>
          </table:table-cell>
        </table:table-row>
        <table:table-row table:style-name="ro1">
          <table:table-cell office:value-type="float" office:value="73000" calcext:value-type="float">
            <text:p>73000</text:p>
          </table:table-cell>
          <table:table-cell office:value-type="float" office:value="813687" calcext:value-type="float">
            <text:p>813687</text:p>
          </table:table-cell>
          <table:table-cell office:value-type="float" office:value="73000" calcext:value-type="float">
            <text:p>73000</text:p>
          </table:table-cell>
          <table:table-cell office:value-type="float" office:value="542868" calcext:value-type="float">
            <text:p>542868</text:p>
          </table:table-cell>
          <table:table-cell office:value-type="float" office:value="73000" calcext:value-type="float">
            <text:p>73000</text:p>
          </table:table-cell>
          <table:table-cell office:value-type="float" office:value="572055" calcext:value-type="float">
            <text:p>572055</text:p>
          </table:table-cell>
          <table:table-cell office:value-type="float" office:value="73000" calcext:value-type="float">
            <text:p>73000</text:p>
          </table:table-cell>
          <table:table-cell office:value-type="float" office:value="426665" calcext:value-type="float">
            <text:p>426665</text:p>
          </table:table-cell>
        </table:table-row>
        <table:table-row table:style-name="ro1">
          <table:table-cell office:value-type="float" office:value="73500" calcext:value-type="float">
            <text:p>73500</text:p>
          </table:table-cell>
          <table:table-cell office:value-type="float" office:value="829264" calcext:value-type="float">
            <text:p>829264</text:p>
          </table:table-cell>
          <table:table-cell office:value-type="float" office:value="73500" calcext:value-type="float">
            <text:p>73500</text:p>
          </table:table-cell>
          <table:table-cell office:value-type="float" office:value="489209" calcext:value-type="float">
            <text:p>489209</text:p>
          </table:table-cell>
          <table:table-cell office:value-type="float" office:value="73500" calcext:value-type="float">
            <text:p>73500</text:p>
          </table:table-cell>
          <table:table-cell office:value-type="float" office:value="444513" calcext:value-type="float">
            <text:p>444513</text:p>
          </table:table-cell>
          <table:table-cell office:value-type="float" office:value="73500" calcext:value-type="float">
            <text:p>73500</text:p>
          </table:table-cell>
          <table:table-cell office:value-type="float" office:value="462559" calcext:value-type="float">
            <text:p>462559</text:p>
          </table:table-cell>
        </table:table-row>
        <table:table-row table:style-name="ro1">
          <table:table-cell office:value-type="float" office:value="74000" calcext:value-type="float">
            <text:p>74000</text:p>
          </table:table-cell>
          <table:table-cell office:value-type="float" office:value="887803" calcext:value-type="float">
            <text:p>887803</text:p>
          </table:table-cell>
          <table:table-cell office:value-type="float" office:value="74000" calcext:value-type="float">
            <text:p>74000</text:p>
          </table:table-cell>
          <table:table-cell office:value-type="float" office:value="816952" calcext:value-type="float">
            <text:p>816952</text:p>
          </table:table-cell>
          <table:table-cell office:value-type="float" office:value="74000" calcext:value-type="float">
            <text:p>74000</text:p>
          </table:table-cell>
          <table:table-cell office:value-type="float" office:value="477677" calcext:value-type="float">
            <text:p>477677</text:p>
          </table:table-cell>
          <table:table-cell office:value-type="float" office:value="74000" calcext:value-type="float">
            <text:p>74000</text:p>
          </table:table-cell>
          <table:table-cell office:value-type="float" office:value="4111220" calcext:value-type="float">
            <text:p>4111220</text:p>
          </table:table-cell>
        </table:table-row>
        <table:table-row table:style-name="ro1">
          <table:table-cell office:value-type="float" office:value="74500" calcext:value-type="float">
            <text:p>74500</text:p>
          </table:table-cell>
          <table:table-cell office:value-type="float" office:value="794600" calcext:value-type="float">
            <text:p>794600</text:p>
          </table:table-cell>
          <table:table-cell office:value-type="float" office:value="74500" calcext:value-type="float">
            <text:p>74500</text:p>
          </table:table-cell>
          <table:table-cell office:value-type="float" office:value="514336" calcext:value-type="float">
            <text:p>514336</text:p>
          </table:table-cell>
          <table:table-cell office:value-type="float" office:value="74500" calcext:value-type="float">
            <text:p>74500</text:p>
          </table:table-cell>
          <table:table-cell office:value-type="float" office:value="490407" calcext:value-type="float">
            <text:p>490407</text:p>
          </table:table-cell>
          <table:table-cell office:value-type="float" office:value="74500" calcext:value-type="float">
            <text:p>74500</text:p>
          </table:table-cell>
          <table:table-cell office:value-type="float" office:value="369499" calcext:value-type="float">
            <text:p>369499</text:p>
          </table:table-cell>
        </table:table-row>
        <table:table-row table:style-name="ro1">
          <table:table-cell office:value-type="float" office:value="75000" calcext:value-type="float">
            <text:p>75000</text:p>
          </table:table-cell>
          <table:table-cell office:value-type="float" office:value="830694" calcext:value-type="float">
            <text:p>830694</text:p>
          </table:table-cell>
          <table:table-cell office:value-type="float" office:value="75000" calcext:value-type="float">
            <text:p>75000</text:p>
          </table:table-cell>
          <table:table-cell office:value-type="float" office:value="610880" calcext:value-type="float">
            <text:p>610880</text:p>
          </table:table-cell>
          <table:table-cell office:value-type="float" office:value="75000" calcext:value-type="float">
            <text:p>75000</text:p>
          </table:table-cell>
          <table:table-cell office:value-type="float" office:value="486849" calcext:value-type="float">
            <text:p>486849</text:p>
          </table:table-cell>
          <table:table-cell office:value-type="float" office:value="75000" calcext:value-type="float">
            <text:p>75000</text:p>
          </table:table-cell>
          <table:table-cell office:value-type="float" office:value="1641122" calcext:value-type="float">
            <text:p>1641122</text:p>
          </table:table-cell>
        </table:table-row>
        <table:table-row table:style-name="ro1">
          <table:table-cell office:value-type="float" office:value="75500" calcext:value-type="float">
            <text:p>75500</text:p>
          </table:table-cell>
          <table:table-cell office:value-type="float" office:value="800187" calcext:value-type="float">
            <text:p>800187</text:p>
          </table:table-cell>
          <table:table-cell office:value-type="float" office:value="75500" calcext:value-type="float">
            <text:p>75500</text:p>
          </table:table-cell>
          <table:table-cell office:value-type="float" office:value="600937" calcext:value-type="float">
            <text:p>600937</text:p>
          </table:table-cell>
          <table:table-cell office:value-type="float" office:value="75500" calcext:value-type="float">
            <text:p>75500</text:p>
          </table:table-cell>
          <table:table-cell office:value-type="float" office:value="453090" calcext:value-type="float">
            <text:p>453090</text:p>
          </table:table-cell>
          <table:table-cell office:value-type="float" office:value="75500" calcext:value-type="float">
            <text:p>75500</text:p>
          </table:table-cell>
          <table:table-cell office:value-type="float" office:value="342610" calcext:value-type="float">
            <text:p>342610</text:p>
          </table:table-cell>
        </table:table-row>
        <table:table-row table:style-name="ro1">
          <table:table-cell office:value-type="float" office:value="76000" calcext:value-type="float">
            <text:p>76000</text:p>
          </table:table-cell>
          <table:table-cell office:value-type="float" office:value="848321" calcext:value-type="float">
            <text:p>848321</text:p>
          </table:table-cell>
          <table:table-cell office:value-type="float" office:value="76000" calcext:value-type="float">
            <text:p>76000</text:p>
          </table:table-cell>
          <table:table-cell office:value-type="float" office:value="537928" calcext:value-type="float">
            <text:p>537928</text:p>
          </table:table-cell>
          <table:table-cell office:value-type="float" office:value="76000" calcext:value-type="float">
            <text:p>76000</text:p>
          </table:table-cell>
          <table:table-cell office:value-type="float" office:value="491736" calcext:value-type="float">
            <text:p>491736</text:p>
          </table:table-cell>
          <table:table-cell office:value-type="float" office:value="76000" calcext:value-type="float">
            <text:p>76000</text:p>
          </table:table-cell>
          <table:table-cell office:value-type="float" office:value="379755" calcext:value-type="float">
            <text:p>379755</text:p>
          </table:table-cell>
        </table:table-row>
        <table:table-row table:style-name="ro1">
          <table:table-cell office:value-type="float" office:value="76500" calcext:value-type="float">
            <text:p>76500</text:p>
          </table:table-cell>
          <table:table-cell office:value-type="float" office:value="810561" calcext:value-type="float">
            <text:p>810561</text:p>
          </table:table-cell>
          <table:table-cell office:value-type="float" office:value="76500" calcext:value-type="float">
            <text:p>76500</text:p>
          </table:table-cell>
          <table:table-cell office:value-type="float" office:value="523651" calcext:value-type="float">
            <text:p>523651</text:p>
          </table:table-cell>
          <table:table-cell office:value-type="float" office:value="76500" calcext:value-type="float">
            <text:p>76500</text:p>
          </table:table-cell>
          <table:table-cell office:value-type="float" office:value="452108" calcext:value-type="float">
            <text:p>452108</text:p>
          </table:table-cell>
          <table:table-cell office:value-type="float" office:value="76500" calcext:value-type="float">
            <text:p>76500</text:p>
          </table:table-cell>
          <table:table-cell office:value-type="float" office:value="346206" calcext:value-type="float">
            <text:p>346206</text:p>
          </table:table-cell>
        </table:table-row>
        <table:table-row table:style-name="ro1">
          <table:table-cell office:value-type="float" office:value="77000" calcext:value-type="float">
            <text:p>77000</text:p>
          </table:table-cell>
          <table:table-cell office:value-type="float" office:value="846145" calcext:value-type="float">
            <text:p>846145</text:p>
          </table:table-cell>
          <table:table-cell office:value-type="float" office:value="77000" calcext:value-type="float">
            <text:p>77000</text:p>
          </table:table-cell>
          <table:table-cell office:value-type="float" office:value="535135" calcext:value-type="float">
            <text:p>535135</text:p>
          </table:table-cell>
          <table:table-cell office:value-type="float" office:value="77000" calcext:value-type="float">
            <text:p>77000</text:p>
          </table:table-cell>
          <table:table-cell office:value-type="float" office:value="517272" calcext:value-type="float">
            <text:p>517272</text:p>
          </table:table-cell>
          <table:table-cell office:value-type="float" office:value="77000" calcext:value-type="float">
            <text:p>77000</text:p>
          </table:table-cell>
          <table:table-cell office:value-type="float" office:value="6367572" calcext:value-type="float">
            <text:p>6367572</text:p>
          </table:table-cell>
        </table:table-row>
        <table:table-row table:style-name="ro1">
          <table:table-cell office:value-type="float" office:value="77500" calcext:value-type="float">
            <text:p>77500</text:p>
          </table:table-cell>
          <table:table-cell office:value-type="float" office:value="833709" calcext:value-type="float">
            <text:p>833709</text:p>
          </table:table-cell>
          <table:table-cell office:value-type="float" office:value="77500" calcext:value-type="float">
            <text:p>77500</text:p>
          </table:table-cell>
          <table:table-cell office:value-type="float" office:value="505136" calcext:value-type="float">
            <text:p>505136</text:p>
          </table:table-cell>
          <table:table-cell office:value-type="float" office:value="77500" calcext:value-type="float">
            <text:p>77500</text:p>
          </table:table-cell>
          <table:table-cell office:value-type="float" office:value="459103" calcext:value-type="float">
            <text:p>459103</text:p>
          </table:table-cell>
          <table:table-cell office:value-type="float" office:value="77500" calcext:value-type="float">
            <text:p>77500</text:p>
          </table:table-cell>
          <table:table-cell office:value-type="float" office:value="360484" calcext:value-type="float">
            <text:p>360484</text:p>
          </table:table-cell>
        </table:table-row>
        <table:table-row table:style-name="ro1">
          <table:table-cell office:value-type="float" office:value="78000" calcext:value-type="float">
            <text:p>78000</text:p>
          </table:table-cell>
          <table:table-cell office:value-type="float" office:value="856225" calcext:value-type="float">
            <text:p>856225</text:p>
          </table:table-cell>
          <table:table-cell office:value-type="float" office:value="78000" calcext:value-type="float">
            <text:p>78000</text:p>
          </table:table-cell>
          <table:table-cell office:value-type="float" office:value="538727" calcext:value-type="float">
            <text:p>538727</text:p>
          </table:table-cell>
          <table:table-cell office:value-type="float" office:value="78000" calcext:value-type="float">
            <text:p>78000</text:p>
          </table:table-cell>
          <table:table-cell office:value-type="float" office:value="505313" calcext:value-type="float">
            <text:p>505313</text:p>
          </table:table-cell>
          <table:table-cell office:value-type="float" office:value="78000" calcext:value-type="float">
            <text:p>78000</text:p>
          </table:table-cell>
          <table:table-cell office:value-type="float" office:value="408257" calcext:value-type="float">
            <text:p>408257</text:p>
          </table:table-cell>
        </table:table-row>
        <table:table-row table:style-name="ro1">
          <table:table-cell office:value-type="float" office:value="78500" calcext:value-type="float">
            <text:p>78500</text:p>
          </table:table-cell>
          <table:table-cell office:value-type="float" office:value="835928" calcext:value-type="float">
            <text:p>835928</text:p>
          </table:table-cell>
          <table:table-cell office:value-type="float" office:value="78500" calcext:value-type="float">
            <text:p>78500</text:p>
          </table:table-cell>
          <table:table-cell office:value-type="float" office:value="513644" calcext:value-type="float">
            <text:p>513644</text:p>
          </table:table-cell>
          <table:table-cell office:value-type="float" office:value="78500" calcext:value-type="float">
            <text:p>78500</text:p>
          </table:table-cell>
          <table:table-cell office:value-type="float" office:value="465490" calcext:value-type="float">
            <text:p>465490</text:p>
          </table:table-cell>
          <table:table-cell office:value-type="float" office:value="78500" calcext:value-type="float">
            <text:p>78500</text:p>
          </table:table-cell>
          <table:table-cell office:value-type="float" office:value="352090" calcext:value-type="float">
            <text:p>352090</text:p>
          </table:table-cell>
        </table:table-row>
        <table:table-row table:style-name="ro1">
          <table:table-cell office:value-type="float" office:value="79000" calcext:value-type="float">
            <text:p>79000</text:p>
          </table:table-cell>
          <table:table-cell office:value-type="float" office:value="866694" calcext:value-type="float">
            <text:p>866694</text:p>
          </table:table-cell>
          <table:table-cell office:value-type="float" office:value="79000" calcext:value-type="float">
            <text:p>79000</text:p>
          </table:table-cell>
          <table:table-cell office:value-type="float" office:value="547458" calcext:value-type="float">
            <text:p>547458</text:p>
          </table:table-cell>
          <table:table-cell office:value-type="float" office:value="79000" calcext:value-type="float">
            <text:p>79000</text:p>
          </table:table-cell>
          <table:table-cell office:value-type="float" office:value="507084" calcext:value-type="float">
            <text:p>507084</text:p>
          </table:table-cell>
          <table:table-cell office:value-type="float" office:value="79000" calcext:value-type="float">
            <text:p>79000</text:p>
          </table:table-cell>
          <table:table-cell office:value-type="float" office:value="881305" calcext:value-type="float">
            <text:p>881305</text:p>
          </table:table-cell>
        </table:table-row>
        <table:table-row table:style-name="ro1">
          <table:table-cell office:value-type="float" office:value="79500" calcext:value-type="float">
            <text:p>79500</text:p>
          </table:table-cell>
          <table:table-cell office:value-type="float" office:value="845122" calcext:value-type="float">
            <text:p>845122</text:p>
          </table:table-cell>
          <table:table-cell office:value-type="float" office:value="79500" calcext:value-type="float">
            <text:p>79500</text:p>
          </table:table-cell>
          <table:table-cell office:value-type="float" office:value="516955" calcext:value-type="float">
            <text:p>516955</text:p>
          </table:table-cell>
          <table:table-cell office:value-type="float" office:value="79500" calcext:value-type="float">
            <text:p>79500</text:p>
          </table:table-cell>
          <table:table-cell office:value-type="float" office:value="476037" calcext:value-type="float">
            <text:p>476037</text:p>
          </table:table-cell>
          <table:table-cell office:value-type="float" office:value="79500" calcext:value-type="float">
            <text:p>79500</text:p>
          </table:table-cell>
          <table:table-cell office:value-type="float" office:value="357516" calcext:value-type="float">
            <text:p>357516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881430" calcext:value-type="float">
            <text:p>881430</text:p>
          </table:table-cell>
          <table:table-cell office:value-type="float" office:value="80000" calcext:value-type="float">
            <text:p>80000</text:p>
          </table:table-cell>
          <table:table-cell office:value-type="float" office:value="579861" calcext:value-type="float">
            <text:p>579861</text:p>
          </table:table-cell>
          <table:table-cell office:value-type="float" office:value="80000" calcext:value-type="float">
            <text:p>80000</text:p>
          </table:table-cell>
          <table:table-cell office:value-type="float" office:value="520022" calcext:value-type="float">
            <text:p>520022</text:p>
          </table:table-cell>
          <table:table-cell office:value-type="float" office:value="80000" calcext:value-type="float">
            <text:p>80000</text:p>
          </table:table-cell>
          <table:table-cell office:value-type="float" office:value="395597" calcext:value-type="float">
            <text:p>395597</text:p>
          </table:table-cell>
        </table:table-row>
        <table:table-row table:style-name="ro1">
          <table:table-cell office:value-type="float" office:value="80500" calcext:value-type="float">
            <text:p>80500</text:p>
          </table:table-cell>
          <table:table-cell office:value-type="float" office:value="877403" calcext:value-type="float">
            <text:p>877403</text:p>
          </table:table-cell>
          <table:table-cell office:value-type="float" office:value="80500" calcext:value-type="float">
            <text:p>80500</text:p>
          </table:table-cell>
          <table:table-cell office:value-type="float" office:value="533542" calcext:value-type="float">
            <text:p>533542</text:p>
          </table:table-cell>
          <table:table-cell office:value-type="float" office:value="80500" calcext:value-type="float">
            <text:p>80500</text:p>
          </table:table-cell>
          <table:table-cell office:value-type="float" office:value="480815" calcext:value-type="float">
            <text:p>480815</text:p>
          </table:table-cell>
          <table:table-cell office:value-type="float" office:value="80500" calcext:value-type="float">
            <text:p>80500</text:p>
          </table:table-cell>
          <table:table-cell office:value-type="float" office:value="373331" calcext:value-type="float">
            <text:p>373331</text:p>
          </table:table-cell>
        </table:table-row>
        <table:table-row table:style-name="ro1">
          <table:table-cell office:value-type="float" office:value="81000" calcext:value-type="float">
            <text:p>81000</text:p>
          </table:table-cell>
          <table:table-cell office:value-type="float" office:value="887988" calcext:value-type="float">
            <text:p>887988</text:p>
          </table:table-cell>
          <table:table-cell office:value-type="float" office:value="81000" calcext:value-type="float">
            <text:p>81000</text:p>
          </table:table-cell>
          <table:table-cell office:value-type="float" office:value="566099" calcext:value-type="float">
            <text:p>566099</text:p>
          </table:table-cell>
          <table:table-cell office:value-type="float" office:value="81000" calcext:value-type="float">
            <text:p>81000</text:p>
          </table:table-cell>
          <table:table-cell office:value-type="float" office:value="547767" calcext:value-type="float">
            <text:p>547767</text:p>
          </table:table-cell>
          <table:table-cell office:value-type="float" office:value="81000" calcext:value-type="float">
            <text:p>81000</text:p>
          </table:table-cell>
          <table:table-cell office:value-type="float" office:value="401165" calcext:value-type="float">
            <text:p>401165</text:p>
          </table:table-cell>
        </table:table-row>
        <table:table-row table:style-name="ro1">
          <table:table-cell office:value-type="float" office:value="81500" calcext:value-type="float">
            <text:p>81500</text:p>
          </table:table-cell>
          <table:table-cell office:value-type="float" office:value="863121" calcext:value-type="float">
            <text:p>863121</text:p>
          </table:table-cell>
          <table:table-cell office:value-type="float" office:value="81500" calcext:value-type="float">
            <text:p>81500</text:p>
          </table:table-cell>
          <table:table-cell office:value-type="float" office:value="531453" calcext:value-type="float">
            <text:p>531453</text:p>
          </table:table-cell>
          <table:table-cell office:value-type="float" office:value="81500" calcext:value-type="float">
            <text:p>81500</text:p>
          </table:table-cell>
          <table:table-cell office:value-type="float" office:value="488885" calcext:value-type="float">
            <text:p>488885</text:p>
          </table:table-cell>
          <table:table-cell office:value-type="float" office:value="81500" calcext:value-type="float">
            <text:p>81500</text:p>
          </table:table-cell>
          <table:table-cell office:value-type="float" office:value="368211" calcext:value-type="float">
            <text:p>368211</text:p>
          </table:table-cell>
        </table:table-row>
        <table:table-row table:style-name="ro1">
          <table:table-cell office:value-type="float" office:value="82000" calcext:value-type="float">
            <text:p>82000</text:p>
          </table:table-cell>
          <table:table-cell office:value-type="float" office:value="898259" calcext:value-type="float">
            <text:p>898259</text:p>
          </table:table-cell>
          <table:table-cell office:value-type="float" office:value="82000" calcext:value-type="float">
            <text:p>82000</text:p>
          </table:table-cell>
          <table:table-cell office:value-type="float" office:value="581880" calcext:value-type="float">
            <text:p>581880</text:p>
          </table:table-cell>
          <table:table-cell office:value-type="float" office:value="82000" calcext:value-type="float">
            <text:p>82000</text:p>
          </table:table-cell>
          <table:table-cell office:value-type="float" office:value="528803" calcext:value-type="float">
            <text:p>528803</text:p>
          </table:table-cell>
          <table:table-cell office:value-type="float" office:value="82000" calcext:value-type="float">
            <text:p>82000</text:p>
          </table:table-cell>
          <table:table-cell office:value-type="float" office:value="402827" calcext:value-type="float">
            <text:p>402827</text:p>
          </table:table-cell>
        </table:table-row>
        <table:table-row table:style-name="ro1">
          <table:table-cell office:value-type="float" office:value="82500" calcext:value-type="float">
            <text:p>82500</text:p>
          </table:table-cell>
          <table:table-cell office:value-type="float" office:value="873680" calcext:value-type="float">
            <text:p>873680</text:p>
          </table:table-cell>
          <table:table-cell office:value-type="float" office:value="82500" calcext:value-type="float">
            <text:p>82500</text:p>
          </table:table-cell>
          <table:table-cell office:value-type="float" office:value="537603" calcext:value-type="float">
            <text:p>537603</text:p>
          </table:table-cell>
          <table:table-cell office:value-type="float" office:value="82500" calcext:value-type="float">
            <text:p>82500</text:p>
          </table:table-cell>
          <table:table-cell office:value-type="float" office:value="488688" calcext:value-type="float">
            <text:p>488688</text:p>
          </table:table-cell>
          <table:table-cell office:value-type="float" office:value="82500" calcext:value-type="float">
            <text:p>82500</text:p>
          </table:table-cell>
          <table:table-cell office:value-type="float" office:value="379916" calcext:value-type="float">
            <text:p>379916</text:p>
          </table:table-cell>
        </table:table-row>
        <table:table-row table:style-name="ro1">
          <table:table-cell office:value-type="float" office:value="83000" calcext:value-type="float">
            <text:p>83000</text:p>
          </table:table-cell>
          <table:table-cell office:value-type="float" office:value="912857" calcext:value-type="float">
            <text:p>912857</text:p>
          </table:table-cell>
          <table:table-cell office:value-type="float" office:value="83000" calcext:value-type="float">
            <text:p>83000</text:p>
          </table:table-cell>
          <table:table-cell office:value-type="float" office:value="568603" calcext:value-type="float">
            <text:p>568603</text:p>
          </table:table-cell>
          <table:table-cell office:value-type="float" office:value="83000" calcext:value-type="float">
            <text:p>83000</text:p>
          </table:table-cell>
          <table:table-cell office:value-type="float" office:value="563490" calcext:value-type="float">
            <text:p>563490</text:p>
          </table:table-cell>
          <table:table-cell office:value-type="float" office:value="83000" calcext:value-type="float">
            <text:p>83000</text:p>
          </table:table-cell>
          <table:table-cell office:value-type="float" office:value="438314" calcext:value-type="float">
            <text:p>438314</text:p>
          </table:table-cell>
        </table:table-row>
        <table:table-row table:style-name="ro1">
          <table:table-cell office:value-type="float" office:value="83500" calcext:value-type="float">
            <text:p>83500</text:p>
          </table:table-cell>
          <table:table-cell office:value-type="float" office:value="884790" calcext:value-type="float">
            <text:p>884790</text:p>
          </table:table-cell>
          <table:table-cell office:value-type="float" office:value="83500" calcext:value-type="float">
            <text:p>83500</text:p>
          </table:table-cell>
          <table:table-cell office:value-type="float" office:value="544938" calcext:value-type="float">
            <text:p>544938</text:p>
          </table:table-cell>
          <table:table-cell office:value-type="float" office:value="83500" calcext:value-type="float">
            <text:p>83500</text:p>
          </table:table-cell>
          <table:table-cell office:value-type="float" office:value="503767" calcext:value-type="float">
            <text:p>503767</text:p>
          </table:table-cell>
          <table:table-cell office:value-type="float" office:value="83500" calcext:value-type="float">
            <text:p>83500</text:p>
          </table:table-cell>
          <table:table-cell office:value-type="float" office:value="381647" calcext:value-type="float">
            <text:p>381647</text:p>
          </table:table-cell>
        </table:table-row>
        <table:table-row table:style-name="ro1">
          <table:table-cell office:value-type="float" office:value="84000" calcext:value-type="float">
            <text:p>84000</text:p>
          </table:table-cell>
          <table:table-cell office:value-type="float" office:value="949982" calcext:value-type="float">
            <text:p>949982</text:p>
          </table:table-cell>
          <table:table-cell office:value-type="float" office:value="84000" calcext:value-type="float">
            <text:p>84000</text:p>
          </table:table-cell>
          <table:table-cell office:value-type="float" office:value="576418" calcext:value-type="float">
            <text:p>576418</text:p>
          </table:table-cell>
          <table:table-cell office:value-type="float" office:value="84000" calcext:value-type="float">
            <text:p>84000</text:p>
          </table:table-cell>
          <table:table-cell office:value-type="float" office:value="541045" calcext:value-type="float">
            <text:p>541045</text:p>
          </table:table-cell>
          <table:table-cell office:value-type="float" office:value="84000" calcext:value-type="float">
            <text:p>84000</text:p>
          </table:table-cell>
          <table:table-cell office:value-type="float" office:value="419625" calcext:value-type="float">
            <text:p>419625</text:p>
          </table:table-cell>
        </table:table-row>
        <table:table-row table:style-name="ro1">
          <table:table-cell office:value-type="float" office:value="84500" calcext:value-type="float">
            <text:p>84500</text:p>
          </table:table-cell>
          <table:table-cell office:value-type="float" office:value="898355" calcext:value-type="float">
            <text:p>898355</text:p>
          </table:table-cell>
          <table:table-cell office:value-type="float" office:value="84500" calcext:value-type="float">
            <text:p>84500</text:p>
          </table:table-cell>
          <table:table-cell office:value-type="float" office:value="552096" calcext:value-type="float">
            <text:p>552096</text:p>
          </table:table-cell>
          <table:table-cell office:value-type="float" office:value="84500" calcext:value-type="float">
            <text:p>84500</text:p>
          </table:table-cell>
          <table:table-cell office:value-type="float" office:value="507912" calcext:value-type="float">
            <text:p>507912</text:p>
          </table:table-cell>
          <table:table-cell office:value-type="float" office:value="84500" calcext:value-type="float">
            <text:p>84500</text:p>
          </table:table-cell>
          <table:table-cell office:value-type="float" office:value="380649" calcext:value-type="float">
            <text:p>380649</text:p>
          </table:table-cell>
        </table:table-row>
        <table:table-row table:style-name="ro1">
          <table:table-cell office:value-type="float" office:value="85000" calcext:value-type="float">
            <text:p>85000</text:p>
          </table:table-cell>
          <table:table-cell office:value-type="float" office:value="956735" calcext:value-type="float">
            <text:p>956735</text:p>
          </table:table-cell>
          <table:table-cell office:value-type="float" office:value="85000" calcext:value-type="float">
            <text:p>85000</text:p>
          </table:table-cell>
          <table:table-cell office:value-type="float" office:value="580743" calcext:value-type="float">
            <text:p>580743</text:p>
          </table:table-cell>
          <table:table-cell office:value-type="float" office:value="85000" calcext:value-type="float">
            <text:p>85000</text:p>
          </table:table-cell>
          <table:table-cell office:value-type="float" office:value="557267" calcext:value-type="float">
            <text:p>557267</text:p>
          </table:table-cell>
          <table:table-cell office:value-type="float" office:value="85000" calcext:value-type="float">
            <text:p>85000</text:p>
          </table:table-cell>
          <table:table-cell office:value-type="float" office:value="809382" calcext:value-type="float">
            <text:p>809382</text:p>
          </table:table-cell>
        </table:table-row>
        <table:table-row table:style-name="ro1">
          <table:table-cell office:value-type="float" office:value="85500" calcext:value-type="float">
            <text:p>85500</text:p>
          </table:table-cell>
          <table:table-cell office:value-type="float" office:value="905955" calcext:value-type="float">
            <text:p>905955</text:p>
          </table:table-cell>
          <table:table-cell office:value-type="float" office:value="85500" calcext:value-type="float">
            <text:p>85500</text:p>
          </table:table-cell>
          <table:table-cell office:value-type="float" office:value="558398" calcext:value-type="float">
            <text:p>558398</text:p>
          </table:table-cell>
          <table:table-cell office:value-type="float" office:value="85500" calcext:value-type="float">
            <text:p>85500</text:p>
          </table:table-cell>
          <table:table-cell office:value-type="float" office:value="507338" calcext:value-type="float">
            <text:p>507338</text:p>
          </table:table-cell>
          <table:table-cell office:value-type="float" office:value="85500" calcext:value-type="float">
            <text:p>85500</text:p>
          </table:table-cell>
          <table:table-cell office:value-type="float" office:value="385532" calcext:value-type="float">
            <text:p>385532</text:p>
          </table:table-cell>
        </table:table-row>
        <table:table-row table:style-name="ro1">
          <table:table-cell office:value-type="float" office:value="86000" calcext:value-type="float">
            <text:p>86000</text:p>
          </table:table-cell>
          <table:table-cell office:value-type="float" office:value="939227" calcext:value-type="float">
            <text:p>939227</text:p>
          </table:table-cell>
          <table:table-cell office:value-type="float" office:value="86000" calcext:value-type="float">
            <text:p>86000</text:p>
          </table:table-cell>
          <table:table-cell office:value-type="float" office:value="570735" calcext:value-type="float">
            <text:p>570735</text:p>
          </table:table-cell>
          <table:table-cell office:value-type="float" office:value="86000" calcext:value-type="float">
            <text:p>86000</text:p>
          </table:table-cell>
          <table:table-cell office:value-type="float" office:value="616150" calcext:value-type="float">
            <text:p>616150</text:p>
          </table:table-cell>
          <table:table-cell office:value-type="float" office:value="86000" calcext:value-type="float">
            <text:p>86000</text:p>
          </table:table-cell>
          <table:table-cell office:value-type="float" office:value="382437" calcext:value-type="float">
            <text:p>382437</text:p>
          </table:table-cell>
        </table:table-row>
        <table:table-row table:style-name="ro1">
          <table:table-cell office:value-type="float" office:value="86500" calcext:value-type="float">
            <text:p>86500</text:p>
          </table:table-cell>
          <table:table-cell office:value-type="float" office:value="947127" calcext:value-type="float">
            <text:p>947127</text:p>
          </table:table-cell>
          <table:table-cell office:value-type="float" office:value="86500" calcext:value-type="float">
            <text:p>86500</text:p>
          </table:table-cell>
          <table:table-cell office:value-type="float" office:value="600289" calcext:value-type="float">
            <text:p>600289</text:p>
          </table:table-cell>
          <table:table-cell office:value-type="float" office:value="86500" calcext:value-type="float">
            <text:p>86500</text:p>
          </table:table-cell>
          <table:table-cell office:value-type="float" office:value="634519" calcext:value-type="float">
            <text:p>634519</text:p>
          </table:table-cell>
          <table:table-cell office:value-type="float" office:value="86500" calcext:value-type="float">
            <text:p>86500</text:p>
          </table:table-cell>
          <table:table-cell office:value-type="float" office:value="473854" calcext:value-type="float">
            <text:p>473854</text:p>
          </table:table-cell>
        </table:table-row>
        <table:table-row table:style-name="ro1">
          <table:table-cell office:value-type="float" office:value="87000" calcext:value-type="float">
            <text:p>87000</text:p>
          </table:table-cell>
          <table:table-cell office:value-type="float" office:value="924832" calcext:value-type="float">
            <text:p>924832</text:p>
          </table:table-cell>
          <table:table-cell office:value-type="float" office:value="87000" calcext:value-type="float">
            <text:p>87000</text:p>
          </table:table-cell>
          <table:table-cell office:value-type="float" office:value="588081" calcext:value-type="float">
            <text:p>588081</text:p>
          </table:table-cell>
          <table:table-cell office:value-type="float" office:value="87000" calcext:value-type="float">
            <text:p>87000</text:p>
          </table:table-cell>
          <table:table-cell office:value-type="float" office:value="565534" calcext:value-type="float">
            <text:p>565534</text:p>
          </table:table-cell>
          <table:table-cell office:value-type="float" office:value="87000" calcext:value-type="float">
            <text:p>87000</text:p>
          </table:table-cell>
          <table:table-cell office:value-type="float" office:value="379693" calcext:value-type="float">
            <text:p>379693</text:p>
          </table:table-cell>
        </table:table-row>
        <table:table-row table:style-name="ro1">
          <table:table-cell office:value-type="float" office:value="87500" calcext:value-type="float">
            <text:p>87500</text:p>
          </table:table-cell>
          <table:table-cell office:value-type="float" office:value="957645" calcext:value-type="float">
            <text:p>957645</text:p>
          </table:table-cell>
          <table:table-cell office:value-type="float" office:value="87500" calcext:value-type="float">
            <text:p>87500</text:p>
          </table:table-cell>
          <table:table-cell office:value-type="float" office:value="604206" calcext:value-type="float">
            <text:p>604206</text:p>
          </table:table-cell>
          <table:table-cell office:value-type="float" office:value="87500" calcext:value-type="float">
            <text:p>87500</text:p>
          </table:table-cell>
          <table:table-cell office:value-type="float" office:value="612206" calcext:value-type="float">
            <text:p>612206</text:p>
          </table:table-cell>
          <table:table-cell office:value-type="float" office:value="87500" calcext:value-type="float">
            <text:p>87500</text:p>
          </table:table-cell>
          <table:table-cell office:value-type="float" office:value="508408" calcext:value-type="float">
            <text:p>508408</text:p>
          </table:table-cell>
        </table:table-row>
        <table:table-row table:style-name="ro1">
          <table:table-cell office:value-type="float" office:value="88000" calcext:value-type="float">
            <text:p>88000</text:p>
          </table:table-cell>
          <table:table-cell office:value-type="float" office:value="934102" calcext:value-type="float">
            <text:p>934102</text:p>
          </table:table-cell>
          <table:table-cell office:value-type="float" office:value="88000" calcext:value-type="float">
            <text:p>88000</text:p>
          </table:table-cell>
          <table:table-cell office:value-type="float" office:value="562914" calcext:value-type="float">
            <text:p>562914</text:p>
          </table:table-cell>
          <table:table-cell office:value-type="float" office:value="88000" calcext:value-type="float">
            <text:p>88000</text:p>
          </table:table-cell>
          <table:table-cell office:value-type="float" office:value="576626" calcext:value-type="float">
            <text:p>576626</text:p>
          </table:table-cell>
          <table:table-cell office:value-type="float" office:value="88000" calcext:value-type="float">
            <text:p>88000</text:p>
          </table:table-cell>
          <table:table-cell office:value-type="float" office:value="395255" calcext:value-type="float">
            <text:p>395255</text:p>
          </table:table-cell>
        </table:table-row>
        <table:table-row table:style-name="ro1">
          <table:table-cell office:value-type="float" office:value="88500" calcext:value-type="float">
            <text:p>88500</text:p>
          </table:table-cell>
          <table:table-cell office:value-type="float" office:value="971307" calcext:value-type="float">
            <text:p>971307</text:p>
          </table:table-cell>
          <table:table-cell office:value-type="float" office:value="88500" calcext:value-type="float">
            <text:p>88500</text:p>
          </table:table-cell>
          <table:table-cell office:value-type="float" office:value="618095" calcext:value-type="float">
            <text:p>618095</text:p>
          </table:table-cell>
          <table:table-cell office:value-type="float" office:value="88500" calcext:value-type="float">
            <text:p>88500</text:p>
          </table:table-cell>
          <table:table-cell office:value-type="float" office:value="625199" calcext:value-type="float">
            <text:p>625199</text:p>
          </table:table-cell>
          <table:table-cell office:value-type="float" office:value="88500" calcext:value-type="float">
            <text:p>88500</text:p>
          </table:table-cell>
          <table:table-cell office:value-type="float" office:value="457768" calcext:value-type="float">
            <text:p>457768</text:p>
          </table:table-cell>
        </table:table-row>
        <table:table-row table:style-name="ro1">
          <table:table-cell office:value-type="float" office:value="89000" calcext:value-type="float">
            <text:p>89000</text:p>
          </table:table-cell>
          <table:table-cell office:value-type="float" office:value="945066" calcext:value-type="float">
            <text:p>945066</text:p>
          </table:table-cell>
          <table:table-cell office:value-type="float" office:value="89000" calcext:value-type="float">
            <text:p>89000</text:p>
          </table:table-cell>
          <table:table-cell office:value-type="float" office:value="580044" calcext:value-type="float">
            <text:p>580044</text:p>
          </table:table-cell>
          <table:table-cell office:value-type="float" office:value="89000" calcext:value-type="float">
            <text:p>89000</text:p>
          </table:table-cell>
          <table:table-cell office:value-type="float" office:value="585687" calcext:value-type="float">
            <text:p>585687</text:p>
          </table:table-cell>
          <table:table-cell office:value-type="float" office:value="89000" calcext:value-type="float">
            <text:p>89000</text:p>
          </table:table-cell>
          <table:table-cell office:value-type="float" office:value="398990" calcext:value-type="float">
            <text:p>398990</text:p>
          </table:table-cell>
        </table:table-row>
        <table:table-row table:style-name="ro1">
          <table:table-cell office:value-type="float" office:value="89500" calcext:value-type="float">
            <text:p>89500</text:p>
          </table:table-cell>
          <table:table-cell office:value-type="float" office:value="988602" calcext:value-type="float">
            <text:p>988602</text:p>
          </table:table-cell>
          <table:table-cell office:value-type="float" office:value="89500" calcext:value-type="float">
            <text:p>89500</text:p>
          </table:table-cell>
          <table:table-cell office:value-type="float" office:value="613930" calcext:value-type="float">
            <text:p>613930</text:p>
          </table:table-cell>
          <table:table-cell office:value-type="float" office:value="89500" calcext:value-type="float">
            <text:p>89500</text:p>
          </table:table-cell>
          <table:table-cell office:value-type="float" office:value="634311" calcext:value-type="float">
            <text:p>634311</text:p>
          </table:table-cell>
          <table:table-cell office:value-type="float" office:value="89500" calcext:value-type="float">
            <text:p>89500</text:p>
          </table:table-cell>
          <table:table-cell office:value-type="float" office:value="466771" calcext:value-type="float">
            <text:p>466771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959728" calcext:value-type="float">
            <text:p>959728</text:p>
          </table:table-cell>
          <table:table-cell office:value-type="float" office:value="90000" calcext:value-type="float">
            <text:p>90000</text:p>
          </table:table-cell>
          <table:table-cell office:value-type="float" office:value="588538" calcext:value-type="float">
            <text:p>588538</text:p>
          </table:table-cell>
          <table:table-cell office:value-type="float" office:value="90000" calcext:value-type="float">
            <text:p>90000</text:p>
          </table:table-cell>
          <table:table-cell office:value-type="float" office:value="592548" calcext:value-type="float">
            <text:p>592548</text:p>
          </table:table-cell>
          <table:table-cell office:value-type="float" office:value="90000" calcext:value-type="float">
            <text:p>90000</text:p>
          </table:table-cell>
          <table:table-cell office:value-type="float" office:value="410698" calcext:value-type="float">
            <text:p>410698</text:p>
          </table:table-cell>
        </table:table-row>
        <table:table-row table:style-name="ro1">
          <table:table-cell office:value-type="float" office:value="90500" calcext:value-type="float">
            <text:p>90500</text:p>
          </table:table-cell>
          <table:table-cell office:value-type="float" office:value="1012956" calcext:value-type="float">
            <text:p>1012956</text:p>
          </table:table-cell>
          <table:table-cell office:value-type="float" office:value="90500" calcext:value-type="float">
            <text:p>90500</text:p>
          </table:table-cell>
          <table:table-cell office:value-type="float" office:value="618916" calcext:value-type="float">
            <text:p>618916</text:p>
          </table:table-cell>
          <table:table-cell office:value-type="float" office:value="90500" calcext:value-type="float">
            <text:p>90500</text:p>
          </table:table-cell>
          <table:table-cell office:value-type="float" office:value="632538" calcext:value-type="float">
            <text:p>632538</text:p>
          </table:table-cell>
          <table:table-cell office:value-type="float" office:value="90500" calcext:value-type="float">
            <text:p>90500</text:p>
          </table:table-cell>
          <table:table-cell office:value-type="float" office:value="442093" calcext:value-type="float">
            <text:p>442093</text:p>
          </table:table-cell>
        </table:table-row>
        <table:table-row table:style-name="ro1">
          <table:table-cell office:value-type="float" office:value="91000" calcext:value-type="float">
            <text:p>91000</text:p>
          </table:table-cell>
          <table:table-cell office:value-type="float" office:value="974091" calcext:value-type="float">
            <text:p>974091</text:p>
          </table:table-cell>
          <table:table-cell office:value-type="float" office:value="91000" calcext:value-type="float">
            <text:p>91000</text:p>
          </table:table-cell>
          <table:table-cell office:value-type="float" office:value="588007" calcext:value-type="float">
            <text:p>588007</text:p>
          </table:table-cell>
          <table:table-cell office:value-type="float" office:value="91000" calcext:value-type="float">
            <text:p>91000</text:p>
          </table:table-cell>
          <table:table-cell office:value-type="float" office:value="610172" calcext:value-type="float">
            <text:p>610172</text:p>
          </table:table-cell>
          <table:table-cell office:value-type="float" office:value="91000" calcext:value-type="float">
            <text:p>91000</text:p>
          </table:table-cell>
          <table:table-cell office:value-type="float" office:value="407736" calcext:value-type="float">
            <text:p>407736</text:p>
          </table:table-cell>
        </table:table-row>
        <table:table-row table:style-name="ro1">
          <table:table-cell office:value-type="float" office:value="91500" calcext:value-type="float">
            <text:p>91500</text:p>
          </table:table-cell>
          <table:table-cell office:value-type="float" office:value="1002473" calcext:value-type="float">
            <text:p>1002473</text:p>
          </table:table-cell>
          <table:table-cell office:value-type="float" office:value="91500" calcext:value-type="float">
            <text:p>91500</text:p>
          </table:table-cell>
          <table:table-cell office:value-type="float" office:value="624344" calcext:value-type="float">
            <text:p>624344</text:p>
          </table:table-cell>
          <table:table-cell office:value-type="float" office:value="91500" calcext:value-type="float">
            <text:p>91500</text:p>
          </table:table-cell>
          <table:table-cell office:value-type="float" office:value="634932" calcext:value-type="float">
            <text:p>634932</text:p>
          </table:table-cell>
          <table:table-cell office:value-type="float" office:value="91500" calcext:value-type="float">
            <text:p>91500</text:p>
          </table:table-cell>
          <table:table-cell office:value-type="float" office:value="446390" calcext:value-type="float">
            <text:p>446390</text:p>
          </table:table-cell>
        </table:table-row>
        <table:table-row table:style-name="ro1">
          <table:table-cell office:value-type="float" office:value="92000" calcext:value-type="float">
            <text:p>92000</text:p>
          </table:table-cell>
          <table:table-cell office:value-type="float" office:value="985410" calcext:value-type="float">
            <text:p>985410</text:p>
          </table:table-cell>
          <table:table-cell office:value-type="float" office:value="92000" calcext:value-type="float">
            <text:p>92000</text:p>
          </table:table-cell>
          <table:table-cell office:value-type="float" office:value="587934" calcext:value-type="float">
            <text:p>587934</text:p>
          </table:table-cell>
          <table:table-cell office:value-type="float" office:value="92000" calcext:value-type="float">
            <text:p>92000</text:p>
          </table:table-cell>
          <table:table-cell office:value-type="float" office:value="619770" calcext:value-type="float">
            <text:p>619770</text:p>
          </table:table-cell>
          <table:table-cell office:value-type="float" office:value="92000" calcext:value-type="float">
            <text:p>92000</text:p>
          </table:table-cell>
          <table:table-cell office:value-type="float" office:value="411680" calcext:value-type="float">
            <text:p>411680</text:p>
          </table:table-cell>
        </table:table-row>
        <table:table-row table:style-name="ro1">
          <table:table-cell office:value-type="float" office:value="92500" calcext:value-type="float">
            <text:p>92500</text:p>
          </table:table-cell>
          <table:table-cell office:value-type="float" office:value="1015387" calcext:value-type="float">
            <text:p>1015387</text:p>
          </table:table-cell>
          <table:table-cell office:value-type="float" office:value="92500" calcext:value-type="float">
            <text:p>92500</text:p>
          </table:table-cell>
          <table:table-cell office:value-type="float" office:value="641743" calcext:value-type="float">
            <text:p>641743</text:p>
          </table:table-cell>
          <table:table-cell office:value-type="float" office:value="92500" calcext:value-type="float">
            <text:p>92500</text:p>
          </table:table-cell>
          <table:table-cell office:value-type="float" office:value="634466" calcext:value-type="float">
            <text:p>634466</text:p>
          </table:table-cell>
          <table:table-cell office:value-type="float" office:value="92500" calcext:value-type="float">
            <text:p>92500</text:p>
          </table:table-cell>
          <table:table-cell office:value-type="float" office:value="449587" calcext:value-type="float">
            <text:p>449587</text:p>
          </table:table-cell>
        </table:table-row>
        <table:table-row table:style-name="ro1">
          <table:table-cell office:value-type="float" office:value="93000" calcext:value-type="float">
            <text:p>93000</text:p>
          </table:table-cell>
          <table:table-cell office:value-type="float" office:value="991769" calcext:value-type="float">
            <text:p>991769</text:p>
          </table:table-cell>
          <table:table-cell office:value-type="float" office:value="93000" calcext:value-type="float">
            <text:p>93000</text:p>
          </table:table-cell>
          <table:table-cell office:value-type="float" office:value="604118" calcext:value-type="float">
            <text:p>604118</text:p>
          </table:table-cell>
          <table:table-cell office:value-type="float" office:value="93000" calcext:value-type="float">
            <text:p>93000</text:p>
          </table:table-cell>
          <table:table-cell office:value-type="float" office:value="622854" calcext:value-type="float">
            <text:p>622854</text:p>
          </table:table-cell>
          <table:table-cell office:value-type="float" office:value="93000" calcext:value-type="float">
            <text:p>93000</text:p>
          </table:table-cell>
          <table:table-cell office:value-type="float" office:value="419330" calcext:value-type="float">
            <text:p>419330</text:p>
          </table:table-cell>
        </table:table-row>
        <table:table-row table:style-name="ro1">
          <table:table-cell office:value-type="float" office:value="93500" calcext:value-type="float">
            <text:p>93500</text:p>
          </table:table-cell>
          <table:table-cell office:value-type="float" office:value="1069991" calcext:value-type="float">
            <text:p>1069991</text:p>
          </table:table-cell>
          <table:table-cell office:value-type="float" office:value="93500" calcext:value-type="float">
            <text:p>93500</text:p>
          </table:table-cell>
          <table:table-cell office:value-type="float" office:value="664060" calcext:value-type="float">
            <text:p>664060</text:p>
          </table:table-cell>
          <table:table-cell office:value-type="float" office:value="93500" calcext:value-type="float">
            <text:p>93500</text:p>
          </table:table-cell>
          <table:table-cell office:value-type="float" office:value="649122" calcext:value-type="float">
            <text:p>649122</text:p>
          </table:table-cell>
          <table:table-cell office:value-type="float" office:value="93500" calcext:value-type="float">
            <text:p>93500</text:p>
          </table:table-cell>
          <table:table-cell office:value-type="float" office:value="454777" calcext:value-type="float">
            <text:p>454777</text:p>
          </table:table-cell>
        </table:table-row>
        <table:table-row table:style-name="ro1">
          <table:table-cell office:value-type="float" office:value="94000" calcext:value-type="float">
            <text:p>94000</text:p>
          </table:table-cell>
          <table:table-cell office:value-type="float" office:value="1006100" calcext:value-type="float">
            <text:p>1006100</text:p>
          </table:table-cell>
          <table:table-cell office:value-type="float" office:value="94000" calcext:value-type="float">
            <text:p>94000</text:p>
          </table:table-cell>
          <table:table-cell office:value-type="float" office:value="612351" calcext:value-type="float">
            <text:p>612351</text:p>
          </table:table-cell>
          <table:table-cell office:value-type="float" office:value="94000" calcext:value-type="float">
            <text:p>94000</text:p>
          </table:table-cell>
          <table:table-cell office:value-type="float" office:value="634447" calcext:value-type="float">
            <text:p>634447</text:p>
          </table:table-cell>
          <table:table-cell office:value-type="float" office:value="94000" calcext:value-type="float">
            <text:p>94000</text:p>
          </table:table-cell>
          <table:table-cell office:value-type="float" office:value="421752" calcext:value-type="float">
            <text:p>421752</text:p>
          </table:table-cell>
        </table:table-row>
        <table:table-row table:style-name="ro1">
          <table:table-cell office:value-type="float" office:value="94500" calcext:value-type="float">
            <text:p>94500</text:p>
          </table:table-cell>
          <table:table-cell office:value-type="float" office:value="1045942" calcext:value-type="float">
            <text:p>1045942</text:p>
          </table:table-cell>
          <table:table-cell office:value-type="float" office:value="94500" calcext:value-type="float">
            <text:p>94500</text:p>
          </table:table-cell>
          <table:table-cell office:value-type="float" office:value="657385" calcext:value-type="float">
            <text:p>657385</text:p>
          </table:table-cell>
          <table:table-cell office:value-type="float" office:value="94500" calcext:value-type="float">
            <text:p>94500</text:p>
          </table:table-cell>
          <table:table-cell office:value-type="float" office:value="652561" calcext:value-type="float">
            <text:p>652561</text:p>
          </table:table-cell>
          <table:table-cell office:value-type="float" office:value="94500" calcext:value-type="float">
            <text:p>94500</text:p>
          </table:table-cell>
          <table:table-cell office:value-type="float" office:value="473233" calcext:value-type="float">
            <text:p>473233</text:p>
          </table:table-cell>
        </table:table-row>
        <table:table-row table:style-name="ro1">
          <table:table-cell office:value-type="float" office:value="95000" calcext:value-type="float">
            <text:p>95000</text:p>
          </table:table-cell>
          <table:table-cell office:value-type="float" office:value="1018721" calcext:value-type="float">
            <text:p>1018721</text:p>
          </table:table-cell>
          <table:table-cell office:value-type="float" office:value="95000" calcext:value-type="float">
            <text:p>95000</text:p>
          </table:table-cell>
          <table:table-cell office:value-type="float" office:value="616356" calcext:value-type="float">
            <text:p>616356</text:p>
          </table:table-cell>
          <table:table-cell office:value-type="float" office:value="95000" calcext:value-type="float">
            <text:p>95000</text:p>
          </table:table-cell>
          <table:table-cell office:value-type="float" office:value="630335" calcext:value-type="float">
            <text:p>630335</text:p>
          </table:table-cell>
          <table:table-cell office:value-type="float" office:value="95000" calcext:value-type="float">
            <text:p>95000</text:p>
          </table:table-cell>
          <table:table-cell office:value-type="float" office:value="428402" calcext:value-type="float">
            <text:p>428402</text:p>
          </table:table-cell>
        </table:table-row>
        <table:table-row table:style-name="ro1">
          <table:table-cell office:value-type="float" office:value="95500" calcext:value-type="float">
            <text:p>95500</text:p>
          </table:table-cell>
          <table:table-cell office:value-type="float" office:value="1049341" calcext:value-type="float">
            <text:p>1049341</text:p>
          </table:table-cell>
          <table:table-cell office:value-type="float" office:value="95500" calcext:value-type="float">
            <text:p>95500</text:p>
          </table:table-cell>
          <table:table-cell office:value-type="float" office:value="661546" calcext:value-type="float">
            <text:p>661546</text:p>
          </table:table-cell>
          <table:table-cell office:value-type="float" office:value="95500" calcext:value-type="float">
            <text:p>95500</text:p>
          </table:table-cell>
          <table:table-cell office:value-type="float" office:value="664813" calcext:value-type="float">
            <text:p>664813</text:p>
          </table:table-cell>
          <table:table-cell office:value-type="float" office:value="95500" calcext:value-type="float">
            <text:p>95500</text:p>
          </table:table-cell>
          <table:table-cell office:value-type="float" office:value="532141" calcext:value-type="float">
            <text:p>532141</text:p>
          </table:table-cell>
        </table:table-row>
        <table:table-row table:style-name="ro1">
          <table:table-cell office:value-type="float" office:value="96000" calcext:value-type="float">
            <text:p>96000</text:p>
          </table:table-cell>
          <table:table-cell office:value-type="float" office:value="1146381" calcext:value-type="float">
            <text:p>1146381</text:p>
          </table:table-cell>
          <table:table-cell office:value-type="float" office:value="96000" calcext:value-type="float">
            <text:p>96000</text:p>
          </table:table-cell>
          <table:table-cell office:value-type="float" office:value="624873" calcext:value-type="float">
            <text:p>624873</text:p>
          </table:table-cell>
          <table:table-cell office:value-type="float" office:value="96000" calcext:value-type="float">
            <text:p>96000</text:p>
          </table:table-cell>
          <table:table-cell office:value-type="float" office:value="619341" calcext:value-type="float">
            <text:p>619341</text:p>
          </table:table-cell>
          <table:table-cell office:value-type="float" office:value="96000" calcext:value-type="float">
            <text:p>96000</text:p>
          </table:table-cell>
          <table:table-cell office:value-type="float" office:value="471088" calcext:value-type="float">
            <text:p>471088</text:p>
          </table:table-cell>
        </table:table-row>
        <table:table-row table:style-name="ro1">
          <table:table-cell office:value-type="float" office:value="96500" calcext:value-type="float">
            <text:p>96500</text:p>
          </table:table-cell>
          <table:table-cell office:value-type="float" office:value="1162487" calcext:value-type="float">
            <text:p>1162487</text:p>
          </table:table-cell>
          <table:table-cell office:value-type="float" office:value="96500" calcext:value-type="float">
            <text:p>96500</text:p>
          </table:table-cell>
          <table:table-cell office:value-type="float" office:value="660203" calcext:value-type="float">
            <text:p>660203</text:p>
          </table:table-cell>
          <table:table-cell office:value-type="float" office:value="96500" calcext:value-type="float">
            <text:p>96500</text:p>
          </table:table-cell>
          <table:table-cell office:value-type="float" office:value="668712" calcext:value-type="float">
            <text:p>668712</text:p>
          </table:table-cell>
          <table:table-cell office:value-type="float" office:value="96500" calcext:value-type="float">
            <text:p>96500</text:p>
          </table:table-cell>
          <table:table-cell office:value-type="float" office:value="467537" calcext:value-type="float">
            <text:p>467537</text:p>
          </table:table-cell>
        </table:table-row>
        <table:table-row table:style-name="ro1">
          <table:table-cell office:value-type="float" office:value="97000" calcext:value-type="float">
            <text:p>97000</text:p>
          </table:table-cell>
          <table:table-cell office:value-type="float" office:value="1050961" calcext:value-type="float">
            <text:p>1050961</text:p>
          </table:table-cell>
          <table:table-cell office:value-type="float" office:value="97000" calcext:value-type="float">
            <text:p>97000</text:p>
          </table:table-cell>
          <table:table-cell office:value-type="float" office:value="619852" calcext:value-type="float">
            <text:p>619852</text:p>
          </table:table-cell>
          <table:table-cell office:value-type="float" office:value="97000" calcext:value-type="float">
            <text:p>97000</text:p>
          </table:table-cell>
          <table:table-cell office:value-type="float" office:value="637104" calcext:value-type="float">
            <text:p>637104</text:p>
          </table:table-cell>
          <table:table-cell office:value-type="float" office:value="97000" calcext:value-type="float">
            <text:p>97000</text:p>
          </table:table-cell>
          <table:table-cell office:value-type="float" office:value="433847" calcext:value-type="float">
            <text:p>433847</text:p>
          </table:table-cell>
        </table:table-row>
        <table:table-row table:style-name="ro1">
          <table:table-cell office:value-type="float" office:value="97500" calcext:value-type="float">
            <text:p>97500</text:p>
          </table:table-cell>
          <table:table-cell office:value-type="float" office:value="1072086" calcext:value-type="float">
            <text:p>1072086</text:p>
          </table:table-cell>
          <table:table-cell office:value-type="float" office:value="97500" calcext:value-type="float">
            <text:p>97500</text:p>
          </table:table-cell>
          <table:table-cell office:value-type="float" office:value="667012" calcext:value-type="float">
            <text:p>667012</text:p>
          </table:table-cell>
          <table:table-cell office:value-type="float" office:value="97500" calcext:value-type="float">
            <text:p>97500</text:p>
          </table:table-cell>
          <table:table-cell office:value-type="float" office:value="681611" calcext:value-type="float">
            <text:p>681611</text:p>
          </table:table-cell>
          <table:table-cell office:value-type="float" office:value="97500" calcext:value-type="float">
            <text:p>97500</text:p>
          </table:table-cell>
          <table:table-cell office:value-type="float" office:value="472316" calcext:value-type="float">
            <text:p>472316</text:p>
          </table:table-cell>
        </table:table-row>
        <table:table-row table:style-name="ro1">
          <table:table-cell office:value-type="float" office:value="98000" calcext:value-type="float">
            <text:p>98000</text:p>
          </table:table-cell>
          <table:table-cell office:value-type="float" office:value="1046935" calcext:value-type="float">
            <text:p>1046935</text:p>
          </table:table-cell>
          <table:table-cell office:value-type="float" office:value="98000" calcext:value-type="float">
            <text:p>98000</text:p>
          </table:table-cell>
          <table:table-cell office:value-type="float" office:value="637583" calcext:value-type="float">
            <text:p>637583</text:p>
          </table:table-cell>
          <table:table-cell office:value-type="float" office:value="98000" calcext:value-type="float">
            <text:p>98000</text:p>
          </table:table-cell>
          <table:table-cell office:value-type="float" office:value="638639" calcext:value-type="float">
            <text:p>638639</text:p>
          </table:table-cell>
          <table:table-cell office:value-type="float" office:value="98000" calcext:value-type="float">
            <text:p>98000</text:p>
          </table:table-cell>
          <table:table-cell office:value-type="float" office:value="454198" calcext:value-type="float">
            <text:p>454198</text:p>
          </table:table-cell>
        </table:table-row>
        <table:table-row table:style-name="ro1">
          <table:table-cell office:value-type="float" office:value="98500" calcext:value-type="float">
            <text:p>98500</text:p>
          </table:table-cell>
          <table:table-cell office:value-type="float" office:value="1099918" calcext:value-type="float">
            <text:p>1099918</text:p>
          </table:table-cell>
          <table:table-cell office:value-type="float" office:value="98500" calcext:value-type="float">
            <text:p>98500</text:p>
          </table:table-cell>
          <table:table-cell office:value-type="float" office:value="681791" calcext:value-type="float">
            <text:p>681791</text:p>
          </table:table-cell>
          <table:table-cell office:value-type="float" office:value="98500" calcext:value-type="float">
            <text:p>98500</text:p>
          </table:table-cell>
          <table:table-cell office:value-type="float" office:value="680503" calcext:value-type="float">
            <text:p>680503</text:p>
          </table:table-cell>
          <table:table-cell office:value-type="float" office:value="98500" calcext:value-type="float">
            <text:p>98500</text:p>
          </table:table-cell>
          <table:table-cell office:value-type="float" office:value="471969" calcext:value-type="float">
            <text:p>471969</text:p>
          </table:table-cell>
        </table:table-row>
        <table:table-row table:style-name="ro1">
          <table:table-cell office:value-type="float" office:value="99000" calcext:value-type="float">
            <text:p>99000</text:p>
          </table:table-cell>
          <table:table-cell office:value-type="float" office:value="1055480" calcext:value-type="float">
            <text:p>1055480</text:p>
          </table:table-cell>
          <table:table-cell office:value-type="float" office:value="99000" calcext:value-type="float">
            <text:p>99000</text:p>
          </table:table-cell>
          <table:table-cell office:value-type="float" office:value="635650" calcext:value-type="float">
            <text:p>635650</text:p>
          </table:table-cell>
          <table:table-cell office:value-type="float" office:value="99000" calcext:value-type="float">
            <text:p>99000</text:p>
          </table:table-cell>
          <table:table-cell office:value-type="float" office:value="661904" calcext:value-type="float">
            <text:p>661904</text:p>
          </table:table-cell>
          <table:table-cell office:value-type="float" office:value="99000" calcext:value-type="float">
            <text:p>99000</text:p>
          </table:table-cell>
          <table:table-cell office:value-type="float" office:value="440279" calcext:value-type="float">
            <text:p>440279</text:p>
          </table:table-cell>
        </table:table-row>
        <table:table-row table:style-name="ro1">
          <table:table-cell office:value-type="float" office:value="99500" calcext:value-type="float">
            <text:p>99500</text:p>
          </table:table-cell>
          <table:table-cell office:value-type="float" office:value="1092095" calcext:value-type="float">
            <text:p>1092095</text:p>
          </table:table-cell>
          <table:table-cell office:value-type="float" office:value="99500" calcext:value-type="float">
            <text:p>99500</text:p>
          </table:table-cell>
          <table:table-cell office:value-type="float" office:value="678066" calcext:value-type="float">
            <text:p>678066</text:p>
          </table:table-cell>
          <table:table-cell office:value-type="float" office:value="99500" calcext:value-type="float">
            <text:p>99500</text:p>
          </table:table-cell>
          <table:table-cell office:value-type="float" office:value="680129" calcext:value-type="float">
            <text:p>680129</text:p>
          </table:table-cell>
          <table:table-cell office:value-type="float" office:value="99500" calcext:value-type="float">
            <text:p>99500</text:p>
          </table:table-cell>
          <table:table-cell office:value-type="float" office:value="491744" calcext:value-type="float">
            <text:p>491744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074554" calcext:value-type="float">
            <text:p>1074554</text:p>
          </table:table-cell>
          <table:table-cell office:value-type="float" office:value="100000" calcext:value-type="float">
            <text:p>100000</text:p>
          </table:table-cell>
          <table:table-cell office:value-type="float" office:value="653102" calcext:value-type="float">
            <text:p>653102</text:p>
          </table:table-cell>
          <table:table-cell office:value-type="float" office:value="100000" calcext:value-type="float">
            <text:p>100000</text:p>
          </table:table-cell>
          <table:table-cell office:value-type="float" office:value="658173" calcext:value-type="float">
            <text:p>658173</text:p>
          </table:table-cell>
          <table:table-cell office:value-type="float" office:value="100000" calcext:value-type="float">
            <text:p>100000</text:p>
          </table:table-cell>
          <table:table-cell office:value-type="float" office:value="442813" calcext:value-type="float">
            <text:p>442813</text:p>
          </table:table-cell>
        </table:table-row>
        <table:table-row table:style-name="ro1">
          <table:table-cell office:value-type="float" office:value="100500" calcext:value-type="float">
            <text:p>100500</text:p>
          </table:table-cell>
          <table:table-cell office:value-type="float" office:value="1134468" calcext:value-type="float">
            <text:p>1134468</text:p>
          </table:table-cell>
          <table:table-cell office:value-type="float" office:value="100500" calcext:value-type="float">
            <text:p>100500</text:p>
          </table:table-cell>
          <table:table-cell office:value-type="float" office:value="689147" calcext:value-type="float">
            <text:p>689147</text:p>
          </table:table-cell>
          <table:table-cell office:value-type="float" office:value="100500" calcext:value-type="float">
            <text:p>100500</text:p>
          </table:table-cell>
          <table:table-cell office:value-type="float" office:value="706197" calcext:value-type="float">
            <text:p>706197</text:p>
          </table:table-cell>
          <table:table-cell office:value-type="float" office:value="100500" calcext:value-type="float">
            <text:p>100500</text:p>
          </table:table-cell>
          <table:table-cell office:value-type="float" office:value="485008" calcext:value-type="float">
            <text:p>485008</text:p>
          </table:table-cell>
        </table:table-row>
        <table:table-row table:style-name="ro1">
          <table:table-cell office:value-type="float" office:value="101000" calcext:value-type="float">
            <text:p>101000</text:p>
          </table:table-cell>
          <table:table-cell office:value-type="float" office:value="1075649" calcext:value-type="float">
            <text:p>1075649</text:p>
          </table:table-cell>
          <table:table-cell office:value-type="float" office:value="101000" calcext:value-type="float">
            <text:p>101000</text:p>
          </table:table-cell>
          <table:table-cell office:value-type="float" office:value="678801" calcext:value-type="float">
            <text:p>678801</text:p>
          </table:table-cell>
          <table:table-cell office:value-type="float" office:value="101000" calcext:value-type="float">
            <text:p>101000</text:p>
          </table:table-cell>
          <table:table-cell office:value-type="float" office:value="476259" calcext:value-type="float">
            <text:p>476259</text:p>
          </table:table-cell>
          <table:table-cell office:value-type="float" office:value="101000" calcext:value-type="float">
            <text:p>101000</text:p>
          </table:table-cell>
          <table:table-cell office:value-type="float" office:value="444183" calcext:value-type="float">
            <text:p>444183</text:p>
          </table:table-cell>
        </table:table-row>
        <table:table-row table:style-name="ro1">
          <table:table-cell office:value-type="float" office:value="101500" calcext:value-type="float">
            <text:p>101500</text:p>
          </table:table-cell>
          <table:table-cell office:value-type="float" office:value="1109171" calcext:value-type="float">
            <text:p>1109171</text:p>
          </table:table-cell>
          <table:table-cell office:value-type="float" office:value="101500" calcext:value-type="float">
            <text:p>101500</text:p>
          </table:table-cell>
          <table:table-cell office:value-type="float" office:value="684438" calcext:value-type="float">
            <text:p>684438</text:p>
          </table:table-cell>
          <table:table-cell office:value-type="float" office:value="101500" calcext:value-type="float">
            <text:p>101500</text:p>
          </table:table-cell>
          <table:table-cell office:value-type="float" office:value="498453" calcext:value-type="float">
            <text:p>498453</text:p>
          </table:table-cell>
          <table:table-cell office:value-type="float" office:value="101500" calcext:value-type="float">
            <text:p>101500</text:p>
          </table:table-cell>
          <table:table-cell office:value-type="float" office:value="493389" calcext:value-type="float">
            <text:p>493389</text:p>
          </table:table-cell>
        </table:table-row>
        <table:table-row table:style-name="ro1">
          <table:table-cell office:value-type="float" office:value="102000" calcext:value-type="float">
            <text:p>102000</text:p>
          </table:table-cell>
          <table:table-cell office:value-type="float" office:value="1084696" calcext:value-type="float">
            <text:p>1084696</text:p>
          </table:table-cell>
          <table:table-cell office:value-type="float" office:value="102000" calcext:value-type="float">
            <text:p>102000</text:p>
          </table:table-cell>
          <table:table-cell office:value-type="float" office:value="665168" calcext:value-type="float">
            <text:p>665168</text:p>
          </table:table-cell>
          <table:table-cell office:value-type="float" office:value="102000" calcext:value-type="float">
            <text:p>102000</text:p>
          </table:table-cell>
          <table:table-cell office:value-type="float" office:value="450431" calcext:value-type="float">
            <text:p>450431</text:p>
          </table:table-cell>
          <table:table-cell office:value-type="float" office:value="102000" calcext:value-type="float">
            <text:p>102000</text:p>
          </table:table-cell>
          <table:table-cell office:value-type="float" office:value="791726" calcext:value-type="float">
            <text:p>791726</text:p>
          </table:table-cell>
        </table:table-row>
        <table:table-row table:style-name="ro1">
          <table:table-cell office:value-type="float" office:value="102500" calcext:value-type="float">
            <text:p>102500</text:p>
          </table:table-cell>
          <table:table-cell office:value-type="float" office:value="1119814" calcext:value-type="float">
            <text:p>1119814</text:p>
          </table:table-cell>
          <table:table-cell office:value-type="float" office:value="102500" calcext:value-type="float">
            <text:p>102500</text:p>
          </table:table-cell>
          <table:table-cell office:value-type="float" office:value="719482" calcext:value-type="float">
            <text:p>719482</text:p>
          </table:table-cell>
          <table:table-cell office:value-type="float" office:value="102500" calcext:value-type="float">
            <text:p>102500</text:p>
          </table:table-cell>
          <table:table-cell office:value-type="float" office:value="483501" calcext:value-type="float">
            <text:p>483501</text:p>
          </table:table-cell>
          <table:table-cell office:value-type="float" office:value="102500" calcext:value-type="float">
            <text:p>102500</text:p>
          </table:table-cell>
          <table:table-cell office:value-type="float" office:value="495842" calcext:value-type="float">
            <text:p>495842</text:p>
          </table:table-cell>
        </table:table-row>
        <table:table-row table:style-name="ro1">
          <table:table-cell office:value-type="float" office:value="103000" calcext:value-type="float">
            <text:p>103000</text:p>
          </table:table-cell>
          <table:table-cell office:value-type="float" office:value="1097011" calcext:value-type="float">
            <text:p>1097011</text:p>
          </table:table-cell>
          <table:table-cell office:value-type="float" office:value="103000" calcext:value-type="float">
            <text:p>103000</text:p>
          </table:table-cell>
          <table:table-cell office:value-type="float" office:value="670507" calcext:value-type="float">
            <text:p>670507</text:p>
          </table:table-cell>
          <table:table-cell office:value-type="float" office:value="103000" calcext:value-type="float">
            <text:p>103000</text:p>
          </table:table-cell>
          <table:table-cell office:value-type="float" office:value="448953" calcext:value-type="float">
            <text:p>448953</text:p>
          </table:table-cell>
          <table:table-cell office:value-type="float" office:value="103000" calcext:value-type="float">
            <text:p>103000</text:p>
          </table:table-cell>
          <table:table-cell office:value-type="float" office:value="469043" calcext:value-type="float">
            <text:p>469043</text:p>
          </table:table-cell>
        </table:table-row>
        <table:table-row table:style-name="ro1">
          <table:table-cell office:value-type="float" office:value="103500" calcext:value-type="float">
            <text:p>103500</text:p>
          </table:table-cell>
          <table:table-cell office:value-type="float" office:value="1139845" calcext:value-type="float">
            <text:p>1139845</text:p>
          </table:table-cell>
          <table:table-cell office:value-type="float" office:value="103500" calcext:value-type="float">
            <text:p>103500</text:p>
          </table:table-cell>
          <table:table-cell office:value-type="float" office:value="705291" calcext:value-type="float">
            <text:p>705291</text:p>
          </table:table-cell>
          <table:table-cell office:value-type="float" office:value="103500" calcext:value-type="float">
            <text:p>103500</text:p>
          </table:table-cell>
          <table:table-cell office:value-type="float" office:value="486449" calcext:value-type="float">
            <text:p>486449</text:p>
          </table:table-cell>
          <table:table-cell office:value-type="float" office:value="103500" calcext:value-type="float">
            <text:p>103500</text:p>
          </table:table-cell>
          <table:table-cell office:value-type="float" office:value="504602" calcext:value-type="float">
            <text:p>504602</text:p>
          </table:table-cell>
        </table:table-row>
        <table:table-row table:style-name="ro1">
          <table:table-cell office:value-type="float" office:value="104000" calcext:value-type="float">
            <text:p>104000</text:p>
          </table:table-cell>
          <table:table-cell office:value-type="float" office:value="1105358" calcext:value-type="float">
            <text:p>1105358</text:p>
          </table:table-cell>
          <table:table-cell office:value-type="float" office:value="104000" calcext:value-type="float">
            <text:p>104000</text:p>
          </table:table-cell>
          <table:table-cell office:value-type="float" office:value="682685" calcext:value-type="float">
            <text:p>682685</text:p>
          </table:table-cell>
          <table:table-cell office:value-type="float" office:value="104000" calcext:value-type="float">
            <text:p>104000</text:p>
          </table:table-cell>
          <table:table-cell office:value-type="float" office:value="462399" calcext:value-type="float">
            <text:p>462399</text:p>
          </table:table-cell>
          <table:table-cell office:value-type="float" office:value="104000" calcext:value-type="float">
            <text:p>104000</text:p>
          </table:table-cell>
          <table:table-cell office:value-type="float" office:value="464967" calcext:value-type="float">
            <text:p>464967</text:p>
          </table:table-cell>
        </table:table-row>
        <table:table-row table:style-name="ro1">
          <table:table-cell office:value-type="float" office:value="104500" calcext:value-type="float">
            <text:p>104500</text:p>
          </table:table-cell>
          <table:table-cell office:value-type="float" office:value="1207127" calcext:value-type="float">
            <text:p>1207127</text:p>
          </table:table-cell>
          <table:table-cell office:value-type="float" office:value="104500" calcext:value-type="float">
            <text:p>104500</text:p>
          </table:table-cell>
          <table:table-cell office:value-type="float" office:value="721887" calcext:value-type="float">
            <text:p>721887</text:p>
          </table:table-cell>
          <table:table-cell office:value-type="float" office:value="104500" calcext:value-type="float">
            <text:p>104500</text:p>
          </table:table-cell>
          <table:table-cell office:value-type="float" office:value="480398" calcext:value-type="float">
            <text:p>480398</text:p>
          </table:table-cell>
          <table:table-cell office:value-type="float" office:value="104500" calcext:value-type="float">
            <text:p>104500</text:p>
          </table:table-cell>
          <table:table-cell office:value-type="float" office:value="501745" calcext:value-type="float">
            <text:p>501745</text:p>
          </table:table-cell>
        </table:table-row>
        <table:table-row table:style-name="ro1">
          <table:table-cell office:value-type="float" office:value="105000" calcext:value-type="float">
            <text:p>105000</text:p>
          </table:table-cell>
          <table:table-cell office:value-type="float" office:value="1121326" calcext:value-type="float">
            <text:p>1121326</text:p>
          </table:table-cell>
          <table:table-cell office:value-type="float" office:value="105000" calcext:value-type="float">
            <text:p>105000</text:p>
          </table:table-cell>
          <table:table-cell office:value-type="float" office:value="684190" calcext:value-type="float">
            <text:p>684190</text:p>
          </table:table-cell>
          <table:table-cell office:value-type="float" office:value="105000" calcext:value-type="float">
            <text:p>105000</text:p>
          </table:table-cell>
          <table:table-cell office:value-type="float" office:value="460067" calcext:value-type="float">
            <text:p>460067</text:p>
          </table:table-cell>
          <table:table-cell office:value-type="float" office:value="105000" calcext:value-type="float">
            <text:p>105000</text:p>
          </table:table-cell>
          <table:table-cell office:value-type="float" office:value="468995" calcext:value-type="float">
            <text:p>468995</text:p>
          </table:table-cell>
        </table:table-row>
        <table:table-row table:style-name="ro1">
          <table:table-cell office:value-type="float" office:value="105500" calcext:value-type="float">
            <text:p>105500</text:p>
          </table:table-cell>
          <table:table-cell office:value-type="float" office:value="1153552" calcext:value-type="float">
            <text:p>1153552</text:p>
          </table:table-cell>
          <table:table-cell office:value-type="float" office:value="105500" calcext:value-type="float">
            <text:p>105500</text:p>
          </table:table-cell>
          <table:table-cell office:value-type="float" office:value="711635" calcext:value-type="float">
            <text:p>711635</text:p>
          </table:table-cell>
          <table:table-cell office:value-type="float" office:value="105500" calcext:value-type="float">
            <text:p>105500</text:p>
          </table:table-cell>
          <table:table-cell office:value-type="float" office:value="498607" calcext:value-type="float">
            <text:p>498607</text:p>
          </table:table-cell>
          <table:table-cell office:value-type="float" office:value="105500" calcext:value-type="float">
            <text:p>105500</text:p>
          </table:table-cell>
          <table:table-cell office:value-type="float" office:value="503125" calcext:value-type="float">
            <text:p>503125</text:p>
          </table:table-cell>
        </table:table-row>
        <table:table-row table:style-name="ro1">
          <table:table-cell office:value-type="float" office:value="106000" calcext:value-type="float">
            <text:p>106000</text:p>
          </table:table-cell>
          <table:table-cell office:value-type="float" office:value="1126616" calcext:value-type="float">
            <text:p>1126616</text:p>
          </table:table-cell>
          <table:table-cell office:value-type="float" office:value="106000" calcext:value-type="float">
            <text:p>106000</text:p>
          </table:table-cell>
          <table:table-cell office:value-type="float" office:value="694136" calcext:value-type="float">
            <text:p>694136</text:p>
          </table:table-cell>
          <table:table-cell office:value-type="float" office:value="106000" calcext:value-type="float">
            <text:p>106000</text:p>
          </table:table-cell>
          <table:table-cell office:value-type="float" office:value="467727" calcext:value-type="float">
            <text:p>467727</text:p>
          </table:table-cell>
          <table:table-cell office:value-type="float" office:value="106000" calcext:value-type="float">
            <text:p>106000</text:p>
          </table:table-cell>
          <table:table-cell office:value-type="float" office:value="476783" calcext:value-type="float">
            <text:p>476783</text:p>
          </table:table-cell>
        </table:table-row>
        <table:table-row table:style-name="ro1">
          <table:table-cell office:value-type="float" office:value="106500" calcext:value-type="float">
            <text:p>106500</text:p>
          </table:table-cell>
          <table:table-cell office:value-type="float" office:value="1214788" calcext:value-type="float">
            <text:p>1214788</text:p>
          </table:table-cell>
          <table:table-cell office:value-type="float" office:value="106500" calcext:value-type="float">
            <text:p>106500</text:p>
          </table:table-cell>
          <table:table-cell office:value-type="float" office:value="723966" calcext:value-type="float">
            <text:p>723966</text:p>
          </table:table-cell>
          <table:table-cell office:value-type="float" office:value="106500" calcext:value-type="float">
            <text:p>106500</text:p>
          </table:table-cell>
          <table:table-cell office:value-type="float" office:value="738608" calcext:value-type="float">
            <text:p>738608</text:p>
          </table:table-cell>
          <table:table-cell office:value-type="float" office:value="106500" calcext:value-type="float">
            <text:p>106500</text:p>
          </table:table-cell>
          <table:table-cell office:value-type="float" office:value="510654" calcext:value-type="float">
            <text:p>510654</text:p>
          </table:table-cell>
        </table:table-row>
        <table:table-row table:style-name="ro1">
          <table:table-cell office:value-type="float" office:value="107000" calcext:value-type="float">
            <text:p>107000</text:p>
          </table:table-cell>
          <table:table-cell office:value-type="float" office:value="1141226" calcext:value-type="float">
            <text:p>1141226</text:p>
          </table:table-cell>
          <table:table-cell office:value-type="float" office:value="107000" calcext:value-type="float">
            <text:p>107000</text:p>
          </table:table-cell>
          <table:table-cell office:value-type="float" office:value="696993" calcext:value-type="float">
            <text:p>696993</text:p>
          </table:table-cell>
          <table:table-cell office:value-type="float" office:value="107000" calcext:value-type="float">
            <text:p>107000</text:p>
          </table:table-cell>
          <table:table-cell office:value-type="float" office:value="708574" calcext:value-type="float">
            <text:p>708574</text:p>
          </table:table-cell>
          <table:table-cell office:value-type="float" office:value="107000" calcext:value-type="float">
            <text:p>107000</text:p>
          </table:table-cell>
          <table:table-cell office:value-type="float" office:value="473657" calcext:value-type="float">
            <text:p>473657</text:p>
          </table:table-cell>
        </table:table-row>
        <table:table-row table:style-name="ro1">
          <table:table-cell office:value-type="float" office:value="107500" calcext:value-type="float">
            <text:p>107500</text:p>
          </table:table-cell>
          <table:table-cell office:value-type="float" office:value="1148149" calcext:value-type="float">
            <text:p>1148149</text:p>
          </table:table-cell>
          <table:table-cell office:value-type="float" office:value="107500" calcext:value-type="float">
            <text:p>107500</text:p>
          </table:table-cell>
          <table:table-cell office:value-type="float" office:value="724600" calcext:value-type="float">
            <text:p>724600</text:p>
          </table:table-cell>
          <table:table-cell office:value-type="float" office:value="107500" calcext:value-type="float">
            <text:p>107500</text:p>
          </table:table-cell>
          <table:table-cell office:value-type="float" office:value="610152" calcext:value-type="float">
            <text:p>610152</text:p>
          </table:table-cell>
          <table:table-cell office:value-type="float" office:value="107500" calcext:value-type="float">
            <text:p>107500</text:p>
          </table:table-cell>
          <table:table-cell office:value-type="float" office:value="484940" calcext:value-type="float">
            <text:p>484940</text:p>
          </table:table-cell>
        </table:table-row>
        <table:table-row table:style-name="ro1">
          <table:table-cell office:value-type="float" office:value="108000" calcext:value-type="float">
            <text:p>108000</text:p>
          </table:table-cell>
          <table:table-cell office:value-type="float" office:value="1190642" calcext:value-type="float">
            <text:p>1190642</text:p>
          </table:table-cell>
          <table:table-cell office:value-type="float" office:value="108000" calcext:value-type="float">
            <text:p>108000</text:p>
          </table:table-cell>
          <table:table-cell office:value-type="float" office:value="735945" calcext:value-type="float">
            <text:p>735945</text:p>
          </table:table-cell>
          <table:table-cell office:value-type="float" office:value="108000" calcext:value-type="float">
            <text:p>108000</text:p>
          </table:table-cell>
          <table:table-cell office:value-type="float" office:value="545912" calcext:value-type="float">
            <text:p>545912</text:p>
          </table:table-cell>
          <table:table-cell office:value-type="float" office:value="108000" calcext:value-type="float">
            <text:p>108000</text:p>
          </table:table-cell>
          <table:table-cell office:value-type="float" office:value="507936" calcext:value-type="float">
            <text:p>507936</text:p>
          </table:table-cell>
        </table:table-row>
        <table:table-row table:style-name="ro1">
          <table:table-cell office:value-type="float" office:value="108500" calcext:value-type="float">
            <text:p>108500</text:p>
          </table:table-cell>
          <table:table-cell office:value-type="float" office:value="1156750" calcext:value-type="float">
            <text:p>1156750</text:p>
          </table:table-cell>
          <table:table-cell office:value-type="float" office:value="108500" calcext:value-type="float">
            <text:p>108500</text:p>
          </table:table-cell>
          <table:table-cell office:value-type="float" office:value="743340" calcext:value-type="float">
            <text:p>743340</text:p>
          </table:table-cell>
          <table:table-cell office:value-type="float" office:value="108500" calcext:value-type="float">
            <text:p>108500</text:p>
          </table:table-cell>
          <table:table-cell office:value-type="float" office:value="480393" calcext:value-type="float">
            <text:p>480393</text:p>
          </table:table-cell>
          <table:table-cell office:value-type="float" office:value="108500" calcext:value-type="float">
            <text:p>108500</text:p>
          </table:table-cell>
          <table:table-cell office:value-type="float" office:value="482657" calcext:value-type="float">
            <text:p>482657</text:p>
          </table:table-cell>
        </table:table-row>
        <table:table-row table:style-name="ro1">
          <table:table-cell office:value-type="float" office:value="109000" calcext:value-type="float">
            <text:p>109000</text:p>
          </table:table-cell>
          <table:table-cell office:value-type="float" office:value="1190305" calcext:value-type="float">
            <text:p>1190305</text:p>
          </table:table-cell>
          <table:table-cell office:value-type="float" office:value="109000" calcext:value-type="float">
            <text:p>109000</text:p>
          </table:table-cell>
          <table:table-cell office:value-type="float" office:value="738189" calcext:value-type="float">
            <text:p>738189</text:p>
          </table:table-cell>
          <table:table-cell office:value-type="float" office:value="109000" calcext:value-type="float">
            <text:p>109000</text:p>
          </table:table-cell>
          <table:table-cell office:value-type="float" office:value="510007" calcext:value-type="float">
            <text:p>510007</text:p>
          </table:table-cell>
          <table:table-cell office:value-type="float" office:value="109000" calcext:value-type="float">
            <text:p>109000</text:p>
          </table:table-cell>
          <table:table-cell office:value-type="float" office:value="590513" calcext:value-type="float">
            <text:p>590513</text:p>
          </table:table-cell>
        </table:table-row>
        <table:table-row table:style-name="ro1">
          <table:table-cell office:value-type="float" office:value="109500" calcext:value-type="float">
            <text:p>109500</text:p>
          </table:table-cell>
          <table:table-cell office:value-type="float" office:value="1165944" calcext:value-type="float">
            <text:p>1165944</text:p>
          </table:table-cell>
          <table:table-cell office:value-type="float" office:value="109500" calcext:value-type="float">
            <text:p>109500</text:p>
          </table:table-cell>
          <table:table-cell office:value-type="float" office:value="715027" calcext:value-type="float">
            <text:p>715027</text:p>
          </table:table-cell>
          <table:table-cell office:value-type="float" office:value="109500" calcext:value-type="float">
            <text:p>109500</text:p>
          </table:table-cell>
          <table:table-cell office:value-type="float" office:value="495557" calcext:value-type="float">
            <text:p>495557</text:p>
          </table:table-cell>
          <table:table-cell office:value-type="float" office:value="109500" calcext:value-type="float">
            <text:p>109500</text:p>
          </table:table-cell>
          <table:table-cell office:value-type="float" office:value="484417" calcext:value-type="float">
            <text:p>484417</text:p>
          </table:table-cell>
        </table:table-row>
        <table:table-row table:style-name="ro1">
          <table:table-cell office:value-type="float" office:value="110000" calcext:value-type="float">
            <text:p>110000</text:p>
          </table:table-cell>
          <table:table-cell office:value-type="float" office:value="1203955" calcext:value-type="float">
            <text:p>1203955</text:p>
          </table:table-cell>
          <table:table-cell office:value-type="float" office:value="110000" calcext:value-type="float">
            <text:p>110000</text:p>
          </table:table-cell>
          <table:table-cell office:value-type="float" office:value="748600" calcext:value-type="float">
            <text:p>748600</text:p>
          </table:table-cell>
          <table:table-cell office:value-type="float" office:value="110000" calcext:value-type="float">
            <text:p>110000</text:p>
          </table:table-cell>
          <table:table-cell office:value-type="float" office:value="516163" calcext:value-type="float">
            <text:p>516163</text:p>
          </table:table-cell>
          <table:table-cell office:value-type="float" office:value="110000" calcext:value-type="float">
            <text:p>110000</text:p>
          </table:table-cell>
          <table:table-cell office:value-type="float" office:value="902037" calcext:value-type="float">
            <text:p>902037</text:p>
          </table:table-cell>
        </table:table-row>
        <table:table-row table:style-name="ro1">
          <table:table-cell office:value-type="float" office:value="110500" calcext:value-type="float">
            <text:p>110500</text:p>
          </table:table-cell>
          <table:table-cell office:value-type="float" office:value="1189329" calcext:value-type="float">
            <text:p>1189329</text:p>
          </table:table-cell>
          <table:table-cell office:value-type="float" office:value="110500" calcext:value-type="float">
            <text:p>110500</text:p>
          </table:table-cell>
          <table:table-cell office:value-type="float" office:value="719168" calcext:value-type="float">
            <text:p>719168</text:p>
          </table:table-cell>
          <table:table-cell office:value-type="float" office:value="110500" calcext:value-type="float">
            <text:p>110500</text:p>
          </table:table-cell>
          <table:table-cell office:value-type="float" office:value="491982" calcext:value-type="float">
            <text:p>491982</text:p>
          </table:table-cell>
          <table:table-cell office:value-type="float" office:value="110500" calcext:value-type="float">
            <text:p>110500</text:p>
          </table:table-cell>
          <table:table-cell office:value-type="float" office:value="487654" calcext:value-type="float">
            <text:p>487654</text:p>
          </table:table-cell>
        </table:table-row>
        <table:table-row table:style-name="ro1">
          <table:table-cell office:value-type="float" office:value="111000" calcext:value-type="float">
            <text:p>111000</text:p>
          </table:table-cell>
          <table:table-cell office:value-type="float" office:value="1213269" calcext:value-type="float">
            <text:p>1213269</text:p>
          </table:table-cell>
          <table:table-cell office:value-type="float" office:value="111000" calcext:value-type="float">
            <text:p>111000</text:p>
          </table:table-cell>
          <table:table-cell office:value-type="float" office:value="753953" calcext:value-type="float">
            <text:p>753953</text:p>
          </table:table-cell>
          <table:table-cell office:value-type="float" office:value="111000" calcext:value-type="float">
            <text:p>111000</text:p>
          </table:table-cell>
          <table:table-cell office:value-type="float" office:value="556565" calcext:value-type="float">
            <text:p>556565</text:p>
          </table:table-cell>
          <table:table-cell office:value-type="float" office:value="111000" calcext:value-type="float">
            <text:p>111000</text:p>
          </table:table-cell>
          <table:table-cell office:value-type="float" office:value="531809" calcext:value-type="float">
            <text:p>531809</text:p>
          </table:table-cell>
        </table:table-row>
        <table:table-row table:style-name="ro1">
          <table:table-cell office:value-type="float" office:value="111500" calcext:value-type="float">
            <text:p>111500</text:p>
          </table:table-cell>
          <table:table-cell office:value-type="float" office:value="1188620" calcext:value-type="float">
            <text:p>1188620</text:p>
          </table:table-cell>
          <table:table-cell office:value-type="float" office:value="111500" calcext:value-type="float">
            <text:p>111500</text:p>
          </table:table-cell>
          <table:table-cell office:value-type="float" office:value="724508" calcext:value-type="float">
            <text:p>724508</text:p>
          </table:table-cell>
          <table:table-cell office:value-type="float" office:value="111500" calcext:value-type="float">
            <text:p>111500</text:p>
          </table:table-cell>
          <table:table-cell office:value-type="float" office:value="490217" calcext:value-type="float">
            <text:p>490217</text:p>
          </table:table-cell>
          <table:table-cell office:value-type="float" office:value="111500" calcext:value-type="float">
            <text:p>111500</text:p>
          </table:table-cell>
          <table:table-cell office:value-type="float" office:value="584454" calcext:value-type="float">
            <text:p>584454</text:p>
          </table:table-cell>
        </table:table-row>
        <table:table-row table:style-name="ro1">
          <table:table-cell office:value-type="float" office:value="112000" calcext:value-type="float">
            <text:p>112000</text:p>
          </table:table-cell>
          <table:table-cell office:value-type="float" office:value="1225344" calcext:value-type="float">
            <text:p>1225344</text:p>
          </table:table-cell>
          <table:table-cell office:value-type="float" office:value="112000" calcext:value-type="float">
            <text:p>112000</text:p>
          </table:table-cell>
          <table:table-cell office:value-type="float" office:value="763644" calcext:value-type="float">
            <text:p>763644</text:p>
          </table:table-cell>
          <table:table-cell office:value-type="float" office:value="112000" calcext:value-type="float">
            <text:p>112000</text:p>
          </table:table-cell>
          <table:table-cell office:value-type="float" office:value="527728" calcext:value-type="float">
            <text:p>527728</text:p>
          </table:table-cell>
          <table:table-cell office:value-type="float" office:value="112000" calcext:value-type="float">
            <text:p>112000</text:p>
          </table:table-cell>
          <table:table-cell office:value-type="float" office:value="545287" calcext:value-type="float">
            <text:p>545287</text:p>
          </table:table-cell>
        </table:table-row>
        <table:table-row table:style-name="ro1">
          <table:table-cell office:value-type="float" office:value="112500" calcext:value-type="float">
            <text:p>112500</text:p>
          </table:table-cell>
          <table:table-cell office:value-type="float" office:value="1245373" calcext:value-type="float">
            <text:p>1245373</text:p>
          </table:table-cell>
          <table:table-cell office:value-type="float" office:value="112500" calcext:value-type="float">
            <text:p>112500</text:p>
          </table:table-cell>
          <table:table-cell office:value-type="float" office:value="733253" calcext:value-type="float">
            <text:p>733253</text:p>
          </table:table-cell>
          <table:table-cell office:value-type="float" office:value="112500" calcext:value-type="float">
            <text:p>112500</text:p>
          </table:table-cell>
          <table:table-cell office:value-type="float" office:value="495596" calcext:value-type="float">
            <text:p>495596</text:p>
          </table:table-cell>
          <table:table-cell office:value-type="float" office:value="112500" calcext:value-type="float">
            <text:p>112500</text:p>
          </table:table-cell>
          <table:table-cell office:value-type="float" office:value="498127" calcext:value-type="float">
            <text:p>498127</text:p>
          </table:table-cell>
        </table:table-row>
        <table:table-row table:style-name="ro1">
          <table:table-cell office:value-type="float" office:value="113000" calcext:value-type="float">
            <text:p>113000</text:p>
          </table:table-cell>
          <table:table-cell office:value-type="float" office:value="1236562" calcext:value-type="float">
            <text:p>1236562</text:p>
          </table:table-cell>
          <table:table-cell office:value-type="float" office:value="113000" calcext:value-type="float">
            <text:p>113000</text:p>
          </table:table-cell>
          <table:table-cell office:value-type="float" office:value="766479" calcext:value-type="float">
            <text:p>766479</text:p>
          </table:table-cell>
          <table:table-cell office:value-type="float" office:value="113000" calcext:value-type="float">
            <text:p>113000</text:p>
          </table:table-cell>
          <table:table-cell office:value-type="float" office:value="531454" calcext:value-type="float">
            <text:p>531454</text:p>
          </table:table-cell>
          <table:table-cell office:value-type="float" office:value="113000" calcext:value-type="float">
            <text:p>113000</text:p>
          </table:table-cell>
          <table:table-cell office:value-type="float" office:value="534562" calcext:value-type="float">
            <text:p>534562</text:p>
          </table:table-cell>
        </table:table-row>
        <table:table-row table:style-name="ro1">
          <table:table-cell office:value-type="float" office:value="113500" calcext:value-type="float">
            <text:p>113500</text:p>
          </table:table-cell>
          <table:table-cell office:value-type="float" office:value="1212840" calcext:value-type="float">
            <text:p>1212840</text:p>
          </table:table-cell>
          <table:table-cell office:value-type="float" office:value="113500" calcext:value-type="float">
            <text:p>113500</text:p>
          </table:table-cell>
          <table:table-cell office:value-type="float" office:value="739876" calcext:value-type="float">
            <text:p>739876</text:p>
          </table:table-cell>
          <table:table-cell office:value-type="float" office:value="113500" calcext:value-type="float">
            <text:p>113500</text:p>
          </table:table-cell>
          <table:table-cell office:value-type="float" office:value="499783" calcext:value-type="float">
            <text:p>499783</text:p>
          </table:table-cell>
          <table:table-cell office:value-type="float" office:value="113500" calcext:value-type="float">
            <text:p>113500</text:p>
          </table:table-cell>
          <table:table-cell office:value-type="float" office:value="505725" calcext:value-type="float">
            <text:p>505725</text:p>
          </table:table-cell>
        </table:table-row>
        <table:table-row table:style-name="ro1">
          <table:table-cell office:value-type="float" office:value="114000" calcext:value-type="float">
            <text:p>114000</text:p>
          </table:table-cell>
          <table:table-cell office:value-type="float" office:value="1250206" calcext:value-type="float">
            <text:p>1250206</text:p>
          </table:table-cell>
          <table:table-cell office:value-type="float" office:value="114000" calcext:value-type="float">
            <text:p>114000</text:p>
          </table:table-cell>
          <table:table-cell office:value-type="float" office:value="775472" calcext:value-type="float">
            <text:p>775472</text:p>
          </table:table-cell>
          <table:table-cell office:value-type="float" office:value="114000" calcext:value-type="float">
            <text:p>114000</text:p>
          </table:table-cell>
          <table:table-cell office:value-type="float" office:value="538181" calcext:value-type="float">
            <text:p>538181</text:p>
          </table:table-cell>
          <table:table-cell office:value-type="float" office:value="114000" calcext:value-type="float">
            <text:p>114000</text:p>
          </table:table-cell>
          <table:table-cell office:value-type="float" office:value="551699" calcext:value-type="float">
            <text:p>551699</text:p>
          </table:table-cell>
        </table:table-row>
        <table:table-row table:style-name="ro1">
          <table:table-cell office:value-type="float" office:value="114500" calcext:value-type="float">
            <text:p>114500</text:p>
          </table:table-cell>
          <table:table-cell office:value-type="float" office:value="1251541" calcext:value-type="float">
            <text:p>1251541</text:p>
          </table:table-cell>
          <table:table-cell office:value-type="float" office:value="114500" calcext:value-type="float">
            <text:p>114500</text:p>
          </table:table-cell>
          <table:table-cell office:value-type="float" office:value="781483" calcext:value-type="float">
            <text:p>781483</text:p>
          </table:table-cell>
          <table:table-cell office:value-type="float" office:value="114500" calcext:value-type="float">
            <text:p>114500</text:p>
          </table:table-cell>
          <table:table-cell office:value-type="float" office:value="511241" calcext:value-type="float">
            <text:p>511241</text:p>
          </table:table-cell>
          <table:table-cell office:value-type="float" office:value="114500" calcext:value-type="float">
            <text:p>114500</text:p>
          </table:table-cell>
          <table:table-cell office:value-type="float" office:value="505053" calcext:value-type="float">
            <text:p>505053</text:p>
          </table:table-cell>
        </table:table-row>
        <table:table-row table:style-name="ro1">
          <table:table-cell office:value-type="float" office:value="115000" calcext:value-type="float">
            <text:p>115000</text:p>
          </table:table-cell>
          <table:table-cell office:value-type="float" office:value="1255284" calcext:value-type="float">
            <text:p>1255284</text:p>
          </table:table-cell>
          <table:table-cell office:value-type="float" office:value="115000" calcext:value-type="float">
            <text:p>115000</text:p>
          </table:table-cell>
          <table:table-cell office:value-type="float" office:value="783080" calcext:value-type="float">
            <text:p>783080</text:p>
          </table:table-cell>
          <table:table-cell office:value-type="float" office:value="115000" calcext:value-type="float">
            <text:p>115000</text:p>
          </table:table-cell>
          <table:table-cell office:value-type="float" office:value="549545" calcext:value-type="float">
            <text:p>549545</text:p>
          </table:table-cell>
          <table:table-cell office:value-type="float" office:value="115000" calcext:value-type="float">
            <text:p>115000</text:p>
          </table:table-cell>
          <table:table-cell office:value-type="float" office:value="546307" calcext:value-type="float">
            <text:p>546307</text:p>
          </table:table-cell>
        </table:table-row>
        <table:table-row table:style-name="ro1">
          <table:table-cell office:value-type="float" office:value="115500" calcext:value-type="float">
            <text:p>115500</text:p>
          </table:table-cell>
          <table:table-cell office:value-type="float" office:value="1238526" calcext:value-type="float">
            <text:p>1238526</text:p>
          </table:table-cell>
          <table:table-cell office:value-type="float" office:value="115500" calcext:value-type="float">
            <text:p>115500</text:p>
          </table:table-cell>
          <table:table-cell office:value-type="float" office:value="757914" calcext:value-type="float">
            <text:p>757914</text:p>
          </table:table-cell>
          <table:table-cell office:value-type="float" office:value="115500" calcext:value-type="float">
            <text:p>115500</text:p>
          </table:table-cell>
          <table:table-cell office:value-type="float" office:value="518437" calcext:value-type="float">
            <text:p>518437</text:p>
          </table:table-cell>
          <table:table-cell office:value-type="float" office:value="115500" calcext:value-type="float">
            <text:p>115500</text:p>
          </table:table-cell>
          <table:table-cell office:value-type="float" office:value="511371" calcext:value-type="float">
            <text:p>511371</text:p>
          </table:table-cell>
        </table:table-row>
        <table:table-row table:style-name="ro1">
          <table:table-cell office:value-type="float" office:value="116000" calcext:value-type="float">
            <text:p>116000</text:p>
          </table:table-cell>
          <table:table-cell office:value-type="float" office:value="1265948" calcext:value-type="float">
            <text:p>1265948</text:p>
          </table:table-cell>
          <table:table-cell office:value-type="float" office:value="116000" calcext:value-type="float">
            <text:p>116000</text:p>
          </table:table-cell>
          <table:table-cell office:value-type="float" office:value="838104" calcext:value-type="float">
            <text:p>838104</text:p>
          </table:table-cell>
          <table:table-cell office:value-type="float" office:value="116000" calcext:value-type="float">
            <text:p>116000</text:p>
          </table:table-cell>
          <table:table-cell office:value-type="float" office:value="546796" calcext:value-type="float">
            <text:p>546796</text:p>
          </table:table-cell>
          <table:table-cell office:value-type="float" office:value="116000" calcext:value-type="float">
            <text:p>116000</text:p>
          </table:table-cell>
          <table:table-cell office:value-type="float" office:value="545293" calcext:value-type="float">
            <text:p>545293</text:p>
          </table:table-cell>
        </table:table-row>
        <table:table-row table:style-name="ro1">
          <table:table-cell office:value-type="float" office:value="116500" calcext:value-type="float">
            <text:p>116500</text:p>
          </table:table-cell>
          <table:table-cell office:value-type="float" office:value="1288673" calcext:value-type="float">
            <text:p>1288673</text:p>
          </table:table-cell>
          <table:table-cell office:value-type="float" office:value="116500" calcext:value-type="float">
            <text:p>116500</text:p>
          </table:table-cell>
          <table:table-cell office:value-type="float" office:value="754990" calcext:value-type="float">
            <text:p>754990</text:p>
          </table:table-cell>
          <table:table-cell office:value-type="float" office:value="116500" calcext:value-type="float">
            <text:p>116500</text:p>
          </table:table-cell>
          <table:table-cell office:value-type="float" office:value="513273" calcext:value-type="float">
            <text:p>513273</text:p>
          </table:table-cell>
          <table:table-cell office:value-type="float" office:value="116500" calcext:value-type="float">
            <text:p>116500</text:p>
          </table:table-cell>
          <table:table-cell office:value-type="float" office:value="511346" calcext:value-type="float">
            <text:p>511346</text:p>
          </table:table-cell>
        </table:table-row>
        <table:table-row table:style-name="ro1">
          <table:table-cell office:value-type="float" office:value="117000" calcext:value-type="float">
            <text:p>117000</text:p>
          </table:table-cell>
          <table:table-cell office:value-type="float" office:value="1279836" calcext:value-type="float">
            <text:p>1279836</text:p>
          </table:table-cell>
          <table:table-cell office:value-type="float" office:value="117000" calcext:value-type="float">
            <text:p>117000</text:p>
          </table:table-cell>
          <table:table-cell office:value-type="float" office:value="788989" calcext:value-type="float">
            <text:p>788989</text:p>
          </table:table-cell>
          <table:table-cell office:value-type="float" office:value="117000" calcext:value-type="float">
            <text:p>117000</text:p>
          </table:table-cell>
          <table:table-cell office:value-type="float" office:value="548838" calcext:value-type="float">
            <text:p>548838</text:p>
          </table:table-cell>
          <table:table-cell office:value-type="float" office:value="117000" calcext:value-type="float">
            <text:p>117000</text:p>
          </table:table-cell>
          <table:table-cell office:value-type="float" office:value="2017511" calcext:value-type="float">
            <text:p>2017511</text:p>
          </table:table-cell>
        </table:table-row>
        <table:table-row table:style-name="ro1">
          <table:table-cell office:value-type="float" office:value="117500" calcext:value-type="float">
            <text:p>117500</text:p>
          </table:table-cell>
          <table:table-cell office:value-type="float" office:value="1255319" calcext:value-type="float">
            <text:p>1255319</text:p>
          </table:table-cell>
          <table:table-cell office:value-type="float" office:value="117500" calcext:value-type="float">
            <text:p>117500</text:p>
          </table:table-cell>
          <table:table-cell office:value-type="float" office:value="762142" calcext:value-type="float">
            <text:p>762142</text:p>
          </table:table-cell>
          <table:table-cell office:value-type="float" office:value="117500" calcext:value-type="float">
            <text:p>117500</text:p>
          </table:table-cell>
          <table:table-cell office:value-type="float" office:value="519490" calcext:value-type="float">
            <text:p>519490</text:p>
          </table:table-cell>
          <table:table-cell office:value-type="float" office:value="117500" calcext:value-type="float">
            <text:p>117500</text:p>
          </table:table-cell>
          <table:table-cell office:value-type="float" office:value="533978" calcext:value-type="float">
            <text:p>533978</text:p>
          </table:table-cell>
        </table:table-row>
        <table:table-row table:style-name="ro1">
          <table:table-cell office:value-type="float" office:value="118000" calcext:value-type="float">
            <text:p>118000</text:p>
          </table:table-cell>
          <table:table-cell office:value-type="float" office:value="1288253" calcext:value-type="float">
            <text:p>1288253</text:p>
          </table:table-cell>
          <table:table-cell office:value-type="float" office:value="118000" calcext:value-type="float">
            <text:p>118000</text:p>
          </table:table-cell>
          <table:table-cell office:value-type="float" office:value="794126" calcext:value-type="float">
            <text:p>794126</text:p>
          </table:table-cell>
          <table:table-cell office:value-type="float" office:value="118000" calcext:value-type="float">
            <text:p>118000</text:p>
          </table:table-cell>
          <table:table-cell office:value-type="float" office:value="556178" calcext:value-type="float">
            <text:p>556178</text:p>
          </table:table-cell>
          <table:table-cell office:value-type="float" office:value="118000" calcext:value-type="float">
            <text:p>118000</text:p>
          </table:table-cell>
          <table:table-cell office:value-type="float" office:value="573705" calcext:value-type="float">
            <text:p>573705</text:p>
          </table:table-cell>
        </table:table-row>
        <table:table-row table:style-name="ro1">
          <table:table-cell office:value-type="float" office:value="118500" calcext:value-type="float">
            <text:p>118500</text:p>
          </table:table-cell>
          <table:table-cell office:value-type="float" office:value="1269812" calcext:value-type="float">
            <text:p>1269812</text:p>
          </table:table-cell>
          <table:table-cell office:value-type="float" office:value="118500" calcext:value-type="float">
            <text:p>118500</text:p>
          </table:table-cell>
          <table:table-cell office:value-type="float" office:value="773849" calcext:value-type="float">
            <text:p>773849</text:p>
          </table:table-cell>
          <table:table-cell office:value-type="float" office:value="118500" calcext:value-type="float">
            <text:p>118500</text:p>
          </table:table-cell>
          <table:table-cell office:value-type="float" office:value="566113" calcext:value-type="float">
            <text:p>566113</text:p>
          </table:table-cell>
          <table:table-cell office:value-type="float" office:value="118500" calcext:value-type="float">
            <text:p>118500</text:p>
          </table:table-cell>
          <table:table-cell office:value-type="float" office:value="533415" calcext:value-type="float">
            <text:p>533415</text:p>
          </table:table-cell>
        </table:table-row>
        <table:table-row table:style-name="ro1">
          <table:table-cell office:value-type="float" office:value="119000" calcext:value-type="float">
            <text:p>119000</text:p>
          </table:table-cell>
          <table:table-cell office:value-type="float" office:value="1302849" calcext:value-type="float">
            <text:p>1302849</text:p>
          </table:table-cell>
          <table:table-cell office:value-type="float" office:value="119000" calcext:value-type="float">
            <text:p>119000</text:p>
          </table:table-cell>
          <table:table-cell office:value-type="float" office:value="803559" calcext:value-type="float">
            <text:p>803559</text:p>
          </table:table-cell>
          <table:table-cell office:value-type="float" office:value="119000" calcext:value-type="float">
            <text:p>119000</text:p>
          </table:table-cell>
          <table:table-cell office:value-type="float" office:value="556022" calcext:value-type="float">
            <text:p>556022</text:p>
          </table:table-cell>
          <table:table-cell office:value-type="float" office:value="119000" calcext:value-type="float">
            <text:p>119000</text:p>
          </table:table-cell>
          <table:table-cell office:value-type="float" office:value="570854" calcext:value-type="float">
            <text:p>570854</text:p>
          </table:table-cell>
        </table:table-row>
        <table:table-row table:style-name="ro1">
          <table:table-cell office:value-type="float" office:value="119500" calcext:value-type="float">
            <text:p>119500</text:p>
          </table:table-cell>
          <table:table-cell office:value-type="float" office:value="1297670" calcext:value-type="float">
            <text:p>1297670</text:p>
          </table:table-cell>
          <table:table-cell office:value-type="float" office:value="119500" calcext:value-type="float">
            <text:p>119500</text:p>
          </table:table-cell>
          <table:table-cell office:value-type="float" office:value="782279" calcext:value-type="float">
            <text:p>782279</text:p>
          </table:table-cell>
          <table:table-cell office:value-type="float" office:value="119500" calcext:value-type="float">
            <text:p>119500</text:p>
          </table:table-cell>
          <table:table-cell office:value-type="float" office:value="517405" calcext:value-type="float">
            <text:p>517405</text:p>
          </table:table-cell>
          <table:table-cell office:value-type="float" office:value="119500" calcext:value-type="float">
            <text:p>119500</text:p>
          </table:table-cell>
          <table:table-cell office:value-type="float" office:value="590564" calcext:value-type="float">
            <text:p>590564</text:p>
          </table:table-cell>
        </table:table-row>
        <table:table-row table:style-name="ro1">
          <table:table-cell office:value-type="float" office:value="120000" calcext:value-type="float">
            <text:p>120000</text:p>
          </table:table-cell>
          <table:table-cell office:value-type="float" office:value="1393669" calcext:value-type="float">
            <text:p>1393669</text:p>
          </table:table-cell>
          <table:table-cell office:value-type="float" office:value="120000" calcext:value-type="float">
            <text:p>120000</text:p>
          </table:table-cell>
          <table:table-cell office:value-type="float" office:value="814484" calcext:value-type="float">
            <text:p>814484</text:p>
          </table:table-cell>
          <table:table-cell office:value-type="float" office:value="120000" calcext:value-type="float">
            <text:p>120000</text:p>
          </table:table-cell>
          <table:table-cell office:value-type="float" office:value="626510" calcext:value-type="float">
            <text:p>626510</text:p>
          </table:table-cell>
          <table:table-cell office:value-type="float" office:value="120000" calcext:value-type="float">
            <text:p>120000</text:p>
          </table:table-cell>
          <table:table-cell office:value-type="float" office:value="571030" calcext:value-type="float">
            <text:p>571030</text:p>
          </table:table-cell>
        </table:table-row>
        <table:table-row table:style-name="ro1">
          <table:table-cell office:value-type="float" office:value="120500" calcext:value-type="float">
            <text:p>120500</text:p>
          </table:table-cell>
          <table:table-cell office:value-type="float" office:value="1288209" calcext:value-type="float">
            <text:p>1288209</text:p>
          </table:table-cell>
          <table:table-cell office:value-type="float" office:value="120500" calcext:value-type="float">
            <text:p>120500</text:p>
          </table:table-cell>
          <table:table-cell office:value-type="float" office:value="777484" calcext:value-type="float">
            <text:p>777484</text:p>
          </table:table-cell>
          <table:table-cell office:value-type="float" office:value="120500" calcext:value-type="float">
            <text:p>120500</text:p>
          </table:table-cell>
          <table:table-cell office:value-type="float" office:value="525593" calcext:value-type="float">
            <text:p>525593</text:p>
          </table:table-cell>
          <table:table-cell office:value-type="float" office:value="120500" calcext:value-type="float">
            <text:p>120500</text:p>
          </table:table-cell>
          <table:table-cell office:value-type="float" office:value="543825" calcext:value-type="float">
            <text:p>543825</text:p>
          </table:table-cell>
        </table:table-row>
        <table:table-row table:style-name="ro1">
          <table:table-cell office:value-type="float" office:value="121000" calcext:value-type="float">
            <text:p>121000</text:p>
          </table:table-cell>
          <table:table-cell office:value-type="float" office:value="1318888" calcext:value-type="float">
            <text:p>1318888</text:p>
          </table:table-cell>
          <table:table-cell office:value-type="float" office:value="121000" calcext:value-type="float">
            <text:p>121000</text:p>
          </table:table-cell>
          <table:table-cell office:value-type="float" office:value="814207" calcext:value-type="float">
            <text:p>814207</text:p>
          </table:table-cell>
          <table:table-cell office:value-type="float" office:value="121000" calcext:value-type="float">
            <text:p>121000</text:p>
          </table:table-cell>
          <table:table-cell office:value-type="float" office:value="564327" calcext:value-type="float">
            <text:p>564327</text:p>
          </table:table-cell>
          <table:table-cell office:value-type="float" office:value="121000" calcext:value-type="float">
            <text:p>121000</text:p>
          </table:table-cell>
          <table:table-cell office:value-type="float" office:value="580521" calcext:value-type="float">
            <text:p>580521</text:p>
          </table:table-cell>
        </table:table-row>
        <table:table-row table:style-name="ro1">
          <table:table-cell office:value-type="float" office:value="121500" calcext:value-type="float">
            <text:p>121500</text:p>
          </table:table-cell>
          <table:table-cell office:value-type="float" office:value="1330812" calcext:value-type="float">
            <text:p>1330812</text:p>
          </table:table-cell>
          <table:table-cell office:value-type="float" office:value="121500" calcext:value-type="float">
            <text:p>121500</text:p>
          </table:table-cell>
          <table:table-cell office:value-type="float" office:value="792326" calcext:value-type="float">
            <text:p>792326</text:p>
          </table:table-cell>
          <table:table-cell office:value-type="float" office:value="121500" calcext:value-type="float">
            <text:p>121500</text:p>
          </table:table-cell>
          <table:table-cell office:value-type="float" office:value="538403" calcext:value-type="float">
            <text:p>538403</text:p>
          </table:table-cell>
          <table:table-cell office:value-type="float" office:value="121500" calcext:value-type="float">
            <text:p>121500</text:p>
          </table:table-cell>
          <table:table-cell office:value-type="float" office:value="540586" calcext:value-type="float">
            <text:p>540586</text:p>
          </table:table-cell>
        </table:table-row>
        <table:table-row table:style-name="ro1">
          <table:table-cell office:value-type="float" office:value="122000" calcext:value-type="float">
            <text:p>122000</text:p>
          </table:table-cell>
          <table:table-cell office:value-type="float" office:value="1333170" calcext:value-type="float">
            <text:p>1333170</text:p>
          </table:table-cell>
          <table:table-cell office:value-type="float" office:value="122000" calcext:value-type="float">
            <text:p>122000</text:p>
          </table:table-cell>
          <table:table-cell office:value-type="float" office:value="828005" calcext:value-type="float">
            <text:p>828005</text:p>
          </table:table-cell>
          <table:table-cell office:value-type="float" office:value="122000" calcext:value-type="float">
            <text:p>122000</text:p>
          </table:table-cell>
          <table:table-cell office:value-type="float" office:value="559127" calcext:value-type="float">
            <text:p>559127</text:p>
          </table:table-cell>
          <table:table-cell office:value-type="float" office:value="122000" calcext:value-type="float">
            <text:p>122000</text:p>
          </table:table-cell>
          <table:table-cell office:value-type="float" office:value="580328" calcext:value-type="float">
            <text:p>580328</text:p>
          </table:table-cell>
        </table:table-row>
        <table:table-row table:style-name="ro1">
          <table:table-cell office:value-type="float" office:value="122500" calcext:value-type="float">
            <text:p>122500</text:p>
          </table:table-cell>
          <table:table-cell office:value-type="float" office:value="1308153" calcext:value-type="float">
            <text:p>1308153</text:p>
          </table:table-cell>
          <table:table-cell office:value-type="float" office:value="122500" calcext:value-type="float">
            <text:p>122500</text:p>
          </table:table-cell>
          <table:table-cell office:value-type="float" office:value="815283" calcext:value-type="float">
            <text:p>815283</text:p>
          </table:table-cell>
          <table:table-cell office:value-type="float" office:value="122500" calcext:value-type="float">
            <text:p>122500</text:p>
          </table:table-cell>
          <table:table-cell office:value-type="float" office:value="543541" calcext:value-type="float">
            <text:p>543541</text:p>
          </table:table-cell>
          <table:table-cell office:value-type="float" office:value="122500" calcext:value-type="float">
            <text:p>122500</text:p>
          </table:table-cell>
          <table:table-cell office:value-type="float" office:value="611746" calcext:value-type="float">
            <text:p>611746</text:p>
          </table:table-cell>
        </table:table-row>
        <table:table-row table:style-name="ro1">
          <table:table-cell office:value-type="float" office:value="123000" calcext:value-type="float">
            <text:p>123000</text:p>
          </table:table-cell>
          <table:table-cell office:value-type="float" office:value="1341613" calcext:value-type="float">
            <text:p>1341613</text:p>
          </table:table-cell>
          <table:table-cell office:value-type="float" office:value="123000" calcext:value-type="float">
            <text:p>123000</text:p>
          </table:table-cell>
          <table:table-cell office:value-type="float" office:value="835752" calcext:value-type="float">
            <text:p>835752</text:p>
          </table:table-cell>
          <table:table-cell office:value-type="float" office:value="123000" calcext:value-type="float">
            <text:p>123000</text:p>
          </table:table-cell>
          <table:table-cell office:value-type="float" office:value="569176" calcext:value-type="float">
            <text:p>569176</text:p>
          </table:table-cell>
          <table:table-cell office:value-type="float" office:value="123000" calcext:value-type="float">
            <text:p>123000</text:p>
          </table:table-cell>
          <table:table-cell office:value-type="float" office:value="574274" calcext:value-type="float">
            <text:p>574274</text:p>
          </table:table-cell>
        </table:table-row>
        <table:table-row table:style-name="ro1">
          <table:table-cell office:value-type="float" office:value="123500" calcext:value-type="float">
            <text:p>123500</text:p>
          </table:table-cell>
          <table:table-cell office:value-type="float" office:value="1320430" calcext:value-type="float">
            <text:p>1320430</text:p>
          </table:table-cell>
          <table:table-cell office:value-type="float" office:value="123500" calcext:value-type="float">
            <text:p>123500</text:p>
          </table:table-cell>
          <table:table-cell office:value-type="float" office:value="893006" calcext:value-type="float">
            <text:p>893006</text:p>
          </table:table-cell>
          <table:table-cell office:value-type="float" office:value="123500" calcext:value-type="float">
            <text:p>123500</text:p>
          </table:table-cell>
          <table:table-cell office:value-type="float" office:value="546229" calcext:value-type="float">
            <text:p>546229</text:p>
          </table:table-cell>
          <table:table-cell office:value-type="float" office:value="123500" calcext:value-type="float">
            <text:p>123500</text:p>
          </table:table-cell>
          <table:table-cell office:value-type="float" office:value="552930" calcext:value-type="float">
            <text:p>552930</text:p>
          </table:table-cell>
        </table:table-row>
        <table:table-row table:style-name="ro1">
          <table:table-cell office:value-type="float" office:value="124000" calcext:value-type="float">
            <text:p>124000</text:p>
          </table:table-cell>
          <table:table-cell office:value-type="float" office:value="1375253" calcext:value-type="float">
            <text:p>1375253</text:p>
          </table:table-cell>
          <table:table-cell office:value-type="float" office:value="124000" calcext:value-type="float">
            <text:p>124000</text:p>
          </table:table-cell>
          <table:table-cell office:value-type="float" office:value="854591" calcext:value-type="float">
            <text:p>854591</text:p>
          </table:table-cell>
          <table:table-cell office:value-type="float" office:value="124000" calcext:value-type="float">
            <text:p>124000</text:p>
          </table:table-cell>
          <table:table-cell office:value-type="float" office:value="590432" calcext:value-type="float">
            <text:p>590432</text:p>
          </table:table-cell>
          <table:table-cell office:value-type="float" office:value="124000" calcext:value-type="float">
            <text:p>124000</text:p>
          </table:table-cell>
          <table:table-cell office:value-type="float" office:value="659507" calcext:value-type="float">
            <text:p>659507</text:p>
          </table:table-cell>
        </table:table-row>
        <table:table-row table:style-name="ro1">
          <table:table-cell office:value-type="float" office:value="124500" calcext:value-type="float">
            <text:p>124500</text:p>
          </table:table-cell>
          <table:table-cell office:value-type="float" office:value="1329012" calcext:value-type="float">
            <text:p>1329012</text:p>
          </table:table-cell>
          <table:table-cell office:value-type="float" office:value="124500" calcext:value-type="float">
            <text:p>124500</text:p>
          </table:table-cell>
          <table:table-cell office:value-type="float" office:value="804856" calcext:value-type="float">
            <text:p>804856</text:p>
          </table:table-cell>
          <table:table-cell office:value-type="float" office:value="124500" calcext:value-type="float">
            <text:p>124500</text:p>
          </table:table-cell>
          <table:table-cell office:value-type="float" office:value="546022" calcext:value-type="float">
            <text:p>546022</text:p>
          </table:table-cell>
          <table:table-cell office:value-type="float" office:value="124500" calcext:value-type="float">
            <text:p>124500</text:p>
          </table:table-cell>
          <table:table-cell office:value-type="float" office:value="550168" calcext:value-type="float">
            <text:p>550168</text:p>
          </table:table-cell>
        </table:table-row>
        <table:table-row table:style-name="ro1">
          <table:table-cell office:value-type="float" office:value="125000" calcext:value-type="float">
            <text:p>125000</text:p>
          </table:table-cell>
          <table:table-cell office:value-type="float" office:value="1365913" calcext:value-type="float">
            <text:p>1365913</text:p>
          </table:table-cell>
          <table:table-cell office:value-type="float" office:value="125000" calcext:value-type="float">
            <text:p>125000</text:p>
          </table:table-cell>
          <table:table-cell office:value-type="float" office:value="862840" calcext:value-type="float">
            <text:p>862840</text:p>
          </table:table-cell>
          <table:table-cell office:value-type="float" office:value="125000" calcext:value-type="float">
            <text:p>125000</text:p>
          </table:table-cell>
          <table:table-cell office:value-type="float" office:value="581053" calcext:value-type="float">
            <text:p>581053</text:p>
          </table:table-cell>
          <table:table-cell office:value-type="float" office:value="125000" calcext:value-type="float">
            <text:p>125000</text:p>
          </table:table-cell>
          <table:table-cell office:value-type="float" office:value="590972" calcext:value-type="float">
            <text:p>590972</text:p>
          </table:table-cell>
        </table:table-row>
        <table:table-row table:style-name="ro1">
          <table:table-cell office:value-type="float" office:value="125500" calcext:value-type="float">
            <text:p>125500</text:p>
          </table:table-cell>
          <table:table-cell office:value-type="float" office:value="1378949" calcext:value-type="float">
            <text:p>1378949</text:p>
          </table:table-cell>
          <table:table-cell office:value-type="float" office:value="125500" calcext:value-type="float">
            <text:p>125500</text:p>
          </table:table-cell>
          <table:table-cell office:value-type="float" office:value="823387" calcext:value-type="float">
            <text:p>823387</text:p>
          </table:table-cell>
          <table:table-cell office:value-type="float" office:value="125500" calcext:value-type="float">
            <text:p>125500</text:p>
          </table:table-cell>
          <table:table-cell office:value-type="float" office:value="783202" calcext:value-type="float">
            <text:p>783202</text:p>
          </table:table-cell>
          <table:table-cell office:value-type="float" office:value="125500" calcext:value-type="float">
            <text:p>125500</text:p>
          </table:table-cell>
          <table:table-cell office:value-type="float" office:value="571665" calcext:value-type="float">
            <text:p>571665</text:p>
          </table:table-cell>
        </table:table-row>
        <table:table-row table:style-name="ro1">
          <table:table-cell office:value-type="float" office:value="126000" calcext:value-type="float">
            <text:p>126000</text:p>
          </table:table-cell>
          <table:table-cell office:value-type="float" office:value="1397914" calcext:value-type="float">
            <text:p>1397914</text:p>
          </table:table-cell>
          <table:table-cell office:value-type="float" office:value="126000" calcext:value-type="float">
            <text:p>126000</text:p>
          </table:table-cell>
          <table:table-cell office:value-type="float" office:value="855651" calcext:value-type="float">
            <text:p>855651</text:p>
          </table:table-cell>
          <table:table-cell office:value-type="float" office:value="126000" calcext:value-type="float">
            <text:p>126000</text:p>
          </table:table-cell>
          <table:table-cell office:value-type="float" office:value="661424" calcext:value-type="float">
            <text:p>661424</text:p>
          </table:table-cell>
          <table:table-cell office:value-type="float" office:value="126000" calcext:value-type="float">
            <text:p>126000</text:p>
          </table:table-cell>
          <table:table-cell office:value-type="float" office:value="596436" calcext:value-type="float">
            <text:p>596436</text:p>
          </table:table-cell>
        </table:table-row>
        <table:table-row table:style-name="ro1">
          <table:table-cell office:value-type="float" office:value="126500" calcext:value-type="float">
            <text:p>126500</text:p>
          </table:table-cell>
          <table:table-cell office:value-type="float" office:value="1351922" calcext:value-type="float">
            <text:p>1351922</text:p>
          </table:table-cell>
          <table:table-cell office:value-type="float" office:value="126500" calcext:value-type="float">
            <text:p>126500</text:p>
          </table:table-cell>
          <table:table-cell office:value-type="float" office:value="835125" calcext:value-type="float">
            <text:p>835125</text:p>
          </table:table-cell>
          <table:table-cell office:value-type="float" office:value="126500" calcext:value-type="float">
            <text:p>126500</text:p>
          </table:table-cell>
          <table:table-cell office:value-type="float" office:value="593195" calcext:value-type="float">
            <text:p>593195</text:p>
          </table:table-cell>
          <table:table-cell office:value-type="float" office:value="126500" calcext:value-type="float">
            <text:p>126500</text:p>
          </table:table-cell>
          <table:table-cell office:value-type="float" office:value="562464" calcext:value-type="float">
            <text:p>562464</text:p>
          </table:table-cell>
        </table:table-row>
        <table:table-row table:style-name="ro1">
          <table:table-cell office:value-type="float" office:value="127000" calcext:value-type="float">
            <text:p>127000</text:p>
          </table:table-cell>
          <table:table-cell office:value-type="float" office:value="1385129" calcext:value-type="float">
            <text:p>1385129</text:p>
          </table:table-cell>
          <table:table-cell office:value-type="float" office:value="127000" calcext:value-type="float">
            <text:p>127000</text:p>
          </table:table-cell>
          <table:table-cell office:value-type="float" office:value="865765" calcext:value-type="float">
            <text:p>865765</text:p>
          </table:table-cell>
          <table:table-cell office:value-type="float" office:value="127000" calcext:value-type="float">
            <text:p>127000</text:p>
          </table:table-cell>
          <table:table-cell office:value-type="float" office:value="598183" calcext:value-type="float">
            <text:p>598183</text:p>
          </table:table-cell>
          <table:table-cell office:value-type="float" office:value="127000" calcext:value-type="float">
            <text:p>127000</text:p>
          </table:table-cell>
          <table:table-cell office:value-type="float" office:value="613726" calcext:value-type="float">
            <text:p>613726</text:p>
          </table:table-cell>
        </table:table-row>
        <table:table-row table:style-name="ro1">
          <table:table-cell office:value-type="float" office:value="127500" calcext:value-type="float">
            <text:p>127500</text:p>
          </table:table-cell>
          <table:table-cell office:value-type="float" office:value="1361173" calcext:value-type="float">
            <text:p>1361173</text:p>
          </table:table-cell>
          <table:table-cell office:value-type="float" office:value="127500" calcext:value-type="float">
            <text:p>127500</text:p>
          </table:table-cell>
          <table:table-cell office:value-type="float" office:value="829262" calcext:value-type="float">
            <text:p>829262</text:p>
          </table:table-cell>
          <table:table-cell office:value-type="float" office:value="127500" calcext:value-type="float">
            <text:p>127500</text:p>
          </table:table-cell>
          <table:table-cell office:value-type="float" office:value="557546" calcext:value-type="float">
            <text:p>557546</text:p>
          </table:table-cell>
          <table:table-cell office:value-type="float" office:value="127500" calcext:value-type="float">
            <text:p>127500</text:p>
          </table:table-cell>
          <table:table-cell office:value-type="float" office:value="571537" calcext:value-type="float">
            <text:p>571537</text:p>
          </table:table-cell>
        </table:table-row>
        <table:table-row table:style-name="ro1">
          <table:table-cell office:value-type="float" office:value="128000" calcext:value-type="float">
            <text:p>128000</text:p>
          </table:table-cell>
          <table:table-cell office:value-type="float" office:value="1404162" calcext:value-type="float">
            <text:p>1404162</text:p>
          </table:table-cell>
          <table:table-cell office:value-type="float" office:value="128000" calcext:value-type="float">
            <text:p>128000</text:p>
          </table:table-cell>
          <table:table-cell office:value-type="float" office:value="859302" calcext:value-type="float">
            <text:p>859302</text:p>
          </table:table-cell>
          <table:table-cell office:value-type="float" office:value="128000" calcext:value-type="float">
            <text:p>128000</text:p>
          </table:table-cell>
          <table:table-cell office:value-type="float" office:value="609392" calcext:value-type="float">
            <text:p>609392</text:p>
          </table:table-cell>
          <table:table-cell office:value-type="float" office:value="128000" calcext:value-type="float">
            <text:p>128000</text:p>
          </table:table-cell>
          <table:table-cell office:value-type="float" office:value="624333" calcext:value-type="float">
            <text:p>624333</text:p>
          </table:table-cell>
        </table:table-row>
        <table:table-row table:style-name="ro1">
          <table:table-cell office:value-type="float" office:value="128500" calcext:value-type="float">
            <text:p>128500</text:p>
          </table:table-cell>
          <table:table-cell office:value-type="float" office:value="1373696" calcext:value-type="float">
            <text:p>1373696</text:p>
          </table:table-cell>
          <table:table-cell office:value-type="float" office:value="128500" calcext:value-type="float">
            <text:p>128500</text:p>
          </table:table-cell>
          <table:table-cell office:value-type="float" office:value="838702" calcext:value-type="float">
            <text:p>838702</text:p>
          </table:table-cell>
          <table:table-cell office:value-type="float" office:value="128500" calcext:value-type="float">
            <text:p>128500</text:p>
          </table:table-cell>
          <table:table-cell office:value-type="float" office:value="565621" calcext:value-type="float">
            <text:p>565621</text:p>
          </table:table-cell>
          <table:table-cell office:value-type="float" office:value="128500" calcext:value-type="float">
            <text:p>128500</text:p>
          </table:table-cell>
          <table:table-cell office:value-type="float" office:value="738932" calcext:value-type="float">
            <text:p>738932</text:p>
          </table:table-cell>
        </table:table-row>
        <table:table-row table:style-name="ro1">
          <table:table-cell office:value-type="float" office:value="129000" calcext:value-type="float">
            <text:p>129000</text:p>
          </table:table-cell>
          <table:table-cell office:value-type="float" office:value="1388434" calcext:value-type="float">
            <text:p>1388434</text:p>
          </table:table-cell>
          <table:table-cell office:value-type="float" office:value="129000" calcext:value-type="float">
            <text:p>129000</text:p>
          </table:table-cell>
          <table:table-cell office:value-type="float" office:value="835647" calcext:value-type="float">
            <text:p>835647</text:p>
          </table:table-cell>
          <table:table-cell office:value-type="float" office:value="129000" calcext:value-type="float">
            <text:p>129000</text:p>
          </table:table-cell>
          <table:table-cell office:value-type="float" office:value="690129" calcext:value-type="float">
            <text:p>690129</text:p>
          </table:table-cell>
          <table:table-cell office:value-type="float" office:value="129000" calcext:value-type="float">
            <text:p>129000</text:p>
          </table:table-cell>
          <table:table-cell office:value-type="float" office:value="586248" calcext:value-type="float">
            <text:p>586248</text:p>
          </table:table-cell>
        </table:table-row>
        <table:table-row table:style-name="ro1">
          <table:table-cell office:value-type="float" office:value="129500" calcext:value-type="float">
            <text:p>129500</text:p>
          </table:table-cell>
          <table:table-cell office:value-type="float" office:value="1470005" calcext:value-type="float">
            <text:p>1470005</text:p>
          </table:table-cell>
          <table:table-cell office:value-type="float" office:value="129500" calcext:value-type="float">
            <text:p>129500</text:p>
          </table:table-cell>
          <table:table-cell office:value-type="float" office:value="872475" calcext:value-type="float">
            <text:p>872475</text:p>
          </table:table-cell>
          <table:table-cell office:value-type="float" office:value="129500" calcext:value-type="float">
            <text:p>129500</text:p>
          </table:table-cell>
          <table:table-cell office:value-type="float" office:value="607381" calcext:value-type="float">
            <text:p>607381</text:p>
          </table:table-cell>
          <table:table-cell office:value-type="float" office:value="129500" calcext:value-type="float">
            <text:p>129500</text:p>
          </table:table-cell>
          <table:table-cell office:value-type="float" office:value="613083" calcext:value-type="float">
            <text:p>613083</text:p>
          </table:table-cell>
        </table:table-row>
        <table:table-row table:style-name="ro1">
          <table:table-cell office:value-type="float" office:value="130000" calcext:value-type="float">
            <text:p>130000</text:p>
          </table:table-cell>
          <table:table-cell office:value-type="float" office:value="1388603" calcext:value-type="float">
            <text:p>1388603</text:p>
          </table:table-cell>
          <table:table-cell office:value-type="float" office:value="130000" calcext:value-type="float">
            <text:p>130000</text:p>
          </table:table-cell>
          <table:table-cell office:value-type="float" office:value="843461" calcext:value-type="float">
            <text:p>843461</text:p>
          </table:table-cell>
          <table:table-cell office:value-type="float" office:value="130000" calcext:value-type="float">
            <text:p>130000</text:p>
          </table:table-cell>
          <table:table-cell office:value-type="float" office:value="569353" calcext:value-type="float">
            <text:p>569353</text:p>
          </table:table-cell>
          <table:table-cell office:value-type="float" office:value="130000" calcext:value-type="float">
            <text:p>130000</text:p>
          </table:table-cell>
          <table:table-cell office:value-type="float" office:value="584438" calcext:value-type="float">
            <text:p>584438</text:p>
          </table:table-cell>
        </table:table-row>
        <table:table-row table:style-name="ro1">
          <table:table-cell office:value-type="float" office:value="130500" calcext:value-type="float">
            <text:p>130500</text:p>
          </table:table-cell>
          <table:table-cell office:value-type="float" office:value="1423833" calcext:value-type="float">
            <text:p>1423833</text:p>
          </table:table-cell>
          <table:table-cell office:value-type="float" office:value="130500" calcext:value-type="float">
            <text:p>130500</text:p>
          </table:table-cell>
          <table:table-cell office:value-type="float" office:value="877198" calcext:value-type="float">
            <text:p>877198</text:p>
          </table:table-cell>
          <table:table-cell office:value-type="float" office:value="130500" calcext:value-type="float">
            <text:p>130500</text:p>
          </table:table-cell>
          <table:table-cell office:value-type="float" office:value="611584" calcext:value-type="float">
            <text:p>611584</text:p>
          </table:table-cell>
          <table:table-cell office:value-type="float" office:value="130500" calcext:value-type="float">
            <text:p>130500</text:p>
          </table:table-cell>
          <table:table-cell office:value-type="float" office:value="621985" calcext:value-type="float">
            <text:p>621985</text:p>
          </table:table-cell>
        </table:table-row>
        <table:table-row table:style-name="ro1">
          <table:table-cell office:value-type="float" office:value="131000" calcext:value-type="float">
            <text:p>131000</text:p>
          </table:table-cell>
          <table:table-cell office:value-type="float" office:value="1405970" calcext:value-type="float">
            <text:p>1405970</text:p>
          </table:table-cell>
          <table:table-cell office:value-type="float" office:value="131000" calcext:value-type="float">
            <text:p>131000</text:p>
          </table:table-cell>
          <table:table-cell office:value-type="float" office:value="866352" calcext:value-type="float">
            <text:p>866352</text:p>
          </table:table-cell>
          <table:table-cell office:value-type="float" office:value="131000" calcext:value-type="float">
            <text:p>131000</text:p>
          </table:table-cell>
          <table:table-cell office:value-type="float" office:value="595972" calcext:value-type="float">
            <text:p>595972</text:p>
          </table:table-cell>
          <table:table-cell office:value-type="float" office:value="131000" calcext:value-type="float">
            <text:p>131000</text:p>
          </table:table-cell>
          <table:table-cell office:value-type="float" office:value="588833" calcext:value-type="float">
            <text:p>588833</text:p>
          </table:table-cell>
        </table:table-row>
        <table:table-row table:style-name="ro1">
          <table:table-cell office:value-type="float" office:value="131500" calcext:value-type="float">
            <text:p>131500</text:p>
          </table:table-cell>
          <table:table-cell office:value-type="float" office:value="1406327" calcext:value-type="float">
            <text:p>1406327</text:p>
          </table:table-cell>
          <table:table-cell office:value-type="float" office:value="131500" calcext:value-type="float">
            <text:p>131500</text:p>
          </table:table-cell>
          <table:table-cell office:value-type="float" office:value="863386" calcext:value-type="float">
            <text:p>863386</text:p>
          </table:table-cell>
          <table:table-cell office:value-type="float" office:value="131500" calcext:value-type="float">
            <text:p>131500</text:p>
          </table:table-cell>
          <table:table-cell office:value-type="float" office:value="575422" calcext:value-type="float">
            <text:p>575422</text:p>
          </table:table-cell>
          <table:table-cell office:value-type="float" office:value="131500" calcext:value-type="float">
            <text:p>131500</text:p>
          </table:table-cell>
          <table:table-cell office:value-type="float" office:value="587350" calcext:value-type="float">
            <text:p>587350</text:p>
          </table:table-cell>
        </table:table-row>
        <table:table-row table:style-name="ro1">
          <table:table-cell office:value-type="float" office:value="132000" calcext:value-type="float">
            <text:p>132000</text:p>
          </table:table-cell>
          <table:table-cell office:value-type="float" office:value="1410748" calcext:value-type="float">
            <text:p>1410748</text:p>
          </table:table-cell>
          <table:table-cell office:value-type="float" office:value="132000" calcext:value-type="float">
            <text:p>132000</text:p>
          </table:table-cell>
          <table:table-cell office:value-type="float" office:value="856555" calcext:value-type="float">
            <text:p>856555</text:p>
          </table:table-cell>
          <table:table-cell office:value-type="float" office:value="132000" calcext:value-type="float">
            <text:p>132000</text:p>
          </table:table-cell>
          <table:table-cell office:value-type="float" office:value="613106" calcext:value-type="float">
            <text:p>613106</text:p>
          </table:table-cell>
          <table:table-cell office:value-type="float" office:value="132000" calcext:value-type="float">
            <text:p>132000</text:p>
          </table:table-cell>
          <table:table-cell office:value-type="float" office:value="586241" calcext:value-type="float">
            <text:p>586241</text:p>
          </table:table-cell>
        </table:table-row>
        <table:table-row table:style-name="ro1">
          <table:table-cell office:value-type="float" office:value="132500" calcext:value-type="float">
            <text:p>132500</text:p>
          </table:table-cell>
          <table:table-cell office:value-type="float" office:value="1477463" calcext:value-type="float">
            <text:p>1477463</text:p>
          </table:table-cell>
          <table:table-cell office:value-type="float" office:value="132500" calcext:value-type="float">
            <text:p>132500</text:p>
          </table:table-cell>
          <table:table-cell office:value-type="float" office:value="894946" calcext:value-type="float">
            <text:p>894946</text:p>
          </table:table-cell>
          <table:table-cell office:value-type="float" office:value="132500" calcext:value-type="float">
            <text:p>132500</text:p>
          </table:table-cell>
          <table:table-cell office:value-type="float" office:value="654574" calcext:value-type="float">
            <text:p>654574</text:p>
          </table:table-cell>
          <table:table-cell office:value-type="float" office:value="132500" calcext:value-type="float">
            <text:p>132500</text:p>
          </table:table-cell>
          <table:table-cell office:value-type="float" office:value="621476" calcext:value-type="float">
            <text:p>621476</text:p>
          </table:table-cell>
        </table:table-row>
        <table:table-row table:style-name="ro1">
          <table:table-cell office:value-type="float" office:value="133000" calcext:value-type="float">
            <text:p>133000</text:p>
          </table:table-cell>
          <table:table-cell office:value-type="float" office:value="1424376" calcext:value-type="float">
            <text:p>1424376</text:p>
          </table:table-cell>
          <table:table-cell office:value-type="float" office:value="133000" calcext:value-type="float">
            <text:p>133000</text:p>
          </table:table-cell>
          <table:table-cell office:value-type="float" office:value="880747" calcext:value-type="float">
            <text:p>880747</text:p>
          </table:table-cell>
          <table:table-cell office:value-type="float" office:value="133000" calcext:value-type="float">
            <text:p>133000</text:p>
          </table:table-cell>
          <table:table-cell office:value-type="float" office:value="626495" calcext:value-type="float">
            <text:p>626495</text:p>
          </table:table-cell>
          <table:table-cell office:value-type="float" office:value="133000" calcext:value-type="float">
            <text:p>133000</text:p>
          </table:table-cell>
          <table:table-cell office:value-type="float" office:value="589854" calcext:value-type="float">
            <text:p>589854</text:p>
          </table:table-cell>
        </table:table-row>
        <table:table-row table:style-name="ro1">
          <table:table-cell office:value-type="float" office:value="133500" calcext:value-type="float">
            <text:p>133500</text:p>
          </table:table-cell>
          <table:table-cell office:value-type="float" office:value="1458607" calcext:value-type="float">
            <text:p>1458607</text:p>
          </table:table-cell>
          <table:table-cell office:value-type="float" office:value="133500" calcext:value-type="float">
            <text:p>133500</text:p>
          </table:table-cell>
          <table:table-cell office:value-type="float" office:value="965008" calcext:value-type="float">
            <text:p>965008</text:p>
          </table:table-cell>
          <table:table-cell office:value-type="float" office:value="133500" calcext:value-type="float">
            <text:p>133500</text:p>
          </table:table-cell>
          <table:table-cell office:value-type="float" office:value="649787" calcext:value-type="float">
            <text:p>649787</text:p>
          </table:table-cell>
          <table:table-cell office:value-type="float" office:value="133500" calcext:value-type="float">
            <text:p>133500</text:p>
          </table:table-cell>
          <table:table-cell office:value-type="float" office:value="630526" calcext:value-type="float">
            <text:p>630526</text:p>
          </table:table-cell>
        </table:table-row>
        <table:table-row table:style-name="ro1">
          <table:table-cell office:value-type="float" office:value="134000" calcext:value-type="float">
            <text:p>134000</text:p>
          </table:table-cell>
          <table:table-cell office:value-type="float" office:value="1433704" calcext:value-type="float">
            <text:p>1433704</text:p>
          </table:table-cell>
          <table:table-cell office:value-type="float" office:value="134000" calcext:value-type="float">
            <text:p>134000</text:p>
          </table:table-cell>
          <table:table-cell office:value-type="float" office:value="877777" calcext:value-type="float">
            <text:p>877777</text:p>
          </table:table-cell>
          <table:table-cell office:value-type="float" office:value="134000" calcext:value-type="float">
            <text:p>134000</text:p>
          </table:table-cell>
          <table:table-cell office:value-type="float" office:value="596431" calcext:value-type="float">
            <text:p>596431</text:p>
          </table:table-cell>
          <table:table-cell office:value-type="float" office:value="134000" calcext:value-type="float">
            <text:p>134000</text:p>
          </table:table-cell>
          <table:table-cell office:value-type="float" office:value="612659" calcext:value-type="float">
            <text:p>612659</text:p>
          </table:table-cell>
        </table:table-row>
        <table:table-row table:style-name="ro1">
          <table:table-cell office:value-type="float" office:value="134500" calcext:value-type="float">
            <text:p>134500</text:p>
          </table:table-cell>
          <table:table-cell office:value-type="float" office:value="1476442" calcext:value-type="float">
            <text:p>1476442</text:p>
          </table:table-cell>
          <table:table-cell office:value-type="float" office:value="134500" calcext:value-type="float">
            <text:p>134500</text:p>
          </table:table-cell>
          <table:table-cell office:value-type="float" office:value="908318" calcext:value-type="float">
            <text:p>908318</text:p>
          </table:table-cell>
          <table:table-cell office:value-type="float" office:value="134500" calcext:value-type="float">
            <text:p>134500</text:p>
          </table:table-cell>
          <table:table-cell office:value-type="float" office:value="959519" calcext:value-type="float">
            <text:p>959519</text:p>
          </table:table-cell>
          <table:table-cell office:value-type="float" office:value="134500" calcext:value-type="float">
            <text:p>134500</text:p>
          </table:table-cell>
          <table:table-cell office:value-type="float" office:value="649232" calcext:value-type="float">
            <text:p>649232</text:p>
          </table:table-cell>
        </table:table-row>
        <table:table-row table:style-name="ro1">
          <table:table-cell office:value-type="float" office:value="135000" calcext:value-type="float">
            <text:p>135000</text:p>
          </table:table-cell>
          <table:table-cell office:value-type="float" office:value="1466951" calcext:value-type="float">
            <text:p>1466951</text:p>
          </table:table-cell>
          <table:table-cell office:value-type="float" office:value="135000" calcext:value-type="float">
            <text:p>135000</text:p>
          </table:table-cell>
          <table:table-cell office:value-type="float" office:value="882190" calcext:value-type="float">
            <text:p>882190</text:p>
          </table:table-cell>
          <table:table-cell office:value-type="float" office:value="135000" calcext:value-type="float">
            <text:p>135000</text:p>
          </table:table-cell>
          <table:table-cell office:value-type="float" office:value="890642" calcext:value-type="float">
            <text:p>890642</text:p>
          </table:table-cell>
          <table:table-cell office:value-type="float" office:value="135000" calcext:value-type="float">
            <text:p>135000</text:p>
          </table:table-cell>
          <table:table-cell office:value-type="float" office:value="601699" calcext:value-type="float">
            <text:p>601699</text:p>
          </table:table-cell>
        </table:table-row>
        <table:table-row table:style-name="ro1">
          <table:table-cell office:value-type="float" office:value="135500" calcext:value-type="float">
            <text:p>135500</text:p>
          </table:table-cell>
          <table:table-cell office:value-type="float" office:value="1473326" calcext:value-type="float">
            <text:p>1473326</text:p>
          </table:table-cell>
          <table:table-cell office:value-type="float" office:value="135500" calcext:value-type="float">
            <text:p>135500</text:p>
          </table:table-cell>
          <table:table-cell office:value-type="float" office:value="949576" calcext:value-type="float">
            <text:p>949576</text:p>
          </table:table-cell>
          <table:table-cell office:value-type="float" office:value="135500" calcext:value-type="float">
            <text:p>135500</text:p>
          </table:table-cell>
          <table:table-cell office:value-type="float" office:value="934688" calcext:value-type="float">
            <text:p>934688</text:p>
          </table:table-cell>
          <table:table-cell office:value-type="float" office:value="135500" calcext:value-type="float">
            <text:p>135500</text:p>
          </table:table-cell>
          <table:table-cell office:value-type="float" office:value="637718" calcext:value-type="float">
            <text:p>637718</text:p>
          </table:table-cell>
        </table:table-row>
        <table:table-row table:style-name="ro1">
          <table:table-cell office:value-type="float" office:value="136000" calcext:value-type="float">
            <text:p>136000</text:p>
          </table:table-cell>
          <table:table-cell office:value-type="float" office:value="1455495" calcext:value-type="float">
            <text:p>1455495</text:p>
          </table:table-cell>
          <table:table-cell office:value-type="float" office:value="136000" calcext:value-type="float">
            <text:p>136000</text:p>
          </table:table-cell>
          <table:table-cell office:value-type="float" office:value="910112" calcext:value-type="float">
            <text:p>910112</text:p>
          </table:table-cell>
          <table:table-cell office:value-type="float" office:value="136000" calcext:value-type="float">
            <text:p>136000</text:p>
          </table:table-cell>
          <table:table-cell office:value-type="float" office:value="906103" calcext:value-type="float">
            <text:p>906103</text:p>
          </table:table-cell>
          <table:table-cell office:value-type="float" office:value="136000" calcext:value-type="float">
            <text:p>136000</text:p>
          </table:table-cell>
          <table:table-cell office:value-type="float" office:value="611714" calcext:value-type="float">
            <text:p>611714</text:p>
          </table:table-cell>
        </table:table-row>
        <table:table-row table:style-name="ro1">
          <table:table-cell office:value-type="float" office:value="136500" calcext:value-type="float">
            <text:p>136500</text:p>
          </table:table-cell>
          <table:table-cell office:value-type="float" office:value="1492560" calcext:value-type="float">
            <text:p>1492560</text:p>
          </table:table-cell>
          <table:table-cell office:value-type="float" office:value="136500" calcext:value-type="float">
            <text:p>136500</text:p>
          </table:table-cell>
          <table:table-cell office:value-type="float" office:value="920523" calcext:value-type="float">
            <text:p>920523</text:p>
          </table:table-cell>
          <table:table-cell office:value-type="float" office:value="136500" calcext:value-type="float">
            <text:p>136500</text:p>
          </table:table-cell>
          <table:table-cell office:value-type="float" office:value="936202" calcext:value-type="float">
            <text:p>936202</text:p>
          </table:table-cell>
          <table:table-cell office:value-type="float" office:value="136500" calcext:value-type="float">
            <text:p>136500</text:p>
          </table:table-cell>
          <table:table-cell office:value-type="float" office:value="638638" calcext:value-type="float">
            <text:p>638638</text:p>
          </table:table-cell>
        </table:table-row>
        <table:table-row table:style-name="ro1">
          <table:table-cell office:value-type="float" office:value="137000" calcext:value-type="float">
            <text:p>137000</text:p>
          </table:table-cell>
          <table:table-cell office:value-type="float" office:value="1463421" calcext:value-type="float">
            <text:p>1463421</text:p>
          </table:table-cell>
          <table:table-cell office:value-type="float" office:value="137000" calcext:value-type="float">
            <text:p>137000</text:p>
          </table:table-cell>
          <table:table-cell office:value-type="float" office:value="901732" calcext:value-type="float">
            <text:p>901732</text:p>
          </table:table-cell>
          <table:table-cell office:value-type="float" office:value="137000" calcext:value-type="float">
            <text:p>137000</text:p>
          </table:table-cell>
          <table:table-cell office:value-type="float" office:value="928747" calcext:value-type="float">
            <text:p>928747</text:p>
          </table:table-cell>
          <table:table-cell office:value-type="float" office:value="137000" calcext:value-type="float">
            <text:p>137000</text:p>
          </table:table-cell>
          <table:table-cell office:value-type="float" office:value="910379" calcext:value-type="float">
            <text:p>910379</text:p>
          </table:table-cell>
        </table:table-row>
        <table:table-row table:style-name="ro1">
          <table:table-cell office:value-type="float" office:value="137500" calcext:value-type="float">
            <text:p>137500</text:p>
          </table:table-cell>
          <table:table-cell office:value-type="float" office:value="1535302" calcext:value-type="float">
            <text:p>1535302</text:p>
          </table:table-cell>
          <table:table-cell office:value-type="float" office:value="137500" calcext:value-type="float">
            <text:p>137500</text:p>
          </table:table-cell>
          <table:table-cell office:value-type="float" office:value="929137" calcext:value-type="float">
            <text:p>929137</text:p>
          </table:table-cell>
          <table:table-cell office:value-type="float" office:value="137500" calcext:value-type="float">
            <text:p>137500</text:p>
          </table:table-cell>
          <table:table-cell office:value-type="float" office:value="937394" calcext:value-type="float">
            <text:p>937394</text:p>
          </table:table-cell>
          <table:table-cell office:value-type="float" office:value="137500" calcext:value-type="float">
            <text:p>137500</text:p>
          </table:table-cell>
          <table:table-cell office:value-type="float" office:value="647571" calcext:value-type="float">
            <text:p>647571</text:p>
          </table:table-cell>
        </table:table-row>
        <table:table-row table:style-name="ro1">
          <table:table-cell office:value-type="float" office:value="138000" calcext:value-type="float">
            <text:p>138000</text:p>
          </table:table-cell>
          <table:table-cell office:value-type="float" office:value="1487792" calcext:value-type="float">
            <text:p>1487792</text:p>
          </table:table-cell>
          <table:table-cell office:value-type="float" office:value="138000" calcext:value-type="float">
            <text:p>138000</text:p>
          </table:table-cell>
          <table:table-cell office:value-type="float" office:value="896669" calcext:value-type="float">
            <text:p>896669</text:p>
          </table:table-cell>
          <table:table-cell office:value-type="float" office:value="138000" calcext:value-type="float">
            <text:p>138000</text:p>
          </table:table-cell>
          <table:table-cell office:value-type="float" office:value="937581" calcext:value-type="float">
            <text:p>937581</text:p>
          </table:table-cell>
          <table:table-cell office:value-type="float" office:value="138000" calcext:value-type="float">
            <text:p>138000</text:p>
          </table:table-cell>
          <table:table-cell office:value-type="float" office:value="614118" calcext:value-type="float">
            <text:p>614118</text:p>
          </table:table-cell>
        </table:table-row>
        <table:table-row table:style-name="ro1">
          <table:table-cell office:value-type="float" office:value="138500" calcext:value-type="float">
            <text:p>138500</text:p>
          </table:table-cell>
          <table:table-cell office:value-type="float" office:value="1508807" calcext:value-type="float">
            <text:p>1508807</text:p>
          </table:table-cell>
          <table:table-cell office:value-type="float" office:value="138500" calcext:value-type="float">
            <text:p>138500</text:p>
          </table:table-cell>
          <table:table-cell office:value-type="float" office:value="933165" calcext:value-type="float">
            <text:p>933165</text:p>
          </table:table-cell>
          <table:table-cell office:value-type="float" office:value="138500" calcext:value-type="float">
            <text:p>138500</text:p>
          </table:table-cell>
          <table:table-cell office:value-type="float" office:value="949116" calcext:value-type="float">
            <text:p>949116</text:p>
          </table:table-cell>
          <table:table-cell office:value-type="float" office:value="138500" calcext:value-type="float">
            <text:p>138500</text:p>
          </table:table-cell>
          <table:table-cell office:value-type="float" office:value="818102" calcext:value-type="float">
            <text:p>818102</text:p>
          </table:table-cell>
        </table:table-row>
        <table:table-row table:style-name="ro1">
          <table:table-cell office:value-type="float" office:value="139000" calcext:value-type="float">
            <text:p>139000</text:p>
          </table:table-cell>
          <table:table-cell office:value-type="float" office:value="1494761" calcext:value-type="float">
            <text:p>1494761</text:p>
          </table:table-cell>
          <table:table-cell office:value-type="float" office:value="139000" calcext:value-type="float">
            <text:p>139000</text:p>
          </table:table-cell>
          <table:table-cell office:value-type="float" office:value="896158" calcext:value-type="float">
            <text:p>896158</text:p>
          </table:table-cell>
          <table:table-cell office:value-type="float" office:value="139000" calcext:value-type="float">
            <text:p>139000</text:p>
          </table:table-cell>
          <table:table-cell office:value-type="float" office:value="851275" calcext:value-type="float">
            <text:p>851275</text:p>
          </table:table-cell>
          <table:table-cell office:value-type="float" office:value="139000" calcext:value-type="float">
            <text:p>139000</text:p>
          </table:table-cell>
          <table:table-cell office:value-type="float" office:value="620946" calcext:value-type="float">
            <text:p>620946</text:p>
          </table:table-cell>
        </table:table-row>
        <table:table-row table:style-name="ro1">
          <table:table-cell office:value-type="float" office:value="139500" calcext:value-type="float">
            <text:p>139500</text:p>
          </table:table-cell>
          <table:table-cell office:value-type="float" office:value="1527748" calcext:value-type="float">
            <text:p>1527748</text:p>
          </table:table-cell>
          <table:table-cell office:value-type="float" office:value="139500" calcext:value-type="float">
            <text:p>139500</text:p>
          </table:table-cell>
          <table:table-cell office:value-type="float" office:value="933320" calcext:value-type="float">
            <text:p>933320</text:p>
          </table:table-cell>
          <table:table-cell office:value-type="float" office:value="139500" calcext:value-type="float">
            <text:p>139500</text:p>
          </table:table-cell>
          <table:table-cell office:value-type="float" office:value="873925" calcext:value-type="float">
            <text:p>873925</text:p>
          </table:table-cell>
          <table:table-cell office:value-type="float" office:value="139500" calcext:value-type="float">
            <text:p>139500</text:p>
          </table:table-cell>
          <table:table-cell office:value-type="float" office:value="652177" calcext:value-type="float">
            <text:p>652177</text:p>
          </table:table-cell>
        </table:table-row>
        <table:table-row table:style-name="ro1">
          <table:table-cell office:value-type="float" office:value="140000" calcext:value-type="float">
            <text:p>140000</text:p>
          </table:table-cell>
          <table:table-cell office:value-type="float" office:value="1495912" calcext:value-type="float">
            <text:p>1495912</text:p>
          </table:table-cell>
          <table:table-cell office:value-type="float" office:value="140000" calcext:value-type="float">
            <text:p>140000</text:p>
          </table:table-cell>
          <table:table-cell office:value-type="float" office:value="912826" calcext:value-type="float">
            <text:p>912826</text:p>
          </table:table-cell>
          <table:table-cell office:value-type="float" office:value="140000" calcext:value-type="float">
            <text:p>140000</text:p>
          </table:table-cell>
          <table:table-cell office:value-type="float" office:value="846501" calcext:value-type="float">
            <text:p>846501</text:p>
          </table:table-cell>
          <table:table-cell office:value-type="float" office:value="140000" calcext:value-type="float">
            <text:p>140000</text:p>
          </table:table-cell>
          <table:table-cell office:value-type="float" office:value="643688" calcext:value-type="float">
            <text:p>643688</text:p>
          </table:table-cell>
        </table:table-row>
        <table:table-row table:style-name="ro1">
          <table:table-cell office:value-type="float" office:value="140500" calcext:value-type="float">
            <text:p>140500</text:p>
          </table:table-cell>
          <table:table-cell office:value-type="float" office:value="1527897" calcext:value-type="float">
            <text:p>1527897</text:p>
          </table:table-cell>
          <table:table-cell office:value-type="float" office:value="140500" calcext:value-type="float">
            <text:p>140500</text:p>
          </table:table-cell>
          <table:table-cell office:value-type="float" office:value="948840" calcext:value-type="float">
            <text:p>948840</text:p>
          </table:table-cell>
          <table:table-cell office:value-type="float" office:value="140500" calcext:value-type="float">
            <text:p>140500</text:p>
          </table:table-cell>
          <table:table-cell office:value-type="float" office:value="887177" calcext:value-type="float">
            <text:p>887177</text:p>
          </table:table-cell>
          <table:table-cell office:value-type="float" office:value="140500" calcext:value-type="float">
            <text:p>140500</text:p>
          </table:table-cell>
          <table:table-cell office:value-type="float" office:value="662779" calcext:value-type="float">
            <text:p>662779</text:p>
          </table:table-cell>
        </table:table-row>
        <table:table-row table:style-name="ro1">
          <table:table-cell office:value-type="float" office:value="141000" calcext:value-type="float">
            <text:p>141000</text:p>
          </table:table-cell>
          <table:table-cell office:value-type="float" office:value="1538882" calcext:value-type="float">
            <text:p>1538882</text:p>
          </table:table-cell>
          <table:table-cell office:value-type="float" office:value="141000" calcext:value-type="float">
            <text:p>141000</text:p>
          </table:table-cell>
          <table:table-cell office:value-type="float" office:value="920386" calcext:value-type="float">
            <text:p>920386</text:p>
          </table:table-cell>
          <table:table-cell office:value-type="float" office:value="141000" calcext:value-type="float">
            <text:p>141000</text:p>
          </table:table-cell>
          <table:table-cell office:value-type="float" office:value="863585" calcext:value-type="float">
            <text:p>863585</text:p>
          </table:table-cell>
          <table:table-cell office:value-type="float" office:value="141000" calcext:value-type="float">
            <text:p>141000</text:p>
          </table:table-cell>
          <table:table-cell office:value-type="float" office:value="628929" calcext:value-type="float">
            <text:p>628929</text:p>
          </table:table-cell>
        </table:table-row>
        <table:table-row table:style-name="ro1">
          <table:table-cell office:value-type="float" office:value="141500" calcext:value-type="float">
            <text:p>141500</text:p>
          </table:table-cell>
          <table:table-cell office:value-type="float" office:value="1548626" calcext:value-type="float">
            <text:p>1548626</text:p>
          </table:table-cell>
          <table:table-cell office:value-type="float" office:value="141500" calcext:value-type="float">
            <text:p>141500</text:p>
          </table:table-cell>
          <table:table-cell office:value-type="float" office:value="987259" calcext:value-type="float">
            <text:p>987259</text:p>
          </table:table-cell>
          <table:table-cell office:value-type="float" office:value="141500" calcext:value-type="float">
            <text:p>141500</text:p>
          </table:table-cell>
          <table:table-cell office:value-type="float" office:value="890841" calcext:value-type="float">
            <text:p>890841</text:p>
          </table:table-cell>
          <table:table-cell office:value-type="float" office:value="141500" calcext:value-type="float">
            <text:p>141500</text:p>
          </table:table-cell>
          <table:table-cell office:value-type="float" office:value="661435" calcext:value-type="float">
            <text:p>661435</text:p>
          </table:table-cell>
        </table:table-row>
        <table:table-row table:style-name="ro1">
          <table:table-cell office:value-type="float" office:value="142000" calcext:value-type="float">
            <text:p>142000</text:p>
          </table:table-cell>
          <table:table-cell office:value-type="float" office:value="1598150" calcext:value-type="float">
            <text:p>1598150</text:p>
          </table:table-cell>
          <table:table-cell office:value-type="float" office:value="142000" calcext:value-type="float">
            <text:p>142000</text:p>
          </table:table-cell>
          <table:table-cell office:value-type="float" office:value="945498" calcext:value-type="float">
            <text:p>945498</text:p>
          </table:table-cell>
          <table:table-cell office:value-type="float" office:value="142000" calcext:value-type="float">
            <text:p>142000</text:p>
          </table:table-cell>
          <table:table-cell office:value-type="float" office:value="855319" calcext:value-type="float">
            <text:p>855319</text:p>
          </table:table-cell>
          <table:table-cell office:value-type="float" office:value="142000" calcext:value-type="float">
            <text:p>142000</text:p>
          </table:table-cell>
          <table:table-cell office:value-type="float" office:value="638108" calcext:value-type="float">
            <text:p>638108</text:p>
          </table:table-cell>
        </table:table-row>
        <table:table-row table:style-name="ro1">
          <table:table-cell office:value-type="float" office:value="142500" calcext:value-type="float">
            <text:p>142500</text:p>
          </table:table-cell>
          <table:table-cell office:value-type="float" office:value="1553321" calcext:value-type="float">
            <text:p>1553321</text:p>
          </table:table-cell>
          <table:table-cell office:value-type="float" office:value="142500" calcext:value-type="float">
            <text:p>142500</text:p>
          </table:table-cell>
          <table:table-cell office:value-type="float" office:value="958706" calcext:value-type="float">
            <text:p>958706</text:p>
          </table:table-cell>
          <table:table-cell office:value-type="float" office:value="142500" calcext:value-type="float">
            <text:p>142500</text:p>
          </table:table-cell>
          <table:table-cell office:value-type="float" office:value="907751" calcext:value-type="float">
            <text:p>907751</text:p>
          </table:table-cell>
          <table:table-cell office:value-type="float" office:value="142500" calcext:value-type="float">
            <text:p>142500</text:p>
          </table:table-cell>
          <table:table-cell office:value-type="float" office:value="675084" calcext:value-type="float">
            <text:p>675084</text:p>
          </table:table-cell>
        </table:table-row>
        <table:table-row table:style-name="ro1">
          <table:table-cell office:value-type="float" office:value="143000" calcext:value-type="float">
            <text:p>143000</text:p>
          </table:table-cell>
          <table:table-cell office:value-type="float" office:value="1552189" calcext:value-type="float">
            <text:p>1552189</text:p>
          </table:table-cell>
          <table:table-cell office:value-type="float" office:value="143000" calcext:value-type="float">
            <text:p>143000</text:p>
          </table:table-cell>
          <table:table-cell office:value-type="float" office:value="935948" calcext:value-type="float">
            <text:p>935948</text:p>
          </table:table-cell>
          <table:table-cell office:value-type="float" office:value="143000" calcext:value-type="float">
            <text:p>143000</text:p>
          </table:table-cell>
          <table:table-cell office:value-type="float" office:value="864699" calcext:value-type="float">
            <text:p>864699</text:p>
          </table:table-cell>
          <table:table-cell office:value-type="float" office:value="143000" calcext:value-type="float">
            <text:p>143000</text:p>
          </table:table-cell>
          <table:table-cell office:value-type="float" office:value="630424" calcext:value-type="float">
            <text:p>630424</text:p>
          </table:table-cell>
        </table:table-row>
        <table:table-row table:style-name="ro1">
          <table:table-cell office:value-type="float" office:value="143500" calcext:value-type="float">
            <text:p>143500</text:p>
          </table:table-cell>
          <table:table-cell office:value-type="float" office:value="1569745" calcext:value-type="float">
            <text:p>1569745</text:p>
          </table:table-cell>
          <table:table-cell office:value-type="float" office:value="143500" calcext:value-type="float">
            <text:p>143500</text:p>
          </table:table-cell>
          <table:table-cell office:value-type="float" office:value="994035" calcext:value-type="float">
            <text:p>994035</text:p>
          </table:table-cell>
          <table:table-cell office:value-type="float" office:value="143500" calcext:value-type="float">
            <text:p>143500</text:p>
          </table:table-cell>
          <table:table-cell office:value-type="float" office:value="958421" calcext:value-type="float">
            <text:p>958421</text:p>
          </table:table-cell>
          <table:table-cell office:value-type="float" office:value="143500" calcext:value-type="float">
            <text:p>143500</text:p>
          </table:table-cell>
          <table:table-cell office:value-type="float" office:value="671666" calcext:value-type="float">
            <text:p>671666</text:p>
          </table:table-cell>
        </table:table-row>
        <table:table-row table:style-name="ro1">
          <table:table-cell office:value-type="float" office:value="144000" calcext:value-type="float">
            <text:p>144000</text:p>
          </table:table-cell>
          <table:table-cell office:value-type="float" office:value="1614924" calcext:value-type="float">
            <text:p>1614924</text:p>
          </table:table-cell>
          <table:table-cell office:value-type="float" office:value="144000" calcext:value-type="float">
            <text:p>144000</text:p>
          </table:table-cell>
          <table:table-cell office:value-type="float" office:value="937376" calcext:value-type="float">
            <text:p>937376</text:p>
          </table:table-cell>
          <table:table-cell office:value-type="float" office:value="144000" calcext:value-type="float">
            <text:p>144000</text:p>
          </table:table-cell>
          <table:table-cell office:value-type="float" office:value="934628" calcext:value-type="float">
            <text:p>934628</text:p>
          </table:table-cell>
          <table:table-cell office:value-type="float" office:value="144000" calcext:value-type="float">
            <text:p>144000</text:p>
          </table:table-cell>
          <table:table-cell office:value-type="float" office:value="640622" calcext:value-type="float">
            <text:p>640622</text:p>
          </table:table-cell>
        </table:table-row>
        <table:table-row table:style-name="ro1">
          <table:table-cell office:value-type="float" office:value="144500" calcext:value-type="float">
            <text:p>144500</text:p>
          </table:table-cell>
          <table:table-cell office:value-type="float" office:value="1657842" calcext:value-type="float">
            <text:p>1657842</text:p>
          </table:table-cell>
          <table:table-cell office:value-type="float" office:value="144500" calcext:value-type="float">
            <text:p>144500</text:p>
          </table:table-cell>
          <table:table-cell office:value-type="float" office:value="964448" calcext:value-type="float">
            <text:p>964448</text:p>
          </table:table-cell>
          <table:table-cell office:value-type="float" office:value="144500" calcext:value-type="float">
            <text:p>144500</text:p>
          </table:table-cell>
          <table:table-cell office:value-type="float" office:value="957054" calcext:value-type="float">
            <text:p>957054</text:p>
          </table:table-cell>
          <table:table-cell office:value-type="float" office:value="144500" calcext:value-type="float">
            <text:p>144500</text:p>
          </table:table-cell>
          <table:table-cell office:value-type="float" office:value="669477" calcext:value-type="float">
            <text:p>669477</text:p>
          </table:table-cell>
        </table:table-row>
        <table:table-row table:style-name="ro1">
          <table:table-cell office:value-type="float" office:value="145000" calcext:value-type="float">
            <text:p>145000</text:p>
          </table:table-cell>
          <table:table-cell office:value-type="float" office:value="1550911" calcext:value-type="float">
            <text:p>1550911</text:p>
          </table:table-cell>
          <table:table-cell office:value-type="float" office:value="145000" calcext:value-type="float">
            <text:p>145000</text:p>
          </table:table-cell>
          <table:table-cell office:value-type="float" office:value="943655" calcext:value-type="float">
            <text:p>943655</text:p>
          </table:table-cell>
          <table:table-cell office:value-type="float" office:value="145000" calcext:value-type="float">
            <text:p>145000</text:p>
          </table:table-cell>
          <table:table-cell office:value-type="float" office:value="882560" calcext:value-type="float">
            <text:p>882560</text:p>
          </table:table-cell>
          <table:table-cell office:value-type="float" office:value="145000" calcext:value-type="float">
            <text:p>145000</text:p>
          </table:table-cell>
          <table:table-cell office:value-type="float" office:value="646766" calcext:value-type="float">
            <text:p>646766</text:p>
          </table:table-cell>
        </table:table-row>
        <table:table-row table:style-name="ro1">
          <table:table-cell office:value-type="float" office:value="145500" calcext:value-type="float">
            <text:p>145500</text:p>
          </table:table-cell>
          <table:table-cell office:value-type="float" office:value="1654038" calcext:value-type="float">
            <text:p>1654038</text:p>
          </table:table-cell>
          <table:table-cell office:value-type="float" office:value="145500" calcext:value-type="float">
            <text:p>145500</text:p>
          </table:table-cell>
          <table:table-cell office:value-type="float" office:value="996475" calcext:value-type="float">
            <text:p>996475</text:p>
          </table:table-cell>
          <table:table-cell office:value-type="float" office:value="145500" calcext:value-type="float">
            <text:p>145500</text:p>
          </table:table-cell>
          <table:table-cell office:value-type="float" office:value="918128" calcext:value-type="float">
            <text:p>918128</text:p>
          </table:table-cell>
          <table:table-cell office:value-type="float" office:value="145500" calcext:value-type="float">
            <text:p>145500</text:p>
          </table:table-cell>
          <table:table-cell office:value-type="float" office:value="686069" calcext:value-type="float">
            <text:p>686069</text:p>
          </table:table-cell>
        </table:table-row>
        <table:table-row table:style-name="ro1">
          <table:table-cell office:value-type="float" office:value="146000" calcext:value-type="float">
            <text:p>146000</text:p>
          </table:table-cell>
          <table:table-cell office:value-type="float" office:value="1564113" calcext:value-type="float">
            <text:p>1564113</text:p>
          </table:table-cell>
          <table:table-cell office:value-type="float" office:value="146000" calcext:value-type="float">
            <text:p>146000</text:p>
          </table:table-cell>
          <table:table-cell office:value-type="float" office:value="970852" calcext:value-type="float">
            <text:p>970852</text:p>
          </table:table-cell>
          <table:table-cell office:value-type="float" office:value="146000" calcext:value-type="float">
            <text:p>146000</text:p>
          </table:table-cell>
          <table:table-cell office:value-type="float" office:value="909569" calcext:value-type="float">
            <text:p>909569</text:p>
          </table:table-cell>
          <table:table-cell office:value-type="float" office:value="146000" calcext:value-type="float">
            <text:p>146000</text:p>
          </table:table-cell>
          <table:table-cell office:value-type="float" office:value="647895" calcext:value-type="float">
            <text:p>647895</text:p>
          </table:table-cell>
        </table:table-row>
        <table:table-row table:style-name="ro1">
          <table:table-cell office:value-type="float" office:value="146500" calcext:value-type="float">
            <text:p>146500</text:p>
          </table:table-cell>
          <table:table-cell office:value-type="float" office:value="1595900" calcext:value-type="float">
            <text:p>1595900</text:p>
          </table:table-cell>
          <table:table-cell office:value-type="float" office:value="146500" calcext:value-type="float">
            <text:p>146500</text:p>
          </table:table-cell>
          <table:table-cell office:value-type="float" office:value="1002078" calcext:value-type="float">
            <text:p>1002078</text:p>
          </table:table-cell>
          <table:table-cell office:value-type="float" office:value="146500" calcext:value-type="float">
            <text:p>146500</text:p>
          </table:table-cell>
          <table:table-cell office:value-type="float" office:value="922094" calcext:value-type="float">
            <text:p>922094</text:p>
          </table:table-cell>
          <table:table-cell office:value-type="float" office:value="146500" calcext:value-type="float">
            <text:p>146500</text:p>
          </table:table-cell>
          <table:table-cell office:value-type="float" office:value="698509" calcext:value-type="float">
            <text:p>698509</text:p>
          </table:table-cell>
        </table:table-row>
        <table:table-row table:style-name="ro1">
          <table:table-cell office:value-type="float" office:value="147000" calcext:value-type="float">
            <text:p>147000</text:p>
          </table:table-cell>
          <table:table-cell office:value-type="float" office:value="1603096" calcext:value-type="float">
            <text:p>1603096</text:p>
          </table:table-cell>
          <table:table-cell office:value-type="float" office:value="147000" calcext:value-type="float">
            <text:p>147000</text:p>
          </table:table-cell>
          <table:table-cell office:value-type="float" office:value="964128" calcext:value-type="float">
            <text:p>964128</text:p>
          </table:table-cell>
          <table:table-cell office:value-type="float" office:value="147000" calcext:value-type="float">
            <text:p>147000</text:p>
          </table:table-cell>
          <table:table-cell office:value-type="float" office:value="907721" calcext:value-type="float">
            <text:p>907721</text:p>
          </table:table-cell>
          <table:table-cell office:value-type="float" office:value="147000" calcext:value-type="float">
            <text:p>147000</text:p>
          </table:table-cell>
          <table:table-cell office:value-type="float" office:value="697353" calcext:value-type="float">
            <text:p>697353</text:p>
          </table:table-cell>
        </table:table-row>
        <table:table-row table:style-name="ro1">
          <table:table-cell office:value-type="float" office:value="147500" calcext:value-type="float">
            <text:p>147500</text:p>
          </table:table-cell>
          <table:table-cell office:value-type="float" office:value="1613175" calcext:value-type="float">
            <text:p>1613175</text:p>
          </table:table-cell>
          <table:table-cell office:value-type="float" office:value="147500" calcext:value-type="float">
            <text:p>147500</text:p>
          </table:table-cell>
          <table:table-cell office:value-type="float" office:value="1009396" calcext:value-type="float">
            <text:p>1009396</text:p>
          </table:table-cell>
          <table:table-cell office:value-type="float" office:value="147500" calcext:value-type="float">
            <text:p>147500</text:p>
          </table:table-cell>
          <table:table-cell office:value-type="float" office:value="924694" calcext:value-type="float">
            <text:p>924694</text:p>
          </table:table-cell>
          <table:table-cell office:value-type="float" office:value="147500" calcext:value-type="float">
            <text:p>147500</text:p>
          </table:table-cell>
          <table:table-cell office:value-type="float" office:value="700262" calcext:value-type="float">
            <text:p>700262</text:p>
          </table:table-cell>
        </table:table-row>
        <table:table-row table:style-name="ro1">
          <table:table-cell office:value-type="float" office:value="148000" calcext:value-type="float">
            <text:p>148000</text:p>
          </table:table-cell>
          <table:table-cell office:value-type="float" office:value="1593129" calcext:value-type="float">
            <text:p>1593129</text:p>
          </table:table-cell>
          <table:table-cell office:value-type="float" office:value="148000" calcext:value-type="float">
            <text:p>148000</text:p>
          </table:table-cell>
          <table:table-cell office:value-type="float" office:value="975908" calcext:value-type="float">
            <text:p>975908</text:p>
          </table:table-cell>
          <table:table-cell office:value-type="float" office:value="148000" calcext:value-type="float">
            <text:p>148000</text:p>
          </table:table-cell>
          <table:table-cell office:value-type="float" office:value="907788" calcext:value-type="float">
            <text:p>907788</text:p>
          </table:table-cell>
          <table:table-cell office:value-type="float" office:value="148000" calcext:value-type="float">
            <text:p>148000</text:p>
          </table:table-cell>
          <table:table-cell office:value-type="float" office:value="676415" calcext:value-type="float">
            <text:p>676415</text:p>
          </table:table-cell>
        </table:table-row>
        <table:table-row table:style-name="ro1">
          <table:table-cell office:value-type="float" office:value="148500" calcext:value-type="float">
            <text:p>148500</text:p>
          </table:table-cell>
          <table:table-cell office:value-type="float" office:value="1618590" calcext:value-type="float">
            <text:p>1618590</text:p>
          </table:table-cell>
          <table:table-cell office:value-type="float" office:value="148500" calcext:value-type="float">
            <text:p>148500</text:p>
          </table:table-cell>
          <table:table-cell office:value-type="float" office:value="1029487" calcext:value-type="float">
            <text:p>1029487</text:p>
          </table:table-cell>
          <table:table-cell office:value-type="float" office:value="148500" calcext:value-type="float">
            <text:p>148500</text:p>
          </table:table-cell>
          <table:table-cell office:value-type="float" office:value="935840" calcext:value-type="float">
            <text:p>935840</text:p>
          </table:table-cell>
          <table:table-cell office:value-type="float" office:value="148500" calcext:value-type="float">
            <text:p>148500</text:p>
          </table:table-cell>
          <table:table-cell office:value-type="float" office:value="703749" calcext:value-type="float">
            <text:p>703749</text:p>
          </table:table-cell>
        </table:table-row>
        <table:table-row table:style-name="ro1">
          <table:table-cell office:value-type="float" office:value="149000" calcext:value-type="float">
            <text:p>149000</text:p>
          </table:table-cell>
          <table:table-cell office:value-type="float" office:value="1689913" calcext:value-type="float">
            <text:p>1689913</text:p>
          </table:table-cell>
          <table:table-cell office:value-type="float" office:value="149000" calcext:value-type="float">
            <text:p>149000</text:p>
          </table:table-cell>
          <table:table-cell office:value-type="float" office:value="984617" calcext:value-type="float">
            <text:p>984617</text:p>
          </table:table-cell>
          <table:table-cell office:value-type="float" office:value="149000" calcext:value-type="float">
            <text:p>149000</text:p>
          </table:table-cell>
          <table:table-cell office:value-type="float" office:value="896941" calcext:value-type="float">
            <text:p>896941</text:p>
          </table:table-cell>
          <table:table-cell office:value-type="float" office:value="149000" calcext:value-type="float">
            <text:p>149000</text:p>
          </table:table-cell>
          <table:table-cell office:value-type="float" office:value="673857" calcext:value-type="float">
            <text:p>673857</text:p>
          </table:table-cell>
        </table:table-row>
        <table:table-row table:style-name="ro1">
          <table:table-cell office:value-type="float" office:value="149500" calcext:value-type="float">
            <text:p>149500</text:p>
          </table:table-cell>
          <table:table-cell office:value-type="float" office:value="1684407" calcext:value-type="float">
            <text:p>1684407</text:p>
          </table:table-cell>
          <table:table-cell office:value-type="float" office:value="149500" calcext:value-type="float">
            <text:p>149500</text:p>
          </table:table-cell>
          <table:table-cell office:value-type="float" office:value="1001594" calcext:value-type="float">
            <text:p>1001594</text:p>
          </table:table-cell>
          <table:table-cell office:value-type="float" office:value="149500" calcext:value-type="float">
            <text:p>149500</text:p>
          </table:table-cell>
          <table:table-cell office:value-type="float" office:value="934248" calcext:value-type="float">
            <text:p>934248</text:p>
          </table:table-cell>
          <table:table-cell office:value-type="float" office:value="149500" calcext:value-type="float">
            <text:p>149500</text:p>
          </table:table-cell>
          <table:table-cell office:value-type="float" office:value="698147" calcext:value-type="float">
            <text:p>698147</text:p>
          </table:table-cell>
        </table:table-row>
        <table:table-row table:style-name="ro1">
          <table:table-cell office:value-type="float" office:value="150000" calcext:value-type="float">
            <text:p>150000</text:p>
          </table:table-cell>
          <table:table-cell office:value-type="float" office:value="1635183" calcext:value-type="float">
            <text:p>1635183</text:p>
          </table:table-cell>
          <table:table-cell office:value-type="float" office:value="150000" calcext:value-type="float">
            <text:p>150000</text:p>
          </table:table-cell>
          <table:table-cell office:value-type="float" office:value="983550" calcext:value-type="float">
            <text:p>983550</text:p>
          </table:table-cell>
          <table:table-cell office:value-type="float" office:value="150000" calcext:value-type="float">
            <text:p>150000</text:p>
          </table:table-cell>
          <table:table-cell office:value-type="float" office:value="911861" calcext:value-type="float">
            <text:p>911861</text:p>
          </table:table-cell>
          <table:table-cell office:value-type="float" office:value="150000" calcext:value-type="float">
            <text:p>150000</text:p>
          </table:table-cell>
          <table:table-cell office:value-type="float" office:value="864717" calcext:value-type="float">
            <text:p>864717</text:p>
          </table:table-cell>
        </table:table-row>
        <table:table-row table:style-name="ro1">
          <table:table-cell office:value-type="float" office:value="150500" calcext:value-type="float">
            <text:p>150500</text:p>
          </table:table-cell>
          <table:table-cell office:value-type="float" office:value="1622522" calcext:value-type="float">
            <text:p>1622522</text:p>
          </table:table-cell>
          <table:table-cell office:value-type="float" office:value="150500" calcext:value-type="float">
            <text:p>150500</text:p>
          </table:table-cell>
          <table:table-cell office:value-type="float" office:value="988376" calcext:value-type="float">
            <text:p>988376</text:p>
          </table:table-cell>
          <table:table-cell office:value-type="float" office:value="150500" calcext:value-type="float">
            <text:p>150500</text:p>
          </table:table-cell>
          <table:table-cell office:value-type="float" office:value="918653" calcext:value-type="float">
            <text:p>918653</text:p>
          </table:table-cell>
          <table:table-cell office:value-type="float" office:value="150500" calcext:value-type="float">
            <text:p>150500</text:p>
          </table:table-cell>
          <table:table-cell office:value-type="float" office:value="665102" calcext:value-type="float">
            <text:p>665102</text:p>
          </table:table-cell>
        </table:table-row>
        <table:table-row table:style-name="ro1">
          <table:table-cell office:value-type="float" office:value="151000" calcext:value-type="float">
            <text:p>151000</text:p>
          </table:table-cell>
          <table:table-cell office:value-type="float" office:value="1661708" calcext:value-type="float">
            <text:p>1661708</text:p>
          </table:table-cell>
          <table:table-cell office:value-type="float" office:value="151000" calcext:value-type="float">
            <text:p>151000</text:p>
          </table:table-cell>
          <table:table-cell office:value-type="float" office:value="1045189" calcext:value-type="float">
            <text:p>1045189</text:p>
          </table:table-cell>
          <table:table-cell office:value-type="float" office:value="151000" calcext:value-type="float">
            <text:p>151000</text:p>
          </table:table-cell>
          <table:table-cell office:value-type="float" office:value="938668" calcext:value-type="float">
            <text:p>938668</text:p>
          </table:table-cell>
          <table:table-cell office:value-type="float" office:value="151000" calcext:value-type="float">
            <text:p>151000</text:p>
          </table:table-cell>
          <table:table-cell office:value-type="float" office:value="705336" calcext:value-type="float">
            <text:p>705336</text:p>
          </table:table-cell>
        </table:table-row>
        <table:table-row table:style-name="ro1">
          <table:table-cell office:value-type="float" office:value="151500" calcext:value-type="float">
            <text:p>151500</text:p>
          </table:table-cell>
          <table:table-cell office:value-type="float" office:value="1632700" calcext:value-type="float">
            <text:p>1632700</text:p>
          </table:table-cell>
          <table:table-cell office:value-type="float" office:value="151500" calcext:value-type="float">
            <text:p>151500</text:p>
          </table:table-cell>
          <table:table-cell office:value-type="float" office:value="990117" calcext:value-type="float">
            <text:p>990117</text:p>
          </table:table-cell>
          <table:table-cell office:value-type="float" office:value="151500" calcext:value-type="float">
            <text:p>151500</text:p>
          </table:table-cell>
          <table:table-cell office:value-type="float" office:value="918312" calcext:value-type="float">
            <text:p>918312</text:p>
          </table:table-cell>
          <table:table-cell office:value-type="float" office:value="151500" calcext:value-type="float">
            <text:p>151500</text:p>
          </table:table-cell>
          <table:table-cell office:value-type="float" office:value="667249" calcext:value-type="float">
            <text:p>667249</text:p>
          </table:table-cell>
        </table:table-row>
        <table:table-row table:style-name="ro1">
          <table:table-cell office:value-type="float" office:value="152000" calcext:value-type="float">
            <text:p>152000</text:p>
          </table:table-cell>
          <table:table-cell office:value-type="float" office:value="1659694" calcext:value-type="float">
            <text:p>1659694</text:p>
          </table:table-cell>
          <table:table-cell office:value-type="float" office:value="152000" calcext:value-type="float">
            <text:p>152000</text:p>
          </table:table-cell>
          <table:table-cell office:value-type="float" office:value="1016436" calcext:value-type="float">
            <text:p>1016436</text:p>
          </table:table-cell>
          <table:table-cell office:value-type="float" office:value="152000" calcext:value-type="float">
            <text:p>152000</text:p>
          </table:table-cell>
          <table:table-cell office:value-type="float" office:value="945705" calcext:value-type="float">
            <text:p>945705</text:p>
          </table:table-cell>
          <table:table-cell office:value-type="float" office:value="152000" calcext:value-type="float">
            <text:p>152000</text:p>
          </table:table-cell>
          <table:table-cell office:value-type="float" office:value="710138" calcext:value-type="float">
            <text:p>710138</text:p>
          </table:table-cell>
        </table:table-row>
        <table:table-row table:style-name="ro1">
          <table:table-cell office:value-type="float" office:value="152500" calcext:value-type="float">
            <text:p>152500</text:p>
          </table:table-cell>
          <table:table-cell office:value-type="float" office:value="1681317" calcext:value-type="float">
            <text:p>1681317</text:p>
          </table:table-cell>
          <table:table-cell office:value-type="float" office:value="152500" calcext:value-type="float">
            <text:p>152500</text:p>
          </table:table-cell>
          <table:table-cell office:value-type="float" office:value="995158" calcext:value-type="float">
            <text:p>995158</text:p>
          </table:table-cell>
          <table:table-cell office:value-type="float" office:value="152500" calcext:value-type="float">
            <text:p>152500</text:p>
          </table:table-cell>
          <table:table-cell office:value-type="float" office:value="929962" calcext:value-type="float">
            <text:p>929962</text:p>
          </table:table-cell>
          <table:table-cell office:value-type="float" office:value="152500" calcext:value-type="float">
            <text:p>152500</text:p>
          </table:table-cell>
          <table:table-cell office:value-type="float" office:value="689430" calcext:value-type="float">
            <text:p>689430</text:p>
          </table:table-cell>
        </table:table-row>
        <table:table-row table:style-name="ro1">
          <table:table-cell office:value-type="float" office:value="153000" calcext:value-type="float">
            <text:p>153000</text:p>
          </table:table-cell>
          <table:table-cell office:value-type="float" office:value="1704109" calcext:value-type="float">
            <text:p>1704109</text:p>
          </table:table-cell>
          <table:table-cell office:value-type="float" office:value="153000" calcext:value-type="float">
            <text:p>153000</text:p>
          </table:table-cell>
          <table:table-cell office:value-type="float" office:value="1026912" calcext:value-type="float">
            <text:p>1026912</text:p>
          </table:table-cell>
          <table:table-cell office:value-type="float" office:value="153000" calcext:value-type="float">
            <text:p>153000</text:p>
          </table:table-cell>
          <table:table-cell office:value-type="float" office:value="956948" calcext:value-type="float">
            <text:p>956948</text:p>
          </table:table-cell>
          <table:table-cell office:value-type="float" office:value="153000" calcext:value-type="float">
            <text:p>153000</text:p>
          </table:table-cell>
          <table:table-cell office:value-type="float" office:value="715881" calcext:value-type="float">
            <text:p>715881</text:p>
          </table:table-cell>
        </table:table-row>
        <table:table-row table:style-name="ro1">
          <table:table-cell office:value-type="float" office:value="153500" calcext:value-type="float">
            <text:p>153500</text:p>
          </table:table-cell>
          <table:table-cell office:value-type="float" office:value="1648882" calcext:value-type="float">
            <text:p>1648882</text:p>
          </table:table-cell>
          <table:table-cell office:value-type="float" office:value="153500" calcext:value-type="float">
            <text:p>153500</text:p>
          </table:table-cell>
          <table:table-cell office:value-type="float" office:value="988961" calcext:value-type="float">
            <text:p>988961</text:p>
          </table:table-cell>
          <table:table-cell office:value-type="float" office:value="153500" calcext:value-type="float">
            <text:p>153500</text:p>
          </table:table-cell>
          <table:table-cell office:value-type="float" office:value="951946" calcext:value-type="float">
            <text:p>951946</text:p>
          </table:table-cell>
          <table:table-cell office:value-type="float" office:value="153500" calcext:value-type="float">
            <text:p>153500</text:p>
          </table:table-cell>
          <table:table-cell office:value-type="float" office:value="683456" calcext:value-type="float">
            <text:p>683456</text:p>
          </table:table-cell>
        </table:table-row>
        <table:table-row table:style-name="ro1">
          <table:table-cell office:value-type="float" office:value="154000" calcext:value-type="float">
            <text:p>154000</text:p>
          </table:table-cell>
          <table:table-cell office:value-type="float" office:value="1674587" calcext:value-type="float">
            <text:p>1674587</text:p>
          </table:table-cell>
          <table:table-cell office:value-type="float" office:value="154000" calcext:value-type="float">
            <text:p>154000</text:p>
          </table:table-cell>
          <table:table-cell office:value-type="float" office:value="1056910" calcext:value-type="float">
            <text:p>1056910</text:p>
          </table:table-cell>
          <table:table-cell office:value-type="float" office:value="154000" calcext:value-type="float">
            <text:p>154000</text:p>
          </table:table-cell>
          <table:table-cell office:value-type="float" office:value="959637" calcext:value-type="float">
            <text:p>959637</text:p>
          </table:table-cell>
          <table:table-cell office:value-type="float" office:value="154000" calcext:value-type="float">
            <text:p>154000</text:p>
          </table:table-cell>
          <table:table-cell office:value-type="float" office:value="716042" calcext:value-type="float">
            <text:p>716042</text:p>
          </table:table-cell>
        </table:table-row>
        <table:table-row table:style-name="ro1">
          <table:table-cell office:value-type="float" office:value="154500" calcext:value-type="float">
            <text:p>154500</text:p>
          </table:table-cell>
          <table:table-cell office:value-type="float" office:value="1773246" calcext:value-type="float">
            <text:p>1773246</text:p>
          </table:table-cell>
          <table:table-cell office:value-type="float" office:value="154500" calcext:value-type="float">
            <text:p>154500</text:p>
          </table:table-cell>
          <table:table-cell office:value-type="float" office:value="1029581" calcext:value-type="float">
            <text:p>1029581</text:p>
          </table:table-cell>
          <table:table-cell office:value-type="float" office:value="154500" calcext:value-type="float">
            <text:p>154500</text:p>
          </table:table-cell>
          <table:table-cell office:value-type="float" office:value="943369" calcext:value-type="float">
            <text:p>943369</text:p>
          </table:table-cell>
          <table:table-cell office:value-type="float" office:value="154500" calcext:value-type="float">
            <text:p>154500</text:p>
          </table:table-cell>
          <table:table-cell office:value-type="float" office:value="701922" calcext:value-type="float">
            <text:p>701922</text:p>
          </table:table-cell>
        </table:table-row>
        <table:table-row table:style-name="ro1">
          <table:table-cell office:value-type="float" office:value="155000" calcext:value-type="float">
            <text:p>155000</text:p>
          </table:table-cell>
          <table:table-cell office:value-type="float" office:value="1698282" calcext:value-type="float">
            <text:p>1698282</text:p>
          </table:table-cell>
          <table:table-cell office:value-type="float" office:value="155000" calcext:value-type="float">
            <text:p>155000</text:p>
          </table:table-cell>
          <table:table-cell office:value-type="float" office:value="1037686" calcext:value-type="float">
            <text:p>1037686</text:p>
          </table:table-cell>
          <table:table-cell office:value-type="float" office:value="155000" calcext:value-type="float">
            <text:p>155000</text:p>
          </table:table-cell>
          <table:table-cell office:value-type="float" office:value="971451" calcext:value-type="float">
            <text:p>971451</text:p>
          </table:table-cell>
          <table:table-cell office:value-type="float" office:value="155000" calcext:value-type="float">
            <text:p>155000</text:p>
          </table:table-cell>
          <table:table-cell office:value-type="float" office:value="739337" calcext:value-type="float">
            <text:p>739337</text:p>
          </table:table-cell>
        </table:table-row>
        <table:table-row table:style-name="ro1">
          <table:table-cell office:value-type="float" office:value="155500" calcext:value-type="float">
            <text:p>155500</text:p>
          </table:table-cell>
          <table:table-cell office:value-type="float" office:value="1673837" calcext:value-type="float">
            <text:p>1673837</text:p>
          </table:table-cell>
          <table:table-cell office:value-type="float" office:value="155500" calcext:value-type="float">
            <text:p>155500</text:p>
          </table:table-cell>
          <table:table-cell office:value-type="float" office:value="1028606" calcext:value-type="float">
            <text:p>1028606</text:p>
          </table:table-cell>
          <table:table-cell office:value-type="float" office:value="155500" calcext:value-type="float">
            <text:p>155500</text:p>
          </table:table-cell>
          <table:table-cell office:value-type="float" office:value="959937" calcext:value-type="float">
            <text:p>959937</text:p>
          </table:table-cell>
          <table:table-cell office:value-type="float" office:value="155500" calcext:value-type="float">
            <text:p>155500</text:p>
          </table:table-cell>
          <table:table-cell office:value-type="float" office:value="841526" calcext:value-type="float">
            <text:p>841526</text:p>
          </table:table-cell>
        </table:table-row>
        <table:table-row table:style-name="ro1">
          <table:table-cell office:value-type="float" office:value="156000" calcext:value-type="float">
            <text:p>156000</text:p>
          </table:table-cell>
          <table:table-cell office:value-type="float" office:value="1717353" calcext:value-type="float">
            <text:p>1717353</text:p>
          </table:table-cell>
          <table:table-cell office:value-type="float" office:value="156000" calcext:value-type="float">
            <text:p>156000</text:p>
          </table:table-cell>
          <table:table-cell office:value-type="float" office:value="1047930" calcext:value-type="float">
            <text:p>1047930</text:p>
          </table:table-cell>
          <table:table-cell office:value-type="float" office:value="156000" calcext:value-type="float">
            <text:p>156000</text:p>
          </table:table-cell>
          <table:table-cell office:value-type="float" office:value="983016" calcext:value-type="float">
            <text:p>983016</text:p>
          </table:table-cell>
          <table:table-cell office:value-type="float" office:value="156000" calcext:value-type="float">
            <text:p>156000</text:p>
          </table:table-cell>
          <table:table-cell office:value-type="float" office:value="728360" calcext:value-type="float">
            <text:p>728360</text:p>
          </table:table-cell>
        </table:table-row>
        <table:table-row table:style-name="ro1">
          <table:table-cell office:value-type="float" office:value="156500" calcext:value-type="float">
            <text:p>156500</text:p>
          </table:table-cell>
          <table:table-cell office:value-type="float" office:value="1693134" calcext:value-type="float">
            <text:p>1693134</text:p>
          </table:table-cell>
          <table:table-cell office:value-type="float" office:value="156500" calcext:value-type="float">
            <text:p>156500</text:p>
          </table:table-cell>
          <table:table-cell office:value-type="float" office:value="1020600" calcext:value-type="float">
            <text:p>1020600</text:p>
          </table:table-cell>
          <table:table-cell office:value-type="float" office:value="156500" calcext:value-type="float">
            <text:p>156500</text:p>
          </table:table-cell>
          <table:table-cell office:value-type="float" office:value="948548" calcext:value-type="float">
            <text:p>948548</text:p>
          </table:table-cell>
          <table:table-cell office:value-type="float" office:value="156500" calcext:value-type="float">
            <text:p>156500</text:p>
          </table:table-cell>
          <table:table-cell office:value-type="float" office:value="694560" calcext:value-type="float">
            <text:p>694560</text:p>
          </table:table-cell>
        </table:table-row>
        <table:table-row table:style-name="ro1">
          <table:table-cell office:value-type="float" office:value="157000" calcext:value-type="float">
            <text:p>157000</text:p>
          </table:table-cell>
          <table:table-cell office:value-type="float" office:value="1733952" calcext:value-type="float">
            <text:p>1733952</text:p>
          </table:table-cell>
          <table:table-cell office:value-type="float" office:value="157000" calcext:value-type="float">
            <text:p>157000</text:p>
          </table:table-cell>
          <table:table-cell office:value-type="float" office:value="1056177" calcext:value-type="float">
            <text:p>1056177</text:p>
          </table:table-cell>
          <table:table-cell office:value-type="float" office:value="157000" calcext:value-type="float">
            <text:p>157000</text:p>
          </table:table-cell>
          <table:table-cell office:value-type="float" office:value="982190" calcext:value-type="float">
            <text:p>982190</text:p>
          </table:table-cell>
          <table:table-cell office:value-type="float" office:value="157000" calcext:value-type="float">
            <text:p>157000</text:p>
          </table:table-cell>
          <table:table-cell office:value-type="float" office:value="983322" calcext:value-type="float">
            <text:p>983322</text:p>
          </table:table-cell>
        </table:table-row>
        <table:table-row table:style-name="ro1">
          <table:table-cell office:value-type="float" office:value="157500" calcext:value-type="float">
            <text:p>157500</text:p>
          </table:table-cell>
          <table:table-cell office:value-type="float" office:value="1699573" calcext:value-type="float">
            <text:p>1699573</text:p>
          </table:table-cell>
          <table:table-cell office:value-type="float" office:value="157500" calcext:value-type="float">
            <text:p>157500</text:p>
          </table:table-cell>
          <table:table-cell office:value-type="float" office:value="1022963" calcext:value-type="float">
            <text:p>1022963</text:p>
          </table:table-cell>
          <table:table-cell office:value-type="float" office:value="157500" calcext:value-type="float">
            <text:p>157500</text:p>
          </table:table-cell>
          <table:table-cell office:value-type="float" office:value="955578" calcext:value-type="float">
            <text:p>955578</text:p>
          </table:table-cell>
          <table:table-cell office:value-type="float" office:value="157500" calcext:value-type="float">
            <text:p>157500</text:p>
          </table:table-cell>
          <table:table-cell office:value-type="float" office:value="700451" calcext:value-type="float">
            <text:p>700451</text:p>
          </table:table-cell>
        </table:table-row>
        <table:table-row table:style-name="ro1">
          <table:table-cell office:value-type="float" office:value="158000" calcext:value-type="float">
            <text:p>158000</text:p>
          </table:table-cell>
          <table:table-cell office:value-type="float" office:value="1731084" calcext:value-type="float">
            <text:p>1731084</text:p>
          </table:table-cell>
          <table:table-cell office:value-type="float" office:value="158000" calcext:value-type="float">
            <text:p>158000</text:p>
          </table:table-cell>
          <table:table-cell office:value-type="float" office:value="1051030" calcext:value-type="float">
            <text:p>1051030</text:p>
          </table:table-cell>
          <table:table-cell office:value-type="float" office:value="158000" calcext:value-type="float">
            <text:p>158000</text:p>
          </table:table-cell>
          <table:table-cell office:value-type="float" office:value="987597" calcext:value-type="float">
            <text:p>987597</text:p>
          </table:table-cell>
          <table:table-cell office:value-type="float" office:value="158000" calcext:value-type="float">
            <text:p>158000</text:p>
          </table:table-cell>
          <table:table-cell office:value-type="float" office:value="737245" calcext:value-type="float">
            <text:p>737245</text:p>
          </table:table-cell>
        </table:table-row>
        <table:table-row table:style-name="ro1">
          <table:table-cell office:value-type="float" office:value="158500" calcext:value-type="float">
            <text:p>158500</text:p>
          </table:table-cell>
          <table:table-cell office:value-type="float" office:value="1704037" calcext:value-type="float">
            <text:p>1704037</text:p>
          </table:table-cell>
          <table:table-cell office:value-type="float" office:value="158500" calcext:value-type="float">
            <text:p>158500</text:p>
          </table:table-cell>
          <table:table-cell office:value-type="float" office:value="1024315" calcext:value-type="float">
            <text:p>1024315</text:p>
          </table:table-cell>
          <table:table-cell office:value-type="float" office:value="158500" calcext:value-type="float">
            <text:p>158500</text:p>
          </table:table-cell>
          <table:table-cell office:value-type="float" office:value="959242" calcext:value-type="float">
            <text:p>959242</text:p>
          </table:table-cell>
          <table:table-cell office:value-type="float" office:value="158500" calcext:value-type="float">
            <text:p>158500</text:p>
          </table:table-cell>
          <table:table-cell office:value-type="float" office:value="707922" calcext:value-type="float">
            <text:p>707922</text:p>
          </table:table-cell>
        </table:table-row>
        <table:table-row table:style-name="ro1">
          <table:table-cell office:value-type="float" office:value="159000" calcext:value-type="float">
            <text:p>159000</text:p>
          </table:table-cell>
          <table:table-cell office:value-type="float" office:value="1776562" calcext:value-type="float">
            <text:p>1776562</text:p>
          </table:table-cell>
          <table:table-cell office:value-type="float" office:value="159000" calcext:value-type="float">
            <text:p>159000</text:p>
          </table:table-cell>
          <table:table-cell office:value-type="float" office:value="1058525" calcext:value-type="float">
            <text:p>1058525</text:p>
          </table:table-cell>
          <table:table-cell office:value-type="float" office:value="159000" calcext:value-type="float">
            <text:p>159000</text:p>
          </table:table-cell>
          <table:table-cell office:value-type="float" office:value="1017096" calcext:value-type="float">
            <text:p>1017096</text:p>
          </table:table-cell>
          <table:table-cell office:value-type="float" office:value="159000" calcext:value-type="float">
            <text:p>159000</text:p>
          </table:table-cell>
          <table:table-cell office:value-type="float" office:value="767979" calcext:value-type="float">
            <text:p>767979</text:p>
          </table:table-cell>
        </table:table-row>
        <table:table-row table:style-name="ro1">
          <table:table-cell office:value-type="float" office:value="159500" calcext:value-type="float">
            <text:p>159500</text:p>
          </table:table-cell>
          <table:table-cell office:value-type="float" office:value="1735231" calcext:value-type="float">
            <text:p>1735231</text:p>
          </table:table-cell>
          <table:table-cell office:value-type="float" office:value="159500" calcext:value-type="float">
            <text:p>159500</text:p>
          </table:table-cell>
          <table:table-cell office:value-type="float" office:value="1034650" calcext:value-type="float">
            <text:p>1034650</text:p>
          </table:table-cell>
          <table:table-cell office:value-type="float" office:value="159500" calcext:value-type="float">
            <text:p>159500</text:p>
          </table:table-cell>
          <table:table-cell office:value-type="float" office:value="976759" calcext:value-type="float">
            <text:p>976759</text:p>
          </table:table-cell>
          <table:table-cell office:value-type="float" office:value="159500" calcext:value-type="float">
            <text:p>159500</text:p>
          </table:table-cell>
          <table:table-cell office:value-type="float" office:value="718228" calcext:value-type="float">
            <text:p>718228</text:p>
          </table:table-cell>
        </table:table-row>
        <table:table-row table:style-name="ro1">
          <table:table-cell office:value-type="float" office:value="160000" calcext:value-type="float">
            <text:p>160000</text:p>
          </table:table-cell>
          <table:table-cell office:value-type="float" office:value="1755240" calcext:value-type="float">
            <text:p>1755240</text:p>
          </table:table-cell>
          <table:table-cell office:value-type="float" office:value="160000" calcext:value-type="float">
            <text:p>160000</text:p>
          </table:table-cell>
          <table:table-cell office:value-type="float" office:value="1084336" calcext:value-type="float">
            <text:p>1084336</text:p>
          </table:table-cell>
          <table:table-cell office:value-type="float" office:value="160000" calcext:value-type="float">
            <text:p>160000</text:p>
          </table:table-cell>
          <table:table-cell office:value-type="float" office:value="995636" calcext:value-type="float">
            <text:p>995636</text:p>
          </table:table-cell>
          <table:table-cell office:value-type="float" office:value="160000" calcext:value-type="float">
            <text:p>160000</text:p>
          </table:table-cell>
          <table:table-cell office:value-type="float" office:value="746118" calcext:value-type="float">
            <text:p>746118</text:p>
          </table:table-cell>
        </table:table-row>
        <table:table-row table:style-name="ro1">
          <table:table-cell office:value-type="float" office:value="160500" calcext:value-type="float">
            <text:p>160500</text:p>
          </table:table-cell>
          <table:table-cell office:value-type="float" office:value="1732881" calcext:value-type="float">
            <text:p>1732881</text:p>
          </table:table-cell>
          <table:table-cell office:value-type="float" office:value="160500" calcext:value-type="float">
            <text:p>160500</text:p>
          </table:table-cell>
          <table:table-cell office:value-type="float" office:value="1045500" calcext:value-type="float">
            <text:p>1045500</text:p>
          </table:table-cell>
          <table:table-cell office:value-type="float" office:value="160500" calcext:value-type="float">
            <text:p>160500</text:p>
          </table:table-cell>
          <table:table-cell office:value-type="float" office:value="969323" calcext:value-type="float">
            <text:p>969323</text:p>
          </table:table-cell>
          <table:table-cell office:value-type="float" office:value="160500" calcext:value-type="float">
            <text:p>160500</text:p>
          </table:table-cell>
          <table:table-cell office:value-type="float" office:value="708683" calcext:value-type="float">
            <text:p>708683</text:p>
          </table:table-cell>
        </table:table-row>
        <table:table-row table:style-name="ro1">
          <table:table-cell office:value-type="float" office:value="161000" calcext:value-type="float">
            <text:p>161000</text:p>
          </table:table-cell>
          <table:table-cell office:value-type="float" office:value="1782422" calcext:value-type="float">
            <text:p>1782422</text:p>
          </table:table-cell>
          <table:table-cell office:value-type="float" office:value="161000" calcext:value-type="float">
            <text:p>161000</text:p>
          </table:table-cell>
          <table:table-cell office:value-type="float" office:value="1072508" calcext:value-type="float">
            <text:p>1072508</text:p>
          </table:table-cell>
          <table:table-cell office:value-type="float" office:value="161000" calcext:value-type="float">
            <text:p>161000</text:p>
          </table:table-cell>
          <table:table-cell office:value-type="float" office:value="1010335" calcext:value-type="float">
            <text:p>1010335</text:p>
          </table:table-cell>
          <table:table-cell office:value-type="float" office:value="161000" calcext:value-type="float">
            <text:p>161000</text:p>
          </table:table-cell>
          <table:table-cell office:value-type="float" office:value="794390" calcext:value-type="float">
            <text:p>794390</text:p>
          </table:table-cell>
        </table:table-row>
        <table:table-row table:style-name="ro1">
          <table:table-cell office:value-type="float" office:value="161500" calcext:value-type="float">
            <text:p>161500</text:p>
          </table:table-cell>
          <table:table-cell office:value-type="float" office:value="1734486" calcext:value-type="float">
            <text:p>1734486</text:p>
          </table:table-cell>
          <table:table-cell office:value-type="float" office:value="161500" calcext:value-type="float">
            <text:p>161500</text:p>
          </table:table-cell>
          <table:table-cell office:value-type="float" office:value="1056906" calcext:value-type="float">
            <text:p>1056906</text:p>
          </table:table-cell>
          <table:table-cell office:value-type="float" office:value="161500" calcext:value-type="float">
            <text:p>161500</text:p>
          </table:table-cell>
          <table:table-cell office:value-type="float" office:value="973875" calcext:value-type="float">
            <text:p>973875</text:p>
          </table:table-cell>
          <table:table-cell office:value-type="float" office:value="161500" calcext:value-type="float">
            <text:p>161500</text:p>
          </table:table-cell>
          <table:table-cell office:value-type="float" office:value="721771" calcext:value-type="float">
            <text:p>721771</text:p>
          </table:table-cell>
        </table:table-row>
        <table:table-row table:style-name="ro1">
          <table:table-cell office:value-type="float" office:value="162000" calcext:value-type="float">
            <text:p>162000</text:p>
          </table:table-cell>
          <table:table-cell office:value-type="float" office:value="1785489" calcext:value-type="float">
            <text:p>1785489</text:p>
          </table:table-cell>
          <table:table-cell office:value-type="float" office:value="162000" calcext:value-type="float">
            <text:p>162000</text:p>
          </table:table-cell>
          <table:table-cell office:value-type="float" office:value="1105324" calcext:value-type="float">
            <text:p>1105324</text:p>
          </table:table-cell>
          <table:table-cell office:value-type="float" office:value="162000" calcext:value-type="float">
            <text:p>162000</text:p>
          </table:table-cell>
          <table:table-cell office:value-type="float" office:value="1012332" calcext:value-type="float">
            <text:p>1012332</text:p>
          </table:table-cell>
          <table:table-cell office:value-type="float" office:value="162000" calcext:value-type="float">
            <text:p>162000</text:p>
          </table:table-cell>
          <table:table-cell office:value-type="float" office:value="760721" calcext:value-type="float">
            <text:p>760721</text:p>
          </table:table-cell>
        </table:table-row>
        <table:table-row table:style-name="ro1">
          <table:table-cell office:value-type="float" office:value="162500" calcext:value-type="float">
            <text:p>162500</text:p>
          </table:table-cell>
          <table:table-cell office:value-type="float" office:value="1761096" calcext:value-type="float">
            <text:p>1761096</text:p>
          </table:table-cell>
          <table:table-cell office:value-type="float" office:value="162500" calcext:value-type="float">
            <text:p>162500</text:p>
          </table:table-cell>
          <table:table-cell office:value-type="float" office:value="1131696" calcext:value-type="float">
            <text:p>1131696</text:p>
          </table:table-cell>
          <table:table-cell office:value-type="float" office:value="162500" calcext:value-type="float">
            <text:p>162500</text:p>
          </table:table-cell>
          <table:table-cell office:value-type="float" office:value="986079" calcext:value-type="float">
            <text:p>986079</text:p>
          </table:table-cell>
          <table:table-cell office:value-type="float" office:value="162500" calcext:value-type="float">
            <text:p>162500</text:p>
          </table:table-cell>
          <table:table-cell office:value-type="float" office:value="730600" calcext:value-type="float">
            <text:p>730600</text:p>
          </table:table-cell>
        </table:table-row>
        <table:table-row table:style-name="ro1">
          <table:table-cell office:value-type="float" office:value="163000" calcext:value-type="float">
            <text:p>163000</text:p>
          </table:table-cell>
          <table:table-cell office:value-type="float" office:value="1811324" calcext:value-type="float">
            <text:p>1811324</text:p>
          </table:table-cell>
          <table:table-cell office:value-type="float" office:value="163000" calcext:value-type="float">
            <text:p>163000</text:p>
          </table:table-cell>
          <table:table-cell office:value-type="float" office:value="1108820" calcext:value-type="float">
            <text:p>1108820</text:p>
          </table:table-cell>
          <table:table-cell office:value-type="float" office:value="163000" calcext:value-type="float">
            <text:p>163000</text:p>
          </table:table-cell>
          <table:table-cell office:value-type="float" office:value="1017667" calcext:value-type="float">
            <text:p>1017667</text:p>
          </table:table-cell>
          <table:table-cell office:value-type="float" office:value="163000" calcext:value-type="float">
            <text:p>163000</text:p>
          </table:table-cell>
          <table:table-cell office:value-type="float" office:value="762324" calcext:value-type="float">
            <text:p>762324</text:p>
          </table:table-cell>
        </table:table-row>
        <table:table-row table:style-name="ro1">
          <table:table-cell office:value-type="float" office:value="163500" calcext:value-type="float">
            <text:p>163500</text:p>
          </table:table-cell>
          <table:table-cell office:value-type="float" office:value="1766390" calcext:value-type="float">
            <text:p>1766390</text:p>
          </table:table-cell>
          <table:table-cell office:value-type="float" office:value="163500" calcext:value-type="float">
            <text:p>163500</text:p>
          </table:table-cell>
          <table:table-cell office:value-type="float" office:value="1253884" calcext:value-type="float">
            <text:p>1253884</text:p>
          </table:table-cell>
          <table:table-cell office:value-type="float" office:value="163500" calcext:value-type="float">
            <text:p>163500</text:p>
          </table:table-cell>
          <table:table-cell office:value-type="float" office:value="1001596" calcext:value-type="float">
            <text:p>1001596</text:p>
          </table:table-cell>
          <table:table-cell office:value-type="float" office:value="163500" calcext:value-type="float">
            <text:p>163500</text:p>
          </table:table-cell>
          <table:table-cell office:value-type="float" office:value="729406" calcext:value-type="float">
            <text:p>729406</text:p>
          </table:table-cell>
        </table:table-row>
        <table:table-row table:style-name="ro1">
          <table:table-cell office:value-type="float" office:value="164000" calcext:value-type="float">
            <text:p>164000</text:p>
          </table:table-cell>
          <table:table-cell office:value-type="float" office:value="1855556" calcext:value-type="float">
            <text:p>1855556</text:p>
          </table:table-cell>
          <table:table-cell office:value-type="float" office:value="164000" calcext:value-type="float">
            <text:p>164000</text:p>
          </table:table-cell>
          <table:table-cell office:value-type="float" office:value="1163411" calcext:value-type="float">
            <text:p>1163411</text:p>
          </table:table-cell>
          <table:table-cell office:value-type="float" office:value="164000" calcext:value-type="float">
            <text:p>164000</text:p>
          </table:table-cell>
          <table:table-cell office:value-type="float" office:value="1048254" calcext:value-type="float">
            <text:p>1048254</text:p>
          </table:table-cell>
          <table:table-cell office:value-type="float" office:value="164000" calcext:value-type="float">
            <text:p>164000</text:p>
          </table:table-cell>
          <table:table-cell office:value-type="float" office:value="764752" calcext:value-type="float">
            <text:p>764752</text:p>
          </table:table-cell>
        </table:table-row>
        <table:table-row table:style-name="ro1">
          <table:table-cell office:value-type="float" office:value="164500" calcext:value-type="float">
            <text:p>164500</text:p>
          </table:table-cell>
          <table:table-cell office:value-type="float" office:value="1846979" calcext:value-type="float">
            <text:p>1846979</text:p>
          </table:table-cell>
          <table:table-cell office:value-type="float" office:value="164500" calcext:value-type="float">
            <text:p>164500</text:p>
          </table:table-cell>
          <table:table-cell office:value-type="float" office:value="1091105" calcext:value-type="float">
            <text:p>1091105</text:p>
          </table:table-cell>
          <table:table-cell office:value-type="float" office:value="164500" calcext:value-type="float">
            <text:p>164500</text:p>
          </table:table-cell>
          <table:table-cell office:value-type="float" office:value="993210" calcext:value-type="float">
            <text:p>993210</text:p>
          </table:table-cell>
          <table:table-cell office:value-type="float" office:value="164500" calcext:value-type="float">
            <text:p>164500</text:p>
          </table:table-cell>
          <table:table-cell office:value-type="float" office:value="729697" calcext:value-type="float">
            <text:p>729697</text:p>
          </table:table-cell>
        </table:table-row>
        <table:table-row table:style-name="ro1">
          <table:table-cell office:value-type="float" office:value="165000" calcext:value-type="float">
            <text:p>165000</text:p>
          </table:table-cell>
          <table:table-cell office:value-type="float" office:value="1940670" calcext:value-type="float">
            <text:p>1940670</text:p>
          </table:table-cell>
          <table:table-cell office:value-type="float" office:value="165000" calcext:value-type="float">
            <text:p>165000</text:p>
          </table:table-cell>
          <table:table-cell office:value-type="float" office:value="1111094" calcext:value-type="float">
            <text:p>1111094</text:p>
          </table:table-cell>
          <table:table-cell office:value-type="float" office:value="165000" calcext:value-type="float">
            <text:p>165000</text:p>
          </table:table-cell>
          <table:table-cell office:value-type="float" office:value="1037128" calcext:value-type="float">
            <text:p>1037128</text:p>
          </table:table-cell>
          <table:table-cell office:value-type="float" office:value="165000" calcext:value-type="float">
            <text:p>165000</text:p>
          </table:table-cell>
          <table:table-cell office:value-type="float" office:value="824769" calcext:value-type="float">
            <text:p>824769</text:p>
          </table:table-cell>
        </table:table-row>
        <table:table-row table:style-name="ro1">
          <table:table-cell office:value-type="float" office:value="165500" calcext:value-type="float">
            <text:p>165500</text:p>
          </table:table-cell>
          <table:table-cell office:value-type="float" office:value="1782627" calcext:value-type="float">
            <text:p>1782627</text:p>
          </table:table-cell>
          <table:table-cell office:value-type="float" office:value="165500" calcext:value-type="float">
            <text:p>165500</text:p>
          </table:table-cell>
          <table:table-cell office:value-type="float" office:value="1082244" calcext:value-type="float">
            <text:p>1082244</text:p>
          </table:table-cell>
          <table:table-cell office:value-type="float" office:value="165500" calcext:value-type="float">
            <text:p>165500</text:p>
          </table:table-cell>
          <table:table-cell office:value-type="float" office:value="995510" calcext:value-type="float">
            <text:p>995510</text:p>
          </table:table-cell>
          <table:table-cell office:value-type="float" office:value="165500" calcext:value-type="float">
            <text:p>165500</text:p>
          </table:table-cell>
          <table:table-cell office:value-type="float" office:value="798270" calcext:value-type="float">
            <text:p>798270</text:p>
          </table:table-cell>
        </table:table-row>
        <table:table-row table:style-name="ro1">
          <table:table-cell office:value-type="float" office:value="166000" calcext:value-type="float">
            <text:p>166000</text:p>
          </table:table-cell>
          <table:table-cell office:value-type="float" office:value="1871950" calcext:value-type="float">
            <text:p>1871950</text:p>
          </table:table-cell>
          <table:table-cell office:value-type="float" office:value="166000" calcext:value-type="float">
            <text:p>166000</text:p>
          </table:table-cell>
          <table:table-cell office:value-type="float" office:value="1114688" calcext:value-type="float">
            <text:p>1114688</text:p>
          </table:table-cell>
          <table:table-cell office:value-type="float" office:value="166000" calcext:value-type="float">
            <text:p>166000</text:p>
          </table:table-cell>
          <table:table-cell office:value-type="float" office:value="1041838" calcext:value-type="float">
            <text:p>1041838</text:p>
          </table:table-cell>
          <table:table-cell office:value-type="float" office:value="166000" calcext:value-type="float">
            <text:p>166000</text:p>
          </table:table-cell>
          <table:table-cell office:value-type="float" office:value="796899" calcext:value-type="float">
            <text:p>796899</text:p>
          </table:table-cell>
        </table:table-row>
        <table:table-row table:style-name="ro1">
          <table:table-cell office:value-type="float" office:value="166500" calcext:value-type="float">
            <text:p>166500</text:p>
          </table:table-cell>
          <table:table-cell office:value-type="float" office:value="1812114" calcext:value-type="float">
            <text:p>1812114</text:p>
          </table:table-cell>
          <table:table-cell office:value-type="float" office:value="166500" calcext:value-type="float">
            <text:p>166500</text:p>
          </table:table-cell>
          <table:table-cell office:value-type="float" office:value="1078030" calcext:value-type="float">
            <text:p>1078030</text:p>
          </table:table-cell>
          <table:table-cell office:value-type="float" office:value="166500" calcext:value-type="float">
            <text:p>166500</text:p>
          </table:table-cell>
          <table:table-cell office:value-type="float" office:value="1011630" calcext:value-type="float">
            <text:p>1011630</text:p>
          </table:table-cell>
          <table:table-cell office:value-type="float" office:value="166500" calcext:value-type="float">
            <text:p>166500</text:p>
          </table:table-cell>
          <table:table-cell office:value-type="float" office:value="761078" calcext:value-type="float">
            <text:p>761078</text:p>
          </table:table-cell>
        </table:table-row>
        <table:table-row table:style-name="ro1">
          <table:table-cell office:value-type="float" office:value="167000" calcext:value-type="float">
            <text:p>167000</text:p>
          </table:table-cell>
          <table:table-cell office:value-type="float" office:value="1959961" calcext:value-type="float">
            <text:p>1959961</text:p>
          </table:table-cell>
          <table:table-cell office:value-type="float" office:value="167000" calcext:value-type="float">
            <text:p>167000</text:p>
          </table:table-cell>
          <table:table-cell office:value-type="float" office:value="1138846" calcext:value-type="float">
            <text:p>1138846</text:p>
          </table:table-cell>
          <table:table-cell office:value-type="float" office:value="167000" calcext:value-type="float">
            <text:p>167000</text:p>
          </table:table-cell>
          <table:table-cell office:value-type="float" office:value="1046649" calcext:value-type="float">
            <text:p>1046649</text:p>
          </table:table-cell>
          <table:table-cell office:value-type="float" office:value="167000" calcext:value-type="float">
            <text:p>167000</text:p>
          </table:table-cell>
          <table:table-cell office:value-type="float" office:value="790213" calcext:value-type="float">
            <text:p>790213</text:p>
          </table:table-cell>
        </table:table-row>
        <table:table-row table:style-name="ro1">
          <table:table-cell office:value-type="float" office:value="167500" calcext:value-type="float">
            <text:p>167500</text:p>
          </table:table-cell>
          <table:table-cell office:value-type="float" office:value="1887372" calcext:value-type="float">
            <text:p>1887372</text:p>
          </table:table-cell>
          <table:table-cell office:value-type="float" office:value="167500" calcext:value-type="float">
            <text:p>167500</text:p>
          </table:table-cell>
          <table:table-cell office:value-type="float" office:value="1101757" calcext:value-type="float">
            <text:p>1101757</text:p>
          </table:table-cell>
          <table:table-cell office:value-type="float" office:value="167500" calcext:value-type="float">
            <text:p>167500</text:p>
          </table:table-cell>
          <table:table-cell office:value-type="float" office:value="1008246" calcext:value-type="float">
            <text:p>1008246</text:p>
          </table:table-cell>
          <table:table-cell office:value-type="float" office:value="167500" calcext:value-type="float">
            <text:p>167500</text:p>
          </table:table-cell>
          <table:table-cell office:value-type="float" office:value="749656" calcext:value-type="float">
            <text:p>749656</text:p>
          </table:table-cell>
        </table:table-row>
        <table:table-row table:style-name="ro1">
          <table:table-cell office:value-type="float" office:value="168000" calcext:value-type="float">
            <text:p>168000</text:p>
          </table:table-cell>
          <table:table-cell office:value-type="float" office:value="1949047" calcext:value-type="float">
            <text:p>1949047</text:p>
          </table:table-cell>
          <table:table-cell office:value-type="float" office:value="168000" calcext:value-type="float">
            <text:p>168000</text:p>
          </table:table-cell>
          <table:table-cell office:value-type="float" office:value="1154610" calcext:value-type="float">
            <text:p>1154610</text:p>
          </table:table-cell>
          <table:table-cell office:value-type="float" office:value="168000" calcext:value-type="float">
            <text:p>168000</text:p>
          </table:table-cell>
          <table:table-cell office:value-type="float" office:value="1053259" calcext:value-type="float">
            <text:p>1053259</text:p>
          </table:table-cell>
          <table:table-cell office:value-type="float" office:value="168000" calcext:value-type="float">
            <text:p>168000</text:p>
          </table:table-cell>
          <table:table-cell office:value-type="float" office:value="818512" calcext:value-type="float">
            <text:p>818512</text:p>
          </table:table-cell>
        </table:table-row>
        <table:table-row table:style-name="ro1">
          <table:table-cell office:value-type="float" office:value="168500" calcext:value-type="float">
            <text:p>168500</text:p>
          </table:table-cell>
          <table:table-cell office:value-type="float" office:value="1906618" calcext:value-type="float">
            <text:p>1906618</text:p>
          </table:table-cell>
          <table:table-cell office:value-type="float" office:value="168500" calcext:value-type="float">
            <text:p>168500</text:p>
          </table:table-cell>
          <table:table-cell office:value-type="float" office:value="1112345" calcext:value-type="float">
            <text:p>1112345</text:p>
          </table:table-cell>
          <table:table-cell office:value-type="float" office:value="168500" calcext:value-type="float">
            <text:p>168500</text:p>
          </table:table-cell>
          <table:table-cell office:value-type="float" office:value="1023013" calcext:value-type="float">
            <text:p>1023013</text:p>
          </table:table-cell>
          <table:table-cell office:value-type="float" office:value="168500" calcext:value-type="float">
            <text:p>168500</text:p>
          </table:table-cell>
          <table:table-cell office:value-type="float" office:value="753293" calcext:value-type="float">
            <text:p>753293</text:p>
          </table:table-cell>
        </table:table-row>
        <table:table-row table:style-name="ro1">
          <table:table-cell office:value-type="float" office:value="169000" calcext:value-type="float">
            <text:p>169000</text:p>
          </table:table-cell>
          <table:table-cell office:value-type="float" office:value="1979382" calcext:value-type="float">
            <text:p>1979382</text:p>
          </table:table-cell>
          <table:table-cell office:value-type="float" office:value="169000" calcext:value-type="float">
            <text:p>169000</text:p>
          </table:table-cell>
          <table:table-cell office:value-type="float" office:value="1138305" calcext:value-type="float">
            <text:p>1138305</text:p>
          </table:table-cell>
          <table:table-cell office:value-type="float" office:value="169000" calcext:value-type="float">
            <text:p>169000</text:p>
          </table:table-cell>
          <table:table-cell office:value-type="float" office:value="1074709" calcext:value-type="float">
            <text:p>1074709</text:p>
          </table:table-cell>
          <table:table-cell office:value-type="float" office:value="169000" calcext:value-type="float">
            <text:p>169000</text:p>
          </table:table-cell>
          <table:table-cell office:value-type="float" office:value="789012" calcext:value-type="float">
            <text:p>789012</text:p>
          </table:table-cell>
        </table:table-row>
        <table:table-row table:style-name="ro1">
          <table:table-cell office:value-type="float" office:value="169500" calcext:value-type="float">
            <text:p>169500</text:p>
          </table:table-cell>
          <table:table-cell office:value-type="float" office:value="1867579" calcext:value-type="float">
            <text:p>1867579</text:p>
          </table:table-cell>
          <table:table-cell office:value-type="float" office:value="169500" calcext:value-type="float">
            <text:p>169500</text:p>
          </table:table-cell>
          <table:table-cell office:value-type="float" office:value="1114511" calcext:value-type="float">
            <text:p>1114511</text:p>
          </table:table-cell>
          <table:table-cell office:value-type="float" office:value="169500" calcext:value-type="float">
            <text:p>169500</text:p>
          </table:table-cell>
          <table:table-cell office:value-type="float" office:value="1041331" calcext:value-type="float">
            <text:p>1041331</text:p>
          </table:table-cell>
          <table:table-cell office:value-type="float" office:value="169500" calcext:value-type="float">
            <text:p>169500</text:p>
          </table:table-cell>
          <table:table-cell office:value-type="float" office:value="769410" calcext:value-type="float">
            <text:p>769410</text:p>
          </table:table-cell>
        </table:table-row>
        <table:table-row table:style-name="ro1">
          <table:table-cell office:value-type="float" office:value="170000" calcext:value-type="float">
            <text:p>170000</text:p>
          </table:table-cell>
          <table:table-cell office:value-type="float" office:value="1901535" calcext:value-type="float">
            <text:p>1901535</text:p>
          </table:table-cell>
          <table:table-cell office:value-type="float" office:value="170000" calcext:value-type="float">
            <text:p>170000</text:p>
          </table:table-cell>
          <table:table-cell office:value-type="float" office:value="1134405" calcext:value-type="float">
            <text:p>1134405</text:p>
          </table:table-cell>
          <table:table-cell office:value-type="float" office:value="170000" calcext:value-type="float">
            <text:p>170000</text:p>
          </table:table-cell>
          <table:table-cell office:value-type="float" office:value="1066741" calcext:value-type="float">
            <text:p>1066741</text:p>
          </table:table-cell>
          <table:table-cell office:value-type="float" office:value="170000" calcext:value-type="float">
            <text:p>170000</text:p>
          </table:table-cell>
          <table:table-cell office:value-type="float" office:value="800202" calcext:value-type="float">
            <text:p>800202</text:p>
          </table:table-cell>
        </table:table-row>
        <table:table-row table:style-name="ro1">
          <table:table-cell office:value-type="float" office:value="170500" calcext:value-type="float">
            <text:p>170500</text:p>
          </table:table-cell>
          <table:table-cell office:value-type="float" office:value="1868125" calcext:value-type="float">
            <text:p>1868125</text:p>
          </table:table-cell>
          <table:table-cell office:value-type="float" office:value="170500" calcext:value-type="float">
            <text:p>170500</text:p>
          </table:table-cell>
          <table:table-cell office:value-type="float" office:value="1111078" calcext:value-type="float">
            <text:p>1111078</text:p>
          </table:table-cell>
          <table:table-cell office:value-type="float" office:value="170500" calcext:value-type="float">
            <text:p>170500</text:p>
          </table:table-cell>
          <table:table-cell office:value-type="float" office:value="1039985" calcext:value-type="float">
            <text:p>1039985</text:p>
          </table:table-cell>
          <table:table-cell office:value-type="float" office:value="170500" calcext:value-type="float">
            <text:p>170500</text:p>
          </table:table-cell>
          <table:table-cell office:value-type="float" office:value="790157" calcext:value-type="float">
            <text:p>790157</text:p>
          </table:table-cell>
        </table:table-row>
        <table:table-row table:style-name="ro1">
          <table:table-cell office:value-type="float" office:value="171000" calcext:value-type="float">
            <text:p>171000</text:p>
          </table:table-cell>
          <table:table-cell office:value-type="float" office:value="1878852" calcext:value-type="float">
            <text:p>1878852</text:p>
          </table:table-cell>
          <table:table-cell office:value-type="float" office:value="171000" calcext:value-type="float">
            <text:p>171000</text:p>
          </table:table-cell>
          <table:table-cell office:value-type="float" office:value="1114409" calcext:value-type="float">
            <text:p>1114409</text:p>
          </table:table-cell>
          <table:table-cell office:value-type="float" office:value="171000" calcext:value-type="float">
            <text:p>171000</text:p>
          </table:table-cell>
          <table:table-cell office:value-type="float" office:value="1042101" calcext:value-type="float">
            <text:p>1042101</text:p>
          </table:table-cell>
          <table:table-cell office:value-type="float" office:value="171000" calcext:value-type="float">
            <text:p>171000</text:p>
          </table:table-cell>
          <table:table-cell office:value-type="float" office:value="806923" calcext:value-type="float">
            <text:p>806923</text:p>
          </table:table-cell>
        </table:table-row>
        <table:table-row table:style-name="ro1">
          <table:table-cell office:value-type="float" office:value="171500" calcext:value-type="float">
            <text:p>171500</text:p>
          </table:table-cell>
          <table:table-cell office:value-type="float" office:value="1903378" calcext:value-type="float">
            <text:p>1903378</text:p>
          </table:table-cell>
          <table:table-cell office:value-type="float" office:value="171500" calcext:value-type="float">
            <text:p>171500</text:p>
          </table:table-cell>
          <table:table-cell office:value-type="float" office:value="1144079" calcext:value-type="float">
            <text:p>1144079</text:p>
          </table:table-cell>
          <table:table-cell office:value-type="float" office:value="171500" calcext:value-type="float">
            <text:p>171500</text:p>
          </table:table-cell>
          <table:table-cell office:value-type="float" office:value="1070318" calcext:value-type="float">
            <text:p>1070318</text:p>
          </table:table-cell>
          <table:table-cell office:value-type="float" office:value="171500" calcext:value-type="float">
            <text:p>171500</text:p>
          </table:table-cell>
          <table:table-cell office:value-type="float" office:value="819741" calcext:value-type="float">
            <text:p>819741</text:p>
          </table:table-cell>
        </table:table-row>
        <table:table-row table:style-name="ro1">
          <table:table-cell office:value-type="float" office:value="172000" calcext:value-type="float">
            <text:p>172000</text:p>
          </table:table-cell>
          <table:table-cell office:value-type="float" office:value="1870922" calcext:value-type="float">
            <text:p>1870922</text:p>
          </table:table-cell>
          <table:table-cell office:value-type="float" office:value="172000" calcext:value-type="float">
            <text:p>172000</text:p>
          </table:table-cell>
          <table:table-cell office:value-type="float" office:value="1131090" calcext:value-type="float">
            <text:p>1131090</text:p>
          </table:table-cell>
          <table:table-cell office:value-type="float" office:value="172000" calcext:value-type="float">
            <text:p>172000</text:p>
          </table:table-cell>
          <table:table-cell office:value-type="float" office:value="1048171" calcext:value-type="float">
            <text:p>1048171</text:p>
          </table:table-cell>
          <table:table-cell office:value-type="float" office:value="172000" calcext:value-type="float">
            <text:p>172000</text:p>
          </table:table-cell>
          <table:table-cell office:value-type="float" office:value="777959" calcext:value-type="float">
            <text:p>777959</text:p>
          </table:table-cell>
        </table:table-row>
        <table:table-row table:style-name="ro1">
          <table:table-cell office:value-type="float" office:value="172500" calcext:value-type="float">
            <text:p>172500</text:p>
          </table:table-cell>
          <table:table-cell office:value-type="float" office:value="1916961" calcext:value-type="float">
            <text:p>1916961</text:p>
          </table:table-cell>
          <table:table-cell office:value-type="float" office:value="172500" calcext:value-type="float">
            <text:p>172500</text:p>
          </table:table-cell>
          <table:table-cell office:value-type="float" office:value="1152721" calcext:value-type="float">
            <text:p>1152721</text:p>
          </table:table-cell>
          <table:table-cell office:value-type="float" office:value="172500" calcext:value-type="float">
            <text:p>172500</text:p>
          </table:table-cell>
          <table:table-cell office:value-type="float" office:value="1079115" calcext:value-type="float">
            <text:p>1079115</text:p>
          </table:table-cell>
          <table:table-cell office:value-type="float" office:value="172500" calcext:value-type="float">
            <text:p>172500</text:p>
          </table:table-cell>
          <table:table-cell office:value-type="float" office:value="798880" calcext:value-type="float">
            <text:p>798880</text:p>
          </table:table-cell>
        </table:table-row>
        <table:table-row table:style-name="ro1">
          <table:table-cell office:value-type="float" office:value="173000" calcext:value-type="float">
            <text:p>173000</text:p>
          </table:table-cell>
          <table:table-cell office:value-type="float" office:value="1898082" calcext:value-type="float">
            <text:p>1898082</text:p>
          </table:table-cell>
          <table:table-cell office:value-type="float" office:value="173000" calcext:value-type="float">
            <text:p>173000</text:p>
          </table:table-cell>
          <table:table-cell office:value-type="float" office:value="1127016" calcext:value-type="float">
            <text:p>1127016</text:p>
          </table:table-cell>
          <table:table-cell office:value-type="float" office:value="173000" calcext:value-type="float">
            <text:p>173000</text:p>
          </table:table-cell>
          <table:table-cell office:value-type="float" office:value="1064852" calcext:value-type="float">
            <text:p>1064852</text:p>
          </table:table-cell>
          <table:table-cell office:value-type="float" office:value="173000" calcext:value-type="float">
            <text:p>173000</text:p>
          </table:table-cell>
          <table:table-cell office:value-type="float" office:value="796528" calcext:value-type="float">
            <text:p>796528</text:p>
          </table:table-cell>
        </table:table-row>
        <table:table-row table:style-name="ro1">
          <table:table-cell office:value-type="float" office:value="173500" calcext:value-type="float">
            <text:p>173500</text:p>
          </table:table-cell>
          <table:table-cell office:value-type="float" office:value="1940041" calcext:value-type="float">
            <text:p>1940041</text:p>
          </table:table-cell>
          <table:table-cell office:value-type="float" office:value="173500" calcext:value-type="float">
            <text:p>173500</text:p>
          </table:table-cell>
          <table:table-cell office:value-type="float" office:value="1170165" calcext:value-type="float">
            <text:p>1170165</text:p>
          </table:table-cell>
          <table:table-cell office:value-type="float" office:value="173500" calcext:value-type="float">
            <text:p>173500</text:p>
          </table:table-cell>
          <table:table-cell office:value-type="float" office:value="1084911" calcext:value-type="float">
            <text:p>1084911</text:p>
          </table:table-cell>
          <table:table-cell office:value-type="float" office:value="173500" calcext:value-type="float">
            <text:p>173500</text:p>
          </table:table-cell>
          <table:table-cell office:value-type="float" office:value="809838" calcext:value-type="float">
            <text:p>809838</text:p>
          </table:table-cell>
        </table:table-row>
        <table:table-row table:style-name="ro1">
          <table:table-cell office:value-type="float" office:value="174000" calcext:value-type="float">
            <text:p>174000</text:p>
          </table:table-cell>
          <table:table-cell office:value-type="float" office:value="1897166" calcext:value-type="float">
            <text:p>1897166</text:p>
          </table:table-cell>
          <table:table-cell office:value-type="float" office:value="174000" calcext:value-type="float">
            <text:p>174000</text:p>
          </table:table-cell>
          <table:table-cell office:value-type="float" office:value="1136933" calcext:value-type="float">
            <text:p>1136933</text:p>
          </table:table-cell>
          <table:table-cell office:value-type="float" office:value="174000" calcext:value-type="float">
            <text:p>174000</text:p>
          </table:table-cell>
          <table:table-cell office:value-type="float" office:value="1058058" calcext:value-type="float">
            <text:p>1058058</text:p>
          </table:table-cell>
          <table:table-cell office:value-type="float" office:value="174000" calcext:value-type="float">
            <text:p>174000</text:p>
          </table:table-cell>
          <table:table-cell office:value-type="float" office:value="776640" calcext:value-type="float">
            <text:p>776640</text:p>
          </table:table-cell>
        </table:table-row>
        <table:table-row table:style-name="ro1">
          <table:table-cell office:value-type="float" office:value="174500" calcext:value-type="float">
            <text:p>174500</text:p>
          </table:table-cell>
          <table:table-cell office:value-type="float" office:value="1932109" calcext:value-type="float">
            <text:p>1932109</text:p>
          </table:table-cell>
          <table:table-cell office:value-type="float" office:value="174500" calcext:value-type="float">
            <text:p>174500</text:p>
          </table:table-cell>
          <table:table-cell office:value-type="float" office:value="1166641" calcext:value-type="float">
            <text:p>1166641</text:p>
          </table:table-cell>
          <table:table-cell office:value-type="float" office:value="174500" calcext:value-type="float">
            <text:p>174500</text:p>
          </table:table-cell>
          <table:table-cell office:value-type="float" office:value="1096788" calcext:value-type="float">
            <text:p>1096788</text:p>
          </table:table-cell>
          <table:table-cell office:value-type="float" office:value="174500" calcext:value-type="float">
            <text:p>174500</text:p>
          </table:table-cell>
          <table:table-cell office:value-type="float" office:value="812215" calcext:value-type="float">
            <text:p>812215</text:p>
          </table:table-cell>
        </table:table-row>
        <table:table-row table:style-name="ro1">
          <table:table-cell office:value-type="float" office:value="175000" calcext:value-type="float">
            <text:p>175000</text:p>
          </table:table-cell>
          <table:table-cell office:value-type="float" office:value="1932777" calcext:value-type="float">
            <text:p>1932777</text:p>
          </table:table-cell>
          <table:table-cell office:value-type="float" office:value="175000" calcext:value-type="float">
            <text:p>175000</text:p>
          </table:table-cell>
          <table:table-cell office:value-type="float" office:value="1147223" calcext:value-type="float">
            <text:p>1147223</text:p>
          </table:table-cell>
          <table:table-cell office:value-type="float" office:value="175000" calcext:value-type="float">
            <text:p>175000</text:p>
          </table:table-cell>
          <table:table-cell office:value-type="float" office:value="1151819" calcext:value-type="float">
            <text:p>1151819</text:p>
          </table:table-cell>
          <table:table-cell office:value-type="float" office:value="175000" calcext:value-type="float">
            <text:p>175000</text:p>
          </table:table-cell>
          <table:table-cell office:value-type="float" office:value="785441" calcext:value-type="float">
            <text:p>785441</text:p>
          </table:table-cell>
        </table:table-row>
        <table:table-row table:style-name="ro1">
          <table:table-cell office:value-type="float" office:value="175500" calcext:value-type="float">
            <text:p>175500</text:p>
          </table:table-cell>
          <table:table-cell office:value-type="float" office:value="1933143" calcext:value-type="float">
            <text:p>1933143</text:p>
          </table:table-cell>
          <table:table-cell office:value-type="float" office:value="175500" calcext:value-type="float">
            <text:p>175500</text:p>
          </table:table-cell>
          <table:table-cell office:value-type="float" office:value="1166178" calcext:value-type="float">
            <text:p>1166178</text:p>
          </table:table-cell>
          <table:table-cell office:value-type="float" office:value="175500" calcext:value-type="float">
            <text:p>175500</text:p>
          </table:table-cell>
          <table:table-cell office:value-type="float" office:value="1108556" calcext:value-type="float">
            <text:p>1108556</text:p>
          </table:table-cell>
          <table:table-cell office:value-type="float" office:value="175500" calcext:value-type="float">
            <text:p>175500</text:p>
          </table:table-cell>
          <table:table-cell office:value-type="float" office:value="810370" calcext:value-type="float">
            <text:p>810370</text:p>
          </table:table-cell>
        </table:table-row>
        <table:table-row table:style-name="ro1">
          <table:table-cell office:value-type="float" office:value="176000" calcext:value-type="float">
            <text:p>176000</text:p>
          </table:table-cell>
          <table:table-cell office:value-type="float" office:value="1919849" calcext:value-type="float">
            <text:p>1919849</text:p>
          </table:table-cell>
          <table:table-cell office:value-type="float" office:value="176000" calcext:value-type="float">
            <text:p>176000</text:p>
          </table:table-cell>
          <table:table-cell office:value-type="float" office:value="1136280" calcext:value-type="float">
            <text:p>1136280</text:p>
          </table:table-cell>
          <table:table-cell office:value-type="float" office:value="176000" calcext:value-type="float">
            <text:p>176000</text:p>
          </table:table-cell>
          <table:table-cell office:value-type="float" office:value="1067705" calcext:value-type="float">
            <text:p>1067705</text:p>
          </table:table-cell>
          <table:table-cell office:value-type="float" office:value="176000" calcext:value-type="float">
            <text:p>176000</text:p>
          </table:table-cell>
          <table:table-cell office:value-type="float" office:value="781390" calcext:value-type="float">
            <text:p>781390</text:p>
          </table:table-cell>
        </table:table-row>
        <table:table-row table:style-name="ro1">
          <table:table-cell office:value-type="float" office:value="176500" calcext:value-type="float">
            <text:p>176500</text:p>
          </table:table-cell>
          <table:table-cell office:value-type="float" office:value="1949558" calcext:value-type="float">
            <text:p>1949558</text:p>
          </table:table-cell>
          <table:table-cell office:value-type="float" office:value="176500" calcext:value-type="float">
            <text:p>176500</text:p>
          </table:table-cell>
          <table:table-cell office:value-type="float" office:value="1202615" calcext:value-type="float">
            <text:p>1202615</text:p>
          </table:table-cell>
          <table:table-cell office:value-type="float" office:value="176500" calcext:value-type="float">
            <text:p>176500</text:p>
          </table:table-cell>
          <table:table-cell office:value-type="float" office:value="1111641" calcext:value-type="float">
            <text:p>1111641</text:p>
          </table:table-cell>
          <table:table-cell office:value-type="float" office:value="176500" calcext:value-type="float">
            <text:p>176500</text:p>
          </table:table-cell>
          <table:table-cell office:value-type="float" office:value="848381" calcext:value-type="float">
            <text:p>848381</text:p>
          </table:table-cell>
        </table:table-row>
        <table:table-row table:style-name="ro1">
          <table:table-cell office:value-type="float" office:value="177000" calcext:value-type="float">
            <text:p>177000</text:p>
          </table:table-cell>
          <table:table-cell office:value-type="float" office:value="1980584" calcext:value-type="float">
            <text:p>1980584</text:p>
          </table:table-cell>
          <table:table-cell office:value-type="float" office:value="177000" calcext:value-type="float">
            <text:p>177000</text:p>
          </table:table-cell>
          <table:table-cell office:value-type="float" office:value="1146259" calcext:value-type="float">
            <text:p>1146259</text:p>
          </table:table-cell>
          <table:table-cell office:value-type="float" office:value="177000" calcext:value-type="float">
            <text:p>177000</text:p>
          </table:table-cell>
          <table:table-cell office:value-type="float" office:value="1074648" calcext:value-type="float">
            <text:p>1074648</text:p>
          </table:table-cell>
          <table:table-cell office:value-type="float" office:value="177000" calcext:value-type="float">
            <text:p>177000</text:p>
          </table:table-cell>
          <table:table-cell office:value-type="float" office:value="793475" calcext:value-type="float">
            <text:p>793475</text:p>
          </table:table-cell>
        </table:table-row>
        <table:table-row table:style-name="ro1">
          <table:table-cell office:value-type="float" office:value="177500" calcext:value-type="float">
            <text:p>177500</text:p>
          </table:table-cell>
          <table:table-cell office:value-type="float" office:value="1970704" calcext:value-type="float">
            <text:p>1970704</text:p>
          </table:table-cell>
          <table:table-cell office:value-type="float" office:value="177500" calcext:value-type="float">
            <text:p>177500</text:p>
          </table:table-cell>
          <table:table-cell office:value-type="float" office:value="1187972" calcext:value-type="float">
            <text:p>1187972</text:p>
          </table:table-cell>
          <table:table-cell office:value-type="float" office:value="177500" calcext:value-type="float">
            <text:p>177500</text:p>
          </table:table-cell>
          <table:table-cell office:value-type="float" office:value="1133044" calcext:value-type="float">
            <text:p>1133044</text:p>
          </table:table-cell>
          <table:table-cell office:value-type="float" office:value="177500" calcext:value-type="float">
            <text:p>177500</text:p>
          </table:table-cell>
          <table:table-cell office:value-type="float" office:value="824059" calcext:value-type="float">
            <text:p>824059</text:p>
          </table:table-cell>
        </table:table-row>
        <table:table-row table:style-name="ro1">
          <table:table-cell office:value-type="float" office:value="178000" calcext:value-type="float">
            <text:p>178000</text:p>
          </table:table-cell>
          <table:table-cell office:value-type="float" office:value="1936334" calcext:value-type="float">
            <text:p>1936334</text:p>
          </table:table-cell>
          <table:table-cell office:value-type="float" office:value="178000" calcext:value-type="float">
            <text:p>178000</text:p>
          </table:table-cell>
          <table:table-cell office:value-type="float" office:value="1148927" calcext:value-type="float">
            <text:p>1148927</text:p>
          </table:table-cell>
          <table:table-cell office:value-type="float" office:value="178000" calcext:value-type="float">
            <text:p>178000</text:p>
          </table:table-cell>
          <table:table-cell office:value-type="float" office:value="1096473" calcext:value-type="float">
            <text:p>1096473</text:p>
          </table:table-cell>
          <table:table-cell office:value-type="float" office:value="178000" calcext:value-type="float">
            <text:p>178000</text:p>
          </table:table-cell>
          <table:table-cell office:value-type="float" office:value="795241" calcext:value-type="float">
            <text:p>795241</text:p>
          </table:table-cell>
        </table:table-row>
        <table:table-row table:style-name="ro1">
          <table:table-cell office:value-type="float" office:value="178500" calcext:value-type="float">
            <text:p>178500</text:p>
          </table:table-cell>
          <table:table-cell office:value-type="float" office:value="2113373" calcext:value-type="float">
            <text:p>2113373</text:p>
          </table:table-cell>
          <table:table-cell office:value-type="float" office:value="178500" calcext:value-type="float">
            <text:p>178500</text:p>
          </table:table-cell>
          <table:table-cell office:value-type="float" office:value="1200119" calcext:value-type="float">
            <text:p>1200119</text:p>
          </table:table-cell>
          <table:table-cell office:value-type="float" office:value="178500" calcext:value-type="float">
            <text:p>178500</text:p>
          </table:table-cell>
          <table:table-cell office:value-type="float" office:value="1128160" calcext:value-type="float">
            <text:p>1128160</text:p>
          </table:table-cell>
          <table:table-cell office:value-type="float" office:value="178500" calcext:value-type="float">
            <text:p>178500</text:p>
          </table:table-cell>
          <table:table-cell office:value-type="float" office:value="824318" calcext:value-type="float">
            <text:p>824318</text:p>
          </table:table-cell>
        </table:table-row>
        <table:table-row table:style-name="ro1">
          <table:table-cell office:value-type="float" office:value="179000" calcext:value-type="float">
            <text:p>179000</text:p>
          </table:table-cell>
          <table:table-cell office:value-type="float" office:value="1964862" calcext:value-type="float">
            <text:p>1964862</text:p>
          </table:table-cell>
          <table:table-cell office:value-type="float" office:value="179000" calcext:value-type="float">
            <text:p>179000</text:p>
          </table:table-cell>
          <table:table-cell office:value-type="float" office:value="1156675" calcext:value-type="float">
            <text:p>1156675</text:p>
          </table:table-cell>
          <table:table-cell office:value-type="float" office:value="179000" calcext:value-type="float">
            <text:p>179000</text:p>
          </table:table-cell>
          <table:table-cell office:value-type="float" office:value="1084794" calcext:value-type="float">
            <text:p>1084794</text:p>
          </table:table-cell>
          <table:table-cell office:value-type="float" office:value="179000" calcext:value-type="float">
            <text:p>179000</text:p>
          </table:table-cell>
          <table:table-cell office:value-type="float" office:value="805939" calcext:value-type="float">
            <text:p>805939</text:p>
          </table:table-cell>
        </table:table-row>
        <table:table-row table:style-name="ro1">
          <table:table-cell office:value-type="float" office:value="179500" calcext:value-type="float">
            <text:p>179500</text:p>
          </table:table-cell>
          <table:table-cell office:value-type="float" office:value="1995251" calcext:value-type="float">
            <text:p>1995251</text:p>
          </table:table-cell>
          <table:table-cell office:value-type="float" office:value="179500" calcext:value-type="float">
            <text:p>179500</text:p>
          </table:table-cell>
          <table:table-cell office:value-type="float" office:value="1195677" calcext:value-type="float">
            <text:p>1195677</text:p>
          </table:table-cell>
          <table:table-cell office:value-type="float" office:value="179500" calcext:value-type="float">
            <text:p>179500</text:p>
          </table:table-cell>
          <table:table-cell office:value-type="float" office:value="1166303" calcext:value-type="float">
            <text:p>1166303</text:p>
          </table:table-cell>
          <table:table-cell office:value-type="float" office:value="179500" calcext:value-type="float">
            <text:p>179500</text:p>
          </table:table-cell>
          <table:table-cell office:value-type="float" office:value="835050" calcext:value-type="float">
            <text:p>835050</text:p>
          </table:table-cell>
        </table:table-row>
        <table:table-row table:style-name="ro1">
          <table:table-cell office:value-type="float" office:value="180000" calcext:value-type="float">
            <text:p>180000</text:p>
          </table:table-cell>
          <table:table-cell office:value-type="float" office:value="1971386" calcext:value-type="float">
            <text:p>1971386</text:p>
          </table:table-cell>
          <table:table-cell office:value-type="float" office:value="180000" calcext:value-type="float">
            <text:p>180000</text:p>
          </table:table-cell>
          <table:table-cell office:value-type="float" office:value="1177691" calcext:value-type="float">
            <text:p>1177691</text:p>
          </table:table-cell>
          <table:table-cell office:value-type="float" office:value="180000" calcext:value-type="float">
            <text:p>180000</text:p>
          </table:table-cell>
          <table:table-cell office:value-type="float" office:value="1100153" calcext:value-type="float">
            <text:p>1100153</text:p>
          </table:table-cell>
          <table:table-cell office:value-type="float" office:value="180000" calcext:value-type="float">
            <text:p>180000</text:p>
          </table:table-cell>
          <table:table-cell office:value-type="float" office:value="802361" calcext:value-type="float">
            <text:p>802361</text:p>
          </table:table-cell>
        </table:table-row>
        <table:table-row table:style-name="ro1">
          <table:table-cell office:value-type="float" office:value="180500" calcext:value-type="float">
            <text:p>180500</text:p>
          </table:table-cell>
          <table:table-cell office:value-type="float" office:value="2026282" calcext:value-type="float">
            <text:p>2026282</text:p>
          </table:table-cell>
          <table:table-cell office:value-type="float" office:value="180500" calcext:value-type="float">
            <text:p>180500</text:p>
          </table:table-cell>
          <table:table-cell office:value-type="float" office:value="1213175" calcext:value-type="float">
            <text:p>1213175</text:p>
          </table:table-cell>
          <table:table-cell office:value-type="float" office:value="180500" calcext:value-type="float">
            <text:p>180500</text:p>
          </table:table-cell>
          <table:table-cell office:value-type="float" office:value="1141922" calcext:value-type="float">
            <text:p>1141922</text:p>
          </table:table-cell>
          <table:table-cell office:value-type="float" office:value="180500" calcext:value-type="float">
            <text:p>180500</text:p>
          </table:table-cell>
          <table:table-cell office:value-type="float" office:value="834700" calcext:value-type="float">
            <text:p>834700</text:p>
          </table:table-cell>
        </table:table-row>
        <table:table-row table:style-name="ro1">
          <table:table-cell office:value-type="float" office:value="181000" calcext:value-type="float">
            <text:p>181000</text:p>
          </table:table-cell>
          <table:table-cell office:value-type="float" office:value="2010347" calcext:value-type="float">
            <text:p>2010347</text:p>
          </table:table-cell>
          <table:table-cell office:value-type="float" office:value="181000" calcext:value-type="float">
            <text:p>181000</text:p>
          </table:table-cell>
          <table:table-cell office:value-type="float" office:value="1184896" calcext:value-type="float">
            <text:p>1184896</text:p>
          </table:table-cell>
          <table:table-cell office:value-type="float" office:value="181000" calcext:value-type="float">
            <text:p>181000</text:p>
          </table:table-cell>
          <table:table-cell office:value-type="float" office:value="1130190" calcext:value-type="float">
            <text:p>1130190</text:p>
          </table:table-cell>
          <table:table-cell office:value-type="float" office:value="181000" calcext:value-type="float">
            <text:p>181000</text:p>
          </table:table-cell>
          <table:table-cell office:value-type="float" office:value="834267" calcext:value-type="float">
            <text:p>834267</text:p>
          </table:table-cell>
        </table:table-row>
        <table:table-row table:style-name="ro1">
          <table:table-cell office:value-type="float" office:value="181500" calcext:value-type="float">
            <text:p>181500</text:p>
          </table:table-cell>
          <table:table-cell office:value-type="float" office:value="2756939" calcext:value-type="float">
            <text:p>2756939</text:p>
          </table:table-cell>
          <table:table-cell office:value-type="float" office:value="181500" calcext:value-type="float">
            <text:p>181500</text:p>
          </table:table-cell>
          <table:table-cell office:value-type="float" office:value="1223085" calcext:value-type="float">
            <text:p>1223085</text:p>
          </table:table-cell>
          <table:table-cell office:value-type="float" office:value="181500" calcext:value-type="float">
            <text:p>181500</text:p>
          </table:table-cell>
          <table:table-cell office:value-type="float" office:value="1135881" calcext:value-type="float">
            <text:p>1135881</text:p>
          </table:table-cell>
          <table:table-cell office:value-type="float" office:value="181500" calcext:value-type="float">
            <text:p>181500</text:p>
          </table:table-cell>
          <table:table-cell office:value-type="float" office:value="860162" calcext:value-type="float">
            <text:p>860162</text:p>
          </table:table-cell>
        </table:table-row>
        <table:table-row table:style-name="ro1">
          <table:table-cell office:value-type="float" office:value="182000" calcext:value-type="float">
            <text:p>182000</text:p>
          </table:table-cell>
          <table:table-cell office:value-type="float" office:value="2085342" calcext:value-type="float">
            <text:p>2085342</text:p>
          </table:table-cell>
          <table:table-cell office:value-type="float" office:value="182000" calcext:value-type="float">
            <text:p>182000</text:p>
          </table:table-cell>
          <table:table-cell office:value-type="float" office:value="1187337" calcext:value-type="float">
            <text:p>1187337</text:p>
          </table:table-cell>
          <table:table-cell office:value-type="float" office:value="182000" calcext:value-type="float">
            <text:p>182000</text:p>
          </table:table-cell>
          <table:table-cell office:value-type="float" office:value="1119761" calcext:value-type="float">
            <text:p>1119761</text:p>
          </table:table-cell>
          <table:table-cell office:value-type="float" office:value="182000" calcext:value-type="float">
            <text:p>182000</text:p>
          </table:table-cell>
          <table:table-cell office:value-type="float" office:value="830307" calcext:value-type="float">
            <text:p>830307</text:p>
          </table:table-cell>
        </table:table-row>
        <table:table-row table:style-name="ro1">
          <table:table-cell office:value-type="float" office:value="182500" calcext:value-type="float">
            <text:p>182500</text:p>
          </table:table-cell>
          <table:table-cell office:value-type="float" office:value="2062949" calcext:value-type="float">
            <text:p>2062949</text:p>
          </table:table-cell>
          <table:table-cell office:value-type="float" office:value="182500" calcext:value-type="float">
            <text:p>182500</text:p>
          </table:table-cell>
          <table:table-cell office:value-type="float" office:value="1233789" calcext:value-type="float">
            <text:p>1233789</text:p>
          </table:table-cell>
          <table:table-cell office:value-type="float" office:value="182500" calcext:value-type="float">
            <text:p>182500</text:p>
          </table:table-cell>
          <table:table-cell office:value-type="float" office:value="1139068" calcext:value-type="float">
            <text:p>1139068</text:p>
          </table:table-cell>
          <table:table-cell office:value-type="float" office:value="182500" calcext:value-type="float">
            <text:p>182500</text:p>
          </table:table-cell>
          <table:table-cell office:value-type="float" office:value="862986" calcext:value-type="float">
            <text:p>862986</text:p>
          </table:table-cell>
        </table:table-row>
        <table:table-row table:style-name="ro1">
          <table:table-cell office:value-type="float" office:value="183000" calcext:value-type="float">
            <text:p>183000</text:p>
          </table:table-cell>
          <table:table-cell office:value-type="float" office:value="2095202" calcext:value-type="float">
            <text:p>2095202</text:p>
          </table:table-cell>
          <table:table-cell office:value-type="float" office:value="183000" calcext:value-type="float">
            <text:p>183000</text:p>
          </table:table-cell>
          <table:table-cell office:value-type="float" office:value="1191614" calcext:value-type="float">
            <text:p>1191614</text:p>
          </table:table-cell>
          <table:table-cell office:value-type="float" office:value="183000" calcext:value-type="float">
            <text:p>183000</text:p>
          </table:table-cell>
          <table:table-cell office:value-type="float" office:value="1118684" calcext:value-type="float">
            <text:p>1118684</text:p>
          </table:table-cell>
          <table:table-cell office:value-type="float" office:value="183000" calcext:value-type="float">
            <text:p>183000</text:p>
          </table:table-cell>
          <table:table-cell office:value-type="float" office:value="825524" calcext:value-type="float">
            <text:p>825524</text:p>
          </table:table-cell>
        </table:table-row>
        <table:table-row table:style-name="ro1">
          <table:table-cell office:value-type="float" office:value="183500" calcext:value-type="float">
            <text:p>183500</text:p>
          </table:table-cell>
          <table:table-cell office:value-type="float" office:value="2115300" calcext:value-type="float">
            <text:p>2115300</text:p>
          </table:table-cell>
          <table:table-cell office:value-type="float" office:value="183500" calcext:value-type="float">
            <text:p>183500</text:p>
          </table:table-cell>
          <table:table-cell office:value-type="float" office:value="1232215" calcext:value-type="float">
            <text:p>1232215</text:p>
          </table:table-cell>
          <table:table-cell office:value-type="float" office:value="183500" calcext:value-type="float">
            <text:p>183500</text:p>
          </table:table-cell>
          <table:table-cell office:value-type="float" office:value="1146224" calcext:value-type="float">
            <text:p>1146224</text:p>
          </table:table-cell>
          <table:table-cell office:value-type="float" office:value="183500" calcext:value-type="float">
            <text:p>183500</text:p>
          </table:table-cell>
          <table:table-cell office:value-type="float" office:value="855956" calcext:value-type="float">
            <text:p>855956</text:p>
          </table:table-cell>
        </table:table-row>
        <table:table-row table:style-name="ro1">
          <table:table-cell office:value-type="float" office:value="184000" calcext:value-type="float">
            <text:p>184000</text:p>
          </table:table-cell>
          <table:table-cell office:value-type="float" office:value="2135051" calcext:value-type="float">
            <text:p>2135051</text:p>
          </table:table-cell>
          <table:table-cell office:value-type="float" office:value="184000" calcext:value-type="float">
            <text:p>184000</text:p>
          </table:table-cell>
          <table:table-cell office:value-type="float" office:value="1198084" calcext:value-type="float">
            <text:p>1198084</text:p>
          </table:table-cell>
          <table:table-cell office:value-type="float" office:value="184000" calcext:value-type="float">
            <text:p>184000</text:p>
          </table:table-cell>
          <table:table-cell office:value-type="float" office:value="1133079" calcext:value-type="float">
            <text:p>1133079</text:p>
          </table:table-cell>
          <table:table-cell office:value-type="float" office:value="184000" calcext:value-type="float">
            <text:p>184000</text:p>
          </table:table-cell>
          <table:table-cell office:value-type="float" office:value="819943" calcext:value-type="float">
            <text:p>819943</text:p>
          </table:table-cell>
        </table:table-row>
        <table:table-row table:style-name="ro1">
          <table:table-cell office:value-type="float" office:value="184500" calcext:value-type="float">
            <text:p>184500</text:p>
          </table:table-cell>
          <table:table-cell office:value-type="float" office:value="2124033" calcext:value-type="float">
            <text:p>2124033</text:p>
          </table:table-cell>
          <table:table-cell office:value-type="float" office:value="184500" calcext:value-type="float">
            <text:p>184500</text:p>
          </table:table-cell>
          <table:table-cell office:value-type="float" office:value="1239219" calcext:value-type="float">
            <text:p>1239219</text:p>
          </table:table-cell>
          <table:table-cell office:value-type="float" office:value="184500" calcext:value-type="float">
            <text:p>184500</text:p>
          </table:table-cell>
          <table:table-cell office:value-type="float" office:value="1152015" calcext:value-type="float">
            <text:p>1152015</text:p>
          </table:table-cell>
          <table:table-cell office:value-type="float" office:value="184500" calcext:value-type="float">
            <text:p>184500</text:p>
          </table:table-cell>
          <table:table-cell office:value-type="float" office:value="858031" calcext:value-type="float">
            <text:p>858031</text:p>
          </table:table-cell>
        </table:table-row>
        <table:table-row table:style-name="ro1">
          <table:table-cell office:value-type="float" office:value="185000" calcext:value-type="float">
            <text:p>185000</text:p>
          </table:table-cell>
          <table:table-cell office:value-type="float" office:value="2107577" calcext:value-type="float">
            <text:p>2107577</text:p>
          </table:table-cell>
          <table:table-cell office:value-type="float" office:value="185000" calcext:value-type="float">
            <text:p>185000</text:p>
          </table:table-cell>
          <table:table-cell office:value-type="float" office:value="1205605" calcext:value-type="float">
            <text:p>1205605</text:p>
          </table:table-cell>
          <table:table-cell office:value-type="float" office:value="185000" calcext:value-type="float">
            <text:p>185000</text:p>
          </table:table-cell>
          <table:table-cell office:value-type="float" office:value="1126807" calcext:value-type="float">
            <text:p>1126807</text:p>
          </table:table-cell>
          <table:table-cell office:value-type="float" office:value="185000" calcext:value-type="float">
            <text:p>185000</text:p>
          </table:table-cell>
          <table:table-cell office:value-type="float" office:value="1297306" calcext:value-type="float">
            <text:p>1297306</text:p>
          </table:table-cell>
        </table:table-row>
        <table:table-row table:style-name="ro1">
          <table:table-cell office:value-type="float" office:value="185500" calcext:value-type="float">
            <text:p>185500</text:p>
          </table:table-cell>
          <table:table-cell office:value-type="float" office:value="2164003" calcext:value-type="float">
            <text:p>2164003</text:p>
          </table:table-cell>
          <table:table-cell office:value-type="float" office:value="185500" calcext:value-type="float">
            <text:p>185500</text:p>
          </table:table-cell>
          <table:table-cell office:value-type="float" office:value="1242963" calcext:value-type="float">
            <text:p>1242963</text:p>
          </table:table-cell>
          <table:table-cell office:value-type="float" office:value="185500" calcext:value-type="float">
            <text:p>185500</text:p>
          </table:table-cell>
          <table:table-cell office:value-type="float" office:value="941870" calcext:value-type="float">
            <text:p>941870</text:p>
          </table:table-cell>
          <table:table-cell office:value-type="float" office:value="185500" calcext:value-type="float">
            <text:p>185500</text:p>
          </table:table-cell>
          <table:table-cell office:value-type="float" office:value="863528" calcext:value-type="float">
            <text:p>863528</text:p>
          </table:table-cell>
        </table:table-row>
        <table:table-row table:style-name="ro1">
          <table:table-cell office:value-type="float" office:value="186000" calcext:value-type="float">
            <text:p>186000</text:p>
          </table:table-cell>
          <table:table-cell office:value-type="float" office:value="2105835" calcext:value-type="float">
            <text:p>2105835</text:p>
          </table:table-cell>
          <table:table-cell office:value-type="float" office:value="186000" calcext:value-type="float">
            <text:p>186000</text:p>
          </table:table-cell>
          <table:table-cell office:value-type="float" office:value="1226506" calcext:value-type="float">
            <text:p>1226506</text:p>
          </table:table-cell>
          <table:table-cell office:value-type="float" office:value="186000" calcext:value-type="float">
            <text:p>186000</text:p>
          </table:table-cell>
          <table:table-cell office:value-type="float" office:value="822506" calcext:value-type="float">
            <text:p>822506</text:p>
          </table:table-cell>
          <table:table-cell office:value-type="float" office:value="186000" calcext:value-type="float">
            <text:p>186000</text:p>
          </table:table-cell>
          <table:table-cell office:value-type="float" office:value="829507" calcext:value-type="float">
            <text:p>829507</text:p>
          </table:table-cell>
        </table:table-row>
        <table:table-row table:style-name="ro1">
          <table:table-cell office:value-type="float" office:value="186500" calcext:value-type="float">
            <text:p>186500</text:p>
          </table:table-cell>
          <table:table-cell office:value-type="float" office:value="2258901" calcext:value-type="float">
            <text:p>2258901</text:p>
          </table:table-cell>
          <table:table-cell office:value-type="float" office:value="186500" calcext:value-type="float">
            <text:p>186500</text:p>
          </table:table-cell>
          <table:table-cell office:value-type="float" office:value="1255322" calcext:value-type="float">
            <text:p>1255322</text:p>
          </table:table-cell>
          <table:table-cell office:value-type="float" office:value="186500" calcext:value-type="float">
            <text:p>186500</text:p>
          </table:table-cell>
          <table:table-cell office:value-type="float" office:value="851072" calcext:value-type="float">
            <text:p>851072</text:p>
          </table:table-cell>
          <table:table-cell office:value-type="float" office:value="186500" calcext:value-type="float">
            <text:p>186500</text:p>
          </table:table-cell>
          <table:table-cell office:value-type="float" office:value="1083335" calcext:value-type="float">
            <text:p>1083335</text:p>
          </table:table-cell>
        </table:table-row>
        <table:table-row table:style-name="ro1">
          <table:table-cell office:value-type="float" office:value="187000" calcext:value-type="float">
            <text:p>187000</text:p>
          </table:table-cell>
          <table:table-cell office:value-type="float" office:value="2292719" calcext:value-type="float">
            <text:p>2292719</text:p>
          </table:table-cell>
          <table:table-cell office:value-type="float" office:value="187000" calcext:value-type="float">
            <text:p>187000</text:p>
          </table:table-cell>
          <table:table-cell office:value-type="float" office:value="1224420" calcext:value-type="float">
            <text:p>1224420</text:p>
          </table:table-cell>
          <table:table-cell office:value-type="float" office:value="187000" calcext:value-type="float">
            <text:p>187000</text:p>
          </table:table-cell>
          <table:table-cell office:value-type="float" office:value="818469" calcext:value-type="float">
            <text:p>818469</text:p>
          </table:table-cell>
          <table:table-cell office:value-type="float" office:value="187000" calcext:value-type="float">
            <text:p>187000</text:p>
          </table:table-cell>
          <table:table-cell office:value-type="float" office:value="838568" calcext:value-type="float">
            <text:p>838568</text:p>
          </table:table-cell>
        </table:table-row>
        <table:table-row table:style-name="ro1">
          <table:table-cell office:value-type="float" office:value="187500" calcext:value-type="float">
            <text:p>187500</text:p>
          </table:table-cell>
          <table:table-cell office:value-type="float" office:value="2241978" calcext:value-type="float">
            <text:p>2241978</text:p>
          </table:table-cell>
          <table:table-cell office:value-type="float" office:value="187500" calcext:value-type="float">
            <text:p>187500</text:p>
          </table:table-cell>
          <table:table-cell office:value-type="float" office:value="1255008" calcext:value-type="float">
            <text:p>1255008</text:p>
          </table:table-cell>
          <table:table-cell office:value-type="float" office:value="187500" calcext:value-type="float">
            <text:p>187500</text:p>
          </table:table-cell>
          <table:table-cell office:value-type="float" office:value="856430" calcext:value-type="float">
            <text:p>856430</text:p>
          </table:table-cell>
          <table:table-cell office:value-type="float" office:value="187500" calcext:value-type="float">
            <text:p>187500</text:p>
          </table:table-cell>
          <table:table-cell office:value-type="float" office:value="874427" calcext:value-type="float">
            <text:p>874427</text:p>
          </table:table-cell>
        </table:table-row>
        <table:table-row table:style-name="ro1">
          <table:table-cell office:value-type="float" office:value="188000" calcext:value-type="float">
            <text:p>188000</text:p>
          </table:table-cell>
          <table:table-cell office:value-type="float" office:value="2110009" calcext:value-type="float">
            <text:p>2110009</text:p>
          </table:table-cell>
          <table:table-cell office:value-type="float" office:value="188000" calcext:value-type="float">
            <text:p>188000</text:p>
          </table:table-cell>
          <table:table-cell office:value-type="float" office:value="1238974" calcext:value-type="float">
            <text:p>1238974</text:p>
          </table:table-cell>
          <table:table-cell office:value-type="float" office:value="188000" calcext:value-type="float">
            <text:p>188000</text:p>
          </table:table-cell>
          <table:table-cell office:value-type="float" office:value="814897" calcext:value-type="float">
            <text:p>814897</text:p>
          </table:table-cell>
          <table:table-cell office:value-type="float" office:value="188000" calcext:value-type="float">
            <text:p>188000</text:p>
          </table:table-cell>
          <table:table-cell office:value-type="float" office:value="842495" calcext:value-type="float">
            <text:p>842495</text:p>
          </table:table-cell>
        </table:table-row>
        <table:table-row table:style-name="ro1">
          <table:table-cell office:value-type="float" office:value="188500" calcext:value-type="float">
            <text:p>188500</text:p>
          </table:table-cell>
          <table:table-cell office:value-type="float" office:value="2096413" calcext:value-type="float">
            <text:p>2096413</text:p>
          </table:table-cell>
          <table:table-cell office:value-type="float" office:value="188500" calcext:value-type="float">
            <text:p>188500</text:p>
          </table:table-cell>
          <table:table-cell office:value-type="float" office:value="1270658" calcext:value-type="float">
            <text:p>1270658</text:p>
          </table:table-cell>
          <table:table-cell office:value-type="float" office:value="188500" calcext:value-type="float">
            <text:p>188500</text:p>
          </table:table-cell>
          <table:table-cell office:value-type="float" office:value="867305" calcext:value-type="float">
            <text:p>867305</text:p>
          </table:table-cell>
          <table:table-cell office:value-type="float" office:value="188500" calcext:value-type="float">
            <text:p>188500</text:p>
          </table:table-cell>
          <table:table-cell office:value-type="float" office:value="871391" calcext:value-type="float">
            <text:p>871391</text:p>
          </table:table-cell>
        </table:table-row>
        <table:table-row table:style-name="ro1">
          <table:table-cell office:value-type="float" office:value="189000" calcext:value-type="float">
            <text:p>189000</text:p>
          </table:table-cell>
          <table:table-cell office:value-type="float" office:value="2097131" calcext:value-type="float">
            <text:p>2097131</text:p>
          </table:table-cell>
          <table:table-cell office:value-type="float" office:value="189000" calcext:value-type="float">
            <text:p>189000</text:p>
          </table:table-cell>
          <table:table-cell office:value-type="float" office:value="1240697" calcext:value-type="float">
            <text:p>1240697</text:p>
          </table:table-cell>
          <table:table-cell office:value-type="float" office:value="189000" calcext:value-type="float">
            <text:p>189000</text:p>
          </table:table-cell>
          <table:table-cell office:value-type="float" office:value="850377" calcext:value-type="float">
            <text:p>850377</text:p>
          </table:table-cell>
          <table:table-cell office:value-type="float" office:value="189000" calcext:value-type="float">
            <text:p>189000</text:p>
          </table:table-cell>
          <table:table-cell office:value-type="float" office:value="859021" calcext:value-type="float">
            <text:p>859021</text:p>
          </table:table-cell>
        </table:table-row>
        <table:table-row table:style-name="ro1">
          <table:table-cell office:value-type="float" office:value="189500" calcext:value-type="float">
            <text:p>189500</text:p>
          </table:table-cell>
          <table:table-cell office:value-type="float" office:value="2214214" calcext:value-type="float">
            <text:p>2214214</text:p>
          </table:table-cell>
          <table:table-cell office:value-type="float" office:value="189500" calcext:value-type="float">
            <text:p>189500</text:p>
          </table:table-cell>
          <table:table-cell office:value-type="float" office:value="1278694" calcext:value-type="float">
            <text:p>1278694</text:p>
          </table:table-cell>
          <table:table-cell office:value-type="float" office:value="189500" calcext:value-type="float">
            <text:p>189500</text:p>
          </table:table-cell>
          <table:table-cell office:value-type="float" office:value="887816" calcext:value-type="float">
            <text:p>887816</text:p>
          </table:table-cell>
          <table:table-cell office:value-type="float" office:value="189500" calcext:value-type="float">
            <text:p>189500</text:p>
          </table:table-cell>
          <table:table-cell office:value-type="float" office:value="895896" calcext:value-type="float">
            <text:p>895896</text:p>
          </table:table-cell>
        </table:table-row>
        <table:table-row table:style-name="ro1">
          <table:table-cell office:value-type="float" office:value="190000" calcext:value-type="float">
            <text:p>190000</text:p>
          </table:table-cell>
          <table:table-cell office:value-type="float" office:value="2108360" calcext:value-type="float">
            <text:p>2108360</text:p>
          </table:table-cell>
          <table:table-cell office:value-type="float" office:value="190000" calcext:value-type="float">
            <text:p>190000</text:p>
          </table:table-cell>
          <table:table-cell office:value-type="float" office:value="1253232" calcext:value-type="float">
            <text:p>1253232</text:p>
          </table:table-cell>
          <table:table-cell office:value-type="float" office:value="190000" calcext:value-type="float">
            <text:p>190000</text:p>
          </table:table-cell>
          <table:table-cell office:value-type="float" office:value="841959" calcext:value-type="float">
            <text:p>841959</text:p>
          </table:table-cell>
          <table:table-cell office:value-type="float" office:value="190000" calcext:value-type="float">
            <text:p>190000</text:p>
          </table:table-cell>
          <table:table-cell office:value-type="float" office:value="850561" calcext:value-type="float">
            <text:p>850561</text:p>
          </table:table-cell>
        </table:table-row>
        <table:table-row table:style-name="ro1">
          <table:table-cell office:value-type="float" office:value="190500" calcext:value-type="float">
            <text:p>190500</text:p>
          </table:table-cell>
          <table:table-cell office:value-type="float" office:value="2096699" calcext:value-type="float">
            <text:p>2096699</text:p>
          </table:table-cell>
          <table:table-cell office:value-type="float" office:value="190500" calcext:value-type="float">
            <text:p>190500</text:p>
          </table:table-cell>
          <table:table-cell office:value-type="float" office:value="1286436" calcext:value-type="float">
            <text:p>1286436</text:p>
          </table:table-cell>
          <table:table-cell office:value-type="float" office:value="190500" calcext:value-type="float">
            <text:p>190500</text:p>
          </table:table-cell>
          <table:table-cell office:value-type="float" office:value="864979" calcext:value-type="float">
            <text:p>864979</text:p>
          </table:table-cell>
          <table:table-cell office:value-type="float" office:value="190500" calcext:value-type="float">
            <text:p>190500</text:p>
          </table:table-cell>
          <table:table-cell office:value-type="float" office:value="886083" calcext:value-type="float">
            <text:p>886083</text:p>
          </table:table-cell>
        </table:table-row>
        <table:table-row table:style-name="ro1">
          <table:table-cell office:value-type="float" office:value="191000" calcext:value-type="float">
            <text:p>191000</text:p>
          </table:table-cell>
          <table:table-cell office:value-type="float" office:value="2060086" calcext:value-type="float">
            <text:p>2060086</text:p>
          </table:table-cell>
          <table:table-cell office:value-type="float" office:value="191000" calcext:value-type="float">
            <text:p>191000</text:p>
          </table:table-cell>
          <table:table-cell office:value-type="float" office:value="1252003" calcext:value-type="float">
            <text:p>1252003</text:p>
          </table:table-cell>
          <table:table-cell office:value-type="float" office:value="191000" calcext:value-type="float">
            <text:p>191000</text:p>
          </table:table-cell>
          <table:table-cell office:value-type="float" office:value="842542" calcext:value-type="float">
            <text:p>842542</text:p>
          </table:table-cell>
          <table:table-cell office:value-type="float" office:value="191000" calcext:value-type="float">
            <text:p>191000</text:p>
          </table:table-cell>
          <table:table-cell office:value-type="float" office:value="853835" calcext:value-type="float">
            <text:p>853835</text:p>
          </table:table-cell>
        </table:table-row>
        <table:table-row table:style-name="ro1">
          <table:table-cell office:value-type="float" office:value="191500" calcext:value-type="float">
            <text:p>191500</text:p>
          </table:table-cell>
          <table:table-cell office:value-type="float" office:value="2107804" calcext:value-type="float">
            <text:p>2107804</text:p>
          </table:table-cell>
          <table:table-cell office:value-type="float" office:value="191500" calcext:value-type="float">
            <text:p>191500</text:p>
          </table:table-cell>
          <table:table-cell office:value-type="float" office:value="1287933" calcext:value-type="float">
            <text:p>1287933</text:p>
          </table:table-cell>
          <table:table-cell office:value-type="float" office:value="191500" calcext:value-type="float">
            <text:p>191500</text:p>
          </table:table-cell>
          <table:table-cell office:value-type="float" office:value="898998" calcext:value-type="float">
            <text:p>898998</text:p>
          </table:table-cell>
          <table:table-cell office:value-type="float" office:value="191500" calcext:value-type="float">
            <text:p>191500</text:p>
          </table:table-cell>
          <table:table-cell office:value-type="float" office:value="948806" calcext:value-type="float">
            <text:p>948806</text:p>
          </table:table-cell>
        </table:table-row>
        <table:table-row table:style-name="ro1">
          <table:table-cell office:value-type="float" office:value="192000" calcext:value-type="float">
            <text:p>192000</text:p>
          </table:table-cell>
          <table:table-cell office:value-type="float" office:value="2072135" calcext:value-type="float">
            <text:p>2072135</text:p>
          </table:table-cell>
          <table:table-cell office:value-type="float" office:value="192000" calcext:value-type="float">
            <text:p>192000</text:p>
          </table:table-cell>
          <table:table-cell office:value-type="float" office:value="1257845" calcext:value-type="float">
            <text:p>1257845</text:p>
          </table:table-cell>
          <table:table-cell office:value-type="float" office:value="192000" calcext:value-type="float">
            <text:p>192000</text:p>
          </table:table-cell>
          <table:table-cell office:value-type="float" office:value="843202" calcext:value-type="float">
            <text:p>843202</text:p>
          </table:table-cell>
          <table:table-cell office:value-type="float" office:value="192000" calcext:value-type="float">
            <text:p>192000</text:p>
          </table:table-cell>
          <table:table-cell office:value-type="float" office:value="862267" calcext:value-type="float">
            <text:p>862267</text:p>
          </table:table-cell>
        </table:table-row>
        <table:table-row table:style-name="ro1">
          <table:table-cell office:value-type="float" office:value="192500" calcext:value-type="float">
            <text:p>192500</text:p>
          </table:table-cell>
          <table:table-cell office:value-type="float" office:value="2080489" calcext:value-type="float">
            <text:p>2080489</text:p>
          </table:table-cell>
          <table:table-cell office:value-type="float" office:value="192500" calcext:value-type="float">
            <text:p>192500</text:p>
          </table:table-cell>
          <table:table-cell office:value-type="float" office:value="1263451" calcext:value-type="float">
            <text:p>1263451</text:p>
          </table:table-cell>
          <table:table-cell office:value-type="float" office:value="192500" calcext:value-type="float">
            <text:p>192500</text:p>
          </table:table-cell>
          <table:table-cell office:value-type="float" office:value="847815" calcext:value-type="float">
            <text:p>847815</text:p>
          </table:table-cell>
          <table:table-cell office:value-type="float" office:value="192500" calcext:value-type="float">
            <text:p>192500</text:p>
          </table:table-cell>
          <table:table-cell office:value-type="float" office:value="863176" calcext:value-type="float">
            <text:p>863176</text:p>
          </table:table-cell>
        </table:table-row>
        <table:table-row table:style-name="ro1">
          <table:table-cell office:value-type="float" office:value="193000" calcext:value-type="float">
            <text:p>193000</text:p>
          </table:table-cell>
          <table:table-cell office:value-type="float" office:value="2175053" calcext:value-type="float">
            <text:p>2175053</text:p>
          </table:table-cell>
          <table:table-cell office:value-type="float" office:value="193000" calcext:value-type="float">
            <text:p>193000</text:p>
          </table:table-cell>
          <table:table-cell office:value-type="float" office:value="1326930" calcext:value-type="float">
            <text:p>1326930</text:p>
          </table:table-cell>
          <table:table-cell office:value-type="float" office:value="193000" calcext:value-type="float">
            <text:p>193000</text:p>
          </table:table-cell>
          <table:table-cell office:value-type="float" office:value="874565" calcext:value-type="float">
            <text:p>874565</text:p>
          </table:table-cell>
          <table:table-cell office:value-type="float" office:value="193000" calcext:value-type="float">
            <text:p>193000</text:p>
          </table:table-cell>
          <table:table-cell office:value-type="float" office:value="909712" calcext:value-type="float">
            <text:p>909712</text:p>
          </table:table-cell>
        </table:table-row>
        <table:table-row table:style-name="ro1">
          <table:table-cell office:value-type="float" office:value="193500" calcext:value-type="float">
            <text:p>193500</text:p>
          </table:table-cell>
          <table:table-cell office:value-type="float" office:value="2104665" calcext:value-type="float">
            <text:p>2104665</text:p>
          </table:table-cell>
          <table:table-cell office:value-type="float" office:value="193500" calcext:value-type="float">
            <text:p>193500</text:p>
          </table:table-cell>
          <table:table-cell office:value-type="float" office:value="1269862" calcext:value-type="float">
            <text:p>1269862</text:p>
          </table:table-cell>
          <table:table-cell office:value-type="float" office:value="193500" calcext:value-type="float">
            <text:p>193500</text:p>
          </table:table-cell>
          <table:table-cell office:value-type="float" office:value="844426" calcext:value-type="float">
            <text:p>844426</text:p>
          </table:table-cell>
          <table:table-cell office:value-type="float" office:value="193500" calcext:value-type="float">
            <text:p>193500</text:p>
          </table:table-cell>
          <table:table-cell office:value-type="float" office:value="862592" calcext:value-type="float">
            <text:p>862592</text:p>
          </table:table-cell>
        </table:table-row>
        <table:table-row table:style-name="ro1">
          <table:table-cell office:value-type="float" office:value="194000" calcext:value-type="float">
            <text:p>194000</text:p>
          </table:table-cell>
          <table:table-cell office:value-type="float" office:value="2121469" calcext:value-type="float">
            <text:p>2121469</text:p>
          </table:table-cell>
          <table:table-cell office:value-type="float" office:value="194000" calcext:value-type="float">
            <text:p>194000</text:p>
          </table:table-cell>
          <table:table-cell office:value-type="float" office:value="1432292" calcext:value-type="float">
            <text:p>1432292</text:p>
          </table:table-cell>
          <table:table-cell office:value-type="float" office:value="194000" calcext:value-type="float">
            <text:p>194000</text:p>
          </table:table-cell>
          <table:table-cell office:value-type="float" office:value="879711" calcext:value-type="float">
            <text:p>879711</text:p>
          </table:table-cell>
          <table:table-cell office:value-type="float" office:value="194000" calcext:value-type="float">
            <text:p>194000</text:p>
          </table:table-cell>
          <table:table-cell office:value-type="float" office:value="926962" calcext:value-type="float">
            <text:p>926962</text:p>
          </table:table-cell>
        </table:table-row>
        <table:table-row table:style-name="ro1">
          <table:table-cell office:value-type="float" office:value="194500" calcext:value-type="float">
            <text:p>194500</text:p>
          </table:table-cell>
          <table:table-cell office:value-type="float" office:value="2103270" calcext:value-type="float">
            <text:p>2103270</text:p>
          </table:table-cell>
          <table:table-cell office:value-type="float" office:value="194500" calcext:value-type="float">
            <text:p>194500</text:p>
          </table:table-cell>
          <table:table-cell office:value-type="float" office:value="1329363" calcext:value-type="float">
            <text:p>1329363</text:p>
          </table:table-cell>
          <table:table-cell office:value-type="float" office:value="194500" calcext:value-type="float">
            <text:p>194500</text:p>
          </table:table-cell>
          <table:table-cell office:value-type="float" office:value="1165157" calcext:value-type="float">
            <text:p>1165157</text:p>
          </table:table-cell>
          <table:table-cell office:value-type="float" office:value="194500" calcext:value-type="float">
            <text:p>194500</text:p>
          </table:table-cell>
          <table:table-cell office:value-type="float" office:value="869406" calcext:value-type="float">
            <text:p>869406</text:p>
          </table:table-cell>
        </table:table-row>
        <table:table-row table:style-name="ro1">
          <table:table-cell office:value-type="float" office:value="195000" calcext:value-type="float">
            <text:p>195000</text:p>
          </table:table-cell>
          <table:table-cell office:value-type="float" office:value="2307292" calcext:value-type="float">
            <text:p>2307292</text:p>
          </table:table-cell>
          <table:table-cell office:value-type="float" office:value="195000" calcext:value-type="float">
            <text:p>195000</text:p>
          </table:table-cell>
          <table:table-cell office:value-type="float" office:value="1339091" calcext:value-type="float">
            <text:p>1339091</text:p>
          </table:table-cell>
          <table:table-cell office:value-type="float" office:value="195000" calcext:value-type="float">
            <text:p>195000</text:p>
          </table:table-cell>
          <table:table-cell office:value-type="float" office:value="965103" calcext:value-type="float">
            <text:p>965103</text:p>
          </table:table-cell>
          <table:table-cell office:value-type="float" office:value="195000" calcext:value-type="float">
            <text:p>195000</text:p>
          </table:table-cell>
          <table:table-cell office:value-type="float" office:value="984756" calcext:value-type="float">
            <text:p>984756</text:p>
          </table:table-cell>
        </table:table-row>
        <table:table-row table:style-name="ro1">
          <table:table-cell office:value-type="float" office:value="195500" calcext:value-type="float">
            <text:p>195500</text:p>
          </table:table-cell>
          <table:table-cell office:value-type="float" office:value="2523567" calcext:value-type="float">
            <text:p>2523567</text:p>
          </table:table-cell>
          <table:table-cell office:value-type="float" office:value="195500" calcext:value-type="float">
            <text:p>195500</text:p>
          </table:table-cell>
          <table:table-cell office:value-type="float" office:value="1283561" calcext:value-type="float">
            <text:p>1283561</text:p>
          </table:table-cell>
          <table:table-cell office:value-type="float" office:value="195500" calcext:value-type="float">
            <text:p>195500</text:p>
          </table:table-cell>
          <table:table-cell office:value-type="float" office:value="879172" calcext:value-type="float">
            <text:p>879172</text:p>
          </table:table-cell>
          <table:table-cell office:value-type="float" office:value="195500" calcext:value-type="float">
            <text:p>195500</text:p>
          </table:table-cell>
          <table:table-cell office:value-type="float" office:value="1476144" calcext:value-type="float">
            <text:p>1476144</text:p>
          </table:table-cell>
        </table:table-row>
        <table:table-row table:style-name="ro1">
          <table:table-cell office:value-type="float" office:value="196000" calcext:value-type="float">
            <text:p>196000</text:p>
          </table:table-cell>
          <table:table-cell office:value-type="float" office:value="2213164" calcext:value-type="float">
            <text:p>2213164</text:p>
          </table:table-cell>
          <table:table-cell office:value-type="float" office:value="196000" calcext:value-type="float">
            <text:p>196000</text:p>
          </table:table-cell>
          <table:table-cell office:value-type="float" office:value="1319518" calcext:value-type="float">
            <text:p>1319518</text:p>
          </table:table-cell>
          <table:table-cell office:value-type="float" office:value="196000" calcext:value-type="float">
            <text:p>196000</text:p>
          </table:table-cell>
          <table:table-cell office:value-type="float" office:value="890165" calcext:value-type="float">
            <text:p>890165</text:p>
          </table:table-cell>
          <table:table-cell office:value-type="float" office:value="196000" calcext:value-type="float">
            <text:p>196000</text:p>
          </table:table-cell>
          <table:table-cell office:value-type="float" office:value="918842" calcext:value-type="float">
            <text:p>918842</text:p>
          </table:table-cell>
        </table:table-row>
        <table:table-row table:style-name="ro1">
          <table:table-cell office:value-type="float" office:value="196500" calcext:value-type="float">
            <text:p>196500</text:p>
          </table:table-cell>
          <table:table-cell office:value-type="float" office:value="2203942" calcext:value-type="float">
            <text:p>2203942</text:p>
          </table:table-cell>
          <table:table-cell office:value-type="float" office:value="196500" calcext:value-type="float">
            <text:p>196500</text:p>
          </table:table-cell>
          <table:table-cell office:value-type="float" office:value="1298795" calcext:value-type="float">
            <text:p>1298795</text:p>
          </table:table-cell>
          <table:table-cell office:value-type="float" office:value="196500" calcext:value-type="float">
            <text:p>196500</text:p>
          </table:table-cell>
          <table:table-cell office:value-type="float" office:value="866344" calcext:value-type="float">
            <text:p>866344</text:p>
          </table:table-cell>
          <table:table-cell office:value-type="float" office:value="196500" calcext:value-type="float">
            <text:p>196500</text:p>
          </table:table-cell>
          <table:table-cell office:value-type="float" office:value="933259" calcext:value-type="float">
            <text:p>933259</text:p>
          </table:table-cell>
        </table:table-row>
        <table:table-row table:style-name="ro1">
          <table:table-cell office:value-type="float" office:value="197000" calcext:value-type="float">
            <text:p>197000</text:p>
          </table:table-cell>
          <table:table-cell office:value-type="float" office:value="2280342" calcext:value-type="float">
            <text:p>2280342</text:p>
          </table:table-cell>
          <table:table-cell office:value-type="float" office:value="197000" calcext:value-type="float">
            <text:p>197000</text:p>
          </table:table-cell>
          <table:table-cell office:value-type="float" office:value="1329655" calcext:value-type="float">
            <text:p>1329655</text:p>
          </table:table-cell>
          <table:table-cell office:value-type="float" office:value="197000" calcext:value-type="float">
            <text:p>197000</text:p>
          </table:table-cell>
          <table:table-cell office:value-type="float" office:value="1354438" calcext:value-type="float">
            <text:p>1354438</text:p>
          </table:table-cell>
          <table:table-cell office:value-type="float" office:value="197000" calcext:value-type="float">
            <text:p>197000</text:p>
          </table:table-cell>
          <table:table-cell office:value-type="float" office:value="1997486" calcext:value-type="float">
            <text:p>1997486</text:p>
          </table:table-cell>
        </table:table-row>
        <table:table-row table:style-name="ro1">
          <table:table-cell office:value-type="float" office:value="197500" calcext:value-type="float">
            <text:p>197500</text:p>
          </table:table-cell>
          <table:table-cell office:value-type="float" office:value="2183712" calcext:value-type="float">
            <text:p>2183712</text:p>
          </table:table-cell>
          <table:table-cell office:value-type="float" office:value="197500" calcext:value-type="float">
            <text:p>197500</text:p>
          </table:table-cell>
          <table:table-cell office:value-type="float" office:value="1303655" calcext:value-type="float">
            <text:p>1303655</text:p>
          </table:table-cell>
          <table:table-cell office:value-type="float" office:value="197500" calcext:value-type="float">
            <text:p>197500</text:p>
          </table:table-cell>
          <table:table-cell office:value-type="float" office:value="1294874" calcext:value-type="float">
            <text:p>1294874</text:p>
          </table:table-cell>
          <table:table-cell office:value-type="float" office:value="197500" calcext:value-type="float">
            <text:p>197500</text:p>
          </table:table-cell>
          <table:table-cell office:value-type="float" office:value="889415" calcext:value-type="float">
            <text:p>889415</text:p>
          </table:table-cell>
        </table:table-row>
        <table:table-row table:style-name="ro1">
          <table:table-cell office:value-type="float" office:value="198000" calcext:value-type="float">
            <text:p>198000</text:p>
          </table:table-cell>
          <table:table-cell office:value-type="float" office:value="2293541" calcext:value-type="float">
            <text:p>2293541</text:p>
          </table:table-cell>
          <table:table-cell office:value-type="float" office:value="198000" calcext:value-type="float">
            <text:p>198000</text:p>
          </table:table-cell>
          <table:table-cell office:value-type="float" office:value="1344282" calcext:value-type="float">
            <text:p>1344282</text:p>
          </table:table-cell>
          <table:table-cell office:value-type="float" office:value="198000" calcext:value-type="float">
            <text:p>198000</text:p>
          </table:table-cell>
          <table:table-cell office:value-type="float" office:value="1323835" calcext:value-type="float">
            <text:p>1323835</text:p>
          </table:table-cell>
          <table:table-cell office:value-type="float" office:value="198000" calcext:value-type="float">
            <text:p>198000</text:p>
          </table:table-cell>
          <table:table-cell office:value-type="float" office:value="926225" calcext:value-type="float">
            <text:p>926225</text:p>
          </table:table-cell>
        </table:table-row>
        <table:table-row table:style-name="ro1">
          <table:table-cell office:value-type="float" office:value="198500" calcext:value-type="float">
            <text:p>198500</text:p>
          </table:table-cell>
          <table:table-cell office:value-type="float" office:value="2177154" calcext:value-type="float">
            <text:p>2177154</text:p>
          </table:table-cell>
          <table:table-cell office:value-type="float" office:value="198500" calcext:value-type="float">
            <text:p>198500</text:p>
          </table:table-cell>
          <table:table-cell office:value-type="float" office:value="1324263" calcext:value-type="float">
            <text:p>1324263</text:p>
          </table:table-cell>
          <table:table-cell office:value-type="float" office:value="198500" calcext:value-type="float">
            <text:p>198500</text:p>
          </table:table-cell>
          <table:table-cell office:value-type="float" office:value="1309488" calcext:value-type="float">
            <text:p>1309488</text:p>
          </table:table-cell>
          <table:table-cell office:value-type="float" office:value="198500" calcext:value-type="float">
            <text:p>198500</text:p>
          </table:table-cell>
          <table:table-cell office:value-type="float" office:value="894897" calcext:value-type="float">
            <text:p>894897</text:p>
          </table:table-cell>
        </table:table-row>
        <table:table-row table:style-name="ro1">
          <table:table-cell office:value-type="float" office:value="199000" calcext:value-type="float">
            <text:p>199000</text:p>
          </table:table-cell>
          <table:table-cell office:value-type="float" office:value="2249772" calcext:value-type="float">
            <text:p>2249772</text:p>
          </table:table-cell>
          <table:table-cell office:value-type="float" office:value="199000" calcext:value-type="float">
            <text:p>199000</text:p>
          </table:table-cell>
          <table:table-cell office:value-type="float" office:value="1357251" calcext:value-type="float">
            <text:p>1357251</text:p>
          </table:table-cell>
          <table:table-cell office:value-type="float" office:value="199000" calcext:value-type="float">
            <text:p>199000</text:p>
          </table:table-cell>
          <table:table-cell office:value-type="float" office:value="1352441" calcext:value-type="float">
            <text:p>1352441</text:p>
          </table:table-cell>
          <table:table-cell office:value-type="float" office:value="199000" calcext:value-type="float">
            <text:p>199000</text:p>
          </table:table-cell>
          <table:table-cell office:value-type="float" office:value="949590" calcext:value-type="float">
            <text:p>949590</text:p>
          </table:table-cell>
        </table:table-row>
        <table:table-row table:style-name="ro1">
          <table:table-cell office:value-type="float" office:value="199500" calcext:value-type="float">
            <text:p>199500</text:p>
          </table:table-cell>
          <table:table-cell office:value-type="float" office:value="2192087" calcext:value-type="float">
            <text:p>2192087</text:p>
          </table:table-cell>
          <table:table-cell office:value-type="float" office:value="199500" calcext:value-type="float">
            <text:p>199500</text:p>
          </table:table-cell>
          <table:table-cell office:value-type="float" office:value="1309060" calcext:value-type="float">
            <text:p>1309060</text:p>
          </table:table-cell>
          <table:table-cell office:value-type="float" office:value="199500" calcext:value-type="float">
            <text:p>199500</text:p>
          </table:table-cell>
          <table:table-cell office:value-type="float" office:value="1361615" calcext:value-type="float">
            <text:p>1361615</text:p>
          </table:table-cell>
          <table:table-cell office:value-type="float" office:value="199500" calcext:value-type="float">
            <text:p>199500</text:p>
          </table:table-cell>
          <table:table-cell office:value-type="float" office:value="968843" calcext:value-type="float">
            <text:p>968843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2238443" calcext:value-type="float">
            <text:p>2238443</text:p>
          </table:table-cell>
          <table:table-cell office:value-type="float" office:value="200000" calcext:value-type="float">
            <text:p>200000</text:p>
          </table:table-cell>
          <table:table-cell office:value-type="float" office:value="1347170" calcext:value-type="float">
            <text:p>1347170</text:p>
          </table:table-cell>
          <table:table-cell office:value-type="float" office:value="200000" calcext:value-type="float">
            <text:p>200000</text:p>
          </table:table-cell>
          <table:table-cell office:value-type="float" office:value="1353623" calcext:value-type="float">
            <text:p>1353623</text:p>
          </table:table-cell>
          <table:table-cell office:value-type="float" office:value="200000" calcext:value-type="float">
            <text:p>200000</text:p>
          </table:table-cell>
          <table:table-cell office:value-type="float" office:value="941803" calcext:value-type="float">
            <text:p>941803</text:p>
          </table:table-cell>
        </table:table-row>
        <table:table-row table:style-name="ro1">
          <table:table-cell office:value-type="float" office:value="200500" calcext:value-type="float">
            <text:p>200500</text:p>
          </table:table-cell>
          <table:table-cell office:value-type="float" office:value="2249572" calcext:value-type="float">
            <text:p>2249572</text:p>
          </table:table-cell>
          <table:table-cell office:value-type="float" office:value="200500" calcext:value-type="float">
            <text:p>200500</text:p>
          </table:table-cell>
          <table:table-cell office:value-type="float" office:value="1384416" calcext:value-type="float">
            <text:p>1384416</text:p>
          </table:table-cell>
          <table:table-cell office:value-type="float" office:value="200500" calcext:value-type="float">
            <text:p>200500</text:p>
          </table:table-cell>
          <table:table-cell office:value-type="float" office:value="1315946" calcext:value-type="float">
            <text:p>1315946</text:p>
          </table:table-cell>
          <table:table-cell office:value-type="float" office:value="200500" calcext:value-type="float">
            <text:p>200500</text:p>
          </table:table-cell>
          <table:table-cell office:value-type="float" office:value="905346" calcext:value-type="float">
            <text:p>905346</text:p>
          </table:table-cell>
        </table:table-row>
        <table:table-row table:style-name="ro1">
          <table:table-cell office:value-type="float" office:value="201000" calcext:value-type="float">
            <text:p>201000</text:p>
          </table:table-cell>
          <table:table-cell office:value-type="float" office:value="2292699" calcext:value-type="float">
            <text:p>2292699</text:p>
          </table:table-cell>
          <table:table-cell office:value-type="float" office:value="201000" calcext:value-type="float">
            <text:p>201000</text:p>
          </table:table-cell>
          <table:table-cell office:value-type="float" office:value="1350148" calcext:value-type="float">
            <text:p>1350148</text:p>
          </table:table-cell>
          <table:table-cell office:value-type="float" office:value="201000" calcext:value-type="float">
            <text:p>201000</text:p>
          </table:table-cell>
          <table:table-cell office:value-type="float" office:value="1356499" calcext:value-type="float">
            <text:p>1356499</text:p>
          </table:table-cell>
          <table:table-cell office:value-type="float" office:value="201000" calcext:value-type="float">
            <text:p>201000</text:p>
          </table:table-cell>
          <table:table-cell office:value-type="float" office:value="970727" calcext:value-type="float">
            <text:p>970727</text:p>
          </table:table-cell>
        </table:table-row>
        <table:table-row table:style-name="ro1">
          <table:table-cell office:value-type="float" office:value="201500" calcext:value-type="float">
            <text:p>201500</text:p>
          </table:table-cell>
          <table:table-cell office:value-type="float" office:value="2236649" calcext:value-type="float">
            <text:p>2236649</text:p>
          </table:table-cell>
          <table:table-cell office:value-type="float" office:value="201500" calcext:value-type="float">
            <text:p>201500</text:p>
          </table:table-cell>
          <table:table-cell office:value-type="float" office:value="1337114" calcext:value-type="float">
            <text:p>1337114</text:p>
          </table:table-cell>
          <table:table-cell office:value-type="float" office:value="201500" calcext:value-type="float">
            <text:p>201500</text:p>
          </table:table-cell>
          <table:table-cell office:value-type="float" office:value="1326387" calcext:value-type="float">
            <text:p>1326387</text:p>
          </table:table-cell>
          <table:table-cell office:value-type="float" office:value="201500" calcext:value-type="float">
            <text:p>201500</text:p>
          </table:table-cell>
          <table:table-cell office:value-type="float" office:value="973504" calcext:value-type="float">
            <text:p>973504</text:p>
          </table:table-cell>
        </table:table-row>
        <table:table-row table:style-name="ro1">
          <table:table-cell office:value-type="float" office:value="202000" calcext:value-type="float">
            <text:p>202000</text:p>
          </table:table-cell>
          <table:table-cell office:value-type="float" office:value="2269860" calcext:value-type="float">
            <text:p>2269860</text:p>
          </table:table-cell>
          <table:table-cell office:value-type="float" office:value="202000" calcext:value-type="float">
            <text:p>202000</text:p>
          </table:table-cell>
          <table:table-cell office:value-type="float" office:value="1372829" calcext:value-type="float">
            <text:p>1372829</text:p>
          </table:table-cell>
          <table:table-cell office:value-type="float" office:value="202000" calcext:value-type="float">
            <text:p>202000</text:p>
          </table:table-cell>
          <table:table-cell office:value-type="float" office:value="1366602" calcext:value-type="float">
            <text:p>1366602</text:p>
          </table:table-cell>
          <table:table-cell office:value-type="float" office:value="202000" calcext:value-type="float">
            <text:p>202000</text:p>
          </table:table-cell>
          <table:table-cell office:value-type="float" office:value="976631" calcext:value-type="float">
            <text:p>976631</text:p>
          </table:table-cell>
        </table:table-row>
        <table:table-row table:style-name="ro1">
          <table:table-cell office:value-type="float" office:value="202500" calcext:value-type="float">
            <text:p>202500</text:p>
          </table:table-cell>
          <table:table-cell office:value-type="float" office:value="2276437" calcext:value-type="float">
            <text:p>2276437</text:p>
          </table:table-cell>
          <table:table-cell office:value-type="float" office:value="202500" calcext:value-type="float">
            <text:p>202500</text:p>
          </table:table-cell>
          <table:table-cell office:value-type="float" office:value="1327058" calcext:value-type="float">
            <text:p>1327058</text:p>
          </table:table-cell>
          <table:table-cell office:value-type="float" office:value="202500" calcext:value-type="float">
            <text:p>202500</text:p>
          </table:table-cell>
          <table:table-cell office:value-type="float" office:value="1335067" calcext:value-type="float">
            <text:p>1335067</text:p>
          </table:table-cell>
          <table:table-cell office:value-type="float" office:value="202500" calcext:value-type="float">
            <text:p>202500</text:p>
          </table:table-cell>
          <table:table-cell office:value-type="float" office:value="2420217" calcext:value-type="float">
            <text:p>2420217</text:p>
          </table:table-cell>
        </table:table-row>
        <table:table-row table:style-name="ro1">
          <table:table-cell office:value-type="float" office:value="203000" calcext:value-type="float">
            <text:p>203000</text:p>
          </table:table-cell>
          <table:table-cell office:value-type="float" office:value="2287852" calcext:value-type="float">
            <text:p>2287852</text:p>
          </table:table-cell>
          <table:table-cell office:value-type="float" office:value="203000" calcext:value-type="float">
            <text:p>203000</text:p>
          </table:table-cell>
          <table:table-cell office:value-type="float" office:value="1384372" calcext:value-type="float">
            <text:p>1384372</text:p>
          </table:table-cell>
          <table:table-cell office:value-type="float" office:value="203000" calcext:value-type="float">
            <text:p>203000</text:p>
          </table:table-cell>
          <table:table-cell office:value-type="float" office:value="1370967" calcext:value-type="float">
            <text:p>1370967</text:p>
          </table:table-cell>
          <table:table-cell office:value-type="float" office:value="203000" calcext:value-type="float">
            <text:p>203000</text:p>
          </table:table-cell>
          <table:table-cell office:value-type="float" office:value="991626" calcext:value-type="float">
            <text:p>991626</text:p>
          </table:table-cell>
        </table:table-row>
        <table:table-row table:style-name="ro1">
          <table:table-cell office:value-type="float" office:value="203500" calcext:value-type="float">
            <text:p>203500</text:p>
          </table:table-cell>
          <table:table-cell office:value-type="float" office:value="2273008" calcext:value-type="float">
            <text:p>2273008</text:p>
          </table:table-cell>
          <table:table-cell office:value-type="float" office:value="203500" calcext:value-type="float">
            <text:p>203500</text:p>
          </table:table-cell>
          <table:table-cell office:value-type="float" office:value="1334060" calcext:value-type="float">
            <text:p>1334060</text:p>
          </table:table-cell>
          <table:table-cell office:value-type="float" office:value="203500" calcext:value-type="float">
            <text:p>203500</text:p>
          </table:table-cell>
          <table:table-cell office:value-type="float" office:value="1333098" calcext:value-type="float">
            <text:p>1333098</text:p>
          </table:table-cell>
          <table:table-cell office:value-type="float" office:value="203500" calcext:value-type="float">
            <text:p>203500</text:p>
          </table:table-cell>
          <table:table-cell office:value-type="float" office:value="922259" calcext:value-type="float">
            <text:p>922259</text:p>
          </table:table-cell>
        </table:table-row>
        <table:table-row table:style-name="ro1">
          <table:table-cell office:value-type="float" office:value="204000" calcext:value-type="float">
            <text:p>204000</text:p>
          </table:table-cell>
          <table:table-cell office:value-type="float" office:value="2308844" calcext:value-type="float">
            <text:p>2308844</text:p>
          </table:table-cell>
          <table:table-cell office:value-type="float" office:value="204000" calcext:value-type="float">
            <text:p>204000</text:p>
          </table:table-cell>
          <table:table-cell office:value-type="float" office:value="1375014" calcext:value-type="float">
            <text:p>1375014</text:p>
          </table:table-cell>
          <table:table-cell office:value-type="float" office:value="204000" calcext:value-type="float">
            <text:p>204000</text:p>
          </table:table-cell>
          <table:table-cell office:value-type="float" office:value="1386168" calcext:value-type="float">
            <text:p>1386168</text:p>
          </table:table-cell>
          <table:table-cell office:value-type="float" office:value="204000" calcext:value-type="float">
            <text:p>204000</text:p>
          </table:table-cell>
          <table:table-cell office:value-type="float" office:value="1056131" calcext:value-type="float">
            <text:p>1056131</text:p>
          </table:table-cell>
        </table:table-row>
        <table:table-row table:style-name="ro1">
          <table:table-cell office:value-type="float" office:value="204500" calcext:value-type="float">
            <text:p>204500</text:p>
          </table:table-cell>
          <table:table-cell office:value-type="float" office:value="2361340" calcext:value-type="float">
            <text:p>2361340</text:p>
          </table:table-cell>
          <table:table-cell office:value-type="float" office:value="204500" calcext:value-type="float">
            <text:p>204500</text:p>
          </table:table-cell>
          <table:table-cell office:value-type="float" office:value="1338176" calcext:value-type="float">
            <text:p>1338176</text:p>
          </table:table-cell>
          <table:table-cell office:value-type="float" office:value="204500" calcext:value-type="float">
            <text:p>204500</text:p>
          </table:table-cell>
          <table:table-cell office:value-type="float" office:value="1351351" calcext:value-type="float">
            <text:p>1351351</text:p>
          </table:table-cell>
          <table:table-cell office:value-type="float" office:value="204500" calcext:value-type="float">
            <text:p>204500</text:p>
          </table:table-cell>
          <table:table-cell office:value-type="float" office:value="947124" calcext:value-type="float">
            <text:p>947124</text:p>
          </table:table-cell>
        </table:table-row>
        <table:table-row table:style-name="ro1">
          <table:table-cell office:value-type="float" office:value="205000" calcext:value-type="float">
            <text:p>205000</text:p>
          </table:table-cell>
          <table:table-cell office:value-type="float" office:value="2271437" calcext:value-type="float">
            <text:p>2271437</text:p>
          </table:table-cell>
          <table:table-cell office:value-type="float" office:value="205000" calcext:value-type="float">
            <text:p>205000</text:p>
          </table:table-cell>
          <table:table-cell office:value-type="float" office:value="1371804" calcext:value-type="float">
            <text:p>1371804</text:p>
          </table:table-cell>
          <table:table-cell office:value-type="float" office:value="205000" calcext:value-type="float">
            <text:p>205000</text:p>
          </table:table-cell>
          <table:table-cell office:value-type="float" office:value="1404510" calcext:value-type="float">
            <text:p>1404510</text:p>
          </table:table-cell>
          <table:table-cell office:value-type="float" office:value="205000" calcext:value-type="float">
            <text:p>205000</text:p>
          </table:table-cell>
          <table:table-cell office:value-type="float" office:value="972617" calcext:value-type="float">
            <text:p>972617</text:p>
          </table:table-cell>
        </table:table-row>
        <table:table-row table:style-name="ro1">
          <table:table-cell office:value-type="float" office:value="205500" calcext:value-type="float">
            <text:p>205500</text:p>
          </table:table-cell>
          <table:table-cell office:value-type="float" office:value="2242480" calcext:value-type="float">
            <text:p>2242480</text:p>
          </table:table-cell>
          <table:table-cell office:value-type="float" office:value="205500" calcext:value-type="float">
            <text:p>205500</text:p>
          </table:table-cell>
          <table:table-cell office:value-type="float" office:value="1342922" calcext:value-type="float">
            <text:p>1342922</text:p>
          </table:table-cell>
          <table:table-cell office:value-type="float" office:value="205500" calcext:value-type="float">
            <text:p>205500</text:p>
          </table:table-cell>
          <table:table-cell office:value-type="float" office:value="1349758" calcext:value-type="float">
            <text:p>1349758</text:p>
          </table:table-cell>
          <table:table-cell office:value-type="float" office:value="205500" calcext:value-type="float">
            <text:p>205500</text:p>
          </table:table-cell>
          <table:table-cell office:value-type="float" office:value="958520" calcext:value-type="float">
            <text:p>958520</text:p>
          </table:table-cell>
        </table:table-row>
        <table:table-row table:style-name="ro1">
          <table:table-cell office:value-type="float" office:value="206000" calcext:value-type="float">
            <text:p>206000</text:p>
          </table:table-cell>
          <table:table-cell office:value-type="float" office:value="2263575" calcext:value-type="float">
            <text:p>2263575</text:p>
          </table:table-cell>
          <table:table-cell office:value-type="float" office:value="206000" calcext:value-type="float">
            <text:p>206000</text:p>
          </table:table-cell>
          <table:table-cell office:value-type="float" office:value="1388315" calcext:value-type="float">
            <text:p>1388315</text:p>
          </table:table-cell>
          <table:table-cell office:value-type="float" office:value="206000" calcext:value-type="float">
            <text:p>206000</text:p>
          </table:table-cell>
          <table:table-cell office:value-type="float" office:value="1391443" calcext:value-type="float">
            <text:p>1391443</text:p>
          </table:table-cell>
          <table:table-cell office:value-type="float" office:value="206000" calcext:value-type="float">
            <text:p>206000</text:p>
          </table:table-cell>
          <table:table-cell office:value-type="float" office:value="1029821" calcext:value-type="float">
            <text:p>1029821</text:p>
          </table:table-cell>
        </table:table-row>
        <table:table-row table:style-name="ro1">
          <table:table-cell office:value-type="float" office:value="206500" calcext:value-type="float">
            <text:p>206500</text:p>
          </table:table-cell>
          <table:table-cell office:value-type="float" office:value="2348349" calcext:value-type="float">
            <text:p>2348349</text:p>
          </table:table-cell>
          <table:table-cell office:value-type="float" office:value="206500" calcext:value-type="float">
            <text:p>206500</text:p>
          </table:table-cell>
          <table:table-cell office:value-type="float" office:value="1342493" calcext:value-type="float">
            <text:p>1342493</text:p>
          </table:table-cell>
          <table:table-cell office:value-type="float" office:value="206500" calcext:value-type="float">
            <text:p>206500</text:p>
          </table:table-cell>
          <table:table-cell office:value-type="float" office:value="1361628" calcext:value-type="float">
            <text:p>1361628</text:p>
          </table:table-cell>
          <table:table-cell office:value-type="float" office:value="206500" calcext:value-type="float">
            <text:p>206500</text:p>
          </table:table-cell>
          <table:table-cell office:value-type="float" office:value="973960" calcext:value-type="float">
            <text:p>973960</text:p>
          </table:table-cell>
        </table:table-row>
        <table:table-row table:style-name="ro1">
          <table:table-cell office:value-type="float" office:value="207000" calcext:value-type="float">
            <text:p>207000</text:p>
          </table:table-cell>
          <table:table-cell office:value-type="float" office:value="2317570" calcext:value-type="float">
            <text:p>2317570</text:p>
          </table:table-cell>
          <table:table-cell office:value-type="float" office:value="207000" calcext:value-type="float">
            <text:p>207000</text:p>
          </table:table-cell>
          <table:table-cell office:value-type="float" office:value="1379468" calcext:value-type="float">
            <text:p>1379468</text:p>
          </table:table-cell>
          <table:table-cell office:value-type="float" office:value="207000" calcext:value-type="float">
            <text:p>207000</text:p>
          </table:table-cell>
          <table:table-cell office:value-type="float" office:value="1411619" calcext:value-type="float">
            <text:p>1411619</text:p>
          </table:table-cell>
          <table:table-cell office:value-type="float" office:value="207000" calcext:value-type="float">
            <text:p>207000</text:p>
          </table:table-cell>
          <table:table-cell office:value-type="float" office:value="1103732" calcext:value-type="float">
            <text:p>1103732</text:p>
          </table:table-cell>
        </table:table-row>
        <table:table-row table:style-name="ro1">
          <table:table-cell office:value-type="float" office:value="207500" calcext:value-type="float">
            <text:p>207500</text:p>
          </table:table-cell>
          <table:table-cell office:value-type="float" office:value="2424882" calcext:value-type="float">
            <text:p>2424882</text:p>
          </table:table-cell>
          <table:table-cell office:value-type="float" office:value="207500" calcext:value-type="float">
            <text:p>207500</text:p>
          </table:table-cell>
          <table:table-cell office:value-type="float" office:value="1371799" calcext:value-type="float">
            <text:p>1371799</text:p>
          </table:table-cell>
          <table:table-cell office:value-type="float" office:value="207500" calcext:value-type="float">
            <text:p>207500</text:p>
          </table:table-cell>
          <table:table-cell office:value-type="float" office:value="1360591" calcext:value-type="float">
            <text:p>1360591</text:p>
          </table:table-cell>
          <table:table-cell office:value-type="float" office:value="207500" calcext:value-type="float">
            <text:p>207500</text:p>
          </table:table-cell>
          <table:table-cell office:value-type="float" office:value="934898" calcext:value-type="float">
            <text:p>934898</text:p>
          </table:table-cell>
        </table:table-row>
        <table:table-row table:style-name="ro1">
          <table:table-cell office:value-type="float" office:value="208000" calcext:value-type="float">
            <text:p>208000</text:p>
          </table:table-cell>
          <table:table-cell office:value-type="float" office:value="2362229" calcext:value-type="float">
            <text:p>2362229</text:p>
          </table:table-cell>
          <table:table-cell office:value-type="float" office:value="208000" calcext:value-type="float">
            <text:p>208000</text:p>
          </table:table-cell>
          <table:table-cell office:value-type="float" office:value="1455404" calcext:value-type="float">
            <text:p>1455404</text:p>
          </table:table-cell>
          <table:table-cell office:value-type="float" office:value="208000" calcext:value-type="float">
            <text:p>208000</text:p>
          </table:table-cell>
          <table:table-cell office:value-type="float" office:value="1449705" calcext:value-type="float">
            <text:p>1449705</text:p>
          </table:table-cell>
          <table:table-cell office:value-type="float" office:value="208000" calcext:value-type="float">
            <text:p>208000</text:p>
          </table:table-cell>
          <table:table-cell office:value-type="float" office:value="992572" calcext:value-type="float">
            <text:p>992572</text:p>
          </table:table-cell>
        </table:table-row>
        <table:table-row table:style-name="ro1">
          <table:table-cell office:value-type="float" office:value="208500" calcext:value-type="float">
            <text:p>208500</text:p>
          </table:table-cell>
          <table:table-cell office:value-type="float" office:value="2381826" calcext:value-type="float">
            <text:p>2381826</text:p>
          </table:table-cell>
          <table:table-cell office:value-type="float" office:value="208500" calcext:value-type="float">
            <text:p>208500</text:p>
          </table:table-cell>
          <table:table-cell office:value-type="float" office:value="1399078" calcext:value-type="float">
            <text:p>1399078</text:p>
          </table:table-cell>
          <table:table-cell office:value-type="float" office:value="208500" calcext:value-type="float">
            <text:p>208500</text:p>
          </table:table-cell>
          <table:table-cell office:value-type="float" office:value="1637792" calcext:value-type="float">
            <text:p>1637792</text:p>
          </table:table-cell>
          <table:table-cell office:value-type="float" office:value="208500" calcext:value-type="float">
            <text:p>208500</text:p>
          </table:table-cell>
          <table:table-cell office:value-type="float" office:value="949220" calcext:value-type="float">
            <text:p>949220</text:p>
          </table:table-cell>
        </table:table-row>
        <table:table-row table:style-name="ro1">
          <table:table-cell office:value-type="float" office:value="209000" calcext:value-type="float">
            <text:p>209000</text:p>
          </table:table-cell>
          <table:table-cell office:value-type="float" office:value="2433269" calcext:value-type="float">
            <text:p>2433269</text:p>
          </table:table-cell>
          <table:table-cell office:value-type="float" office:value="209000" calcext:value-type="float">
            <text:p>209000</text:p>
          </table:table-cell>
          <table:table-cell office:value-type="float" office:value="1420404" calcext:value-type="float">
            <text:p>1420404</text:p>
          </table:table-cell>
          <table:table-cell office:value-type="float" office:value="209000" calcext:value-type="float">
            <text:p>209000</text:p>
          </table:table-cell>
          <table:table-cell office:value-type="float" office:value="1441767" calcext:value-type="float">
            <text:p>1441767</text:p>
          </table:table-cell>
          <table:table-cell office:value-type="float" office:value="209000" calcext:value-type="float">
            <text:p>209000</text:p>
          </table:table-cell>
          <table:table-cell office:value-type="float" office:value="1004783" calcext:value-type="float">
            <text:p>1004783</text:p>
          </table:table-cell>
        </table:table-row>
        <table:table-row table:style-name="ro1">
          <table:table-cell office:value-type="float" office:value="209500" calcext:value-type="float">
            <text:p>209500</text:p>
          </table:table-cell>
          <table:table-cell office:value-type="float" office:value="2383598" calcext:value-type="float">
            <text:p>2383598</text:p>
          </table:table-cell>
          <table:table-cell office:value-type="float" office:value="209500" calcext:value-type="float">
            <text:p>209500</text:p>
          </table:table-cell>
          <table:table-cell office:value-type="float" office:value="1390738" calcext:value-type="float">
            <text:p>1390738</text:p>
          </table:table-cell>
          <table:table-cell office:value-type="float" office:value="209500" calcext:value-type="float">
            <text:p>209500</text:p>
          </table:table-cell>
          <table:table-cell office:value-type="float" office:value="1414265" calcext:value-type="float">
            <text:p>1414265</text:p>
          </table:table-cell>
          <table:table-cell office:value-type="float" office:value="209500" calcext:value-type="float">
            <text:p>209500</text:p>
          </table:table-cell>
          <table:table-cell office:value-type="float" office:value="1031919" calcext:value-type="float">
            <text:p>1031919</text:p>
          </table:table-cell>
        </table:table-row>
        <table:table-row table:style-name="ro1">
          <table:table-cell office:value-type="float" office:value="210000" calcext:value-type="float">
            <text:p>210000</text:p>
          </table:table-cell>
          <table:table-cell office:value-type="float" office:value="2546244" calcext:value-type="float">
            <text:p>2546244</text:p>
          </table:table-cell>
          <table:table-cell office:value-type="float" office:value="210000" calcext:value-type="float">
            <text:p>210000</text:p>
          </table:table-cell>
          <table:table-cell office:value-type="float" office:value="1422419" calcext:value-type="float">
            <text:p>1422419</text:p>
          </table:table-cell>
          <table:table-cell office:value-type="float" office:value="210000" calcext:value-type="float">
            <text:p>210000</text:p>
          </table:table-cell>
          <table:table-cell office:value-type="float" office:value="1448327" calcext:value-type="float">
            <text:p>1448327</text:p>
          </table:table-cell>
          <table:table-cell office:value-type="float" office:value="210000" calcext:value-type="float">
            <text:p>210000</text:p>
          </table:table-cell>
          <table:table-cell office:value-type="float" office:value="1043371" calcext:value-type="float">
            <text:p>1043371</text:p>
          </table:table-cell>
        </table:table-row>
        <table:table-row table:style-name="ro1">
          <table:table-cell office:value-type="float" office:value="210500" calcext:value-type="float">
            <text:p>210500</text:p>
          </table:table-cell>
          <table:table-cell office:value-type="float" office:value="2320501" calcext:value-type="float">
            <text:p>2320501</text:p>
          </table:table-cell>
          <table:table-cell office:value-type="float" office:value="210500" calcext:value-type="float">
            <text:p>210500</text:p>
          </table:table-cell>
          <table:table-cell office:value-type="float" office:value="1392226" calcext:value-type="float">
            <text:p>1392226</text:p>
          </table:table-cell>
          <table:table-cell office:value-type="float" office:value="210500" calcext:value-type="float">
            <text:p>210500</text:p>
          </table:table-cell>
          <table:table-cell office:value-type="float" office:value="1394210" calcext:value-type="float">
            <text:p>1394210</text:p>
          </table:table-cell>
          <table:table-cell office:value-type="float" office:value="210500" calcext:value-type="float">
            <text:p>210500</text:p>
          </table:table-cell>
          <table:table-cell office:value-type="float" office:value="1025410" calcext:value-type="float">
            <text:p>1025410</text:p>
          </table:table-cell>
        </table:table-row>
        <table:table-row table:style-name="ro1">
          <table:table-cell office:value-type="float" office:value="211000" calcext:value-type="float">
            <text:p>211000</text:p>
          </table:table-cell>
          <table:table-cell office:value-type="float" office:value="2576460" calcext:value-type="float">
            <text:p>2576460</text:p>
          </table:table-cell>
          <table:table-cell office:value-type="float" office:value="211000" calcext:value-type="float">
            <text:p>211000</text:p>
          </table:table-cell>
          <table:table-cell office:value-type="float" office:value="1410112" calcext:value-type="float">
            <text:p>1410112</text:p>
          </table:table-cell>
          <table:table-cell office:value-type="float" office:value="211000" calcext:value-type="float">
            <text:p>211000</text:p>
          </table:table-cell>
          <table:table-cell office:value-type="float" office:value="1437155" calcext:value-type="float">
            <text:p>1437155</text:p>
          </table:table-cell>
          <table:table-cell office:value-type="float" office:value="211000" calcext:value-type="float">
            <text:p>211000</text:p>
          </table:table-cell>
          <table:table-cell office:value-type="float" office:value="1269965" calcext:value-type="float">
            <text:p>1269965</text:p>
          </table:table-cell>
        </table:table-row>
        <table:table-row table:style-name="ro1">
          <table:table-cell office:value-type="float" office:value="211500" calcext:value-type="float">
            <text:p>211500</text:p>
          </table:table-cell>
          <table:table-cell office:value-type="float" office:value="2423682" calcext:value-type="float">
            <text:p>2423682</text:p>
          </table:table-cell>
          <table:table-cell office:value-type="float" office:value="211500" calcext:value-type="float">
            <text:p>211500</text:p>
          </table:table-cell>
          <table:table-cell office:value-type="float" office:value="1391321" calcext:value-type="float">
            <text:p>1391321</text:p>
          </table:table-cell>
          <table:table-cell office:value-type="float" office:value="211500" calcext:value-type="float">
            <text:p>211500</text:p>
          </table:table-cell>
          <table:table-cell office:value-type="float" office:value="1394047" calcext:value-type="float">
            <text:p>1394047</text:p>
          </table:table-cell>
          <table:table-cell office:value-type="float" office:value="211500" calcext:value-type="float">
            <text:p>211500</text:p>
          </table:table-cell>
          <table:table-cell office:value-type="float" office:value="965905" calcext:value-type="float">
            <text:p>965905</text:p>
          </table:table-cell>
        </table:table-row>
        <table:table-row table:style-name="ro1">
          <table:table-cell office:value-type="float" office:value="212000" calcext:value-type="float">
            <text:p>212000</text:p>
          </table:table-cell>
          <table:table-cell office:value-type="float" office:value="2384541" calcext:value-type="float">
            <text:p>2384541</text:p>
          </table:table-cell>
          <table:table-cell office:value-type="float" office:value="212000" calcext:value-type="float">
            <text:p>212000</text:p>
          </table:table-cell>
          <table:table-cell office:value-type="float" office:value="1416243" calcext:value-type="float">
            <text:p>1416243</text:p>
          </table:table-cell>
          <table:table-cell office:value-type="float" office:value="212000" calcext:value-type="float">
            <text:p>212000</text:p>
          </table:table-cell>
          <table:table-cell office:value-type="float" office:value="1437639" calcext:value-type="float">
            <text:p>1437639</text:p>
          </table:table-cell>
          <table:table-cell office:value-type="float" office:value="212000" calcext:value-type="float">
            <text:p>212000</text:p>
          </table:table-cell>
          <table:table-cell office:value-type="float" office:value="1039109" calcext:value-type="float">
            <text:p>1039109</text:p>
          </table:table-cell>
        </table:table-row>
        <table:table-row table:style-name="ro1">
          <table:table-cell office:value-type="float" office:value="212500" calcext:value-type="float">
            <text:p>212500</text:p>
          </table:table-cell>
          <table:table-cell office:value-type="float" office:value="2364225" calcext:value-type="float">
            <text:p>2364225</text:p>
          </table:table-cell>
          <table:table-cell office:value-type="float" office:value="212500" calcext:value-type="float">
            <text:p>212500</text:p>
          </table:table-cell>
          <table:table-cell office:value-type="float" office:value="1396297" calcext:value-type="float">
            <text:p>1396297</text:p>
          </table:table-cell>
          <table:table-cell office:value-type="float" office:value="212500" calcext:value-type="float">
            <text:p>212500</text:p>
          </table:table-cell>
          <table:table-cell office:value-type="float" office:value="1459300" calcext:value-type="float">
            <text:p>1459300</text:p>
          </table:table-cell>
          <table:table-cell office:value-type="float" office:value="212500" calcext:value-type="float">
            <text:p>212500</text:p>
          </table:table-cell>
          <table:table-cell office:value-type="float" office:value="979647" calcext:value-type="float">
            <text:p>979647</text:p>
          </table:table-cell>
        </table:table-row>
        <table:table-row table:style-name="ro1">
          <table:table-cell office:value-type="float" office:value="213000" calcext:value-type="float">
            <text:p>213000</text:p>
          </table:table-cell>
          <table:table-cell office:value-type="float" office:value="2364875" calcext:value-type="float">
            <text:p>2364875</text:p>
          </table:table-cell>
          <table:table-cell office:value-type="float" office:value="213000" calcext:value-type="float">
            <text:p>213000</text:p>
          </table:table-cell>
          <table:table-cell office:value-type="float" office:value="1444878" calcext:value-type="float">
            <text:p>1444878</text:p>
          </table:table-cell>
          <table:table-cell office:value-type="float" office:value="213000" calcext:value-type="float">
            <text:p>213000</text:p>
          </table:table-cell>
          <table:table-cell office:value-type="float" office:value="1436952" calcext:value-type="float">
            <text:p>1436952</text:p>
          </table:table-cell>
          <table:table-cell office:value-type="float" office:value="213000" calcext:value-type="float">
            <text:p>213000</text:p>
          </table:table-cell>
          <table:table-cell office:value-type="float" office:value="994344" calcext:value-type="float">
            <text:p>994344</text:p>
          </table:table-cell>
        </table:table-row>
        <table:table-row table:style-name="ro1">
          <table:table-cell office:value-type="float" office:value="213500" calcext:value-type="float">
            <text:p>213500</text:p>
          </table:table-cell>
          <table:table-cell office:value-type="float" office:value="2420124" calcext:value-type="float">
            <text:p>2420124</text:p>
          </table:table-cell>
          <table:table-cell office:value-type="float" office:value="213500" calcext:value-type="float">
            <text:p>213500</text:p>
          </table:table-cell>
          <table:table-cell office:value-type="float" office:value="1394802" calcext:value-type="float">
            <text:p>1394802</text:p>
          </table:table-cell>
          <table:table-cell office:value-type="float" office:value="213500" calcext:value-type="float">
            <text:p>213500</text:p>
          </table:table-cell>
          <table:table-cell office:value-type="float" office:value="1434307" calcext:value-type="float">
            <text:p>1434307</text:p>
          </table:table-cell>
          <table:table-cell office:value-type="float" office:value="213500" calcext:value-type="float">
            <text:p>213500</text:p>
          </table:table-cell>
          <table:table-cell office:value-type="float" office:value="989678" calcext:value-type="float">
            <text:p>989678</text:p>
          </table:table-cell>
        </table:table-row>
        <table:table-row table:style-name="ro1">
          <table:table-cell office:value-type="float" office:value="214000" calcext:value-type="float">
            <text:p>214000</text:p>
          </table:table-cell>
          <table:table-cell office:value-type="float" office:value="2382091" calcext:value-type="float">
            <text:p>2382091</text:p>
          </table:table-cell>
          <table:table-cell office:value-type="float" office:value="214000" calcext:value-type="float">
            <text:p>214000</text:p>
          </table:table-cell>
          <table:table-cell office:value-type="float" office:value="1410627" calcext:value-type="float">
            <text:p>1410627</text:p>
          </table:table-cell>
          <table:table-cell office:value-type="float" office:value="214000" calcext:value-type="float">
            <text:p>214000</text:p>
          </table:table-cell>
          <table:table-cell office:value-type="float" office:value="1419745" calcext:value-type="float">
            <text:p>1419745</text:p>
          </table:table-cell>
          <table:table-cell office:value-type="float" office:value="214000" calcext:value-type="float">
            <text:p>214000</text:p>
          </table:table-cell>
          <table:table-cell office:value-type="float" office:value="968037" calcext:value-type="float">
            <text:p>968037</text:p>
          </table:table-cell>
        </table:table-row>
        <table:table-row table:style-name="ro1">
          <table:table-cell office:value-type="float" office:value="214500" calcext:value-type="float">
            <text:p>214500</text:p>
          </table:table-cell>
          <table:table-cell office:value-type="float" office:value="2366957" calcext:value-type="float">
            <text:p>2366957</text:p>
          </table:table-cell>
          <table:table-cell office:value-type="float" office:value="214500" calcext:value-type="float">
            <text:p>214500</text:p>
          </table:table-cell>
          <table:table-cell office:value-type="float" office:value="1440267" calcext:value-type="float">
            <text:p>1440267</text:p>
          </table:table-cell>
          <table:table-cell office:value-type="float" office:value="214500" calcext:value-type="float">
            <text:p>214500</text:p>
          </table:table-cell>
          <table:table-cell office:value-type="float" office:value="1455088" calcext:value-type="float">
            <text:p>1455088</text:p>
          </table:table-cell>
          <table:table-cell office:value-type="float" office:value="214500" calcext:value-type="float">
            <text:p>214500</text:p>
          </table:table-cell>
          <table:table-cell office:value-type="float" office:value="1039703" calcext:value-type="float">
            <text:p>1039703</text:p>
          </table:table-cell>
        </table:table-row>
        <table:table-row table:style-name="ro1">
          <table:table-cell office:value-type="float" office:value="215000" calcext:value-type="float">
            <text:p>215000</text:p>
          </table:table-cell>
          <table:table-cell office:value-type="float" office:value="2397505" calcext:value-type="float">
            <text:p>2397505</text:p>
          </table:table-cell>
          <table:table-cell office:value-type="float" office:value="215000" calcext:value-type="float">
            <text:p>215000</text:p>
          </table:table-cell>
          <table:table-cell office:value-type="float" office:value="1405173" calcext:value-type="float">
            <text:p>1405173</text:p>
          </table:table-cell>
          <table:table-cell office:value-type="float" office:value="215000" calcext:value-type="float">
            <text:p>215000</text:p>
          </table:table-cell>
          <table:table-cell office:value-type="float" office:value="1424468" calcext:value-type="float">
            <text:p>1424468</text:p>
          </table:table-cell>
          <table:table-cell office:value-type="float" office:value="215000" calcext:value-type="float">
            <text:p>215000</text:p>
          </table:table-cell>
          <table:table-cell office:value-type="float" office:value="1110365" calcext:value-type="float">
            <text:p>1110365</text:p>
          </table:table-cell>
        </table:table-row>
        <table:table-row table:style-name="ro1">
          <table:table-cell office:value-type="float" office:value="215500" calcext:value-type="float">
            <text:p>215500</text:p>
          </table:table-cell>
          <table:table-cell office:value-type="float" office:value="2415364" calcext:value-type="float">
            <text:p>2415364</text:p>
          </table:table-cell>
          <table:table-cell office:value-type="float" office:value="215500" calcext:value-type="float">
            <text:p>215500</text:p>
          </table:table-cell>
          <table:table-cell office:value-type="float" office:value="1500318" calcext:value-type="float">
            <text:p>1500318</text:p>
          </table:table-cell>
          <table:table-cell office:value-type="float" office:value="215500" calcext:value-type="float">
            <text:p>215500</text:p>
          </table:table-cell>
          <table:table-cell office:value-type="float" office:value="1466907" calcext:value-type="float">
            <text:p>1466907</text:p>
          </table:table-cell>
          <table:table-cell office:value-type="float" office:value="215500" calcext:value-type="float">
            <text:p>215500</text:p>
          </table:table-cell>
          <table:table-cell office:value-type="float" office:value="1078793" calcext:value-type="float">
            <text:p>1078793</text:p>
          </table:table-cell>
        </table:table-row>
        <table:table-row table:style-name="ro1">
          <table:table-cell office:value-type="float" office:value="216000" calcext:value-type="float">
            <text:p>216000</text:p>
          </table:table-cell>
          <table:table-cell office:value-type="float" office:value="2410381" calcext:value-type="float">
            <text:p>2410381</text:p>
          </table:table-cell>
          <table:table-cell office:value-type="float" office:value="216000" calcext:value-type="float">
            <text:p>216000</text:p>
          </table:table-cell>
          <table:table-cell office:value-type="float" office:value="1426146" calcext:value-type="float">
            <text:p>1426146</text:p>
          </table:table-cell>
          <table:table-cell office:value-type="float" office:value="216000" calcext:value-type="float">
            <text:p>216000</text:p>
          </table:table-cell>
          <table:table-cell office:value-type="float" office:value="1439107" calcext:value-type="float">
            <text:p>1439107</text:p>
          </table:table-cell>
          <table:table-cell office:value-type="float" office:value="216000" calcext:value-type="float">
            <text:p>216000</text:p>
          </table:table-cell>
          <table:table-cell office:value-type="float" office:value="989728" calcext:value-type="float">
            <text:p>989728</text:p>
          </table:table-cell>
        </table:table-row>
        <table:table-row table:style-name="ro1">
          <table:table-cell office:value-type="float" office:value="216500" calcext:value-type="float">
            <text:p>216500</text:p>
          </table:table-cell>
          <table:table-cell office:value-type="float" office:value="2421351" calcext:value-type="float">
            <text:p>2421351</text:p>
          </table:table-cell>
          <table:table-cell office:value-type="float" office:value="216500" calcext:value-type="float">
            <text:p>216500</text:p>
          </table:table-cell>
          <table:table-cell office:value-type="float" office:value="1516375" calcext:value-type="float">
            <text:p>1516375</text:p>
          </table:table-cell>
          <table:table-cell office:value-type="float" office:value="216500" calcext:value-type="float">
            <text:p>216500</text:p>
          </table:table-cell>
          <table:table-cell office:value-type="float" office:value="1454846" calcext:value-type="float">
            <text:p>1454846</text:p>
          </table:table-cell>
          <table:table-cell office:value-type="float" office:value="216500" calcext:value-type="float">
            <text:p>216500</text:p>
          </table:table-cell>
          <table:table-cell office:value-type="float" office:value="1087477" calcext:value-type="float">
            <text:p>1087477</text:p>
          </table:table-cell>
        </table:table-row>
        <table:table-row table:style-name="ro1">
          <table:table-cell office:value-type="float" office:value="217000" calcext:value-type="float">
            <text:p>217000</text:p>
          </table:table-cell>
          <table:table-cell office:value-type="float" office:value="2402766" calcext:value-type="float">
            <text:p>2402766</text:p>
          </table:table-cell>
          <table:table-cell office:value-type="float" office:value="217000" calcext:value-type="float">
            <text:p>217000</text:p>
          </table:table-cell>
          <table:table-cell office:value-type="float" office:value="1427496" calcext:value-type="float">
            <text:p>1427496</text:p>
          </table:table-cell>
          <table:table-cell office:value-type="float" office:value="217000" calcext:value-type="float">
            <text:p>217000</text:p>
          </table:table-cell>
          <table:table-cell office:value-type="float" office:value="1449558" calcext:value-type="float">
            <text:p>1449558</text:p>
          </table:table-cell>
          <table:table-cell office:value-type="float" office:value="217000" calcext:value-type="float">
            <text:p>217000</text:p>
          </table:table-cell>
          <table:table-cell office:value-type="float" office:value="996364" calcext:value-type="float">
            <text:p>996364</text:p>
          </table:table-cell>
        </table:table-row>
        <table:table-row table:style-name="ro1">
          <table:table-cell office:value-type="float" office:value="217500" calcext:value-type="float">
            <text:p>217500</text:p>
          </table:table-cell>
          <table:table-cell office:value-type="float" office:value="2443106" calcext:value-type="float">
            <text:p>2443106</text:p>
          </table:table-cell>
          <table:table-cell office:value-type="float" office:value="217500" calcext:value-type="float">
            <text:p>217500</text:p>
          </table:table-cell>
          <table:table-cell office:value-type="float" office:value="1454203" calcext:value-type="float">
            <text:p>1454203</text:p>
          </table:table-cell>
          <table:table-cell office:value-type="float" office:value="217500" calcext:value-type="float">
            <text:p>217500</text:p>
          </table:table-cell>
          <table:table-cell office:value-type="float" office:value="1464144" calcext:value-type="float">
            <text:p>1464144</text:p>
          </table:table-cell>
          <table:table-cell office:value-type="float" office:value="217500" calcext:value-type="float">
            <text:p>217500</text:p>
          </table:table-cell>
          <table:table-cell office:value-type="float" office:value="1177105" calcext:value-type="float">
            <text:p>1177105</text:p>
          </table:table-cell>
        </table:table-row>
        <table:table-row table:style-name="ro1">
          <table:table-cell office:value-type="float" office:value="218000" calcext:value-type="float">
            <text:p>218000</text:p>
          </table:table-cell>
          <table:table-cell office:value-type="float" office:value="2451670" calcext:value-type="float">
            <text:p>2451670</text:p>
          </table:table-cell>
          <table:table-cell office:value-type="float" office:value="218000" calcext:value-type="float">
            <text:p>218000</text:p>
          </table:table-cell>
          <table:table-cell office:value-type="float" office:value="1429454" calcext:value-type="float">
            <text:p>1429454</text:p>
          </table:table-cell>
          <table:table-cell office:value-type="float" office:value="218000" calcext:value-type="float">
            <text:p>218000</text:p>
          </table:table-cell>
          <table:table-cell office:value-type="float" office:value="1442260" calcext:value-type="float">
            <text:p>1442260</text:p>
          </table:table-cell>
          <table:table-cell office:value-type="float" office:value="218000" calcext:value-type="float">
            <text:p>218000</text:p>
          </table:table-cell>
          <table:table-cell office:value-type="float" office:value="1031995" calcext:value-type="float">
            <text:p>1031995</text:p>
          </table:table-cell>
        </table:table-row>
        <table:table-row table:style-name="ro1">
          <table:table-cell office:value-type="float" office:value="218500" calcext:value-type="float">
            <text:p>218500</text:p>
          </table:table-cell>
          <table:table-cell office:value-type="float" office:value="2495135" calcext:value-type="float">
            <text:p>2495135</text:p>
          </table:table-cell>
          <table:table-cell office:value-type="float" office:value="218500" calcext:value-type="float">
            <text:p>218500</text:p>
          </table:table-cell>
          <table:table-cell office:value-type="float" office:value="1469854" calcext:value-type="float">
            <text:p>1469854</text:p>
          </table:table-cell>
          <table:table-cell office:value-type="float" office:value="218500" calcext:value-type="float">
            <text:p>218500</text:p>
          </table:table-cell>
          <table:table-cell office:value-type="float" office:value="1486112" calcext:value-type="float">
            <text:p>1486112</text:p>
          </table:table-cell>
          <table:table-cell office:value-type="float" office:value="218500" calcext:value-type="float">
            <text:p>218500</text:p>
          </table:table-cell>
          <table:table-cell office:value-type="float" office:value="1048941" calcext:value-type="float">
            <text:p>1048941</text:p>
          </table:table-cell>
        </table:table-row>
        <table:table-row table:style-name="ro1">
          <table:table-cell office:value-type="float" office:value="219000" calcext:value-type="float">
            <text:p>219000</text:p>
          </table:table-cell>
          <table:table-cell office:value-type="float" office:value="2541858" calcext:value-type="float">
            <text:p>2541858</text:p>
          </table:table-cell>
          <table:table-cell office:value-type="float" office:value="219000" calcext:value-type="float">
            <text:p>219000</text:p>
          </table:table-cell>
          <table:table-cell office:value-type="float" office:value="1485861" calcext:value-type="float">
            <text:p>1485861</text:p>
          </table:table-cell>
          <table:table-cell office:value-type="float" office:value="219000" calcext:value-type="float">
            <text:p>219000</text:p>
          </table:table-cell>
          <table:table-cell office:value-type="float" office:value="1443455" calcext:value-type="float">
            <text:p>1443455</text:p>
          </table:table-cell>
          <table:table-cell office:value-type="float" office:value="219000" calcext:value-type="float">
            <text:p>219000</text:p>
          </table:table-cell>
          <table:table-cell office:value-type="float" office:value="1001879" calcext:value-type="float">
            <text:p>1001879</text:p>
          </table:table-cell>
        </table:table-row>
        <table:table-row table:style-name="ro1">
          <table:table-cell office:value-type="float" office:value="219500" calcext:value-type="float">
            <text:p>219500</text:p>
          </table:table-cell>
          <table:table-cell office:value-type="float" office:value="2534102" calcext:value-type="float">
            <text:p>2534102</text:p>
          </table:table-cell>
          <table:table-cell office:value-type="float" office:value="219500" calcext:value-type="float">
            <text:p>219500</text:p>
          </table:table-cell>
          <table:table-cell office:value-type="float" office:value="1483577" calcext:value-type="float">
            <text:p>1483577</text:p>
          </table:table-cell>
          <table:table-cell office:value-type="float" office:value="219500" calcext:value-type="float">
            <text:p>219500</text:p>
          </table:table-cell>
          <table:table-cell office:value-type="float" office:value="1479926" calcext:value-type="float">
            <text:p>1479926</text:p>
          </table:table-cell>
          <table:table-cell office:value-type="float" office:value="219500" calcext:value-type="float">
            <text:p>219500</text:p>
          </table:table-cell>
          <table:table-cell office:value-type="float" office:value="1062087" calcext:value-type="float">
            <text:p>1062087</text:p>
          </table:table-cell>
        </table:table-row>
        <table:table-row table:style-name="ro1">
          <table:table-cell office:value-type="float" office:value="220000" calcext:value-type="float">
            <text:p>220000</text:p>
          </table:table-cell>
          <table:table-cell office:value-type="float" office:value="2516583" calcext:value-type="float">
            <text:p>2516583</text:p>
          </table:table-cell>
          <table:table-cell office:value-type="float" office:value="220000" calcext:value-type="float">
            <text:p>220000</text:p>
          </table:table-cell>
          <table:table-cell office:value-type="float" office:value="1489813" calcext:value-type="float">
            <text:p>1489813</text:p>
          </table:table-cell>
          <table:table-cell office:value-type="float" office:value="220000" calcext:value-type="float">
            <text:p>220000</text:p>
          </table:table-cell>
          <table:table-cell office:value-type="float" office:value="1463739" calcext:value-type="float">
            <text:p>1463739</text:p>
          </table:table-cell>
          <table:table-cell office:value-type="float" office:value="220000" calcext:value-type="float">
            <text:p>220000</text:p>
          </table:table-cell>
          <table:table-cell office:value-type="float" office:value="1015367" calcext:value-type="float">
            <text:p>1015367</text:p>
          </table:table-cell>
        </table:table-row>
        <table:table-row table:style-name="ro1">
          <table:table-cell office:value-type="float" office:value="220500" calcext:value-type="float">
            <text:p>220500</text:p>
          </table:table-cell>
          <table:table-cell office:value-type="float" office:value="2671088" calcext:value-type="float">
            <text:p>2671088</text:p>
          </table:table-cell>
          <table:table-cell office:value-type="float" office:value="220500" calcext:value-type="float">
            <text:p>220500</text:p>
          </table:table-cell>
          <table:table-cell office:value-type="float" office:value="1551705" calcext:value-type="float">
            <text:p>1551705</text:p>
          </table:table-cell>
          <table:table-cell office:value-type="float" office:value="220500" calcext:value-type="float">
            <text:p>220500</text:p>
          </table:table-cell>
          <table:table-cell office:value-type="float" office:value="1484892" calcext:value-type="float">
            <text:p>1484892</text:p>
          </table:table-cell>
          <table:table-cell office:value-type="float" office:value="220500" calcext:value-type="float">
            <text:p>220500</text:p>
          </table:table-cell>
          <table:table-cell office:value-type="float" office:value="1039516" calcext:value-type="float">
            <text:p>1039516</text:p>
          </table:table-cell>
        </table:table-row>
        <table:table-row table:style-name="ro1">
          <table:table-cell office:value-type="float" office:value="221000" calcext:value-type="float">
            <text:p>221000</text:p>
          </table:table-cell>
          <table:table-cell office:value-type="float" office:value="2450520" calcext:value-type="float">
            <text:p>2450520</text:p>
          </table:table-cell>
          <table:table-cell office:value-type="float" office:value="221000" calcext:value-type="float">
            <text:p>221000</text:p>
          </table:table-cell>
          <table:table-cell office:value-type="float" office:value="1474378" calcext:value-type="float">
            <text:p>1474378</text:p>
          </table:table-cell>
          <table:table-cell office:value-type="float" office:value="221000" calcext:value-type="float">
            <text:p>221000</text:p>
          </table:table-cell>
          <table:table-cell office:value-type="float" office:value="1475273" calcext:value-type="float">
            <text:p>1475273</text:p>
          </table:table-cell>
          <table:table-cell office:value-type="float" office:value="221000" calcext:value-type="float">
            <text:p>221000</text:p>
          </table:table-cell>
          <table:table-cell office:value-type="float" office:value="1015829" calcext:value-type="float">
            <text:p>1015829</text:p>
          </table:table-cell>
        </table:table-row>
        <table:table-row table:style-name="ro1">
          <table:table-cell office:value-type="float" office:value="221500" calcext:value-type="float">
            <text:p>221500</text:p>
          </table:table-cell>
          <table:table-cell office:value-type="float" office:value="2609118" calcext:value-type="float">
            <text:p>2609118</text:p>
          </table:table-cell>
          <table:table-cell office:value-type="float" office:value="221500" calcext:value-type="float">
            <text:p>221500</text:p>
          </table:table-cell>
          <table:table-cell office:value-type="float" office:value="2312999" calcext:value-type="float">
            <text:p>2312999</text:p>
          </table:table-cell>
          <table:table-cell office:value-type="float" office:value="221500" calcext:value-type="float">
            <text:p>221500</text:p>
          </table:table-cell>
          <table:table-cell office:value-type="float" office:value="1563179" calcext:value-type="float">
            <text:p>1563179</text:p>
          </table:table-cell>
          <table:table-cell office:value-type="float" office:value="221500" calcext:value-type="float">
            <text:p>221500</text:p>
          </table:table-cell>
          <table:table-cell office:value-type="float" office:value="1055347" calcext:value-type="float">
            <text:p>1055347</text:p>
          </table:table-cell>
        </table:table-row>
        <table:table-row table:style-name="ro1">
          <table:table-cell office:value-type="float" office:value="222000" calcext:value-type="float">
            <text:p>222000</text:p>
          </table:table-cell>
          <table:table-cell office:value-type="float" office:value="2446511" calcext:value-type="float">
            <text:p>2446511</text:p>
          </table:table-cell>
          <table:table-cell office:value-type="float" office:value="222000" calcext:value-type="float">
            <text:p>222000</text:p>
          </table:table-cell>
          <table:table-cell office:value-type="float" office:value="1529631" calcext:value-type="float">
            <text:p>1529631</text:p>
          </table:table-cell>
          <table:table-cell office:value-type="float" office:value="222000" calcext:value-type="float">
            <text:p>222000</text:p>
          </table:table-cell>
          <table:table-cell office:value-type="float" office:value="1482710" calcext:value-type="float">
            <text:p>1482710</text:p>
          </table:table-cell>
          <table:table-cell office:value-type="float" office:value="222000" calcext:value-type="float">
            <text:p>222000</text:p>
          </table:table-cell>
          <table:table-cell office:value-type="float" office:value="1004807" calcext:value-type="float">
            <text:p>1004807</text:p>
          </table:table-cell>
        </table:table-row>
        <table:table-row table:style-name="ro1">
          <table:table-cell office:value-type="float" office:value="222500" calcext:value-type="float">
            <text:p>222500</text:p>
          </table:table-cell>
          <table:table-cell office:value-type="float" office:value="2577883" calcext:value-type="float">
            <text:p>2577883</text:p>
          </table:table-cell>
          <table:table-cell office:value-type="float" office:value="222500" calcext:value-type="float">
            <text:p>222500</text:p>
          </table:table-cell>
          <table:table-cell office:value-type="float" office:value="1507276" calcext:value-type="float">
            <text:p>1507276</text:p>
          </table:table-cell>
          <table:table-cell office:value-type="float" office:value="222500" calcext:value-type="float">
            <text:p>222500</text:p>
          </table:table-cell>
          <table:table-cell office:value-type="float" office:value="1512030" calcext:value-type="float">
            <text:p>1512030</text:p>
          </table:table-cell>
          <table:table-cell office:value-type="float" office:value="222500" calcext:value-type="float">
            <text:p>222500</text:p>
          </table:table-cell>
          <table:table-cell office:value-type="float" office:value="1992402" calcext:value-type="float">
            <text:p>1992402</text:p>
          </table:table-cell>
        </table:table-row>
        <table:table-row table:style-name="ro1">
          <table:table-cell office:value-type="float" office:value="223000" calcext:value-type="float">
            <text:p>223000</text:p>
          </table:table-cell>
          <table:table-cell office:value-type="float" office:value="2478935" calcext:value-type="float">
            <text:p>2478935</text:p>
          </table:table-cell>
          <table:table-cell office:value-type="float" office:value="223000" calcext:value-type="float">
            <text:p>223000</text:p>
          </table:table-cell>
          <table:table-cell office:value-type="float" office:value="1483377" calcext:value-type="float">
            <text:p>1483377</text:p>
          </table:table-cell>
          <table:table-cell office:value-type="float" office:value="223000" calcext:value-type="float">
            <text:p>223000</text:p>
          </table:table-cell>
          <table:table-cell office:value-type="float" office:value="1505449" calcext:value-type="float">
            <text:p>1505449</text:p>
          </table:table-cell>
          <table:table-cell office:value-type="float" office:value="223000" calcext:value-type="float">
            <text:p>223000</text:p>
          </table:table-cell>
          <table:table-cell office:value-type="float" office:value="1102431" calcext:value-type="float">
            <text:p>1102431</text:p>
          </table:table-cell>
        </table:table-row>
        <table:table-row table:style-name="ro1">
          <table:table-cell office:value-type="float" office:value="223500" calcext:value-type="float">
            <text:p>223500</text:p>
          </table:table-cell>
          <table:table-cell office:value-type="float" office:value="2469505" calcext:value-type="float">
            <text:p>2469505</text:p>
          </table:table-cell>
          <table:table-cell office:value-type="float" office:value="223500" calcext:value-type="float">
            <text:p>223500</text:p>
          </table:table-cell>
          <table:table-cell office:value-type="float" office:value="1499626" calcext:value-type="float">
            <text:p>1499626</text:p>
          </table:table-cell>
          <table:table-cell office:value-type="float" office:value="223500" calcext:value-type="float">
            <text:p>223500</text:p>
          </table:table-cell>
          <table:table-cell office:value-type="float" office:value="1507226" calcext:value-type="float">
            <text:p>1507226</text:p>
          </table:table-cell>
          <table:table-cell office:value-type="float" office:value="223500" calcext:value-type="float">
            <text:p>223500</text:p>
          </table:table-cell>
          <table:table-cell office:value-type="float" office:value="1220495" calcext:value-type="float">
            <text:p>1220495</text:p>
          </table:table-cell>
        </table:table-row>
        <table:table-row table:style-name="ro1">
          <table:table-cell office:value-type="float" office:value="224000" calcext:value-type="float">
            <text:p>224000</text:p>
          </table:table-cell>
          <table:table-cell office:value-type="float" office:value="2562082" calcext:value-type="float">
            <text:p>2562082</text:p>
          </table:table-cell>
          <table:table-cell office:value-type="float" office:value="224000" calcext:value-type="float">
            <text:p>224000</text:p>
          </table:table-cell>
          <table:table-cell office:value-type="float" office:value="1489345" calcext:value-type="float">
            <text:p>1489345</text:p>
          </table:table-cell>
          <table:table-cell office:value-type="float" office:value="224000" calcext:value-type="float">
            <text:p>224000</text:p>
          </table:table-cell>
          <table:table-cell office:value-type="float" office:value="1486643" calcext:value-type="float">
            <text:p>1486643</text:p>
          </table:table-cell>
          <table:table-cell office:value-type="float" office:value="224000" calcext:value-type="float">
            <text:p>224000</text:p>
          </table:table-cell>
          <table:table-cell office:value-type="float" office:value="1219255" calcext:value-type="float">
            <text:p>1219255</text:p>
          </table:table-cell>
        </table:table-row>
        <table:table-row table:style-name="ro1">
          <table:table-cell office:value-type="float" office:value="224500" calcext:value-type="float">
            <text:p>224500</text:p>
          </table:table-cell>
          <table:table-cell office:value-type="float" office:value="2623734" calcext:value-type="float">
            <text:p>2623734</text:p>
          </table:table-cell>
          <table:table-cell office:value-type="float" office:value="224500" calcext:value-type="float">
            <text:p>224500</text:p>
          </table:table-cell>
          <table:table-cell office:value-type="float" office:value="1514642" calcext:value-type="float">
            <text:p>1514642</text:p>
          </table:table-cell>
          <table:table-cell office:value-type="float" office:value="224500" calcext:value-type="float">
            <text:p>224500</text:p>
          </table:table-cell>
          <table:table-cell office:value-type="float" office:value="1540798" calcext:value-type="float">
            <text:p>1540798</text:p>
          </table:table-cell>
          <table:table-cell office:value-type="float" office:value="224500" calcext:value-type="float">
            <text:p>224500</text:p>
          </table:table-cell>
          <table:table-cell office:value-type="float" office:value="1195273" calcext:value-type="float">
            <text:p>1195273</text:p>
          </table:table-cell>
        </table:table-row>
        <table:table-row table:style-name="ro1">
          <table:table-cell office:value-type="float" office:value="225000" calcext:value-type="float">
            <text:p>225000</text:p>
          </table:table-cell>
          <table:table-cell office:value-type="float" office:value="2532237" calcext:value-type="float">
            <text:p>2532237</text:p>
          </table:table-cell>
          <table:table-cell office:value-type="float" office:value="225000" calcext:value-type="float">
            <text:p>225000</text:p>
          </table:table-cell>
          <table:table-cell office:value-type="float" office:value="1576858" calcext:value-type="float">
            <text:p>1576858</text:p>
          </table:table-cell>
          <table:table-cell office:value-type="float" office:value="225000" calcext:value-type="float">
            <text:p>225000</text:p>
          </table:table-cell>
          <table:table-cell office:value-type="float" office:value="1483270" calcext:value-type="float">
            <text:p>1483270</text:p>
          </table:table-cell>
          <table:table-cell office:value-type="float" office:value="225000" calcext:value-type="float">
            <text:p>225000</text:p>
          </table:table-cell>
          <table:table-cell office:value-type="float" office:value="1034276" calcext:value-type="float">
            <text:p>1034276</text:p>
          </table:table-cell>
        </table:table-row>
        <table:table-row table:style-name="ro1">
          <table:table-cell office:value-type="float" office:value="225500" calcext:value-type="float">
            <text:p>225500</text:p>
          </table:table-cell>
          <table:table-cell office:value-type="float" office:value="2646801" calcext:value-type="float">
            <text:p>2646801</text:p>
          </table:table-cell>
          <table:table-cell office:value-type="float" office:value="225500" calcext:value-type="float">
            <text:p>225500</text:p>
          </table:table-cell>
          <table:table-cell office:value-type="float" office:value="1529334" calcext:value-type="float">
            <text:p>1529334</text:p>
          </table:table-cell>
          <table:table-cell office:value-type="float" office:value="225500" calcext:value-type="float">
            <text:p>225500</text:p>
          </table:table-cell>
          <table:table-cell office:value-type="float" office:value="1547107" calcext:value-type="float">
            <text:p>1547107</text:p>
          </table:table-cell>
          <table:table-cell office:value-type="float" office:value="225500" calcext:value-type="float">
            <text:p>225500</text:p>
          </table:table-cell>
          <table:table-cell office:value-type="float" office:value="1108296" calcext:value-type="float">
            <text:p>1108296</text:p>
          </table:table-cell>
        </table:table-row>
        <table:table-row table:style-name="ro1">
          <table:table-cell office:value-type="float" office:value="226000" calcext:value-type="float">
            <text:p>226000</text:p>
          </table:table-cell>
          <table:table-cell office:value-type="float" office:value="2512682" calcext:value-type="float">
            <text:p>2512682</text:p>
          </table:table-cell>
          <table:table-cell office:value-type="float" office:value="226000" calcext:value-type="float">
            <text:p>226000</text:p>
          </table:table-cell>
          <table:table-cell office:value-type="float" office:value="1506411" calcext:value-type="float">
            <text:p>1506411</text:p>
          </table:table-cell>
          <table:table-cell office:value-type="float" office:value="226000" calcext:value-type="float">
            <text:p>226000</text:p>
          </table:table-cell>
          <table:table-cell office:value-type="float" office:value="1511448" calcext:value-type="float">
            <text:p>1511448</text:p>
          </table:table-cell>
          <table:table-cell office:value-type="float" office:value="226000" calcext:value-type="float">
            <text:p>226000</text:p>
          </table:table-cell>
          <table:table-cell office:value-type="float" office:value="1033816" calcext:value-type="float">
            <text:p>1033816</text:p>
          </table:table-cell>
        </table:table-row>
        <table:table-row table:style-name="ro1">
          <table:table-cell office:value-type="float" office:value="226500" calcext:value-type="float">
            <text:p>226500</text:p>
          </table:table-cell>
          <table:table-cell office:value-type="float" office:value="2553601" calcext:value-type="float">
            <text:p>2553601</text:p>
          </table:table-cell>
          <table:table-cell office:value-type="float" office:value="226500" calcext:value-type="float">
            <text:p>226500</text:p>
          </table:table-cell>
          <table:table-cell office:value-type="float" office:value="1519171" calcext:value-type="float">
            <text:p>1519171</text:p>
          </table:table-cell>
          <table:table-cell office:value-type="float" office:value="226500" calcext:value-type="float">
            <text:p>226500</text:p>
          </table:table-cell>
          <table:table-cell office:value-type="float" office:value="1536292" calcext:value-type="float">
            <text:p>1536292</text:p>
          </table:table-cell>
          <table:table-cell office:value-type="float" office:value="226500" calcext:value-type="float">
            <text:p>226500</text:p>
          </table:table-cell>
          <table:table-cell office:value-type="float" office:value="1158976" calcext:value-type="float">
            <text:p>1158976</text:p>
          </table:table-cell>
        </table:table-row>
        <table:table-row table:style-name="ro1">
          <table:table-cell office:value-type="float" office:value="227000" calcext:value-type="float">
            <text:p>227000</text:p>
          </table:table-cell>
          <table:table-cell office:value-type="float" office:value="2540616" calcext:value-type="float">
            <text:p>2540616</text:p>
          </table:table-cell>
          <table:table-cell office:value-type="float" office:value="227000" calcext:value-type="float">
            <text:p>227000</text:p>
          </table:table-cell>
          <table:table-cell office:value-type="float" office:value="1514006" calcext:value-type="float">
            <text:p>1514006</text:p>
          </table:table-cell>
          <table:table-cell office:value-type="float" office:value="227000" calcext:value-type="float">
            <text:p>227000</text:p>
          </table:table-cell>
          <table:table-cell office:value-type="float" office:value="1505007" calcext:value-type="float">
            <text:p>1505007</text:p>
          </table:table-cell>
          <table:table-cell office:value-type="float" office:value="227000" calcext:value-type="float">
            <text:p>227000</text:p>
          </table:table-cell>
          <table:table-cell office:value-type="float" office:value="1111332" calcext:value-type="float">
            <text:p>1111332</text:p>
          </table:table-cell>
        </table:table-row>
        <table:table-row table:style-name="ro1">
          <table:table-cell office:value-type="float" office:value="227500" calcext:value-type="float">
            <text:p>227500</text:p>
          </table:table-cell>
          <table:table-cell office:value-type="float" office:value="2569161" calcext:value-type="float">
            <text:p>2569161</text:p>
          </table:table-cell>
          <table:table-cell office:value-type="float" office:value="227500" calcext:value-type="float">
            <text:p>227500</text:p>
          </table:table-cell>
          <table:table-cell office:value-type="float" office:value="1537779" calcext:value-type="float">
            <text:p>1537779</text:p>
          </table:table-cell>
          <table:table-cell office:value-type="float" office:value="227500" calcext:value-type="float">
            <text:p>227500</text:p>
          </table:table-cell>
          <table:table-cell office:value-type="float" office:value="1530513" calcext:value-type="float">
            <text:p>1530513</text:p>
          </table:table-cell>
          <table:table-cell office:value-type="float" office:value="227500" calcext:value-type="float">
            <text:p>227500</text:p>
          </table:table-cell>
          <table:table-cell office:value-type="float" office:value="1080698" calcext:value-type="float">
            <text:p>1080698</text:p>
          </table:table-cell>
        </table:table-row>
        <table:table-row table:style-name="ro1">
          <table:table-cell office:value-type="float" office:value="228000" calcext:value-type="float">
            <text:p>228000</text:p>
          </table:table-cell>
          <table:table-cell office:value-type="float" office:value="2592400" calcext:value-type="float">
            <text:p>2592400</text:p>
          </table:table-cell>
          <table:table-cell office:value-type="float" office:value="228000" calcext:value-type="float">
            <text:p>228000</text:p>
          </table:table-cell>
          <table:table-cell office:value-type="float" office:value="1554612" calcext:value-type="float">
            <text:p>1554612</text:p>
          </table:table-cell>
          <table:table-cell office:value-type="float" office:value="228000" calcext:value-type="float">
            <text:p>228000</text:p>
          </table:table-cell>
          <table:table-cell office:value-type="float" office:value="1507653" calcext:value-type="float">
            <text:p>1507653</text:p>
          </table:table-cell>
          <table:table-cell office:value-type="float" office:value="228000" calcext:value-type="float">
            <text:p>228000</text:p>
          </table:table-cell>
          <table:table-cell office:value-type="float" office:value="1054643" calcext:value-type="float">
            <text:p>1054643</text:p>
          </table:table-cell>
        </table:table-row>
        <table:table-row table:style-name="ro1">
          <table:table-cell office:value-type="float" office:value="228500" calcext:value-type="float">
            <text:p>228500</text:p>
          </table:table-cell>
          <table:table-cell office:value-type="float" office:value="2595361" calcext:value-type="float">
            <text:p>2595361</text:p>
          </table:table-cell>
          <table:table-cell office:value-type="float" office:value="228500" calcext:value-type="float">
            <text:p>228500</text:p>
          </table:table-cell>
          <table:table-cell office:value-type="float" office:value="1601382" calcext:value-type="float">
            <text:p>1601382</text:p>
          </table:table-cell>
          <table:table-cell office:value-type="float" office:value="228500" calcext:value-type="float">
            <text:p>228500</text:p>
          </table:table-cell>
          <table:table-cell office:value-type="float" office:value="1545136" calcext:value-type="float">
            <text:p>1545136</text:p>
          </table:table-cell>
          <table:table-cell office:value-type="float" office:value="228500" calcext:value-type="float">
            <text:p>228500</text:p>
          </table:table-cell>
          <table:table-cell office:value-type="float" office:value="1084311" calcext:value-type="float">
            <text:p>1084311</text:p>
          </table:table-cell>
        </table:table-row>
        <table:table-row table:style-name="ro1">
          <table:table-cell office:value-type="float" office:value="229000" calcext:value-type="float">
            <text:p>229000</text:p>
          </table:table-cell>
          <table:table-cell office:value-type="float" office:value="2763366" calcext:value-type="float">
            <text:p>2763366</text:p>
          </table:table-cell>
          <table:table-cell office:value-type="float" office:value="229000" calcext:value-type="float">
            <text:p>229000</text:p>
          </table:table-cell>
          <table:table-cell office:value-type="float" office:value="1539659" calcext:value-type="float">
            <text:p>1539659</text:p>
          </table:table-cell>
          <table:table-cell office:value-type="float" office:value="229000" calcext:value-type="float">
            <text:p>229000</text:p>
          </table:table-cell>
          <table:table-cell office:value-type="float" office:value="1517575" calcext:value-type="float">
            <text:p>1517575</text:p>
          </table:table-cell>
          <table:table-cell office:value-type="float" office:value="229000" calcext:value-type="float">
            <text:p>229000</text:p>
          </table:table-cell>
          <table:table-cell office:value-type="float" office:value="1089136" calcext:value-type="float">
            <text:p>1089136</text:p>
          </table:table-cell>
        </table:table-row>
        <table:table-row table:style-name="ro1">
          <table:table-cell office:value-type="float" office:value="229500" calcext:value-type="float">
            <text:p>229500</text:p>
          </table:table-cell>
          <table:table-cell office:value-type="float" office:value="2598683" calcext:value-type="float">
            <text:p>2598683</text:p>
          </table:table-cell>
          <table:table-cell office:value-type="float" office:value="229500" calcext:value-type="float">
            <text:p>229500</text:p>
          </table:table-cell>
          <table:table-cell office:value-type="float" office:value="1549083" calcext:value-type="float">
            <text:p>1549083</text:p>
          </table:table-cell>
          <table:table-cell office:value-type="float" office:value="229500" calcext:value-type="float">
            <text:p>229500</text:p>
          </table:table-cell>
          <table:table-cell office:value-type="float" office:value="1552007" calcext:value-type="float">
            <text:p>1552007</text:p>
          </table:table-cell>
          <table:table-cell office:value-type="float" office:value="229500" calcext:value-type="float">
            <text:p>229500</text:p>
          </table:table-cell>
          <table:table-cell office:value-type="float" office:value="1145309" calcext:value-type="float">
            <text:p>1145309</text:p>
          </table:table-cell>
        </table:table-row>
        <table:table-row table:style-name="ro1">
          <table:table-cell office:value-type="float" office:value="230000" calcext:value-type="float">
            <text:p>230000</text:p>
          </table:table-cell>
          <table:table-cell office:value-type="float" office:value="2663340" calcext:value-type="float">
            <text:p>2663340</text:p>
          </table:table-cell>
          <table:table-cell office:value-type="float" office:value="230000" calcext:value-type="float">
            <text:p>230000</text:p>
          </table:table-cell>
          <table:table-cell office:value-type="float" office:value="1576560" calcext:value-type="float">
            <text:p>1576560</text:p>
          </table:table-cell>
          <table:table-cell office:value-type="float" office:value="230000" calcext:value-type="float">
            <text:p>230000</text:p>
          </table:table-cell>
          <table:table-cell office:value-type="float" office:value="1512053" calcext:value-type="float">
            <text:p>1512053</text:p>
          </table:table-cell>
          <table:table-cell office:value-type="float" office:value="230000" calcext:value-type="float">
            <text:p>230000</text:p>
          </table:table-cell>
          <table:table-cell office:value-type="float" office:value="1065509" calcext:value-type="float">
            <text:p>1065509</text:p>
          </table:table-cell>
        </table:table-row>
        <table:table-row table:style-name="ro1">
          <table:table-cell office:value-type="float" office:value="230500" calcext:value-type="float">
            <text:p>230500</text:p>
          </table:table-cell>
          <table:table-cell office:value-type="float" office:value="2982141" calcext:value-type="float">
            <text:p>2982141</text:p>
          </table:table-cell>
          <table:table-cell office:value-type="float" office:value="230500" calcext:value-type="float">
            <text:p>230500</text:p>
          </table:table-cell>
          <table:table-cell office:value-type="float" office:value="1563883" calcext:value-type="float">
            <text:p>1563883</text:p>
          </table:table-cell>
          <table:table-cell office:value-type="float" office:value="230500" calcext:value-type="float">
            <text:p>230500</text:p>
          </table:table-cell>
          <table:table-cell office:value-type="float" office:value="1552062" calcext:value-type="float">
            <text:p>1552062</text:p>
          </table:table-cell>
          <table:table-cell office:value-type="float" office:value="230500" calcext:value-type="float">
            <text:p>230500</text:p>
          </table:table-cell>
          <table:table-cell office:value-type="float" office:value="1082195" calcext:value-type="float">
            <text:p>1082195</text:p>
          </table:table-cell>
        </table:table-row>
        <table:table-row table:style-name="ro1">
          <table:table-cell office:value-type="float" office:value="231000" calcext:value-type="float">
            <text:p>231000</text:p>
          </table:table-cell>
          <table:table-cell office:value-type="float" office:value="2671878" calcext:value-type="float">
            <text:p>2671878</text:p>
          </table:table-cell>
          <table:table-cell office:value-type="float" office:value="231000" calcext:value-type="float">
            <text:p>231000</text:p>
          </table:table-cell>
          <table:table-cell office:value-type="float" office:value="1539286" calcext:value-type="float">
            <text:p>1539286</text:p>
          </table:table-cell>
          <table:table-cell office:value-type="float" office:value="231000" calcext:value-type="float">
            <text:p>231000</text:p>
          </table:table-cell>
          <table:table-cell office:value-type="float" office:value="1541106" calcext:value-type="float">
            <text:p>1541106</text:p>
          </table:table-cell>
          <table:table-cell office:value-type="float" office:value="231000" calcext:value-type="float">
            <text:p>231000</text:p>
          </table:table-cell>
          <table:table-cell office:value-type="float" office:value="1080831" calcext:value-type="float">
            <text:p>1080831</text:p>
          </table:table-cell>
        </table:table-row>
        <table:table-row table:style-name="ro1">
          <table:table-cell office:value-type="float" office:value="231500" calcext:value-type="float">
            <text:p>231500</text:p>
          </table:table-cell>
          <table:table-cell office:value-type="float" office:value="2576857" calcext:value-type="float">
            <text:p>2576857</text:p>
          </table:table-cell>
          <table:table-cell office:value-type="float" office:value="231500" calcext:value-type="float">
            <text:p>231500</text:p>
          </table:table-cell>
          <table:table-cell office:value-type="float" office:value="1561939" calcext:value-type="float">
            <text:p>1561939</text:p>
          </table:table-cell>
          <table:table-cell office:value-type="float" office:value="231500" calcext:value-type="float">
            <text:p>231500</text:p>
          </table:table-cell>
          <table:table-cell office:value-type="float" office:value="1583680" calcext:value-type="float">
            <text:p>1583680</text:p>
          </table:table-cell>
          <table:table-cell office:value-type="float" office:value="231500" calcext:value-type="float">
            <text:p>231500</text:p>
          </table:table-cell>
          <table:table-cell office:value-type="float" office:value="1140308" calcext:value-type="float">
            <text:p>1140308</text:p>
          </table:table-cell>
        </table:table-row>
        <table:table-row table:style-name="ro1">
          <table:table-cell office:value-type="float" office:value="232000" calcext:value-type="float">
            <text:p>232000</text:p>
          </table:table-cell>
          <table:table-cell office:value-type="float" office:value="2599779" calcext:value-type="float">
            <text:p>2599779</text:p>
          </table:table-cell>
          <table:table-cell office:value-type="float" office:value="232000" calcext:value-type="float">
            <text:p>232000</text:p>
          </table:table-cell>
          <table:table-cell office:value-type="float" office:value="1539201" calcext:value-type="float">
            <text:p>1539201</text:p>
          </table:table-cell>
          <table:table-cell office:value-type="float" office:value="232000" calcext:value-type="float">
            <text:p>232000</text:p>
          </table:table-cell>
          <table:table-cell office:value-type="float" office:value="1535816" calcext:value-type="float">
            <text:p>1535816</text:p>
          </table:table-cell>
          <table:table-cell office:value-type="float" office:value="232000" calcext:value-type="float">
            <text:p>232000</text:p>
          </table:table-cell>
          <table:table-cell office:value-type="float" office:value="1411524" calcext:value-type="float">
            <text:p>1411524</text:p>
          </table:table-cell>
        </table:table-row>
        <table:table-row table:style-name="ro1">
          <table:table-cell office:value-type="float" office:value="232500" calcext:value-type="float">
            <text:p>232500</text:p>
          </table:table-cell>
          <table:table-cell office:value-type="float" office:value="2596439" calcext:value-type="float">
            <text:p>2596439</text:p>
          </table:table-cell>
          <table:table-cell office:value-type="float" office:value="232500" calcext:value-type="float">
            <text:p>232500</text:p>
          </table:table-cell>
          <table:table-cell office:value-type="float" office:value="1573578" calcext:value-type="float">
            <text:p>1573578</text:p>
          </table:table-cell>
          <table:table-cell office:value-type="float" office:value="232500" calcext:value-type="float">
            <text:p>232500</text:p>
          </table:table-cell>
          <table:table-cell office:value-type="float" office:value="1150424" calcext:value-type="float">
            <text:p>1150424</text:p>
          </table:table-cell>
          <table:table-cell office:value-type="float" office:value="232500" calcext:value-type="float">
            <text:p>232500</text:p>
          </table:table-cell>
          <table:table-cell office:value-type="float" office:value="1108237" calcext:value-type="float">
            <text:p>1108237</text:p>
          </table:table-cell>
        </table:table-row>
        <table:table-row table:style-name="ro1">
          <table:table-cell office:value-type="float" office:value="233000" calcext:value-type="float">
            <text:p>233000</text:p>
          </table:table-cell>
          <table:table-cell office:value-type="float" office:value="2646446" calcext:value-type="float">
            <text:p>2646446</text:p>
          </table:table-cell>
          <table:table-cell office:value-type="float" office:value="233000" calcext:value-type="float">
            <text:p>233000</text:p>
          </table:table-cell>
          <table:table-cell office:value-type="float" office:value="1532085" calcext:value-type="float">
            <text:p>1532085</text:p>
          </table:table-cell>
          <table:table-cell office:value-type="float" office:value="233000" calcext:value-type="float">
            <text:p>233000</text:p>
          </table:table-cell>
          <table:table-cell office:value-type="float" office:value="1039716" calcext:value-type="float">
            <text:p>1039716</text:p>
          </table:table-cell>
          <table:table-cell office:value-type="float" office:value="233000" calcext:value-type="float">
            <text:p>233000</text:p>
          </table:table-cell>
          <table:table-cell office:value-type="float" office:value="1102727" calcext:value-type="float">
            <text:p>1102727</text:p>
          </table:table-cell>
        </table:table-row>
        <table:table-row table:style-name="ro1">
          <table:table-cell office:value-type="float" office:value="233500" calcext:value-type="float">
            <text:p>233500</text:p>
          </table:table-cell>
          <table:table-cell office:value-type="float" office:value="2657699" calcext:value-type="float">
            <text:p>2657699</text:p>
          </table:table-cell>
          <table:table-cell office:value-type="float" office:value="233500" calcext:value-type="float">
            <text:p>233500</text:p>
          </table:table-cell>
          <table:table-cell office:value-type="float" office:value="1583915" calcext:value-type="float">
            <text:p>1583915</text:p>
          </table:table-cell>
          <table:table-cell office:value-type="float" office:value="233500" calcext:value-type="float">
            <text:p>233500</text:p>
          </table:table-cell>
          <table:table-cell office:value-type="float" office:value="1094528" calcext:value-type="float">
            <text:p>1094528</text:p>
          </table:table-cell>
          <table:table-cell office:value-type="float" office:value="233500" calcext:value-type="float">
            <text:p>233500</text:p>
          </table:table-cell>
          <table:table-cell office:value-type="float" office:value="1115177" calcext:value-type="float">
            <text:p>1115177</text:p>
          </table:table-cell>
        </table:table-row>
        <table:table-row table:style-name="ro1">
          <table:table-cell office:value-type="float" office:value="234000" calcext:value-type="float">
            <text:p>234000</text:p>
          </table:table-cell>
          <table:table-cell office:value-type="float" office:value="2649582" calcext:value-type="float">
            <text:p>2649582</text:p>
          </table:table-cell>
          <table:table-cell office:value-type="float" office:value="234000" calcext:value-type="float">
            <text:p>234000</text:p>
          </table:table-cell>
          <table:table-cell office:value-type="float" office:value="1560971" calcext:value-type="float">
            <text:p>1560971</text:p>
          </table:table-cell>
          <table:table-cell office:value-type="float" office:value="234000" calcext:value-type="float">
            <text:p>234000</text:p>
          </table:table-cell>
          <table:table-cell office:value-type="float" office:value="1073825" calcext:value-type="float">
            <text:p>1073825</text:p>
          </table:table-cell>
          <table:table-cell office:value-type="float" office:value="234000" calcext:value-type="float">
            <text:p>234000</text:p>
          </table:table-cell>
          <table:table-cell office:value-type="float" office:value="1076481" calcext:value-type="float">
            <text:p>1076481</text:p>
          </table:table-cell>
        </table:table-row>
        <table:table-row table:style-name="ro1">
          <table:table-cell office:value-type="float" office:value="234500" calcext:value-type="float">
            <text:p>234500</text:p>
          </table:table-cell>
          <table:table-cell office:value-type="float" office:value="2669445" calcext:value-type="float">
            <text:p>2669445</text:p>
          </table:table-cell>
          <table:table-cell office:value-type="float" office:value="234500" calcext:value-type="float">
            <text:p>234500</text:p>
          </table:table-cell>
          <table:table-cell office:value-type="float" office:value="1711788" calcext:value-type="float">
            <text:p>1711788</text:p>
          </table:table-cell>
          <table:table-cell office:value-type="float" office:value="234500" calcext:value-type="float">
            <text:p>234500</text:p>
          </table:table-cell>
          <table:table-cell office:value-type="float" office:value="1064366" calcext:value-type="float">
            <text:p>1064366</text:p>
          </table:table-cell>
          <table:table-cell office:value-type="float" office:value="234500" calcext:value-type="float">
            <text:p>234500</text:p>
          </table:table-cell>
          <table:table-cell office:value-type="float" office:value="8873244" calcext:value-type="float">
            <text:p>8873244</text:p>
          </table:table-cell>
        </table:table-row>
        <table:table-row table:style-name="ro1">
          <table:table-cell office:value-type="float" office:value="235000" calcext:value-type="float">
            <text:p>235000</text:p>
          </table:table-cell>
          <table:table-cell office:value-type="float" office:value="2570781" calcext:value-type="float">
            <text:p>2570781</text:p>
          </table:table-cell>
          <table:table-cell office:value-type="float" office:value="235000" calcext:value-type="float">
            <text:p>235000</text:p>
          </table:table-cell>
          <table:table-cell office:value-type="float" office:value="1596917" calcext:value-type="float">
            <text:p>1596917</text:p>
          </table:table-cell>
          <table:table-cell office:value-type="float" office:value="235000" calcext:value-type="float">
            <text:p>235000</text:p>
          </table:table-cell>
          <table:table-cell office:value-type="float" office:value="1045165" calcext:value-type="float">
            <text:p>1045165</text:p>
          </table:table-cell>
          <table:table-cell office:value-type="float" office:value="235000" calcext:value-type="float">
            <text:p>235000</text:p>
          </table:table-cell>
          <table:table-cell office:value-type="float" office:value="1336585" calcext:value-type="float">
            <text:p>1336585</text:p>
          </table:table-cell>
        </table:table-row>
        <table:table-row table:style-name="ro1">
          <table:table-cell office:value-type="float" office:value="235500" calcext:value-type="float">
            <text:p>235500</text:p>
          </table:table-cell>
          <table:table-cell office:value-type="float" office:value="2614626" calcext:value-type="float">
            <text:p>2614626</text:p>
          </table:table-cell>
          <table:table-cell office:value-type="float" office:value="235500" calcext:value-type="float">
            <text:p>235500</text:p>
          </table:table-cell>
          <table:table-cell office:value-type="float" office:value="1566577" calcext:value-type="float">
            <text:p>1566577</text:p>
          </table:table-cell>
          <table:table-cell office:value-type="float" office:value="235500" calcext:value-type="float">
            <text:p>235500</text:p>
          </table:table-cell>
          <table:table-cell office:value-type="float" office:value="1106958" calcext:value-type="float">
            <text:p>1106958</text:p>
          </table:table-cell>
          <table:table-cell office:value-type="float" office:value="235500" calcext:value-type="float">
            <text:p>235500</text:p>
          </table:table-cell>
          <table:table-cell office:value-type="float" office:value="1078028" calcext:value-type="float">
            <text:p>1078028</text:p>
          </table:table-cell>
        </table:table-row>
        <table:table-row table:style-name="ro1">
          <table:table-cell office:value-type="float" office:value="236000" calcext:value-type="float">
            <text:p>236000</text:p>
          </table:table-cell>
          <table:table-cell office:value-type="float" office:value="2619486" calcext:value-type="float">
            <text:p>2619486</text:p>
          </table:table-cell>
          <table:table-cell office:value-type="float" office:value="236000" calcext:value-type="float">
            <text:p>236000</text:p>
          </table:table-cell>
          <table:table-cell office:value-type="float" office:value="1587697" calcext:value-type="float">
            <text:p>1587697</text:p>
          </table:table-cell>
          <table:table-cell office:value-type="float" office:value="236000" calcext:value-type="float">
            <text:p>236000</text:p>
          </table:table-cell>
          <table:table-cell office:value-type="float" office:value="1067699" calcext:value-type="float">
            <text:p>1067699</text:p>
          </table:table-cell>
          <table:table-cell office:value-type="float" office:value="236000" calcext:value-type="float">
            <text:p>236000</text:p>
          </table:table-cell>
          <table:table-cell office:value-type="float" office:value="1131727" calcext:value-type="float">
            <text:p>1131727</text:p>
          </table:table-cell>
        </table:table-row>
        <table:table-row table:style-name="ro1">
          <table:table-cell office:value-type="float" office:value="236500" calcext:value-type="float">
            <text:p>236500</text:p>
          </table:table-cell>
          <table:table-cell office:value-type="float" office:value="2631687" calcext:value-type="float">
            <text:p>2631687</text:p>
          </table:table-cell>
          <table:table-cell office:value-type="float" office:value="236500" calcext:value-type="float">
            <text:p>236500</text:p>
          </table:table-cell>
          <table:table-cell office:value-type="float" office:value="1569067" calcext:value-type="float">
            <text:p>1569067</text:p>
          </table:table-cell>
          <table:table-cell office:value-type="float" office:value="236500" calcext:value-type="float">
            <text:p>236500</text:p>
          </table:table-cell>
          <table:table-cell office:value-type="float" office:value="1051209" calcext:value-type="float">
            <text:p>1051209</text:p>
          </table:table-cell>
          <table:table-cell office:value-type="float" office:value="236500" calcext:value-type="float">
            <text:p>236500</text:p>
          </table:table-cell>
          <table:table-cell office:value-type="float" office:value="4207001" calcext:value-type="float">
            <text:p>4207001</text:p>
          </table:table-cell>
        </table:table-row>
        <table:table-row table:style-name="ro1">
          <table:table-cell office:value-type="float" office:value="237000" calcext:value-type="float">
            <text:p>237000</text:p>
          </table:table-cell>
          <table:table-cell office:value-type="float" office:value="2609720" calcext:value-type="float">
            <text:p>2609720</text:p>
          </table:table-cell>
          <table:table-cell office:value-type="float" office:value="237000" calcext:value-type="float">
            <text:p>237000</text:p>
          </table:table-cell>
          <table:table-cell office:value-type="float" office:value="1588272" calcext:value-type="float">
            <text:p>1588272</text:p>
          </table:table-cell>
          <table:table-cell office:value-type="float" office:value="237000" calcext:value-type="float">
            <text:p>237000</text:p>
          </table:table-cell>
          <table:table-cell office:value-type="float" office:value="1096220" calcext:value-type="float">
            <text:p>1096220</text:p>
          </table:table-cell>
          <table:table-cell office:value-type="float" office:value="237000" calcext:value-type="float">
            <text:p>237000</text:p>
          </table:table-cell>
          <table:table-cell office:value-type="float" office:value="1137603" calcext:value-type="float">
            <text:p>1137603</text:p>
          </table:table-cell>
        </table:table-row>
        <table:table-row table:style-name="ro1">
          <table:table-cell office:value-type="float" office:value="237500" calcext:value-type="float">
            <text:p>237500</text:p>
          </table:table-cell>
          <table:table-cell office:value-type="float" office:value="2630098" calcext:value-type="float">
            <text:p>2630098</text:p>
          </table:table-cell>
          <table:table-cell office:value-type="float" office:value="237500" calcext:value-type="float">
            <text:p>237500</text:p>
          </table:table-cell>
          <table:table-cell office:value-type="float" office:value="1575257" calcext:value-type="float">
            <text:p>1575257</text:p>
          </table:table-cell>
          <table:table-cell office:value-type="float" office:value="237500" calcext:value-type="float">
            <text:p>237500</text:p>
          </table:table-cell>
          <table:table-cell office:value-type="float" office:value="1057004" calcext:value-type="float">
            <text:p>1057004</text:p>
          </table:table-cell>
          <table:table-cell office:value-type="float" office:value="237500" calcext:value-type="float">
            <text:p>237500</text:p>
          </table:table-cell>
          <table:table-cell office:value-type="float" office:value="1172371" calcext:value-type="float">
            <text:p>1172371</text:p>
          </table:table-cell>
        </table:table-row>
        <table:table-row table:style-name="ro1">
          <table:table-cell office:value-type="float" office:value="238000" calcext:value-type="float">
            <text:p>238000</text:p>
          </table:table-cell>
          <table:table-cell office:value-type="float" office:value="2755807" calcext:value-type="float">
            <text:p>2755807</text:p>
          </table:table-cell>
          <table:table-cell office:value-type="float" office:value="238000" calcext:value-type="float">
            <text:p>238000</text:p>
          </table:table-cell>
          <table:table-cell office:value-type="float" office:value="1604561" calcext:value-type="float">
            <text:p>1604561</text:p>
          </table:table-cell>
          <table:table-cell office:value-type="float" office:value="238000" calcext:value-type="float">
            <text:p>238000</text:p>
          </table:table-cell>
          <table:table-cell office:value-type="float" office:value="1077688" calcext:value-type="float">
            <text:p>1077688</text:p>
          </table:table-cell>
          <table:table-cell office:value-type="float" office:value="238000" calcext:value-type="float">
            <text:p>238000</text:p>
          </table:table-cell>
          <table:table-cell office:value-type="float" office:value="1147781" calcext:value-type="float">
            <text:p>1147781</text:p>
          </table:table-cell>
        </table:table-row>
        <table:table-row table:style-name="ro1">
          <table:table-cell office:value-type="float" office:value="238500" calcext:value-type="float">
            <text:p>238500</text:p>
          </table:table-cell>
          <table:table-cell office:value-type="float" office:value="2639107" calcext:value-type="float">
            <text:p>2639107</text:p>
          </table:table-cell>
          <table:table-cell office:value-type="float" office:value="238500" calcext:value-type="float">
            <text:p>238500</text:p>
          </table:table-cell>
          <table:table-cell office:value-type="float" office:value="1615204" calcext:value-type="float">
            <text:p>1615204</text:p>
          </table:table-cell>
          <table:table-cell office:value-type="float" office:value="238500" calcext:value-type="float">
            <text:p>238500</text:p>
          </table:table-cell>
          <table:table-cell office:value-type="float" office:value="1067051" calcext:value-type="float">
            <text:p>1067051</text:p>
          </table:table-cell>
          <table:table-cell office:value-type="float" office:value="238500" calcext:value-type="float">
            <text:p>238500</text:p>
          </table:table-cell>
          <table:table-cell office:value-type="float" office:value="1096010" calcext:value-type="float">
            <text:p>1096010</text:p>
          </table:table-cell>
        </table:table-row>
        <table:table-row table:style-name="ro1">
          <table:table-cell office:value-type="float" office:value="239000" calcext:value-type="float">
            <text:p>239000</text:p>
          </table:table-cell>
          <table:table-cell office:value-type="float" office:value="2636692" calcext:value-type="float">
            <text:p>2636692</text:p>
          </table:table-cell>
          <table:table-cell office:value-type="float" office:value="239000" calcext:value-type="float">
            <text:p>239000</text:p>
          </table:table-cell>
          <table:table-cell office:value-type="float" office:value="1630001" calcext:value-type="float">
            <text:p>1630001</text:p>
          </table:table-cell>
          <table:table-cell office:value-type="float" office:value="239000" calcext:value-type="float">
            <text:p>239000</text:p>
          </table:table-cell>
          <table:table-cell office:value-type="float" office:value="1102085" calcext:value-type="float">
            <text:p>1102085</text:p>
          </table:table-cell>
          <table:table-cell office:value-type="float" office:value="239000" calcext:value-type="float">
            <text:p>239000</text:p>
          </table:table-cell>
          <table:table-cell office:value-type="float" office:value="1133504" calcext:value-type="float">
            <text:p>1133504</text:p>
          </table:table-cell>
        </table:table-row>
        <table:table-row table:style-name="ro1">
          <table:table-cell office:value-type="float" office:value="239500" calcext:value-type="float">
            <text:p>239500</text:p>
          </table:table-cell>
          <table:table-cell office:value-type="float" office:value="2612961" calcext:value-type="float">
            <text:p>2612961</text:p>
          </table:table-cell>
          <table:table-cell office:value-type="float" office:value="239500" calcext:value-type="float">
            <text:p>239500</text:p>
          </table:table-cell>
          <table:table-cell office:value-type="float" office:value="1586315" calcext:value-type="float">
            <text:p>1586315</text:p>
          </table:table-cell>
          <table:table-cell office:value-type="float" office:value="239500" calcext:value-type="float">
            <text:p>239500</text:p>
          </table:table-cell>
          <table:table-cell office:value-type="float" office:value="1059943" calcext:value-type="float">
            <text:p>1059943</text:p>
          </table:table-cell>
          <table:table-cell office:value-type="float" office:value="239500" calcext:value-type="float">
            <text:p>239500</text:p>
          </table:table-cell>
          <table:table-cell office:value-type="float" office:value="1076463" calcext:value-type="float">
            <text:p>1076463</text:p>
          </table:table-cell>
        </table:table-row>
        <table:table-row table:style-name="ro1">
          <table:table-cell office:value-type="float" office:value="240000" calcext:value-type="float">
            <text:p>240000</text:p>
          </table:table-cell>
          <table:table-cell office:value-type="float" office:value="2649880" calcext:value-type="float">
            <text:p>2649880</text:p>
          </table:table-cell>
          <table:table-cell office:value-type="float" office:value="240000" calcext:value-type="float">
            <text:p>240000</text:p>
          </table:table-cell>
          <table:table-cell office:value-type="float" office:value="1621002" calcext:value-type="float">
            <text:p>1621002</text:p>
          </table:table-cell>
          <table:table-cell office:value-type="float" office:value="240000" calcext:value-type="float">
            <text:p>240000</text:p>
          </table:table-cell>
          <table:table-cell office:value-type="float" office:value="1104020" calcext:value-type="float">
            <text:p>1104020</text:p>
          </table:table-cell>
          <table:table-cell office:value-type="float" office:value="240000" calcext:value-type="float">
            <text:p>240000</text:p>
          </table:table-cell>
          <table:table-cell office:value-type="float" office:value="1117346" calcext:value-type="float">
            <text:p>1117346</text:p>
          </table:table-cell>
        </table:table-row>
        <table:table-row table:style-name="ro1">
          <table:table-cell office:value-type="float" office:value="240500" calcext:value-type="float">
            <text:p>240500</text:p>
          </table:table-cell>
          <table:table-cell office:value-type="float" office:value="2662648" calcext:value-type="float">
            <text:p>2662648</text:p>
          </table:table-cell>
          <table:table-cell office:value-type="float" office:value="240500" calcext:value-type="float">
            <text:p>240500</text:p>
          </table:table-cell>
          <table:table-cell office:value-type="float" office:value="1590907" calcext:value-type="float">
            <text:p>1590907</text:p>
          </table:table-cell>
          <table:table-cell office:value-type="float" office:value="240500" calcext:value-type="float">
            <text:p>240500</text:p>
          </table:table-cell>
          <table:table-cell office:value-type="float" office:value="1079310" calcext:value-type="float">
            <text:p>1079310</text:p>
          </table:table-cell>
          <table:table-cell office:value-type="float" office:value="240500" calcext:value-type="float">
            <text:p>240500</text:p>
          </table:table-cell>
          <table:table-cell office:value-type="float" office:value="1092205" calcext:value-type="float">
            <text:p>1092205</text:p>
          </table:table-cell>
        </table:table-row>
        <table:table-row table:style-name="ro1">
          <table:table-cell office:value-type="float" office:value="241000" calcext:value-type="float">
            <text:p>241000</text:p>
          </table:table-cell>
          <table:table-cell office:value-type="float" office:value="2641911" calcext:value-type="float">
            <text:p>2641911</text:p>
          </table:table-cell>
          <table:table-cell office:value-type="float" office:value="241000" calcext:value-type="float">
            <text:p>241000</text:p>
          </table:table-cell>
          <table:table-cell office:value-type="float" office:value="1630144" calcext:value-type="float">
            <text:p>1630144</text:p>
          </table:table-cell>
          <table:table-cell office:value-type="float" office:value="241000" calcext:value-type="float">
            <text:p>241000</text:p>
          </table:table-cell>
          <table:table-cell office:value-type="float" office:value="1099458" calcext:value-type="float">
            <text:p>1099458</text:p>
          </table:table-cell>
          <table:table-cell office:value-type="float" office:value="241000" calcext:value-type="float">
            <text:p>241000</text:p>
          </table:table-cell>
          <table:table-cell office:value-type="float" office:value="1212686" calcext:value-type="float">
            <text:p>1212686</text:p>
          </table:table-cell>
        </table:table-row>
        <table:table-row table:style-name="ro1">
          <table:table-cell office:value-type="float" office:value="241500" calcext:value-type="float">
            <text:p>241500</text:p>
          </table:table-cell>
          <table:table-cell office:value-type="float" office:value="2645178" calcext:value-type="float">
            <text:p>2645178</text:p>
          </table:table-cell>
          <table:table-cell office:value-type="float" office:value="241500" calcext:value-type="float">
            <text:p>241500</text:p>
          </table:table-cell>
          <table:table-cell office:value-type="float" office:value="1598403" calcext:value-type="float">
            <text:p>1598403</text:p>
          </table:table-cell>
          <table:table-cell office:value-type="float" office:value="241500" calcext:value-type="float">
            <text:p>241500</text:p>
          </table:table-cell>
          <table:table-cell office:value-type="float" office:value="1141792" calcext:value-type="float">
            <text:p>1141792</text:p>
          </table:table-cell>
          <table:table-cell office:value-type="float" office:value="241500" calcext:value-type="float">
            <text:p>241500</text:p>
          </table:table-cell>
          <table:table-cell office:value-type="float" office:value="1096709" calcext:value-type="float">
            <text:p>1096709</text:p>
          </table:table-cell>
        </table:table-row>
        <table:table-row table:style-name="ro1">
          <table:table-cell office:value-type="float" office:value="242000" calcext:value-type="float">
            <text:p>242000</text:p>
          </table:table-cell>
          <table:table-cell office:value-type="float" office:value="2698669" calcext:value-type="float">
            <text:p>2698669</text:p>
          </table:table-cell>
          <table:table-cell office:value-type="float" office:value="242000" calcext:value-type="float">
            <text:p>242000</text:p>
          </table:table-cell>
          <table:table-cell office:value-type="float" office:value="1633725" calcext:value-type="float">
            <text:p>1633725</text:p>
          </table:table-cell>
          <table:table-cell office:value-type="float" office:value="242000" calcext:value-type="float">
            <text:p>242000</text:p>
          </table:table-cell>
          <table:table-cell office:value-type="float" office:value="1101443" calcext:value-type="float">
            <text:p>1101443</text:p>
          </table:table-cell>
          <table:table-cell office:value-type="float" office:value="242000" calcext:value-type="float">
            <text:p>242000</text:p>
          </table:table-cell>
          <table:table-cell office:value-type="float" office:value="1442704" calcext:value-type="float">
            <text:p>1442704</text:p>
          </table:table-cell>
        </table:table-row>
        <table:table-row table:style-name="ro1">
          <table:table-cell office:value-type="float" office:value="242500" calcext:value-type="float">
            <text:p>242500</text:p>
          </table:table-cell>
          <table:table-cell office:value-type="float" office:value="2641879" calcext:value-type="float">
            <text:p>2641879</text:p>
          </table:table-cell>
          <table:table-cell office:value-type="float" office:value="242500" calcext:value-type="float">
            <text:p>242500</text:p>
          </table:table-cell>
          <table:table-cell office:value-type="float" office:value="1601928" calcext:value-type="float">
            <text:p>1601928</text:p>
          </table:table-cell>
          <table:table-cell office:value-type="float" office:value="242500" calcext:value-type="float">
            <text:p>242500</text:p>
          </table:table-cell>
          <table:table-cell office:value-type="float" office:value="1145632" calcext:value-type="float">
            <text:p>1145632</text:p>
          </table:table-cell>
          <table:table-cell office:value-type="float" office:value="242500" calcext:value-type="float">
            <text:p>242500</text:p>
          </table:table-cell>
          <table:table-cell office:value-type="float" office:value="1122554" calcext:value-type="float">
            <text:p>1122554</text:p>
          </table:table-cell>
        </table:table-row>
        <table:table-row table:style-name="ro1">
          <table:table-cell office:value-type="float" office:value="243000" calcext:value-type="float">
            <text:p>243000</text:p>
          </table:table-cell>
          <table:table-cell office:value-type="float" office:value="2760280" calcext:value-type="float">
            <text:p>2760280</text:p>
          </table:table-cell>
          <table:table-cell office:value-type="float" office:value="243000" calcext:value-type="float">
            <text:p>243000</text:p>
          </table:table-cell>
          <table:table-cell office:value-type="float" office:value="1643924" calcext:value-type="float">
            <text:p>1643924</text:p>
          </table:table-cell>
          <table:table-cell office:value-type="float" office:value="243000" calcext:value-type="float">
            <text:p>243000</text:p>
          </table:table-cell>
          <table:table-cell office:value-type="float" office:value="1156616" calcext:value-type="float">
            <text:p>1156616</text:p>
          </table:table-cell>
          <table:table-cell office:value-type="float" office:value="243000" calcext:value-type="float">
            <text:p>243000</text:p>
          </table:table-cell>
          <table:table-cell office:value-type="float" office:value="1155355" calcext:value-type="float">
            <text:p>1155355</text:p>
          </table:table-cell>
        </table:table-row>
        <table:table-row table:style-name="ro1">
          <table:table-cell office:value-type="float" office:value="243500" calcext:value-type="float">
            <text:p>243500</text:p>
          </table:table-cell>
          <table:table-cell office:value-type="float" office:value="2777641" calcext:value-type="float">
            <text:p>2777641</text:p>
          </table:table-cell>
          <table:table-cell office:value-type="float" office:value="243500" calcext:value-type="float">
            <text:p>243500</text:p>
          </table:table-cell>
          <table:table-cell office:value-type="float" office:value="1609010" calcext:value-type="float">
            <text:p>1609010</text:p>
          </table:table-cell>
          <table:table-cell office:value-type="float" office:value="243500" calcext:value-type="float">
            <text:p>243500</text:p>
          </table:table-cell>
          <table:table-cell office:value-type="float" office:value="1085805" calcext:value-type="float">
            <text:p>1085805</text:p>
          </table:table-cell>
          <table:table-cell office:value-type="float" office:value="243500" calcext:value-type="float">
            <text:p>243500</text:p>
          </table:table-cell>
          <table:table-cell office:value-type="float" office:value="1122980" calcext:value-type="float">
            <text:p>1122980</text:p>
          </table:table-cell>
        </table:table-row>
        <table:table-row table:style-name="ro1">
          <table:table-cell office:value-type="float" office:value="244000" calcext:value-type="float">
            <text:p>244000</text:p>
          </table:table-cell>
          <table:table-cell office:value-type="float" office:value="2739262" calcext:value-type="float">
            <text:p>2739262</text:p>
          </table:table-cell>
          <table:table-cell office:value-type="float" office:value="244000" calcext:value-type="float">
            <text:p>244000</text:p>
          </table:table-cell>
          <table:table-cell office:value-type="float" office:value="1728654" calcext:value-type="float">
            <text:p>1728654</text:p>
          </table:table-cell>
          <table:table-cell office:value-type="float" office:value="244000" calcext:value-type="float">
            <text:p>244000</text:p>
          </table:table-cell>
          <table:table-cell office:value-type="float" office:value="1128252" calcext:value-type="float">
            <text:p>1128252</text:p>
          </table:table-cell>
          <table:table-cell office:value-type="float" office:value="244000" calcext:value-type="float">
            <text:p>244000</text:p>
          </table:table-cell>
          <table:table-cell office:value-type="float" office:value="1187304" calcext:value-type="float">
            <text:p>1187304</text:p>
          </table:table-cell>
        </table:table-row>
        <table:table-row table:style-name="ro1">
          <table:table-cell office:value-type="float" office:value="244500" calcext:value-type="float">
            <text:p>244500</text:p>
          </table:table-cell>
          <table:table-cell office:value-type="float" office:value="2769057" calcext:value-type="float">
            <text:p>2769057</text:p>
          </table:table-cell>
          <table:table-cell office:value-type="float" office:value="244500" calcext:value-type="float">
            <text:p>244500</text:p>
          </table:table-cell>
          <table:table-cell office:value-type="float" office:value="1711672" calcext:value-type="float">
            <text:p>1711672</text:p>
          </table:table-cell>
          <table:table-cell office:value-type="float" office:value="244500" calcext:value-type="float">
            <text:p>244500</text:p>
          </table:table-cell>
          <table:table-cell office:value-type="float" office:value="1083445" calcext:value-type="float">
            <text:p>1083445</text:p>
          </table:table-cell>
          <table:table-cell office:value-type="float" office:value="244500" calcext:value-type="float">
            <text:p>244500</text:p>
          </table:table-cell>
          <table:table-cell office:value-type="float" office:value="1106926" calcext:value-type="float">
            <text:p>1106926</text:p>
          </table:table-cell>
        </table:table-row>
        <table:table-row table:style-name="ro1">
          <table:table-cell office:value-type="float" office:value="245000" calcext:value-type="float">
            <text:p>245000</text:p>
          </table:table-cell>
          <table:table-cell office:value-type="float" office:value="2776105" calcext:value-type="float">
            <text:p>2776105</text:p>
          </table:table-cell>
          <table:table-cell office:value-type="float" office:value="245000" calcext:value-type="float">
            <text:p>245000</text:p>
          </table:table-cell>
          <table:table-cell office:value-type="float" office:value="1702298" calcext:value-type="float">
            <text:p>1702298</text:p>
          </table:table-cell>
          <table:table-cell office:value-type="float" office:value="245000" calcext:value-type="float">
            <text:p>245000</text:p>
          </table:table-cell>
          <table:table-cell office:value-type="float" office:value="1160645" calcext:value-type="float">
            <text:p>1160645</text:p>
          </table:table-cell>
          <table:table-cell office:value-type="float" office:value="245000" calcext:value-type="float">
            <text:p>245000</text:p>
          </table:table-cell>
          <table:table-cell office:value-type="float" office:value="1166343" calcext:value-type="float">
            <text:p>1166343</text:p>
          </table:table-cell>
        </table:table-row>
        <table:table-row table:style-name="ro1">
          <table:table-cell office:value-type="float" office:value="245500" calcext:value-type="float">
            <text:p>245500</text:p>
          </table:table-cell>
          <table:table-cell office:value-type="float" office:value="2703415" calcext:value-type="float">
            <text:p>2703415</text:p>
          </table:table-cell>
          <table:table-cell office:value-type="float" office:value="245500" calcext:value-type="float">
            <text:p>245500</text:p>
          </table:table-cell>
          <table:table-cell office:value-type="float" office:value="1656063" calcext:value-type="float">
            <text:p>1656063</text:p>
          </table:table-cell>
          <table:table-cell office:value-type="float" office:value="245500" calcext:value-type="float">
            <text:p>245500</text:p>
          </table:table-cell>
          <table:table-cell office:value-type="float" office:value="1151797" calcext:value-type="float">
            <text:p>1151797</text:p>
          </table:table-cell>
          <table:table-cell office:value-type="float" office:value="245500" calcext:value-type="float">
            <text:p>245500</text:p>
          </table:table-cell>
          <table:table-cell office:value-type="float" office:value="1188846" calcext:value-type="float">
            <text:p>1188846</text:p>
          </table:table-cell>
        </table:table-row>
        <table:table-row table:style-name="ro1">
          <table:table-cell office:value-type="float" office:value="246000" calcext:value-type="float">
            <text:p>246000</text:p>
          </table:table-cell>
          <table:table-cell office:value-type="float" office:value="2701312" calcext:value-type="float">
            <text:p>2701312</text:p>
          </table:table-cell>
          <table:table-cell office:value-type="float" office:value="246000" calcext:value-type="float">
            <text:p>246000</text:p>
          </table:table-cell>
          <table:table-cell office:value-type="float" office:value="1672059" calcext:value-type="float">
            <text:p>1672059</text:p>
          </table:table-cell>
          <table:table-cell office:value-type="float" office:value="246000" calcext:value-type="float">
            <text:p>246000</text:p>
          </table:table-cell>
          <table:table-cell office:value-type="float" office:value="1168462" calcext:value-type="float">
            <text:p>1168462</text:p>
          </table:table-cell>
          <table:table-cell office:value-type="float" office:value="246000" calcext:value-type="float">
            <text:p>246000</text:p>
          </table:table-cell>
          <table:table-cell office:value-type="float" office:value="1473196" calcext:value-type="float">
            <text:p>1473196</text:p>
          </table:table-cell>
        </table:table-row>
        <table:table-row table:style-name="ro1">
          <table:table-cell office:value-type="float" office:value="246500" calcext:value-type="float">
            <text:p>246500</text:p>
          </table:table-cell>
          <table:table-cell office:value-type="float" office:value="2707427" calcext:value-type="float">
            <text:p>2707427</text:p>
          </table:table-cell>
          <table:table-cell office:value-type="float" office:value="246500" calcext:value-type="float">
            <text:p>246500</text:p>
          </table:table-cell>
          <table:table-cell office:value-type="float" office:value="1670628" calcext:value-type="float">
            <text:p>1670628</text:p>
          </table:table-cell>
          <table:table-cell office:value-type="float" office:value="246500" calcext:value-type="float">
            <text:p>246500</text:p>
          </table:table-cell>
          <table:table-cell office:value-type="float" office:value="1086300" calcext:value-type="float">
            <text:p>1086300</text:p>
          </table:table-cell>
          <table:table-cell office:value-type="float" office:value="246500" calcext:value-type="float">
            <text:p>246500</text:p>
          </table:table-cell>
          <table:table-cell office:value-type="float" office:value="1335168" calcext:value-type="float">
            <text:p>1335168</text:p>
          </table:table-cell>
        </table:table-row>
        <table:table-row table:style-name="ro1">
          <table:table-cell office:value-type="float" office:value="247000" calcext:value-type="float">
            <text:p>247000</text:p>
          </table:table-cell>
          <table:table-cell office:value-type="float" office:value="2844340" calcext:value-type="float">
            <text:p>2844340</text:p>
          </table:table-cell>
          <table:table-cell office:value-type="float" office:value="247000" calcext:value-type="float">
            <text:p>247000</text:p>
          </table:table-cell>
          <table:table-cell office:value-type="float" office:value="1680956" calcext:value-type="float">
            <text:p>1680956</text:p>
          </table:table-cell>
          <table:table-cell office:value-type="float" office:value="247000" calcext:value-type="float">
            <text:p>247000</text:p>
          </table:table-cell>
          <table:table-cell office:value-type="float" office:value="1133425" calcext:value-type="float">
            <text:p>1133425</text:p>
          </table:table-cell>
          <table:table-cell office:value-type="float" office:value="247000" calcext:value-type="float">
            <text:p>247000</text:p>
          </table:table-cell>
          <table:table-cell office:value-type="float" office:value="1186100" calcext:value-type="float">
            <text:p>1186100</text:p>
          </table:table-cell>
        </table:table-row>
        <table:table-row table:style-name="ro1">
          <table:table-cell office:value-type="float" office:value="247500" calcext:value-type="float">
            <text:p>247500</text:p>
          </table:table-cell>
          <table:table-cell office:value-type="float" office:value="2720295" calcext:value-type="float">
            <text:p>2720295</text:p>
          </table:table-cell>
          <table:table-cell office:value-type="float" office:value="247500" calcext:value-type="float">
            <text:p>247500</text:p>
          </table:table-cell>
          <table:table-cell office:value-type="float" office:value="1653891" calcext:value-type="float">
            <text:p>1653891</text:p>
          </table:table-cell>
          <table:table-cell office:value-type="float" office:value="247500" calcext:value-type="float">
            <text:p>247500</text:p>
          </table:table-cell>
          <table:table-cell office:value-type="float" office:value="1097539" calcext:value-type="float">
            <text:p>1097539</text:p>
          </table:table-cell>
          <table:table-cell office:value-type="float" office:value="247500" calcext:value-type="float">
            <text:p>247500</text:p>
          </table:table-cell>
          <table:table-cell office:value-type="float" office:value="1126823" calcext:value-type="float">
            <text:p>1126823</text:p>
          </table:table-cell>
        </table:table-row>
        <table:table-row table:style-name="ro1">
          <table:table-cell office:value-type="float" office:value="248000" calcext:value-type="float">
            <text:p>248000</text:p>
          </table:table-cell>
          <table:table-cell office:value-type="float" office:value="2728296" calcext:value-type="float">
            <text:p>2728296</text:p>
          </table:table-cell>
          <table:table-cell office:value-type="float" office:value="248000" calcext:value-type="float">
            <text:p>248000</text:p>
          </table:table-cell>
          <table:table-cell office:value-type="float" office:value="1690852" calcext:value-type="float">
            <text:p>1690852</text:p>
          </table:table-cell>
          <table:table-cell office:value-type="float" office:value="248000" calcext:value-type="float">
            <text:p>248000</text:p>
          </table:table-cell>
          <table:table-cell office:value-type="float" office:value="1136832" calcext:value-type="float">
            <text:p>1136832</text:p>
          </table:table-cell>
          <table:table-cell office:value-type="float" office:value="248000" calcext:value-type="float">
            <text:p>248000</text:p>
          </table:table-cell>
          <table:table-cell office:value-type="float" office:value="1194439" calcext:value-type="float">
            <text:p>1194439</text:p>
          </table:table-cell>
        </table:table-row>
        <table:table-row table:style-name="ro1">
          <table:table-cell office:value-type="float" office:value="248500" calcext:value-type="float">
            <text:p>248500</text:p>
          </table:table-cell>
          <table:table-cell office:value-type="float" office:value="2711009" calcext:value-type="float">
            <text:p>2711009</text:p>
          </table:table-cell>
          <table:table-cell office:value-type="float" office:value="248500" calcext:value-type="float">
            <text:p>248500</text:p>
          </table:table-cell>
          <table:table-cell office:value-type="float" office:value="1701103" calcext:value-type="float">
            <text:p>1701103</text:p>
          </table:table-cell>
          <table:table-cell office:value-type="float" office:value="248500" calcext:value-type="float">
            <text:p>248500</text:p>
          </table:table-cell>
          <table:table-cell office:value-type="float" office:value="1114187" calcext:value-type="float">
            <text:p>1114187</text:p>
          </table:table-cell>
          <table:table-cell office:value-type="float" office:value="248500" calcext:value-type="float">
            <text:p>248500</text:p>
          </table:table-cell>
          <table:table-cell office:value-type="float" office:value="1168952" calcext:value-type="float">
            <text:p>1168952</text:p>
          </table:table-cell>
        </table:table-row>
        <table:table-row table:style-name="ro1">
          <table:table-cell office:value-type="float" office:value="249000" calcext:value-type="float">
            <text:p>249000</text:p>
          </table:table-cell>
          <table:table-cell office:value-type="float" office:value="2777429" calcext:value-type="float">
            <text:p>2777429</text:p>
          </table:table-cell>
          <table:table-cell office:value-type="float" office:value="249000" calcext:value-type="float">
            <text:p>249000</text:p>
          </table:table-cell>
          <table:table-cell office:value-type="float" office:value="1704088" calcext:value-type="float">
            <text:p>1704088</text:p>
          </table:table-cell>
          <table:table-cell office:value-type="float" office:value="249000" calcext:value-type="float">
            <text:p>249000</text:p>
          </table:table-cell>
          <table:table-cell office:value-type="float" office:value="1221623" calcext:value-type="float">
            <text:p>1221623</text:p>
          </table:table-cell>
          <table:table-cell office:value-type="float" office:value="249000" calcext:value-type="float">
            <text:p>249000</text:p>
          </table:table-cell>
          <table:table-cell office:value-type="float" office:value="1212492" calcext:value-type="float">
            <text:p>1212492</text:p>
          </table:table-cell>
        </table:table-row>
        <table:table-row table:style-name="ro1">
          <table:table-cell office:value-type="float" office:value="249500" calcext:value-type="float">
            <text:p>249500</text:p>
          </table:table-cell>
          <table:table-cell office:value-type="float" office:value="2817027" calcext:value-type="float">
            <text:p>2817027</text:p>
          </table:table-cell>
          <table:table-cell office:value-type="float" office:value="249500" calcext:value-type="float">
            <text:p>249500</text:p>
          </table:table-cell>
          <table:table-cell office:value-type="float" office:value="1646063" calcext:value-type="float">
            <text:p>1646063</text:p>
          </table:table-cell>
          <table:table-cell office:value-type="float" office:value="249500" calcext:value-type="float">
            <text:p>249500</text:p>
          </table:table-cell>
          <table:table-cell office:value-type="float" office:value="1118162" calcext:value-type="float">
            <text:p>1118162</text:p>
          </table:table-cell>
          <table:table-cell office:value-type="float" office:value="249500" calcext:value-type="float">
            <text:p>249500</text:p>
          </table:table-cell>
          <table:table-cell office:value-type="float" office:value="1169666" calcext:value-type="float">
            <text:p>116966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Noto Sans" style:language-asian="zh" style:country-asian="CN" style:font-name-complex="Noto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3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31T22:56:15.192822056</meta:creation-date>
    <dc:date>2019-03-31T23:05:47.371433312</dc:date>
    <meta:editing-duration>PT9M32S</meta:editing-duration>
    <meta:editing-cycles>1</meta:editing-cycles>
    <meta:document-statistic meta:table-count="1" meta:cell-count="4004" meta:object-count="1"/>
    <meta:generator>LibreOffice/6.1.5.2$Linux_X86_64 LibreOffice_project/1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855cm" svg:height="18.275cm" xlink:href=".." xlink:type="simple" chart:class="chart:scatter" chart:style-name="ch1">
        <chart:legend chart:legend-position="end" svg:x="22.791cm" svg:y="7.344cm" style:legend-expansion="high" chart:style-name="ch2"/>
        <chart:plot-area chart:style-name="ch3" table:cell-range-address="Hoja1.A3:Hoja1.H501" svg:x="0.517cm" svg:y="0.365cm" svg:width="21.757cm" svg:height="17.545cm">
          <chartooo:coordinate-region svg:x="2.064cm" svg:y="0.564cm" svg:width="19.468cm" svg:height="1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oja1.B3:Hoja1.B501" chart:class="chart:scatter">
            <chart:domain table:cell-range-address="Hoja1.A3:Hoja1.A501"/>
            <chart:data-point chart:repeated="499"/>
          </chart:series>
          <chart:series chart:style-name="ch7" chart:values-cell-range-address="Hoja1.C3:Hoja1.C501" chart:class="chart:scatter">
            <chart:data-point chart:repeated="499"/>
          </chart:series>
          <chart:series chart:style-name="ch8" chart:values-cell-range-address="Hoja1.D3:Hoja1.D501" chart:class="chart:scatter">
            <chart:data-point chart:repeated="499"/>
          </chart:series>
          <chart:series chart:style-name="ch9" chart:values-cell-range-address="Hoja1.E3:Hoja1.E501" chart:class="chart:scatter">
            <chart:data-point chart:repeated="499"/>
          </chart:series>
          <chart:series chart:style-name="ch10" chart:values-cell-range-address="Hoja1.F3:Hoja1.F501" chart:class="chart:scatter">
            <chart:data-point chart:repeated="499"/>
          </chart:series>
          <chart:series chart:style-name="ch11" chart:values-cell-range-address="Hoja1.G3:Hoja1.G501" chart:class="chart:scatter">
            <chart:data-point chart:repeated="499"/>
          </chart:series>
          <chart:series chart:style-name="ch12" chart:values-cell-range-address="Hoja1.H3:Hoja1.H501" chart:class="chart:scatter">
            <chart:data-point chart:repeated="49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Columna B</text:p>
              </table:table-cell>
              <table:table-cell office:value-type="string">
                <text:p>Columna C</text:p>
              </table:table-cell>
              <table:table-cell office:value-type="string">
                <text:p>Columna D</text:p>
              </table:table-cell>
              <table:table-cell office:value-type="string">
                <text:p>Columna E</text:p>
              </table:table-cell>
              <table:table-cell office:value-type="string">
                <text:p>Columna F</text:p>
              </table:table-cell>
              <table:table-cell office:value-type="string">
                <text:p>Columna G</text:p>
              </table:table-cell>
              <table:table-cell office:value-type="string">
                <text:p>Columna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">
                <text:p>500</text:p>
                <draw:g>
                  <svg:desc>Hoja1.A3:Hoja1.A501</svg:desc>
                </draw:g>
              </table:table-cell>
              <table:table-cell office:value-type="float" office:value="17830">
                <text:p>17830</text:p>
                <draw:g>
                  <svg:desc>Hoja1.B3:Hoja1.B501</svg:desc>
                </draw:g>
              </table:table-cell>
              <table:table-cell office:value-type="float" office:value="500">
                <text:p>500</text:p>
                <draw:g>
                  <svg:desc>Hoja1.C3:Hoja1.C501</svg:desc>
                </draw:g>
              </table:table-cell>
              <table:table-cell office:value-type="float" office:value="53021">
                <text:p>53021</text:p>
                <draw:g>
                  <svg:desc>Hoja1.D3:Hoja1.D501</svg:desc>
                </draw:g>
              </table:table-cell>
              <table:table-cell office:value-type="float" office:value="500">
                <text:p>500</text:p>
                <draw:g>
                  <svg:desc>Hoja1.E3:Hoja1.E501</svg:desc>
                </draw:g>
              </table:table-cell>
              <table:table-cell office:value-type="float" office:value="216763">
                <text:p>216763</text:p>
                <draw:g>
                  <svg:desc>Hoja1.F3:Hoja1.F501</svg:desc>
                </draw:g>
              </table:table-cell>
              <table:table-cell office:value-type="float" office:value="500">
                <text:p>500</text:p>
                <draw:g>
                  <svg:desc>Hoja1.G3:Hoja1.G501</svg:desc>
                </draw:g>
              </table:table-cell>
              <table:table-cell office:value-type="float" office:value="1020640">
                <text:p>1020640</text:p>
                <draw:g>
                  <svg:desc>Hoja1.H3:Hoja1.H5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30315">
                <text:p>30315</text:p>
              </table:table-cell>
              <table:table-cell office:value-type="float" office:value="1000">
                <text:p>1000</text:p>
              </table:table-cell>
              <table:table-cell office:value-type="float" office:value="11309">
                <text:p>11309</text:p>
              </table:table-cell>
              <table:table-cell office:value-type="float" office:value="1000">
                <text:p>1000</text:p>
              </table:table-cell>
              <table:table-cell office:value-type="float" office:value="29096">
                <text:p>29096</text:p>
              </table:table-cell>
              <table:table-cell office:value-type="float" office:value="1000">
                <text:p>1000</text:p>
              </table:table-cell>
              <table:table-cell office:value-type="float" office:value="29172">
                <text:p>291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">
                <text:p>1500</text:p>
              </table:table-cell>
              <table:table-cell office:value-type="float" office:value="48253">
                <text:p>48253</text:p>
              </table:table-cell>
              <table:table-cell office:value-type="float" office:value="1500">
                <text:p>1500</text:p>
              </table:table-cell>
              <table:table-cell office:value-type="float" office:value="14155">
                <text:p>14155</text:p>
              </table:table-cell>
              <table:table-cell office:value-type="float" office:value="1500">
                <text:p>1500</text:p>
              </table:table-cell>
              <table:table-cell office:value-type="float" office:value="30859">
                <text:p>30859</text:p>
              </table:table-cell>
              <table:table-cell office:value-type="float" office:value="1500">
                <text:p>1500</text:p>
              </table:table-cell>
              <table:table-cell office:value-type="float" office:value="32867">
                <text:p>328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58510">
                <text:p>58510</text:p>
              </table:table-cell>
              <table:table-cell office:value-type="float" office:value="2000">
                <text:p>2000</text:p>
              </table:table-cell>
              <table:table-cell office:value-type="float" office:value="17651">
                <text:p>17651</text:p>
              </table:table-cell>
              <table:table-cell office:value-type="float" office:value="2000">
                <text:p>2000</text:p>
              </table:table-cell>
              <table:table-cell office:value-type="float" office:value="36236">
                <text:p>36236</text:p>
              </table:table-cell>
              <table:table-cell office:value-type="float" office:value="2000">
                <text:p>2000</text:p>
              </table:table-cell>
              <table:table-cell office:value-type="float" office:value="37752">
                <text:p>377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0">
                <text:p>2500</text:p>
              </table:table-cell>
              <table:table-cell office:value-type="float" office:value="67747">
                <text:p>67747</text:p>
              </table:table-cell>
              <table:table-cell office:value-type="float" office:value="2500">
                <text:p>2500</text:p>
              </table:table-cell>
              <table:table-cell office:value-type="float" office:value="28368">
                <text:p>28368</text:p>
              </table:table-cell>
              <table:table-cell office:value-type="float" office:value="2500">
                <text:p>2500</text:p>
              </table:table-cell>
              <table:table-cell office:value-type="float" office:value="59704">
                <text:p>59704</text:p>
              </table:table-cell>
              <table:table-cell office:value-type="float" office:value="2500">
                <text:p>2500</text:p>
              </table:table-cell>
              <table:table-cell office:value-type="float" office:value="28649">
                <text:p>286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0">
                <text:p>3000</text:p>
              </table:table-cell>
              <table:table-cell office:value-type="float" office:value="90842">
                <text:p>90842</text:p>
              </table:table-cell>
              <table:table-cell office:value-type="float" office:value="3000">
                <text:p>3000</text:p>
              </table:table-cell>
              <table:table-cell office:value-type="float" office:value="26150">
                <text:p>26150</text:p>
              </table:table-cell>
              <table:table-cell office:value-type="float" office:value="3000">
                <text:p>3000</text:p>
              </table:table-cell>
              <table:table-cell office:value-type="float" office:value="52264">
                <text:p>52264</text:p>
              </table:table-cell>
              <table:table-cell office:value-type="float" office:value="3000">
                <text:p>3000</text:p>
              </table:table-cell>
              <table:table-cell office:value-type="float" office:value="18955">
                <text:p>189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00">
                <text:p>3500</text:p>
              </table:table-cell>
              <table:table-cell office:value-type="float" office:value="96615">
                <text:p>96615</text:p>
              </table:table-cell>
              <table:table-cell office:value-type="float" office:value="3500">
                <text:p>3500</text:p>
              </table:table-cell>
              <table:table-cell office:value-type="float" office:value="30145">
                <text:p>30145</text:p>
              </table:table-cell>
              <table:table-cell office:value-type="float" office:value="3500">
                <text:p>3500</text:p>
              </table:table-cell>
              <table:table-cell office:value-type="float" office:value="13158">
                <text:p>13158</text:p>
              </table:table-cell>
              <table:table-cell office:value-type="float" office:value="3500">
                <text:p>3500</text:p>
              </table:table-cell>
              <table:table-cell office:value-type="float" office:value="20468">
                <text:p>204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0">
                <text:p>4000</text:p>
              </table:table-cell>
              <table:table-cell office:value-type="float" office:value="130825">
                <text:p>130825</text:p>
              </table:table-cell>
              <table:table-cell office:value-type="float" office:value="4000">
                <text:p>4000</text:p>
              </table:table-cell>
              <table:table-cell office:value-type="float" office:value="33738">
                <text:p>33738</text:p>
              </table:table-cell>
              <table:table-cell office:value-type="float" office:value="4000">
                <text:p>4000</text:p>
              </table:table-cell>
              <table:table-cell office:value-type="float" office:value="15320">
                <text:p>15320</text:p>
              </table:table-cell>
              <table:table-cell office:value-type="float" office:value="4000">
                <text:p>4000</text:p>
              </table:table-cell>
              <table:table-cell office:value-type="float" office:value="22446">
                <text:p>2244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00">
                <text:p>4500</text:p>
              </table:table-cell>
              <table:table-cell office:value-type="float" office:value="142706">
                <text:p>142706</text:p>
              </table:table-cell>
              <table:table-cell office:value-type="float" office:value="4500">
                <text:p>4500</text:p>
              </table:table-cell>
              <table:table-cell office:value-type="float" office:value="35109">
                <text:p>35109</text:p>
              </table:table-cell>
              <table:table-cell office:value-type="float" office:value="4500">
                <text:p>4500</text:p>
              </table:table-cell>
              <table:table-cell office:value-type="float" office:value="14574">
                <text:p>14574</text:p>
              </table:table-cell>
              <table:table-cell office:value-type="float" office:value="4500">
                <text:p>4500</text:p>
              </table:table-cell>
              <table:table-cell office:value-type="float" office:value="22155">
                <text:p>221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0">
                <text:p>5000</text:p>
              </table:table-cell>
              <table:table-cell office:value-type="float" office:value="137820">
                <text:p>137820</text:p>
              </table:table-cell>
              <table:table-cell office:value-type="float" office:value="5000">
                <text:p>5000</text:p>
              </table:table-cell>
              <table:table-cell office:value-type="float" office:value="38723">
                <text:p>38723</text:p>
              </table:table-cell>
              <table:table-cell office:value-type="float" office:value="5000">
                <text:p>5000</text:p>
              </table:table-cell>
              <table:table-cell office:value-type="float" office:value="15969">
                <text:p>15969</text:p>
              </table:table-cell>
              <table:table-cell office:value-type="float" office:value="5000">
                <text:p>5000</text:p>
              </table:table-cell>
              <table:table-cell office:value-type="float" office:value="22591">
                <text:p>2259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00">
                <text:p>5500</text:p>
              </table:table-cell>
              <table:table-cell office:value-type="float" office:value="58134">
                <text:p>58134</text:p>
              </table:table-cell>
              <table:table-cell office:value-type="float" office:value="5500">
                <text:p>5500</text:p>
              </table:table-cell>
              <table:table-cell office:value-type="float" office:value="50223">
                <text:p>50223</text:p>
              </table:table-cell>
              <table:table-cell office:value-type="float" office:value="5500">
                <text:p>5500</text:p>
              </table:table-cell>
              <table:table-cell office:value-type="float" office:value="21457">
                <text:p>21457</text:p>
              </table:table-cell>
              <table:table-cell office:value-type="float" office:value="5500">
                <text:p>5500</text:p>
              </table:table-cell>
              <table:table-cell office:value-type="float" office:value="26232">
                <text:p>262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00">
                <text:p>6000</text:p>
              </table:table-cell>
              <table:table-cell office:value-type="float" office:value="56698">
                <text:p>56698</text:p>
              </table:table-cell>
              <table:table-cell office:value-type="float" office:value="6000">
                <text:p>6000</text:p>
              </table:table-cell>
              <table:table-cell office:value-type="float" office:value="55610">
                <text:p>55610</text:p>
              </table:table-cell>
              <table:table-cell office:value-type="float" office:value="6000">
                <text:p>6000</text:p>
              </table:table-cell>
              <table:table-cell office:value-type="float" office:value="21285">
                <text:p>21285</text:p>
              </table:table-cell>
              <table:table-cell office:value-type="float" office:value="6000">
                <text:p>6000</text:p>
              </table:table-cell>
              <table:table-cell office:value-type="float" office:value="29314">
                <text:p>293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00">
                <text:p>6500</text:p>
              </table:table-cell>
              <table:table-cell office:value-type="float" office:value="86977">
                <text:p>86977</text:p>
              </table:table-cell>
              <table:table-cell office:value-type="float" office:value="6500">
                <text:p>6500</text:p>
              </table:table-cell>
              <table:table-cell office:value-type="float" office:value="60604">
                <text:p>60604</text:p>
              </table:table-cell>
              <table:table-cell office:value-type="float" office:value="6500">
                <text:p>6500</text:p>
              </table:table-cell>
              <table:table-cell office:value-type="float" office:value="19892">
                <text:p>19892</text:p>
              </table:table-cell>
              <table:table-cell office:value-type="float" office:value="6500">
                <text:p>6500</text:p>
              </table:table-cell>
              <table:table-cell office:value-type="float" office:value="3546587">
                <text:p>354658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00">
                <text:p>7000</text:p>
              </table:table-cell>
              <table:table-cell office:value-type="float" office:value="66147">
                <text:p>66147</text:p>
              </table:table-cell>
              <table:table-cell office:value-type="float" office:value="7000">
                <text:p>7000</text:p>
              </table:table-cell>
              <table:table-cell office:value-type="float" office:value="63403">
                <text:p>63403</text:p>
              </table:table-cell>
              <table:table-cell office:value-type="float" office:value="7000">
                <text:p>7000</text:p>
              </table:table-cell>
              <table:table-cell office:value-type="float" office:value="22009">
                <text:p>22009</text:p>
              </table:table-cell>
              <table:table-cell office:value-type="float" office:value="7000">
                <text:p>7000</text:p>
              </table:table-cell>
              <table:table-cell office:value-type="float" office:value="22590">
                <text:p>2259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00">
                <text:p>7500</text:p>
              </table:table-cell>
              <table:table-cell office:value-type="float" office:value="69573">
                <text:p>69573</text:p>
              </table:table-cell>
              <table:table-cell office:value-type="float" office:value="7500">
                <text:p>7500</text:p>
              </table:table-cell>
              <table:table-cell office:value-type="float" office:value="71796">
                <text:p>71796</text:p>
              </table:table-cell>
              <table:table-cell office:value-type="float" office:value="7500">
                <text:p>7500</text:p>
              </table:table-cell>
              <table:table-cell office:value-type="float" office:value="22386">
                <text:p>22386</text:p>
              </table:table-cell>
              <table:table-cell office:value-type="float" office:value="7500">
                <text:p>7500</text:p>
              </table:table-cell>
              <table:table-cell office:value-type="float" office:value="25876">
                <text:p>258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00">
                <text:p>8000</text:p>
              </table:table-cell>
              <table:table-cell office:value-type="float" office:value="74518">
                <text:p>74518</text:p>
              </table:table-cell>
              <table:table-cell office:value-type="float" office:value="8000">
                <text:p>8000</text:p>
              </table:table-cell>
              <table:table-cell office:value-type="float" office:value="72125">
                <text:p>72125</text:p>
              </table:table-cell>
              <table:table-cell office:value-type="float" office:value="8000">
                <text:p>8000</text:p>
              </table:table-cell>
              <table:table-cell office:value-type="float" office:value="26953">
                <text:p>26953</text:p>
              </table:table-cell>
              <table:table-cell office:value-type="float" office:value="8000">
                <text:p>8000</text:p>
              </table:table-cell>
              <table:table-cell office:value-type="float" office:value="809934">
                <text:p>8099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500">
                <text:p>8500</text:p>
              </table:table-cell>
              <table:table-cell office:value-type="float" office:value="77540">
                <text:p>77540</text:p>
              </table:table-cell>
              <table:table-cell office:value-type="float" office:value="8500">
                <text:p>8500</text:p>
              </table:table-cell>
              <table:table-cell office:value-type="float" office:value="98392">
                <text:p>98392</text:p>
              </table:table-cell>
              <table:table-cell office:value-type="float" office:value="8500">
                <text:p>8500</text:p>
              </table:table-cell>
              <table:table-cell office:value-type="float" office:value="70346">
                <text:p>70346</text:p>
              </table:table-cell>
              <table:table-cell office:value-type="float" office:value="8500">
                <text:p>8500</text:p>
              </table:table-cell>
              <table:table-cell office:value-type="float" office:value="45747">
                <text:p>4574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00">
                <text:p>9000</text:p>
              </table:table-cell>
              <table:table-cell office:value-type="float" office:value="88553">
                <text:p>88553</text:p>
              </table:table-cell>
              <table:table-cell office:value-type="float" office:value="9000">
                <text:p>9000</text:p>
              </table:table-cell>
              <table:table-cell office:value-type="float" office:value="80983">
                <text:p>80983</text:p>
              </table:table-cell>
              <table:table-cell office:value-type="float" office:value="9000">
                <text:p>9000</text:p>
              </table:table-cell>
              <table:table-cell office:value-type="float" office:value="42570">
                <text:p>42570</text:p>
              </table:table-cell>
              <table:table-cell office:value-type="float" office:value="9000">
                <text:p>9000</text:p>
              </table:table-cell>
              <table:table-cell office:value-type="float" office:value="27812">
                <text:p>278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500">
                <text:p>9500</text:p>
              </table:table-cell>
              <table:table-cell office:value-type="float" office:value="86801">
                <text:p>86801</text:p>
              </table:table-cell>
              <table:table-cell office:value-type="float" office:value="9500">
                <text:p>9500</text:p>
              </table:table-cell>
              <table:table-cell office:value-type="float" office:value="100959">
                <text:p>100959</text:p>
              </table:table-cell>
              <table:table-cell office:value-type="float" office:value="9500">
                <text:p>9500</text:p>
              </table:table-cell>
              <table:table-cell office:value-type="float" office:value="40645">
                <text:p>40645</text:p>
              </table:table-cell>
              <table:table-cell office:value-type="float" office:value="9500">
                <text:p>9500</text:p>
              </table:table-cell>
              <table:table-cell office:value-type="float" office:value="30229">
                <text:p>3022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00">
                <text:p>10000</text:p>
              </table:table-cell>
              <table:table-cell office:value-type="float" office:value="91129">
                <text:p>91129</text:p>
              </table:table-cell>
              <table:table-cell office:value-type="float" office:value="10000">
                <text:p>10000</text:p>
              </table:table-cell>
              <table:table-cell office:value-type="float" office:value="52225">
                <text:p>52225</text:p>
              </table:table-cell>
              <table:table-cell office:value-type="float" office:value="10000">
                <text:p>10000</text:p>
              </table:table-cell>
              <table:table-cell office:value-type="float" office:value="42915">
                <text:p>42915</text:p>
              </table:table-cell>
              <table:table-cell office:value-type="float" office:value="10000">
                <text:p>10000</text:p>
              </table:table-cell>
              <table:table-cell office:value-type="float" office:value="31039">
                <text:p>3103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500">
                <text:p>10500</text:p>
              </table:table-cell>
              <table:table-cell office:value-type="float" office:value="95579">
                <text:p>95579</text:p>
              </table:table-cell>
              <table:table-cell office:value-type="float" office:value="10500">
                <text:p>10500</text:p>
              </table:table-cell>
              <table:table-cell office:value-type="float" office:value="62341">
                <text:p>62341</text:p>
              </table:table-cell>
              <table:table-cell office:value-type="float" office:value="10500">
                <text:p>10500</text:p>
              </table:table-cell>
              <table:table-cell office:value-type="float" office:value="69260">
                <text:p>69260</text:p>
              </table:table-cell>
              <table:table-cell office:value-type="float" office:value="10500">
                <text:p>10500</text:p>
              </table:table-cell>
              <table:table-cell office:value-type="float" office:value="55442">
                <text:p>5544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000">
                <text:p>11000</text:p>
              </table:table-cell>
              <table:table-cell office:value-type="float" office:value="111856">
                <text:p>111856</text:p>
              </table:table-cell>
              <table:table-cell office:value-type="float" office:value="11000">
                <text:p>11000</text:p>
              </table:table-cell>
              <table:table-cell office:value-type="float" office:value="60293">
                <text:p>60293</text:p>
              </table:table-cell>
              <table:table-cell office:value-type="float" office:value="11000">
                <text:p>11000</text:p>
              </table:table-cell>
              <table:table-cell office:value-type="float" office:value="32852">
                <text:p>32852</text:p>
              </table:table-cell>
              <table:table-cell office:value-type="float" office:value="11000">
                <text:p>11000</text:p>
              </table:table-cell>
              <table:table-cell office:value-type="float" office:value="59198">
                <text:p>5919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500">
                <text:p>11500</text:p>
              </table:table-cell>
              <table:table-cell office:value-type="float" office:value="104628">
                <text:p>104628</text:p>
              </table:table-cell>
              <table:table-cell office:value-type="float" office:value="11500">
                <text:p>11500</text:p>
              </table:table-cell>
              <table:table-cell office:value-type="float" office:value="58740">
                <text:p>58740</text:p>
              </table:table-cell>
              <table:table-cell office:value-type="float" office:value="11500">
                <text:p>11500</text:p>
              </table:table-cell>
              <table:table-cell office:value-type="float" office:value="33908">
                <text:p>33908</text:p>
              </table:table-cell>
              <table:table-cell office:value-type="float" office:value="11500">
                <text:p>11500</text:p>
              </table:table-cell>
              <table:table-cell office:value-type="float" office:value="57118">
                <text:p>5711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000">
                <text:p>12000</text:p>
              </table:table-cell>
              <table:table-cell office:value-type="float" office:value="110395">
                <text:p>110395</text:p>
              </table:table-cell>
              <table:table-cell office:value-type="float" office:value="12000">
                <text:p>12000</text:p>
              </table:table-cell>
              <table:table-cell office:value-type="float" office:value="60825">
                <text:p>60825</text:p>
              </table:table-cell>
              <table:table-cell office:value-type="float" office:value="12000">
                <text:p>12000</text:p>
              </table:table-cell>
              <table:table-cell office:value-type="float" office:value="34980">
                <text:p>34980</text:p>
              </table:table-cell>
              <table:table-cell office:value-type="float" office:value="12000">
                <text:p>12000</text:p>
              </table:table-cell>
              <table:table-cell office:value-type="float" office:value="58084">
                <text:p>5808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500">
                <text:p>12500</text:p>
              </table:table-cell>
              <table:table-cell office:value-type="float" office:value="127978">
                <text:p>127978</text:p>
              </table:table-cell>
              <table:table-cell office:value-type="float" office:value="12500">
                <text:p>12500</text:p>
              </table:table-cell>
              <table:table-cell office:value-type="float" office:value="79029">
                <text:p>79029</text:p>
              </table:table-cell>
              <table:table-cell office:value-type="float" office:value="12500">
                <text:p>12500</text:p>
              </table:table-cell>
              <table:table-cell office:value-type="float" office:value="56668">
                <text:p>56668</text:p>
              </table:table-cell>
              <table:table-cell office:value-type="float" office:value="12500">
                <text:p>12500</text:p>
              </table:table-cell>
              <table:table-cell office:value-type="float" office:value="88245">
                <text:p>882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000">
                <text:p>13000</text:p>
              </table:table-cell>
              <table:table-cell office:value-type="float" office:value="120205">
                <text:p>120205</text:p>
              </table:table-cell>
              <table:table-cell office:value-type="float" office:value="13000">
                <text:p>13000</text:p>
              </table:table-cell>
              <table:table-cell office:value-type="float" office:value="84409">
                <text:p>84409</text:p>
              </table:table-cell>
              <table:table-cell office:value-type="float" office:value="13000">
                <text:p>13000</text:p>
              </table:table-cell>
              <table:table-cell office:value-type="float" office:value="58309">
                <text:p>58309</text:p>
              </table:table-cell>
              <table:table-cell office:value-type="float" office:value="13000">
                <text:p>13000</text:p>
              </table:table-cell>
              <table:table-cell office:value-type="float" office:value="61384">
                <text:p>6138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500">
                <text:p>13500</text:p>
              </table:table-cell>
              <table:table-cell office:value-type="float" office:value="123014">
                <text:p>123014</text:p>
              </table:table-cell>
              <table:table-cell office:value-type="float" office:value="13500">
                <text:p>13500</text:p>
              </table:table-cell>
              <table:table-cell office:value-type="float" office:value="77839">
                <text:p>77839</text:p>
              </table:table-cell>
              <table:table-cell office:value-type="float" office:value="13500">
                <text:p>13500</text:p>
              </table:table-cell>
              <table:table-cell office:value-type="float" office:value="62193">
                <text:p>62193</text:p>
              </table:table-cell>
              <table:table-cell office:value-type="float" office:value="13500">
                <text:p>13500</text:p>
              </table:table-cell>
              <table:table-cell office:value-type="float" office:value="61539">
                <text:p>6153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000">
                <text:p>14000</text:p>
              </table:table-cell>
              <table:table-cell office:value-type="float" office:value="128079">
                <text:p>128079</text:p>
              </table:table-cell>
              <table:table-cell office:value-type="float" office:value="14000">
                <text:p>14000</text:p>
              </table:table-cell>
              <table:table-cell office:value-type="float" office:value="84893">
                <text:p>84893</text:p>
              </table:table-cell>
              <table:table-cell office:value-type="float" office:value="14000">
                <text:p>14000</text:p>
              </table:table-cell>
              <table:table-cell office:value-type="float" office:value="54420">
                <text:p>54420</text:p>
              </table:table-cell>
              <table:table-cell office:value-type="float" office:value="14000">
                <text:p>14000</text:p>
              </table:table-cell>
              <table:table-cell office:value-type="float" office:value="78557">
                <text:p>7855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500">
                <text:p>14500</text:p>
              </table:table-cell>
              <table:table-cell office:value-type="float" office:value="131668">
                <text:p>131668</text:p>
              </table:table-cell>
              <table:table-cell office:value-type="float" office:value="14500">
                <text:p>14500</text:p>
              </table:table-cell>
              <table:table-cell office:value-type="float" office:value="88683">
                <text:p>88683</text:p>
              </table:table-cell>
              <table:table-cell office:value-type="float" office:value="14500">
                <text:p>14500</text:p>
              </table:table-cell>
              <table:table-cell office:value-type="float" office:value="60039">
                <text:p>60039</text:p>
              </table:table-cell>
              <table:table-cell office:value-type="float" office:value="14500">
                <text:p>14500</text:p>
              </table:table-cell>
              <table:table-cell office:value-type="float" office:value="64599">
                <text:p>6459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000">
                <text:p>15000</text:p>
              </table:table-cell>
              <table:table-cell office:value-type="float" office:value="138678">
                <text:p>138678</text:p>
              </table:table-cell>
              <table:table-cell office:value-type="float" office:value="15000">
                <text:p>15000</text:p>
              </table:table-cell>
              <table:table-cell office:value-type="float" office:value="89149">
                <text:p>89149</text:p>
              </table:table-cell>
              <table:table-cell office:value-type="float" office:value="15000">
                <text:p>15000</text:p>
              </table:table-cell>
              <table:table-cell office:value-type="float" office:value="61943">
                <text:p>61943</text:p>
              </table:table-cell>
              <table:table-cell office:value-type="float" office:value="15000">
                <text:p>15000</text:p>
              </table:table-cell>
              <table:table-cell office:value-type="float" office:value="64974">
                <text:p>6497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500">
                <text:p>15500</text:p>
              </table:table-cell>
              <table:table-cell office:value-type="float" office:value="140705">
                <text:p>140705</text:p>
              </table:table-cell>
              <table:table-cell office:value-type="float" office:value="15500">
                <text:p>15500</text:p>
              </table:table-cell>
              <table:table-cell office:value-type="float" office:value="93138">
                <text:p>93138</text:p>
              </table:table-cell>
              <table:table-cell office:value-type="float" office:value="15500">
                <text:p>15500</text:p>
              </table:table-cell>
              <table:table-cell office:value-type="float" office:value="66879">
                <text:p>66879</text:p>
              </table:table-cell>
              <table:table-cell office:value-type="float" office:value="15500">
                <text:p>15500</text:p>
              </table:table-cell>
              <table:table-cell office:value-type="float" office:value="67156">
                <text:p>6715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000">
                <text:p>16000</text:p>
              </table:table-cell>
              <table:table-cell office:value-type="float" office:value="147402">
                <text:p>147402</text:p>
              </table:table-cell>
              <table:table-cell office:value-type="float" office:value="16000">
                <text:p>16000</text:p>
              </table:table-cell>
              <table:table-cell office:value-type="float" office:value="97779">
                <text:p>97779</text:p>
              </table:table-cell>
              <table:table-cell office:value-type="float" office:value="16000">
                <text:p>16000</text:p>
              </table:table-cell>
              <table:table-cell office:value-type="float" office:value="63273">
                <text:p>63273</text:p>
              </table:table-cell>
              <table:table-cell office:value-type="float" office:value="16000">
                <text:p>16000</text:p>
              </table:table-cell>
              <table:table-cell office:value-type="float" office:value="70433">
                <text:p>704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500">
                <text:p>16500</text:p>
              </table:table-cell>
              <table:table-cell office:value-type="float" office:value="175688">
                <text:p>175688</text:p>
              </table:table-cell>
              <table:table-cell office:value-type="float" office:value="16500">
                <text:p>16500</text:p>
              </table:table-cell>
              <table:table-cell office:value-type="float" office:value="97332">
                <text:p>97332</text:p>
              </table:table-cell>
              <table:table-cell office:value-type="float" office:value="16500">
                <text:p>16500</text:p>
              </table:table-cell>
              <table:table-cell office:value-type="float" office:value="70809">
                <text:p>70809</text:p>
              </table:table-cell>
              <table:table-cell office:value-type="float" office:value="16500">
                <text:p>16500</text:p>
              </table:table-cell>
              <table:table-cell office:value-type="float" office:value="66949">
                <text:p>6694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7000">
                <text:p>17000</text:p>
              </table:table-cell>
              <table:table-cell office:value-type="float" office:value="155840">
                <text:p>155840</text:p>
              </table:table-cell>
              <table:table-cell office:value-type="float" office:value="17000">
                <text:p>17000</text:p>
              </table:table-cell>
              <table:table-cell office:value-type="float" office:value="96017">
                <text:p>96017</text:p>
              </table:table-cell>
              <table:table-cell office:value-type="float" office:value="17000">
                <text:p>17000</text:p>
              </table:table-cell>
              <table:table-cell office:value-type="float" office:value="64451">
                <text:p>64451</text:p>
              </table:table-cell>
              <table:table-cell office:value-type="float" office:value="17000">
                <text:p>17000</text:p>
              </table:table-cell>
              <table:table-cell office:value-type="float" office:value="70200">
                <text:p>7020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500">
                <text:p>17500</text:p>
              </table:table-cell>
              <table:table-cell office:value-type="float" office:value="162543">
                <text:p>162543</text:p>
              </table:table-cell>
              <table:table-cell office:value-type="float" office:value="17500">
                <text:p>17500</text:p>
              </table:table-cell>
              <table:table-cell office:value-type="float" office:value="97697">
                <text:p>97697</text:p>
              </table:table-cell>
              <table:table-cell office:value-type="float" office:value="17500">
                <text:p>17500</text:p>
              </table:table-cell>
              <table:table-cell office:value-type="float" office:value="71287">
                <text:p>71287</text:p>
              </table:table-cell>
              <table:table-cell office:value-type="float" office:value="17500">
                <text:p>17500</text:p>
              </table:table-cell>
              <table:table-cell office:value-type="float" office:value="69918">
                <text:p>6991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8000">
                <text:p>18000</text:p>
              </table:table-cell>
              <table:table-cell office:value-type="float" office:value="169734">
                <text:p>169734</text:p>
              </table:table-cell>
              <table:table-cell office:value-type="float" office:value="18000">
                <text:p>18000</text:p>
              </table:table-cell>
              <table:table-cell office:value-type="float" office:value="107635">
                <text:p>107635</text:p>
              </table:table-cell>
              <table:table-cell office:value-type="float" office:value="18000">
                <text:p>18000</text:p>
              </table:table-cell>
              <table:table-cell office:value-type="float" office:value="67519">
                <text:p>67519</text:p>
              </table:table-cell>
              <table:table-cell office:value-type="float" office:value="18000">
                <text:p>18000</text:p>
              </table:table-cell>
              <table:table-cell office:value-type="float" office:value="72161">
                <text:p>7216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500">
                <text:p>18500</text:p>
              </table:table-cell>
              <table:table-cell office:value-type="float" office:value="174068">
                <text:p>174068</text:p>
              </table:table-cell>
              <table:table-cell office:value-type="float" office:value="18500">
                <text:p>18500</text:p>
              </table:table-cell>
              <table:table-cell office:value-type="float" office:value="107656">
                <text:p>107656</text:p>
              </table:table-cell>
              <table:table-cell office:value-type="float" office:value="18500">
                <text:p>18500</text:p>
              </table:table-cell>
              <table:table-cell office:value-type="float" office:value="75332">
                <text:p>75332</text:p>
              </table:table-cell>
              <table:table-cell office:value-type="float" office:value="18500">
                <text:p>18500</text:p>
              </table:table-cell>
              <table:table-cell office:value-type="float" office:value="75037">
                <text:p>7503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000">
                <text:p>19000</text:p>
              </table:table-cell>
              <table:table-cell office:value-type="float" office:value="174770">
                <text:p>174770</text:p>
              </table:table-cell>
              <table:table-cell office:value-type="float" office:value="19000">
                <text:p>19000</text:p>
              </table:table-cell>
              <table:table-cell office:value-type="float" office:value="111074">
                <text:p>111074</text:p>
              </table:table-cell>
              <table:table-cell office:value-type="float" office:value="19000">
                <text:p>19000</text:p>
              </table:table-cell>
              <table:table-cell office:value-type="float" office:value="74244">
                <text:p>74244</text:p>
              </table:table-cell>
              <table:table-cell office:value-type="float" office:value="19000">
                <text:p>19000</text:p>
              </table:table-cell>
              <table:table-cell office:value-type="float" office:value="74050">
                <text:p>7405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500">
                <text:p>19500</text:p>
              </table:table-cell>
              <table:table-cell office:value-type="float" office:value="180016">
                <text:p>180016</text:p>
              </table:table-cell>
              <table:table-cell office:value-type="float" office:value="19500">
                <text:p>19500</text:p>
              </table:table-cell>
              <table:table-cell office:value-type="float" office:value="113341">
                <text:p>113341</text:p>
              </table:table-cell>
              <table:table-cell office:value-type="float" office:value="19500">
                <text:p>19500</text:p>
              </table:table-cell>
              <table:table-cell office:value-type="float" office:value="77177">
                <text:p>77177</text:p>
              </table:table-cell>
              <table:table-cell office:value-type="float" office:value="19500">
                <text:p>19500</text:p>
              </table:table-cell>
              <table:table-cell office:value-type="float" office:value="76107">
                <text:p>7610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000">
                <text:p>20000</text:p>
              </table:table-cell>
              <table:table-cell office:value-type="float" office:value="199520">
                <text:p>199520</text:p>
              </table:table-cell>
              <table:table-cell office:value-type="float" office:value="20000">
                <text:p>20000</text:p>
              </table:table-cell>
              <table:table-cell office:value-type="float" office:value="114977">
                <text:p>114977</text:p>
              </table:table-cell>
              <table:table-cell office:value-type="float" office:value="20000">
                <text:p>20000</text:p>
              </table:table-cell>
              <table:table-cell office:value-type="float" office:value="77623">
                <text:p>77623</text:p>
              </table:table-cell>
              <table:table-cell office:value-type="float" office:value="20000">
                <text:p>20000</text:p>
              </table:table-cell>
              <table:table-cell office:value-type="float" office:value="76873">
                <text:p>7687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500">
                <text:p>20500</text:p>
              </table:table-cell>
              <table:table-cell office:value-type="float" office:value="188571">
                <text:p>188571</text:p>
              </table:table-cell>
              <table:table-cell office:value-type="float" office:value="20500">
                <text:p>20500</text:p>
              </table:table-cell>
              <table:table-cell office:value-type="float" office:value="120020">
                <text:p>120020</text:p>
              </table:table-cell>
              <table:table-cell office:value-type="float" office:value="20500">
                <text:p>20500</text:p>
              </table:table-cell>
              <table:table-cell office:value-type="float" office:value="80435">
                <text:p>80435</text:p>
              </table:table-cell>
              <table:table-cell office:value-type="float" office:value="20500">
                <text:p>20500</text:p>
              </table:table-cell>
              <table:table-cell office:value-type="float" office:value="77960">
                <text:p>7796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1000">
                <text:p>21000</text:p>
              </table:table-cell>
              <table:table-cell office:value-type="float" office:value="211470">
                <text:p>211470</text:p>
              </table:table-cell>
              <table:table-cell office:value-type="float" office:value="21000">
                <text:p>21000</text:p>
              </table:table-cell>
              <table:table-cell office:value-type="float" office:value="119758">
                <text:p>119758</text:p>
              </table:table-cell>
              <table:table-cell office:value-type="float" office:value="21000">
                <text:p>21000</text:p>
              </table:table-cell>
              <table:table-cell office:value-type="float" office:value="80601">
                <text:p>80601</text:p>
              </table:table-cell>
              <table:table-cell office:value-type="float" office:value="21000">
                <text:p>21000</text:p>
              </table:table-cell>
              <table:table-cell office:value-type="float" office:value="80011">
                <text:p>8001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500">
                <text:p>21500</text:p>
              </table:table-cell>
              <table:table-cell office:value-type="float" office:value="198832">
                <text:p>198832</text:p>
              </table:table-cell>
              <table:table-cell office:value-type="float" office:value="21500">
                <text:p>21500</text:p>
              </table:table-cell>
              <table:table-cell office:value-type="float" office:value="123688">
                <text:p>123688</text:p>
              </table:table-cell>
              <table:table-cell office:value-type="float" office:value="21500">
                <text:p>21500</text:p>
              </table:table-cell>
              <table:table-cell office:value-type="float" office:value="81711">
                <text:p>81711</text:p>
              </table:table-cell>
              <table:table-cell office:value-type="float" office:value="21500">
                <text:p>21500</text:p>
              </table:table-cell>
              <table:table-cell office:value-type="float" office:value="82214">
                <text:p>8221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2000">
                <text:p>22000</text:p>
              </table:table-cell>
              <table:table-cell office:value-type="float" office:value="233198">
                <text:p>233198</text:p>
              </table:table-cell>
              <table:table-cell office:value-type="float" office:value="22000">
                <text:p>22000</text:p>
              </table:table-cell>
              <table:table-cell office:value-type="float" office:value="155373">
                <text:p>155373</text:p>
              </table:table-cell>
              <table:table-cell office:value-type="float" office:value="22000">
                <text:p>22000</text:p>
              </table:table-cell>
              <table:table-cell office:value-type="float" office:value="110913">
                <text:p>110913</text:p>
              </table:table-cell>
              <table:table-cell office:value-type="float" office:value="22000">
                <text:p>22000</text:p>
              </table:table-cell>
              <table:table-cell office:value-type="float" office:value="115239">
                <text:p>11523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500">
                <text:p>22500</text:p>
              </table:table-cell>
              <table:table-cell office:value-type="float" office:value="224796">
                <text:p>224796</text:p>
              </table:table-cell>
              <table:table-cell office:value-type="float" office:value="22500">
                <text:p>22500</text:p>
              </table:table-cell>
              <table:table-cell office:value-type="float" office:value="129453">
                <text:p>129453</text:p>
              </table:table-cell>
              <table:table-cell office:value-type="float" office:value="22500">
                <text:p>22500</text:p>
              </table:table-cell>
              <table:table-cell office:value-type="float" office:value="86081">
                <text:p>86081</text:p>
              </table:table-cell>
              <table:table-cell office:value-type="float" office:value="22500">
                <text:p>22500</text:p>
              </table:table-cell>
              <table:table-cell office:value-type="float" office:value="83445">
                <text:p>8344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000">
                <text:p>23000</text:p>
              </table:table-cell>
              <table:table-cell office:value-type="float" office:value="228705">
                <text:p>228705</text:p>
              </table:table-cell>
              <table:table-cell office:value-type="float" office:value="23000">
                <text:p>23000</text:p>
              </table:table-cell>
              <table:table-cell office:value-type="float" office:value="131624">
                <text:p>131624</text:p>
              </table:table-cell>
              <table:table-cell office:value-type="float" office:value="23000">
                <text:p>23000</text:p>
              </table:table-cell>
              <table:table-cell office:value-type="float" office:value="70335">
                <text:p>70335</text:p>
              </table:table-cell>
              <table:table-cell office:value-type="float" office:value="23000">
                <text:p>23000</text:p>
              </table:table-cell>
              <table:table-cell office:value-type="float" office:value="89062">
                <text:p>8906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500">
                <text:p>23500</text:p>
              </table:table-cell>
              <table:table-cell office:value-type="float" office:value="236614">
                <text:p>236614</text:p>
              </table:table-cell>
              <table:table-cell office:value-type="float" office:value="23500">
                <text:p>23500</text:p>
              </table:table-cell>
              <table:table-cell office:value-type="float" office:value="119337">
                <text:p>119337</text:p>
              </table:table-cell>
              <table:table-cell office:value-type="float" office:value="23500">
                <text:p>23500</text:p>
              </table:table-cell>
              <table:table-cell office:value-type="float" office:value="70404">
                <text:p>70404</text:p>
              </table:table-cell>
              <table:table-cell office:value-type="float" office:value="23500">
                <text:p>23500</text:p>
              </table:table-cell>
              <table:table-cell office:value-type="float" office:value="86321">
                <text:p>8632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4000">
                <text:p>24000</text:p>
              </table:table-cell>
              <table:table-cell office:value-type="float" office:value="237484">
                <text:p>237484</text:p>
              </table:table-cell>
              <table:table-cell office:value-type="float" office:value="24000">
                <text:p>24000</text:p>
              </table:table-cell>
              <table:table-cell office:value-type="float" office:value="139504">
                <text:p>139504</text:p>
              </table:table-cell>
              <table:table-cell office:value-type="float" office:value="24000">
                <text:p>24000</text:p>
              </table:table-cell>
              <table:table-cell office:value-type="float" office:value="83830">
                <text:p>83830</text:p>
              </table:table-cell>
              <table:table-cell office:value-type="float" office:value="24000">
                <text:p>24000</text:p>
              </table:table-cell>
              <table:table-cell office:value-type="float" office:value="90144">
                <text:p>9014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500">
                <text:p>24500</text:p>
              </table:table-cell>
              <table:table-cell office:value-type="float" office:value="249308">
                <text:p>249308</text:p>
              </table:table-cell>
              <table:table-cell office:value-type="float" office:value="24500">
                <text:p>24500</text:p>
              </table:table-cell>
              <table:table-cell office:value-type="float" office:value="138392">
                <text:p>138392</text:p>
              </table:table-cell>
              <table:table-cell office:value-type="float" office:value="24500">
                <text:p>24500</text:p>
              </table:table-cell>
              <table:table-cell office:value-type="float" office:value="86565">
                <text:p>86565</text:p>
              </table:table-cell>
              <table:table-cell office:value-type="float" office:value="24500">
                <text:p>24500</text:p>
              </table:table-cell>
              <table:table-cell office:value-type="float" office:value="88736">
                <text:p>8873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5000">
                <text:p>25000</text:p>
              </table:table-cell>
              <table:table-cell office:value-type="float" office:value="258676">
                <text:p>258676</text:p>
              </table:table-cell>
              <table:table-cell office:value-type="float" office:value="25000">
                <text:p>25000</text:p>
              </table:table-cell>
              <table:table-cell office:value-type="float" office:value="143188">
                <text:p>143188</text:p>
              </table:table-cell>
              <table:table-cell office:value-type="float" office:value="25000">
                <text:p>25000</text:p>
              </table:table-cell>
              <table:table-cell office:value-type="float" office:value="91232">
                <text:p>91232</text:p>
              </table:table-cell>
              <table:table-cell office:value-type="float" office:value="25000">
                <text:p>25000</text:p>
              </table:table-cell>
              <table:table-cell office:value-type="float" office:value="91124">
                <text:p>9112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500">
                <text:p>25500</text:p>
              </table:table-cell>
              <table:table-cell office:value-type="float" office:value="258308">
                <text:p>258308</text:p>
              </table:table-cell>
              <table:table-cell office:value-type="float" office:value="25500">
                <text:p>25500</text:p>
              </table:table-cell>
              <table:table-cell office:value-type="float" office:value="143543">
                <text:p>143543</text:p>
              </table:table-cell>
              <table:table-cell office:value-type="float" office:value="25500">
                <text:p>25500</text:p>
              </table:table-cell>
              <table:table-cell office:value-type="float" office:value="95316">
                <text:p>95316</text:p>
              </table:table-cell>
              <table:table-cell office:value-type="float" office:value="25500">
                <text:p>25500</text:p>
              </table:table-cell>
              <table:table-cell office:value-type="float" office:value="92770">
                <text:p>9277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6000">
                <text:p>26000</text:p>
              </table:table-cell>
              <table:table-cell office:value-type="float" office:value="260167">
                <text:p>260167</text:p>
              </table:table-cell>
              <table:table-cell office:value-type="float" office:value="26000">
                <text:p>26000</text:p>
              </table:table-cell>
              <table:table-cell office:value-type="float" office:value="146771">
                <text:p>146771</text:p>
              </table:table-cell>
              <table:table-cell office:value-type="float" office:value="26000">
                <text:p>26000</text:p>
              </table:table-cell>
              <table:table-cell office:value-type="float" office:value="93902">
                <text:p>93902</text:p>
              </table:table-cell>
              <table:table-cell office:value-type="float" office:value="26000">
                <text:p>26000</text:p>
              </table:table-cell>
              <table:table-cell office:value-type="float" office:value="98230">
                <text:p>9823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6500">
                <text:p>26500</text:p>
              </table:table-cell>
              <table:table-cell office:value-type="float" office:value="267960">
                <text:p>267960</text:p>
              </table:table-cell>
              <table:table-cell office:value-type="float" office:value="26500">
                <text:p>26500</text:p>
              </table:table-cell>
              <table:table-cell office:value-type="float" office:value="148067">
                <text:p>148067</text:p>
              </table:table-cell>
              <table:table-cell office:value-type="float" office:value="26500">
                <text:p>26500</text:p>
              </table:table-cell>
              <table:table-cell office:value-type="float" office:value="98123">
                <text:p>98123</text:p>
              </table:table-cell>
              <table:table-cell office:value-type="float" office:value="26500">
                <text:p>26500</text:p>
              </table:table-cell>
              <table:table-cell office:value-type="float" office:value="95590">
                <text:p>9559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7000">
                <text:p>27000</text:p>
              </table:table-cell>
              <table:table-cell office:value-type="float" office:value="274656">
                <text:p>274656</text:p>
              </table:table-cell>
              <table:table-cell office:value-type="float" office:value="27000">
                <text:p>27000</text:p>
              </table:table-cell>
              <table:table-cell office:value-type="float" office:value="163993">
                <text:p>163993</text:p>
              </table:table-cell>
              <table:table-cell office:value-type="float" office:value="27000">
                <text:p>27000</text:p>
              </table:table-cell>
              <table:table-cell office:value-type="float" office:value="97091">
                <text:p>97091</text:p>
              </table:table-cell>
              <table:table-cell office:value-type="float" office:value="27000">
                <text:p>27000</text:p>
              </table:table-cell>
              <table:table-cell office:value-type="float" office:value="98918">
                <text:p>9891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500">
                <text:p>27500</text:p>
              </table:table-cell>
              <table:table-cell office:value-type="float" office:value="280948">
                <text:p>280948</text:p>
              </table:table-cell>
              <table:table-cell office:value-type="float" office:value="27500">
                <text:p>27500</text:p>
              </table:table-cell>
              <table:table-cell office:value-type="float" office:value="153206">
                <text:p>153206</text:p>
              </table:table-cell>
              <table:table-cell office:value-type="float" office:value="27500">
                <text:p>27500</text:p>
              </table:table-cell>
              <table:table-cell office:value-type="float" office:value="99336">
                <text:p>99336</text:p>
              </table:table-cell>
              <table:table-cell office:value-type="float" office:value="27500">
                <text:p>27500</text:p>
              </table:table-cell>
              <table:table-cell office:value-type="float" office:value="96739">
                <text:p>9673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8000">
                <text:p>28000</text:p>
              </table:table-cell>
              <table:table-cell office:value-type="float" office:value="284553">
                <text:p>284553</text:p>
              </table:table-cell>
              <table:table-cell office:value-type="float" office:value="28000">
                <text:p>28000</text:p>
              </table:table-cell>
              <table:table-cell office:value-type="float" office:value="170102">
                <text:p>170102</text:p>
              </table:table-cell>
              <table:table-cell office:value-type="float" office:value="28000">
                <text:p>28000</text:p>
              </table:table-cell>
              <table:table-cell office:value-type="float" office:value="99692">
                <text:p>99692</text:p>
              </table:table-cell>
              <table:table-cell office:value-type="float" office:value="28000">
                <text:p>28000</text:p>
              </table:table-cell>
              <table:table-cell office:value-type="float" office:value="100566">
                <text:p>10056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8500">
                <text:p>28500</text:p>
              </table:table-cell>
              <table:table-cell office:value-type="float" office:value="287646">
                <text:p>287646</text:p>
              </table:table-cell>
              <table:table-cell office:value-type="float" office:value="28500">
                <text:p>28500</text:p>
              </table:table-cell>
              <table:table-cell office:value-type="float" office:value="158017">
                <text:p>158017</text:p>
              </table:table-cell>
              <table:table-cell office:value-type="float" office:value="28500">
                <text:p>28500</text:p>
              </table:table-cell>
              <table:table-cell office:value-type="float" office:value="101870">
                <text:p>101870</text:p>
              </table:table-cell>
              <table:table-cell office:value-type="float" office:value="28500">
                <text:p>28500</text:p>
              </table:table-cell>
              <table:table-cell office:value-type="float" office:value="459307">
                <text:p>45930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9000">
                <text:p>29000</text:p>
              </table:table-cell>
              <table:table-cell office:value-type="float" office:value="326365">
                <text:p>326365</text:p>
              </table:table-cell>
              <table:table-cell office:value-type="float" office:value="29000">
                <text:p>29000</text:p>
              </table:table-cell>
              <table:table-cell office:value-type="float" office:value="161000">
                <text:p>161000</text:p>
              </table:table-cell>
              <table:table-cell office:value-type="float" office:value="29000">
                <text:p>29000</text:p>
              </table:table-cell>
              <table:table-cell office:value-type="float" office:value="106323">
                <text:p>106323</text:p>
              </table:table-cell>
              <table:table-cell office:value-type="float" office:value="29000">
                <text:p>29000</text:p>
              </table:table-cell>
              <table:table-cell office:value-type="float" office:value="106097">
                <text:p>10609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9500">
                <text:p>29500</text:p>
              </table:table-cell>
              <table:table-cell office:value-type="float" office:value="301558">
                <text:p>301558</text:p>
              </table:table-cell>
              <table:table-cell office:value-type="float" office:value="29500">
                <text:p>29500</text:p>
              </table:table-cell>
              <table:table-cell office:value-type="float" office:value="165474">
                <text:p>165474</text:p>
              </table:table-cell>
              <table:table-cell office:value-type="float" office:value="29500">
                <text:p>29500</text:p>
              </table:table-cell>
              <table:table-cell office:value-type="float" office:value="148766">
                <text:p>148766</text:p>
              </table:table-cell>
              <table:table-cell office:value-type="float" office:value="29500">
                <text:p>29500</text:p>
              </table:table-cell>
              <table:table-cell office:value-type="float" office:value="123900">
                <text:p>12390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0000">
                <text:p>30000</text:p>
              </table:table-cell>
              <table:table-cell office:value-type="float" office:value="306741">
                <text:p>306741</text:p>
              </table:table-cell>
              <table:table-cell office:value-type="float" office:value="30000">
                <text:p>30000</text:p>
              </table:table-cell>
              <table:table-cell office:value-type="float" office:value="168746">
                <text:p>168746</text:p>
              </table:table-cell>
              <table:table-cell office:value-type="float" office:value="30000">
                <text:p>30000</text:p>
              </table:table-cell>
              <table:table-cell office:value-type="float" office:value="136175">
                <text:p>136175</text:p>
              </table:table-cell>
              <table:table-cell office:value-type="float" office:value="30000">
                <text:p>30000</text:p>
              </table:table-cell>
              <table:table-cell office:value-type="float" office:value="104986">
                <text:p>10498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0500">
                <text:p>30500</text:p>
              </table:table-cell>
              <table:table-cell office:value-type="float" office:value="312984">
                <text:p>312984</text:p>
              </table:table-cell>
              <table:table-cell office:value-type="float" office:value="30500">
                <text:p>30500</text:p>
              </table:table-cell>
              <table:table-cell office:value-type="float" office:value="169236">
                <text:p>169236</text:p>
              </table:table-cell>
              <table:table-cell office:value-type="float" office:value="30500">
                <text:p>30500</text:p>
              </table:table-cell>
              <table:table-cell office:value-type="float" office:value="139051">
                <text:p>139051</text:p>
              </table:table-cell>
              <table:table-cell office:value-type="float" office:value="30500">
                <text:p>30500</text:p>
              </table:table-cell>
              <table:table-cell office:value-type="float" office:value="105846">
                <text:p>10584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1000">
                <text:p>31000</text:p>
              </table:table-cell>
              <table:table-cell office:value-type="float" office:value="318456">
                <text:p>318456</text:p>
              </table:table-cell>
              <table:table-cell office:value-type="float" office:value="31000">
                <text:p>31000</text:p>
              </table:table-cell>
              <table:table-cell office:value-type="float" office:value="174766">
                <text:p>174766</text:p>
              </table:table-cell>
              <table:table-cell office:value-type="float" office:value="31000">
                <text:p>31000</text:p>
              </table:table-cell>
              <table:table-cell office:value-type="float" office:value="141245">
                <text:p>141245</text:p>
              </table:table-cell>
              <table:table-cell office:value-type="float" office:value="31000">
                <text:p>31000</text:p>
              </table:table-cell>
              <table:table-cell office:value-type="float" office:value="106762">
                <text:p>10676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1500">
                <text:p>31500</text:p>
              </table:table-cell>
              <table:table-cell office:value-type="float" office:value="320941">
                <text:p>320941</text:p>
              </table:table-cell>
              <table:table-cell office:value-type="float" office:value="31500">
                <text:p>31500</text:p>
              </table:table-cell>
              <table:table-cell office:value-type="float" office:value="203331">
                <text:p>203331</text:p>
              </table:table-cell>
              <table:table-cell office:value-type="float" office:value="31500">
                <text:p>31500</text:p>
              </table:table-cell>
              <table:table-cell office:value-type="float" office:value="145114">
                <text:p>145114</text:p>
              </table:table-cell>
              <table:table-cell office:value-type="float" office:value="31500">
                <text:p>31500</text:p>
              </table:table-cell>
              <table:table-cell office:value-type="float" office:value="108065">
                <text:p>10806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2000">
                <text:p>32000</text:p>
              </table:table-cell>
              <table:table-cell office:value-type="float" office:value="327640">
                <text:p>327640</text:p>
              </table:table-cell>
              <table:table-cell office:value-type="float" office:value="32000">
                <text:p>32000</text:p>
              </table:table-cell>
              <table:table-cell office:value-type="float" office:value="175530">
                <text:p>175530</text:p>
              </table:table-cell>
              <table:table-cell office:value-type="float" office:value="32000">
                <text:p>32000</text:p>
              </table:table-cell>
              <table:table-cell office:value-type="float" office:value="146088">
                <text:p>146088</text:p>
              </table:table-cell>
              <table:table-cell office:value-type="float" office:value="32000">
                <text:p>32000</text:p>
              </table:table-cell>
              <table:table-cell office:value-type="float" office:value="118601">
                <text:p>11860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2500">
                <text:p>32500</text:p>
              </table:table-cell>
              <table:table-cell office:value-type="float" office:value="331231">
                <text:p>331231</text:p>
              </table:table-cell>
              <table:table-cell office:value-type="float" office:value="32500">
                <text:p>32500</text:p>
              </table:table-cell>
              <table:table-cell office:value-type="float" office:value="178112">
                <text:p>178112</text:p>
              </table:table-cell>
              <table:table-cell office:value-type="float" office:value="32500">
                <text:p>32500</text:p>
              </table:table-cell>
              <table:table-cell office:value-type="float" office:value="147853">
                <text:p>147853</text:p>
              </table:table-cell>
              <table:table-cell office:value-type="float" office:value="32500">
                <text:p>32500</text:p>
              </table:table-cell>
              <table:table-cell office:value-type="float" office:value="110145">
                <text:p>11014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3000">
                <text:p>33000</text:p>
              </table:table-cell>
              <table:table-cell office:value-type="float" office:value="341294">
                <text:p>341294</text:p>
              </table:table-cell>
              <table:table-cell office:value-type="float" office:value="33000">
                <text:p>33000</text:p>
              </table:table-cell>
              <table:table-cell office:value-type="float" office:value="211090">
                <text:p>211090</text:p>
              </table:table-cell>
              <table:table-cell office:value-type="float" office:value="33000">
                <text:p>33000</text:p>
              </table:table-cell>
              <table:table-cell office:value-type="float" office:value="195671">
                <text:p>195671</text:p>
              </table:table-cell>
              <table:table-cell office:value-type="float" office:value="33000">
                <text:p>33000</text:p>
              </table:table-cell>
              <table:table-cell office:value-type="float" office:value="142411">
                <text:p>14241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3500">
                <text:p>33500</text:p>
              </table:table-cell>
              <table:table-cell office:value-type="float" office:value="335195">
                <text:p>335195</text:p>
              </table:table-cell>
              <table:table-cell office:value-type="float" office:value="33500">
                <text:p>33500</text:p>
              </table:table-cell>
              <table:table-cell office:value-type="float" office:value="225931">
                <text:p>225931</text:p>
              </table:table-cell>
              <table:table-cell office:value-type="float" office:value="33500">
                <text:p>33500</text:p>
              </table:table-cell>
              <table:table-cell office:value-type="float" office:value="198980">
                <text:p>198980</text:p>
              </table:table-cell>
              <table:table-cell office:value-type="float" office:value="33500">
                <text:p>33500</text:p>
              </table:table-cell>
              <table:table-cell office:value-type="float" office:value="115759">
                <text:p>11575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4000">
                <text:p>34000</text:p>
              </table:table-cell>
              <table:table-cell office:value-type="float" office:value="352824">
                <text:p>352824</text:p>
              </table:table-cell>
              <table:table-cell office:value-type="float" office:value="34000">
                <text:p>34000</text:p>
              </table:table-cell>
              <table:table-cell office:value-type="float" office:value="256855">
                <text:p>256855</text:p>
              </table:table-cell>
              <table:table-cell office:value-type="float" office:value="34000">
                <text:p>34000</text:p>
              </table:table-cell>
              <table:table-cell office:value-type="float" office:value="229894">
                <text:p>229894</text:p>
              </table:table-cell>
              <table:table-cell office:value-type="float" office:value="34000">
                <text:p>34000</text:p>
              </table:table-cell>
              <table:table-cell office:value-type="float" office:value="177636">
                <text:p>17763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4500">
                <text:p>34500</text:p>
              </table:table-cell>
              <table:table-cell office:value-type="float" office:value="333785">
                <text:p>333785</text:p>
              </table:table-cell>
              <table:table-cell office:value-type="float" office:value="34500">
                <text:p>34500</text:p>
              </table:table-cell>
              <table:table-cell office:value-type="float" office:value="228834">
                <text:p>228834</text:p>
              </table:table-cell>
              <table:table-cell office:value-type="float" office:value="34500">
                <text:p>34500</text:p>
              </table:table-cell>
              <table:table-cell office:value-type="float" office:value="200486">
                <text:p>200486</text:p>
              </table:table-cell>
              <table:table-cell office:value-type="float" office:value="34500">
                <text:p>34500</text:p>
              </table:table-cell>
              <table:table-cell office:value-type="float" office:value="143307">
                <text:p>14330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5000">
                <text:p>35000</text:p>
              </table:table-cell>
              <table:table-cell office:value-type="float" office:value="393210">
                <text:p>393210</text:p>
              </table:table-cell>
              <table:table-cell office:value-type="float" office:value="35000">
                <text:p>35000</text:p>
              </table:table-cell>
              <table:table-cell office:value-type="float" office:value="258998">
                <text:p>258998</text:p>
              </table:table-cell>
              <table:table-cell office:value-type="float" office:value="35000">
                <text:p>35000</text:p>
              </table:table-cell>
              <table:table-cell office:value-type="float" office:value="234856">
                <text:p>234856</text:p>
              </table:table-cell>
              <table:table-cell office:value-type="float" office:value="35000">
                <text:p>35000</text:p>
              </table:table-cell>
              <table:table-cell office:value-type="float" office:value="198627">
                <text:p>19862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5500">
                <text:p>35500</text:p>
              </table:table-cell>
              <table:table-cell office:value-type="float" office:value="364590">
                <text:p>364590</text:p>
              </table:table-cell>
              <table:table-cell office:value-type="float" office:value="35500">
                <text:p>35500</text:p>
              </table:table-cell>
              <table:table-cell office:value-type="float" office:value="235064">
                <text:p>235064</text:p>
              </table:table-cell>
              <table:table-cell office:value-type="float" office:value="35500">
                <text:p>35500</text:p>
              </table:table-cell>
              <table:table-cell office:value-type="float" office:value="206438">
                <text:p>206438</text:p>
              </table:table-cell>
              <table:table-cell office:value-type="float" office:value="35500">
                <text:p>35500</text:p>
              </table:table-cell>
              <table:table-cell office:value-type="float" office:value="170609">
                <text:p>17060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6000">
                <text:p>36000</text:p>
              </table:table-cell>
              <table:table-cell office:value-type="float" office:value="403195">
                <text:p>403195</text:p>
              </table:table-cell>
              <table:table-cell office:value-type="float" office:value="36000">
                <text:p>36000</text:p>
              </table:table-cell>
              <table:table-cell office:value-type="float" office:value="268699">
                <text:p>268699</text:p>
              </table:table-cell>
              <table:table-cell office:value-type="float" office:value="36000">
                <text:p>36000</text:p>
              </table:table-cell>
              <table:table-cell office:value-type="float" office:value="241281">
                <text:p>241281</text:p>
              </table:table-cell>
              <table:table-cell office:value-type="float" office:value="36000">
                <text:p>36000</text:p>
              </table:table-cell>
              <table:table-cell office:value-type="float" office:value="199302">
                <text:p>19930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6500">
                <text:p>36500</text:p>
              </table:table-cell>
              <table:table-cell office:value-type="float" office:value="375287">
                <text:p>375287</text:p>
              </table:table-cell>
              <table:table-cell office:value-type="float" office:value="36500">
                <text:p>36500</text:p>
              </table:table-cell>
              <table:table-cell office:value-type="float" office:value="241440">
                <text:p>241440</text:p>
              </table:table-cell>
              <table:table-cell office:value-type="float" office:value="36500">
                <text:p>36500</text:p>
              </table:table-cell>
              <table:table-cell office:value-type="float" office:value="207950">
                <text:p>207950</text:p>
              </table:table-cell>
              <table:table-cell office:value-type="float" office:value="36500">
                <text:p>36500</text:p>
              </table:table-cell>
              <table:table-cell office:value-type="float" office:value="166592">
                <text:p>16659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7000">
                <text:p>37000</text:p>
              </table:table-cell>
              <table:table-cell office:value-type="float" office:value="413701">
                <text:p>413701</text:p>
              </table:table-cell>
              <table:table-cell office:value-type="float" office:value="37000">
                <text:p>37000</text:p>
              </table:table-cell>
              <table:table-cell office:value-type="float" office:value="273678">
                <text:p>273678</text:p>
              </table:table-cell>
              <table:table-cell office:value-type="float" office:value="37000">
                <text:p>37000</text:p>
              </table:table-cell>
              <table:table-cell office:value-type="float" office:value="245757">
                <text:p>245757</text:p>
              </table:table-cell>
              <table:table-cell office:value-type="float" office:value="37000">
                <text:p>37000</text:p>
              </table:table-cell>
              <table:table-cell office:value-type="float" office:value="202781">
                <text:p>20278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7500">
                <text:p>37500</text:p>
              </table:table-cell>
              <table:table-cell office:value-type="float" office:value="385192">
                <text:p>385192</text:p>
              </table:table-cell>
              <table:table-cell office:value-type="float" office:value="37500">
                <text:p>37500</text:p>
              </table:table-cell>
              <table:table-cell office:value-type="float" office:value="244834">
                <text:p>244834</text:p>
              </table:table-cell>
              <table:table-cell office:value-type="float" office:value="37500">
                <text:p>37500</text:p>
              </table:table-cell>
              <table:table-cell office:value-type="float" office:value="215685">
                <text:p>215685</text:p>
              </table:table-cell>
              <table:table-cell office:value-type="float" office:value="37500">
                <text:p>37500</text:p>
              </table:table-cell>
              <table:table-cell office:value-type="float" office:value="170507">
                <text:p>17050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8000">
                <text:p>38000</text:p>
              </table:table-cell>
              <table:table-cell office:value-type="float" office:value="422661">
                <text:p>422661</text:p>
              </table:table-cell>
              <table:table-cell office:value-type="float" office:value="38000">
                <text:p>38000</text:p>
              </table:table-cell>
              <table:table-cell office:value-type="float" office:value="278459">
                <text:p>278459</text:p>
              </table:table-cell>
              <table:table-cell office:value-type="float" office:value="38000">
                <text:p>38000</text:p>
              </table:table-cell>
              <table:table-cell office:value-type="float" office:value="284534">
                <text:p>284534</text:p>
              </table:table-cell>
              <table:table-cell office:value-type="float" office:value="38000">
                <text:p>38000</text:p>
              </table:table-cell>
              <table:table-cell office:value-type="float" office:value="212473">
                <text:p>21247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8500">
                <text:p>38500</text:p>
              </table:table-cell>
              <table:table-cell office:value-type="float" office:value="397835">
                <text:p>397835</text:p>
              </table:table-cell>
              <table:table-cell office:value-type="float" office:value="38500">
                <text:p>38500</text:p>
              </table:table-cell>
              <table:table-cell office:value-type="float" office:value="256215">
                <text:p>256215</text:p>
              </table:table-cell>
              <table:table-cell office:value-type="float" office:value="38500">
                <text:p>38500</text:p>
              </table:table-cell>
              <table:table-cell office:value-type="float" office:value="223007">
                <text:p>223007</text:p>
              </table:table-cell>
              <table:table-cell office:value-type="float" office:value="38500">
                <text:p>38500</text:p>
              </table:table-cell>
              <table:table-cell office:value-type="float" office:value="177467">
                <text:p>17746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9000">
                <text:p>39000</text:p>
              </table:table-cell>
              <table:table-cell office:value-type="float" office:value="440955">
                <text:p>440955</text:p>
              </table:table-cell>
              <table:table-cell office:value-type="float" office:value="39000">
                <text:p>39000</text:p>
              </table:table-cell>
              <table:table-cell office:value-type="float" office:value="285737">
                <text:p>285737</text:p>
              </table:table-cell>
              <table:table-cell office:value-type="float" office:value="39000">
                <text:p>39000</text:p>
              </table:table-cell>
              <table:table-cell office:value-type="float" office:value="258182">
                <text:p>258182</text:p>
              </table:table-cell>
              <table:table-cell office:value-type="float" office:value="39000">
                <text:p>39000</text:p>
              </table:table-cell>
              <table:table-cell office:value-type="float" office:value="256532">
                <text:p>25653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9500">
                <text:p>39500</text:p>
              </table:table-cell>
              <table:table-cell office:value-type="float" office:value="406750">
                <text:p>406750</text:p>
              </table:table-cell>
              <table:table-cell office:value-type="float" office:value="39500">
                <text:p>39500</text:p>
              </table:table-cell>
              <table:table-cell office:value-type="float" office:value="259326">
                <text:p>259326</text:p>
              </table:table-cell>
              <table:table-cell office:value-type="float" office:value="39500">
                <text:p>39500</text:p>
              </table:table-cell>
              <table:table-cell office:value-type="float" office:value="225498">
                <text:p>225498</text:p>
              </table:table-cell>
              <table:table-cell office:value-type="float" office:value="39500">
                <text:p>39500</text:p>
              </table:table-cell>
              <table:table-cell office:value-type="float" office:value="189730">
                <text:p>18973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0000">
                <text:p>40000</text:p>
              </table:table-cell>
              <table:table-cell office:value-type="float" office:value="443493">
                <text:p>443493</text:p>
              </table:table-cell>
              <table:table-cell office:value-type="float" office:value="40000">
                <text:p>40000</text:p>
              </table:table-cell>
              <table:table-cell office:value-type="float" office:value="294754">
                <text:p>294754</text:p>
              </table:table-cell>
              <table:table-cell office:value-type="float" office:value="40000">
                <text:p>40000</text:p>
              </table:table-cell>
              <table:table-cell office:value-type="float" office:value="266209">
                <text:p>266209</text:p>
              </table:table-cell>
              <table:table-cell office:value-type="float" office:value="40000">
                <text:p>40000</text:p>
              </table:table-cell>
              <table:table-cell office:value-type="float" office:value="216699">
                <text:p>21669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0500">
                <text:p>40500</text:p>
              </table:table-cell>
              <table:table-cell office:value-type="float" office:value="419485">
                <text:p>419485</text:p>
              </table:table-cell>
              <table:table-cell office:value-type="float" office:value="40500">
                <text:p>40500</text:p>
              </table:table-cell>
              <table:table-cell office:value-type="float" office:value="267866">
                <text:p>267866</text:p>
              </table:table-cell>
              <table:table-cell office:value-type="float" office:value="40500">
                <text:p>40500</text:p>
              </table:table-cell>
              <table:table-cell office:value-type="float" office:value="232886">
                <text:p>232886</text:p>
              </table:table-cell>
              <table:table-cell office:value-type="float" office:value="40500">
                <text:p>40500</text:p>
              </table:table-cell>
              <table:table-cell office:value-type="float" office:value="182929">
                <text:p>18292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1000">
                <text:p>41000</text:p>
              </table:table-cell>
              <table:table-cell office:value-type="float" office:value="478662">
                <text:p>478662</text:p>
              </table:table-cell>
              <table:table-cell office:value-type="float" office:value="41000">
                <text:p>41000</text:p>
              </table:table-cell>
              <table:table-cell office:value-type="float" office:value="298609">
                <text:p>298609</text:p>
              </table:table-cell>
              <table:table-cell office:value-type="float" office:value="41000">
                <text:p>41000</text:p>
              </table:table-cell>
              <table:table-cell office:value-type="float" office:value="271748">
                <text:p>271748</text:p>
              </table:table-cell>
              <table:table-cell office:value-type="float" office:value="41000">
                <text:p>41000</text:p>
              </table:table-cell>
              <table:table-cell office:value-type="float" office:value="224823">
                <text:p>22482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1500">
                <text:p>41500</text:p>
              </table:table-cell>
              <table:table-cell office:value-type="float" office:value="467613">
                <text:p>467613</text:p>
              </table:table-cell>
              <table:table-cell office:value-type="float" office:value="41500">
                <text:p>41500</text:p>
              </table:table-cell>
              <table:table-cell office:value-type="float" office:value="273736">
                <text:p>273736</text:p>
              </table:table-cell>
              <table:table-cell office:value-type="float" office:value="41500">
                <text:p>41500</text:p>
              </table:table-cell>
              <table:table-cell office:value-type="float" office:value="238309">
                <text:p>238309</text:p>
              </table:table-cell>
              <table:table-cell office:value-type="float" office:value="41500">
                <text:p>41500</text:p>
              </table:table-cell>
              <table:table-cell office:value-type="float" office:value="187873">
                <text:p>18787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2000">
                <text:p>42000</text:p>
              </table:table-cell>
              <table:table-cell office:value-type="float" office:value="466514">
                <text:p>466514</text:p>
              </table:table-cell>
              <table:table-cell office:value-type="float" office:value="42000">
                <text:p>42000</text:p>
              </table:table-cell>
              <table:table-cell office:value-type="float" office:value="308209">
                <text:p>308209</text:p>
              </table:table-cell>
              <table:table-cell office:value-type="float" office:value="42000">
                <text:p>42000</text:p>
              </table:table-cell>
              <table:table-cell office:value-type="float" office:value="276435">
                <text:p>276435</text:p>
              </table:table-cell>
              <table:table-cell office:value-type="float" office:value="42000">
                <text:p>42000</text:p>
              </table:table-cell>
              <table:table-cell office:value-type="float" office:value="227568">
                <text:p>22756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2500">
                <text:p>42500</text:p>
              </table:table-cell>
              <table:table-cell office:value-type="float" office:value="470031">
                <text:p>470031</text:p>
              </table:table-cell>
              <table:table-cell office:value-type="float" office:value="42500">
                <text:p>42500</text:p>
              </table:table-cell>
              <table:table-cell office:value-type="float" office:value="272589">
                <text:p>272589</text:p>
              </table:table-cell>
              <table:table-cell office:value-type="float" office:value="42500">
                <text:p>42500</text:p>
              </table:table-cell>
              <table:table-cell office:value-type="float" office:value="248544">
                <text:p>248544</text:p>
              </table:table-cell>
              <table:table-cell office:value-type="float" office:value="42500">
                <text:p>42500</text:p>
              </table:table-cell>
              <table:table-cell office:value-type="float" office:value="192643">
                <text:p>19264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3000">
                <text:p>43000</text:p>
              </table:table-cell>
              <table:table-cell office:value-type="float" office:value="447682">
                <text:p>447682</text:p>
              </table:table-cell>
              <table:table-cell office:value-type="float" office:value="43000">
                <text:p>43000</text:p>
              </table:table-cell>
              <table:table-cell office:value-type="float" office:value="273377">
                <text:p>273377</text:p>
              </table:table-cell>
              <table:table-cell office:value-type="float" office:value="43000">
                <text:p>43000</text:p>
              </table:table-cell>
              <table:table-cell office:value-type="float" office:value="248545">
                <text:p>248545</text:p>
              </table:table-cell>
              <table:table-cell office:value-type="float" office:value="43000">
                <text:p>43000</text:p>
              </table:table-cell>
              <table:table-cell office:value-type="float" office:value="195439">
                <text:p>19543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3500">
                <text:p>43500</text:p>
              </table:table-cell>
              <table:table-cell office:value-type="float" office:value="483474">
                <text:p>483474</text:p>
              </table:table-cell>
              <table:table-cell office:value-type="float" office:value="43500">
                <text:p>43500</text:p>
              </table:table-cell>
              <table:table-cell office:value-type="float" office:value="307233">
                <text:p>307233</text:p>
              </table:table-cell>
              <table:table-cell office:value-type="float" office:value="43500">
                <text:p>43500</text:p>
              </table:table-cell>
              <table:table-cell office:value-type="float" office:value="288358">
                <text:p>288358</text:p>
              </table:table-cell>
              <table:table-cell office:value-type="float" office:value="43500">
                <text:p>43500</text:p>
              </table:table-cell>
              <table:table-cell office:value-type="float" office:value="321434">
                <text:p>32143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4000">
                <text:p>44000</text:p>
              </table:table-cell>
              <table:table-cell office:value-type="float" office:value="455225">
                <text:p>455225</text:p>
              </table:table-cell>
              <table:table-cell office:value-type="float" office:value="44000">
                <text:p>44000</text:p>
              </table:table-cell>
              <table:table-cell office:value-type="float" office:value="289357">
                <text:p>289357</text:p>
              </table:table-cell>
              <table:table-cell office:value-type="float" office:value="44000">
                <text:p>44000</text:p>
              </table:table-cell>
              <table:table-cell office:value-type="float" office:value="253663">
                <text:p>253663</text:p>
              </table:table-cell>
              <table:table-cell office:value-type="float" office:value="44000">
                <text:p>44000</text:p>
              </table:table-cell>
              <table:table-cell office:value-type="float" office:value="212603">
                <text:p>21260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4500">
                <text:p>44500</text:p>
              </table:table-cell>
              <table:table-cell office:value-type="float" office:value="492612">
                <text:p>492612</text:p>
              </table:table-cell>
              <table:table-cell office:value-type="float" office:value="44500">
                <text:p>44500</text:p>
              </table:table-cell>
              <table:table-cell office:value-type="float" office:value="320556">
                <text:p>320556</text:p>
              </table:table-cell>
              <table:table-cell office:value-type="float" office:value="44500">
                <text:p>44500</text:p>
              </table:table-cell>
              <table:table-cell office:value-type="float" office:value="291753">
                <text:p>291753</text:p>
              </table:table-cell>
              <table:table-cell office:value-type="float" office:value="44500">
                <text:p>44500</text:p>
              </table:table-cell>
              <table:table-cell office:value-type="float" office:value="239377">
                <text:p>23937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5000">
                <text:p>45000</text:p>
              </table:table-cell>
              <table:table-cell office:value-type="float" office:value="466132">
                <text:p>466132</text:p>
              </table:table-cell>
              <table:table-cell office:value-type="float" office:value="45000">
                <text:p>45000</text:p>
              </table:table-cell>
              <table:table-cell office:value-type="float" office:value="294858">
                <text:p>294858</text:p>
              </table:table-cell>
              <table:table-cell office:value-type="float" office:value="45000">
                <text:p>45000</text:p>
              </table:table-cell>
              <table:table-cell office:value-type="float" office:value="260162">
                <text:p>260162</text:p>
              </table:table-cell>
              <table:table-cell office:value-type="float" office:value="45000">
                <text:p>45000</text:p>
              </table:table-cell>
              <table:table-cell office:value-type="float" office:value="204738">
                <text:p>20473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5500">
                <text:p>45500</text:p>
              </table:table-cell>
              <table:table-cell office:value-type="float" office:value="505659">
                <text:p>505659</text:p>
              </table:table-cell>
              <table:table-cell office:value-type="float" office:value="45500">
                <text:p>45500</text:p>
              </table:table-cell>
              <table:table-cell office:value-type="float" office:value="327102">
                <text:p>327102</text:p>
              </table:table-cell>
              <table:table-cell office:value-type="float" office:value="45500">
                <text:p>45500</text:p>
              </table:table-cell>
              <table:table-cell office:value-type="float" office:value="297135">
                <text:p>297135</text:p>
              </table:table-cell>
              <table:table-cell office:value-type="float" office:value="45500">
                <text:p>45500</text:p>
              </table:table-cell>
              <table:table-cell office:value-type="float" office:value="244754">
                <text:p>24475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6000">
                <text:p>46000</text:p>
              </table:table-cell>
              <table:table-cell office:value-type="float" office:value="492987">
                <text:p>492987</text:p>
              </table:table-cell>
              <table:table-cell office:value-type="float" office:value="46000">
                <text:p>46000</text:p>
              </table:table-cell>
              <table:table-cell office:value-type="float" office:value="299345">
                <text:p>299345</text:p>
              </table:table-cell>
              <table:table-cell office:value-type="float" office:value="46000">
                <text:p>46000</text:p>
              </table:table-cell>
              <table:table-cell office:value-type="float" office:value="270394">
                <text:p>270394</text:p>
              </table:table-cell>
              <table:table-cell office:value-type="float" office:value="46000">
                <text:p>46000</text:p>
              </table:table-cell>
              <table:table-cell office:value-type="float" office:value="208038">
                <text:p>20803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6500">
                <text:p>46500</text:p>
              </table:table-cell>
              <table:table-cell office:value-type="float" office:value="514037">
                <text:p>514037</text:p>
              </table:table-cell>
              <table:table-cell office:value-type="float" office:value="46500">
                <text:p>46500</text:p>
              </table:table-cell>
              <table:table-cell office:value-type="float" office:value="324608">
                <text:p>324608</text:p>
              </table:table-cell>
              <table:table-cell office:value-type="float" office:value="46500">
                <text:p>46500</text:p>
              </table:table-cell>
              <table:table-cell office:value-type="float" office:value="306285">
                <text:p>306285</text:p>
              </table:table-cell>
              <table:table-cell office:value-type="float" office:value="46500">
                <text:p>46500</text:p>
              </table:table-cell>
              <table:table-cell office:value-type="float" office:value="245300">
                <text:p>24530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7000">
                <text:p>47000</text:p>
              </table:table-cell>
              <table:table-cell office:value-type="float" office:value="497716">
                <text:p>497716</text:p>
              </table:table-cell>
              <table:table-cell office:value-type="float" office:value="47000">
                <text:p>47000</text:p>
              </table:table-cell>
              <table:table-cell office:value-type="float" office:value="310834">
                <text:p>310834</text:p>
              </table:table-cell>
              <table:table-cell office:value-type="float" office:value="47000">
                <text:p>47000</text:p>
              </table:table-cell>
              <table:table-cell office:value-type="float" office:value="287355">
                <text:p>287355</text:p>
              </table:table-cell>
              <table:table-cell office:value-type="float" office:value="47000">
                <text:p>47000</text:p>
              </table:table-cell>
              <table:table-cell office:value-type="float" office:value="212423">
                <text:p>21242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7500">
                <text:p>47500</text:p>
              </table:table-cell>
              <table:table-cell office:value-type="float" office:value="526906">
                <text:p>526906</text:p>
              </table:table-cell>
              <table:table-cell office:value-type="float" office:value="47500">
                <text:p>47500</text:p>
              </table:table-cell>
              <table:table-cell office:value-type="float" office:value="343982">
                <text:p>343982</text:p>
              </table:table-cell>
              <table:table-cell office:value-type="float" office:value="47500">
                <text:p>47500</text:p>
              </table:table-cell>
              <table:table-cell office:value-type="float" office:value="310062">
                <text:p>310062</text:p>
              </table:table-cell>
              <table:table-cell office:value-type="float" office:value="47500">
                <text:p>47500</text:p>
              </table:table-cell>
              <table:table-cell office:value-type="float" office:value="250338">
                <text:p>25033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8000">
                <text:p>48000</text:p>
              </table:table-cell>
              <table:table-cell office:value-type="float" office:value="499658">
                <text:p>499658</text:p>
              </table:table-cell>
              <table:table-cell office:value-type="float" office:value="48000">
                <text:p>48000</text:p>
              </table:table-cell>
              <table:table-cell office:value-type="float" office:value="312308">
                <text:p>312308</text:p>
              </table:table-cell>
              <table:table-cell office:value-type="float" office:value="48000">
                <text:p>48000</text:p>
              </table:table-cell>
              <table:table-cell office:value-type="float" office:value="289746">
                <text:p>289746</text:p>
              </table:table-cell>
              <table:table-cell office:value-type="float" office:value="48000">
                <text:p>48000</text:p>
              </table:table-cell>
              <table:table-cell office:value-type="float" office:value="216417">
                <text:p>21641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8500">
                <text:p>48500</text:p>
              </table:table-cell>
              <table:table-cell office:value-type="float" office:value="536719">
                <text:p>536719</text:p>
              </table:table-cell>
              <table:table-cell office:value-type="float" office:value="48500">
                <text:p>48500</text:p>
              </table:table-cell>
              <table:table-cell office:value-type="float" office:value="349396">
                <text:p>349396</text:p>
              </table:table-cell>
              <table:table-cell office:value-type="float" office:value="48500">
                <text:p>48500</text:p>
              </table:table-cell>
              <table:table-cell office:value-type="float" office:value="316349">
                <text:p>316349</text:p>
              </table:table-cell>
              <table:table-cell office:value-type="float" office:value="48500">
                <text:p>48500</text:p>
              </table:table-cell>
              <table:table-cell office:value-type="float" office:value="254824">
                <text:p>25482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9000">
                <text:p>49000</text:p>
              </table:table-cell>
              <table:table-cell office:value-type="float" office:value="512112">
                <text:p>512112</text:p>
              </table:table-cell>
              <table:table-cell office:value-type="float" office:value="49000">
                <text:p>49000</text:p>
              </table:table-cell>
              <table:table-cell office:value-type="float" office:value="322318">
                <text:p>322318</text:p>
              </table:table-cell>
              <table:table-cell office:value-type="float" office:value="49000">
                <text:p>49000</text:p>
              </table:table-cell>
              <table:table-cell office:value-type="float" office:value="286083">
                <text:p>286083</text:p>
              </table:table-cell>
              <table:table-cell office:value-type="float" office:value="49000">
                <text:p>49000</text:p>
              </table:table-cell>
              <table:table-cell office:value-type="float" office:value="223899">
                <text:p>22389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9500">
                <text:p>49500</text:p>
              </table:table-cell>
              <table:table-cell office:value-type="float" office:value="548174">
                <text:p>548174</text:p>
              </table:table-cell>
              <table:table-cell office:value-type="float" office:value="49500">
                <text:p>49500</text:p>
              </table:table-cell>
              <table:table-cell office:value-type="float" office:value="352319">
                <text:p>352319</text:p>
              </table:table-cell>
              <table:table-cell office:value-type="float" office:value="49500">
                <text:p>49500</text:p>
              </table:table-cell>
              <table:table-cell office:value-type="float" office:value="327156">
                <text:p>327156</text:p>
              </table:table-cell>
              <table:table-cell office:value-type="float" office:value="49500">
                <text:p>49500</text:p>
              </table:table-cell>
              <table:table-cell office:value-type="float" office:value="261018">
                <text:p>26101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0000">
                <text:p>50000</text:p>
              </table:table-cell>
              <table:table-cell office:value-type="float" office:value="520532">
                <text:p>520532</text:p>
              </table:table-cell>
              <table:table-cell office:value-type="float" office:value="50000">
                <text:p>50000</text:p>
              </table:table-cell>
              <table:table-cell office:value-type="float" office:value="329344">
                <text:p>329344</text:p>
              </table:table-cell>
              <table:table-cell office:value-type="float" office:value="50000">
                <text:p>50000</text:p>
              </table:table-cell>
              <table:table-cell office:value-type="float" office:value="292320">
                <text:p>292320</text:p>
              </table:table-cell>
              <table:table-cell office:value-type="float" office:value="50000">
                <text:p>50000</text:p>
              </table:table-cell>
              <table:table-cell office:value-type="float" office:value="225117">
                <text:p>22511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0500">
                <text:p>50500</text:p>
              </table:table-cell>
              <table:table-cell office:value-type="float" office:value="567212">
                <text:p>567212</text:p>
              </table:table-cell>
              <table:table-cell office:value-type="float" office:value="50500">
                <text:p>50500</text:p>
              </table:table-cell>
              <table:table-cell office:value-type="float" office:value="367701">
                <text:p>367701</text:p>
              </table:table-cell>
              <table:table-cell office:value-type="float" office:value="50500">
                <text:p>50500</text:p>
              </table:table-cell>
              <table:table-cell office:value-type="float" office:value="327920">
                <text:p>327920</text:p>
              </table:table-cell>
              <table:table-cell office:value-type="float" office:value="50500">
                <text:p>50500</text:p>
              </table:table-cell>
              <table:table-cell office:value-type="float" office:value="264016">
                <text:p>26401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1000">
                <text:p>51000</text:p>
              </table:table-cell>
              <table:table-cell office:value-type="float" office:value="532163">
                <text:p>532163</text:p>
              </table:table-cell>
              <table:table-cell office:value-type="float" office:value="51000">
                <text:p>51000</text:p>
              </table:table-cell>
              <table:table-cell office:value-type="float" office:value="334699">
                <text:p>334699</text:p>
              </table:table-cell>
              <table:table-cell office:value-type="float" office:value="51000">
                <text:p>51000</text:p>
              </table:table-cell>
              <table:table-cell office:value-type="float" office:value="296173">
                <text:p>296173</text:p>
              </table:table-cell>
              <table:table-cell office:value-type="float" office:value="51000">
                <text:p>51000</text:p>
              </table:table-cell>
              <table:table-cell office:value-type="float" office:value="231219">
                <text:p>23121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1500">
                <text:p>51500</text:p>
              </table:table-cell>
              <table:table-cell office:value-type="float" office:value="569640">
                <text:p>569640</text:p>
              </table:table-cell>
              <table:table-cell office:value-type="float" office:value="51500">
                <text:p>51500</text:p>
              </table:table-cell>
              <table:table-cell office:value-type="float" office:value="366288">
                <text:p>366288</text:p>
              </table:table-cell>
              <table:table-cell office:value-type="float" office:value="51500">
                <text:p>51500</text:p>
              </table:table-cell>
              <table:table-cell office:value-type="float" office:value="346654">
                <text:p>346654</text:p>
              </table:table-cell>
              <table:table-cell office:value-type="float" office:value="51500">
                <text:p>51500</text:p>
              </table:table-cell>
              <table:table-cell office:value-type="float" office:value="281542">
                <text:p>28154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2000">
                <text:p>52000</text:p>
              </table:table-cell>
              <table:table-cell office:value-type="float" office:value="597522">
                <text:p>597522</text:p>
              </table:table-cell>
              <table:table-cell office:value-type="float" office:value="52000">
                <text:p>52000</text:p>
              </table:table-cell>
              <table:table-cell office:value-type="float" office:value="352250">
                <text:p>352250</text:p>
              </table:table-cell>
              <table:table-cell office:value-type="float" office:value="52000">
                <text:p>52000</text:p>
              </table:table-cell>
              <table:table-cell office:value-type="float" office:value="303243">
                <text:p>303243</text:p>
              </table:table-cell>
              <table:table-cell office:value-type="float" office:value="52000">
                <text:p>52000</text:p>
              </table:table-cell>
              <table:table-cell office:value-type="float" office:value="223991">
                <text:p>22399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2500">
                <text:p>52500</text:p>
              </table:table-cell>
              <table:table-cell office:value-type="float" office:value="584138">
                <text:p>584138</text:p>
              </table:table-cell>
              <table:table-cell office:value-type="float" office:value="52500">
                <text:p>52500</text:p>
              </table:table-cell>
              <table:table-cell office:value-type="float" office:value="374862">
                <text:p>374862</text:p>
              </table:table-cell>
              <table:table-cell office:value-type="float" office:value="52500">
                <text:p>52500</text:p>
              </table:table-cell>
              <table:table-cell office:value-type="float" office:value="352582">
                <text:p>352582</text:p>
              </table:table-cell>
              <table:table-cell office:value-type="float" office:value="52500">
                <text:p>52500</text:p>
              </table:table-cell>
              <table:table-cell office:value-type="float" office:value="318853">
                <text:p>31885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3000">
                <text:p>53000</text:p>
              </table:table-cell>
              <table:table-cell office:value-type="float" office:value="555203">
                <text:p>555203</text:p>
              </table:table-cell>
              <table:table-cell office:value-type="float" office:value="53000">
                <text:p>53000</text:p>
              </table:table-cell>
              <table:table-cell office:value-type="float" office:value="337150">
                <text:p>337150</text:p>
              </table:table-cell>
              <table:table-cell office:value-type="float" office:value="53000">
                <text:p>53000</text:p>
              </table:table-cell>
              <table:table-cell office:value-type="float" office:value="311713">
                <text:p>311713</text:p>
              </table:table-cell>
              <table:table-cell office:value-type="float" office:value="53000">
                <text:p>53000</text:p>
              </table:table-cell>
              <table:table-cell office:value-type="float" office:value="3621905">
                <text:p>362190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3500">
                <text:p>53500</text:p>
              </table:table-cell>
              <table:table-cell office:value-type="float" office:value="596456">
                <text:p>596456</text:p>
              </table:table-cell>
              <table:table-cell office:value-type="float" office:value="53500">
                <text:p>53500</text:p>
              </table:table-cell>
              <table:table-cell office:value-type="float" office:value="383102">
                <text:p>383102</text:p>
              </table:table-cell>
              <table:table-cell office:value-type="float" office:value="53500">
                <text:p>53500</text:p>
              </table:table-cell>
              <table:table-cell office:value-type="float" office:value="348880">
                <text:p>348880</text:p>
              </table:table-cell>
              <table:table-cell office:value-type="float" office:value="53500">
                <text:p>53500</text:p>
              </table:table-cell>
              <table:table-cell office:value-type="float" office:value="298561">
                <text:p>29856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4000">
                <text:p>54000</text:p>
              </table:table-cell>
              <table:table-cell office:value-type="float" office:value="572240">
                <text:p>572240</text:p>
              </table:table-cell>
              <table:table-cell office:value-type="float" office:value="54000">
                <text:p>54000</text:p>
              </table:table-cell>
              <table:table-cell office:value-type="float" office:value="354235">
                <text:p>354235</text:p>
              </table:table-cell>
              <table:table-cell office:value-type="float" office:value="54000">
                <text:p>54000</text:p>
              </table:table-cell>
              <table:table-cell office:value-type="float" office:value="314680">
                <text:p>314680</text:p>
              </table:table-cell>
              <table:table-cell office:value-type="float" office:value="54000">
                <text:p>54000</text:p>
              </table:table-cell>
              <table:table-cell office:value-type="float" office:value="246144">
                <text:p>24614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4500">
                <text:p>54500</text:p>
              </table:table-cell>
              <table:table-cell office:value-type="float" office:value="626288">
                <text:p>626288</text:p>
              </table:table-cell>
              <table:table-cell office:value-type="float" office:value="54500">
                <text:p>54500</text:p>
              </table:table-cell>
              <table:table-cell office:value-type="float" office:value="388244">
                <text:p>388244</text:p>
              </table:table-cell>
              <table:table-cell office:value-type="float" office:value="54500">
                <text:p>54500</text:p>
              </table:table-cell>
              <table:table-cell office:value-type="float" office:value="352508">
                <text:p>352508</text:p>
              </table:table-cell>
              <table:table-cell office:value-type="float" office:value="54500">
                <text:p>54500</text:p>
              </table:table-cell>
              <table:table-cell office:value-type="float" office:value="282168">
                <text:p>28216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5000">
                <text:p>55000</text:p>
              </table:table-cell>
              <table:table-cell office:value-type="float" office:value="576469">
                <text:p>576469</text:p>
              </table:table-cell>
              <table:table-cell office:value-type="float" office:value="55000">
                <text:p>55000</text:p>
              </table:table-cell>
              <table:table-cell office:value-type="float" office:value="357591">
                <text:p>357591</text:p>
              </table:table-cell>
              <table:table-cell office:value-type="float" office:value="55000">
                <text:p>55000</text:p>
              </table:table-cell>
              <table:table-cell office:value-type="float" office:value="331419">
                <text:p>331419</text:p>
              </table:table-cell>
              <table:table-cell office:value-type="float" office:value="55000">
                <text:p>55000</text:p>
              </table:table-cell>
              <table:table-cell office:value-type="float" office:value="260036">
                <text:p>26003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5500">
                <text:p>55500</text:p>
              </table:table-cell>
              <table:table-cell office:value-type="float" office:value="613537">
                <text:p>613537</text:p>
              </table:table-cell>
              <table:table-cell office:value-type="float" office:value="55500">
                <text:p>55500</text:p>
              </table:table-cell>
              <table:table-cell office:value-type="float" office:value="402152">
                <text:p>402152</text:p>
              </table:table-cell>
              <table:table-cell office:value-type="float" office:value="55500">
                <text:p>55500</text:p>
              </table:table-cell>
              <table:table-cell office:value-type="float" office:value="358393">
                <text:p>358393</text:p>
              </table:table-cell>
              <table:table-cell office:value-type="float" office:value="55500">
                <text:p>55500</text:p>
              </table:table-cell>
              <table:table-cell office:value-type="float" office:value="286400">
                <text:p>28640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6000">
                <text:p>56000</text:p>
              </table:table-cell>
              <table:table-cell office:value-type="float" office:value="585670">
                <text:p>585670</text:p>
              </table:table-cell>
              <table:table-cell office:value-type="float" office:value="56000">
                <text:p>56000</text:p>
              </table:table-cell>
              <table:table-cell office:value-type="float" office:value="427834">
                <text:p>427834</text:p>
              </table:table-cell>
              <table:table-cell office:value-type="float" office:value="56000">
                <text:p>56000</text:p>
              </table:table-cell>
              <table:table-cell office:value-type="float" office:value="326836">
                <text:p>326836</text:p>
              </table:table-cell>
              <table:table-cell office:value-type="float" office:value="56000">
                <text:p>56000</text:p>
              </table:table-cell>
              <table:table-cell office:value-type="float" office:value="258028">
                <text:p>25802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6500">
                <text:p>56500</text:p>
              </table:table-cell>
              <table:table-cell office:value-type="float" office:value="630810">
                <text:p>630810</text:p>
              </table:table-cell>
              <table:table-cell office:value-type="float" office:value="56500">
                <text:p>56500</text:p>
              </table:table-cell>
              <table:table-cell office:value-type="float" office:value="394065">
                <text:p>394065</text:p>
              </table:table-cell>
              <table:table-cell office:value-type="float" office:value="56500">
                <text:p>56500</text:p>
              </table:table-cell>
              <table:table-cell office:value-type="float" office:value="366179">
                <text:p>366179</text:p>
              </table:table-cell>
              <table:table-cell office:value-type="float" office:value="56500">
                <text:p>56500</text:p>
              </table:table-cell>
              <table:table-cell office:value-type="float" office:value="282827">
                <text:p>28282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7000">
                <text:p>57000</text:p>
              </table:table-cell>
              <table:table-cell office:value-type="float" office:value="600103">
                <text:p>600103</text:p>
              </table:table-cell>
              <table:table-cell office:value-type="float" office:value="57000">
                <text:p>57000</text:p>
              </table:table-cell>
              <table:table-cell office:value-type="float" office:value="371955">
                <text:p>371955</text:p>
              </table:table-cell>
              <table:table-cell office:value-type="float" office:value="57000">
                <text:p>57000</text:p>
              </table:table-cell>
              <table:table-cell office:value-type="float" office:value="338770">
                <text:p>338770</text:p>
              </table:table-cell>
              <table:table-cell office:value-type="float" office:value="57000">
                <text:p>57000</text:p>
              </table:table-cell>
              <table:table-cell office:value-type="float" office:value="247524">
                <text:p>24752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7500">
                <text:p>57500</text:p>
              </table:table-cell>
              <table:table-cell office:value-type="float" office:value="635460">
                <text:p>635460</text:p>
              </table:table-cell>
              <table:table-cell office:value-type="float" office:value="57500">
                <text:p>57500</text:p>
              </table:table-cell>
              <table:table-cell office:value-type="float" office:value="409906">
                <text:p>409906</text:p>
              </table:table-cell>
              <table:table-cell office:value-type="float" office:value="57500">
                <text:p>57500</text:p>
              </table:table-cell>
              <table:table-cell office:value-type="float" office:value="370127">
                <text:p>370127</text:p>
              </table:table-cell>
              <table:table-cell office:value-type="float" office:value="57500">
                <text:p>57500</text:p>
              </table:table-cell>
              <table:table-cell office:value-type="float" office:value="291694">
                <text:p>29169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8000">
                <text:p>58000</text:p>
              </table:table-cell>
              <table:table-cell office:value-type="float" office:value="606983">
                <text:p>606983</text:p>
              </table:table-cell>
              <table:table-cell office:value-type="float" office:value="58000">
                <text:p>58000</text:p>
              </table:table-cell>
              <table:table-cell office:value-type="float" office:value="381066">
                <text:p>381066</text:p>
              </table:table-cell>
              <table:table-cell office:value-type="float" office:value="58000">
                <text:p>58000</text:p>
              </table:table-cell>
              <table:table-cell office:value-type="float" office:value="342719">
                <text:p>342719</text:p>
              </table:table-cell>
              <table:table-cell office:value-type="float" office:value="58000">
                <text:p>58000</text:p>
              </table:table-cell>
              <table:table-cell office:value-type="float" office:value="262434">
                <text:p>26243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8500">
                <text:p>58500</text:p>
              </table:table-cell>
              <table:table-cell office:value-type="float" office:value="648123">
                <text:p>648123</text:p>
              </table:table-cell>
              <table:table-cell office:value-type="float" office:value="58500">
                <text:p>58500</text:p>
              </table:table-cell>
              <table:table-cell office:value-type="float" office:value="414857">
                <text:p>414857</text:p>
              </table:table-cell>
              <table:table-cell office:value-type="float" office:value="58500">
                <text:p>58500</text:p>
              </table:table-cell>
              <table:table-cell office:value-type="float" office:value="376811">
                <text:p>376811</text:p>
              </table:table-cell>
              <table:table-cell office:value-type="float" office:value="58500">
                <text:p>58500</text:p>
              </table:table-cell>
              <table:table-cell office:value-type="float" office:value="297740">
                <text:p>29774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9000">
                <text:p>59000</text:p>
              </table:table-cell>
              <table:table-cell office:value-type="float" office:value="625688">
                <text:p>625688</text:p>
              </table:table-cell>
              <table:table-cell office:value-type="float" office:value="59000">
                <text:p>59000</text:p>
              </table:table-cell>
              <table:table-cell office:value-type="float" office:value="373937">
                <text:p>373937</text:p>
              </table:table-cell>
              <table:table-cell office:value-type="float" office:value="59000">
                <text:p>59000</text:p>
              </table:table-cell>
              <table:table-cell office:value-type="float" office:value="348569">
                <text:p>348569</text:p>
              </table:table-cell>
              <table:table-cell office:value-type="float" office:value="59000">
                <text:p>59000</text:p>
              </table:table-cell>
              <table:table-cell office:value-type="float" office:value="264552">
                <text:p>26455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9500">
                <text:p>59500</text:p>
              </table:table-cell>
              <table:table-cell office:value-type="float" office:value="678783">
                <text:p>678783</text:p>
              </table:table-cell>
              <table:table-cell office:value-type="float" office:value="59500">
                <text:p>59500</text:p>
              </table:table-cell>
              <table:table-cell office:value-type="float" office:value="409773">
                <text:p>409773</text:p>
              </table:table-cell>
              <table:table-cell office:value-type="float" office:value="59500">
                <text:p>59500</text:p>
              </table:table-cell>
              <table:table-cell office:value-type="float" office:value="386999">
                <text:p>386999</text:p>
              </table:table-cell>
              <table:table-cell office:value-type="float" office:value="59500">
                <text:p>59500</text:p>
              </table:table-cell>
              <table:table-cell office:value-type="float" office:value="313127">
                <text:p>31312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0000">
                <text:p>60000</text:p>
              </table:table-cell>
              <table:table-cell office:value-type="float" office:value="630789">
                <text:p>630789</text:p>
              </table:table-cell>
              <table:table-cell office:value-type="float" office:value="60000">
                <text:p>60000</text:p>
              </table:table-cell>
              <table:table-cell office:value-type="float" office:value="401024">
                <text:p>401024</text:p>
              </table:table-cell>
              <table:table-cell office:value-type="float" office:value="60000">
                <text:p>60000</text:p>
              </table:table-cell>
              <table:table-cell office:value-type="float" office:value="357623">
                <text:p>357623</text:p>
              </table:table-cell>
              <table:table-cell office:value-type="float" office:value="60000">
                <text:p>60000</text:p>
              </table:table-cell>
              <table:table-cell office:value-type="float" office:value="280005">
                <text:p>28000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0500">
                <text:p>60500</text:p>
              </table:table-cell>
              <table:table-cell office:value-type="float" office:value="667482">
                <text:p>667482</text:p>
              </table:table-cell>
              <table:table-cell office:value-type="float" office:value="60500">
                <text:p>60500</text:p>
              </table:table-cell>
              <table:table-cell office:value-type="float" office:value="429093">
                <text:p>429093</text:p>
              </table:table-cell>
              <table:table-cell office:value-type="float" office:value="60500">
                <text:p>60500</text:p>
              </table:table-cell>
              <table:table-cell office:value-type="float" office:value="389013">
                <text:p>389013</text:p>
              </table:table-cell>
              <table:table-cell office:value-type="float" office:value="60500">
                <text:p>60500</text:p>
              </table:table-cell>
              <table:table-cell office:value-type="float" office:value="308633">
                <text:p>30863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1000">
                <text:p>61000</text:p>
              </table:table-cell>
              <table:table-cell office:value-type="float" office:value="639917">
                <text:p>639917</text:p>
              </table:table-cell>
              <table:table-cell office:value-type="float" office:value="61000">
                <text:p>61000</text:p>
              </table:table-cell>
              <table:table-cell office:value-type="float" office:value="399469">
                <text:p>399469</text:p>
              </table:table-cell>
              <table:table-cell office:value-type="float" office:value="61000">
                <text:p>61000</text:p>
              </table:table-cell>
              <table:table-cell office:value-type="float" office:value="360530">
                <text:p>360530</text:p>
              </table:table-cell>
              <table:table-cell office:value-type="float" office:value="61000">
                <text:p>61000</text:p>
              </table:table-cell>
              <table:table-cell office:value-type="float" office:value="274227">
                <text:p>27422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1500">
                <text:p>61500</text:p>
              </table:table-cell>
              <table:table-cell office:value-type="float" office:value="679016">
                <text:p>679016</text:p>
              </table:table-cell>
              <table:table-cell office:value-type="float" office:value="61500">
                <text:p>61500</text:p>
              </table:table-cell>
              <table:table-cell office:value-type="float" office:value="432279">
                <text:p>432279</text:p>
              </table:table-cell>
              <table:table-cell office:value-type="float" office:value="61500">
                <text:p>61500</text:p>
              </table:table-cell>
              <table:table-cell office:value-type="float" office:value="395563">
                <text:p>395563</text:p>
              </table:table-cell>
              <table:table-cell office:value-type="float" office:value="61500">
                <text:p>61500</text:p>
              </table:table-cell>
              <table:table-cell office:value-type="float" office:value="313646">
                <text:p>31364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2000">
                <text:p>62000</text:p>
              </table:table-cell>
              <table:table-cell office:value-type="float" office:value="650638">
                <text:p>650638</text:p>
              </table:table-cell>
              <table:table-cell office:value-type="float" office:value="62000">
                <text:p>62000</text:p>
              </table:table-cell>
              <table:table-cell office:value-type="float" office:value="392633">
                <text:p>392633</text:p>
              </table:table-cell>
              <table:table-cell office:value-type="float" office:value="62000">
                <text:p>62000</text:p>
              </table:table-cell>
              <table:table-cell office:value-type="float" office:value="363753">
                <text:p>363753</text:p>
              </table:table-cell>
              <table:table-cell office:value-type="float" office:value="62000">
                <text:p>62000</text:p>
              </table:table-cell>
              <table:table-cell office:value-type="float" office:value="278359">
                <text:p>27835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2500">
                <text:p>62500</text:p>
              </table:table-cell>
              <table:table-cell office:value-type="float" office:value="689140">
                <text:p>689140</text:p>
              </table:table-cell>
              <table:table-cell office:value-type="float" office:value="62500">
                <text:p>62500</text:p>
              </table:table-cell>
              <table:table-cell office:value-type="float" office:value="439194">
                <text:p>439194</text:p>
              </table:table-cell>
              <table:table-cell office:value-type="float" office:value="62500">
                <text:p>62500</text:p>
              </table:table-cell>
              <table:table-cell office:value-type="float" office:value="410127">
                <text:p>410127</text:p>
              </table:table-cell>
              <table:table-cell office:value-type="float" office:value="62500">
                <text:p>62500</text:p>
              </table:table-cell>
              <table:table-cell office:value-type="float" office:value="306711">
                <text:p>30671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3000">
                <text:p>63000</text:p>
              </table:table-cell>
              <table:table-cell office:value-type="float" office:value="661319">
                <text:p>661319</text:p>
              </table:table-cell>
              <table:table-cell office:value-type="float" office:value="63000">
                <text:p>63000</text:p>
              </table:table-cell>
              <table:table-cell office:value-type="float" office:value="412399">
                <text:p>412399</text:p>
              </table:table-cell>
              <table:table-cell office:value-type="float" office:value="63000">
                <text:p>63000</text:p>
              </table:table-cell>
              <table:table-cell office:value-type="float" office:value="369938">
                <text:p>369938</text:p>
              </table:table-cell>
              <table:table-cell office:value-type="float" office:value="63000">
                <text:p>63000</text:p>
              </table:table-cell>
              <table:table-cell office:value-type="float" office:value="292491">
                <text:p>29249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3500">
                <text:p>63500</text:p>
              </table:table-cell>
              <table:table-cell office:value-type="float" office:value="702294">
                <text:p>702294</text:p>
              </table:table-cell>
              <table:table-cell office:value-type="float" office:value="63500">
                <text:p>63500</text:p>
              </table:table-cell>
              <table:table-cell office:value-type="float" office:value="473392">
                <text:p>473392</text:p>
              </table:table-cell>
              <table:table-cell office:value-type="float" office:value="63500">
                <text:p>63500</text:p>
              </table:table-cell>
              <table:table-cell office:value-type="float" office:value="416556">
                <text:p>416556</text:p>
              </table:table-cell>
              <table:table-cell office:value-type="float" office:value="63500">
                <text:p>63500</text:p>
              </table:table-cell>
              <table:table-cell office:value-type="float" office:value="634103">
                <text:p>63410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4000">
                <text:p>64000</text:p>
              </table:table-cell>
              <table:table-cell office:value-type="float" office:value="673649">
                <text:p>673649</text:p>
              </table:table-cell>
              <table:table-cell office:value-type="float" office:value="64000">
                <text:p>64000</text:p>
              </table:table-cell>
              <table:table-cell office:value-type="float" office:value="422876">
                <text:p>422876</text:p>
              </table:table-cell>
              <table:table-cell office:value-type="float" office:value="64000">
                <text:p>64000</text:p>
              </table:table-cell>
              <table:table-cell office:value-type="float" office:value="386528">
                <text:p>386528</text:p>
              </table:table-cell>
              <table:table-cell office:value-type="float" office:value="64000">
                <text:p>64000</text:p>
              </table:table-cell>
              <table:table-cell office:value-type="float" office:value="336703">
                <text:p>33670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4500">
                <text:p>64500</text:p>
              </table:table-cell>
              <table:table-cell office:value-type="float" office:value="680372">
                <text:p>680372</text:p>
              </table:table-cell>
              <table:table-cell office:value-type="float" office:value="64500">
                <text:p>64500</text:p>
              </table:table-cell>
              <table:table-cell office:value-type="float" office:value="411683">
                <text:p>411683</text:p>
              </table:table-cell>
              <table:table-cell office:value-type="float" office:value="64500">
                <text:p>64500</text:p>
              </table:table-cell>
              <table:table-cell office:value-type="float" office:value="378694">
                <text:p>378694</text:p>
              </table:table-cell>
              <table:table-cell office:value-type="float" office:value="64500">
                <text:p>64500</text:p>
              </table:table-cell>
              <table:table-cell office:value-type="float" office:value="289259">
                <text:p>28925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5000">
                <text:p>65000</text:p>
              </table:table-cell>
              <table:table-cell office:value-type="float" office:value="757483">
                <text:p>757483</text:p>
              </table:table-cell>
              <table:table-cell office:value-type="float" office:value="65000">
                <text:p>65000</text:p>
              </table:table-cell>
              <table:table-cell office:value-type="float" office:value="458099">
                <text:p>458099</text:p>
              </table:table-cell>
              <table:table-cell office:value-type="float" office:value="65000">
                <text:p>65000</text:p>
              </table:table-cell>
              <table:table-cell office:value-type="float" office:value="416585">
                <text:p>416585</text:p>
              </table:table-cell>
              <table:table-cell office:value-type="float" office:value="65000">
                <text:p>65000</text:p>
              </table:table-cell>
              <table:table-cell office:value-type="float" office:value="325315">
                <text:p>32531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5500">
                <text:p>65500</text:p>
              </table:table-cell>
              <table:table-cell office:value-type="float" office:value="689090">
                <text:p>689090</text:p>
              </table:table-cell>
              <table:table-cell office:value-type="float" office:value="65500">
                <text:p>65500</text:p>
              </table:table-cell>
              <table:table-cell office:value-type="float" office:value="428800">
                <text:p>428800</text:p>
              </table:table-cell>
              <table:table-cell office:value-type="float" office:value="65500">
                <text:p>65500</text:p>
              </table:table-cell>
              <table:table-cell office:value-type="float" office:value="387206">
                <text:p>387206</text:p>
              </table:table-cell>
              <table:table-cell office:value-type="float" office:value="65500">
                <text:p>65500</text:p>
              </table:table-cell>
              <table:table-cell office:value-type="float" office:value="301542">
                <text:p>30154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6000">
                <text:p>66000</text:p>
              </table:table-cell>
              <table:table-cell office:value-type="float" office:value="695744">
                <text:p>695744</text:p>
              </table:table-cell>
              <table:table-cell office:value-type="float" office:value="66000">
                <text:p>66000</text:p>
              </table:table-cell>
              <table:table-cell office:value-type="float" office:value="427729">
                <text:p>427729</text:p>
              </table:table-cell>
              <table:table-cell office:value-type="float" office:value="66000">
                <text:p>66000</text:p>
              </table:table-cell>
              <table:table-cell office:value-type="float" office:value="394427">
                <text:p>394427</text:p>
              </table:table-cell>
              <table:table-cell office:value-type="float" office:value="66000">
                <text:p>66000</text:p>
              </table:table-cell>
              <table:table-cell office:value-type="float" office:value="296127">
                <text:p>29612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6500">
                <text:p>66500</text:p>
              </table:table-cell>
              <table:table-cell office:value-type="float" office:value="701491">
                <text:p>701491</text:p>
              </table:table-cell>
              <table:table-cell office:value-type="float" office:value="66500">
                <text:p>66500</text:p>
              </table:table-cell>
              <table:table-cell office:value-type="float" office:value="433144">
                <text:p>433144</text:p>
              </table:table-cell>
              <table:table-cell office:value-type="float" office:value="66500">
                <text:p>66500</text:p>
              </table:table-cell>
              <table:table-cell office:value-type="float" office:value="394298">
                <text:p>394298</text:p>
              </table:table-cell>
              <table:table-cell office:value-type="float" office:value="66500">
                <text:p>66500</text:p>
              </table:table-cell>
              <table:table-cell office:value-type="float" office:value="401977">
                <text:p>40197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7000">
                <text:p>67000</text:p>
              </table:table-cell>
              <table:table-cell office:value-type="float" office:value="736903">
                <text:p>736903</text:p>
              </table:table-cell>
              <table:table-cell office:value-type="float" office:value="67000">
                <text:p>67000</text:p>
              </table:table-cell>
              <table:table-cell office:value-type="float" office:value="716536">
                <text:p>716536</text:p>
              </table:table-cell>
              <table:table-cell office:value-type="float" office:value="67000">
                <text:p>67000</text:p>
              </table:table-cell>
              <table:table-cell office:value-type="float" office:value="428892">
                <text:p>428892</text:p>
              </table:table-cell>
              <table:table-cell office:value-type="float" office:value="67000">
                <text:p>67000</text:p>
              </table:table-cell>
              <table:table-cell office:value-type="float" office:value="326795">
                <text:p>32679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7500">
                <text:p>67500</text:p>
              </table:table-cell>
              <table:table-cell office:value-type="float" office:value="719937">
                <text:p>719937</text:p>
              </table:table-cell>
              <table:table-cell office:value-type="float" office:value="67500">
                <text:p>67500</text:p>
              </table:table-cell>
              <table:table-cell office:value-type="float" office:value="716540">
                <text:p>716540</text:p>
              </table:table-cell>
              <table:table-cell office:value-type="float" office:value="67500">
                <text:p>67500</text:p>
              </table:table-cell>
              <table:table-cell office:value-type="float" office:value="408311">
                <text:p>408311</text:p>
              </table:table-cell>
              <table:table-cell office:value-type="float" office:value="67500">
                <text:p>67500</text:p>
              </table:table-cell>
              <table:table-cell office:value-type="float" office:value="303048">
                <text:p>30304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8000">
                <text:p>68000</text:p>
              </table:table-cell>
              <table:table-cell office:value-type="float" office:value="756117">
                <text:p>756117</text:p>
              </table:table-cell>
              <table:table-cell office:value-type="float" office:value="68000">
                <text:p>68000</text:p>
              </table:table-cell>
              <table:table-cell office:value-type="float" office:value="494060">
                <text:p>494060</text:p>
              </table:table-cell>
              <table:table-cell office:value-type="float" office:value="68000">
                <text:p>68000</text:p>
              </table:table-cell>
              <table:table-cell office:value-type="float" office:value="438997">
                <text:p>438997</text:p>
              </table:table-cell>
              <table:table-cell office:value-type="float" office:value="68000">
                <text:p>68000</text:p>
              </table:table-cell>
              <table:table-cell office:value-type="float" office:value="341613">
                <text:p>34161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8500">
                <text:p>68500</text:p>
              </table:table-cell>
              <table:table-cell office:value-type="float" office:value="730447">
                <text:p>730447</text:p>
              </table:table-cell>
              <table:table-cell office:value-type="float" office:value="68500">
                <text:p>68500</text:p>
              </table:table-cell>
              <table:table-cell office:value-type="float" office:value="450938">
                <text:p>450938</text:p>
              </table:table-cell>
              <table:table-cell office:value-type="float" office:value="68500">
                <text:p>68500</text:p>
              </table:table-cell>
              <table:table-cell office:value-type="float" office:value="410825">
                <text:p>410825</text:p>
              </table:table-cell>
              <table:table-cell office:value-type="float" office:value="68500">
                <text:p>68500</text:p>
              </table:table-cell>
              <table:table-cell office:value-type="float" office:value="307543">
                <text:p>30754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9000">
                <text:p>69000</text:p>
              </table:table-cell>
              <table:table-cell office:value-type="float" office:value="761041">
                <text:p>761041</text:p>
              </table:table-cell>
              <table:table-cell office:value-type="float" office:value="69000">
                <text:p>69000</text:p>
              </table:table-cell>
              <table:table-cell office:value-type="float" office:value="494216">
                <text:p>494216</text:p>
              </table:table-cell>
              <table:table-cell office:value-type="float" office:value="69000">
                <text:p>69000</text:p>
              </table:table-cell>
              <table:table-cell office:value-type="float" office:value="327408">
                <text:p>327408</text:p>
              </table:table-cell>
              <table:table-cell office:value-type="float" office:value="69000">
                <text:p>69000</text:p>
              </table:table-cell>
              <table:table-cell office:value-type="float" office:value="341609">
                <text:p>34160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9500">
                <text:p>69500</text:p>
              </table:table-cell>
              <table:table-cell office:value-type="float" office:value="732455">
                <text:p>732455</text:p>
              </table:table-cell>
              <table:table-cell office:value-type="float" office:value="69500">
                <text:p>69500</text:p>
              </table:table-cell>
              <table:table-cell office:value-type="float" office:value="465189">
                <text:p>465189</text:p>
              </table:table-cell>
              <table:table-cell office:value-type="float" office:value="69500">
                <text:p>69500</text:p>
              </table:table-cell>
              <table:table-cell office:value-type="float" office:value="315341">
                <text:p>315341</text:p>
              </table:table-cell>
              <table:table-cell office:value-type="float" office:value="69500">
                <text:p>69500</text:p>
              </table:table-cell>
              <table:table-cell office:value-type="float" office:value="348033">
                <text:p>34803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0000">
                <text:p>70000</text:p>
              </table:table-cell>
              <table:table-cell office:value-type="float" office:value="776609">
                <text:p>776609</text:p>
              </table:table-cell>
              <table:table-cell office:value-type="float" office:value="70000">
                <text:p>70000</text:p>
              </table:table-cell>
              <table:table-cell office:value-type="float" office:value="489870">
                <text:p>489870</text:p>
              </table:table-cell>
              <table:table-cell office:value-type="float" office:value="70000">
                <text:p>70000</text:p>
              </table:table-cell>
              <table:table-cell office:value-type="float" office:value="339577">
                <text:p>339577</text:p>
              </table:table-cell>
              <table:table-cell office:value-type="float" office:value="70000">
                <text:p>70000</text:p>
              </table:table-cell>
              <table:table-cell office:value-type="float" office:value="340364">
                <text:p>34036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0500">
                <text:p>70500</text:p>
              </table:table-cell>
              <table:table-cell office:value-type="float" office:value="749650">
                <text:p>749650</text:p>
              </table:table-cell>
              <table:table-cell office:value-type="float" office:value="70500">
                <text:p>70500</text:p>
              </table:table-cell>
              <table:table-cell office:value-type="float" office:value="472299">
                <text:p>472299</text:p>
              </table:table-cell>
              <table:table-cell office:value-type="float" office:value="70500">
                <text:p>70500</text:p>
              </table:table-cell>
              <table:table-cell office:value-type="float" office:value="348188">
                <text:p>348188</text:p>
              </table:table-cell>
              <table:table-cell office:value-type="float" office:value="70500">
                <text:p>70500</text:p>
              </table:table-cell>
              <table:table-cell office:value-type="float" office:value="313406">
                <text:p>31340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1000">
                <text:p>71000</text:p>
              </table:table-cell>
              <table:table-cell office:value-type="float" office:value="779908">
                <text:p>779908</text:p>
              </table:table-cell>
              <table:table-cell office:value-type="float" office:value="71000">
                <text:p>71000</text:p>
              </table:table-cell>
              <table:table-cell office:value-type="float" office:value="490844">
                <text:p>490844</text:p>
              </table:table-cell>
              <table:table-cell office:value-type="float" office:value="71000">
                <text:p>71000</text:p>
              </table:table-cell>
              <table:table-cell office:value-type="float" office:value="482363">
                <text:p>482363</text:p>
              </table:table-cell>
              <table:table-cell office:value-type="float" office:value="71000">
                <text:p>71000</text:p>
              </table:table-cell>
              <table:table-cell office:value-type="float" office:value="352495">
                <text:p>35249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1500">
                <text:p>71500</text:p>
              </table:table-cell>
              <table:table-cell office:value-type="float" office:value="755951">
                <text:p>755951</text:p>
              </table:table-cell>
              <table:table-cell office:value-type="float" office:value="71500">
                <text:p>71500</text:p>
              </table:table-cell>
              <table:table-cell office:value-type="float" office:value="503668">
                <text:p>503668</text:p>
              </table:table-cell>
              <table:table-cell office:value-type="float" office:value="71500">
                <text:p>71500</text:p>
              </table:table-cell>
              <table:table-cell office:value-type="float" office:value="463744">
                <text:p>463744</text:p>
              </table:table-cell>
              <table:table-cell office:value-type="float" office:value="71500">
                <text:p>71500</text:p>
              </table:table-cell>
              <table:table-cell office:value-type="float" office:value="319194">
                <text:p>31919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2000">
                <text:p>72000</text:p>
              </table:table-cell>
              <table:table-cell office:value-type="float" office:value="790067">
                <text:p>790067</text:p>
              </table:table-cell>
              <table:table-cell office:value-type="float" office:value="72000">
                <text:p>72000</text:p>
              </table:table-cell>
              <table:table-cell office:value-type="float" office:value="496682">
                <text:p>496682</text:p>
              </table:table-cell>
              <table:table-cell office:value-type="float" office:value="72000">
                <text:p>72000</text:p>
              </table:table-cell>
              <table:table-cell office:value-type="float" office:value="490607">
                <text:p>490607</text:p>
              </table:table-cell>
              <table:table-cell office:value-type="float" office:value="72000">
                <text:p>72000</text:p>
              </table:table-cell>
              <table:table-cell office:value-type="float" office:value="606753">
                <text:p>60675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2500">
                <text:p>72500</text:p>
              </table:table-cell>
              <table:table-cell office:value-type="float" office:value="824653">
                <text:p>824653</text:p>
              </table:table-cell>
              <table:table-cell office:value-type="float" office:value="72500">
                <text:p>72500</text:p>
              </table:table-cell>
              <table:table-cell office:value-type="float" office:value="500458">
                <text:p>500458</text:p>
              </table:table-cell>
              <table:table-cell office:value-type="float" office:value="72500">
                <text:p>72500</text:p>
              </table:table-cell>
              <table:table-cell office:value-type="float" office:value="455352">
                <text:p>455352</text:p>
              </table:table-cell>
              <table:table-cell office:value-type="float" office:value="72500">
                <text:p>72500</text:p>
              </table:table-cell>
              <table:table-cell office:value-type="float" office:value="6686660">
                <text:p>668666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3000">
                <text:p>73000</text:p>
              </table:table-cell>
              <table:table-cell office:value-type="float" office:value="813687">
                <text:p>813687</text:p>
              </table:table-cell>
              <table:table-cell office:value-type="float" office:value="73000">
                <text:p>73000</text:p>
              </table:table-cell>
              <table:table-cell office:value-type="float" office:value="542868">
                <text:p>542868</text:p>
              </table:table-cell>
              <table:table-cell office:value-type="float" office:value="73000">
                <text:p>73000</text:p>
              </table:table-cell>
              <table:table-cell office:value-type="float" office:value="572055">
                <text:p>572055</text:p>
              </table:table-cell>
              <table:table-cell office:value-type="float" office:value="73000">
                <text:p>73000</text:p>
              </table:table-cell>
              <table:table-cell office:value-type="float" office:value="426665">
                <text:p>42666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3500">
                <text:p>73500</text:p>
              </table:table-cell>
              <table:table-cell office:value-type="float" office:value="829264">
                <text:p>829264</text:p>
              </table:table-cell>
              <table:table-cell office:value-type="float" office:value="73500">
                <text:p>73500</text:p>
              </table:table-cell>
              <table:table-cell office:value-type="float" office:value="489209">
                <text:p>489209</text:p>
              </table:table-cell>
              <table:table-cell office:value-type="float" office:value="73500">
                <text:p>73500</text:p>
              </table:table-cell>
              <table:table-cell office:value-type="float" office:value="444513">
                <text:p>444513</text:p>
              </table:table-cell>
              <table:table-cell office:value-type="float" office:value="73500">
                <text:p>73500</text:p>
              </table:table-cell>
              <table:table-cell office:value-type="float" office:value="462559">
                <text:p>46255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4000">
                <text:p>74000</text:p>
              </table:table-cell>
              <table:table-cell office:value-type="float" office:value="887803">
                <text:p>887803</text:p>
              </table:table-cell>
              <table:table-cell office:value-type="float" office:value="74000">
                <text:p>74000</text:p>
              </table:table-cell>
              <table:table-cell office:value-type="float" office:value="816952">
                <text:p>816952</text:p>
              </table:table-cell>
              <table:table-cell office:value-type="float" office:value="74000">
                <text:p>74000</text:p>
              </table:table-cell>
              <table:table-cell office:value-type="float" office:value="477677">
                <text:p>477677</text:p>
              </table:table-cell>
              <table:table-cell office:value-type="float" office:value="74000">
                <text:p>74000</text:p>
              </table:table-cell>
              <table:table-cell office:value-type="float" office:value="4111220">
                <text:p>411122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4500">
                <text:p>74500</text:p>
              </table:table-cell>
              <table:table-cell office:value-type="float" office:value="794600">
                <text:p>794600</text:p>
              </table:table-cell>
              <table:table-cell office:value-type="float" office:value="74500">
                <text:p>74500</text:p>
              </table:table-cell>
              <table:table-cell office:value-type="float" office:value="514336">
                <text:p>514336</text:p>
              </table:table-cell>
              <table:table-cell office:value-type="float" office:value="74500">
                <text:p>74500</text:p>
              </table:table-cell>
              <table:table-cell office:value-type="float" office:value="490407">
                <text:p>490407</text:p>
              </table:table-cell>
              <table:table-cell office:value-type="float" office:value="74500">
                <text:p>74500</text:p>
              </table:table-cell>
              <table:table-cell office:value-type="float" office:value="369499">
                <text:p>36949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5000">
                <text:p>75000</text:p>
              </table:table-cell>
              <table:table-cell office:value-type="float" office:value="830694">
                <text:p>830694</text:p>
              </table:table-cell>
              <table:table-cell office:value-type="float" office:value="75000">
                <text:p>75000</text:p>
              </table:table-cell>
              <table:table-cell office:value-type="float" office:value="610880">
                <text:p>610880</text:p>
              </table:table-cell>
              <table:table-cell office:value-type="float" office:value="75000">
                <text:p>75000</text:p>
              </table:table-cell>
              <table:table-cell office:value-type="float" office:value="486849">
                <text:p>486849</text:p>
              </table:table-cell>
              <table:table-cell office:value-type="float" office:value="75000">
                <text:p>75000</text:p>
              </table:table-cell>
              <table:table-cell office:value-type="float" office:value="1641122">
                <text:p>164112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5500">
                <text:p>75500</text:p>
              </table:table-cell>
              <table:table-cell office:value-type="float" office:value="800187">
                <text:p>800187</text:p>
              </table:table-cell>
              <table:table-cell office:value-type="float" office:value="75500">
                <text:p>75500</text:p>
              </table:table-cell>
              <table:table-cell office:value-type="float" office:value="600937">
                <text:p>600937</text:p>
              </table:table-cell>
              <table:table-cell office:value-type="float" office:value="75500">
                <text:p>75500</text:p>
              </table:table-cell>
              <table:table-cell office:value-type="float" office:value="453090">
                <text:p>453090</text:p>
              </table:table-cell>
              <table:table-cell office:value-type="float" office:value="75500">
                <text:p>75500</text:p>
              </table:table-cell>
              <table:table-cell office:value-type="float" office:value="342610">
                <text:p>34261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6000">
                <text:p>76000</text:p>
              </table:table-cell>
              <table:table-cell office:value-type="float" office:value="848321">
                <text:p>848321</text:p>
              </table:table-cell>
              <table:table-cell office:value-type="float" office:value="76000">
                <text:p>76000</text:p>
              </table:table-cell>
              <table:table-cell office:value-type="float" office:value="537928">
                <text:p>537928</text:p>
              </table:table-cell>
              <table:table-cell office:value-type="float" office:value="76000">
                <text:p>76000</text:p>
              </table:table-cell>
              <table:table-cell office:value-type="float" office:value="491736">
                <text:p>491736</text:p>
              </table:table-cell>
              <table:table-cell office:value-type="float" office:value="76000">
                <text:p>76000</text:p>
              </table:table-cell>
              <table:table-cell office:value-type="float" office:value="379755">
                <text:p>37975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6500">
                <text:p>76500</text:p>
              </table:table-cell>
              <table:table-cell office:value-type="float" office:value="810561">
                <text:p>810561</text:p>
              </table:table-cell>
              <table:table-cell office:value-type="float" office:value="76500">
                <text:p>76500</text:p>
              </table:table-cell>
              <table:table-cell office:value-type="float" office:value="523651">
                <text:p>523651</text:p>
              </table:table-cell>
              <table:table-cell office:value-type="float" office:value="76500">
                <text:p>76500</text:p>
              </table:table-cell>
              <table:table-cell office:value-type="float" office:value="452108">
                <text:p>452108</text:p>
              </table:table-cell>
              <table:table-cell office:value-type="float" office:value="76500">
                <text:p>76500</text:p>
              </table:table-cell>
              <table:table-cell office:value-type="float" office:value="346206">
                <text:p>34620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7000">
                <text:p>77000</text:p>
              </table:table-cell>
              <table:table-cell office:value-type="float" office:value="846145">
                <text:p>846145</text:p>
              </table:table-cell>
              <table:table-cell office:value-type="float" office:value="77000">
                <text:p>77000</text:p>
              </table:table-cell>
              <table:table-cell office:value-type="float" office:value="535135">
                <text:p>535135</text:p>
              </table:table-cell>
              <table:table-cell office:value-type="float" office:value="77000">
                <text:p>77000</text:p>
              </table:table-cell>
              <table:table-cell office:value-type="float" office:value="517272">
                <text:p>517272</text:p>
              </table:table-cell>
              <table:table-cell office:value-type="float" office:value="77000">
                <text:p>77000</text:p>
              </table:table-cell>
              <table:table-cell office:value-type="float" office:value="6367572">
                <text:p>636757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7500">
                <text:p>77500</text:p>
              </table:table-cell>
              <table:table-cell office:value-type="float" office:value="833709">
                <text:p>833709</text:p>
              </table:table-cell>
              <table:table-cell office:value-type="float" office:value="77500">
                <text:p>77500</text:p>
              </table:table-cell>
              <table:table-cell office:value-type="float" office:value="505136">
                <text:p>505136</text:p>
              </table:table-cell>
              <table:table-cell office:value-type="float" office:value="77500">
                <text:p>77500</text:p>
              </table:table-cell>
              <table:table-cell office:value-type="float" office:value="459103">
                <text:p>459103</text:p>
              </table:table-cell>
              <table:table-cell office:value-type="float" office:value="77500">
                <text:p>77500</text:p>
              </table:table-cell>
              <table:table-cell office:value-type="float" office:value="360484">
                <text:p>36048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8000">
                <text:p>78000</text:p>
              </table:table-cell>
              <table:table-cell office:value-type="float" office:value="856225">
                <text:p>856225</text:p>
              </table:table-cell>
              <table:table-cell office:value-type="float" office:value="78000">
                <text:p>78000</text:p>
              </table:table-cell>
              <table:table-cell office:value-type="float" office:value="538727">
                <text:p>538727</text:p>
              </table:table-cell>
              <table:table-cell office:value-type="float" office:value="78000">
                <text:p>78000</text:p>
              </table:table-cell>
              <table:table-cell office:value-type="float" office:value="505313">
                <text:p>505313</text:p>
              </table:table-cell>
              <table:table-cell office:value-type="float" office:value="78000">
                <text:p>78000</text:p>
              </table:table-cell>
              <table:table-cell office:value-type="float" office:value="408257">
                <text:p>40825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8500">
                <text:p>78500</text:p>
              </table:table-cell>
              <table:table-cell office:value-type="float" office:value="835928">
                <text:p>835928</text:p>
              </table:table-cell>
              <table:table-cell office:value-type="float" office:value="78500">
                <text:p>78500</text:p>
              </table:table-cell>
              <table:table-cell office:value-type="float" office:value="513644">
                <text:p>513644</text:p>
              </table:table-cell>
              <table:table-cell office:value-type="float" office:value="78500">
                <text:p>78500</text:p>
              </table:table-cell>
              <table:table-cell office:value-type="float" office:value="465490">
                <text:p>465490</text:p>
              </table:table-cell>
              <table:table-cell office:value-type="float" office:value="78500">
                <text:p>78500</text:p>
              </table:table-cell>
              <table:table-cell office:value-type="float" office:value="352090">
                <text:p>35209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9000">
                <text:p>79000</text:p>
              </table:table-cell>
              <table:table-cell office:value-type="float" office:value="866694">
                <text:p>866694</text:p>
              </table:table-cell>
              <table:table-cell office:value-type="float" office:value="79000">
                <text:p>79000</text:p>
              </table:table-cell>
              <table:table-cell office:value-type="float" office:value="547458">
                <text:p>547458</text:p>
              </table:table-cell>
              <table:table-cell office:value-type="float" office:value="79000">
                <text:p>79000</text:p>
              </table:table-cell>
              <table:table-cell office:value-type="float" office:value="507084">
                <text:p>507084</text:p>
              </table:table-cell>
              <table:table-cell office:value-type="float" office:value="79000">
                <text:p>79000</text:p>
              </table:table-cell>
              <table:table-cell office:value-type="float" office:value="881305">
                <text:p>88130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9500">
                <text:p>79500</text:p>
              </table:table-cell>
              <table:table-cell office:value-type="float" office:value="845122">
                <text:p>845122</text:p>
              </table:table-cell>
              <table:table-cell office:value-type="float" office:value="79500">
                <text:p>79500</text:p>
              </table:table-cell>
              <table:table-cell office:value-type="float" office:value="516955">
                <text:p>516955</text:p>
              </table:table-cell>
              <table:table-cell office:value-type="float" office:value="79500">
                <text:p>79500</text:p>
              </table:table-cell>
              <table:table-cell office:value-type="float" office:value="476037">
                <text:p>476037</text:p>
              </table:table-cell>
              <table:table-cell office:value-type="float" office:value="79500">
                <text:p>79500</text:p>
              </table:table-cell>
              <table:table-cell office:value-type="float" office:value="357516">
                <text:p>35751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80000">
                <text:p>80000</text:p>
              </table:table-cell>
              <table:table-cell office:value-type="float" office:value="881430">
                <text:p>881430</text:p>
              </table:table-cell>
              <table:table-cell office:value-type="float" office:value="80000">
                <text:p>80000</text:p>
              </table:table-cell>
              <table:table-cell office:value-type="float" office:value="579861">
                <text:p>579861</text:p>
              </table:table-cell>
              <table:table-cell office:value-type="float" office:value="80000">
                <text:p>80000</text:p>
              </table:table-cell>
              <table:table-cell office:value-type="float" office:value="520022">
                <text:p>520022</text:p>
              </table:table-cell>
              <table:table-cell office:value-type="float" office:value="80000">
                <text:p>80000</text:p>
              </table:table-cell>
              <table:table-cell office:value-type="float" office:value="395597">
                <text:p>39559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80500">
                <text:p>80500</text:p>
              </table:table-cell>
              <table:table-cell office:value-type="float" office:value="877403">
                <text:p>877403</text:p>
              </table:table-cell>
              <table:table-cell office:value-type="float" office:value="80500">
                <text:p>80500</text:p>
              </table:table-cell>
              <table:table-cell office:value-type="float" office:value="533542">
                <text:p>533542</text:p>
              </table:table-cell>
              <table:table-cell office:value-type="float" office:value="80500">
                <text:p>80500</text:p>
              </table:table-cell>
              <table:table-cell office:value-type="float" office:value="480815">
                <text:p>480815</text:p>
              </table:table-cell>
              <table:table-cell office:value-type="float" office:value="80500">
                <text:p>80500</text:p>
              </table:table-cell>
              <table:table-cell office:value-type="float" office:value="373331">
                <text:p>37333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1000">
                <text:p>81000</text:p>
              </table:table-cell>
              <table:table-cell office:value-type="float" office:value="887988">
                <text:p>887988</text:p>
              </table:table-cell>
              <table:table-cell office:value-type="float" office:value="81000">
                <text:p>81000</text:p>
              </table:table-cell>
              <table:table-cell office:value-type="float" office:value="566099">
                <text:p>566099</text:p>
              </table:table-cell>
              <table:table-cell office:value-type="float" office:value="81000">
                <text:p>81000</text:p>
              </table:table-cell>
              <table:table-cell office:value-type="float" office:value="547767">
                <text:p>547767</text:p>
              </table:table-cell>
              <table:table-cell office:value-type="float" office:value="81000">
                <text:p>81000</text:p>
              </table:table-cell>
              <table:table-cell office:value-type="float" office:value="401165">
                <text:p>40116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1500">
                <text:p>81500</text:p>
              </table:table-cell>
              <table:table-cell office:value-type="float" office:value="863121">
                <text:p>863121</text:p>
              </table:table-cell>
              <table:table-cell office:value-type="float" office:value="81500">
                <text:p>81500</text:p>
              </table:table-cell>
              <table:table-cell office:value-type="float" office:value="531453">
                <text:p>531453</text:p>
              </table:table-cell>
              <table:table-cell office:value-type="float" office:value="81500">
                <text:p>81500</text:p>
              </table:table-cell>
              <table:table-cell office:value-type="float" office:value="488885">
                <text:p>488885</text:p>
              </table:table-cell>
              <table:table-cell office:value-type="float" office:value="81500">
                <text:p>81500</text:p>
              </table:table-cell>
              <table:table-cell office:value-type="float" office:value="368211">
                <text:p>36821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2000">
                <text:p>82000</text:p>
              </table:table-cell>
              <table:table-cell office:value-type="float" office:value="898259">
                <text:p>898259</text:p>
              </table:table-cell>
              <table:table-cell office:value-type="float" office:value="82000">
                <text:p>82000</text:p>
              </table:table-cell>
              <table:table-cell office:value-type="float" office:value="581880">
                <text:p>581880</text:p>
              </table:table-cell>
              <table:table-cell office:value-type="float" office:value="82000">
                <text:p>82000</text:p>
              </table:table-cell>
              <table:table-cell office:value-type="float" office:value="528803">
                <text:p>528803</text:p>
              </table:table-cell>
              <table:table-cell office:value-type="float" office:value="82000">
                <text:p>82000</text:p>
              </table:table-cell>
              <table:table-cell office:value-type="float" office:value="402827">
                <text:p>40282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2500">
                <text:p>82500</text:p>
              </table:table-cell>
              <table:table-cell office:value-type="float" office:value="873680">
                <text:p>873680</text:p>
              </table:table-cell>
              <table:table-cell office:value-type="float" office:value="82500">
                <text:p>82500</text:p>
              </table:table-cell>
              <table:table-cell office:value-type="float" office:value="537603">
                <text:p>537603</text:p>
              </table:table-cell>
              <table:table-cell office:value-type="float" office:value="82500">
                <text:p>82500</text:p>
              </table:table-cell>
              <table:table-cell office:value-type="float" office:value="488688">
                <text:p>488688</text:p>
              </table:table-cell>
              <table:table-cell office:value-type="float" office:value="82500">
                <text:p>82500</text:p>
              </table:table-cell>
              <table:table-cell office:value-type="float" office:value="379916">
                <text:p>37991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3000">
                <text:p>83000</text:p>
              </table:table-cell>
              <table:table-cell office:value-type="float" office:value="912857">
                <text:p>912857</text:p>
              </table:table-cell>
              <table:table-cell office:value-type="float" office:value="83000">
                <text:p>83000</text:p>
              </table:table-cell>
              <table:table-cell office:value-type="float" office:value="568603">
                <text:p>568603</text:p>
              </table:table-cell>
              <table:table-cell office:value-type="float" office:value="83000">
                <text:p>83000</text:p>
              </table:table-cell>
              <table:table-cell office:value-type="float" office:value="563490">
                <text:p>563490</text:p>
              </table:table-cell>
              <table:table-cell office:value-type="float" office:value="83000">
                <text:p>83000</text:p>
              </table:table-cell>
              <table:table-cell office:value-type="float" office:value="438314">
                <text:p>43831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3500">
                <text:p>83500</text:p>
              </table:table-cell>
              <table:table-cell office:value-type="float" office:value="884790">
                <text:p>884790</text:p>
              </table:table-cell>
              <table:table-cell office:value-type="float" office:value="83500">
                <text:p>83500</text:p>
              </table:table-cell>
              <table:table-cell office:value-type="float" office:value="544938">
                <text:p>544938</text:p>
              </table:table-cell>
              <table:table-cell office:value-type="float" office:value="83500">
                <text:p>83500</text:p>
              </table:table-cell>
              <table:table-cell office:value-type="float" office:value="503767">
                <text:p>503767</text:p>
              </table:table-cell>
              <table:table-cell office:value-type="float" office:value="83500">
                <text:p>83500</text:p>
              </table:table-cell>
              <table:table-cell office:value-type="float" office:value="381647">
                <text:p>38164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4000">
                <text:p>84000</text:p>
              </table:table-cell>
              <table:table-cell office:value-type="float" office:value="949982">
                <text:p>949982</text:p>
              </table:table-cell>
              <table:table-cell office:value-type="float" office:value="84000">
                <text:p>84000</text:p>
              </table:table-cell>
              <table:table-cell office:value-type="float" office:value="576418">
                <text:p>576418</text:p>
              </table:table-cell>
              <table:table-cell office:value-type="float" office:value="84000">
                <text:p>84000</text:p>
              </table:table-cell>
              <table:table-cell office:value-type="float" office:value="541045">
                <text:p>541045</text:p>
              </table:table-cell>
              <table:table-cell office:value-type="float" office:value="84000">
                <text:p>84000</text:p>
              </table:table-cell>
              <table:table-cell office:value-type="float" office:value="419625">
                <text:p>41962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4500">
                <text:p>84500</text:p>
              </table:table-cell>
              <table:table-cell office:value-type="float" office:value="898355">
                <text:p>898355</text:p>
              </table:table-cell>
              <table:table-cell office:value-type="float" office:value="84500">
                <text:p>84500</text:p>
              </table:table-cell>
              <table:table-cell office:value-type="float" office:value="552096">
                <text:p>552096</text:p>
              </table:table-cell>
              <table:table-cell office:value-type="float" office:value="84500">
                <text:p>84500</text:p>
              </table:table-cell>
              <table:table-cell office:value-type="float" office:value="507912">
                <text:p>507912</text:p>
              </table:table-cell>
              <table:table-cell office:value-type="float" office:value="84500">
                <text:p>84500</text:p>
              </table:table-cell>
              <table:table-cell office:value-type="float" office:value="380649">
                <text:p>38064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5000">
                <text:p>85000</text:p>
              </table:table-cell>
              <table:table-cell office:value-type="float" office:value="956735">
                <text:p>956735</text:p>
              </table:table-cell>
              <table:table-cell office:value-type="float" office:value="85000">
                <text:p>85000</text:p>
              </table:table-cell>
              <table:table-cell office:value-type="float" office:value="580743">
                <text:p>580743</text:p>
              </table:table-cell>
              <table:table-cell office:value-type="float" office:value="85000">
                <text:p>85000</text:p>
              </table:table-cell>
              <table:table-cell office:value-type="float" office:value="557267">
                <text:p>557267</text:p>
              </table:table-cell>
              <table:table-cell office:value-type="float" office:value="85000">
                <text:p>85000</text:p>
              </table:table-cell>
              <table:table-cell office:value-type="float" office:value="809382">
                <text:p>80938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5500">
                <text:p>85500</text:p>
              </table:table-cell>
              <table:table-cell office:value-type="float" office:value="905955">
                <text:p>905955</text:p>
              </table:table-cell>
              <table:table-cell office:value-type="float" office:value="85500">
                <text:p>85500</text:p>
              </table:table-cell>
              <table:table-cell office:value-type="float" office:value="558398">
                <text:p>558398</text:p>
              </table:table-cell>
              <table:table-cell office:value-type="float" office:value="85500">
                <text:p>85500</text:p>
              </table:table-cell>
              <table:table-cell office:value-type="float" office:value="507338">
                <text:p>507338</text:p>
              </table:table-cell>
              <table:table-cell office:value-type="float" office:value="85500">
                <text:p>85500</text:p>
              </table:table-cell>
              <table:table-cell office:value-type="float" office:value="385532">
                <text:p>38553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6000">
                <text:p>86000</text:p>
              </table:table-cell>
              <table:table-cell office:value-type="float" office:value="939227">
                <text:p>939227</text:p>
              </table:table-cell>
              <table:table-cell office:value-type="float" office:value="86000">
                <text:p>86000</text:p>
              </table:table-cell>
              <table:table-cell office:value-type="float" office:value="570735">
                <text:p>570735</text:p>
              </table:table-cell>
              <table:table-cell office:value-type="float" office:value="86000">
                <text:p>86000</text:p>
              </table:table-cell>
              <table:table-cell office:value-type="float" office:value="616150">
                <text:p>616150</text:p>
              </table:table-cell>
              <table:table-cell office:value-type="float" office:value="86000">
                <text:p>86000</text:p>
              </table:table-cell>
              <table:table-cell office:value-type="float" office:value="382437">
                <text:p>38243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6500">
                <text:p>86500</text:p>
              </table:table-cell>
              <table:table-cell office:value-type="float" office:value="947127">
                <text:p>947127</text:p>
              </table:table-cell>
              <table:table-cell office:value-type="float" office:value="86500">
                <text:p>86500</text:p>
              </table:table-cell>
              <table:table-cell office:value-type="float" office:value="600289">
                <text:p>600289</text:p>
              </table:table-cell>
              <table:table-cell office:value-type="float" office:value="86500">
                <text:p>86500</text:p>
              </table:table-cell>
              <table:table-cell office:value-type="float" office:value="634519">
                <text:p>634519</text:p>
              </table:table-cell>
              <table:table-cell office:value-type="float" office:value="86500">
                <text:p>86500</text:p>
              </table:table-cell>
              <table:table-cell office:value-type="float" office:value="473854">
                <text:p>47385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7000">
                <text:p>87000</text:p>
              </table:table-cell>
              <table:table-cell office:value-type="float" office:value="924832">
                <text:p>924832</text:p>
              </table:table-cell>
              <table:table-cell office:value-type="float" office:value="87000">
                <text:p>87000</text:p>
              </table:table-cell>
              <table:table-cell office:value-type="float" office:value="588081">
                <text:p>588081</text:p>
              </table:table-cell>
              <table:table-cell office:value-type="float" office:value="87000">
                <text:p>87000</text:p>
              </table:table-cell>
              <table:table-cell office:value-type="float" office:value="565534">
                <text:p>565534</text:p>
              </table:table-cell>
              <table:table-cell office:value-type="float" office:value="87000">
                <text:p>87000</text:p>
              </table:table-cell>
              <table:table-cell office:value-type="float" office:value="379693">
                <text:p>37969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7500">
                <text:p>87500</text:p>
              </table:table-cell>
              <table:table-cell office:value-type="float" office:value="957645">
                <text:p>957645</text:p>
              </table:table-cell>
              <table:table-cell office:value-type="float" office:value="87500">
                <text:p>87500</text:p>
              </table:table-cell>
              <table:table-cell office:value-type="float" office:value="604206">
                <text:p>604206</text:p>
              </table:table-cell>
              <table:table-cell office:value-type="float" office:value="87500">
                <text:p>87500</text:p>
              </table:table-cell>
              <table:table-cell office:value-type="float" office:value="612206">
                <text:p>612206</text:p>
              </table:table-cell>
              <table:table-cell office:value-type="float" office:value="87500">
                <text:p>87500</text:p>
              </table:table-cell>
              <table:table-cell office:value-type="float" office:value="508408">
                <text:p>50840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8000">
                <text:p>88000</text:p>
              </table:table-cell>
              <table:table-cell office:value-type="float" office:value="934102">
                <text:p>934102</text:p>
              </table:table-cell>
              <table:table-cell office:value-type="float" office:value="88000">
                <text:p>88000</text:p>
              </table:table-cell>
              <table:table-cell office:value-type="float" office:value="562914">
                <text:p>562914</text:p>
              </table:table-cell>
              <table:table-cell office:value-type="float" office:value="88000">
                <text:p>88000</text:p>
              </table:table-cell>
              <table:table-cell office:value-type="float" office:value="576626">
                <text:p>576626</text:p>
              </table:table-cell>
              <table:table-cell office:value-type="float" office:value="88000">
                <text:p>88000</text:p>
              </table:table-cell>
              <table:table-cell office:value-type="float" office:value="395255">
                <text:p>39525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8500">
                <text:p>88500</text:p>
              </table:table-cell>
              <table:table-cell office:value-type="float" office:value="971307">
                <text:p>971307</text:p>
              </table:table-cell>
              <table:table-cell office:value-type="float" office:value="88500">
                <text:p>88500</text:p>
              </table:table-cell>
              <table:table-cell office:value-type="float" office:value="618095">
                <text:p>618095</text:p>
              </table:table-cell>
              <table:table-cell office:value-type="float" office:value="88500">
                <text:p>88500</text:p>
              </table:table-cell>
              <table:table-cell office:value-type="float" office:value="625199">
                <text:p>625199</text:p>
              </table:table-cell>
              <table:table-cell office:value-type="float" office:value="88500">
                <text:p>88500</text:p>
              </table:table-cell>
              <table:table-cell office:value-type="float" office:value="457768">
                <text:p>45776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9000">
                <text:p>89000</text:p>
              </table:table-cell>
              <table:table-cell office:value-type="float" office:value="945066">
                <text:p>945066</text:p>
              </table:table-cell>
              <table:table-cell office:value-type="float" office:value="89000">
                <text:p>89000</text:p>
              </table:table-cell>
              <table:table-cell office:value-type="float" office:value="580044">
                <text:p>580044</text:p>
              </table:table-cell>
              <table:table-cell office:value-type="float" office:value="89000">
                <text:p>89000</text:p>
              </table:table-cell>
              <table:table-cell office:value-type="float" office:value="585687">
                <text:p>585687</text:p>
              </table:table-cell>
              <table:table-cell office:value-type="float" office:value="89000">
                <text:p>89000</text:p>
              </table:table-cell>
              <table:table-cell office:value-type="float" office:value="398990">
                <text:p>39899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9500">
                <text:p>89500</text:p>
              </table:table-cell>
              <table:table-cell office:value-type="float" office:value="988602">
                <text:p>988602</text:p>
              </table:table-cell>
              <table:table-cell office:value-type="float" office:value="89500">
                <text:p>89500</text:p>
              </table:table-cell>
              <table:table-cell office:value-type="float" office:value="613930">
                <text:p>613930</text:p>
              </table:table-cell>
              <table:table-cell office:value-type="float" office:value="89500">
                <text:p>89500</text:p>
              </table:table-cell>
              <table:table-cell office:value-type="float" office:value="634311">
                <text:p>634311</text:p>
              </table:table-cell>
              <table:table-cell office:value-type="float" office:value="89500">
                <text:p>89500</text:p>
              </table:table-cell>
              <table:table-cell office:value-type="float" office:value="466771">
                <text:p>46677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90000">
                <text:p>90000</text:p>
              </table:table-cell>
              <table:table-cell office:value-type="float" office:value="959728">
                <text:p>959728</text:p>
              </table:table-cell>
              <table:table-cell office:value-type="float" office:value="90000">
                <text:p>90000</text:p>
              </table:table-cell>
              <table:table-cell office:value-type="float" office:value="588538">
                <text:p>588538</text:p>
              </table:table-cell>
              <table:table-cell office:value-type="float" office:value="90000">
                <text:p>90000</text:p>
              </table:table-cell>
              <table:table-cell office:value-type="float" office:value="592548">
                <text:p>592548</text:p>
              </table:table-cell>
              <table:table-cell office:value-type="float" office:value="90000">
                <text:p>90000</text:p>
              </table:table-cell>
              <table:table-cell office:value-type="float" office:value="410698">
                <text:p>41069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90500">
                <text:p>90500</text:p>
              </table:table-cell>
              <table:table-cell office:value-type="float" office:value="1012956">
                <text:p>1012956</text:p>
              </table:table-cell>
              <table:table-cell office:value-type="float" office:value="90500">
                <text:p>90500</text:p>
              </table:table-cell>
              <table:table-cell office:value-type="float" office:value="618916">
                <text:p>618916</text:p>
              </table:table-cell>
              <table:table-cell office:value-type="float" office:value="90500">
                <text:p>90500</text:p>
              </table:table-cell>
              <table:table-cell office:value-type="float" office:value="632538">
                <text:p>632538</text:p>
              </table:table-cell>
              <table:table-cell office:value-type="float" office:value="90500">
                <text:p>90500</text:p>
              </table:table-cell>
              <table:table-cell office:value-type="float" office:value="442093">
                <text:p>44209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1000">
                <text:p>91000</text:p>
              </table:table-cell>
              <table:table-cell office:value-type="float" office:value="974091">
                <text:p>974091</text:p>
              </table:table-cell>
              <table:table-cell office:value-type="float" office:value="91000">
                <text:p>91000</text:p>
              </table:table-cell>
              <table:table-cell office:value-type="float" office:value="588007">
                <text:p>588007</text:p>
              </table:table-cell>
              <table:table-cell office:value-type="float" office:value="91000">
                <text:p>91000</text:p>
              </table:table-cell>
              <table:table-cell office:value-type="float" office:value="610172">
                <text:p>610172</text:p>
              </table:table-cell>
              <table:table-cell office:value-type="float" office:value="91000">
                <text:p>91000</text:p>
              </table:table-cell>
              <table:table-cell office:value-type="float" office:value="407736">
                <text:p>40773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1500">
                <text:p>91500</text:p>
              </table:table-cell>
              <table:table-cell office:value-type="float" office:value="1002473">
                <text:p>1002473</text:p>
              </table:table-cell>
              <table:table-cell office:value-type="float" office:value="91500">
                <text:p>91500</text:p>
              </table:table-cell>
              <table:table-cell office:value-type="float" office:value="624344">
                <text:p>624344</text:p>
              </table:table-cell>
              <table:table-cell office:value-type="float" office:value="91500">
                <text:p>91500</text:p>
              </table:table-cell>
              <table:table-cell office:value-type="float" office:value="634932">
                <text:p>634932</text:p>
              </table:table-cell>
              <table:table-cell office:value-type="float" office:value="91500">
                <text:p>91500</text:p>
              </table:table-cell>
              <table:table-cell office:value-type="float" office:value="446390">
                <text:p>44639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92000">
                <text:p>92000</text:p>
              </table:table-cell>
              <table:table-cell office:value-type="float" office:value="985410">
                <text:p>985410</text:p>
              </table:table-cell>
              <table:table-cell office:value-type="float" office:value="92000">
                <text:p>92000</text:p>
              </table:table-cell>
              <table:table-cell office:value-type="float" office:value="587934">
                <text:p>587934</text:p>
              </table:table-cell>
              <table:table-cell office:value-type="float" office:value="92000">
                <text:p>92000</text:p>
              </table:table-cell>
              <table:table-cell office:value-type="float" office:value="619770">
                <text:p>619770</text:p>
              </table:table-cell>
              <table:table-cell office:value-type="float" office:value="92000">
                <text:p>92000</text:p>
              </table:table-cell>
              <table:table-cell office:value-type="float" office:value="411680">
                <text:p>41168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92500">
                <text:p>92500</text:p>
              </table:table-cell>
              <table:table-cell office:value-type="float" office:value="1015387">
                <text:p>1015387</text:p>
              </table:table-cell>
              <table:table-cell office:value-type="float" office:value="92500">
                <text:p>92500</text:p>
              </table:table-cell>
              <table:table-cell office:value-type="float" office:value="641743">
                <text:p>641743</text:p>
              </table:table-cell>
              <table:table-cell office:value-type="float" office:value="92500">
                <text:p>92500</text:p>
              </table:table-cell>
              <table:table-cell office:value-type="float" office:value="634466">
                <text:p>634466</text:p>
              </table:table-cell>
              <table:table-cell office:value-type="float" office:value="92500">
                <text:p>92500</text:p>
              </table:table-cell>
              <table:table-cell office:value-type="float" office:value="449587">
                <text:p>44958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93000">
                <text:p>93000</text:p>
              </table:table-cell>
              <table:table-cell office:value-type="float" office:value="991769">
                <text:p>991769</text:p>
              </table:table-cell>
              <table:table-cell office:value-type="float" office:value="93000">
                <text:p>93000</text:p>
              </table:table-cell>
              <table:table-cell office:value-type="float" office:value="604118">
                <text:p>604118</text:p>
              </table:table-cell>
              <table:table-cell office:value-type="float" office:value="93000">
                <text:p>93000</text:p>
              </table:table-cell>
              <table:table-cell office:value-type="float" office:value="622854">
                <text:p>622854</text:p>
              </table:table-cell>
              <table:table-cell office:value-type="float" office:value="93000">
                <text:p>93000</text:p>
              </table:table-cell>
              <table:table-cell office:value-type="float" office:value="419330">
                <text:p>41933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93500">
                <text:p>93500</text:p>
              </table:table-cell>
              <table:table-cell office:value-type="float" office:value="1069991">
                <text:p>1069991</text:p>
              </table:table-cell>
              <table:table-cell office:value-type="float" office:value="93500">
                <text:p>93500</text:p>
              </table:table-cell>
              <table:table-cell office:value-type="float" office:value="664060">
                <text:p>664060</text:p>
              </table:table-cell>
              <table:table-cell office:value-type="float" office:value="93500">
                <text:p>93500</text:p>
              </table:table-cell>
              <table:table-cell office:value-type="float" office:value="649122">
                <text:p>649122</text:p>
              </table:table-cell>
              <table:table-cell office:value-type="float" office:value="93500">
                <text:p>93500</text:p>
              </table:table-cell>
              <table:table-cell office:value-type="float" office:value="454777">
                <text:p>45477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94000">
                <text:p>94000</text:p>
              </table:table-cell>
              <table:table-cell office:value-type="float" office:value="1006100">
                <text:p>1006100</text:p>
              </table:table-cell>
              <table:table-cell office:value-type="float" office:value="94000">
                <text:p>94000</text:p>
              </table:table-cell>
              <table:table-cell office:value-type="float" office:value="612351">
                <text:p>612351</text:p>
              </table:table-cell>
              <table:table-cell office:value-type="float" office:value="94000">
                <text:p>94000</text:p>
              </table:table-cell>
              <table:table-cell office:value-type="float" office:value="634447">
                <text:p>634447</text:p>
              </table:table-cell>
              <table:table-cell office:value-type="float" office:value="94000">
                <text:p>94000</text:p>
              </table:table-cell>
              <table:table-cell office:value-type="float" office:value="421752">
                <text:p>42175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94500">
                <text:p>94500</text:p>
              </table:table-cell>
              <table:table-cell office:value-type="float" office:value="1045942">
                <text:p>1045942</text:p>
              </table:table-cell>
              <table:table-cell office:value-type="float" office:value="94500">
                <text:p>94500</text:p>
              </table:table-cell>
              <table:table-cell office:value-type="float" office:value="657385">
                <text:p>657385</text:p>
              </table:table-cell>
              <table:table-cell office:value-type="float" office:value="94500">
                <text:p>94500</text:p>
              </table:table-cell>
              <table:table-cell office:value-type="float" office:value="652561">
                <text:p>652561</text:p>
              </table:table-cell>
              <table:table-cell office:value-type="float" office:value="94500">
                <text:p>94500</text:p>
              </table:table-cell>
              <table:table-cell office:value-type="float" office:value="473233">
                <text:p>47323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95000">
                <text:p>95000</text:p>
              </table:table-cell>
              <table:table-cell office:value-type="float" office:value="1018721">
                <text:p>1018721</text:p>
              </table:table-cell>
              <table:table-cell office:value-type="float" office:value="95000">
                <text:p>95000</text:p>
              </table:table-cell>
              <table:table-cell office:value-type="float" office:value="616356">
                <text:p>616356</text:p>
              </table:table-cell>
              <table:table-cell office:value-type="float" office:value="95000">
                <text:p>95000</text:p>
              </table:table-cell>
              <table:table-cell office:value-type="float" office:value="630335">
                <text:p>630335</text:p>
              </table:table-cell>
              <table:table-cell office:value-type="float" office:value="95000">
                <text:p>95000</text:p>
              </table:table-cell>
              <table:table-cell office:value-type="float" office:value="428402">
                <text:p>42840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5500">
                <text:p>95500</text:p>
              </table:table-cell>
              <table:table-cell office:value-type="float" office:value="1049341">
                <text:p>1049341</text:p>
              </table:table-cell>
              <table:table-cell office:value-type="float" office:value="95500">
                <text:p>95500</text:p>
              </table:table-cell>
              <table:table-cell office:value-type="float" office:value="661546">
                <text:p>661546</text:p>
              </table:table-cell>
              <table:table-cell office:value-type="float" office:value="95500">
                <text:p>95500</text:p>
              </table:table-cell>
              <table:table-cell office:value-type="float" office:value="664813">
                <text:p>664813</text:p>
              </table:table-cell>
              <table:table-cell office:value-type="float" office:value="95500">
                <text:p>95500</text:p>
              </table:table-cell>
              <table:table-cell office:value-type="float" office:value="532141">
                <text:p>53214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6000">
                <text:p>96000</text:p>
              </table:table-cell>
              <table:table-cell office:value-type="float" office:value="1146381">
                <text:p>1146381</text:p>
              </table:table-cell>
              <table:table-cell office:value-type="float" office:value="96000">
                <text:p>96000</text:p>
              </table:table-cell>
              <table:table-cell office:value-type="float" office:value="624873">
                <text:p>624873</text:p>
              </table:table-cell>
              <table:table-cell office:value-type="float" office:value="96000">
                <text:p>96000</text:p>
              </table:table-cell>
              <table:table-cell office:value-type="float" office:value="619341">
                <text:p>619341</text:p>
              </table:table-cell>
              <table:table-cell office:value-type="float" office:value="96000">
                <text:p>96000</text:p>
              </table:table-cell>
              <table:table-cell office:value-type="float" office:value="471088">
                <text:p>47108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6500">
                <text:p>96500</text:p>
              </table:table-cell>
              <table:table-cell office:value-type="float" office:value="1162487">
                <text:p>1162487</text:p>
              </table:table-cell>
              <table:table-cell office:value-type="float" office:value="96500">
                <text:p>96500</text:p>
              </table:table-cell>
              <table:table-cell office:value-type="float" office:value="660203">
                <text:p>660203</text:p>
              </table:table-cell>
              <table:table-cell office:value-type="float" office:value="96500">
                <text:p>96500</text:p>
              </table:table-cell>
              <table:table-cell office:value-type="float" office:value="668712">
                <text:p>668712</text:p>
              </table:table-cell>
              <table:table-cell office:value-type="float" office:value="96500">
                <text:p>96500</text:p>
              </table:table-cell>
              <table:table-cell office:value-type="float" office:value="467537">
                <text:p>46753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7000">
                <text:p>97000</text:p>
              </table:table-cell>
              <table:table-cell office:value-type="float" office:value="1050961">
                <text:p>1050961</text:p>
              </table:table-cell>
              <table:table-cell office:value-type="float" office:value="97000">
                <text:p>97000</text:p>
              </table:table-cell>
              <table:table-cell office:value-type="float" office:value="619852">
                <text:p>619852</text:p>
              </table:table-cell>
              <table:table-cell office:value-type="float" office:value="97000">
                <text:p>97000</text:p>
              </table:table-cell>
              <table:table-cell office:value-type="float" office:value="637104">
                <text:p>637104</text:p>
              </table:table-cell>
              <table:table-cell office:value-type="float" office:value="97000">
                <text:p>97000</text:p>
              </table:table-cell>
              <table:table-cell office:value-type="float" office:value="433847">
                <text:p>43384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7500">
                <text:p>97500</text:p>
              </table:table-cell>
              <table:table-cell office:value-type="float" office:value="1072086">
                <text:p>1072086</text:p>
              </table:table-cell>
              <table:table-cell office:value-type="float" office:value="97500">
                <text:p>97500</text:p>
              </table:table-cell>
              <table:table-cell office:value-type="float" office:value="667012">
                <text:p>667012</text:p>
              </table:table-cell>
              <table:table-cell office:value-type="float" office:value="97500">
                <text:p>97500</text:p>
              </table:table-cell>
              <table:table-cell office:value-type="float" office:value="681611">
                <text:p>681611</text:p>
              </table:table-cell>
              <table:table-cell office:value-type="float" office:value="97500">
                <text:p>97500</text:p>
              </table:table-cell>
              <table:table-cell office:value-type="float" office:value="472316">
                <text:p>47231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8000">
                <text:p>98000</text:p>
              </table:table-cell>
              <table:table-cell office:value-type="float" office:value="1046935">
                <text:p>1046935</text:p>
              </table:table-cell>
              <table:table-cell office:value-type="float" office:value="98000">
                <text:p>98000</text:p>
              </table:table-cell>
              <table:table-cell office:value-type="float" office:value="637583">
                <text:p>637583</text:p>
              </table:table-cell>
              <table:table-cell office:value-type="float" office:value="98000">
                <text:p>98000</text:p>
              </table:table-cell>
              <table:table-cell office:value-type="float" office:value="638639">
                <text:p>638639</text:p>
              </table:table-cell>
              <table:table-cell office:value-type="float" office:value="98000">
                <text:p>98000</text:p>
              </table:table-cell>
              <table:table-cell office:value-type="float" office:value="454198">
                <text:p>45419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8500">
                <text:p>98500</text:p>
              </table:table-cell>
              <table:table-cell office:value-type="float" office:value="1099918">
                <text:p>1099918</text:p>
              </table:table-cell>
              <table:table-cell office:value-type="float" office:value="98500">
                <text:p>98500</text:p>
              </table:table-cell>
              <table:table-cell office:value-type="float" office:value="681791">
                <text:p>681791</text:p>
              </table:table-cell>
              <table:table-cell office:value-type="float" office:value="98500">
                <text:p>98500</text:p>
              </table:table-cell>
              <table:table-cell office:value-type="float" office:value="680503">
                <text:p>680503</text:p>
              </table:table-cell>
              <table:table-cell office:value-type="float" office:value="98500">
                <text:p>98500</text:p>
              </table:table-cell>
              <table:table-cell office:value-type="float" office:value="471969">
                <text:p>47196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9000">
                <text:p>99000</text:p>
              </table:table-cell>
              <table:table-cell office:value-type="float" office:value="1055480">
                <text:p>1055480</text:p>
              </table:table-cell>
              <table:table-cell office:value-type="float" office:value="99000">
                <text:p>99000</text:p>
              </table:table-cell>
              <table:table-cell office:value-type="float" office:value="635650">
                <text:p>635650</text:p>
              </table:table-cell>
              <table:table-cell office:value-type="float" office:value="99000">
                <text:p>99000</text:p>
              </table:table-cell>
              <table:table-cell office:value-type="float" office:value="661904">
                <text:p>661904</text:p>
              </table:table-cell>
              <table:table-cell office:value-type="float" office:value="99000">
                <text:p>99000</text:p>
              </table:table-cell>
              <table:table-cell office:value-type="float" office:value="440279">
                <text:p>44027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9500">
                <text:p>99500</text:p>
              </table:table-cell>
              <table:table-cell office:value-type="float" office:value="1092095">
                <text:p>1092095</text:p>
              </table:table-cell>
              <table:table-cell office:value-type="float" office:value="99500">
                <text:p>99500</text:p>
              </table:table-cell>
              <table:table-cell office:value-type="float" office:value="678066">
                <text:p>678066</text:p>
              </table:table-cell>
              <table:table-cell office:value-type="float" office:value="99500">
                <text:p>99500</text:p>
              </table:table-cell>
              <table:table-cell office:value-type="float" office:value="680129">
                <text:p>680129</text:p>
              </table:table-cell>
              <table:table-cell office:value-type="float" office:value="99500">
                <text:p>99500</text:p>
              </table:table-cell>
              <table:table-cell office:value-type="float" office:value="491744">
                <text:p>49174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00000">
                <text:p>100000</text:p>
              </table:table-cell>
              <table:table-cell office:value-type="float" office:value="1074554">
                <text:p>1074554</text:p>
              </table:table-cell>
              <table:table-cell office:value-type="float" office:value="100000">
                <text:p>100000</text:p>
              </table:table-cell>
              <table:table-cell office:value-type="float" office:value="653102">
                <text:p>653102</text:p>
              </table:table-cell>
              <table:table-cell office:value-type="float" office:value="100000">
                <text:p>100000</text:p>
              </table:table-cell>
              <table:table-cell office:value-type="float" office:value="658173">
                <text:p>658173</text:p>
              </table:table-cell>
              <table:table-cell office:value-type="float" office:value="100000">
                <text:p>100000</text:p>
              </table:table-cell>
              <table:table-cell office:value-type="float" office:value="442813">
                <text:p>44281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0500">
                <text:p>100500</text:p>
              </table:table-cell>
              <table:table-cell office:value-type="float" office:value="1134468">
                <text:p>1134468</text:p>
              </table:table-cell>
              <table:table-cell office:value-type="float" office:value="100500">
                <text:p>100500</text:p>
              </table:table-cell>
              <table:table-cell office:value-type="float" office:value="689147">
                <text:p>689147</text:p>
              </table:table-cell>
              <table:table-cell office:value-type="float" office:value="100500">
                <text:p>100500</text:p>
              </table:table-cell>
              <table:table-cell office:value-type="float" office:value="706197">
                <text:p>706197</text:p>
              </table:table-cell>
              <table:table-cell office:value-type="float" office:value="100500">
                <text:p>100500</text:p>
              </table:table-cell>
              <table:table-cell office:value-type="float" office:value="485008">
                <text:p>48500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01000">
                <text:p>101000</text:p>
              </table:table-cell>
              <table:table-cell office:value-type="float" office:value="1075649">
                <text:p>1075649</text:p>
              </table:table-cell>
              <table:table-cell office:value-type="float" office:value="101000">
                <text:p>101000</text:p>
              </table:table-cell>
              <table:table-cell office:value-type="float" office:value="678801">
                <text:p>678801</text:p>
              </table:table-cell>
              <table:table-cell office:value-type="float" office:value="101000">
                <text:p>101000</text:p>
              </table:table-cell>
              <table:table-cell office:value-type="float" office:value="476259">
                <text:p>476259</text:p>
              </table:table-cell>
              <table:table-cell office:value-type="float" office:value="101000">
                <text:p>101000</text:p>
              </table:table-cell>
              <table:table-cell office:value-type="float" office:value="444183">
                <text:p>44418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01500">
                <text:p>101500</text:p>
              </table:table-cell>
              <table:table-cell office:value-type="float" office:value="1109171">
                <text:p>1109171</text:p>
              </table:table-cell>
              <table:table-cell office:value-type="float" office:value="101500">
                <text:p>101500</text:p>
              </table:table-cell>
              <table:table-cell office:value-type="float" office:value="684438">
                <text:p>684438</text:p>
              </table:table-cell>
              <table:table-cell office:value-type="float" office:value="101500">
                <text:p>101500</text:p>
              </table:table-cell>
              <table:table-cell office:value-type="float" office:value="498453">
                <text:p>498453</text:p>
              </table:table-cell>
              <table:table-cell office:value-type="float" office:value="101500">
                <text:p>101500</text:p>
              </table:table-cell>
              <table:table-cell office:value-type="float" office:value="493389">
                <text:p>49338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02000">
                <text:p>102000</text:p>
              </table:table-cell>
              <table:table-cell office:value-type="float" office:value="1084696">
                <text:p>1084696</text:p>
              </table:table-cell>
              <table:table-cell office:value-type="float" office:value="102000">
                <text:p>102000</text:p>
              </table:table-cell>
              <table:table-cell office:value-type="float" office:value="665168">
                <text:p>665168</text:p>
              </table:table-cell>
              <table:table-cell office:value-type="float" office:value="102000">
                <text:p>102000</text:p>
              </table:table-cell>
              <table:table-cell office:value-type="float" office:value="450431">
                <text:p>450431</text:p>
              </table:table-cell>
              <table:table-cell office:value-type="float" office:value="102000">
                <text:p>102000</text:p>
              </table:table-cell>
              <table:table-cell office:value-type="float" office:value="791726">
                <text:p>79172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02500">
                <text:p>102500</text:p>
              </table:table-cell>
              <table:table-cell office:value-type="float" office:value="1119814">
                <text:p>1119814</text:p>
              </table:table-cell>
              <table:table-cell office:value-type="float" office:value="102500">
                <text:p>102500</text:p>
              </table:table-cell>
              <table:table-cell office:value-type="float" office:value="719482">
                <text:p>719482</text:p>
              </table:table-cell>
              <table:table-cell office:value-type="float" office:value="102500">
                <text:p>102500</text:p>
              </table:table-cell>
              <table:table-cell office:value-type="float" office:value="483501">
                <text:p>483501</text:p>
              </table:table-cell>
              <table:table-cell office:value-type="float" office:value="102500">
                <text:p>102500</text:p>
              </table:table-cell>
              <table:table-cell office:value-type="float" office:value="495842">
                <text:p>49584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03000">
                <text:p>103000</text:p>
              </table:table-cell>
              <table:table-cell office:value-type="float" office:value="1097011">
                <text:p>1097011</text:p>
              </table:table-cell>
              <table:table-cell office:value-type="float" office:value="103000">
                <text:p>103000</text:p>
              </table:table-cell>
              <table:table-cell office:value-type="float" office:value="670507">
                <text:p>670507</text:p>
              </table:table-cell>
              <table:table-cell office:value-type="float" office:value="103000">
                <text:p>103000</text:p>
              </table:table-cell>
              <table:table-cell office:value-type="float" office:value="448953">
                <text:p>448953</text:p>
              </table:table-cell>
              <table:table-cell office:value-type="float" office:value="103000">
                <text:p>103000</text:p>
              </table:table-cell>
              <table:table-cell office:value-type="float" office:value="469043">
                <text:p>46904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03500">
                <text:p>103500</text:p>
              </table:table-cell>
              <table:table-cell office:value-type="float" office:value="1139845">
                <text:p>1139845</text:p>
              </table:table-cell>
              <table:table-cell office:value-type="float" office:value="103500">
                <text:p>103500</text:p>
              </table:table-cell>
              <table:table-cell office:value-type="float" office:value="705291">
                <text:p>705291</text:p>
              </table:table-cell>
              <table:table-cell office:value-type="float" office:value="103500">
                <text:p>103500</text:p>
              </table:table-cell>
              <table:table-cell office:value-type="float" office:value="486449">
                <text:p>486449</text:p>
              </table:table-cell>
              <table:table-cell office:value-type="float" office:value="103500">
                <text:p>103500</text:p>
              </table:table-cell>
              <table:table-cell office:value-type="float" office:value="504602">
                <text:p>50460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04000">
                <text:p>104000</text:p>
              </table:table-cell>
              <table:table-cell office:value-type="float" office:value="1105358">
                <text:p>1105358</text:p>
              </table:table-cell>
              <table:table-cell office:value-type="float" office:value="104000">
                <text:p>104000</text:p>
              </table:table-cell>
              <table:table-cell office:value-type="float" office:value="682685">
                <text:p>682685</text:p>
              </table:table-cell>
              <table:table-cell office:value-type="float" office:value="104000">
                <text:p>104000</text:p>
              </table:table-cell>
              <table:table-cell office:value-type="float" office:value="462399">
                <text:p>462399</text:p>
              </table:table-cell>
              <table:table-cell office:value-type="float" office:value="104000">
                <text:p>104000</text:p>
              </table:table-cell>
              <table:table-cell office:value-type="float" office:value="464967">
                <text:p>46496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04500">
                <text:p>104500</text:p>
              </table:table-cell>
              <table:table-cell office:value-type="float" office:value="1207127">
                <text:p>1207127</text:p>
              </table:table-cell>
              <table:table-cell office:value-type="float" office:value="104500">
                <text:p>104500</text:p>
              </table:table-cell>
              <table:table-cell office:value-type="float" office:value="721887">
                <text:p>721887</text:p>
              </table:table-cell>
              <table:table-cell office:value-type="float" office:value="104500">
                <text:p>104500</text:p>
              </table:table-cell>
              <table:table-cell office:value-type="float" office:value="480398">
                <text:p>480398</text:p>
              </table:table-cell>
              <table:table-cell office:value-type="float" office:value="104500">
                <text:p>104500</text:p>
              </table:table-cell>
              <table:table-cell office:value-type="float" office:value="501745">
                <text:p>50174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05000">
                <text:p>105000</text:p>
              </table:table-cell>
              <table:table-cell office:value-type="float" office:value="1121326">
                <text:p>1121326</text:p>
              </table:table-cell>
              <table:table-cell office:value-type="float" office:value="105000">
                <text:p>105000</text:p>
              </table:table-cell>
              <table:table-cell office:value-type="float" office:value="684190">
                <text:p>684190</text:p>
              </table:table-cell>
              <table:table-cell office:value-type="float" office:value="105000">
                <text:p>105000</text:p>
              </table:table-cell>
              <table:table-cell office:value-type="float" office:value="460067">
                <text:p>460067</text:p>
              </table:table-cell>
              <table:table-cell office:value-type="float" office:value="105000">
                <text:p>105000</text:p>
              </table:table-cell>
              <table:table-cell office:value-type="float" office:value="468995">
                <text:p>46899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05500">
                <text:p>105500</text:p>
              </table:table-cell>
              <table:table-cell office:value-type="float" office:value="1153552">
                <text:p>1153552</text:p>
              </table:table-cell>
              <table:table-cell office:value-type="float" office:value="105500">
                <text:p>105500</text:p>
              </table:table-cell>
              <table:table-cell office:value-type="float" office:value="711635">
                <text:p>711635</text:p>
              </table:table-cell>
              <table:table-cell office:value-type="float" office:value="105500">
                <text:p>105500</text:p>
              </table:table-cell>
              <table:table-cell office:value-type="float" office:value="498607">
                <text:p>498607</text:p>
              </table:table-cell>
              <table:table-cell office:value-type="float" office:value="105500">
                <text:p>105500</text:p>
              </table:table-cell>
              <table:table-cell office:value-type="float" office:value="503125">
                <text:p>50312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06000">
                <text:p>106000</text:p>
              </table:table-cell>
              <table:table-cell office:value-type="float" office:value="1126616">
                <text:p>1126616</text:p>
              </table:table-cell>
              <table:table-cell office:value-type="float" office:value="106000">
                <text:p>106000</text:p>
              </table:table-cell>
              <table:table-cell office:value-type="float" office:value="694136">
                <text:p>694136</text:p>
              </table:table-cell>
              <table:table-cell office:value-type="float" office:value="106000">
                <text:p>106000</text:p>
              </table:table-cell>
              <table:table-cell office:value-type="float" office:value="467727">
                <text:p>467727</text:p>
              </table:table-cell>
              <table:table-cell office:value-type="float" office:value="106000">
                <text:p>106000</text:p>
              </table:table-cell>
              <table:table-cell office:value-type="float" office:value="476783">
                <text:p>47678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06500">
                <text:p>106500</text:p>
              </table:table-cell>
              <table:table-cell office:value-type="float" office:value="1214788">
                <text:p>1214788</text:p>
              </table:table-cell>
              <table:table-cell office:value-type="float" office:value="106500">
                <text:p>106500</text:p>
              </table:table-cell>
              <table:table-cell office:value-type="float" office:value="723966">
                <text:p>723966</text:p>
              </table:table-cell>
              <table:table-cell office:value-type="float" office:value="106500">
                <text:p>106500</text:p>
              </table:table-cell>
              <table:table-cell office:value-type="float" office:value="738608">
                <text:p>738608</text:p>
              </table:table-cell>
              <table:table-cell office:value-type="float" office:value="106500">
                <text:p>106500</text:p>
              </table:table-cell>
              <table:table-cell office:value-type="float" office:value="510654">
                <text:p>51065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07000">
                <text:p>107000</text:p>
              </table:table-cell>
              <table:table-cell office:value-type="float" office:value="1141226">
                <text:p>1141226</text:p>
              </table:table-cell>
              <table:table-cell office:value-type="float" office:value="107000">
                <text:p>107000</text:p>
              </table:table-cell>
              <table:table-cell office:value-type="float" office:value="696993">
                <text:p>696993</text:p>
              </table:table-cell>
              <table:table-cell office:value-type="float" office:value="107000">
                <text:p>107000</text:p>
              </table:table-cell>
              <table:table-cell office:value-type="float" office:value="708574">
                <text:p>708574</text:p>
              </table:table-cell>
              <table:table-cell office:value-type="float" office:value="107000">
                <text:p>107000</text:p>
              </table:table-cell>
              <table:table-cell office:value-type="float" office:value="473657">
                <text:p>47365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07500">
                <text:p>107500</text:p>
              </table:table-cell>
              <table:table-cell office:value-type="float" office:value="1148149">
                <text:p>1148149</text:p>
              </table:table-cell>
              <table:table-cell office:value-type="float" office:value="107500">
                <text:p>107500</text:p>
              </table:table-cell>
              <table:table-cell office:value-type="float" office:value="724600">
                <text:p>724600</text:p>
              </table:table-cell>
              <table:table-cell office:value-type="float" office:value="107500">
                <text:p>107500</text:p>
              </table:table-cell>
              <table:table-cell office:value-type="float" office:value="610152">
                <text:p>610152</text:p>
              </table:table-cell>
              <table:table-cell office:value-type="float" office:value="107500">
                <text:p>107500</text:p>
              </table:table-cell>
              <table:table-cell office:value-type="float" office:value="484940">
                <text:p>48494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08000">
                <text:p>108000</text:p>
              </table:table-cell>
              <table:table-cell office:value-type="float" office:value="1190642">
                <text:p>1190642</text:p>
              </table:table-cell>
              <table:table-cell office:value-type="float" office:value="108000">
                <text:p>108000</text:p>
              </table:table-cell>
              <table:table-cell office:value-type="float" office:value="735945">
                <text:p>735945</text:p>
              </table:table-cell>
              <table:table-cell office:value-type="float" office:value="108000">
                <text:p>108000</text:p>
              </table:table-cell>
              <table:table-cell office:value-type="float" office:value="545912">
                <text:p>545912</text:p>
              </table:table-cell>
              <table:table-cell office:value-type="float" office:value="108000">
                <text:p>108000</text:p>
              </table:table-cell>
              <table:table-cell office:value-type="float" office:value="507936">
                <text:p>50793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08500">
                <text:p>108500</text:p>
              </table:table-cell>
              <table:table-cell office:value-type="float" office:value="1156750">
                <text:p>1156750</text:p>
              </table:table-cell>
              <table:table-cell office:value-type="float" office:value="108500">
                <text:p>108500</text:p>
              </table:table-cell>
              <table:table-cell office:value-type="float" office:value="743340">
                <text:p>743340</text:p>
              </table:table-cell>
              <table:table-cell office:value-type="float" office:value="108500">
                <text:p>108500</text:p>
              </table:table-cell>
              <table:table-cell office:value-type="float" office:value="480393">
                <text:p>480393</text:p>
              </table:table-cell>
              <table:table-cell office:value-type="float" office:value="108500">
                <text:p>108500</text:p>
              </table:table-cell>
              <table:table-cell office:value-type="float" office:value="482657">
                <text:p>48265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09000">
                <text:p>109000</text:p>
              </table:table-cell>
              <table:table-cell office:value-type="float" office:value="1190305">
                <text:p>1190305</text:p>
              </table:table-cell>
              <table:table-cell office:value-type="float" office:value="109000">
                <text:p>109000</text:p>
              </table:table-cell>
              <table:table-cell office:value-type="float" office:value="738189">
                <text:p>738189</text:p>
              </table:table-cell>
              <table:table-cell office:value-type="float" office:value="109000">
                <text:p>109000</text:p>
              </table:table-cell>
              <table:table-cell office:value-type="float" office:value="510007">
                <text:p>510007</text:p>
              </table:table-cell>
              <table:table-cell office:value-type="float" office:value="109000">
                <text:p>109000</text:p>
              </table:table-cell>
              <table:table-cell office:value-type="float" office:value="590513">
                <text:p>59051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09500">
                <text:p>109500</text:p>
              </table:table-cell>
              <table:table-cell office:value-type="float" office:value="1165944">
                <text:p>1165944</text:p>
              </table:table-cell>
              <table:table-cell office:value-type="float" office:value="109500">
                <text:p>109500</text:p>
              </table:table-cell>
              <table:table-cell office:value-type="float" office:value="715027">
                <text:p>715027</text:p>
              </table:table-cell>
              <table:table-cell office:value-type="float" office:value="109500">
                <text:p>109500</text:p>
              </table:table-cell>
              <table:table-cell office:value-type="float" office:value="495557">
                <text:p>495557</text:p>
              </table:table-cell>
              <table:table-cell office:value-type="float" office:value="109500">
                <text:p>109500</text:p>
              </table:table-cell>
              <table:table-cell office:value-type="float" office:value="484417">
                <text:p>48441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10000">
                <text:p>110000</text:p>
              </table:table-cell>
              <table:table-cell office:value-type="float" office:value="1203955">
                <text:p>1203955</text:p>
              </table:table-cell>
              <table:table-cell office:value-type="float" office:value="110000">
                <text:p>110000</text:p>
              </table:table-cell>
              <table:table-cell office:value-type="float" office:value="748600">
                <text:p>748600</text:p>
              </table:table-cell>
              <table:table-cell office:value-type="float" office:value="110000">
                <text:p>110000</text:p>
              </table:table-cell>
              <table:table-cell office:value-type="float" office:value="516163">
                <text:p>516163</text:p>
              </table:table-cell>
              <table:table-cell office:value-type="float" office:value="110000">
                <text:p>110000</text:p>
              </table:table-cell>
              <table:table-cell office:value-type="float" office:value="902037">
                <text:p>90203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10500">
                <text:p>110500</text:p>
              </table:table-cell>
              <table:table-cell office:value-type="float" office:value="1189329">
                <text:p>1189329</text:p>
              </table:table-cell>
              <table:table-cell office:value-type="float" office:value="110500">
                <text:p>110500</text:p>
              </table:table-cell>
              <table:table-cell office:value-type="float" office:value="719168">
                <text:p>719168</text:p>
              </table:table-cell>
              <table:table-cell office:value-type="float" office:value="110500">
                <text:p>110500</text:p>
              </table:table-cell>
              <table:table-cell office:value-type="float" office:value="491982">
                <text:p>491982</text:p>
              </table:table-cell>
              <table:table-cell office:value-type="float" office:value="110500">
                <text:p>110500</text:p>
              </table:table-cell>
              <table:table-cell office:value-type="float" office:value="487654">
                <text:p>48765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11000">
                <text:p>111000</text:p>
              </table:table-cell>
              <table:table-cell office:value-type="float" office:value="1213269">
                <text:p>1213269</text:p>
              </table:table-cell>
              <table:table-cell office:value-type="float" office:value="111000">
                <text:p>111000</text:p>
              </table:table-cell>
              <table:table-cell office:value-type="float" office:value="753953">
                <text:p>753953</text:p>
              </table:table-cell>
              <table:table-cell office:value-type="float" office:value="111000">
                <text:p>111000</text:p>
              </table:table-cell>
              <table:table-cell office:value-type="float" office:value="556565">
                <text:p>556565</text:p>
              </table:table-cell>
              <table:table-cell office:value-type="float" office:value="111000">
                <text:p>111000</text:p>
              </table:table-cell>
              <table:table-cell office:value-type="float" office:value="531809">
                <text:p>53180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11500">
                <text:p>111500</text:p>
              </table:table-cell>
              <table:table-cell office:value-type="float" office:value="1188620">
                <text:p>1188620</text:p>
              </table:table-cell>
              <table:table-cell office:value-type="float" office:value="111500">
                <text:p>111500</text:p>
              </table:table-cell>
              <table:table-cell office:value-type="float" office:value="724508">
                <text:p>724508</text:p>
              </table:table-cell>
              <table:table-cell office:value-type="float" office:value="111500">
                <text:p>111500</text:p>
              </table:table-cell>
              <table:table-cell office:value-type="float" office:value="490217">
                <text:p>490217</text:p>
              </table:table-cell>
              <table:table-cell office:value-type="float" office:value="111500">
                <text:p>111500</text:p>
              </table:table-cell>
              <table:table-cell office:value-type="float" office:value="584454">
                <text:p>58445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12000">
                <text:p>112000</text:p>
              </table:table-cell>
              <table:table-cell office:value-type="float" office:value="1225344">
                <text:p>1225344</text:p>
              </table:table-cell>
              <table:table-cell office:value-type="float" office:value="112000">
                <text:p>112000</text:p>
              </table:table-cell>
              <table:table-cell office:value-type="float" office:value="763644">
                <text:p>763644</text:p>
              </table:table-cell>
              <table:table-cell office:value-type="float" office:value="112000">
                <text:p>112000</text:p>
              </table:table-cell>
              <table:table-cell office:value-type="float" office:value="527728">
                <text:p>527728</text:p>
              </table:table-cell>
              <table:table-cell office:value-type="float" office:value="112000">
                <text:p>112000</text:p>
              </table:table-cell>
              <table:table-cell office:value-type="float" office:value="545287">
                <text:p>54528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12500">
                <text:p>112500</text:p>
              </table:table-cell>
              <table:table-cell office:value-type="float" office:value="1245373">
                <text:p>1245373</text:p>
              </table:table-cell>
              <table:table-cell office:value-type="float" office:value="112500">
                <text:p>112500</text:p>
              </table:table-cell>
              <table:table-cell office:value-type="float" office:value="733253">
                <text:p>733253</text:p>
              </table:table-cell>
              <table:table-cell office:value-type="float" office:value="112500">
                <text:p>112500</text:p>
              </table:table-cell>
              <table:table-cell office:value-type="float" office:value="495596">
                <text:p>495596</text:p>
              </table:table-cell>
              <table:table-cell office:value-type="float" office:value="112500">
                <text:p>112500</text:p>
              </table:table-cell>
              <table:table-cell office:value-type="float" office:value="498127">
                <text:p>49812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13000">
                <text:p>113000</text:p>
              </table:table-cell>
              <table:table-cell office:value-type="float" office:value="1236562">
                <text:p>1236562</text:p>
              </table:table-cell>
              <table:table-cell office:value-type="float" office:value="113000">
                <text:p>113000</text:p>
              </table:table-cell>
              <table:table-cell office:value-type="float" office:value="766479">
                <text:p>766479</text:p>
              </table:table-cell>
              <table:table-cell office:value-type="float" office:value="113000">
                <text:p>113000</text:p>
              </table:table-cell>
              <table:table-cell office:value-type="float" office:value="531454">
                <text:p>531454</text:p>
              </table:table-cell>
              <table:table-cell office:value-type="float" office:value="113000">
                <text:p>113000</text:p>
              </table:table-cell>
              <table:table-cell office:value-type="float" office:value="534562">
                <text:p>53456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13500">
                <text:p>113500</text:p>
              </table:table-cell>
              <table:table-cell office:value-type="float" office:value="1212840">
                <text:p>1212840</text:p>
              </table:table-cell>
              <table:table-cell office:value-type="float" office:value="113500">
                <text:p>113500</text:p>
              </table:table-cell>
              <table:table-cell office:value-type="float" office:value="739876">
                <text:p>739876</text:p>
              </table:table-cell>
              <table:table-cell office:value-type="float" office:value="113500">
                <text:p>113500</text:p>
              </table:table-cell>
              <table:table-cell office:value-type="float" office:value="499783">
                <text:p>499783</text:p>
              </table:table-cell>
              <table:table-cell office:value-type="float" office:value="113500">
                <text:p>113500</text:p>
              </table:table-cell>
              <table:table-cell office:value-type="float" office:value="505725">
                <text:p>50572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14000">
                <text:p>114000</text:p>
              </table:table-cell>
              <table:table-cell office:value-type="float" office:value="1250206">
                <text:p>1250206</text:p>
              </table:table-cell>
              <table:table-cell office:value-type="float" office:value="114000">
                <text:p>114000</text:p>
              </table:table-cell>
              <table:table-cell office:value-type="float" office:value="775472">
                <text:p>775472</text:p>
              </table:table-cell>
              <table:table-cell office:value-type="float" office:value="114000">
                <text:p>114000</text:p>
              </table:table-cell>
              <table:table-cell office:value-type="float" office:value="538181">
                <text:p>538181</text:p>
              </table:table-cell>
              <table:table-cell office:value-type="float" office:value="114000">
                <text:p>114000</text:p>
              </table:table-cell>
              <table:table-cell office:value-type="float" office:value="551699">
                <text:p>55169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14500">
                <text:p>114500</text:p>
              </table:table-cell>
              <table:table-cell office:value-type="float" office:value="1251541">
                <text:p>1251541</text:p>
              </table:table-cell>
              <table:table-cell office:value-type="float" office:value="114500">
                <text:p>114500</text:p>
              </table:table-cell>
              <table:table-cell office:value-type="float" office:value="781483">
                <text:p>781483</text:p>
              </table:table-cell>
              <table:table-cell office:value-type="float" office:value="114500">
                <text:p>114500</text:p>
              </table:table-cell>
              <table:table-cell office:value-type="float" office:value="511241">
                <text:p>511241</text:p>
              </table:table-cell>
              <table:table-cell office:value-type="float" office:value="114500">
                <text:p>114500</text:p>
              </table:table-cell>
              <table:table-cell office:value-type="float" office:value="505053">
                <text:p>50505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15000">
                <text:p>115000</text:p>
              </table:table-cell>
              <table:table-cell office:value-type="float" office:value="1255284">
                <text:p>1255284</text:p>
              </table:table-cell>
              <table:table-cell office:value-type="float" office:value="115000">
                <text:p>115000</text:p>
              </table:table-cell>
              <table:table-cell office:value-type="float" office:value="783080">
                <text:p>783080</text:p>
              </table:table-cell>
              <table:table-cell office:value-type="float" office:value="115000">
                <text:p>115000</text:p>
              </table:table-cell>
              <table:table-cell office:value-type="float" office:value="549545">
                <text:p>549545</text:p>
              </table:table-cell>
              <table:table-cell office:value-type="float" office:value="115000">
                <text:p>115000</text:p>
              </table:table-cell>
              <table:table-cell office:value-type="float" office:value="546307">
                <text:p>54630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15500">
                <text:p>115500</text:p>
              </table:table-cell>
              <table:table-cell office:value-type="float" office:value="1238526">
                <text:p>1238526</text:p>
              </table:table-cell>
              <table:table-cell office:value-type="float" office:value="115500">
                <text:p>115500</text:p>
              </table:table-cell>
              <table:table-cell office:value-type="float" office:value="757914">
                <text:p>757914</text:p>
              </table:table-cell>
              <table:table-cell office:value-type="float" office:value="115500">
                <text:p>115500</text:p>
              </table:table-cell>
              <table:table-cell office:value-type="float" office:value="518437">
                <text:p>518437</text:p>
              </table:table-cell>
              <table:table-cell office:value-type="float" office:value="115500">
                <text:p>115500</text:p>
              </table:table-cell>
              <table:table-cell office:value-type="float" office:value="511371">
                <text:p>51137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16000">
                <text:p>116000</text:p>
              </table:table-cell>
              <table:table-cell office:value-type="float" office:value="1265948">
                <text:p>1265948</text:p>
              </table:table-cell>
              <table:table-cell office:value-type="float" office:value="116000">
                <text:p>116000</text:p>
              </table:table-cell>
              <table:table-cell office:value-type="float" office:value="838104">
                <text:p>838104</text:p>
              </table:table-cell>
              <table:table-cell office:value-type="float" office:value="116000">
                <text:p>116000</text:p>
              </table:table-cell>
              <table:table-cell office:value-type="float" office:value="546796">
                <text:p>546796</text:p>
              </table:table-cell>
              <table:table-cell office:value-type="float" office:value="116000">
                <text:p>116000</text:p>
              </table:table-cell>
              <table:table-cell office:value-type="float" office:value="545293">
                <text:p>54529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16500">
                <text:p>116500</text:p>
              </table:table-cell>
              <table:table-cell office:value-type="float" office:value="1288673">
                <text:p>1288673</text:p>
              </table:table-cell>
              <table:table-cell office:value-type="float" office:value="116500">
                <text:p>116500</text:p>
              </table:table-cell>
              <table:table-cell office:value-type="float" office:value="754990">
                <text:p>754990</text:p>
              </table:table-cell>
              <table:table-cell office:value-type="float" office:value="116500">
                <text:p>116500</text:p>
              </table:table-cell>
              <table:table-cell office:value-type="float" office:value="513273">
                <text:p>513273</text:p>
              </table:table-cell>
              <table:table-cell office:value-type="float" office:value="116500">
                <text:p>116500</text:p>
              </table:table-cell>
              <table:table-cell office:value-type="float" office:value="511346">
                <text:p>51134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17000">
                <text:p>117000</text:p>
              </table:table-cell>
              <table:table-cell office:value-type="float" office:value="1279836">
                <text:p>1279836</text:p>
              </table:table-cell>
              <table:table-cell office:value-type="float" office:value="117000">
                <text:p>117000</text:p>
              </table:table-cell>
              <table:table-cell office:value-type="float" office:value="788989">
                <text:p>788989</text:p>
              </table:table-cell>
              <table:table-cell office:value-type="float" office:value="117000">
                <text:p>117000</text:p>
              </table:table-cell>
              <table:table-cell office:value-type="float" office:value="548838">
                <text:p>548838</text:p>
              </table:table-cell>
              <table:table-cell office:value-type="float" office:value="117000">
                <text:p>117000</text:p>
              </table:table-cell>
              <table:table-cell office:value-type="float" office:value="2017511">
                <text:p>201751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17500">
                <text:p>117500</text:p>
              </table:table-cell>
              <table:table-cell office:value-type="float" office:value="1255319">
                <text:p>1255319</text:p>
              </table:table-cell>
              <table:table-cell office:value-type="float" office:value="117500">
                <text:p>117500</text:p>
              </table:table-cell>
              <table:table-cell office:value-type="float" office:value="762142">
                <text:p>762142</text:p>
              </table:table-cell>
              <table:table-cell office:value-type="float" office:value="117500">
                <text:p>117500</text:p>
              </table:table-cell>
              <table:table-cell office:value-type="float" office:value="519490">
                <text:p>519490</text:p>
              </table:table-cell>
              <table:table-cell office:value-type="float" office:value="117500">
                <text:p>117500</text:p>
              </table:table-cell>
              <table:table-cell office:value-type="float" office:value="533978">
                <text:p>53397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18000">
                <text:p>118000</text:p>
              </table:table-cell>
              <table:table-cell office:value-type="float" office:value="1288253">
                <text:p>1288253</text:p>
              </table:table-cell>
              <table:table-cell office:value-type="float" office:value="118000">
                <text:p>118000</text:p>
              </table:table-cell>
              <table:table-cell office:value-type="float" office:value="794126">
                <text:p>794126</text:p>
              </table:table-cell>
              <table:table-cell office:value-type="float" office:value="118000">
                <text:p>118000</text:p>
              </table:table-cell>
              <table:table-cell office:value-type="float" office:value="556178">
                <text:p>556178</text:p>
              </table:table-cell>
              <table:table-cell office:value-type="float" office:value="118000">
                <text:p>118000</text:p>
              </table:table-cell>
              <table:table-cell office:value-type="float" office:value="573705">
                <text:p>57370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18500">
                <text:p>118500</text:p>
              </table:table-cell>
              <table:table-cell office:value-type="float" office:value="1269812">
                <text:p>1269812</text:p>
              </table:table-cell>
              <table:table-cell office:value-type="float" office:value="118500">
                <text:p>118500</text:p>
              </table:table-cell>
              <table:table-cell office:value-type="float" office:value="773849">
                <text:p>773849</text:p>
              </table:table-cell>
              <table:table-cell office:value-type="float" office:value="118500">
                <text:p>118500</text:p>
              </table:table-cell>
              <table:table-cell office:value-type="float" office:value="566113">
                <text:p>566113</text:p>
              </table:table-cell>
              <table:table-cell office:value-type="float" office:value="118500">
                <text:p>118500</text:p>
              </table:table-cell>
              <table:table-cell office:value-type="float" office:value="533415">
                <text:p>53341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19000">
                <text:p>119000</text:p>
              </table:table-cell>
              <table:table-cell office:value-type="float" office:value="1302849">
                <text:p>1302849</text:p>
              </table:table-cell>
              <table:table-cell office:value-type="float" office:value="119000">
                <text:p>119000</text:p>
              </table:table-cell>
              <table:table-cell office:value-type="float" office:value="803559">
                <text:p>803559</text:p>
              </table:table-cell>
              <table:table-cell office:value-type="float" office:value="119000">
                <text:p>119000</text:p>
              </table:table-cell>
              <table:table-cell office:value-type="float" office:value="556022">
                <text:p>556022</text:p>
              </table:table-cell>
              <table:table-cell office:value-type="float" office:value="119000">
                <text:p>119000</text:p>
              </table:table-cell>
              <table:table-cell office:value-type="float" office:value="570854">
                <text:p>57085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19500">
                <text:p>119500</text:p>
              </table:table-cell>
              <table:table-cell office:value-type="float" office:value="1297670">
                <text:p>1297670</text:p>
              </table:table-cell>
              <table:table-cell office:value-type="float" office:value="119500">
                <text:p>119500</text:p>
              </table:table-cell>
              <table:table-cell office:value-type="float" office:value="782279">
                <text:p>782279</text:p>
              </table:table-cell>
              <table:table-cell office:value-type="float" office:value="119500">
                <text:p>119500</text:p>
              </table:table-cell>
              <table:table-cell office:value-type="float" office:value="517405">
                <text:p>517405</text:p>
              </table:table-cell>
              <table:table-cell office:value-type="float" office:value="119500">
                <text:p>119500</text:p>
              </table:table-cell>
              <table:table-cell office:value-type="float" office:value="590564">
                <text:p>59056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20000">
                <text:p>120000</text:p>
              </table:table-cell>
              <table:table-cell office:value-type="float" office:value="1393669">
                <text:p>1393669</text:p>
              </table:table-cell>
              <table:table-cell office:value-type="float" office:value="120000">
                <text:p>120000</text:p>
              </table:table-cell>
              <table:table-cell office:value-type="float" office:value="814484">
                <text:p>814484</text:p>
              </table:table-cell>
              <table:table-cell office:value-type="float" office:value="120000">
                <text:p>120000</text:p>
              </table:table-cell>
              <table:table-cell office:value-type="float" office:value="626510">
                <text:p>626510</text:p>
              </table:table-cell>
              <table:table-cell office:value-type="float" office:value="120000">
                <text:p>120000</text:p>
              </table:table-cell>
              <table:table-cell office:value-type="float" office:value="571030">
                <text:p>57103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20500">
                <text:p>120500</text:p>
              </table:table-cell>
              <table:table-cell office:value-type="float" office:value="1288209">
                <text:p>1288209</text:p>
              </table:table-cell>
              <table:table-cell office:value-type="float" office:value="120500">
                <text:p>120500</text:p>
              </table:table-cell>
              <table:table-cell office:value-type="float" office:value="777484">
                <text:p>777484</text:p>
              </table:table-cell>
              <table:table-cell office:value-type="float" office:value="120500">
                <text:p>120500</text:p>
              </table:table-cell>
              <table:table-cell office:value-type="float" office:value="525593">
                <text:p>525593</text:p>
              </table:table-cell>
              <table:table-cell office:value-type="float" office:value="120500">
                <text:p>120500</text:p>
              </table:table-cell>
              <table:table-cell office:value-type="float" office:value="543825">
                <text:p>54382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21000">
                <text:p>121000</text:p>
              </table:table-cell>
              <table:table-cell office:value-type="float" office:value="1318888">
                <text:p>1318888</text:p>
              </table:table-cell>
              <table:table-cell office:value-type="float" office:value="121000">
                <text:p>121000</text:p>
              </table:table-cell>
              <table:table-cell office:value-type="float" office:value="814207">
                <text:p>814207</text:p>
              </table:table-cell>
              <table:table-cell office:value-type="float" office:value="121000">
                <text:p>121000</text:p>
              </table:table-cell>
              <table:table-cell office:value-type="float" office:value="564327">
                <text:p>564327</text:p>
              </table:table-cell>
              <table:table-cell office:value-type="float" office:value="121000">
                <text:p>121000</text:p>
              </table:table-cell>
              <table:table-cell office:value-type="float" office:value="580521">
                <text:p>58052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21500">
                <text:p>121500</text:p>
              </table:table-cell>
              <table:table-cell office:value-type="float" office:value="1330812">
                <text:p>1330812</text:p>
              </table:table-cell>
              <table:table-cell office:value-type="float" office:value="121500">
                <text:p>121500</text:p>
              </table:table-cell>
              <table:table-cell office:value-type="float" office:value="792326">
                <text:p>792326</text:p>
              </table:table-cell>
              <table:table-cell office:value-type="float" office:value="121500">
                <text:p>121500</text:p>
              </table:table-cell>
              <table:table-cell office:value-type="float" office:value="538403">
                <text:p>538403</text:p>
              </table:table-cell>
              <table:table-cell office:value-type="float" office:value="121500">
                <text:p>121500</text:p>
              </table:table-cell>
              <table:table-cell office:value-type="float" office:value="540586">
                <text:p>54058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22000">
                <text:p>122000</text:p>
              </table:table-cell>
              <table:table-cell office:value-type="float" office:value="1333170">
                <text:p>1333170</text:p>
              </table:table-cell>
              <table:table-cell office:value-type="float" office:value="122000">
                <text:p>122000</text:p>
              </table:table-cell>
              <table:table-cell office:value-type="float" office:value="828005">
                <text:p>828005</text:p>
              </table:table-cell>
              <table:table-cell office:value-type="float" office:value="122000">
                <text:p>122000</text:p>
              </table:table-cell>
              <table:table-cell office:value-type="float" office:value="559127">
                <text:p>559127</text:p>
              </table:table-cell>
              <table:table-cell office:value-type="float" office:value="122000">
                <text:p>122000</text:p>
              </table:table-cell>
              <table:table-cell office:value-type="float" office:value="580328">
                <text:p>58032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22500">
                <text:p>122500</text:p>
              </table:table-cell>
              <table:table-cell office:value-type="float" office:value="1308153">
                <text:p>1308153</text:p>
              </table:table-cell>
              <table:table-cell office:value-type="float" office:value="122500">
                <text:p>122500</text:p>
              </table:table-cell>
              <table:table-cell office:value-type="float" office:value="815283">
                <text:p>815283</text:p>
              </table:table-cell>
              <table:table-cell office:value-type="float" office:value="122500">
                <text:p>122500</text:p>
              </table:table-cell>
              <table:table-cell office:value-type="float" office:value="543541">
                <text:p>543541</text:p>
              </table:table-cell>
              <table:table-cell office:value-type="float" office:value="122500">
                <text:p>122500</text:p>
              </table:table-cell>
              <table:table-cell office:value-type="float" office:value="611746">
                <text:p>61174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23000">
                <text:p>123000</text:p>
              </table:table-cell>
              <table:table-cell office:value-type="float" office:value="1341613">
                <text:p>1341613</text:p>
              </table:table-cell>
              <table:table-cell office:value-type="float" office:value="123000">
                <text:p>123000</text:p>
              </table:table-cell>
              <table:table-cell office:value-type="float" office:value="835752">
                <text:p>835752</text:p>
              </table:table-cell>
              <table:table-cell office:value-type="float" office:value="123000">
                <text:p>123000</text:p>
              </table:table-cell>
              <table:table-cell office:value-type="float" office:value="569176">
                <text:p>569176</text:p>
              </table:table-cell>
              <table:table-cell office:value-type="float" office:value="123000">
                <text:p>123000</text:p>
              </table:table-cell>
              <table:table-cell office:value-type="float" office:value="574274">
                <text:p>57427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23500">
                <text:p>123500</text:p>
              </table:table-cell>
              <table:table-cell office:value-type="float" office:value="1320430">
                <text:p>1320430</text:p>
              </table:table-cell>
              <table:table-cell office:value-type="float" office:value="123500">
                <text:p>123500</text:p>
              </table:table-cell>
              <table:table-cell office:value-type="float" office:value="893006">
                <text:p>893006</text:p>
              </table:table-cell>
              <table:table-cell office:value-type="float" office:value="123500">
                <text:p>123500</text:p>
              </table:table-cell>
              <table:table-cell office:value-type="float" office:value="546229">
                <text:p>546229</text:p>
              </table:table-cell>
              <table:table-cell office:value-type="float" office:value="123500">
                <text:p>123500</text:p>
              </table:table-cell>
              <table:table-cell office:value-type="float" office:value="552930">
                <text:p>55293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24000">
                <text:p>124000</text:p>
              </table:table-cell>
              <table:table-cell office:value-type="float" office:value="1375253">
                <text:p>1375253</text:p>
              </table:table-cell>
              <table:table-cell office:value-type="float" office:value="124000">
                <text:p>124000</text:p>
              </table:table-cell>
              <table:table-cell office:value-type="float" office:value="854591">
                <text:p>854591</text:p>
              </table:table-cell>
              <table:table-cell office:value-type="float" office:value="124000">
                <text:p>124000</text:p>
              </table:table-cell>
              <table:table-cell office:value-type="float" office:value="590432">
                <text:p>590432</text:p>
              </table:table-cell>
              <table:table-cell office:value-type="float" office:value="124000">
                <text:p>124000</text:p>
              </table:table-cell>
              <table:table-cell office:value-type="float" office:value="659507">
                <text:p>65950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24500">
                <text:p>124500</text:p>
              </table:table-cell>
              <table:table-cell office:value-type="float" office:value="1329012">
                <text:p>1329012</text:p>
              </table:table-cell>
              <table:table-cell office:value-type="float" office:value="124500">
                <text:p>124500</text:p>
              </table:table-cell>
              <table:table-cell office:value-type="float" office:value="804856">
                <text:p>804856</text:p>
              </table:table-cell>
              <table:table-cell office:value-type="float" office:value="124500">
                <text:p>124500</text:p>
              </table:table-cell>
              <table:table-cell office:value-type="float" office:value="546022">
                <text:p>546022</text:p>
              </table:table-cell>
              <table:table-cell office:value-type="float" office:value="124500">
                <text:p>124500</text:p>
              </table:table-cell>
              <table:table-cell office:value-type="float" office:value="550168">
                <text:p>55016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25000">
                <text:p>125000</text:p>
              </table:table-cell>
              <table:table-cell office:value-type="float" office:value="1365913">
                <text:p>1365913</text:p>
              </table:table-cell>
              <table:table-cell office:value-type="float" office:value="125000">
                <text:p>125000</text:p>
              </table:table-cell>
              <table:table-cell office:value-type="float" office:value="862840">
                <text:p>862840</text:p>
              </table:table-cell>
              <table:table-cell office:value-type="float" office:value="125000">
                <text:p>125000</text:p>
              </table:table-cell>
              <table:table-cell office:value-type="float" office:value="581053">
                <text:p>581053</text:p>
              </table:table-cell>
              <table:table-cell office:value-type="float" office:value="125000">
                <text:p>125000</text:p>
              </table:table-cell>
              <table:table-cell office:value-type="float" office:value="590972">
                <text:p>59097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25500">
                <text:p>125500</text:p>
              </table:table-cell>
              <table:table-cell office:value-type="float" office:value="1378949">
                <text:p>1378949</text:p>
              </table:table-cell>
              <table:table-cell office:value-type="float" office:value="125500">
                <text:p>125500</text:p>
              </table:table-cell>
              <table:table-cell office:value-type="float" office:value="823387">
                <text:p>823387</text:p>
              </table:table-cell>
              <table:table-cell office:value-type="float" office:value="125500">
                <text:p>125500</text:p>
              </table:table-cell>
              <table:table-cell office:value-type="float" office:value="783202">
                <text:p>783202</text:p>
              </table:table-cell>
              <table:table-cell office:value-type="float" office:value="125500">
                <text:p>125500</text:p>
              </table:table-cell>
              <table:table-cell office:value-type="float" office:value="571665">
                <text:p>57166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26000">
                <text:p>126000</text:p>
              </table:table-cell>
              <table:table-cell office:value-type="float" office:value="1397914">
                <text:p>1397914</text:p>
              </table:table-cell>
              <table:table-cell office:value-type="float" office:value="126000">
                <text:p>126000</text:p>
              </table:table-cell>
              <table:table-cell office:value-type="float" office:value="855651">
                <text:p>855651</text:p>
              </table:table-cell>
              <table:table-cell office:value-type="float" office:value="126000">
                <text:p>126000</text:p>
              </table:table-cell>
              <table:table-cell office:value-type="float" office:value="661424">
                <text:p>661424</text:p>
              </table:table-cell>
              <table:table-cell office:value-type="float" office:value="126000">
                <text:p>126000</text:p>
              </table:table-cell>
              <table:table-cell office:value-type="float" office:value="596436">
                <text:p>59643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26500">
                <text:p>126500</text:p>
              </table:table-cell>
              <table:table-cell office:value-type="float" office:value="1351922">
                <text:p>1351922</text:p>
              </table:table-cell>
              <table:table-cell office:value-type="float" office:value="126500">
                <text:p>126500</text:p>
              </table:table-cell>
              <table:table-cell office:value-type="float" office:value="835125">
                <text:p>835125</text:p>
              </table:table-cell>
              <table:table-cell office:value-type="float" office:value="126500">
                <text:p>126500</text:p>
              </table:table-cell>
              <table:table-cell office:value-type="float" office:value="593195">
                <text:p>593195</text:p>
              </table:table-cell>
              <table:table-cell office:value-type="float" office:value="126500">
                <text:p>126500</text:p>
              </table:table-cell>
              <table:table-cell office:value-type="float" office:value="562464">
                <text:p>56246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27000">
                <text:p>127000</text:p>
              </table:table-cell>
              <table:table-cell office:value-type="float" office:value="1385129">
                <text:p>1385129</text:p>
              </table:table-cell>
              <table:table-cell office:value-type="float" office:value="127000">
                <text:p>127000</text:p>
              </table:table-cell>
              <table:table-cell office:value-type="float" office:value="865765">
                <text:p>865765</text:p>
              </table:table-cell>
              <table:table-cell office:value-type="float" office:value="127000">
                <text:p>127000</text:p>
              </table:table-cell>
              <table:table-cell office:value-type="float" office:value="598183">
                <text:p>598183</text:p>
              </table:table-cell>
              <table:table-cell office:value-type="float" office:value="127000">
                <text:p>127000</text:p>
              </table:table-cell>
              <table:table-cell office:value-type="float" office:value="613726">
                <text:p>61372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27500">
                <text:p>127500</text:p>
              </table:table-cell>
              <table:table-cell office:value-type="float" office:value="1361173">
                <text:p>1361173</text:p>
              </table:table-cell>
              <table:table-cell office:value-type="float" office:value="127500">
                <text:p>127500</text:p>
              </table:table-cell>
              <table:table-cell office:value-type="float" office:value="829262">
                <text:p>829262</text:p>
              </table:table-cell>
              <table:table-cell office:value-type="float" office:value="127500">
                <text:p>127500</text:p>
              </table:table-cell>
              <table:table-cell office:value-type="float" office:value="557546">
                <text:p>557546</text:p>
              </table:table-cell>
              <table:table-cell office:value-type="float" office:value="127500">
                <text:p>127500</text:p>
              </table:table-cell>
              <table:table-cell office:value-type="float" office:value="571537">
                <text:p>57153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28000">
                <text:p>128000</text:p>
              </table:table-cell>
              <table:table-cell office:value-type="float" office:value="1404162">
                <text:p>1404162</text:p>
              </table:table-cell>
              <table:table-cell office:value-type="float" office:value="128000">
                <text:p>128000</text:p>
              </table:table-cell>
              <table:table-cell office:value-type="float" office:value="859302">
                <text:p>859302</text:p>
              </table:table-cell>
              <table:table-cell office:value-type="float" office:value="128000">
                <text:p>128000</text:p>
              </table:table-cell>
              <table:table-cell office:value-type="float" office:value="609392">
                <text:p>609392</text:p>
              </table:table-cell>
              <table:table-cell office:value-type="float" office:value="128000">
                <text:p>128000</text:p>
              </table:table-cell>
              <table:table-cell office:value-type="float" office:value="624333">
                <text:p>62433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28500">
                <text:p>128500</text:p>
              </table:table-cell>
              <table:table-cell office:value-type="float" office:value="1373696">
                <text:p>1373696</text:p>
              </table:table-cell>
              <table:table-cell office:value-type="float" office:value="128500">
                <text:p>128500</text:p>
              </table:table-cell>
              <table:table-cell office:value-type="float" office:value="838702">
                <text:p>838702</text:p>
              </table:table-cell>
              <table:table-cell office:value-type="float" office:value="128500">
                <text:p>128500</text:p>
              </table:table-cell>
              <table:table-cell office:value-type="float" office:value="565621">
                <text:p>565621</text:p>
              </table:table-cell>
              <table:table-cell office:value-type="float" office:value="128500">
                <text:p>128500</text:p>
              </table:table-cell>
              <table:table-cell office:value-type="float" office:value="738932">
                <text:p>73893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29000">
                <text:p>129000</text:p>
              </table:table-cell>
              <table:table-cell office:value-type="float" office:value="1388434">
                <text:p>1388434</text:p>
              </table:table-cell>
              <table:table-cell office:value-type="float" office:value="129000">
                <text:p>129000</text:p>
              </table:table-cell>
              <table:table-cell office:value-type="float" office:value="835647">
                <text:p>835647</text:p>
              </table:table-cell>
              <table:table-cell office:value-type="float" office:value="129000">
                <text:p>129000</text:p>
              </table:table-cell>
              <table:table-cell office:value-type="float" office:value="690129">
                <text:p>690129</text:p>
              </table:table-cell>
              <table:table-cell office:value-type="float" office:value="129000">
                <text:p>129000</text:p>
              </table:table-cell>
              <table:table-cell office:value-type="float" office:value="586248">
                <text:p>58624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29500">
                <text:p>129500</text:p>
              </table:table-cell>
              <table:table-cell office:value-type="float" office:value="1470005">
                <text:p>1470005</text:p>
              </table:table-cell>
              <table:table-cell office:value-type="float" office:value="129500">
                <text:p>129500</text:p>
              </table:table-cell>
              <table:table-cell office:value-type="float" office:value="872475">
                <text:p>872475</text:p>
              </table:table-cell>
              <table:table-cell office:value-type="float" office:value="129500">
                <text:p>129500</text:p>
              </table:table-cell>
              <table:table-cell office:value-type="float" office:value="607381">
                <text:p>607381</text:p>
              </table:table-cell>
              <table:table-cell office:value-type="float" office:value="129500">
                <text:p>129500</text:p>
              </table:table-cell>
              <table:table-cell office:value-type="float" office:value="613083">
                <text:p>61308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30000">
                <text:p>130000</text:p>
              </table:table-cell>
              <table:table-cell office:value-type="float" office:value="1388603">
                <text:p>1388603</text:p>
              </table:table-cell>
              <table:table-cell office:value-type="float" office:value="130000">
                <text:p>130000</text:p>
              </table:table-cell>
              <table:table-cell office:value-type="float" office:value="843461">
                <text:p>843461</text:p>
              </table:table-cell>
              <table:table-cell office:value-type="float" office:value="130000">
                <text:p>130000</text:p>
              </table:table-cell>
              <table:table-cell office:value-type="float" office:value="569353">
                <text:p>569353</text:p>
              </table:table-cell>
              <table:table-cell office:value-type="float" office:value="130000">
                <text:p>130000</text:p>
              </table:table-cell>
              <table:table-cell office:value-type="float" office:value="584438">
                <text:p>58443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30500">
                <text:p>130500</text:p>
              </table:table-cell>
              <table:table-cell office:value-type="float" office:value="1423833">
                <text:p>1423833</text:p>
              </table:table-cell>
              <table:table-cell office:value-type="float" office:value="130500">
                <text:p>130500</text:p>
              </table:table-cell>
              <table:table-cell office:value-type="float" office:value="877198">
                <text:p>877198</text:p>
              </table:table-cell>
              <table:table-cell office:value-type="float" office:value="130500">
                <text:p>130500</text:p>
              </table:table-cell>
              <table:table-cell office:value-type="float" office:value="611584">
                <text:p>611584</text:p>
              </table:table-cell>
              <table:table-cell office:value-type="float" office:value="130500">
                <text:p>130500</text:p>
              </table:table-cell>
              <table:table-cell office:value-type="float" office:value="621985">
                <text:p>62198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31000">
                <text:p>131000</text:p>
              </table:table-cell>
              <table:table-cell office:value-type="float" office:value="1405970">
                <text:p>1405970</text:p>
              </table:table-cell>
              <table:table-cell office:value-type="float" office:value="131000">
                <text:p>131000</text:p>
              </table:table-cell>
              <table:table-cell office:value-type="float" office:value="866352">
                <text:p>866352</text:p>
              </table:table-cell>
              <table:table-cell office:value-type="float" office:value="131000">
                <text:p>131000</text:p>
              </table:table-cell>
              <table:table-cell office:value-type="float" office:value="595972">
                <text:p>595972</text:p>
              </table:table-cell>
              <table:table-cell office:value-type="float" office:value="131000">
                <text:p>131000</text:p>
              </table:table-cell>
              <table:table-cell office:value-type="float" office:value="588833">
                <text:p>58883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31500">
                <text:p>131500</text:p>
              </table:table-cell>
              <table:table-cell office:value-type="float" office:value="1406327">
                <text:p>1406327</text:p>
              </table:table-cell>
              <table:table-cell office:value-type="float" office:value="131500">
                <text:p>131500</text:p>
              </table:table-cell>
              <table:table-cell office:value-type="float" office:value="863386">
                <text:p>863386</text:p>
              </table:table-cell>
              <table:table-cell office:value-type="float" office:value="131500">
                <text:p>131500</text:p>
              </table:table-cell>
              <table:table-cell office:value-type="float" office:value="575422">
                <text:p>575422</text:p>
              </table:table-cell>
              <table:table-cell office:value-type="float" office:value="131500">
                <text:p>131500</text:p>
              </table:table-cell>
              <table:table-cell office:value-type="float" office:value="587350">
                <text:p>58735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32000">
                <text:p>132000</text:p>
              </table:table-cell>
              <table:table-cell office:value-type="float" office:value="1410748">
                <text:p>1410748</text:p>
              </table:table-cell>
              <table:table-cell office:value-type="float" office:value="132000">
                <text:p>132000</text:p>
              </table:table-cell>
              <table:table-cell office:value-type="float" office:value="856555">
                <text:p>856555</text:p>
              </table:table-cell>
              <table:table-cell office:value-type="float" office:value="132000">
                <text:p>132000</text:p>
              </table:table-cell>
              <table:table-cell office:value-type="float" office:value="613106">
                <text:p>613106</text:p>
              </table:table-cell>
              <table:table-cell office:value-type="float" office:value="132000">
                <text:p>132000</text:p>
              </table:table-cell>
              <table:table-cell office:value-type="float" office:value="586241">
                <text:p>58624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32500">
                <text:p>132500</text:p>
              </table:table-cell>
              <table:table-cell office:value-type="float" office:value="1477463">
                <text:p>1477463</text:p>
              </table:table-cell>
              <table:table-cell office:value-type="float" office:value="132500">
                <text:p>132500</text:p>
              </table:table-cell>
              <table:table-cell office:value-type="float" office:value="894946">
                <text:p>894946</text:p>
              </table:table-cell>
              <table:table-cell office:value-type="float" office:value="132500">
                <text:p>132500</text:p>
              </table:table-cell>
              <table:table-cell office:value-type="float" office:value="654574">
                <text:p>654574</text:p>
              </table:table-cell>
              <table:table-cell office:value-type="float" office:value="132500">
                <text:p>132500</text:p>
              </table:table-cell>
              <table:table-cell office:value-type="float" office:value="621476">
                <text:p>62147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33000">
                <text:p>133000</text:p>
              </table:table-cell>
              <table:table-cell office:value-type="float" office:value="1424376">
                <text:p>1424376</text:p>
              </table:table-cell>
              <table:table-cell office:value-type="float" office:value="133000">
                <text:p>133000</text:p>
              </table:table-cell>
              <table:table-cell office:value-type="float" office:value="880747">
                <text:p>880747</text:p>
              </table:table-cell>
              <table:table-cell office:value-type="float" office:value="133000">
                <text:p>133000</text:p>
              </table:table-cell>
              <table:table-cell office:value-type="float" office:value="626495">
                <text:p>626495</text:p>
              </table:table-cell>
              <table:table-cell office:value-type="float" office:value="133000">
                <text:p>133000</text:p>
              </table:table-cell>
              <table:table-cell office:value-type="float" office:value="589854">
                <text:p>58985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33500">
                <text:p>133500</text:p>
              </table:table-cell>
              <table:table-cell office:value-type="float" office:value="1458607">
                <text:p>1458607</text:p>
              </table:table-cell>
              <table:table-cell office:value-type="float" office:value="133500">
                <text:p>133500</text:p>
              </table:table-cell>
              <table:table-cell office:value-type="float" office:value="965008">
                <text:p>965008</text:p>
              </table:table-cell>
              <table:table-cell office:value-type="float" office:value="133500">
                <text:p>133500</text:p>
              </table:table-cell>
              <table:table-cell office:value-type="float" office:value="649787">
                <text:p>649787</text:p>
              </table:table-cell>
              <table:table-cell office:value-type="float" office:value="133500">
                <text:p>133500</text:p>
              </table:table-cell>
              <table:table-cell office:value-type="float" office:value="630526">
                <text:p>63052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34000">
                <text:p>134000</text:p>
              </table:table-cell>
              <table:table-cell office:value-type="float" office:value="1433704">
                <text:p>1433704</text:p>
              </table:table-cell>
              <table:table-cell office:value-type="float" office:value="134000">
                <text:p>134000</text:p>
              </table:table-cell>
              <table:table-cell office:value-type="float" office:value="877777">
                <text:p>877777</text:p>
              </table:table-cell>
              <table:table-cell office:value-type="float" office:value="134000">
                <text:p>134000</text:p>
              </table:table-cell>
              <table:table-cell office:value-type="float" office:value="596431">
                <text:p>596431</text:p>
              </table:table-cell>
              <table:table-cell office:value-type="float" office:value="134000">
                <text:p>134000</text:p>
              </table:table-cell>
              <table:table-cell office:value-type="float" office:value="612659">
                <text:p>61265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34500">
                <text:p>134500</text:p>
              </table:table-cell>
              <table:table-cell office:value-type="float" office:value="1476442">
                <text:p>1476442</text:p>
              </table:table-cell>
              <table:table-cell office:value-type="float" office:value="134500">
                <text:p>134500</text:p>
              </table:table-cell>
              <table:table-cell office:value-type="float" office:value="908318">
                <text:p>908318</text:p>
              </table:table-cell>
              <table:table-cell office:value-type="float" office:value="134500">
                <text:p>134500</text:p>
              </table:table-cell>
              <table:table-cell office:value-type="float" office:value="959519">
                <text:p>959519</text:p>
              </table:table-cell>
              <table:table-cell office:value-type="float" office:value="134500">
                <text:p>134500</text:p>
              </table:table-cell>
              <table:table-cell office:value-type="float" office:value="649232">
                <text:p>64923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35000">
                <text:p>135000</text:p>
              </table:table-cell>
              <table:table-cell office:value-type="float" office:value="1466951">
                <text:p>1466951</text:p>
              </table:table-cell>
              <table:table-cell office:value-type="float" office:value="135000">
                <text:p>135000</text:p>
              </table:table-cell>
              <table:table-cell office:value-type="float" office:value="882190">
                <text:p>882190</text:p>
              </table:table-cell>
              <table:table-cell office:value-type="float" office:value="135000">
                <text:p>135000</text:p>
              </table:table-cell>
              <table:table-cell office:value-type="float" office:value="890642">
                <text:p>890642</text:p>
              </table:table-cell>
              <table:table-cell office:value-type="float" office:value="135000">
                <text:p>135000</text:p>
              </table:table-cell>
              <table:table-cell office:value-type="float" office:value="601699">
                <text:p>60169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35500">
                <text:p>135500</text:p>
              </table:table-cell>
              <table:table-cell office:value-type="float" office:value="1473326">
                <text:p>1473326</text:p>
              </table:table-cell>
              <table:table-cell office:value-type="float" office:value="135500">
                <text:p>135500</text:p>
              </table:table-cell>
              <table:table-cell office:value-type="float" office:value="949576">
                <text:p>949576</text:p>
              </table:table-cell>
              <table:table-cell office:value-type="float" office:value="135500">
                <text:p>135500</text:p>
              </table:table-cell>
              <table:table-cell office:value-type="float" office:value="934688">
                <text:p>934688</text:p>
              </table:table-cell>
              <table:table-cell office:value-type="float" office:value="135500">
                <text:p>135500</text:p>
              </table:table-cell>
              <table:table-cell office:value-type="float" office:value="637718">
                <text:p>63771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36000">
                <text:p>136000</text:p>
              </table:table-cell>
              <table:table-cell office:value-type="float" office:value="1455495">
                <text:p>1455495</text:p>
              </table:table-cell>
              <table:table-cell office:value-type="float" office:value="136000">
                <text:p>136000</text:p>
              </table:table-cell>
              <table:table-cell office:value-type="float" office:value="910112">
                <text:p>910112</text:p>
              </table:table-cell>
              <table:table-cell office:value-type="float" office:value="136000">
                <text:p>136000</text:p>
              </table:table-cell>
              <table:table-cell office:value-type="float" office:value="906103">
                <text:p>906103</text:p>
              </table:table-cell>
              <table:table-cell office:value-type="float" office:value="136000">
                <text:p>136000</text:p>
              </table:table-cell>
              <table:table-cell office:value-type="float" office:value="611714">
                <text:p>61171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36500">
                <text:p>136500</text:p>
              </table:table-cell>
              <table:table-cell office:value-type="float" office:value="1492560">
                <text:p>1492560</text:p>
              </table:table-cell>
              <table:table-cell office:value-type="float" office:value="136500">
                <text:p>136500</text:p>
              </table:table-cell>
              <table:table-cell office:value-type="float" office:value="920523">
                <text:p>920523</text:p>
              </table:table-cell>
              <table:table-cell office:value-type="float" office:value="136500">
                <text:p>136500</text:p>
              </table:table-cell>
              <table:table-cell office:value-type="float" office:value="936202">
                <text:p>936202</text:p>
              </table:table-cell>
              <table:table-cell office:value-type="float" office:value="136500">
                <text:p>136500</text:p>
              </table:table-cell>
              <table:table-cell office:value-type="float" office:value="638638">
                <text:p>63863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37000">
                <text:p>137000</text:p>
              </table:table-cell>
              <table:table-cell office:value-type="float" office:value="1463421">
                <text:p>1463421</text:p>
              </table:table-cell>
              <table:table-cell office:value-type="float" office:value="137000">
                <text:p>137000</text:p>
              </table:table-cell>
              <table:table-cell office:value-type="float" office:value="901732">
                <text:p>901732</text:p>
              </table:table-cell>
              <table:table-cell office:value-type="float" office:value="137000">
                <text:p>137000</text:p>
              </table:table-cell>
              <table:table-cell office:value-type="float" office:value="928747">
                <text:p>928747</text:p>
              </table:table-cell>
              <table:table-cell office:value-type="float" office:value="137000">
                <text:p>137000</text:p>
              </table:table-cell>
              <table:table-cell office:value-type="float" office:value="910379">
                <text:p>91037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37500">
                <text:p>137500</text:p>
              </table:table-cell>
              <table:table-cell office:value-type="float" office:value="1535302">
                <text:p>1535302</text:p>
              </table:table-cell>
              <table:table-cell office:value-type="float" office:value="137500">
                <text:p>137500</text:p>
              </table:table-cell>
              <table:table-cell office:value-type="float" office:value="929137">
                <text:p>929137</text:p>
              </table:table-cell>
              <table:table-cell office:value-type="float" office:value="137500">
                <text:p>137500</text:p>
              </table:table-cell>
              <table:table-cell office:value-type="float" office:value="937394">
                <text:p>937394</text:p>
              </table:table-cell>
              <table:table-cell office:value-type="float" office:value="137500">
                <text:p>137500</text:p>
              </table:table-cell>
              <table:table-cell office:value-type="float" office:value="647571">
                <text:p>64757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38000">
                <text:p>138000</text:p>
              </table:table-cell>
              <table:table-cell office:value-type="float" office:value="1487792">
                <text:p>1487792</text:p>
              </table:table-cell>
              <table:table-cell office:value-type="float" office:value="138000">
                <text:p>138000</text:p>
              </table:table-cell>
              <table:table-cell office:value-type="float" office:value="896669">
                <text:p>896669</text:p>
              </table:table-cell>
              <table:table-cell office:value-type="float" office:value="138000">
                <text:p>138000</text:p>
              </table:table-cell>
              <table:table-cell office:value-type="float" office:value="937581">
                <text:p>937581</text:p>
              </table:table-cell>
              <table:table-cell office:value-type="float" office:value="138000">
                <text:p>138000</text:p>
              </table:table-cell>
              <table:table-cell office:value-type="float" office:value="614118">
                <text:p>61411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38500">
                <text:p>138500</text:p>
              </table:table-cell>
              <table:table-cell office:value-type="float" office:value="1508807">
                <text:p>1508807</text:p>
              </table:table-cell>
              <table:table-cell office:value-type="float" office:value="138500">
                <text:p>138500</text:p>
              </table:table-cell>
              <table:table-cell office:value-type="float" office:value="933165">
                <text:p>933165</text:p>
              </table:table-cell>
              <table:table-cell office:value-type="float" office:value="138500">
                <text:p>138500</text:p>
              </table:table-cell>
              <table:table-cell office:value-type="float" office:value="949116">
                <text:p>949116</text:p>
              </table:table-cell>
              <table:table-cell office:value-type="float" office:value="138500">
                <text:p>138500</text:p>
              </table:table-cell>
              <table:table-cell office:value-type="float" office:value="818102">
                <text:p>81810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39000">
                <text:p>139000</text:p>
              </table:table-cell>
              <table:table-cell office:value-type="float" office:value="1494761">
                <text:p>1494761</text:p>
              </table:table-cell>
              <table:table-cell office:value-type="float" office:value="139000">
                <text:p>139000</text:p>
              </table:table-cell>
              <table:table-cell office:value-type="float" office:value="896158">
                <text:p>896158</text:p>
              </table:table-cell>
              <table:table-cell office:value-type="float" office:value="139000">
                <text:p>139000</text:p>
              </table:table-cell>
              <table:table-cell office:value-type="float" office:value="851275">
                <text:p>851275</text:p>
              </table:table-cell>
              <table:table-cell office:value-type="float" office:value="139000">
                <text:p>139000</text:p>
              </table:table-cell>
              <table:table-cell office:value-type="float" office:value="620946">
                <text:p>62094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39500">
                <text:p>139500</text:p>
              </table:table-cell>
              <table:table-cell office:value-type="float" office:value="1527748">
                <text:p>1527748</text:p>
              </table:table-cell>
              <table:table-cell office:value-type="float" office:value="139500">
                <text:p>139500</text:p>
              </table:table-cell>
              <table:table-cell office:value-type="float" office:value="933320">
                <text:p>933320</text:p>
              </table:table-cell>
              <table:table-cell office:value-type="float" office:value="139500">
                <text:p>139500</text:p>
              </table:table-cell>
              <table:table-cell office:value-type="float" office:value="873925">
                <text:p>873925</text:p>
              </table:table-cell>
              <table:table-cell office:value-type="float" office:value="139500">
                <text:p>139500</text:p>
              </table:table-cell>
              <table:table-cell office:value-type="float" office:value="652177">
                <text:p>65217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40000">
                <text:p>140000</text:p>
              </table:table-cell>
              <table:table-cell office:value-type="float" office:value="1495912">
                <text:p>1495912</text:p>
              </table:table-cell>
              <table:table-cell office:value-type="float" office:value="140000">
                <text:p>140000</text:p>
              </table:table-cell>
              <table:table-cell office:value-type="float" office:value="912826">
                <text:p>912826</text:p>
              </table:table-cell>
              <table:table-cell office:value-type="float" office:value="140000">
                <text:p>140000</text:p>
              </table:table-cell>
              <table:table-cell office:value-type="float" office:value="846501">
                <text:p>846501</text:p>
              </table:table-cell>
              <table:table-cell office:value-type="float" office:value="140000">
                <text:p>140000</text:p>
              </table:table-cell>
              <table:table-cell office:value-type="float" office:value="643688">
                <text:p>64368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40500">
                <text:p>140500</text:p>
              </table:table-cell>
              <table:table-cell office:value-type="float" office:value="1527897">
                <text:p>1527897</text:p>
              </table:table-cell>
              <table:table-cell office:value-type="float" office:value="140500">
                <text:p>140500</text:p>
              </table:table-cell>
              <table:table-cell office:value-type="float" office:value="948840">
                <text:p>948840</text:p>
              </table:table-cell>
              <table:table-cell office:value-type="float" office:value="140500">
                <text:p>140500</text:p>
              </table:table-cell>
              <table:table-cell office:value-type="float" office:value="887177">
                <text:p>887177</text:p>
              </table:table-cell>
              <table:table-cell office:value-type="float" office:value="140500">
                <text:p>140500</text:p>
              </table:table-cell>
              <table:table-cell office:value-type="float" office:value="662779">
                <text:p>66277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41000">
                <text:p>141000</text:p>
              </table:table-cell>
              <table:table-cell office:value-type="float" office:value="1538882">
                <text:p>1538882</text:p>
              </table:table-cell>
              <table:table-cell office:value-type="float" office:value="141000">
                <text:p>141000</text:p>
              </table:table-cell>
              <table:table-cell office:value-type="float" office:value="920386">
                <text:p>920386</text:p>
              </table:table-cell>
              <table:table-cell office:value-type="float" office:value="141000">
                <text:p>141000</text:p>
              </table:table-cell>
              <table:table-cell office:value-type="float" office:value="863585">
                <text:p>863585</text:p>
              </table:table-cell>
              <table:table-cell office:value-type="float" office:value="141000">
                <text:p>141000</text:p>
              </table:table-cell>
              <table:table-cell office:value-type="float" office:value="628929">
                <text:p>62892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41500">
                <text:p>141500</text:p>
              </table:table-cell>
              <table:table-cell office:value-type="float" office:value="1548626">
                <text:p>1548626</text:p>
              </table:table-cell>
              <table:table-cell office:value-type="float" office:value="141500">
                <text:p>141500</text:p>
              </table:table-cell>
              <table:table-cell office:value-type="float" office:value="987259">
                <text:p>987259</text:p>
              </table:table-cell>
              <table:table-cell office:value-type="float" office:value="141500">
                <text:p>141500</text:p>
              </table:table-cell>
              <table:table-cell office:value-type="float" office:value="890841">
                <text:p>890841</text:p>
              </table:table-cell>
              <table:table-cell office:value-type="float" office:value="141500">
                <text:p>141500</text:p>
              </table:table-cell>
              <table:table-cell office:value-type="float" office:value="661435">
                <text:p>66143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42000">
                <text:p>142000</text:p>
              </table:table-cell>
              <table:table-cell office:value-type="float" office:value="1598150">
                <text:p>1598150</text:p>
              </table:table-cell>
              <table:table-cell office:value-type="float" office:value="142000">
                <text:p>142000</text:p>
              </table:table-cell>
              <table:table-cell office:value-type="float" office:value="945498">
                <text:p>945498</text:p>
              </table:table-cell>
              <table:table-cell office:value-type="float" office:value="142000">
                <text:p>142000</text:p>
              </table:table-cell>
              <table:table-cell office:value-type="float" office:value="855319">
                <text:p>855319</text:p>
              </table:table-cell>
              <table:table-cell office:value-type="float" office:value="142000">
                <text:p>142000</text:p>
              </table:table-cell>
              <table:table-cell office:value-type="float" office:value="638108">
                <text:p>63810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42500">
                <text:p>142500</text:p>
              </table:table-cell>
              <table:table-cell office:value-type="float" office:value="1553321">
                <text:p>1553321</text:p>
              </table:table-cell>
              <table:table-cell office:value-type="float" office:value="142500">
                <text:p>142500</text:p>
              </table:table-cell>
              <table:table-cell office:value-type="float" office:value="958706">
                <text:p>958706</text:p>
              </table:table-cell>
              <table:table-cell office:value-type="float" office:value="142500">
                <text:p>142500</text:p>
              </table:table-cell>
              <table:table-cell office:value-type="float" office:value="907751">
                <text:p>907751</text:p>
              </table:table-cell>
              <table:table-cell office:value-type="float" office:value="142500">
                <text:p>142500</text:p>
              </table:table-cell>
              <table:table-cell office:value-type="float" office:value="675084">
                <text:p>67508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43000">
                <text:p>143000</text:p>
              </table:table-cell>
              <table:table-cell office:value-type="float" office:value="1552189">
                <text:p>1552189</text:p>
              </table:table-cell>
              <table:table-cell office:value-type="float" office:value="143000">
                <text:p>143000</text:p>
              </table:table-cell>
              <table:table-cell office:value-type="float" office:value="935948">
                <text:p>935948</text:p>
              </table:table-cell>
              <table:table-cell office:value-type="float" office:value="143000">
                <text:p>143000</text:p>
              </table:table-cell>
              <table:table-cell office:value-type="float" office:value="864699">
                <text:p>864699</text:p>
              </table:table-cell>
              <table:table-cell office:value-type="float" office:value="143000">
                <text:p>143000</text:p>
              </table:table-cell>
              <table:table-cell office:value-type="float" office:value="630424">
                <text:p>63042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43500">
                <text:p>143500</text:p>
              </table:table-cell>
              <table:table-cell office:value-type="float" office:value="1569745">
                <text:p>1569745</text:p>
              </table:table-cell>
              <table:table-cell office:value-type="float" office:value="143500">
                <text:p>143500</text:p>
              </table:table-cell>
              <table:table-cell office:value-type="float" office:value="994035">
                <text:p>994035</text:p>
              </table:table-cell>
              <table:table-cell office:value-type="float" office:value="143500">
                <text:p>143500</text:p>
              </table:table-cell>
              <table:table-cell office:value-type="float" office:value="958421">
                <text:p>958421</text:p>
              </table:table-cell>
              <table:table-cell office:value-type="float" office:value="143500">
                <text:p>143500</text:p>
              </table:table-cell>
              <table:table-cell office:value-type="float" office:value="671666">
                <text:p>67166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44000">
                <text:p>144000</text:p>
              </table:table-cell>
              <table:table-cell office:value-type="float" office:value="1614924">
                <text:p>1614924</text:p>
              </table:table-cell>
              <table:table-cell office:value-type="float" office:value="144000">
                <text:p>144000</text:p>
              </table:table-cell>
              <table:table-cell office:value-type="float" office:value="937376">
                <text:p>937376</text:p>
              </table:table-cell>
              <table:table-cell office:value-type="float" office:value="144000">
                <text:p>144000</text:p>
              </table:table-cell>
              <table:table-cell office:value-type="float" office:value="934628">
                <text:p>934628</text:p>
              </table:table-cell>
              <table:table-cell office:value-type="float" office:value="144000">
                <text:p>144000</text:p>
              </table:table-cell>
              <table:table-cell office:value-type="float" office:value="640622">
                <text:p>64062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44500">
                <text:p>144500</text:p>
              </table:table-cell>
              <table:table-cell office:value-type="float" office:value="1657842">
                <text:p>1657842</text:p>
              </table:table-cell>
              <table:table-cell office:value-type="float" office:value="144500">
                <text:p>144500</text:p>
              </table:table-cell>
              <table:table-cell office:value-type="float" office:value="964448">
                <text:p>964448</text:p>
              </table:table-cell>
              <table:table-cell office:value-type="float" office:value="144500">
                <text:p>144500</text:p>
              </table:table-cell>
              <table:table-cell office:value-type="float" office:value="957054">
                <text:p>957054</text:p>
              </table:table-cell>
              <table:table-cell office:value-type="float" office:value="144500">
                <text:p>144500</text:p>
              </table:table-cell>
              <table:table-cell office:value-type="float" office:value="669477">
                <text:p>66947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45000">
                <text:p>145000</text:p>
              </table:table-cell>
              <table:table-cell office:value-type="float" office:value="1550911">
                <text:p>1550911</text:p>
              </table:table-cell>
              <table:table-cell office:value-type="float" office:value="145000">
                <text:p>145000</text:p>
              </table:table-cell>
              <table:table-cell office:value-type="float" office:value="943655">
                <text:p>943655</text:p>
              </table:table-cell>
              <table:table-cell office:value-type="float" office:value="145000">
                <text:p>145000</text:p>
              </table:table-cell>
              <table:table-cell office:value-type="float" office:value="882560">
                <text:p>882560</text:p>
              </table:table-cell>
              <table:table-cell office:value-type="float" office:value="145000">
                <text:p>145000</text:p>
              </table:table-cell>
              <table:table-cell office:value-type="float" office:value="646766">
                <text:p>64676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45500">
                <text:p>145500</text:p>
              </table:table-cell>
              <table:table-cell office:value-type="float" office:value="1654038">
                <text:p>1654038</text:p>
              </table:table-cell>
              <table:table-cell office:value-type="float" office:value="145500">
                <text:p>145500</text:p>
              </table:table-cell>
              <table:table-cell office:value-type="float" office:value="996475">
                <text:p>996475</text:p>
              </table:table-cell>
              <table:table-cell office:value-type="float" office:value="145500">
                <text:p>145500</text:p>
              </table:table-cell>
              <table:table-cell office:value-type="float" office:value="918128">
                <text:p>918128</text:p>
              </table:table-cell>
              <table:table-cell office:value-type="float" office:value="145500">
                <text:p>145500</text:p>
              </table:table-cell>
              <table:table-cell office:value-type="float" office:value="686069">
                <text:p>68606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46000">
                <text:p>146000</text:p>
              </table:table-cell>
              <table:table-cell office:value-type="float" office:value="1564113">
                <text:p>1564113</text:p>
              </table:table-cell>
              <table:table-cell office:value-type="float" office:value="146000">
                <text:p>146000</text:p>
              </table:table-cell>
              <table:table-cell office:value-type="float" office:value="970852">
                <text:p>970852</text:p>
              </table:table-cell>
              <table:table-cell office:value-type="float" office:value="146000">
                <text:p>146000</text:p>
              </table:table-cell>
              <table:table-cell office:value-type="float" office:value="909569">
                <text:p>909569</text:p>
              </table:table-cell>
              <table:table-cell office:value-type="float" office:value="146000">
                <text:p>146000</text:p>
              </table:table-cell>
              <table:table-cell office:value-type="float" office:value="647895">
                <text:p>64789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46500">
                <text:p>146500</text:p>
              </table:table-cell>
              <table:table-cell office:value-type="float" office:value="1595900">
                <text:p>1595900</text:p>
              </table:table-cell>
              <table:table-cell office:value-type="float" office:value="146500">
                <text:p>146500</text:p>
              </table:table-cell>
              <table:table-cell office:value-type="float" office:value="1002078">
                <text:p>1002078</text:p>
              </table:table-cell>
              <table:table-cell office:value-type="float" office:value="146500">
                <text:p>146500</text:p>
              </table:table-cell>
              <table:table-cell office:value-type="float" office:value="922094">
                <text:p>922094</text:p>
              </table:table-cell>
              <table:table-cell office:value-type="float" office:value="146500">
                <text:p>146500</text:p>
              </table:table-cell>
              <table:table-cell office:value-type="float" office:value="698509">
                <text:p>69850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47000">
                <text:p>147000</text:p>
              </table:table-cell>
              <table:table-cell office:value-type="float" office:value="1603096">
                <text:p>1603096</text:p>
              </table:table-cell>
              <table:table-cell office:value-type="float" office:value="147000">
                <text:p>147000</text:p>
              </table:table-cell>
              <table:table-cell office:value-type="float" office:value="964128">
                <text:p>964128</text:p>
              </table:table-cell>
              <table:table-cell office:value-type="float" office:value="147000">
                <text:p>147000</text:p>
              </table:table-cell>
              <table:table-cell office:value-type="float" office:value="907721">
                <text:p>907721</text:p>
              </table:table-cell>
              <table:table-cell office:value-type="float" office:value="147000">
                <text:p>147000</text:p>
              </table:table-cell>
              <table:table-cell office:value-type="float" office:value="697353">
                <text:p>69735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47500">
                <text:p>147500</text:p>
              </table:table-cell>
              <table:table-cell office:value-type="float" office:value="1613175">
                <text:p>1613175</text:p>
              </table:table-cell>
              <table:table-cell office:value-type="float" office:value="147500">
                <text:p>147500</text:p>
              </table:table-cell>
              <table:table-cell office:value-type="float" office:value="1009396">
                <text:p>1009396</text:p>
              </table:table-cell>
              <table:table-cell office:value-type="float" office:value="147500">
                <text:p>147500</text:p>
              </table:table-cell>
              <table:table-cell office:value-type="float" office:value="924694">
                <text:p>924694</text:p>
              </table:table-cell>
              <table:table-cell office:value-type="float" office:value="147500">
                <text:p>147500</text:p>
              </table:table-cell>
              <table:table-cell office:value-type="float" office:value="700262">
                <text:p>70026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48000">
                <text:p>148000</text:p>
              </table:table-cell>
              <table:table-cell office:value-type="float" office:value="1593129">
                <text:p>1593129</text:p>
              </table:table-cell>
              <table:table-cell office:value-type="float" office:value="148000">
                <text:p>148000</text:p>
              </table:table-cell>
              <table:table-cell office:value-type="float" office:value="975908">
                <text:p>975908</text:p>
              </table:table-cell>
              <table:table-cell office:value-type="float" office:value="148000">
                <text:p>148000</text:p>
              </table:table-cell>
              <table:table-cell office:value-type="float" office:value="907788">
                <text:p>907788</text:p>
              </table:table-cell>
              <table:table-cell office:value-type="float" office:value="148000">
                <text:p>148000</text:p>
              </table:table-cell>
              <table:table-cell office:value-type="float" office:value="676415">
                <text:p>67641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48500">
                <text:p>148500</text:p>
              </table:table-cell>
              <table:table-cell office:value-type="float" office:value="1618590">
                <text:p>1618590</text:p>
              </table:table-cell>
              <table:table-cell office:value-type="float" office:value="148500">
                <text:p>148500</text:p>
              </table:table-cell>
              <table:table-cell office:value-type="float" office:value="1029487">
                <text:p>1029487</text:p>
              </table:table-cell>
              <table:table-cell office:value-type="float" office:value="148500">
                <text:p>148500</text:p>
              </table:table-cell>
              <table:table-cell office:value-type="float" office:value="935840">
                <text:p>935840</text:p>
              </table:table-cell>
              <table:table-cell office:value-type="float" office:value="148500">
                <text:p>148500</text:p>
              </table:table-cell>
              <table:table-cell office:value-type="float" office:value="703749">
                <text:p>70374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49000">
                <text:p>149000</text:p>
              </table:table-cell>
              <table:table-cell office:value-type="float" office:value="1689913">
                <text:p>1689913</text:p>
              </table:table-cell>
              <table:table-cell office:value-type="float" office:value="149000">
                <text:p>149000</text:p>
              </table:table-cell>
              <table:table-cell office:value-type="float" office:value="984617">
                <text:p>984617</text:p>
              </table:table-cell>
              <table:table-cell office:value-type="float" office:value="149000">
                <text:p>149000</text:p>
              </table:table-cell>
              <table:table-cell office:value-type="float" office:value="896941">
                <text:p>896941</text:p>
              </table:table-cell>
              <table:table-cell office:value-type="float" office:value="149000">
                <text:p>149000</text:p>
              </table:table-cell>
              <table:table-cell office:value-type="float" office:value="673857">
                <text:p>67385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49500">
                <text:p>149500</text:p>
              </table:table-cell>
              <table:table-cell office:value-type="float" office:value="1684407">
                <text:p>1684407</text:p>
              </table:table-cell>
              <table:table-cell office:value-type="float" office:value="149500">
                <text:p>149500</text:p>
              </table:table-cell>
              <table:table-cell office:value-type="float" office:value="1001594">
                <text:p>1001594</text:p>
              </table:table-cell>
              <table:table-cell office:value-type="float" office:value="149500">
                <text:p>149500</text:p>
              </table:table-cell>
              <table:table-cell office:value-type="float" office:value="934248">
                <text:p>934248</text:p>
              </table:table-cell>
              <table:table-cell office:value-type="float" office:value="149500">
                <text:p>149500</text:p>
              </table:table-cell>
              <table:table-cell office:value-type="float" office:value="698147">
                <text:p>69814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50000">
                <text:p>150000</text:p>
              </table:table-cell>
              <table:table-cell office:value-type="float" office:value="1635183">
                <text:p>1635183</text:p>
              </table:table-cell>
              <table:table-cell office:value-type="float" office:value="150000">
                <text:p>150000</text:p>
              </table:table-cell>
              <table:table-cell office:value-type="float" office:value="983550">
                <text:p>983550</text:p>
              </table:table-cell>
              <table:table-cell office:value-type="float" office:value="150000">
                <text:p>150000</text:p>
              </table:table-cell>
              <table:table-cell office:value-type="float" office:value="911861">
                <text:p>911861</text:p>
              </table:table-cell>
              <table:table-cell office:value-type="float" office:value="150000">
                <text:p>150000</text:p>
              </table:table-cell>
              <table:table-cell office:value-type="float" office:value="864717">
                <text:p>86471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50500">
                <text:p>150500</text:p>
              </table:table-cell>
              <table:table-cell office:value-type="float" office:value="1622522">
                <text:p>1622522</text:p>
              </table:table-cell>
              <table:table-cell office:value-type="float" office:value="150500">
                <text:p>150500</text:p>
              </table:table-cell>
              <table:table-cell office:value-type="float" office:value="988376">
                <text:p>988376</text:p>
              </table:table-cell>
              <table:table-cell office:value-type="float" office:value="150500">
                <text:p>150500</text:p>
              </table:table-cell>
              <table:table-cell office:value-type="float" office:value="918653">
                <text:p>918653</text:p>
              </table:table-cell>
              <table:table-cell office:value-type="float" office:value="150500">
                <text:p>150500</text:p>
              </table:table-cell>
              <table:table-cell office:value-type="float" office:value="665102">
                <text:p>66510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51000">
                <text:p>151000</text:p>
              </table:table-cell>
              <table:table-cell office:value-type="float" office:value="1661708">
                <text:p>1661708</text:p>
              </table:table-cell>
              <table:table-cell office:value-type="float" office:value="151000">
                <text:p>151000</text:p>
              </table:table-cell>
              <table:table-cell office:value-type="float" office:value="1045189">
                <text:p>1045189</text:p>
              </table:table-cell>
              <table:table-cell office:value-type="float" office:value="151000">
                <text:p>151000</text:p>
              </table:table-cell>
              <table:table-cell office:value-type="float" office:value="938668">
                <text:p>938668</text:p>
              </table:table-cell>
              <table:table-cell office:value-type="float" office:value="151000">
                <text:p>151000</text:p>
              </table:table-cell>
              <table:table-cell office:value-type="float" office:value="705336">
                <text:p>70533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51500">
                <text:p>151500</text:p>
              </table:table-cell>
              <table:table-cell office:value-type="float" office:value="1632700">
                <text:p>1632700</text:p>
              </table:table-cell>
              <table:table-cell office:value-type="float" office:value="151500">
                <text:p>151500</text:p>
              </table:table-cell>
              <table:table-cell office:value-type="float" office:value="990117">
                <text:p>990117</text:p>
              </table:table-cell>
              <table:table-cell office:value-type="float" office:value="151500">
                <text:p>151500</text:p>
              </table:table-cell>
              <table:table-cell office:value-type="float" office:value="918312">
                <text:p>918312</text:p>
              </table:table-cell>
              <table:table-cell office:value-type="float" office:value="151500">
                <text:p>151500</text:p>
              </table:table-cell>
              <table:table-cell office:value-type="float" office:value="667249">
                <text:p>66724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52000">
                <text:p>152000</text:p>
              </table:table-cell>
              <table:table-cell office:value-type="float" office:value="1659694">
                <text:p>1659694</text:p>
              </table:table-cell>
              <table:table-cell office:value-type="float" office:value="152000">
                <text:p>152000</text:p>
              </table:table-cell>
              <table:table-cell office:value-type="float" office:value="1016436">
                <text:p>1016436</text:p>
              </table:table-cell>
              <table:table-cell office:value-type="float" office:value="152000">
                <text:p>152000</text:p>
              </table:table-cell>
              <table:table-cell office:value-type="float" office:value="945705">
                <text:p>945705</text:p>
              </table:table-cell>
              <table:table-cell office:value-type="float" office:value="152000">
                <text:p>152000</text:p>
              </table:table-cell>
              <table:table-cell office:value-type="float" office:value="710138">
                <text:p>71013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52500">
                <text:p>152500</text:p>
              </table:table-cell>
              <table:table-cell office:value-type="float" office:value="1681317">
                <text:p>1681317</text:p>
              </table:table-cell>
              <table:table-cell office:value-type="float" office:value="152500">
                <text:p>152500</text:p>
              </table:table-cell>
              <table:table-cell office:value-type="float" office:value="995158">
                <text:p>995158</text:p>
              </table:table-cell>
              <table:table-cell office:value-type="float" office:value="152500">
                <text:p>152500</text:p>
              </table:table-cell>
              <table:table-cell office:value-type="float" office:value="929962">
                <text:p>929962</text:p>
              </table:table-cell>
              <table:table-cell office:value-type="float" office:value="152500">
                <text:p>152500</text:p>
              </table:table-cell>
              <table:table-cell office:value-type="float" office:value="689430">
                <text:p>68943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53000">
                <text:p>153000</text:p>
              </table:table-cell>
              <table:table-cell office:value-type="float" office:value="1704109">
                <text:p>1704109</text:p>
              </table:table-cell>
              <table:table-cell office:value-type="float" office:value="153000">
                <text:p>153000</text:p>
              </table:table-cell>
              <table:table-cell office:value-type="float" office:value="1026912">
                <text:p>1026912</text:p>
              </table:table-cell>
              <table:table-cell office:value-type="float" office:value="153000">
                <text:p>153000</text:p>
              </table:table-cell>
              <table:table-cell office:value-type="float" office:value="956948">
                <text:p>956948</text:p>
              </table:table-cell>
              <table:table-cell office:value-type="float" office:value="153000">
                <text:p>153000</text:p>
              </table:table-cell>
              <table:table-cell office:value-type="float" office:value="715881">
                <text:p>71588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53500">
                <text:p>153500</text:p>
              </table:table-cell>
              <table:table-cell office:value-type="float" office:value="1648882">
                <text:p>1648882</text:p>
              </table:table-cell>
              <table:table-cell office:value-type="float" office:value="153500">
                <text:p>153500</text:p>
              </table:table-cell>
              <table:table-cell office:value-type="float" office:value="988961">
                <text:p>988961</text:p>
              </table:table-cell>
              <table:table-cell office:value-type="float" office:value="153500">
                <text:p>153500</text:p>
              </table:table-cell>
              <table:table-cell office:value-type="float" office:value="951946">
                <text:p>951946</text:p>
              </table:table-cell>
              <table:table-cell office:value-type="float" office:value="153500">
                <text:p>153500</text:p>
              </table:table-cell>
              <table:table-cell office:value-type="float" office:value="683456">
                <text:p>68345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54000">
                <text:p>154000</text:p>
              </table:table-cell>
              <table:table-cell office:value-type="float" office:value="1674587">
                <text:p>1674587</text:p>
              </table:table-cell>
              <table:table-cell office:value-type="float" office:value="154000">
                <text:p>154000</text:p>
              </table:table-cell>
              <table:table-cell office:value-type="float" office:value="1056910">
                <text:p>1056910</text:p>
              </table:table-cell>
              <table:table-cell office:value-type="float" office:value="154000">
                <text:p>154000</text:p>
              </table:table-cell>
              <table:table-cell office:value-type="float" office:value="959637">
                <text:p>959637</text:p>
              </table:table-cell>
              <table:table-cell office:value-type="float" office:value="154000">
                <text:p>154000</text:p>
              </table:table-cell>
              <table:table-cell office:value-type="float" office:value="716042">
                <text:p>71604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54500">
                <text:p>154500</text:p>
              </table:table-cell>
              <table:table-cell office:value-type="float" office:value="1773246">
                <text:p>1773246</text:p>
              </table:table-cell>
              <table:table-cell office:value-type="float" office:value="154500">
                <text:p>154500</text:p>
              </table:table-cell>
              <table:table-cell office:value-type="float" office:value="1029581">
                <text:p>1029581</text:p>
              </table:table-cell>
              <table:table-cell office:value-type="float" office:value="154500">
                <text:p>154500</text:p>
              </table:table-cell>
              <table:table-cell office:value-type="float" office:value="943369">
                <text:p>943369</text:p>
              </table:table-cell>
              <table:table-cell office:value-type="float" office:value="154500">
                <text:p>154500</text:p>
              </table:table-cell>
              <table:table-cell office:value-type="float" office:value="701922">
                <text:p>70192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55000">
                <text:p>155000</text:p>
              </table:table-cell>
              <table:table-cell office:value-type="float" office:value="1698282">
                <text:p>1698282</text:p>
              </table:table-cell>
              <table:table-cell office:value-type="float" office:value="155000">
                <text:p>155000</text:p>
              </table:table-cell>
              <table:table-cell office:value-type="float" office:value="1037686">
                <text:p>1037686</text:p>
              </table:table-cell>
              <table:table-cell office:value-type="float" office:value="155000">
                <text:p>155000</text:p>
              </table:table-cell>
              <table:table-cell office:value-type="float" office:value="971451">
                <text:p>971451</text:p>
              </table:table-cell>
              <table:table-cell office:value-type="float" office:value="155000">
                <text:p>155000</text:p>
              </table:table-cell>
              <table:table-cell office:value-type="float" office:value="739337">
                <text:p>73933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55500">
                <text:p>155500</text:p>
              </table:table-cell>
              <table:table-cell office:value-type="float" office:value="1673837">
                <text:p>1673837</text:p>
              </table:table-cell>
              <table:table-cell office:value-type="float" office:value="155500">
                <text:p>155500</text:p>
              </table:table-cell>
              <table:table-cell office:value-type="float" office:value="1028606">
                <text:p>1028606</text:p>
              </table:table-cell>
              <table:table-cell office:value-type="float" office:value="155500">
                <text:p>155500</text:p>
              </table:table-cell>
              <table:table-cell office:value-type="float" office:value="959937">
                <text:p>959937</text:p>
              </table:table-cell>
              <table:table-cell office:value-type="float" office:value="155500">
                <text:p>155500</text:p>
              </table:table-cell>
              <table:table-cell office:value-type="float" office:value="841526">
                <text:p>84152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56000">
                <text:p>156000</text:p>
              </table:table-cell>
              <table:table-cell office:value-type="float" office:value="1717353">
                <text:p>1717353</text:p>
              </table:table-cell>
              <table:table-cell office:value-type="float" office:value="156000">
                <text:p>156000</text:p>
              </table:table-cell>
              <table:table-cell office:value-type="float" office:value="1047930">
                <text:p>1047930</text:p>
              </table:table-cell>
              <table:table-cell office:value-type="float" office:value="156000">
                <text:p>156000</text:p>
              </table:table-cell>
              <table:table-cell office:value-type="float" office:value="983016">
                <text:p>983016</text:p>
              </table:table-cell>
              <table:table-cell office:value-type="float" office:value="156000">
                <text:p>156000</text:p>
              </table:table-cell>
              <table:table-cell office:value-type="float" office:value="728360">
                <text:p>72836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56500">
                <text:p>156500</text:p>
              </table:table-cell>
              <table:table-cell office:value-type="float" office:value="1693134">
                <text:p>1693134</text:p>
              </table:table-cell>
              <table:table-cell office:value-type="float" office:value="156500">
                <text:p>156500</text:p>
              </table:table-cell>
              <table:table-cell office:value-type="float" office:value="1020600">
                <text:p>1020600</text:p>
              </table:table-cell>
              <table:table-cell office:value-type="float" office:value="156500">
                <text:p>156500</text:p>
              </table:table-cell>
              <table:table-cell office:value-type="float" office:value="948548">
                <text:p>948548</text:p>
              </table:table-cell>
              <table:table-cell office:value-type="float" office:value="156500">
                <text:p>156500</text:p>
              </table:table-cell>
              <table:table-cell office:value-type="float" office:value="694560">
                <text:p>69456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57000">
                <text:p>157000</text:p>
              </table:table-cell>
              <table:table-cell office:value-type="float" office:value="1733952">
                <text:p>1733952</text:p>
              </table:table-cell>
              <table:table-cell office:value-type="float" office:value="157000">
                <text:p>157000</text:p>
              </table:table-cell>
              <table:table-cell office:value-type="float" office:value="1056177">
                <text:p>1056177</text:p>
              </table:table-cell>
              <table:table-cell office:value-type="float" office:value="157000">
                <text:p>157000</text:p>
              </table:table-cell>
              <table:table-cell office:value-type="float" office:value="982190">
                <text:p>982190</text:p>
              </table:table-cell>
              <table:table-cell office:value-type="float" office:value="157000">
                <text:p>157000</text:p>
              </table:table-cell>
              <table:table-cell office:value-type="float" office:value="983322">
                <text:p>98332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57500">
                <text:p>157500</text:p>
              </table:table-cell>
              <table:table-cell office:value-type="float" office:value="1699573">
                <text:p>1699573</text:p>
              </table:table-cell>
              <table:table-cell office:value-type="float" office:value="157500">
                <text:p>157500</text:p>
              </table:table-cell>
              <table:table-cell office:value-type="float" office:value="1022963">
                <text:p>1022963</text:p>
              </table:table-cell>
              <table:table-cell office:value-type="float" office:value="157500">
                <text:p>157500</text:p>
              </table:table-cell>
              <table:table-cell office:value-type="float" office:value="955578">
                <text:p>955578</text:p>
              </table:table-cell>
              <table:table-cell office:value-type="float" office:value="157500">
                <text:p>157500</text:p>
              </table:table-cell>
              <table:table-cell office:value-type="float" office:value="700451">
                <text:p>70045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58000">
                <text:p>158000</text:p>
              </table:table-cell>
              <table:table-cell office:value-type="float" office:value="1731084">
                <text:p>1731084</text:p>
              </table:table-cell>
              <table:table-cell office:value-type="float" office:value="158000">
                <text:p>158000</text:p>
              </table:table-cell>
              <table:table-cell office:value-type="float" office:value="1051030">
                <text:p>1051030</text:p>
              </table:table-cell>
              <table:table-cell office:value-type="float" office:value="158000">
                <text:p>158000</text:p>
              </table:table-cell>
              <table:table-cell office:value-type="float" office:value="987597">
                <text:p>987597</text:p>
              </table:table-cell>
              <table:table-cell office:value-type="float" office:value="158000">
                <text:p>158000</text:p>
              </table:table-cell>
              <table:table-cell office:value-type="float" office:value="737245">
                <text:p>73724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58500">
                <text:p>158500</text:p>
              </table:table-cell>
              <table:table-cell office:value-type="float" office:value="1704037">
                <text:p>1704037</text:p>
              </table:table-cell>
              <table:table-cell office:value-type="float" office:value="158500">
                <text:p>158500</text:p>
              </table:table-cell>
              <table:table-cell office:value-type="float" office:value="1024315">
                <text:p>1024315</text:p>
              </table:table-cell>
              <table:table-cell office:value-type="float" office:value="158500">
                <text:p>158500</text:p>
              </table:table-cell>
              <table:table-cell office:value-type="float" office:value="959242">
                <text:p>959242</text:p>
              </table:table-cell>
              <table:table-cell office:value-type="float" office:value="158500">
                <text:p>158500</text:p>
              </table:table-cell>
              <table:table-cell office:value-type="float" office:value="707922">
                <text:p>70792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59000">
                <text:p>159000</text:p>
              </table:table-cell>
              <table:table-cell office:value-type="float" office:value="1776562">
                <text:p>1776562</text:p>
              </table:table-cell>
              <table:table-cell office:value-type="float" office:value="159000">
                <text:p>159000</text:p>
              </table:table-cell>
              <table:table-cell office:value-type="float" office:value="1058525">
                <text:p>1058525</text:p>
              </table:table-cell>
              <table:table-cell office:value-type="float" office:value="159000">
                <text:p>159000</text:p>
              </table:table-cell>
              <table:table-cell office:value-type="float" office:value="1017096">
                <text:p>1017096</text:p>
              </table:table-cell>
              <table:table-cell office:value-type="float" office:value="159000">
                <text:p>159000</text:p>
              </table:table-cell>
              <table:table-cell office:value-type="float" office:value="767979">
                <text:p>76797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59500">
                <text:p>159500</text:p>
              </table:table-cell>
              <table:table-cell office:value-type="float" office:value="1735231">
                <text:p>1735231</text:p>
              </table:table-cell>
              <table:table-cell office:value-type="float" office:value="159500">
                <text:p>159500</text:p>
              </table:table-cell>
              <table:table-cell office:value-type="float" office:value="1034650">
                <text:p>1034650</text:p>
              </table:table-cell>
              <table:table-cell office:value-type="float" office:value="159500">
                <text:p>159500</text:p>
              </table:table-cell>
              <table:table-cell office:value-type="float" office:value="976759">
                <text:p>976759</text:p>
              </table:table-cell>
              <table:table-cell office:value-type="float" office:value="159500">
                <text:p>159500</text:p>
              </table:table-cell>
              <table:table-cell office:value-type="float" office:value="718228">
                <text:p>71822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60000">
                <text:p>160000</text:p>
              </table:table-cell>
              <table:table-cell office:value-type="float" office:value="1755240">
                <text:p>1755240</text:p>
              </table:table-cell>
              <table:table-cell office:value-type="float" office:value="160000">
                <text:p>160000</text:p>
              </table:table-cell>
              <table:table-cell office:value-type="float" office:value="1084336">
                <text:p>1084336</text:p>
              </table:table-cell>
              <table:table-cell office:value-type="float" office:value="160000">
                <text:p>160000</text:p>
              </table:table-cell>
              <table:table-cell office:value-type="float" office:value="995636">
                <text:p>995636</text:p>
              </table:table-cell>
              <table:table-cell office:value-type="float" office:value="160000">
                <text:p>160000</text:p>
              </table:table-cell>
              <table:table-cell office:value-type="float" office:value="746118">
                <text:p>74611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60500">
                <text:p>160500</text:p>
              </table:table-cell>
              <table:table-cell office:value-type="float" office:value="1732881">
                <text:p>1732881</text:p>
              </table:table-cell>
              <table:table-cell office:value-type="float" office:value="160500">
                <text:p>160500</text:p>
              </table:table-cell>
              <table:table-cell office:value-type="float" office:value="1045500">
                <text:p>1045500</text:p>
              </table:table-cell>
              <table:table-cell office:value-type="float" office:value="160500">
                <text:p>160500</text:p>
              </table:table-cell>
              <table:table-cell office:value-type="float" office:value="969323">
                <text:p>969323</text:p>
              </table:table-cell>
              <table:table-cell office:value-type="float" office:value="160500">
                <text:p>160500</text:p>
              </table:table-cell>
              <table:table-cell office:value-type="float" office:value="708683">
                <text:p>70868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61000">
                <text:p>161000</text:p>
              </table:table-cell>
              <table:table-cell office:value-type="float" office:value="1782422">
                <text:p>1782422</text:p>
              </table:table-cell>
              <table:table-cell office:value-type="float" office:value="161000">
                <text:p>161000</text:p>
              </table:table-cell>
              <table:table-cell office:value-type="float" office:value="1072508">
                <text:p>1072508</text:p>
              </table:table-cell>
              <table:table-cell office:value-type="float" office:value="161000">
                <text:p>161000</text:p>
              </table:table-cell>
              <table:table-cell office:value-type="float" office:value="1010335">
                <text:p>1010335</text:p>
              </table:table-cell>
              <table:table-cell office:value-type="float" office:value="161000">
                <text:p>161000</text:p>
              </table:table-cell>
              <table:table-cell office:value-type="float" office:value="794390">
                <text:p>79439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61500">
                <text:p>161500</text:p>
              </table:table-cell>
              <table:table-cell office:value-type="float" office:value="1734486">
                <text:p>1734486</text:p>
              </table:table-cell>
              <table:table-cell office:value-type="float" office:value="161500">
                <text:p>161500</text:p>
              </table:table-cell>
              <table:table-cell office:value-type="float" office:value="1056906">
                <text:p>1056906</text:p>
              </table:table-cell>
              <table:table-cell office:value-type="float" office:value="161500">
                <text:p>161500</text:p>
              </table:table-cell>
              <table:table-cell office:value-type="float" office:value="973875">
                <text:p>973875</text:p>
              </table:table-cell>
              <table:table-cell office:value-type="float" office:value="161500">
                <text:p>161500</text:p>
              </table:table-cell>
              <table:table-cell office:value-type="float" office:value="721771">
                <text:p>72177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62000">
                <text:p>162000</text:p>
              </table:table-cell>
              <table:table-cell office:value-type="float" office:value="1785489">
                <text:p>1785489</text:p>
              </table:table-cell>
              <table:table-cell office:value-type="float" office:value="162000">
                <text:p>162000</text:p>
              </table:table-cell>
              <table:table-cell office:value-type="float" office:value="1105324">
                <text:p>1105324</text:p>
              </table:table-cell>
              <table:table-cell office:value-type="float" office:value="162000">
                <text:p>162000</text:p>
              </table:table-cell>
              <table:table-cell office:value-type="float" office:value="1012332">
                <text:p>1012332</text:p>
              </table:table-cell>
              <table:table-cell office:value-type="float" office:value="162000">
                <text:p>162000</text:p>
              </table:table-cell>
              <table:table-cell office:value-type="float" office:value="760721">
                <text:p>76072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62500">
                <text:p>162500</text:p>
              </table:table-cell>
              <table:table-cell office:value-type="float" office:value="1761096">
                <text:p>1761096</text:p>
              </table:table-cell>
              <table:table-cell office:value-type="float" office:value="162500">
                <text:p>162500</text:p>
              </table:table-cell>
              <table:table-cell office:value-type="float" office:value="1131696">
                <text:p>1131696</text:p>
              </table:table-cell>
              <table:table-cell office:value-type="float" office:value="162500">
                <text:p>162500</text:p>
              </table:table-cell>
              <table:table-cell office:value-type="float" office:value="986079">
                <text:p>986079</text:p>
              </table:table-cell>
              <table:table-cell office:value-type="float" office:value="162500">
                <text:p>162500</text:p>
              </table:table-cell>
              <table:table-cell office:value-type="float" office:value="730600">
                <text:p>73060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63000">
                <text:p>163000</text:p>
              </table:table-cell>
              <table:table-cell office:value-type="float" office:value="1811324">
                <text:p>1811324</text:p>
              </table:table-cell>
              <table:table-cell office:value-type="float" office:value="163000">
                <text:p>163000</text:p>
              </table:table-cell>
              <table:table-cell office:value-type="float" office:value="1108820">
                <text:p>1108820</text:p>
              </table:table-cell>
              <table:table-cell office:value-type="float" office:value="163000">
                <text:p>163000</text:p>
              </table:table-cell>
              <table:table-cell office:value-type="float" office:value="1017667">
                <text:p>1017667</text:p>
              </table:table-cell>
              <table:table-cell office:value-type="float" office:value="163000">
                <text:p>163000</text:p>
              </table:table-cell>
              <table:table-cell office:value-type="float" office:value="762324">
                <text:p>76232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63500">
                <text:p>163500</text:p>
              </table:table-cell>
              <table:table-cell office:value-type="float" office:value="1766390">
                <text:p>1766390</text:p>
              </table:table-cell>
              <table:table-cell office:value-type="float" office:value="163500">
                <text:p>163500</text:p>
              </table:table-cell>
              <table:table-cell office:value-type="float" office:value="1253884">
                <text:p>1253884</text:p>
              </table:table-cell>
              <table:table-cell office:value-type="float" office:value="163500">
                <text:p>163500</text:p>
              </table:table-cell>
              <table:table-cell office:value-type="float" office:value="1001596">
                <text:p>1001596</text:p>
              </table:table-cell>
              <table:table-cell office:value-type="float" office:value="163500">
                <text:p>163500</text:p>
              </table:table-cell>
              <table:table-cell office:value-type="float" office:value="729406">
                <text:p>72940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64000">
                <text:p>164000</text:p>
              </table:table-cell>
              <table:table-cell office:value-type="float" office:value="1855556">
                <text:p>1855556</text:p>
              </table:table-cell>
              <table:table-cell office:value-type="float" office:value="164000">
                <text:p>164000</text:p>
              </table:table-cell>
              <table:table-cell office:value-type="float" office:value="1163411">
                <text:p>1163411</text:p>
              </table:table-cell>
              <table:table-cell office:value-type="float" office:value="164000">
                <text:p>164000</text:p>
              </table:table-cell>
              <table:table-cell office:value-type="float" office:value="1048254">
                <text:p>1048254</text:p>
              </table:table-cell>
              <table:table-cell office:value-type="float" office:value="164000">
                <text:p>164000</text:p>
              </table:table-cell>
              <table:table-cell office:value-type="float" office:value="764752">
                <text:p>76475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64500">
                <text:p>164500</text:p>
              </table:table-cell>
              <table:table-cell office:value-type="float" office:value="1846979">
                <text:p>1846979</text:p>
              </table:table-cell>
              <table:table-cell office:value-type="float" office:value="164500">
                <text:p>164500</text:p>
              </table:table-cell>
              <table:table-cell office:value-type="float" office:value="1091105">
                <text:p>1091105</text:p>
              </table:table-cell>
              <table:table-cell office:value-type="float" office:value="164500">
                <text:p>164500</text:p>
              </table:table-cell>
              <table:table-cell office:value-type="float" office:value="993210">
                <text:p>993210</text:p>
              </table:table-cell>
              <table:table-cell office:value-type="float" office:value="164500">
                <text:p>164500</text:p>
              </table:table-cell>
              <table:table-cell office:value-type="float" office:value="729697">
                <text:p>72969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65000">
                <text:p>165000</text:p>
              </table:table-cell>
              <table:table-cell office:value-type="float" office:value="1940670">
                <text:p>1940670</text:p>
              </table:table-cell>
              <table:table-cell office:value-type="float" office:value="165000">
                <text:p>165000</text:p>
              </table:table-cell>
              <table:table-cell office:value-type="float" office:value="1111094">
                <text:p>1111094</text:p>
              </table:table-cell>
              <table:table-cell office:value-type="float" office:value="165000">
                <text:p>165000</text:p>
              </table:table-cell>
              <table:table-cell office:value-type="float" office:value="1037128">
                <text:p>1037128</text:p>
              </table:table-cell>
              <table:table-cell office:value-type="float" office:value="165000">
                <text:p>165000</text:p>
              </table:table-cell>
              <table:table-cell office:value-type="float" office:value="824769">
                <text:p>82476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65500">
                <text:p>165500</text:p>
              </table:table-cell>
              <table:table-cell office:value-type="float" office:value="1782627">
                <text:p>1782627</text:p>
              </table:table-cell>
              <table:table-cell office:value-type="float" office:value="165500">
                <text:p>165500</text:p>
              </table:table-cell>
              <table:table-cell office:value-type="float" office:value="1082244">
                <text:p>1082244</text:p>
              </table:table-cell>
              <table:table-cell office:value-type="float" office:value="165500">
                <text:p>165500</text:p>
              </table:table-cell>
              <table:table-cell office:value-type="float" office:value="995510">
                <text:p>995510</text:p>
              </table:table-cell>
              <table:table-cell office:value-type="float" office:value="165500">
                <text:p>165500</text:p>
              </table:table-cell>
              <table:table-cell office:value-type="float" office:value="798270">
                <text:p>79827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66000">
                <text:p>166000</text:p>
              </table:table-cell>
              <table:table-cell office:value-type="float" office:value="1871950">
                <text:p>1871950</text:p>
              </table:table-cell>
              <table:table-cell office:value-type="float" office:value="166000">
                <text:p>166000</text:p>
              </table:table-cell>
              <table:table-cell office:value-type="float" office:value="1114688">
                <text:p>1114688</text:p>
              </table:table-cell>
              <table:table-cell office:value-type="float" office:value="166000">
                <text:p>166000</text:p>
              </table:table-cell>
              <table:table-cell office:value-type="float" office:value="1041838">
                <text:p>1041838</text:p>
              </table:table-cell>
              <table:table-cell office:value-type="float" office:value="166000">
                <text:p>166000</text:p>
              </table:table-cell>
              <table:table-cell office:value-type="float" office:value="796899">
                <text:p>79689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66500">
                <text:p>166500</text:p>
              </table:table-cell>
              <table:table-cell office:value-type="float" office:value="1812114">
                <text:p>1812114</text:p>
              </table:table-cell>
              <table:table-cell office:value-type="float" office:value="166500">
                <text:p>166500</text:p>
              </table:table-cell>
              <table:table-cell office:value-type="float" office:value="1078030">
                <text:p>1078030</text:p>
              </table:table-cell>
              <table:table-cell office:value-type="float" office:value="166500">
                <text:p>166500</text:p>
              </table:table-cell>
              <table:table-cell office:value-type="float" office:value="1011630">
                <text:p>1011630</text:p>
              </table:table-cell>
              <table:table-cell office:value-type="float" office:value="166500">
                <text:p>166500</text:p>
              </table:table-cell>
              <table:table-cell office:value-type="float" office:value="761078">
                <text:p>76107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67000">
                <text:p>167000</text:p>
              </table:table-cell>
              <table:table-cell office:value-type="float" office:value="1959961">
                <text:p>1959961</text:p>
              </table:table-cell>
              <table:table-cell office:value-type="float" office:value="167000">
                <text:p>167000</text:p>
              </table:table-cell>
              <table:table-cell office:value-type="float" office:value="1138846">
                <text:p>1138846</text:p>
              </table:table-cell>
              <table:table-cell office:value-type="float" office:value="167000">
                <text:p>167000</text:p>
              </table:table-cell>
              <table:table-cell office:value-type="float" office:value="1046649">
                <text:p>1046649</text:p>
              </table:table-cell>
              <table:table-cell office:value-type="float" office:value="167000">
                <text:p>167000</text:p>
              </table:table-cell>
              <table:table-cell office:value-type="float" office:value="790213">
                <text:p>79021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67500">
                <text:p>167500</text:p>
              </table:table-cell>
              <table:table-cell office:value-type="float" office:value="1887372">
                <text:p>1887372</text:p>
              </table:table-cell>
              <table:table-cell office:value-type="float" office:value="167500">
                <text:p>167500</text:p>
              </table:table-cell>
              <table:table-cell office:value-type="float" office:value="1101757">
                <text:p>1101757</text:p>
              </table:table-cell>
              <table:table-cell office:value-type="float" office:value="167500">
                <text:p>167500</text:p>
              </table:table-cell>
              <table:table-cell office:value-type="float" office:value="1008246">
                <text:p>1008246</text:p>
              </table:table-cell>
              <table:table-cell office:value-type="float" office:value="167500">
                <text:p>167500</text:p>
              </table:table-cell>
              <table:table-cell office:value-type="float" office:value="749656">
                <text:p>74965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68000">
                <text:p>168000</text:p>
              </table:table-cell>
              <table:table-cell office:value-type="float" office:value="1949047">
                <text:p>1949047</text:p>
              </table:table-cell>
              <table:table-cell office:value-type="float" office:value="168000">
                <text:p>168000</text:p>
              </table:table-cell>
              <table:table-cell office:value-type="float" office:value="1154610">
                <text:p>1154610</text:p>
              </table:table-cell>
              <table:table-cell office:value-type="float" office:value="168000">
                <text:p>168000</text:p>
              </table:table-cell>
              <table:table-cell office:value-type="float" office:value="1053259">
                <text:p>1053259</text:p>
              </table:table-cell>
              <table:table-cell office:value-type="float" office:value="168000">
                <text:p>168000</text:p>
              </table:table-cell>
              <table:table-cell office:value-type="float" office:value="818512">
                <text:p>81851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68500">
                <text:p>168500</text:p>
              </table:table-cell>
              <table:table-cell office:value-type="float" office:value="1906618">
                <text:p>1906618</text:p>
              </table:table-cell>
              <table:table-cell office:value-type="float" office:value="168500">
                <text:p>168500</text:p>
              </table:table-cell>
              <table:table-cell office:value-type="float" office:value="1112345">
                <text:p>1112345</text:p>
              </table:table-cell>
              <table:table-cell office:value-type="float" office:value="168500">
                <text:p>168500</text:p>
              </table:table-cell>
              <table:table-cell office:value-type="float" office:value="1023013">
                <text:p>1023013</text:p>
              </table:table-cell>
              <table:table-cell office:value-type="float" office:value="168500">
                <text:p>168500</text:p>
              </table:table-cell>
              <table:table-cell office:value-type="float" office:value="753293">
                <text:p>75329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69000">
                <text:p>169000</text:p>
              </table:table-cell>
              <table:table-cell office:value-type="float" office:value="1979382">
                <text:p>1979382</text:p>
              </table:table-cell>
              <table:table-cell office:value-type="float" office:value="169000">
                <text:p>169000</text:p>
              </table:table-cell>
              <table:table-cell office:value-type="float" office:value="1138305">
                <text:p>1138305</text:p>
              </table:table-cell>
              <table:table-cell office:value-type="float" office:value="169000">
                <text:p>169000</text:p>
              </table:table-cell>
              <table:table-cell office:value-type="float" office:value="1074709">
                <text:p>1074709</text:p>
              </table:table-cell>
              <table:table-cell office:value-type="float" office:value="169000">
                <text:p>169000</text:p>
              </table:table-cell>
              <table:table-cell office:value-type="float" office:value="789012">
                <text:p>78901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69500">
                <text:p>169500</text:p>
              </table:table-cell>
              <table:table-cell office:value-type="float" office:value="1867579">
                <text:p>1867579</text:p>
              </table:table-cell>
              <table:table-cell office:value-type="float" office:value="169500">
                <text:p>169500</text:p>
              </table:table-cell>
              <table:table-cell office:value-type="float" office:value="1114511">
                <text:p>1114511</text:p>
              </table:table-cell>
              <table:table-cell office:value-type="float" office:value="169500">
                <text:p>169500</text:p>
              </table:table-cell>
              <table:table-cell office:value-type="float" office:value="1041331">
                <text:p>1041331</text:p>
              </table:table-cell>
              <table:table-cell office:value-type="float" office:value="169500">
                <text:p>169500</text:p>
              </table:table-cell>
              <table:table-cell office:value-type="float" office:value="769410">
                <text:p>76941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70000">
                <text:p>170000</text:p>
              </table:table-cell>
              <table:table-cell office:value-type="float" office:value="1901535">
                <text:p>1901535</text:p>
              </table:table-cell>
              <table:table-cell office:value-type="float" office:value="170000">
                <text:p>170000</text:p>
              </table:table-cell>
              <table:table-cell office:value-type="float" office:value="1134405">
                <text:p>1134405</text:p>
              </table:table-cell>
              <table:table-cell office:value-type="float" office:value="170000">
                <text:p>170000</text:p>
              </table:table-cell>
              <table:table-cell office:value-type="float" office:value="1066741">
                <text:p>1066741</text:p>
              </table:table-cell>
              <table:table-cell office:value-type="float" office:value="170000">
                <text:p>170000</text:p>
              </table:table-cell>
              <table:table-cell office:value-type="float" office:value="800202">
                <text:p>80020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70500">
                <text:p>170500</text:p>
              </table:table-cell>
              <table:table-cell office:value-type="float" office:value="1868125">
                <text:p>1868125</text:p>
              </table:table-cell>
              <table:table-cell office:value-type="float" office:value="170500">
                <text:p>170500</text:p>
              </table:table-cell>
              <table:table-cell office:value-type="float" office:value="1111078">
                <text:p>1111078</text:p>
              </table:table-cell>
              <table:table-cell office:value-type="float" office:value="170500">
                <text:p>170500</text:p>
              </table:table-cell>
              <table:table-cell office:value-type="float" office:value="1039985">
                <text:p>1039985</text:p>
              </table:table-cell>
              <table:table-cell office:value-type="float" office:value="170500">
                <text:p>170500</text:p>
              </table:table-cell>
              <table:table-cell office:value-type="float" office:value="790157">
                <text:p>79015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71000">
                <text:p>171000</text:p>
              </table:table-cell>
              <table:table-cell office:value-type="float" office:value="1878852">
                <text:p>1878852</text:p>
              </table:table-cell>
              <table:table-cell office:value-type="float" office:value="171000">
                <text:p>171000</text:p>
              </table:table-cell>
              <table:table-cell office:value-type="float" office:value="1114409">
                <text:p>1114409</text:p>
              </table:table-cell>
              <table:table-cell office:value-type="float" office:value="171000">
                <text:p>171000</text:p>
              </table:table-cell>
              <table:table-cell office:value-type="float" office:value="1042101">
                <text:p>1042101</text:p>
              </table:table-cell>
              <table:table-cell office:value-type="float" office:value="171000">
                <text:p>171000</text:p>
              </table:table-cell>
              <table:table-cell office:value-type="float" office:value="806923">
                <text:p>80692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71500">
                <text:p>171500</text:p>
              </table:table-cell>
              <table:table-cell office:value-type="float" office:value="1903378">
                <text:p>1903378</text:p>
              </table:table-cell>
              <table:table-cell office:value-type="float" office:value="171500">
                <text:p>171500</text:p>
              </table:table-cell>
              <table:table-cell office:value-type="float" office:value="1144079">
                <text:p>1144079</text:p>
              </table:table-cell>
              <table:table-cell office:value-type="float" office:value="171500">
                <text:p>171500</text:p>
              </table:table-cell>
              <table:table-cell office:value-type="float" office:value="1070318">
                <text:p>1070318</text:p>
              </table:table-cell>
              <table:table-cell office:value-type="float" office:value="171500">
                <text:p>171500</text:p>
              </table:table-cell>
              <table:table-cell office:value-type="float" office:value="819741">
                <text:p>81974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72000">
                <text:p>172000</text:p>
              </table:table-cell>
              <table:table-cell office:value-type="float" office:value="1870922">
                <text:p>1870922</text:p>
              </table:table-cell>
              <table:table-cell office:value-type="float" office:value="172000">
                <text:p>172000</text:p>
              </table:table-cell>
              <table:table-cell office:value-type="float" office:value="1131090">
                <text:p>1131090</text:p>
              </table:table-cell>
              <table:table-cell office:value-type="float" office:value="172000">
                <text:p>172000</text:p>
              </table:table-cell>
              <table:table-cell office:value-type="float" office:value="1048171">
                <text:p>1048171</text:p>
              </table:table-cell>
              <table:table-cell office:value-type="float" office:value="172000">
                <text:p>172000</text:p>
              </table:table-cell>
              <table:table-cell office:value-type="float" office:value="777959">
                <text:p>77795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72500">
                <text:p>172500</text:p>
              </table:table-cell>
              <table:table-cell office:value-type="float" office:value="1916961">
                <text:p>1916961</text:p>
              </table:table-cell>
              <table:table-cell office:value-type="float" office:value="172500">
                <text:p>172500</text:p>
              </table:table-cell>
              <table:table-cell office:value-type="float" office:value="1152721">
                <text:p>1152721</text:p>
              </table:table-cell>
              <table:table-cell office:value-type="float" office:value="172500">
                <text:p>172500</text:p>
              </table:table-cell>
              <table:table-cell office:value-type="float" office:value="1079115">
                <text:p>1079115</text:p>
              </table:table-cell>
              <table:table-cell office:value-type="float" office:value="172500">
                <text:p>172500</text:p>
              </table:table-cell>
              <table:table-cell office:value-type="float" office:value="798880">
                <text:p>79888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73000">
                <text:p>173000</text:p>
              </table:table-cell>
              <table:table-cell office:value-type="float" office:value="1898082">
                <text:p>1898082</text:p>
              </table:table-cell>
              <table:table-cell office:value-type="float" office:value="173000">
                <text:p>173000</text:p>
              </table:table-cell>
              <table:table-cell office:value-type="float" office:value="1127016">
                <text:p>1127016</text:p>
              </table:table-cell>
              <table:table-cell office:value-type="float" office:value="173000">
                <text:p>173000</text:p>
              </table:table-cell>
              <table:table-cell office:value-type="float" office:value="1064852">
                <text:p>1064852</text:p>
              </table:table-cell>
              <table:table-cell office:value-type="float" office:value="173000">
                <text:p>173000</text:p>
              </table:table-cell>
              <table:table-cell office:value-type="float" office:value="796528">
                <text:p>79652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73500">
                <text:p>173500</text:p>
              </table:table-cell>
              <table:table-cell office:value-type="float" office:value="1940041">
                <text:p>1940041</text:p>
              </table:table-cell>
              <table:table-cell office:value-type="float" office:value="173500">
                <text:p>173500</text:p>
              </table:table-cell>
              <table:table-cell office:value-type="float" office:value="1170165">
                <text:p>1170165</text:p>
              </table:table-cell>
              <table:table-cell office:value-type="float" office:value="173500">
                <text:p>173500</text:p>
              </table:table-cell>
              <table:table-cell office:value-type="float" office:value="1084911">
                <text:p>1084911</text:p>
              </table:table-cell>
              <table:table-cell office:value-type="float" office:value="173500">
                <text:p>173500</text:p>
              </table:table-cell>
              <table:table-cell office:value-type="float" office:value="809838">
                <text:p>80983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74000">
                <text:p>174000</text:p>
              </table:table-cell>
              <table:table-cell office:value-type="float" office:value="1897166">
                <text:p>1897166</text:p>
              </table:table-cell>
              <table:table-cell office:value-type="float" office:value="174000">
                <text:p>174000</text:p>
              </table:table-cell>
              <table:table-cell office:value-type="float" office:value="1136933">
                <text:p>1136933</text:p>
              </table:table-cell>
              <table:table-cell office:value-type="float" office:value="174000">
                <text:p>174000</text:p>
              </table:table-cell>
              <table:table-cell office:value-type="float" office:value="1058058">
                <text:p>1058058</text:p>
              </table:table-cell>
              <table:table-cell office:value-type="float" office:value="174000">
                <text:p>174000</text:p>
              </table:table-cell>
              <table:table-cell office:value-type="float" office:value="776640">
                <text:p>77664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74500">
                <text:p>174500</text:p>
              </table:table-cell>
              <table:table-cell office:value-type="float" office:value="1932109">
                <text:p>1932109</text:p>
              </table:table-cell>
              <table:table-cell office:value-type="float" office:value="174500">
                <text:p>174500</text:p>
              </table:table-cell>
              <table:table-cell office:value-type="float" office:value="1166641">
                <text:p>1166641</text:p>
              </table:table-cell>
              <table:table-cell office:value-type="float" office:value="174500">
                <text:p>174500</text:p>
              </table:table-cell>
              <table:table-cell office:value-type="float" office:value="1096788">
                <text:p>1096788</text:p>
              </table:table-cell>
              <table:table-cell office:value-type="float" office:value="174500">
                <text:p>174500</text:p>
              </table:table-cell>
              <table:table-cell office:value-type="float" office:value="812215">
                <text:p>81221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75000">
                <text:p>175000</text:p>
              </table:table-cell>
              <table:table-cell office:value-type="float" office:value="1932777">
                <text:p>1932777</text:p>
              </table:table-cell>
              <table:table-cell office:value-type="float" office:value="175000">
                <text:p>175000</text:p>
              </table:table-cell>
              <table:table-cell office:value-type="float" office:value="1147223">
                <text:p>1147223</text:p>
              </table:table-cell>
              <table:table-cell office:value-type="float" office:value="175000">
                <text:p>175000</text:p>
              </table:table-cell>
              <table:table-cell office:value-type="float" office:value="1151819">
                <text:p>1151819</text:p>
              </table:table-cell>
              <table:table-cell office:value-type="float" office:value="175000">
                <text:p>175000</text:p>
              </table:table-cell>
              <table:table-cell office:value-type="float" office:value="785441">
                <text:p>78544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75500">
                <text:p>175500</text:p>
              </table:table-cell>
              <table:table-cell office:value-type="float" office:value="1933143">
                <text:p>1933143</text:p>
              </table:table-cell>
              <table:table-cell office:value-type="float" office:value="175500">
                <text:p>175500</text:p>
              </table:table-cell>
              <table:table-cell office:value-type="float" office:value="1166178">
                <text:p>1166178</text:p>
              </table:table-cell>
              <table:table-cell office:value-type="float" office:value="175500">
                <text:p>175500</text:p>
              </table:table-cell>
              <table:table-cell office:value-type="float" office:value="1108556">
                <text:p>1108556</text:p>
              </table:table-cell>
              <table:table-cell office:value-type="float" office:value="175500">
                <text:p>175500</text:p>
              </table:table-cell>
              <table:table-cell office:value-type="float" office:value="810370">
                <text:p>81037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76000">
                <text:p>176000</text:p>
              </table:table-cell>
              <table:table-cell office:value-type="float" office:value="1919849">
                <text:p>1919849</text:p>
              </table:table-cell>
              <table:table-cell office:value-type="float" office:value="176000">
                <text:p>176000</text:p>
              </table:table-cell>
              <table:table-cell office:value-type="float" office:value="1136280">
                <text:p>1136280</text:p>
              </table:table-cell>
              <table:table-cell office:value-type="float" office:value="176000">
                <text:p>176000</text:p>
              </table:table-cell>
              <table:table-cell office:value-type="float" office:value="1067705">
                <text:p>1067705</text:p>
              </table:table-cell>
              <table:table-cell office:value-type="float" office:value="176000">
                <text:p>176000</text:p>
              </table:table-cell>
              <table:table-cell office:value-type="float" office:value="781390">
                <text:p>78139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76500">
                <text:p>176500</text:p>
              </table:table-cell>
              <table:table-cell office:value-type="float" office:value="1949558">
                <text:p>1949558</text:p>
              </table:table-cell>
              <table:table-cell office:value-type="float" office:value="176500">
                <text:p>176500</text:p>
              </table:table-cell>
              <table:table-cell office:value-type="float" office:value="1202615">
                <text:p>1202615</text:p>
              </table:table-cell>
              <table:table-cell office:value-type="float" office:value="176500">
                <text:p>176500</text:p>
              </table:table-cell>
              <table:table-cell office:value-type="float" office:value="1111641">
                <text:p>1111641</text:p>
              </table:table-cell>
              <table:table-cell office:value-type="float" office:value="176500">
                <text:p>176500</text:p>
              </table:table-cell>
              <table:table-cell office:value-type="float" office:value="848381">
                <text:p>84838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77000">
                <text:p>177000</text:p>
              </table:table-cell>
              <table:table-cell office:value-type="float" office:value="1980584">
                <text:p>1980584</text:p>
              </table:table-cell>
              <table:table-cell office:value-type="float" office:value="177000">
                <text:p>177000</text:p>
              </table:table-cell>
              <table:table-cell office:value-type="float" office:value="1146259">
                <text:p>1146259</text:p>
              </table:table-cell>
              <table:table-cell office:value-type="float" office:value="177000">
                <text:p>177000</text:p>
              </table:table-cell>
              <table:table-cell office:value-type="float" office:value="1074648">
                <text:p>1074648</text:p>
              </table:table-cell>
              <table:table-cell office:value-type="float" office:value="177000">
                <text:p>177000</text:p>
              </table:table-cell>
              <table:table-cell office:value-type="float" office:value="793475">
                <text:p>79347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77500">
                <text:p>177500</text:p>
              </table:table-cell>
              <table:table-cell office:value-type="float" office:value="1970704">
                <text:p>1970704</text:p>
              </table:table-cell>
              <table:table-cell office:value-type="float" office:value="177500">
                <text:p>177500</text:p>
              </table:table-cell>
              <table:table-cell office:value-type="float" office:value="1187972">
                <text:p>1187972</text:p>
              </table:table-cell>
              <table:table-cell office:value-type="float" office:value="177500">
                <text:p>177500</text:p>
              </table:table-cell>
              <table:table-cell office:value-type="float" office:value="1133044">
                <text:p>1133044</text:p>
              </table:table-cell>
              <table:table-cell office:value-type="float" office:value="177500">
                <text:p>177500</text:p>
              </table:table-cell>
              <table:table-cell office:value-type="float" office:value="824059">
                <text:p>82405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78000">
                <text:p>178000</text:p>
              </table:table-cell>
              <table:table-cell office:value-type="float" office:value="1936334">
                <text:p>1936334</text:p>
              </table:table-cell>
              <table:table-cell office:value-type="float" office:value="178000">
                <text:p>178000</text:p>
              </table:table-cell>
              <table:table-cell office:value-type="float" office:value="1148927">
                <text:p>1148927</text:p>
              </table:table-cell>
              <table:table-cell office:value-type="float" office:value="178000">
                <text:p>178000</text:p>
              </table:table-cell>
              <table:table-cell office:value-type="float" office:value="1096473">
                <text:p>1096473</text:p>
              </table:table-cell>
              <table:table-cell office:value-type="float" office:value="178000">
                <text:p>178000</text:p>
              </table:table-cell>
              <table:table-cell office:value-type="float" office:value="795241">
                <text:p>79524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78500">
                <text:p>178500</text:p>
              </table:table-cell>
              <table:table-cell office:value-type="float" office:value="2113373">
                <text:p>2113373</text:p>
              </table:table-cell>
              <table:table-cell office:value-type="float" office:value="178500">
                <text:p>178500</text:p>
              </table:table-cell>
              <table:table-cell office:value-type="float" office:value="1200119">
                <text:p>1200119</text:p>
              </table:table-cell>
              <table:table-cell office:value-type="float" office:value="178500">
                <text:p>178500</text:p>
              </table:table-cell>
              <table:table-cell office:value-type="float" office:value="1128160">
                <text:p>1128160</text:p>
              </table:table-cell>
              <table:table-cell office:value-type="float" office:value="178500">
                <text:p>178500</text:p>
              </table:table-cell>
              <table:table-cell office:value-type="float" office:value="824318">
                <text:p>82431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79000">
                <text:p>179000</text:p>
              </table:table-cell>
              <table:table-cell office:value-type="float" office:value="1964862">
                <text:p>1964862</text:p>
              </table:table-cell>
              <table:table-cell office:value-type="float" office:value="179000">
                <text:p>179000</text:p>
              </table:table-cell>
              <table:table-cell office:value-type="float" office:value="1156675">
                <text:p>1156675</text:p>
              </table:table-cell>
              <table:table-cell office:value-type="float" office:value="179000">
                <text:p>179000</text:p>
              </table:table-cell>
              <table:table-cell office:value-type="float" office:value="1084794">
                <text:p>1084794</text:p>
              </table:table-cell>
              <table:table-cell office:value-type="float" office:value="179000">
                <text:p>179000</text:p>
              </table:table-cell>
              <table:table-cell office:value-type="float" office:value="805939">
                <text:p>80593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79500">
                <text:p>179500</text:p>
              </table:table-cell>
              <table:table-cell office:value-type="float" office:value="1995251">
                <text:p>1995251</text:p>
              </table:table-cell>
              <table:table-cell office:value-type="float" office:value="179500">
                <text:p>179500</text:p>
              </table:table-cell>
              <table:table-cell office:value-type="float" office:value="1195677">
                <text:p>1195677</text:p>
              </table:table-cell>
              <table:table-cell office:value-type="float" office:value="179500">
                <text:p>179500</text:p>
              </table:table-cell>
              <table:table-cell office:value-type="float" office:value="1166303">
                <text:p>1166303</text:p>
              </table:table-cell>
              <table:table-cell office:value-type="float" office:value="179500">
                <text:p>179500</text:p>
              </table:table-cell>
              <table:table-cell office:value-type="float" office:value="835050">
                <text:p>83505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80000">
                <text:p>180000</text:p>
              </table:table-cell>
              <table:table-cell office:value-type="float" office:value="1971386">
                <text:p>1971386</text:p>
              </table:table-cell>
              <table:table-cell office:value-type="float" office:value="180000">
                <text:p>180000</text:p>
              </table:table-cell>
              <table:table-cell office:value-type="float" office:value="1177691">
                <text:p>1177691</text:p>
              </table:table-cell>
              <table:table-cell office:value-type="float" office:value="180000">
                <text:p>180000</text:p>
              </table:table-cell>
              <table:table-cell office:value-type="float" office:value="1100153">
                <text:p>1100153</text:p>
              </table:table-cell>
              <table:table-cell office:value-type="float" office:value="180000">
                <text:p>180000</text:p>
              </table:table-cell>
              <table:table-cell office:value-type="float" office:value="802361">
                <text:p>80236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80500">
                <text:p>180500</text:p>
              </table:table-cell>
              <table:table-cell office:value-type="float" office:value="2026282">
                <text:p>2026282</text:p>
              </table:table-cell>
              <table:table-cell office:value-type="float" office:value="180500">
                <text:p>180500</text:p>
              </table:table-cell>
              <table:table-cell office:value-type="float" office:value="1213175">
                <text:p>1213175</text:p>
              </table:table-cell>
              <table:table-cell office:value-type="float" office:value="180500">
                <text:p>180500</text:p>
              </table:table-cell>
              <table:table-cell office:value-type="float" office:value="1141922">
                <text:p>1141922</text:p>
              </table:table-cell>
              <table:table-cell office:value-type="float" office:value="180500">
                <text:p>180500</text:p>
              </table:table-cell>
              <table:table-cell office:value-type="float" office:value="834700">
                <text:p>83470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81000">
                <text:p>181000</text:p>
              </table:table-cell>
              <table:table-cell office:value-type="float" office:value="2010347">
                <text:p>2010347</text:p>
              </table:table-cell>
              <table:table-cell office:value-type="float" office:value="181000">
                <text:p>181000</text:p>
              </table:table-cell>
              <table:table-cell office:value-type="float" office:value="1184896">
                <text:p>1184896</text:p>
              </table:table-cell>
              <table:table-cell office:value-type="float" office:value="181000">
                <text:p>181000</text:p>
              </table:table-cell>
              <table:table-cell office:value-type="float" office:value="1130190">
                <text:p>1130190</text:p>
              </table:table-cell>
              <table:table-cell office:value-type="float" office:value="181000">
                <text:p>181000</text:p>
              </table:table-cell>
              <table:table-cell office:value-type="float" office:value="834267">
                <text:p>83426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81500">
                <text:p>181500</text:p>
              </table:table-cell>
              <table:table-cell office:value-type="float" office:value="2756939">
                <text:p>2756939</text:p>
              </table:table-cell>
              <table:table-cell office:value-type="float" office:value="181500">
                <text:p>181500</text:p>
              </table:table-cell>
              <table:table-cell office:value-type="float" office:value="1223085">
                <text:p>1223085</text:p>
              </table:table-cell>
              <table:table-cell office:value-type="float" office:value="181500">
                <text:p>181500</text:p>
              </table:table-cell>
              <table:table-cell office:value-type="float" office:value="1135881">
                <text:p>1135881</text:p>
              </table:table-cell>
              <table:table-cell office:value-type="float" office:value="181500">
                <text:p>181500</text:p>
              </table:table-cell>
              <table:table-cell office:value-type="float" office:value="860162">
                <text:p>86016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82000">
                <text:p>182000</text:p>
              </table:table-cell>
              <table:table-cell office:value-type="float" office:value="2085342">
                <text:p>2085342</text:p>
              </table:table-cell>
              <table:table-cell office:value-type="float" office:value="182000">
                <text:p>182000</text:p>
              </table:table-cell>
              <table:table-cell office:value-type="float" office:value="1187337">
                <text:p>1187337</text:p>
              </table:table-cell>
              <table:table-cell office:value-type="float" office:value="182000">
                <text:p>182000</text:p>
              </table:table-cell>
              <table:table-cell office:value-type="float" office:value="1119761">
                <text:p>1119761</text:p>
              </table:table-cell>
              <table:table-cell office:value-type="float" office:value="182000">
                <text:p>182000</text:p>
              </table:table-cell>
              <table:table-cell office:value-type="float" office:value="830307">
                <text:p>83030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82500">
                <text:p>182500</text:p>
              </table:table-cell>
              <table:table-cell office:value-type="float" office:value="2062949">
                <text:p>2062949</text:p>
              </table:table-cell>
              <table:table-cell office:value-type="float" office:value="182500">
                <text:p>182500</text:p>
              </table:table-cell>
              <table:table-cell office:value-type="float" office:value="1233789">
                <text:p>1233789</text:p>
              </table:table-cell>
              <table:table-cell office:value-type="float" office:value="182500">
                <text:p>182500</text:p>
              </table:table-cell>
              <table:table-cell office:value-type="float" office:value="1139068">
                <text:p>1139068</text:p>
              </table:table-cell>
              <table:table-cell office:value-type="float" office:value="182500">
                <text:p>182500</text:p>
              </table:table-cell>
              <table:table-cell office:value-type="float" office:value="862986">
                <text:p>86298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83000">
                <text:p>183000</text:p>
              </table:table-cell>
              <table:table-cell office:value-type="float" office:value="2095202">
                <text:p>2095202</text:p>
              </table:table-cell>
              <table:table-cell office:value-type="float" office:value="183000">
                <text:p>183000</text:p>
              </table:table-cell>
              <table:table-cell office:value-type="float" office:value="1191614">
                <text:p>1191614</text:p>
              </table:table-cell>
              <table:table-cell office:value-type="float" office:value="183000">
                <text:p>183000</text:p>
              </table:table-cell>
              <table:table-cell office:value-type="float" office:value="1118684">
                <text:p>1118684</text:p>
              </table:table-cell>
              <table:table-cell office:value-type="float" office:value="183000">
                <text:p>183000</text:p>
              </table:table-cell>
              <table:table-cell office:value-type="float" office:value="825524">
                <text:p>82552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83500">
                <text:p>183500</text:p>
              </table:table-cell>
              <table:table-cell office:value-type="float" office:value="2115300">
                <text:p>2115300</text:p>
              </table:table-cell>
              <table:table-cell office:value-type="float" office:value="183500">
                <text:p>183500</text:p>
              </table:table-cell>
              <table:table-cell office:value-type="float" office:value="1232215">
                <text:p>1232215</text:p>
              </table:table-cell>
              <table:table-cell office:value-type="float" office:value="183500">
                <text:p>183500</text:p>
              </table:table-cell>
              <table:table-cell office:value-type="float" office:value="1146224">
                <text:p>1146224</text:p>
              </table:table-cell>
              <table:table-cell office:value-type="float" office:value="183500">
                <text:p>183500</text:p>
              </table:table-cell>
              <table:table-cell office:value-type="float" office:value="855956">
                <text:p>85595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84000">
                <text:p>184000</text:p>
              </table:table-cell>
              <table:table-cell office:value-type="float" office:value="2135051">
                <text:p>2135051</text:p>
              </table:table-cell>
              <table:table-cell office:value-type="float" office:value="184000">
                <text:p>184000</text:p>
              </table:table-cell>
              <table:table-cell office:value-type="float" office:value="1198084">
                <text:p>1198084</text:p>
              </table:table-cell>
              <table:table-cell office:value-type="float" office:value="184000">
                <text:p>184000</text:p>
              </table:table-cell>
              <table:table-cell office:value-type="float" office:value="1133079">
                <text:p>1133079</text:p>
              </table:table-cell>
              <table:table-cell office:value-type="float" office:value="184000">
                <text:p>184000</text:p>
              </table:table-cell>
              <table:table-cell office:value-type="float" office:value="819943">
                <text:p>81994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84500">
                <text:p>184500</text:p>
              </table:table-cell>
              <table:table-cell office:value-type="float" office:value="2124033">
                <text:p>2124033</text:p>
              </table:table-cell>
              <table:table-cell office:value-type="float" office:value="184500">
                <text:p>184500</text:p>
              </table:table-cell>
              <table:table-cell office:value-type="float" office:value="1239219">
                <text:p>1239219</text:p>
              </table:table-cell>
              <table:table-cell office:value-type="float" office:value="184500">
                <text:p>184500</text:p>
              </table:table-cell>
              <table:table-cell office:value-type="float" office:value="1152015">
                <text:p>1152015</text:p>
              </table:table-cell>
              <table:table-cell office:value-type="float" office:value="184500">
                <text:p>184500</text:p>
              </table:table-cell>
              <table:table-cell office:value-type="float" office:value="858031">
                <text:p>85803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85000">
                <text:p>185000</text:p>
              </table:table-cell>
              <table:table-cell office:value-type="float" office:value="2107577">
                <text:p>2107577</text:p>
              </table:table-cell>
              <table:table-cell office:value-type="float" office:value="185000">
                <text:p>185000</text:p>
              </table:table-cell>
              <table:table-cell office:value-type="float" office:value="1205605">
                <text:p>1205605</text:p>
              </table:table-cell>
              <table:table-cell office:value-type="float" office:value="185000">
                <text:p>185000</text:p>
              </table:table-cell>
              <table:table-cell office:value-type="float" office:value="1126807">
                <text:p>1126807</text:p>
              </table:table-cell>
              <table:table-cell office:value-type="float" office:value="185000">
                <text:p>185000</text:p>
              </table:table-cell>
              <table:table-cell office:value-type="float" office:value="1297306">
                <text:p>129730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85500">
                <text:p>185500</text:p>
              </table:table-cell>
              <table:table-cell office:value-type="float" office:value="2164003">
                <text:p>2164003</text:p>
              </table:table-cell>
              <table:table-cell office:value-type="float" office:value="185500">
                <text:p>185500</text:p>
              </table:table-cell>
              <table:table-cell office:value-type="float" office:value="1242963">
                <text:p>1242963</text:p>
              </table:table-cell>
              <table:table-cell office:value-type="float" office:value="185500">
                <text:p>185500</text:p>
              </table:table-cell>
              <table:table-cell office:value-type="float" office:value="941870">
                <text:p>941870</text:p>
              </table:table-cell>
              <table:table-cell office:value-type="float" office:value="185500">
                <text:p>185500</text:p>
              </table:table-cell>
              <table:table-cell office:value-type="float" office:value="863528">
                <text:p>86352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86000">
                <text:p>186000</text:p>
              </table:table-cell>
              <table:table-cell office:value-type="float" office:value="2105835">
                <text:p>2105835</text:p>
              </table:table-cell>
              <table:table-cell office:value-type="float" office:value="186000">
                <text:p>186000</text:p>
              </table:table-cell>
              <table:table-cell office:value-type="float" office:value="1226506">
                <text:p>1226506</text:p>
              </table:table-cell>
              <table:table-cell office:value-type="float" office:value="186000">
                <text:p>186000</text:p>
              </table:table-cell>
              <table:table-cell office:value-type="float" office:value="822506">
                <text:p>822506</text:p>
              </table:table-cell>
              <table:table-cell office:value-type="float" office:value="186000">
                <text:p>186000</text:p>
              </table:table-cell>
              <table:table-cell office:value-type="float" office:value="829507">
                <text:p>82950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86500">
                <text:p>186500</text:p>
              </table:table-cell>
              <table:table-cell office:value-type="float" office:value="2258901">
                <text:p>2258901</text:p>
              </table:table-cell>
              <table:table-cell office:value-type="float" office:value="186500">
                <text:p>186500</text:p>
              </table:table-cell>
              <table:table-cell office:value-type="float" office:value="1255322">
                <text:p>1255322</text:p>
              </table:table-cell>
              <table:table-cell office:value-type="float" office:value="186500">
                <text:p>186500</text:p>
              </table:table-cell>
              <table:table-cell office:value-type="float" office:value="851072">
                <text:p>851072</text:p>
              </table:table-cell>
              <table:table-cell office:value-type="float" office:value="186500">
                <text:p>186500</text:p>
              </table:table-cell>
              <table:table-cell office:value-type="float" office:value="1083335">
                <text:p>108333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87000">
                <text:p>187000</text:p>
              </table:table-cell>
              <table:table-cell office:value-type="float" office:value="2292719">
                <text:p>2292719</text:p>
              </table:table-cell>
              <table:table-cell office:value-type="float" office:value="187000">
                <text:p>187000</text:p>
              </table:table-cell>
              <table:table-cell office:value-type="float" office:value="1224420">
                <text:p>1224420</text:p>
              </table:table-cell>
              <table:table-cell office:value-type="float" office:value="187000">
                <text:p>187000</text:p>
              </table:table-cell>
              <table:table-cell office:value-type="float" office:value="818469">
                <text:p>818469</text:p>
              </table:table-cell>
              <table:table-cell office:value-type="float" office:value="187000">
                <text:p>187000</text:p>
              </table:table-cell>
              <table:table-cell office:value-type="float" office:value="838568">
                <text:p>83856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87500">
                <text:p>187500</text:p>
              </table:table-cell>
              <table:table-cell office:value-type="float" office:value="2241978">
                <text:p>2241978</text:p>
              </table:table-cell>
              <table:table-cell office:value-type="float" office:value="187500">
                <text:p>187500</text:p>
              </table:table-cell>
              <table:table-cell office:value-type="float" office:value="1255008">
                <text:p>1255008</text:p>
              </table:table-cell>
              <table:table-cell office:value-type="float" office:value="187500">
                <text:p>187500</text:p>
              </table:table-cell>
              <table:table-cell office:value-type="float" office:value="856430">
                <text:p>856430</text:p>
              </table:table-cell>
              <table:table-cell office:value-type="float" office:value="187500">
                <text:p>187500</text:p>
              </table:table-cell>
              <table:table-cell office:value-type="float" office:value="874427">
                <text:p>87442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88000">
                <text:p>188000</text:p>
              </table:table-cell>
              <table:table-cell office:value-type="float" office:value="2110009">
                <text:p>2110009</text:p>
              </table:table-cell>
              <table:table-cell office:value-type="float" office:value="188000">
                <text:p>188000</text:p>
              </table:table-cell>
              <table:table-cell office:value-type="float" office:value="1238974">
                <text:p>1238974</text:p>
              </table:table-cell>
              <table:table-cell office:value-type="float" office:value="188000">
                <text:p>188000</text:p>
              </table:table-cell>
              <table:table-cell office:value-type="float" office:value="814897">
                <text:p>814897</text:p>
              </table:table-cell>
              <table:table-cell office:value-type="float" office:value="188000">
                <text:p>188000</text:p>
              </table:table-cell>
              <table:table-cell office:value-type="float" office:value="842495">
                <text:p>84249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88500">
                <text:p>188500</text:p>
              </table:table-cell>
              <table:table-cell office:value-type="float" office:value="2096413">
                <text:p>2096413</text:p>
              </table:table-cell>
              <table:table-cell office:value-type="float" office:value="188500">
                <text:p>188500</text:p>
              </table:table-cell>
              <table:table-cell office:value-type="float" office:value="1270658">
                <text:p>1270658</text:p>
              </table:table-cell>
              <table:table-cell office:value-type="float" office:value="188500">
                <text:p>188500</text:p>
              </table:table-cell>
              <table:table-cell office:value-type="float" office:value="867305">
                <text:p>867305</text:p>
              </table:table-cell>
              <table:table-cell office:value-type="float" office:value="188500">
                <text:p>188500</text:p>
              </table:table-cell>
              <table:table-cell office:value-type="float" office:value="871391">
                <text:p>87139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89000">
                <text:p>189000</text:p>
              </table:table-cell>
              <table:table-cell office:value-type="float" office:value="2097131">
                <text:p>2097131</text:p>
              </table:table-cell>
              <table:table-cell office:value-type="float" office:value="189000">
                <text:p>189000</text:p>
              </table:table-cell>
              <table:table-cell office:value-type="float" office:value="1240697">
                <text:p>1240697</text:p>
              </table:table-cell>
              <table:table-cell office:value-type="float" office:value="189000">
                <text:p>189000</text:p>
              </table:table-cell>
              <table:table-cell office:value-type="float" office:value="850377">
                <text:p>850377</text:p>
              </table:table-cell>
              <table:table-cell office:value-type="float" office:value="189000">
                <text:p>189000</text:p>
              </table:table-cell>
              <table:table-cell office:value-type="float" office:value="859021">
                <text:p>85902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89500">
                <text:p>189500</text:p>
              </table:table-cell>
              <table:table-cell office:value-type="float" office:value="2214214">
                <text:p>2214214</text:p>
              </table:table-cell>
              <table:table-cell office:value-type="float" office:value="189500">
                <text:p>189500</text:p>
              </table:table-cell>
              <table:table-cell office:value-type="float" office:value="1278694">
                <text:p>1278694</text:p>
              </table:table-cell>
              <table:table-cell office:value-type="float" office:value="189500">
                <text:p>189500</text:p>
              </table:table-cell>
              <table:table-cell office:value-type="float" office:value="887816">
                <text:p>887816</text:p>
              </table:table-cell>
              <table:table-cell office:value-type="float" office:value="189500">
                <text:p>189500</text:p>
              </table:table-cell>
              <table:table-cell office:value-type="float" office:value="895896">
                <text:p>89589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90000">
                <text:p>190000</text:p>
              </table:table-cell>
              <table:table-cell office:value-type="float" office:value="2108360">
                <text:p>2108360</text:p>
              </table:table-cell>
              <table:table-cell office:value-type="float" office:value="190000">
                <text:p>190000</text:p>
              </table:table-cell>
              <table:table-cell office:value-type="float" office:value="1253232">
                <text:p>1253232</text:p>
              </table:table-cell>
              <table:table-cell office:value-type="float" office:value="190000">
                <text:p>190000</text:p>
              </table:table-cell>
              <table:table-cell office:value-type="float" office:value="841959">
                <text:p>841959</text:p>
              </table:table-cell>
              <table:table-cell office:value-type="float" office:value="190000">
                <text:p>190000</text:p>
              </table:table-cell>
              <table:table-cell office:value-type="float" office:value="850561">
                <text:p>85056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90500">
                <text:p>190500</text:p>
              </table:table-cell>
              <table:table-cell office:value-type="float" office:value="2096699">
                <text:p>2096699</text:p>
              </table:table-cell>
              <table:table-cell office:value-type="float" office:value="190500">
                <text:p>190500</text:p>
              </table:table-cell>
              <table:table-cell office:value-type="float" office:value="1286436">
                <text:p>1286436</text:p>
              </table:table-cell>
              <table:table-cell office:value-type="float" office:value="190500">
                <text:p>190500</text:p>
              </table:table-cell>
              <table:table-cell office:value-type="float" office:value="864979">
                <text:p>864979</text:p>
              </table:table-cell>
              <table:table-cell office:value-type="float" office:value="190500">
                <text:p>190500</text:p>
              </table:table-cell>
              <table:table-cell office:value-type="float" office:value="886083">
                <text:p>88608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91000">
                <text:p>191000</text:p>
              </table:table-cell>
              <table:table-cell office:value-type="float" office:value="2060086">
                <text:p>2060086</text:p>
              </table:table-cell>
              <table:table-cell office:value-type="float" office:value="191000">
                <text:p>191000</text:p>
              </table:table-cell>
              <table:table-cell office:value-type="float" office:value="1252003">
                <text:p>1252003</text:p>
              </table:table-cell>
              <table:table-cell office:value-type="float" office:value="191000">
                <text:p>191000</text:p>
              </table:table-cell>
              <table:table-cell office:value-type="float" office:value="842542">
                <text:p>842542</text:p>
              </table:table-cell>
              <table:table-cell office:value-type="float" office:value="191000">
                <text:p>191000</text:p>
              </table:table-cell>
              <table:table-cell office:value-type="float" office:value="853835">
                <text:p>85383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91500">
                <text:p>191500</text:p>
              </table:table-cell>
              <table:table-cell office:value-type="float" office:value="2107804">
                <text:p>2107804</text:p>
              </table:table-cell>
              <table:table-cell office:value-type="float" office:value="191500">
                <text:p>191500</text:p>
              </table:table-cell>
              <table:table-cell office:value-type="float" office:value="1287933">
                <text:p>1287933</text:p>
              </table:table-cell>
              <table:table-cell office:value-type="float" office:value="191500">
                <text:p>191500</text:p>
              </table:table-cell>
              <table:table-cell office:value-type="float" office:value="898998">
                <text:p>898998</text:p>
              </table:table-cell>
              <table:table-cell office:value-type="float" office:value="191500">
                <text:p>191500</text:p>
              </table:table-cell>
              <table:table-cell office:value-type="float" office:value="948806">
                <text:p>94880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92000">
                <text:p>192000</text:p>
              </table:table-cell>
              <table:table-cell office:value-type="float" office:value="2072135">
                <text:p>2072135</text:p>
              </table:table-cell>
              <table:table-cell office:value-type="float" office:value="192000">
                <text:p>192000</text:p>
              </table:table-cell>
              <table:table-cell office:value-type="float" office:value="1257845">
                <text:p>1257845</text:p>
              </table:table-cell>
              <table:table-cell office:value-type="float" office:value="192000">
                <text:p>192000</text:p>
              </table:table-cell>
              <table:table-cell office:value-type="float" office:value="843202">
                <text:p>843202</text:p>
              </table:table-cell>
              <table:table-cell office:value-type="float" office:value="192000">
                <text:p>192000</text:p>
              </table:table-cell>
              <table:table-cell office:value-type="float" office:value="862267">
                <text:p>86226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92500">
                <text:p>192500</text:p>
              </table:table-cell>
              <table:table-cell office:value-type="float" office:value="2080489">
                <text:p>2080489</text:p>
              </table:table-cell>
              <table:table-cell office:value-type="float" office:value="192500">
                <text:p>192500</text:p>
              </table:table-cell>
              <table:table-cell office:value-type="float" office:value="1263451">
                <text:p>1263451</text:p>
              </table:table-cell>
              <table:table-cell office:value-type="float" office:value="192500">
                <text:p>192500</text:p>
              </table:table-cell>
              <table:table-cell office:value-type="float" office:value="847815">
                <text:p>847815</text:p>
              </table:table-cell>
              <table:table-cell office:value-type="float" office:value="192500">
                <text:p>192500</text:p>
              </table:table-cell>
              <table:table-cell office:value-type="float" office:value="863176">
                <text:p>86317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93000">
                <text:p>193000</text:p>
              </table:table-cell>
              <table:table-cell office:value-type="float" office:value="2175053">
                <text:p>2175053</text:p>
              </table:table-cell>
              <table:table-cell office:value-type="float" office:value="193000">
                <text:p>193000</text:p>
              </table:table-cell>
              <table:table-cell office:value-type="float" office:value="1326930">
                <text:p>1326930</text:p>
              </table:table-cell>
              <table:table-cell office:value-type="float" office:value="193000">
                <text:p>193000</text:p>
              </table:table-cell>
              <table:table-cell office:value-type="float" office:value="874565">
                <text:p>874565</text:p>
              </table:table-cell>
              <table:table-cell office:value-type="float" office:value="193000">
                <text:p>193000</text:p>
              </table:table-cell>
              <table:table-cell office:value-type="float" office:value="909712">
                <text:p>90971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93500">
                <text:p>193500</text:p>
              </table:table-cell>
              <table:table-cell office:value-type="float" office:value="2104665">
                <text:p>2104665</text:p>
              </table:table-cell>
              <table:table-cell office:value-type="float" office:value="193500">
                <text:p>193500</text:p>
              </table:table-cell>
              <table:table-cell office:value-type="float" office:value="1269862">
                <text:p>1269862</text:p>
              </table:table-cell>
              <table:table-cell office:value-type="float" office:value="193500">
                <text:p>193500</text:p>
              </table:table-cell>
              <table:table-cell office:value-type="float" office:value="844426">
                <text:p>844426</text:p>
              </table:table-cell>
              <table:table-cell office:value-type="float" office:value="193500">
                <text:p>193500</text:p>
              </table:table-cell>
              <table:table-cell office:value-type="float" office:value="862592">
                <text:p>86259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94000">
                <text:p>194000</text:p>
              </table:table-cell>
              <table:table-cell office:value-type="float" office:value="2121469">
                <text:p>2121469</text:p>
              </table:table-cell>
              <table:table-cell office:value-type="float" office:value="194000">
                <text:p>194000</text:p>
              </table:table-cell>
              <table:table-cell office:value-type="float" office:value="1432292">
                <text:p>1432292</text:p>
              </table:table-cell>
              <table:table-cell office:value-type="float" office:value="194000">
                <text:p>194000</text:p>
              </table:table-cell>
              <table:table-cell office:value-type="float" office:value="879711">
                <text:p>879711</text:p>
              </table:table-cell>
              <table:table-cell office:value-type="float" office:value="194000">
                <text:p>194000</text:p>
              </table:table-cell>
              <table:table-cell office:value-type="float" office:value="926962">
                <text:p>92696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94500">
                <text:p>194500</text:p>
              </table:table-cell>
              <table:table-cell office:value-type="float" office:value="2103270">
                <text:p>2103270</text:p>
              </table:table-cell>
              <table:table-cell office:value-type="float" office:value="194500">
                <text:p>194500</text:p>
              </table:table-cell>
              <table:table-cell office:value-type="float" office:value="1329363">
                <text:p>1329363</text:p>
              </table:table-cell>
              <table:table-cell office:value-type="float" office:value="194500">
                <text:p>194500</text:p>
              </table:table-cell>
              <table:table-cell office:value-type="float" office:value="1165157">
                <text:p>1165157</text:p>
              </table:table-cell>
              <table:table-cell office:value-type="float" office:value="194500">
                <text:p>194500</text:p>
              </table:table-cell>
              <table:table-cell office:value-type="float" office:value="869406">
                <text:p>86940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95000">
                <text:p>195000</text:p>
              </table:table-cell>
              <table:table-cell office:value-type="float" office:value="2307292">
                <text:p>2307292</text:p>
              </table:table-cell>
              <table:table-cell office:value-type="float" office:value="195000">
                <text:p>195000</text:p>
              </table:table-cell>
              <table:table-cell office:value-type="float" office:value="1339091">
                <text:p>1339091</text:p>
              </table:table-cell>
              <table:table-cell office:value-type="float" office:value="195000">
                <text:p>195000</text:p>
              </table:table-cell>
              <table:table-cell office:value-type="float" office:value="965103">
                <text:p>965103</text:p>
              </table:table-cell>
              <table:table-cell office:value-type="float" office:value="195000">
                <text:p>195000</text:p>
              </table:table-cell>
              <table:table-cell office:value-type="float" office:value="984756">
                <text:p>98475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95500">
                <text:p>195500</text:p>
              </table:table-cell>
              <table:table-cell office:value-type="float" office:value="2523567">
                <text:p>2523567</text:p>
              </table:table-cell>
              <table:table-cell office:value-type="float" office:value="195500">
                <text:p>195500</text:p>
              </table:table-cell>
              <table:table-cell office:value-type="float" office:value="1283561">
                <text:p>1283561</text:p>
              </table:table-cell>
              <table:table-cell office:value-type="float" office:value="195500">
                <text:p>195500</text:p>
              </table:table-cell>
              <table:table-cell office:value-type="float" office:value="879172">
                <text:p>879172</text:p>
              </table:table-cell>
              <table:table-cell office:value-type="float" office:value="195500">
                <text:p>195500</text:p>
              </table:table-cell>
              <table:table-cell office:value-type="float" office:value="1476144">
                <text:p>147614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96000">
                <text:p>196000</text:p>
              </table:table-cell>
              <table:table-cell office:value-type="float" office:value="2213164">
                <text:p>2213164</text:p>
              </table:table-cell>
              <table:table-cell office:value-type="float" office:value="196000">
                <text:p>196000</text:p>
              </table:table-cell>
              <table:table-cell office:value-type="float" office:value="1319518">
                <text:p>1319518</text:p>
              </table:table-cell>
              <table:table-cell office:value-type="float" office:value="196000">
                <text:p>196000</text:p>
              </table:table-cell>
              <table:table-cell office:value-type="float" office:value="890165">
                <text:p>890165</text:p>
              </table:table-cell>
              <table:table-cell office:value-type="float" office:value="196000">
                <text:p>196000</text:p>
              </table:table-cell>
              <table:table-cell office:value-type="float" office:value="918842">
                <text:p>91884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96500">
                <text:p>196500</text:p>
              </table:table-cell>
              <table:table-cell office:value-type="float" office:value="2203942">
                <text:p>2203942</text:p>
              </table:table-cell>
              <table:table-cell office:value-type="float" office:value="196500">
                <text:p>196500</text:p>
              </table:table-cell>
              <table:table-cell office:value-type="float" office:value="1298795">
                <text:p>1298795</text:p>
              </table:table-cell>
              <table:table-cell office:value-type="float" office:value="196500">
                <text:p>196500</text:p>
              </table:table-cell>
              <table:table-cell office:value-type="float" office:value="866344">
                <text:p>866344</text:p>
              </table:table-cell>
              <table:table-cell office:value-type="float" office:value="196500">
                <text:p>196500</text:p>
              </table:table-cell>
              <table:table-cell office:value-type="float" office:value="933259">
                <text:p>93325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97000">
                <text:p>197000</text:p>
              </table:table-cell>
              <table:table-cell office:value-type="float" office:value="2280342">
                <text:p>2280342</text:p>
              </table:table-cell>
              <table:table-cell office:value-type="float" office:value="197000">
                <text:p>197000</text:p>
              </table:table-cell>
              <table:table-cell office:value-type="float" office:value="1329655">
                <text:p>1329655</text:p>
              </table:table-cell>
              <table:table-cell office:value-type="float" office:value="197000">
                <text:p>197000</text:p>
              </table:table-cell>
              <table:table-cell office:value-type="float" office:value="1354438">
                <text:p>1354438</text:p>
              </table:table-cell>
              <table:table-cell office:value-type="float" office:value="197000">
                <text:p>197000</text:p>
              </table:table-cell>
              <table:table-cell office:value-type="float" office:value="1997486">
                <text:p>199748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97500">
                <text:p>197500</text:p>
              </table:table-cell>
              <table:table-cell office:value-type="float" office:value="2183712">
                <text:p>2183712</text:p>
              </table:table-cell>
              <table:table-cell office:value-type="float" office:value="197500">
                <text:p>197500</text:p>
              </table:table-cell>
              <table:table-cell office:value-type="float" office:value="1303655">
                <text:p>1303655</text:p>
              </table:table-cell>
              <table:table-cell office:value-type="float" office:value="197500">
                <text:p>197500</text:p>
              </table:table-cell>
              <table:table-cell office:value-type="float" office:value="1294874">
                <text:p>1294874</text:p>
              </table:table-cell>
              <table:table-cell office:value-type="float" office:value="197500">
                <text:p>197500</text:p>
              </table:table-cell>
              <table:table-cell office:value-type="float" office:value="889415">
                <text:p>88941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98000">
                <text:p>198000</text:p>
              </table:table-cell>
              <table:table-cell office:value-type="float" office:value="2293541">
                <text:p>2293541</text:p>
              </table:table-cell>
              <table:table-cell office:value-type="float" office:value="198000">
                <text:p>198000</text:p>
              </table:table-cell>
              <table:table-cell office:value-type="float" office:value="1344282">
                <text:p>1344282</text:p>
              </table:table-cell>
              <table:table-cell office:value-type="float" office:value="198000">
                <text:p>198000</text:p>
              </table:table-cell>
              <table:table-cell office:value-type="float" office:value="1323835">
                <text:p>1323835</text:p>
              </table:table-cell>
              <table:table-cell office:value-type="float" office:value="198000">
                <text:p>198000</text:p>
              </table:table-cell>
              <table:table-cell office:value-type="float" office:value="926225">
                <text:p>92622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98500">
                <text:p>198500</text:p>
              </table:table-cell>
              <table:table-cell office:value-type="float" office:value="2177154">
                <text:p>2177154</text:p>
              </table:table-cell>
              <table:table-cell office:value-type="float" office:value="198500">
                <text:p>198500</text:p>
              </table:table-cell>
              <table:table-cell office:value-type="float" office:value="1324263">
                <text:p>1324263</text:p>
              </table:table-cell>
              <table:table-cell office:value-type="float" office:value="198500">
                <text:p>198500</text:p>
              </table:table-cell>
              <table:table-cell office:value-type="float" office:value="1309488">
                <text:p>1309488</text:p>
              </table:table-cell>
              <table:table-cell office:value-type="float" office:value="198500">
                <text:p>198500</text:p>
              </table:table-cell>
              <table:table-cell office:value-type="float" office:value="894897">
                <text:p>89489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99000">
                <text:p>199000</text:p>
              </table:table-cell>
              <table:table-cell office:value-type="float" office:value="2249772">
                <text:p>2249772</text:p>
              </table:table-cell>
              <table:table-cell office:value-type="float" office:value="199000">
                <text:p>199000</text:p>
              </table:table-cell>
              <table:table-cell office:value-type="float" office:value="1357251">
                <text:p>1357251</text:p>
              </table:table-cell>
              <table:table-cell office:value-type="float" office:value="199000">
                <text:p>199000</text:p>
              </table:table-cell>
              <table:table-cell office:value-type="float" office:value="1352441">
                <text:p>1352441</text:p>
              </table:table-cell>
              <table:table-cell office:value-type="float" office:value="199000">
                <text:p>199000</text:p>
              </table:table-cell>
              <table:table-cell office:value-type="float" office:value="949590">
                <text:p>94959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99500">
                <text:p>199500</text:p>
              </table:table-cell>
              <table:table-cell office:value-type="float" office:value="2192087">
                <text:p>2192087</text:p>
              </table:table-cell>
              <table:table-cell office:value-type="float" office:value="199500">
                <text:p>199500</text:p>
              </table:table-cell>
              <table:table-cell office:value-type="float" office:value="1309060">
                <text:p>1309060</text:p>
              </table:table-cell>
              <table:table-cell office:value-type="float" office:value="199500">
                <text:p>199500</text:p>
              </table:table-cell>
              <table:table-cell office:value-type="float" office:value="1361615">
                <text:p>1361615</text:p>
              </table:table-cell>
              <table:table-cell office:value-type="float" office:value="199500">
                <text:p>199500</text:p>
              </table:table-cell>
              <table:table-cell office:value-type="float" office:value="968843">
                <text:p>96884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00000">
                <text:p>200000</text:p>
              </table:table-cell>
              <table:table-cell office:value-type="float" office:value="2238443">
                <text:p>2238443</text:p>
              </table:table-cell>
              <table:table-cell office:value-type="float" office:value="200000">
                <text:p>200000</text:p>
              </table:table-cell>
              <table:table-cell office:value-type="float" office:value="1347170">
                <text:p>1347170</text:p>
              </table:table-cell>
              <table:table-cell office:value-type="float" office:value="200000">
                <text:p>200000</text:p>
              </table:table-cell>
              <table:table-cell office:value-type="float" office:value="1353623">
                <text:p>1353623</text:p>
              </table:table-cell>
              <table:table-cell office:value-type="float" office:value="200000">
                <text:p>200000</text:p>
              </table:table-cell>
              <table:table-cell office:value-type="float" office:value="941803">
                <text:p>94180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00500">
                <text:p>200500</text:p>
              </table:table-cell>
              <table:table-cell office:value-type="float" office:value="2249572">
                <text:p>2249572</text:p>
              </table:table-cell>
              <table:table-cell office:value-type="float" office:value="200500">
                <text:p>200500</text:p>
              </table:table-cell>
              <table:table-cell office:value-type="float" office:value="1384416">
                <text:p>1384416</text:p>
              </table:table-cell>
              <table:table-cell office:value-type="float" office:value="200500">
                <text:p>200500</text:p>
              </table:table-cell>
              <table:table-cell office:value-type="float" office:value="1315946">
                <text:p>1315946</text:p>
              </table:table-cell>
              <table:table-cell office:value-type="float" office:value="200500">
                <text:p>200500</text:p>
              </table:table-cell>
              <table:table-cell office:value-type="float" office:value="905346">
                <text:p>90534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01000">
                <text:p>201000</text:p>
              </table:table-cell>
              <table:table-cell office:value-type="float" office:value="2292699">
                <text:p>2292699</text:p>
              </table:table-cell>
              <table:table-cell office:value-type="float" office:value="201000">
                <text:p>201000</text:p>
              </table:table-cell>
              <table:table-cell office:value-type="float" office:value="1350148">
                <text:p>1350148</text:p>
              </table:table-cell>
              <table:table-cell office:value-type="float" office:value="201000">
                <text:p>201000</text:p>
              </table:table-cell>
              <table:table-cell office:value-type="float" office:value="1356499">
                <text:p>1356499</text:p>
              </table:table-cell>
              <table:table-cell office:value-type="float" office:value="201000">
                <text:p>201000</text:p>
              </table:table-cell>
              <table:table-cell office:value-type="float" office:value="970727">
                <text:p>970727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01500">
                <text:p>201500</text:p>
              </table:table-cell>
              <table:table-cell office:value-type="float" office:value="2236649">
                <text:p>2236649</text:p>
              </table:table-cell>
              <table:table-cell office:value-type="float" office:value="201500">
                <text:p>201500</text:p>
              </table:table-cell>
              <table:table-cell office:value-type="float" office:value="1337114">
                <text:p>1337114</text:p>
              </table:table-cell>
              <table:table-cell office:value-type="float" office:value="201500">
                <text:p>201500</text:p>
              </table:table-cell>
              <table:table-cell office:value-type="float" office:value="1326387">
                <text:p>1326387</text:p>
              </table:table-cell>
              <table:table-cell office:value-type="float" office:value="201500">
                <text:p>201500</text:p>
              </table:table-cell>
              <table:table-cell office:value-type="float" office:value="973504">
                <text:p>97350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02000">
                <text:p>202000</text:p>
              </table:table-cell>
              <table:table-cell office:value-type="float" office:value="2269860">
                <text:p>2269860</text:p>
              </table:table-cell>
              <table:table-cell office:value-type="float" office:value="202000">
                <text:p>202000</text:p>
              </table:table-cell>
              <table:table-cell office:value-type="float" office:value="1372829">
                <text:p>1372829</text:p>
              </table:table-cell>
              <table:table-cell office:value-type="float" office:value="202000">
                <text:p>202000</text:p>
              </table:table-cell>
              <table:table-cell office:value-type="float" office:value="1366602">
                <text:p>1366602</text:p>
              </table:table-cell>
              <table:table-cell office:value-type="float" office:value="202000">
                <text:p>202000</text:p>
              </table:table-cell>
              <table:table-cell office:value-type="float" office:value="976631">
                <text:p>97663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02500">
                <text:p>202500</text:p>
              </table:table-cell>
              <table:table-cell office:value-type="float" office:value="2276437">
                <text:p>2276437</text:p>
              </table:table-cell>
              <table:table-cell office:value-type="float" office:value="202500">
                <text:p>202500</text:p>
              </table:table-cell>
              <table:table-cell office:value-type="float" office:value="1327058">
                <text:p>1327058</text:p>
              </table:table-cell>
              <table:table-cell office:value-type="float" office:value="202500">
                <text:p>202500</text:p>
              </table:table-cell>
              <table:table-cell office:value-type="float" office:value="1335067">
                <text:p>1335067</text:p>
              </table:table-cell>
              <table:table-cell office:value-type="float" office:value="202500">
                <text:p>202500</text:p>
              </table:table-cell>
              <table:table-cell office:value-type="float" office:value="2420217">
                <text:p>2420217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03000">
                <text:p>203000</text:p>
              </table:table-cell>
              <table:table-cell office:value-type="float" office:value="2287852">
                <text:p>2287852</text:p>
              </table:table-cell>
              <table:table-cell office:value-type="float" office:value="203000">
                <text:p>203000</text:p>
              </table:table-cell>
              <table:table-cell office:value-type="float" office:value="1384372">
                <text:p>1384372</text:p>
              </table:table-cell>
              <table:table-cell office:value-type="float" office:value="203000">
                <text:p>203000</text:p>
              </table:table-cell>
              <table:table-cell office:value-type="float" office:value="1370967">
                <text:p>1370967</text:p>
              </table:table-cell>
              <table:table-cell office:value-type="float" office:value="203000">
                <text:p>203000</text:p>
              </table:table-cell>
              <table:table-cell office:value-type="float" office:value="991626">
                <text:p>991626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03500">
                <text:p>203500</text:p>
              </table:table-cell>
              <table:table-cell office:value-type="float" office:value="2273008">
                <text:p>2273008</text:p>
              </table:table-cell>
              <table:table-cell office:value-type="float" office:value="203500">
                <text:p>203500</text:p>
              </table:table-cell>
              <table:table-cell office:value-type="float" office:value="1334060">
                <text:p>1334060</text:p>
              </table:table-cell>
              <table:table-cell office:value-type="float" office:value="203500">
                <text:p>203500</text:p>
              </table:table-cell>
              <table:table-cell office:value-type="float" office:value="1333098">
                <text:p>1333098</text:p>
              </table:table-cell>
              <table:table-cell office:value-type="float" office:value="203500">
                <text:p>203500</text:p>
              </table:table-cell>
              <table:table-cell office:value-type="float" office:value="922259">
                <text:p>92225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04000">
                <text:p>204000</text:p>
              </table:table-cell>
              <table:table-cell office:value-type="float" office:value="2308844">
                <text:p>2308844</text:p>
              </table:table-cell>
              <table:table-cell office:value-type="float" office:value="204000">
                <text:p>204000</text:p>
              </table:table-cell>
              <table:table-cell office:value-type="float" office:value="1375014">
                <text:p>1375014</text:p>
              </table:table-cell>
              <table:table-cell office:value-type="float" office:value="204000">
                <text:p>204000</text:p>
              </table:table-cell>
              <table:table-cell office:value-type="float" office:value="1386168">
                <text:p>1386168</text:p>
              </table:table-cell>
              <table:table-cell office:value-type="float" office:value="204000">
                <text:p>204000</text:p>
              </table:table-cell>
              <table:table-cell office:value-type="float" office:value="1056131">
                <text:p>105613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04500">
                <text:p>204500</text:p>
              </table:table-cell>
              <table:table-cell office:value-type="float" office:value="2361340">
                <text:p>2361340</text:p>
              </table:table-cell>
              <table:table-cell office:value-type="float" office:value="204500">
                <text:p>204500</text:p>
              </table:table-cell>
              <table:table-cell office:value-type="float" office:value="1338176">
                <text:p>1338176</text:p>
              </table:table-cell>
              <table:table-cell office:value-type="float" office:value="204500">
                <text:p>204500</text:p>
              </table:table-cell>
              <table:table-cell office:value-type="float" office:value="1351351">
                <text:p>1351351</text:p>
              </table:table-cell>
              <table:table-cell office:value-type="float" office:value="204500">
                <text:p>204500</text:p>
              </table:table-cell>
              <table:table-cell office:value-type="float" office:value="947124">
                <text:p>94712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05000">
                <text:p>205000</text:p>
              </table:table-cell>
              <table:table-cell office:value-type="float" office:value="2271437">
                <text:p>2271437</text:p>
              </table:table-cell>
              <table:table-cell office:value-type="float" office:value="205000">
                <text:p>205000</text:p>
              </table:table-cell>
              <table:table-cell office:value-type="float" office:value="1371804">
                <text:p>1371804</text:p>
              </table:table-cell>
              <table:table-cell office:value-type="float" office:value="205000">
                <text:p>205000</text:p>
              </table:table-cell>
              <table:table-cell office:value-type="float" office:value="1404510">
                <text:p>1404510</text:p>
              </table:table-cell>
              <table:table-cell office:value-type="float" office:value="205000">
                <text:p>205000</text:p>
              </table:table-cell>
              <table:table-cell office:value-type="float" office:value="972617">
                <text:p>97261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05500">
                <text:p>205500</text:p>
              </table:table-cell>
              <table:table-cell office:value-type="float" office:value="2242480">
                <text:p>2242480</text:p>
              </table:table-cell>
              <table:table-cell office:value-type="float" office:value="205500">
                <text:p>205500</text:p>
              </table:table-cell>
              <table:table-cell office:value-type="float" office:value="1342922">
                <text:p>1342922</text:p>
              </table:table-cell>
              <table:table-cell office:value-type="float" office:value="205500">
                <text:p>205500</text:p>
              </table:table-cell>
              <table:table-cell office:value-type="float" office:value="1349758">
                <text:p>1349758</text:p>
              </table:table-cell>
              <table:table-cell office:value-type="float" office:value="205500">
                <text:p>205500</text:p>
              </table:table-cell>
              <table:table-cell office:value-type="float" office:value="958520">
                <text:p>95852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06000">
                <text:p>206000</text:p>
              </table:table-cell>
              <table:table-cell office:value-type="float" office:value="2263575">
                <text:p>2263575</text:p>
              </table:table-cell>
              <table:table-cell office:value-type="float" office:value="206000">
                <text:p>206000</text:p>
              </table:table-cell>
              <table:table-cell office:value-type="float" office:value="1388315">
                <text:p>1388315</text:p>
              </table:table-cell>
              <table:table-cell office:value-type="float" office:value="206000">
                <text:p>206000</text:p>
              </table:table-cell>
              <table:table-cell office:value-type="float" office:value="1391443">
                <text:p>1391443</text:p>
              </table:table-cell>
              <table:table-cell office:value-type="float" office:value="206000">
                <text:p>206000</text:p>
              </table:table-cell>
              <table:table-cell office:value-type="float" office:value="1029821">
                <text:p>102982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06500">
                <text:p>206500</text:p>
              </table:table-cell>
              <table:table-cell office:value-type="float" office:value="2348349">
                <text:p>2348349</text:p>
              </table:table-cell>
              <table:table-cell office:value-type="float" office:value="206500">
                <text:p>206500</text:p>
              </table:table-cell>
              <table:table-cell office:value-type="float" office:value="1342493">
                <text:p>1342493</text:p>
              </table:table-cell>
              <table:table-cell office:value-type="float" office:value="206500">
                <text:p>206500</text:p>
              </table:table-cell>
              <table:table-cell office:value-type="float" office:value="1361628">
                <text:p>1361628</text:p>
              </table:table-cell>
              <table:table-cell office:value-type="float" office:value="206500">
                <text:p>206500</text:p>
              </table:table-cell>
              <table:table-cell office:value-type="float" office:value="973960">
                <text:p>97396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07000">
                <text:p>207000</text:p>
              </table:table-cell>
              <table:table-cell office:value-type="float" office:value="2317570">
                <text:p>2317570</text:p>
              </table:table-cell>
              <table:table-cell office:value-type="float" office:value="207000">
                <text:p>207000</text:p>
              </table:table-cell>
              <table:table-cell office:value-type="float" office:value="1379468">
                <text:p>1379468</text:p>
              </table:table-cell>
              <table:table-cell office:value-type="float" office:value="207000">
                <text:p>207000</text:p>
              </table:table-cell>
              <table:table-cell office:value-type="float" office:value="1411619">
                <text:p>1411619</text:p>
              </table:table-cell>
              <table:table-cell office:value-type="float" office:value="207000">
                <text:p>207000</text:p>
              </table:table-cell>
              <table:table-cell office:value-type="float" office:value="1103732">
                <text:p>110373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07500">
                <text:p>207500</text:p>
              </table:table-cell>
              <table:table-cell office:value-type="float" office:value="2424882">
                <text:p>2424882</text:p>
              </table:table-cell>
              <table:table-cell office:value-type="float" office:value="207500">
                <text:p>207500</text:p>
              </table:table-cell>
              <table:table-cell office:value-type="float" office:value="1371799">
                <text:p>1371799</text:p>
              </table:table-cell>
              <table:table-cell office:value-type="float" office:value="207500">
                <text:p>207500</text:p>
              </table:table-cell>
              <table:table-cell office:value-type="float" office:value="1360591">
                <text:p>1360591</text:p>
              </table:table-cell>
              <table:table-cell office:value-type="float" office:value="207500">
                <text:p>207500</text:p>
              </table:table-cell>
              <table:table-cell office:value-type="float" office:value="934898">
                <text:p>93489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08000">
                <text:p>208000</text:p>
              </table:table-cell>
              <table:table-cell office:value-type="float" office:value="2362229">
                <text:p>2362229</text:p>
              </table:table-cell>
              <table:table-cell office:value-type="float" office:value="208000">
                <text:p>208000</text:p>
              </table:table-cell>
              <table:table-cell office:value-type="float" office:value="1455404">
                <text:p>1455404</text:p>
              </table:table-cell>
              <table:table-cell office:value-type="float" office:value="208000">
                <text:p>208000</text:p>
              </table:table-cell>
              <table:table-cell office:value-type="float" office:value="1449705">
                <text:p>1449705</text:p>
              </table:table-cell>
              <table:table-cell office:value-type="float" office:value="208000">
                <text:p>208000</text:p>
              </table:table-cell>
              <table:table-cell office:value-type="float" office:value="992572">
                <text:p>99257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08500">
                <text:p>208500</text:p>
              </table:table-cell>
              <table:table-cell office:value-type="float" office:value="2381826">
                <text:p>2381826</text:p>
              </table:table-cell>
              <table:table-cell office:value-type="float" office:value="208500">
                <text:p>208500</text:p>
              </table:table-cell>
              <table:table-cell office:value-type="float" office:value="1399078">
                <text:p>1399078</text:p>
              </table:table-cell>
              <table:table-cell office:value-type="float" office:value="208500">
                <text:p>208500</text:p>
              </table:table-cell>
              <table:table-cell office:value-type="float" office:value="1637792">
                <text:p>1637792</text:p>
              </table:table-cell>
              <table:table-cell office:value-type="float" office:value="208500">
                <text:p>208500</text:p>
              </table:table-cell>
              <table:table-cell office:value-type="float" office:value="949220">
                <text:p>94922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09000">
                <text:p>209000</text:p>
              </table:table-cell>
              <table:table-cell office:value-type="float" office:value="2433269">
                <text:p>2433269</text:p>
              </table:table-cell>
              <table:table-cell office:value-type="float" office:value="209000">
                <text:p>209000</text:p>
              </table:table-cell>
              <table:table-cell office:value-type="float" office:value="1420404">
                <text:p>1420404</text:p>
              </table:table-cell>
              <table:table-cell office:value-type="float" office:value="209000">
                <text:p>209000</text:p>
              </table:table-cell>
              <table:table-cell office:value-type="float" office:value="1441767">
                <text:p>1441767</text:p>
              </table:table-cell>
              <table:table-cell office:value-type="float" office:value="209000">
                <text:p>209000</text:p>
              </table:table-cell>
              <table:table-cell office:value-type="float" office:value="1004783">
                <text:p>100478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09500">
                <text:p>209500</text:p>
              </table:table-cell>
              <table:table-cell office:value-type="float" office:value="2383598">
                <text:p>2383598</text:p>
              </table:table-cell>
              <table:table-cell office:value-type="float" office:value="209500">
                <text:p>209500</text:p>
              </table:table-cell>
              <table:table-cell office:value-type="float" office:value="1390738">
                <text:p>1390738</text:p>
              </table:table-cell>
              <table:table-cell office:value-type="float" office:value="209500">
                <text:p>209500</text:p>
              </table:table-cell>
              <table:table-cell office:value-type="float" office:value="1414265">
                <text:p>1414265</text:p>
              </table:table-cell>
              <table:table-cell office:value-type="float" office:value="209500">
                <text:p>209500</text:p>
              </table:table-cell>
              <table:table-cell office:value-type="float" office:value="1031919">
                <text:p>1031919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10000">
                <text:p>210000</text:p>
              </table:table-cell>
              <table:table-cell office:value-type="float" office:value="2546244">
                <text:p>2546244</text:p>
              </table:table-cell>
              <table:table-cell office:value-type="float" office:value="210000">
                <text:p>210000</text:p>
              </table:table-cell>
              <table:table-cell office:value-type="float" office:value="1422419">
                <text:p>1422419</text:p>
              </table:table-cell>
              <table:table-cell office:value-type="float" office:value="210000">
                <text:p>210000</text:p>
              </table:table-cell>
              <table:table-cell office:value-type="float" office:value="1448327">
                <text:p>1448327</text:p>
              </table:table-cell>
              <table:table-cell office:value-type="float" office:value="210000">
                <text:p>210000</text:p>
              </table:table-cell>
              <table:table-cell office:value-type="float" office:value="1043371">
                <text:p>104337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10500">
                <text:p>210500</text:p>
              </table:table-cell>
              <table:table-cell office:value-type="float" office:value="2320501">
                <text:p>2320501</text:p>
              </table:table-cell>
              <table:table-cell office:value-type="float" office:value="210500">
                <text:p>210500</text:p>
              </table:table-cell>
              <table:table-cell office:value-type="float" office:value="1392226">
                <text:p>1392226</text:p>
              </table:table-cell>
              <table:table-cell office:value-type="float" office:value="210500">
                <text:p>210500</text:p>
              </table:table-cell>
              <table:table-cell office:value-type="float" office:value="1394210">
                <text:p>1394210</text:p>
              </table:table-cell>
              <table:table-cell office:value-type="float" office:value="210500">
                <text:p>210500</text:p>
              </table:table-cell>
              <table:table-cell office:value-type="float" office:value="1025410">
                <text:p>102541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11000">
                <text:p>211000</text:p>
              </table:table-cell>
              <table:table-cell office:value-type="float" office:value="2576460">
                <text:p>2576460</text:p>
              </table:table-cell>
              <table:table-cell office:value-type="float" office:value="211000">
                <text:p>211000</text:p>
              </table:table-cell>
              <table:table-cell office:value-type="float" office:value="1410112">
                <text:p>1410112</text:p>
              </table:table-cell>
              <table:table-cell office:value-type="float" office:value="211000">
                <text:p>211000</text:p>
              </table:table-cell>
              <table:table-cell office:value-type="float" office:value="1437155">
                <text:p>1437155</text:p>
              </table:table-cell>
              <table:table-cell office:value-type="float" office:value="211000">
                <text:p>211000</text:p>
              </table:table-cell>
              <table:table-cell office:value-type="float" office:value="1269965">
                <text:p>126996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11500">
                <text:p>211500</text:p>
              </table:table-cell>
              <table:table-cell office:value-type="float" office:value="2423682">
                <text:p>2423682</text:p>
              </table:table-cell>
              <table:table-cell office:value-type="float" office:value="211500">
                <text:p>211500</text:p>
              </table:table-cell>
              <table:table-cell office:value-type="float" office:value="1391321">
                <text:p>1391321</text:p>
              </table:table-cell>
              <table:table-cell office:value-type="float" office:value="211500">
                <text:p>211500</text:p>
              </table:table-cell>
              <table:table-cell office:value-type="float" office:value="1394047">
                <text:p>1394047</text:p>
              </table:table-cell>
              <table:table-cell office:value-type="float" office:value="211500">
                <text:p>211500</text:p>
              </table:table-cell>
              <table:table-cell office:value-type="float" office:value="965905">
                <text:p>96590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12000">
                <text:p>212000</text:p>
              </table:table-cell>
              <table:table-cell office:value-type="float" office:value="2384541">
                <text:p>2384541</text:p>
              </table:table-cell>
              <table:table-cell office:value-type="float" office:value="212000">
                <text:p>212000</text:p>
              </table:table-cell>
              <table:table-cell office:value-type="float" office:value="1416243">
                <text:p>1416243</text:p>
              </table:table-cell>
              <table:table-cell office:value-type="float" office:value="212000">
                <text:p>212000</text:p>
              </table:table-cell>
              <table:table-cell office:value-type="float" office:value="1437639">
                <text:p>1437639</text:p>
              </table:table-cell>
              <table:table-cell office:value-type="float" office:value="212000">
                <text:p>212000</text:p>
              </table:table-cell>
              <table:table-cell office:value-type="float" office:value="1039109">
                <text:p>1039109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12500">
                <text:p>212500</text:p>
              </table:table-cell>
              <table:table-cell office:value-type="float" office:value="2364225">
                <text:p>2364225</text:p>
              </table:table-cell>
              <table:table-cell office:value-type="float" office:value="212500">
                <text:p>212500</text:p>
              </table:table-cell>
              <table:table-cell office:value-type="float" office:value="1396297">
                <text:p>1396297</text:p>
              </table:table-cell>
              <table:table-cell office:value-type="float" office:value="212500">
                <text:p>212500</text:p>
              </table:table-cell>
              <table:table-cell office:value-type="float" office:value="1459300">
                <text:p>1459300</text:p>
              </table:table-cell>
              <table:table-cell office:value-type="float" office:value="212500">
                <text:p>212500</text:p>
              </table:table-cell>
              <table:table-cell office:value-type="float" office:value="979647">
                <text:p>97964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213000">
                <text:p>213000</text:p>
              </table:table-cell>
              <table:table-cell office:value-type="float" office:value="2364875">
                <text:p>2364875</text:p>
              </table:table-cell>
              <table:table-cell office:value-type="float" office:value="213000">
                <text:p>213000</text:p>
              </table:table-cell>
              <table:table-cell office:value-type="float" office:value="1444878">
                <text:p>1444878</text:p>
              </table:table-cell>
              <table:table-cell office:value-type="float" office:value="213000">
                <text:p>213000</text:p>
              </table:table-cell>
              <table:table-cell office:value-type="float" office:value="1436952">
                <text:p>1436952</text:p>
              </table:table-cell>
              <table:table-cell office:value-type="float" office:value="213000">
                <text:p>213000</text:p>
              </table:table-cell>
              <table:table-cell office:value-type="float" office:value="994344">
                <text:p>99434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13500">
                <text:p>213500</text:p>
              </table:table-cell>
              <table:table-cell office:value-type="float" office:value="2420124">
                <text:p>2420124</text:p>
              </table:table-cell>
              <table:table-cell office:value-type="float" office:value="213500">
                <text:p>213500</text:p>
              </table:table-cell>
              <table:table-cell office:value-type="float" office:value="1394802">
                <text:p>1394802</text:p>
              </table:table-cell>
              <table:table-cell office:value-type="float" office:value="213500">
                <text:p>213500</text:p>
              </table:table-cell>
              <table:table-cell office:value-type="float" office:value="1434307">
                <text:p>1434307</text:p>
              </table:table-cell>
              <table:table-cell office:value-type="float" office:value="213500">
                <text:p>213500</text:p>
              </table:table-cell>
              <table:table-cell office:value-type="float" office:value="989678">
                <text:p>989678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14000">
                <text:p>214000</text:p>
              </table:table-cell>
              <table:table-cell office:value-type="float" office:value="2382091">
                <text:p>2382091</text:p>
              </table:table-cell>
              <table:table-cell office:value-type="float" office:value="214000">
                <text:p>214000</text:p>
              </table:table-cell>
              <table:table-cell office:value-type="float" office:value="1410627">
                <text:p>1410627</text:p>
              </table:table-cell>
              <table:table-cell office:value-type="float" office:value="214000">
                <text:p>214000</text:p>
              </table:table-cell>
              <table:table-cell office:value-type="float" office:value="1419745">
                <text:p>1419745</text:p>
              </table:table-cell>
              <table:table-cell office:value-type="float" office:value="214000">
                <text:p>214000</text:p>
              </table:table-cell>
              <table:table-cell office:value-type="float" office:value="968037">
                <text:p>96803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14500">
                <text:p>214500</text:p>
              </table:table-cell>
              <table:table-cell office:value-type="float" office:value="2366957">
                <text:p>2366957</text:p>
              </table:table-cell>
              <table:table-cell office:value-type="float" office:value="214500">
                <text:p>214500</text:p>
              </table:table-cell>
              <table:table-cell office:value-type="float" office:value="1440267">
                <text:p>1440267</text:p>
              </table:table-cell>
              <table:table-cell office:value-type="float" office:value="214500">
                <text:p>214500</text:p>
              </table:table-cell>
              <table:table-cell office:value-type="float" office:value="1455088">
                <text:p>1455088</text:p>
              </table:table-cell>
              <table:table-cell office:value-type="float" office:value="214500">
                <text:p>214500</text:p>
              </table:table-cell>
              <table:table-cell office:value-type="float" office:value="1039703">
                <text:p>103970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15000">
                <text:p>215000</text:p>
              </table:table-cell>
              <table:table-cell office:value-type="float" office:value="2397505">
                <text:p>2397505</text:p>
              </table:table-cell>
              <table:table-cell office:value-type="float" office:value="215000">
                <text:p>215000</text:p>
              </table:table-cell>
              <table:table-cell office:value-type="float" office:value="1405173">
                <text:p>1405173</text:p>
              </table:table-cell>
              <table:table-cell office:value-type="float" office:value="215000">
                <text:p>215000</text:p>
              </table:table-cell>
              <table:table-cell office:value-type="float" office:value="1424468">
                <text:p>1424468</text:p>
              </table:table-cell>
              <table:table-cell office:value-type="float" office:value="215000">
                <text:p>215000</text:p>
              </table:table-cell>
              <table:table-cell office:value-type="float" office:value="1110365">
                <text:p>111036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15500">
                <text:p>215500</text:p>
              </table:table-cell>
              <table:table-cell office:value-type="float" office:value="2415364">
                <text:p>2415364</text:p>
              </table:table-cell>
              <table:table-cell office:value-type="float" office:value="215500">
                <text:p>215500</text:p>
              </table:table-cell>
              <table:table-cell office:value-type="float" office:value="1500318">
                <text:p>1500318</text:p>
              </table:table-cell>
              <table:table-cell office:value-type="float" office:value="215500">
                <text:p>215500</text:p>
              </table:table-cell>
              <table:table-cell office:value-type="float" office:value="1466907">
                <text:p>1466907</text:p>
              </table:table-cell>
              <table:table-cell office:value-type="float" office:value="215500">
                <text:p>215500</text:p>
              </table:table-cell>
              <table:table-cell office:value-type="float" office:value="1078793">
                <text:p>107879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16000">
                <text:p>216000</text:p>
              </table:table-cell>
              <table:table-cell office:value-type="float" office:value="2410381">
                <text:p>2410381</text:p>
              </table:table-cell>
              <table:table-cell office:value-type="float" office:value="216000">
                <text:p>216000</text:p>
              </table:table-cell>
              <table:table-cell office:value-type="float" office:value="1426146">
                <text:p>1426146</text:p>
              </table:table-cell>
              <table:table-cell office:value-type="float" office:value="216000">
                <text:p>216000</text:p>
              </table:table-cell>
              <table:table-cell office:value-type="float" office:value="1439107">
                <text:p>1439107</text:p>
              </table:table-cell>
              <table:table-cell office:value-type="float" office:value="216000">
                <text:p>216000</text:p>
              </table:table-cell>
              <table:table-cell office:value-type="float" office:value="989728">
                <text:p>989728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16500">
                <text:p>216500</text:p>
              </table:table-cell>
              <table:table-cell office:value-type="float" office:value="2421351">
                <text:p>2421351</text:p>
              </table:table-cell>
              <table:table-cell office:value-type="float" office:value="216500">
                <text:p>216500</text:p>
              </table:table-cell>
              <table:table-cell office:value-type="float" office:value="1516375">
                <text:p>1516375</text:p>
              </table:table-cell>
              <table:table-cell office:value-type="float" office:value="216500">
                <text:p>216500</text:p>
              </table:table-cell>
              <table:table-cell office:value-type="float" office:value="1454846">
                <text:p>1454846</text:p>
              </table:table-cell>
              <table:table-cell office:value-type="float" office:value="216500">
                <text:p>216500</text:p>
              </table:table-cell>
              <table:table-cell office:value-type="float" office:value="1087477">
                <text:p>1087477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217000">
                <text:p>217000</text:p>
              </table:table-cell>
              <table:table-cell office:value-type="float" office:value="2402766">
                <text:p>2402766</text:p>
              </table:table-cell>
              <table:table-cell office:value-type="float" office:value="217000">
                <text:p>217000</text:p>
              </table:table-cell>
              <table:table-cell office:value-type="float" office:value="1427496">
                <text:p>1427496</text:p>
              </table:table-cell>
              <table:table-cell office:value-type="float" office:value="217000">
                <text:p>217000</text:p>
              </table:table-cell>
              <table:table-cell office:value-type="float" office:value="1449558">
                <text:p>1449558</text:p>
              </table:table-cell>
              <table:table-cell office:value-type="float" office:value="217000">
                <text:p>217000</text:p>
              </table:table-cell>
              <table:table-cell office:value-type="float" office:value="996364">
                <text:p>996364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17500">
                <text:p>217500</text:p>
              </table:table-cell>
              <table:table-cell office:value-type="float" office:value="2443106">
                <text:p>2443106</text:p>
              </table:table-cell>
              <table:table-cell office:value-type="float" office:value="217500">
                <text:p>217500</text:p>
              </table:table-cell>
              <table:table-cell office:value-type="float" office:value="1454203">
                <text:p>1454203</text:p>
              </table:table-cell>
              <table:table-cell office:value-type="float" office:value="217500">
                <text:p>217500</text:p>
              </table:table-cell>
              <table:table-cell office:value-type="float" office:value="1464144">
                <text:p>1464144</text:p>
              </table:table-cell>
              <table:table-cell office:value-type="float" office:value="217500">
                <text:p>217500</text:p>
              </table:table-cell>
              <table:table-cell office:value-type="float" office:value="1177105">
                <text:p>117710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18000">
                <text:p>218000</text:p>
              </table:table-cell>
              <table:table-cell office:value-type="float" office:value="2451670">
                <text:p>2451670</text:p>
              </table:table-cell>
              <table:table-cell office:value-type="float" office:value="218000">
                <text:p>218000</text:p>
              </table:table-cell>
              <table:table-cell office:value-type="float" office:value="1429454">
                <text:p>1429454</text:p>
              </table:table-cell>
              <table:table-cell office:value-type="float" office:value="218000">
                <text:p>218000</text:p>
              </table:table-cell>
              <table:table-cell office:value-type="float" office:value="1442260">
                <text:p>1442260</text:p>
              </table:table-cell>
              <table:table-cell office:value-type="float" office:value="218000">
                <text:p>218000</text:p>
              </table:table-cell>
              <table:table-cell office:value-type="float" office:value="1031995">
                <text:p>103199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18500">
                <text:p>218500</text:p>
              </table:table-cell>
              <table:table-cell office:value-type="float" office:value="2495135">
                <text:p>2495135</text:p>
              </table:table-cell>
              <table:table-cell office:value-type="float" office:value="218500">
                <text:p>218500</text:p>
              </table:table-cell>
              <table:table-cell office:value-type="float" office:value="1469854">
                <text:p>1469854</text:p>
              </table:table-cell>
              <table:table-cell office:value-type="float" office:value="218500">
                <text:p>218500</text:p>
              </table:table-cell>
              <table:table-cell office:value-type="float" office:value="1486112">
                <text:p>1486112</text:p>
              </table:table-cell>
              <table:table-cell office:value-type="float" office:value="218500">
                <text:p>218500</text:p>
              </table:table-cell>
              <table:table-cell office:value-type="float" office:value="1048941">
                <text:p>104894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19000">
                <text:p>219000</text:p>
              </table:table-cell>
              <table:table-cell office:value-type="float" office:value="2541858">
                <text:p>2541858</text:p>
              </table:table-cell>
              <table:table-cell office:value-type="float" office:value="219000">
                <text:p>219000</text:p>
              </table:table-cell>
              <table:table-cell office:value-type="float" office:value="1485861">
                <text:p>1485861</text:p>
              </table:table-cell>
              <table:table-cell office:value-type="float" office:value="219000">
                <text:p>219000</text:p>
              </table:table-cell>
              <table:table-cell office:value-type="float" office:value="1443455">
                <text:p>1443455</text:p>
              </table:table-cell>
              <table:table-cell office:value-type="float" office:value="219000">
                <text:p>219000</text:p>
              </table:table-cell>
              <table:table-cell office:value-type="float" office:value="1001879">
                <text:p>100187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19500">
                <text:p>219500</text:p>
              </table:table-cell>
              <table:table-cell office:value-type="float" office:value="2534102">
                <text:p>2534102</text:p>
              </table:table-cell>
              <table:table-cell office:value-type="float" office:value="219500">
                <text:p>219500</text:p>
              </table:table-cell>
              <table:table-cell office:value-type="float" office:value="1483577">
                <text:p>1483577</text:p>
              </table:table-cell>
              <table:table-cell office:value-type="float" office:value="219500">
                <text:p>219500</text:p>
              </table:table-cell>
              <table:table-cell office:value-type="float" office:value="1479926">
                <text:p>1479926</text:p>
              </table:table-cell>
              <table:table-cell office:value-type="float" office:value="219500">
                <text:p>219500</text:p>
              </table:table-cell>
              <table:table-cell office:value-type="float" office:value="1062087">
                <text:p>1062087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20000">
                <text:p>220000</text:p>
              </table:table-cell>
              <table:table-cell office:value-type="float" office:value="2516583">
                <text:p>2516583</text:p>
              </table:table-cell>
              <table:table-cell office:value-type="float" office:value="220000">
                <text:p>220000</text:p>
              </table:table-cell>
              <table:table-cell office:value-type="float" office:value="1489813">
                <text:p>1489813</text:p>
              </table:table-cell>
              <table:table-cell office:value-type="float" office:value="220000">
                <text:p>220000</text:p>
              </table:table-cell>
              <table:table-cell office:value-type="float" office:value="1463739">
                <text:p>1463739</text:p>
              </table:table-cell>
              <table:table-cell office:value-type="float" office:value="220000">
                <text:p>220000</text:p>
              </table:table-cell>
              <table:table-cell office:value-type="float" office:value="1015367">
                <text:p>1015367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20500">
                <text:p>220500</text:p>
              </table:table-cell>
              <table:table-cell office:value-type="float" office:value="2671088">
                <text:p>2671088</text:p>
              </table:table-cell>
              <table:table-cell office:value-type="float" office:value="220500">
                <text:p>220500</text:p>
              </table:table-cell>
              <table:table-cell office:value-type="float" office:value="1551705">
                <text:p>1551705</text:p>
              </table:table-cell>
              <table:table-cell office:value-type="float" office:value="220500">
                <text:p>220500</text:p>
              </table:table-cell>
              <table:table-cell office:value-type="float" office:value="1484892">
                <text:p>1484892</text:p>
              </table:table-cell>
              <table:table-cell office:value-type="float" office:value="220500">
                <text:p>220500</text:p>
              </table:table-cell>
              <table:table-cell office:value-type="float" office:value="1039516">
                <text:p>103951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21000">
                <text:p>221000</text:p>
              </table:table-cell>
              <table:table-cell office:value-type="float" office:value="2450520">
                <text:p>2450520</text:p>
              </table:table-cell>
              <table:table-cell office:value-type="float" office:value="221000">
                <text:p>221000</text:p>
              </table:table-cell>
              <table:table-cell office:value-type="float" office:value="1474378">
                <text:p>1474378</text:p>
              </table:table-cell>
              <table:table-cell office:value-type="float" office:value="221000">
                <text:p>221000</text:p>
              </table:table-cell>
              <table:table-cell office:value-type="float" office:value="1475273">
                <text:p>1475273</text:p>
              </table:table-cell>
              <table:table-cell office:value-type="float" office:value="221000">
                <text:p>221000</text:p>
              </table:table-cell>
              <table:table-cell office:value-type="float" office:value="1015829">
                <text:p>101582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21500">
                <text:p>221500</text:p>
              </table:table-cell>
              <table:table-cell office:value-type="float" office:value="2609118">
                <text:p>2609118</text:p>
              </table:table-cell>
              <table:table-cell office:value-type="float" office:value="221500">
                <text:p>221500</text:p>
              </table:table-cell>
              <table:table-cell office:value-type="float" office:value="2312999">
                <text:p>2312999</text:p>
              </table:table-cell>
              <table:table-cell office:value-type="float" office:value="221500">
                <text:p>221500</text:p>
              </table:table-cell>
              <table:table-cell office:value-type="float" office:value="1563179">
                <text:p>1563179</text:p>
              </table:table-cell>
              <table:table-cell office:value-type="float" office:value="221500">
                <text:p>221500</text:p>
              </table:table-cell>
              <table:table-cell office:value-type="float" office:value="1055347">
                <text:p>1055347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222000">
                <text:p>222000</text:p>
              </table:table-cell>
              <table:table-cell office:value-type="float" office:value="2446511">
                <text:p>2446511</text:p>
              </table:table-cell>
              <table:table-cell office:value-type="float" office:value="222000">
                <text:p>222000</text:p>
              </table:table-cell>
              <table:table-cell office:value-type="float" office:value="1529631">
                <text:p>1529631</text:p>
              </table:table-cell>
              <table:table-cell office:value-type="float" office:value="222000">
                <text:p>222000</text:p>
              </table:table-cell>
              <table:table-cell office:value-type="float" office:value="1482710">
                <text:p>1482710</text:p>
              </table:table-cell>
              <table:table-cell office:value-type="float" office:value="222000">
                <text:p>222000</text:p>
              </table:table-cell>
              <table:table-cell office:value-type="float" office:value="1004807">
                <text:p>100480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22500">
                <text:p>222500</text:p>
              </table:table-cell>
              <table:table-cell office:value-type="float" office:value="2577883">
                <text:p>2577883</text:p>
              </table:table-cell>
              <table:table-cell office:value-type="float" office:value="222500">
                <text:p>222500</text:p>
              </table:table-cell>
              <table:table-cell office:value-type="float" office:value="1507276">
                <text:p>1507276</text:p>
              </table:table-cell>
              <table:table-cell office:value-type="float" office:value="222500">
                <text:p>222500</text:p>
              </table:table-cell>
              <table:table-cell office:value-type="float" office:value="1512030">
                <text:p>1512030</text:p>
              </table:table-cell>
              <table:table-cell office:value-type="float" office:value="222500">
                <text:p>222500</text:p>
              </table:table-cell>
              <table:table-cell office:value-type="float" office:value="1992402">
                <text:p>199240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23000">
                <text:p>223000</text:p>
              </table:table-cell>
              <table:table-cell office:value-type="float" office:value="2478935">
                <text:p>2478935</text:p>
              </table:table-cell>
              <table:table-cell office:value-type="float" office:value="223000">
                <text:p>223000</text:p>
              </table:table-cell>
              <table:table-cell office:value-type="float" office:value="1483377">
                <text:p>1483377</text:p>
              </table:table-cell>
              <table:table-cell office:value-type="float" office:value="223000">
                <text:p>223000</text:p>
              </table:table-cell>
              <table:table-cell office:value-type="float" office:value="1505449">
                <text:p>1505449</text:p>
              </table:table-cell>
              <table:table-cell office:value-type="float" office:value="223000">
                <text:p>223000</text:p>
              </table:table-cell>
              <table:table-cell office:value-type="float" office:value="1102431">
                <text:p>110243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23500">
                <text:p>223500</text:p>
              </table:table-cell>
              <table:table-cell office:value-type="float" office:value="2469505">
                <text:p>2469505</text:p>
              </table:table-cell>
              <table:table-cell office:value-type="float" office:value="223500">
                <text:p>223500</text:p>
              </table:table-cell>
              <table:table-cell office:value-type="float" office:value="1499626">
                <text:p>1499626</text:p>
              </table:table-cell>
              <table:table-cell office:value-type="float" office:value="223500">
                <text:p>223500</text:p>
              </table:table-cell>
              <table:table-cell office:value-type="float" office:value="1507226">
                <text:p>1507226</text:p>
              </table:table-cell>
              <table:table-cell office:value-type="float" office:value="223500">
                <text:p>223500</text:p>
              </table:table-cell>
              <table:table-cell office:value-type="float" office:value="1220495">
                <text:p>122049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24000">
                <text:p>224000</text:p>
              </table:table-cell>
              <table:table-cell office:value-type="float" office:value="2562082">
                <text:p>2562082</text:p>
              </table:table-cell>
              <table:table-cell office:value-type="float" office:value="224000">
                <text:p>224000</text:p>
              </table:table-cell>
              <table:table-cell office:value-type="float" office:value="1489345">
                <text:p>1489345</text:p>
              </table:table-cell>
              <table:table-cell office:value-type="float" office:value="224000">
                <text:p>224000</text:p>
              </table:table-cell>
              <table:table-cell office:value-type="float" office:value="1486643">
                <text:p>1486643</text:p>
              </table:table-cell>
              <table:table-cell office:value-type="float" office:value="224000">
                <text:p>224000</text:p>
              </table:table-cell>
              <table:table-cell office:value-type="float" office:value="1219255">
                <text:p>121925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224500">
                <text:p>224500</text:p>
              </table:table-cell>
              <table:table-cell office:value-type="float" office:value="2623734">
                <text:p>2623734</text:p>
              </table:table-cell>
              <table:table-cell office:value-type="float" office:value="224500">
                <text:p>224500</text:p>
              </table:table-cell>
              <table:table-cell office:value-type="float" office:value="1514642">
                <text:p>1514642</text:p>
              </table:table-cell>
              <table:table-cell office:value-type="float" office:value="224500">
                <text:p>224500</text:p>
              </table:table-cell>
              <table:table-cell office:value-type="float" office:value="1540798">
                <text:p>1540798</text:p>
              </table:table-cell>
              <table:table-cell office:value-type="float" office:value="224500">
                <text:p>224500</text:p>
              </table:table-cell>
              <table:table-cell office:value-type="float" office:value="1195273">
                <text:p>119527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25000">
                <text:p>225000</text:p>
              </table:table-cell>
              <table:table-cell office:value-type="float" office:value="2532237">
                <text:p>2532237</text:p>
              </table:table-cell>
              <table:table-cell office:value-type="float" office:value="225000">
                <text:p>225000</text:p>
              </table:table-cell>
              <table:table-cell office:value-type="float" office:value="1576858">
                <text:p>1576858</text:p>
              </table:table-cell>
              <table:table-cell office:value-type="float" office:value="225000">
                <text:p>225000</text:p>
              </table:table-cell>
              <table:table-cell office:value-type="float" office:value="1483270">
                <text:p>1483270</text:p>
              </table:table-cell>
              <table:table-cell office:value-type="float" office:value="225000">
                <text:p>225000</text:p>
              </table:table-cell>
              <table:table-cell office:value-type="float" office:value="1034276">
                <text:p>1034276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225500">
                <text:p>225500</text:p>
              </table:table-cell>
              <table:table-cell office:value-type="float" office:value="2646801">
                <text:p>2646801</text:p>
              </table:table-cell>
              <table:table-cell office:value-type="float" office:value="225500">
                <text:p>225500</text:p>
              </table:table-cell>
              <table:table-cell office:value-type="float" office:value="1529334">
                <text:p>1529334</text:p>
              </table:table-cell>
              <table:table-cell office:value-type="float" office:value="225500">
                <text:p>225500</text:p>
              </table:table-cell>
              <table:table-cell office:value-type="float" office:value="1547107">
                <text:p>1547107</text:p>
              </table:table-cell>
              <table:table-cell office:value-type="float" office:value="225500">
                <text:p>225500</text:p>
              </table:table-cell>
              <table:table-cell office:value-type="float" office:value="1108296">
                <text:p>110829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26000">
                <text:p>226000</text:p>
              </table:table-cell>
              <table:table-cell office:value-type="float" office:value="2512682">
                <text:p>2512682</text:p>
              </table:table-cell>
              <table:table-cell office:value-type="float" office:value="226000">
                <text:p>226000</text:p>
              </table:table-cell>
              <table:table-cell office:value-type="float" office:value="1506411">
                <text:p>1506411</text:p>
              </table:table-cell>
              <table:table-cell office:value-type="float" office:value="226000">
                <text:p>226000</text:p>
              </table:table-cell>
              <table:table-cell office:value-type="float" office:value="1511448">
                <text:p>1511448</text:p>
              </table:table-cell>
              <table:table-cell office:value-type="float" office:value="226000">
                <text:p>226000</text:p>
              </table:table-cell>
              <table:table-cell office:value-type="float" office:value="1033816">
                <text:p>1033816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226500">
                <text:p>226500</text:p>
              </table:table-cell>
              <table:table-cell office:value-type="float" office:value="2553601">
                <text:p>2553601</text:p>
              </table:table-cell>
              <table:table-cell office:value-type="float" office:value="226500">
                <text:p>226500</text:p>
              </table:table-cell>
              <table:table-cell office:value-type="float" office:value="1519171">
                <text:p>1519171</text:p>
              </table:table-cell>
              <table:table-cell office:value-type="float" office:value="226500">
                <text:p>226500</text:p>
              </table:table-cell>
              <table:table-cell office:value-type="float" office:value="1536292">
                <text:p>1536292</text:p>
              </table:table-cell>
              <table:table-cell office:value-type="float" office:value="226500">
                <text:p>226500</text:p>
              </table:table-cell>
              <table:table-cell office:value-type="float" office:value="1158976">
                <text:p>1158976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227000">
                <text:p>227000</text:p>
              </table:table-cell>
              <table:table-cell office:value-type="float" office:value="2540616">
                <text:p>2540616</text:p>
              </table:table-cell>
              <table:table-cell office:value-type="float" office:value="227000">
                <text:p>227000</text:p>
              </table:table-cell>
              <table:table-cell office:value-type="float" office:value="1514006">
                <text:p>1514006</text:p>
              </table:table-cell>
              <table:table-cell office:value-type="float" office:value="227000">
                <text:p>227000</text:p>
              </table:table-cell>
              <table:table-cell office:value-type="float" office:value="1505007">
                <text:p>1505007</text:p>
              </table:table-cell>
              <table:table-cell office:value-type="float" office:value="227000">
                <text:p>227000</text:p>
              </table:table-cell>
              <table:table-cell office:value-type="float" office:value="1111332">
                <text:p>111133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227500">
                <text:p>227500</text:p>
              </table:table-cell>
              <table:table-cell office:value-type="float" office:value="2569161">
                <text:p>2569161</text:p>
              </table:table-cell>
              <table:table-cell office:value-type="float" office:value="227500">
                <text:p>227500</text:p>
              </table:table-cell>
              <table:table-cell office:value-type="float" office:value="1537779">
                <text:p>1537779</text:p>
              </table:table-cell>
              <table:table-cell office:value-type="float" office:value="227500">
                <text:p>227500</text:p>
              </table:table-cell>
              <table:table-cell office:value-type="float" office:value="1530513">
                <text:p>1530513</text:p>
              </table:table-cell>
              <table:table-cell office:value-type="float" office:value="227500">
                <text:p>227500</text:p>
              </table:table-cell>
              <table:table-cell office:value-type="float" office:value="1080698">
                <text:p>1080698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228000">
                <text:p>228000</text:p>
              </table:table-cell>
              <table:table-cell office:value-type="float" office:value="2592400">
                <text:p>2592400</text:p>
              </table:table-cell>
              <table:table-cell office:value-type="float" office:value="228000">
                <text:p>228000</text:p>
              </table:table-cell>
              <table:table-cell office:value-type="float" office:value="1554612">
                <text:p>1554612</text:p>
              </table:table-cell>
              <table:table-cell office:value-type="float" office:value="228000">
                <text:p>228000</text:p>
              </table:table-cell>
              <table:table-cell office:value-type="float" office:value="1507653">
                <text:p>1507653</text:p>
              </table:table-cell>
              <table:table-cell office:value-type="float" office:value="228000">
                <text:p>228000</text:p>
              </table:table-cell>
              <table:table-cell office:value-type="float" office:value="1054643">
                <text:p>1054643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28500">
                <text:p>228500</text:p>
              </table:table-cell>
              <table:table-cell office:value-type="float" office:value="2595361">
                <text:p>2595361</text:p>
              </table:table-cell>
              <table:table-cell office:value-type="float" office:value="228500">
                <text:p>228500</text:p>
              </table:table-cell>
              <table:table-cell office:value-type="float" office:value="1601382">
                <text:p>1601382</text:p>
              </table:table-cell>
              <table:table-cell office:value-type="float" office:value="228500">
                <text:p>228500</text:p>
              </table:table-cell>
              <table:table-cell office:value-type="float" office:value="1545136">
                <text:p>1545136</text:p>
              </table:table-cell>
              <table:table-cell office:value-type="float" office:value="228500">
                <text:p>228500</text:p>
              </table:table-cell>
              <table:table-cell office:value-type="float" office:value="1084311">
                <text:p>108431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29000">
                <text:p>229000</text:p>
              </table:table-cell>
              <table:table-cell office:value-type="float" office:value="2763366">
                <text:p>2763366</text:p>
              </table:table-cell>
              <table:table-cell office:value-type="float" office:value="229000">
                <text:p>229000</text:p>
              </table:table-cell>
              <table:table-cell office:value-type="float" office:value="1539659">
                <text:p>1539659</text:p>
              </table:table-cell>
              <table:table-cell office:value-type="float" office:value="229000">
                <text:p>229000</text:p>
              </table:table-cell>
              <table:table-cell office:value-type="float" office:value="1517575">
                <text:p>1517575</text:p>
              </table:table-cell>
              <table:table-cell office:value-type="float" office:value="229000">
                <text:p>229000</text:p>
              </table:table-cell>
              <table:table-cell office:value-type="float" office:value="1089136">
                <text:p>1089136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29500">
                <text:p>229500</text:p>
              </table:table-cell>
              <table:table-cell office:value-type="float" office:value="2598683">
                <text:p>2598683</text:p>
              </table:table-cell>
              <table:table-cell office:value-type="float" office:value="229500">
                <text:p>229500</text:p>
              </table:table-cell>
              <table:table-cell office:value-type="float" office:value="1549083">
                <text:p>1549083</text:p>
              </table:table-cell>
              <table:table-cell office:value-type="float" office:value="229500">
                <text:p>229500</text:p>
              </table:table-cell>
              <table:table-cell office:value-type="float" office:value="1552007">
                <text:p>1552007</text:p>
              </table:table-cell>
              <table:table-cell office:value-type="float" office:value="229500">
                <text:p>229500</text:p>
              </table:table-cell>
              <table:table-cell office:value-type="float" office:value="1145309">
                <text:p>1145309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30000">
                <text:p>230000</text:p>
              </table:table-cell>
              <table:table-cell office:value-type="float" office:value="2663340">
                <text:p>2663340</text:p>
              </table:table-cell>
              <table:table-cell office:value-type="float" office:value="230000">
                <text:p>230000</text:p>
              </table:table-cell>
              <table:table-cell office:value-type="float" office:value="1576560">
                <text:p>1576560</text:p>
              </table:table-cell>
              <table:table-cell office:value-type="float" office:value="230000">
                <text:p>230000</text:p>
              </table:table-cell>
              <table:table-cell office:value-type="float" office:value="1512053">
                <text:p>1512053</text:p>
              </table:table-cell>
              <table:table-cell office:value-type="float" office:value="230000">
                <text:p>230000</text:p>
              </table:table-cell>
              <table:table-cell office:value-type="float" office:value="1065509">
                <text:p>1065509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30500">
                <text:p>230500</text:p>
              </table:table-cell>
              <table:table-cell office:value-type="float" office:value="2982141">
                <text:p>2982141</text:p>
              </table:table-cell>
              <table:table-cell office:value-type="float" office:value="230500">
                <text:p>230500</text:p>
              </table:table-cell>
              <table:table-cell office:value-type="float" office:value="1563883">
                <text:p>1563883</text:p>
              </table:table-cell>
              <table:table-cell office:value-type="float" office:value="230500">
                <text:p>230500</text:p>
              </table:table-cell>
              <table:table-cell office:value-type="float" office:value="1552062">
                <text:p>1552062</text:p>
              </table:table-cell>
              <table:table-cell office:value-type="float" office:value="230500">
                <text:p>230500</text:p>
              </table:table-cell>
              <table:table-cell office:value-type="float" office:value="1082195">
                <text:p>108219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231000">
                <text:p>231000</text:p>
              </table:table-cell>
              <table:table-cell office:value-type="float" office:value="2671878">
                <text:p>2671878</text:p>
              </table:table-cell>
              <table:table-cell office:value-type="float" office:value="231000">
                <text:p>231000</text:p>
              </table:table-cell>
              <table:table-cell office:value-type="float" office:value="1539286">
                <text:p>1539286</text:p>
              </table:table-cell>
              <table:table-cell office:value-type="float" office:value="231000">
                <text:p>231000</text:p>
              </table:table-cell>
              <table:table-cell office:value-type="float" office:value="1541106">
                <text:p>1541106</text:p>
              </table:table-cell>
              <table:table-cell office:value-type="float" office:value="231000">
                <text:p>231000</text:p>
              </table:table-cell>
              <table:table-cell office:value-type="float" office:value="1080831">
                <text:p>108083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231500">
                <text:p>231500</text:p>
              </table:table-cell>
              <table:table-cell office:value-type="float" office:value="2576857">
                <text:p>2576857</text:p>
              </table:table-cell>
              <table:table-cell office:value-type="float" office:value="231500">
                <text:p>231500</text:p>
              </table:table-cell>
              <table:table-cell office:value-type="float" office:value="1561939">
                <text:p>1561939</text:p>
              </table:table-cell>
              <table:table-cell office:value-type="float" office:value="231500">
                <text:p>231500</text:p>
              </table:table-cell>
              <table:table-cell office:value-type="float" office:value="1583680">
                <text:p>1583680</text:p>
              </table:table-cell>
              <table:table-cell office:value-type="float" office:value="231500">
                <text:p>231500</text:p>
              </table:table-cell>
              <table:table-cell office:value-type="float" office:value="1140308">
                <text:p>1140308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32000">
                <text:p>232000</text:p>
              </table:table-cell>
              <table:table-cell office:value-type="float" office:value="2599779">
                <text:p>2599779</text:p>
              </table:table-cell>
              <table:table-cell office:value-type="float" office:value="232000">
                <text:p>232000</text:p>
              </table:table-cell>
              <table:table-cell office:value-type="float" office:value="1539201">
                <text:p>1539201</text:p>
              </table:table-cell>
              <table:table-cell office:value-type="float" office:value="232000">
                <text:p>232000</text:p>
              </table:table-cell>
              <table:table-cell office:value-type="float" office:value="1535816">
                <text:p>1535816</text:p>
              </table:table-cell>
              <table:table-cell office:value-type="float" office:value="232000">
                <text:p>232000</text:p>
              </table:table-cell>
              <table:table-cell office:value-type="float" office:value="1411524">
                <text:p>141152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32500">
                <text:p>232500</text:p>
              </table:table-cell>
              <table:table-cell office:value-type="float" office:value="2596439">
                <text:p>2596439</text:p>
              </table:table-cell>
              <table:table-cell office:value-type="float" office:value="232500">
                <text:p>232500</text:p>
              </table:table-cell>
              <table:table-cell office:value-type="float" office:value="1573578">
                <text:p>1573578</text:p>
              </table:table-cell>
              <table:table-cell office:value-type="float" office:value="232500">
                <text:p>232500</text:p>
              </table:table-cell>
              <table:table-cell office:value-type="float" office:value="1150424">
                <text:p>1150424</text:p>
              </table:table-cell>
              <table:table-cell office:value-type="float" office:value="232500">
                <text:p>232500</text:p>
              </table:table-cell>
              <table:table-cell office:value-type="float" office:value="1108237">
                <text:p>1108237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33000">
                <text:p>233000</text:p>
              </table:table-cell>
              <table:table-cell office:value-type="float" office:value="2646446">
                <text:p>2646446</text:p>
              </table:table-cell>
              <table:table-cell office:value-type="float" office:value="233000">
                <text:p>233000</text:p>
              </table:table-cell>
              <table:table-cell office:value-type="float" office:value="1532085">
                <text:p>1532085</text:p>
              </table:table-cell>
              <table:table-cell office:value-type="float" office:value="233000">
                <text:p>233000</text:p>
              </table:table-cell>
              <table:table-cell office:value-type="float" office:value="1039716">
                <text:p>1039716</text:p>
              </table:table-cell>
              <table:table-cell office:value-type="float" office:value="233000">
                <text:p>233000</text:p>
              </table:table-cell>
              <table:table-cell office:value-type="float" office:value="1102727">
                <text:p>1102727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33500">
                <text:p>233500</text:p>
              </table:table-cell>
              <table:table-cell office:value-type="float" office:value="2657699">
                <text:p>2657699</text:p>
              </table:table-cell>
              <table:table-cell office:value-type="float" office:value="233500">
                <text:p>233500</text:p>
              </table:table-cell>
              <table:table-cell office:value-type="float" office:value="1583915">
                <text:p>1583915</text:p>
              </table:table-cell>
              <table:table-cell office:value-type="float" office:value="233500">
                <text:p>233500</text:p>
              </table:table-cell>
              <table:table-cell office:value-type="float" office:value="1094528">
                <text:p>1094528</text:p>
              </table:table-cell>
              <table:table-cell office:value-type="float" office:value="233500">
                <text:p>233500</text:p>
              </table:table-cell>
              <table:table-cell office:value-type="float" office:value="1115177">
                <text:p>1115177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234000">
                <text:p>234000</text:p>
              </table:table-cell>
              <table:table-cell office:value-type="float" office:value="2649582">
                <text:p>2649582</text:p>
              </table:table-cell>
              <table:table-cell office:value-type="float" office:value="234000">
                <text:p>234000</text:p>
              </table:table-cell>
              <table:table-cell office:value-type="float" office:value="1560971">
                <text:p>1560971</text:p>
              </table:table-cell>
              <table:table-cell office:value-type="float" office:value="234000">
                <text:p>234000</text:p>
              </table:table-cell>
              <table:table-cell office:value-type="float" office:value="1073825">
                <text:p>1073825</text:p>
              </table:table-cell>
              <table:table-cell office:value-type="float" office:value="234000">
                <text:p>234000</text:p>
              </table:table-cell>
              <table:table-cell office:value-type="float" office:value="1076481">
                <text:p>107648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234500">
                <text:p>234500</text:p>
              </table:table-cell>
              <table:table-cell office:value-type="float" office:value="2669445">
                <text:p>2669445</text:p>
              </table:table-cell>
              <table:table-cell office:value-type="float" office:value="234500">
                <text:p>234500</text:p>
              </table:table-cell>
              <table:table-cell office:value-type="float" office:value="1711788">
                <text:p>1711788</text:p>
              </table:table-cell>
              <table:table-cell office:value-type="float" office:value="234500">
                <text:p>234500</text:p>
              </table:table-cell>
              <table:table-cell office:value-type="float" office:value="1064366">
                <text:p>1064366</text:p>
              </table:table-cell>
              <table:table-cell office:value-type="float" office:value="234500">
                <text:p>234500</text:p>
              </table:table-cell>
              <table:table-cell office:value-type="float" office:value="8873244">
                <text:p>8873244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35000">
                <text:p>235000</text:p>
              </table:table-cell>
              <table:table-cell office:value-type="float" office:value="2570781">
                <text:p>2570781</text:p>
              </table:table-cell>
              <table:table-cell office:value-type="float" office:value="235000">
                <text:p>235000</text:p>
              </table:table-cell>
              <table:table-cell office:value-type="float" office:value="1596917">
                <text:p>1596917</text:p>
              </table:table-cell>
              <table:table-cell office:value-type="float" office:value="235000">
                <text:p>235000</text:p>
              </table:table-cell>
              <table:table-cell office:value-type="float" office:value="1045165">
                <text:p>1045165</text:p>
              </table:table-cell>
              <table:table-cell office:value-type="float" office:value="235000">
                <text:p>235000</text:p>
              </table:table-cell>
              <table:table-cell office:value-type="float" office:value="1336585">
                <text:p>133658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35500">
                <text:p>235500</text:p>
              </table:table-cell>
              <table:table-cell office:value-type="float" office:value="2614626">
                <text:p>2614626</text:p>
              </table:table-cell>
              <table:table-cell office:value-type="float" office:value="235500">
                <text:p>235500</text:p>
              </table:table-cell>
              <table:table-cell office:value-type="float" office:value="1566577">
                <text:p>1566577</text:p>
              </table:table-cell>
              <table:table-cell office:value-type="float" office:value="235500">
                <text:p>235500</text:p>
              </table:table-cell>
              <table:table-cell office:value-type="float" office:value="1106958">
                <text:p>1106958</text:p>
              </table:table-cell>
              <table:table-cell office:value-type="float" office:value="235500">
                <text:p>235500</text:p>
              </table:table-cell>
              <table:table-cell office:value-type="float" office:value="1078028">
                <text:p>1078028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36000">
                <text:p>236000</text:p>
              </table:table-cell>
              <table:table-cell office:value-type="float" office:value="2619486">
                <text:p>2619486</text:p>
              </table:table-cell>
              <table:table-cell office:value-type="float" office:value="236000">
                <text:p>236000</text:p>
              </table:table-cell>
              <table:table-cell office:value-type="float" office:value="1587697">
                <text:p>1587697</text:p>
              </table:table-cell>
              <table:table-cell office:value-type="float" office:value="236000">
                <text:p>236000</text:p>
              </table:table-cell>
              <table:table-cell office:value-type="float" office:value="1067699">
                <text:p>1067699</text:p>
              </table:table-cell>
              <table:table-cell office:value-type="float" office:value="236000">
                <text:p>236000</text:p>
              </table:table-cell>
              <table:table-cell office:value-type="float" office:value="1131727">
                <text:p>1131727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36500">
                <text:p>236500</text:p>
              </table:table-cell>
              <table:table-cell office:value-type="float" office:value="2631687">
                <text:p>2631687</text:p>
              </table:table-cell>
              <table:table-cell office:value-type="float" office:value="236500">
                <text:p>236500</text:p>
              </table:table-cell>
              <table:table-cell office:value-type="float" office:value="1569067">
                <text:p>1569067</text:p>
              </table:table-cell>
              <table:table-cell office:value-type="float" office:value="236500">
                <text:p>236500</text:p>
              </table:table-cell>
              <table:table-cell office:value-type="float" office:value="1051209">
                <text:p>1051209</text:p>
              </table:table-cell>
              <table:table-cell office:value-type="float" office:value="236500">
                <text:p>236500</text:p>
              </table:table-cell>
              <table:table-cell office:value-type="float" office:value="4207001">
                <text:p>4207001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37000">
                <text:p>237000</text:p>
              </table:table-cell>
              <table:table-cell office:value-type="float" office:value="2609720">
                <text:p>2609720</text:p>
              </table:table-cell>
              <table:table-cell office:value-type="float" office:value="237000">
                <text:p>237000</text:p>
              </table:table-cell>
              <table:table-cell office:value-type="float" office:value="1588272">
                <text:p>1588272</text:p>
              </table:table-cell>
              <table:table-cell office:value-type="float" office:value="237000">
                <text:p>237000</text:p>
              </table:table-cell>
              <table:table-cell office:value-type="float" office:value="1096220">
                <text:p>1096220</text:p>
              </table:table-cell>
              <table:table-cell office:value-type="float" office:value="237000">
                <text:p>237000</text:p>
              </table:table-cell>
              <table:table-cell office:value-type="float" office:value="1137603">
                <text:p>113760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37500">
                <text:p>237500</text:p>
              </table:table-cell>
              <table:table-cell office:value-type="float" office:value="2630098">
                <text:p>2630098</text:p>
              </table:table-cell>
              <table:table-cell office:value-type="float" office:value="237500">
                <text:p>237500</text:p>
              </table:table-cell>
              <table:table-cell office:value-type="float" office:value="1575257">
                <text:p>1575257</text:p>
              </table:table-cell>
              <table:table-cell office:value-type="float" office:value="237500">
                <text:p>237500</text:p>
              </table:table-cell>
              <table:table-cell office:value-type="float" office:value="1057004">
                <text:p>1057004</text:p>
              </table:table-cell>
              <table:table-cell office:value-type="float" office:value="237500">
                <text:p>237500</text:p>
              </table:table-cell>
              <table:table-cell office:value-type="float" office:value="1172371">
                <text:p>117237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238000">
                <text:p>238000</text:p>
              </table:table-cell>
              <table:table-cell office:value-type="float" office:value="2755807">
                <text:p>2755807</text:p>
              </table:table-cell>
              <table:table-cell office:value-type="float" office:value="238000">
                <text:p>238000</text:p>
              </table:table-cell>
              <table:table-cell office:value-type="float" office:value="1604561">
                <text:p>1604561</text:p>
              </table:table-cell>
              <table:table-cell office:value-type="float" office:value="238000">
                <text:p>238000</text:p>
              </table:table-cell>
              <table:table-cell office:value-type="float" office:value="1077688">
                <text:p>1077688</text:p>
              </table:table-cell>
              <table:table-cell office:value-type="float" office:value="238000">
                <text:p>238000</text:p>
              </table:table-cell>
              <table:table-cell office:value-type="float" office:value="1147781">
                <text:p>1147781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38500">
                <text:p>238500</text:p>
              </table:table-cell>
              <table:table-cell office:value-type="float" office:value="2639107">
                <text:p>2639107</text:p>
              </table:table-cell>
              <table:table-cell office:value-type="float" office:value="238500">
                <text:p>238500</text:p>
              </table:table-cell>
              <table:table-cell office:value-type="float" office:value="1615204">
                <text:p>1615204</text:p>
              </table:table-cell>
              <table:table-cell office:value-type="float" office:value="238500">
                <text:p>238500</text:p>
              </table:table-cell>
              <table:table-cell office:value-type="float" office:value="1067051">
                <text:p>1067051</text:p>
              </table:table-cell>
              <table:table-cell office:value-type="float" office:value="238500">
                <text:p>238500</text:p>
              </table:table-cell>
              <table:table-cell office:value-type="float" office:value="1096010">
                <text:p>109601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239000">
                <text:p>239000</text:p>
              </table:table-cell>
              <table:table-cell office:value-type="float" office:value="2636692">
                <text:p>2636692</text:p>
              </table:table-cell>
              <table:table-cell office:value-type="float" office:value="239000">
                <text:p>239000</text:p>
              </table:table-cell>
              <table:table-cell office:value-type="float" office:value="1630001">
                <text:p>1630001</text:p>
              </table:table-cell>
              <table:table-cell office:value-type="float" office:value="239000">
                <text:p>239000</text:p>
              </table:table-cell>
              <table:table-cell office:value-type="float" office:value="1102085">
                <text:p>1102085</text:p>
              </table:table-cell>
              <table:table-cell office:value-type="float" office:value="239000">
                <text:p>239000</text:p>
              </table:table-cell>
              <table:table-cell office:value-type="float" office:value="1133504">
                <text:p>1133504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39500">
                <text:p>239500</text:p>
              </table:table-cell>
              <table:table-cell office:value-type="float" office:value="2612961">
                <text:p>2612961</text:p>
              </table:table-cell>
              <table:table-cell office:value-type="float" office:value="239500">
                <text:p>239500</text:p>
              </table:table-cell>
              <table:table-cell office:value-type="float" office:value="1586315">
                <text:p>1586315</text:p>
              </table:table-cell>
              <table:table-cell office:value-type="float" office:value="239500">
                <text:p>239500</text:p>
              </table:table-cell>
              <table:table-cell office:value-type="float" office:value="1059943">
                <text:p>1059943</text:p>
              </table:table-cell>
              <table:table-cell office:value-type="float" office:value="239500">
                <text:p>239500</text:p>
              </table:table-cell>
              <table:table-cell office:value-type="float" office:value="1076463">
                <text:p>107646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40000">
                <text:p>240000</text:p>
              </table:table-cell>
              <table:table-cell office:value-type="float" office:value="2649880">
                <text:p>2649880</text:p>
              </table:table-cell>
              <table:table-cell office:value-type="float" office:value="240000">
                <text:p>240000</text:p>
              </table:table-cell>
              <table:table-cell office:value-type="float" office:value="1621002">
                <text:p>1621002</text:p>
              </table:table-cell>
              <table:table-cell office:value-type="float" office:value="240000">
                <text:p>240000</text:p>
              </table:table-cell>
              <table:table-cell office:value-type="float" office:value="1104020">
                <text:p>1104020</text:p>
              </table:table-cell>
              <table:table-cell office:value-type="float" office:value="240000">
                <text:p>240000</text:p>
              </table:table-cell>
              <table:table-cell office:value-type="float" office:value="1117346">
                <text:p>1117346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240500">
                <text:p>240500</text:p>
              </table:table-cell>
              <table:table-cell office:value-type="float" office:value="2662648">
                <text:p>2662648</text:p>
              </table:table-cell>
              <table:table-cell office:value-type="float" office:value="240500">
                <text:p>240500</text:p>
              </table:table-cell>
              <table:table-cell office:value-type="float" office:value="1590907">
                <text:p>1590907</text:p>
              </table:table-cell>
              <table:table-cell office:value-type="float" office:value="240500">
                <text:p>240500</text:p>
              </table:table-cell>
              <table:table-cell office:value-type="float" office:value="1079310">
                <text:p>1079310</text:p>
              </table:table-cell>
              <table:table-cell office:value-type="float" office:value="240500">
                <text:p>240500</text:p>
              </table:table-cell>
              <table:table-cell office:value-type="float" office:value="1092205">
                <text:p>109220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241000">
                <text:p>241000</text:p>
              </table:table-cell>
              <table:table-cell office:value-type="float" office:value="2641911">
                <text:p>2641911</text:p>
              </table:table-cell>
              <table:table-cell office:value-type="float" office:value="241000">
                <text:p>241000</text:p>
              </table:table-cell>
              <table:table-cell office:value-type="float" office:value="1630144">
                <text:p>1630144</text:p>
              </table:table-cell>
              <table:table-cell office:value-type="float" office:value="241000">
                <text:p>241000</text:p>
              </table:table-cell>
              <table:table-cell office:value-type="float" office:value="1099458">
                <text:p>1099458</text:p>
              </table:table-cell>
              <table:table-cell office:value-type="float" office:value="241000">
                <text:p>241000</text:p>
              </table:table-cell>
              <table:table-cell office:value-type="float" office:value="1212686">
                <text:p>121268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241500">
                <text:p>241500</text:p>
              </table:table-cell>
              <table:table-cell office:value-type="float" office:value="2645178">
                <text:p>2645178</text:p>
              </table:table-cell>
              <table:table-cell office:value-type="float" office:value="241500">
                <text:p>241500</text:p>
              </table:table-cell>
              <table:table-cell office:value-type="float" office:value="1598403">
                <text:p>1598403</text:p>
              </table:table-cell>
              <table:table-cell office:value-type="float" office:value="241500">
                <text:p>241500</text:p>
              </table:table-cell>
              <table:table-cell office:value-type="float" office:value="1141792">
                <text:p>1141792</text:p>
              </table:table-cell>
              <table:table-cell office:value-type="float" office:value="241500">
                <text:p>241500</text:p>
              </table:table-cell>
              <table:table-cell office:value-type="float" office:value="1096709">
                <text:p>1096709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42000">
                <text:p>242000</text:p>
              </table:table-cell>
              <table:table-cell office:value-type="float" office:value="2698669">
                <text:p>2698669</text:p>
              </table:table-cell>
              <table:table-cell office:value-type="float" office:value="242000">
                <text:p>242000</text:p>
              </table:table-cell>
              <table:table-cell office:value-type="float" office:value="1633725">
                <text:p>1633725</text:p>
              </table:table-cell>
              <table:table-cell office:value-type="float" office:value="242000">
                <text:p>242000</text:p>
              </table:table-cell>
              <table:table-cell office:value-type="float" office:value="1101443">
                <text:p>1101443</text:p>
              </table:table-cell>
              <table:table-cell office:value-type="float" office:value="242000">
                <text:p>242000</text:p>
              </table:table-cell>
              <table:table-cell office:value-type="float" office:value="1442704">
                <text:p>144270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42500">
                <text:p>242500</text:p>
              </table:table-cell>
              <table:table-cell office:value-type="float" office:value="2641879">
                <text:p>2641879</text:p>
              </table:table-cell>
              <table:table-cell office:value-type="float" office:value="242500">
                <text:p>242500</text:p>
              </table:table-cell>
              <table:table-cell office:value-type="float" office:value="1601928">
                <text:p>1601928</text:p>
              </table:table-cell>
              <table:table-cell office:value-type="float" office:value="242500">
                <text:p>242500</text:p>
              </table:table-cell>
              <table:table-cell office:value-type="float" office:value="1145632">
                <text:p>1145632</text:p>
              </table:table-cell>
              <table:table-cell office:value-type="float" office:value="242500">
                <text:p>242500</text:p>
              </table:table-cell>
              <table:table-cell office:value-type="float" office:value="1122554">
                <text:p>1122554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243000">
                <text:p>243000</text:p>
              </table:table-cell>
              <table:table-cell office:value-type="float" office:value="2760280">
                <text:p>2760280</text:p>
              </table:table-cell>
              <table:table-cell office:value-type="float" office:value="243000">
                <text:p>243000</text:p>
              </table:table-cell>
              <table:table-cell office:value-type="float" office:value="1643924">
                <text:p>1643924</text:p>
              </table:table-cell>
              <table:table-cell office:value-type="float" office:value="243000">
                <text:p>243000</text:p>
              </table:table-cell>
              <table:table-cell office:value-type="float" office:value="1156616">
                <text:p>1156616</text:p>
              </table:table-cell>
              <table:table-cell office:value-type="float" office:value="243000">
                <text:p>243000</text:p>
              </table:table-cell>
              <table:table-cell office:value-type="float" office:value="1155355">
                <text:p>115535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43500">
                <text:p>243500</text:p>
              </table:table-cell>
              <table:table-cell office:value-type="float" office:value="2777641">
                <text:p>2777641</text:p>
              </table:table-cell>
              <table:table-cell office:value-type="float" office:value="243500">
                <text:p>243500</text:p>
              </table:table-cell>
              <table:table-cell office:value-type="float" office:value="1609010">
                <text:p>1609010</text:p>
              </table:table-cell>
              <table:table-cell office:value-type="float" office:value="243500">
                <text:p>243500</text:p>
              </table:table-cell>
              <table:table-cell office:value-type="float" office:value="1085805">
                <text:p>1085805</text:p>
              </table:table-cell>
              <table:table-cell office:value-type="float" office:value="243500">
                <text:p>243500</text:p>
              </table:table-cell>
              <table:table-cell office:value-type="float" office:value="1122980">
                <text:p>112298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244000">
                <text:p>244000</text:p>
              </table:table-cell>
              <table:table-cell office:value-type="float" office:value="2739262">
                <text:p>2739262</text:p>
              </table:table-cell>
              <table:table-cell office:value-type="float" office:value="244000">
                <text:p>244000</text:p>
              </table:table-cell>
              <table:table-cell office:value-type="float" office:value="1728654">
                <text:p>1728654</text:p>
              </table:table-cell>
              <table:table-cell office:value-type="float" office:value="244000">
                <text:p>244000</text:p>
              </table:table-cell>
              <table:table-cell office:value-type="float" office:value="1128252">
                <text:p>1128252</text:p>
              </table:table-cell>
              <table:table-cell office:value-type="float" office:value="244000">
                <text:p>244000</text:p>
              </table:table-cell>
              <table:table-cell office:value-type="float" office:value="1187304">
                <text:p>118730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244500">
                <text:p>244500</text:p>
              </table:table-cell>
              <table:table-cell office:value-type="float" office:value="2769057">
                <text:p>2769057</text:p>
              </table:table-cell>
              <table:table-cell office:value-type="float" office:value="244500">
                <text:p>244500</text:p>
              </table:table-cell>
              <table:table-cell office:value-type="float" office:value="1711672">
                <text:p>1711672</text:p>
              </table:table-cell>
              <table:table-cell office:value-type="float" office:value="244500">
                <text:p>244500</text:p>
              </table:table-cell>
              <table:table-cell office:value-type="float" office:value="1083445">
                <text:p>1083445</text:p>
              </table:table-cell>
              <table:table-cell office:value-type="float" office:value="244500">
                <text:p>244500</text:p>
              </table:table-cell>
              <table:table-cell office:value-type="float" office:value="1106926">
                <text:p>1106926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45000">
                <text:p>245000</text:p>
              </table:table-cell>
              <table:table-cell office:value-type="float" office:value="2776105">
                <text:p>2776105</text:p>
              </table:table-cell>
              <table:table-cell office:value-type="float" office:value="245000">
                <text:p>245000</text:p>
              </table:table-cell>
              <table:table-cell office:value-type="float" office:value="1702298">
                <text:p>1702298</text:p>
              </table:table-cell>
              <table:table-cell office:value-type="float" office:value="245000">
                <text:p>245000</text:p>
              </table:table-cell>
              <table:table-cell office:value-type="float" office:value="1160645">
                <text:p>1160645</text:p>
              </table:table-cell>
              <table:table-cell office:value-type="float" office:value="245000">
                <text:p>245000</text:p>
              </table:table-cell>
              <table:table-cell office:value-type="float" office:value="1166343">
                <text:p>1166343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45500">
                <text:p>245500</text:p>
              </table:table-cell>
              <table:table-cell office:value-type="float" office:value="2703415">
                <text:p>2703415</text:p>
              </table:table-cell>
              <table:table-cell office:value-type="float" office:value="245500">
                <text:p>245500</text:p>
              </table:table-cell>
              <table:table-cell office:value-type="float" office:value="1656063">
                <text:p>1656063</text:p>
              </table:table-cell>
              <table:table-cell office:value-type="float" office:value="245500">
                <text:p>245500</text:p>
              </table:table-cell>
              <table:table-cell office:value-type="float" office:value="1151797">
                <text:p>1151797</text:p>
              </table:table-cell>
              <table:table-cell office:value-type="float" office:value="245500">
                <text:p>245500</text:p>
              </table:table-cell>
              <table:table-cell office:value-type="float" office:value="1188846">
                <text:p>1188846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46000">
                <text:p>246000</text:p>
              </table:table-cell>
              <table:table-cell office:value-type="float" office:value="2701312">
                <text:p>2701312</text:p>
              </table:table-cell>
              <table:table-cell office:value-type="float" office:value="246000">
                <text:p>246000</text:p>
              </table:table-cell>
              <table:table-cell office:value-type="float" office:value="1672059">
                <text:p>1672059</text:p>
              </table:table-cell>
              <table:table-cell office:value-type="float" office:value="246000">
                <text:p>246000</text:p>
              </table:table-cell>
              <table:table-cell office:value-type="float" office:value="1168462">
                <text:p>1168462</text:p>
              </table:table-cell>
              <table:table-cell office:value-type="float" office:value="246000">
                <text:p>246000</text:p>
              </table:table-cell>
              <table:table-cell office:value-type="float" office:value="1473196">
                <text:p>1473196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46500">
                <text:p>246500</text:p>
              </table:table-cell>
              <table:table-cell office:value-type="float" office:value="2707427">
                <text:p>2707427</text:p>
              </table:table-cell>
              <table:table-cell office:value-type="float" office:value="246500">
                <text:p>246500</text:p>
              </table:table-cell>
              <table:table-cell office:value-type="float" office:value="1670628">
                <text:p>1670628</text:p>
              </table:table-cell>
              <table:table-cell office:value-type="float" office:value="246500">
                <text:p>246500</text:p>
              </table:table-cell>
              <table:table-cell office:value-type="float" office:value="1086300">
                <text:p>1086300</text:p>
              </table:table-cell>
              <table:table-cell office:value-type="float" office:value="246500">
                <text:p>246500</text:p>
              </table:table-cell>
              <table:table-cell office:value-type="float" office:value="1335168">
                <text:p>1335168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47000">
                <text:p>247000</text:p>
              </table:table-cell>
              <table:table-cell office:value-type="float" office:value="2844340">
                <text:p>2844340</text:p>
              </table:table-cell>
              <table:table-cell office:value-type="float" office:value="247000">
                <text:p>247000</text:p>
              </table:table-cell>
              <table:table-cell office:value-type="float" office:value="1680956">
                <text:p>1680956</text:p>
              </table:table-cell>
              <table:table-cell office:value-type="float" office:value="247000">
                <text:p>247000</text:p>
              </table:table-cell>
              <table:table-cell office:value-type="float" office:value="1133425">
                <text:p>1133425</text:p>
              </table:table-cell>
              <table:table-cell office:value-type="float" office:value="247000">
                <text:p>247000</text:p>
              </table:table-cell>
              <table:table-cell office:value-type="float" office:value="1186100">
                <text:p>118610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47500">
                <text:p>247500</text:p>
              </table:table-cell>
              <table:table-cell office:value-type="float" office:value="2720295">
                <text:p>2720295</text:p>
              </table:table-cell>
              <table:table-cell office:value-type="float" office:value="247500">
                <text:p>247500</text:p>
              </table:table-cell>
              <table:table-cell office:value-type="float" office:value="1653891">
                <text:p>1653891</text:p>
              </table:table-cell>
              <table:table-cell office:value-type="float" office:value="247500">
                <text:p>247500</text:p>
              </table:table-cell>
              <table:table-cell office:value-type="float" office:value="1097539">
                <text:p>1097539</text:p>
              </table:table-cell>
              <table:table-cell office:value-type="float" office:value="247500">
                <text:p>247500</text:p>
              </table:table-cell>
              <table:table-cell office:value-type="float" office:value="1126823">
                <text:p>1126823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48000">
                <text:p>248000</text:p>
              </table:table-cell>
              <table:table-cell office:value-type="float" office:value="2728296">
                <text:p>2728296</text:p>
              </table:table-cell>
              <table:table-cell office:value-type="float" office:value="248000">
                <text:p>248000</text:p>
              </table:table-cell>
              <table:table-cell office:value-type="float" office:value="1690852">
                <text:p>1690852</text:p>
              </table:table-cell>
              <table:table-cell office:value-type="float" office:value="248000">
                <text:p>248000</text:p>
              </table:table-cell>
              <table:table-cell office:value-type="float" office:value="1136832">
                <text:p>1136832</text:p>
              </table:table-cell>
              <table:table-cell office:value-type="float" office:value="248000">
                <text:p>248000</text:p>
              </table:table-cell>
              <table:table-cell office:value-type="float" office:value="1194439">
                <text:p>1194439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248500">
                <text:p>248500</text:p>
              </table:table-cell>
              <table:table-cell office:value-type="float" office:value="2711009">
                <text:p>2711009</text:p>
              </table:table-cell>
              <table:table-cell office:value-type="float" office:value="248500">
                <text:p>248500</text:p>
              </table:table-cell>
              <table:table-cell office:value-type="float" office:value="1701103">
                <text:p>1701103</text:p>
              </table:table-cell>
              <table:table-cell office:value-type="float" office:value="248500">
                <text:p>248500</text:p>
              </table:table-cell>
              <table:table-cell office:value-type="float" office:value="1114187">
                <text:p>1114187</text:p>
              </table:table-cell>
              <table:table-cell office:value-type="float" office:value="248500">
                <text:p>248500</text:p>
              </table:table-cell>
              <table:table-cell office:value-type="float" office:value="1168952">
                <text:p>116895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249000">
                <text:p>249000</text:p>
              </table:table-cell>
              <table:table-cell office:value-type="float" office:value="2777429">
                <text:p>2777429</text:p>
              </table:table-cell>
              <table:table-cell office:value-type="float" office:value="249000">
                <text:p>249000</text:p>
              </table:table-cell>
              <table:table-cell office:value-type="float" office:value="1704088">
                <text:p>1704088</text:p>
              </table:table-cell>
              <table:table-cell office:value-type="float" office:value="249000">
                <text:p>249000</text:p>
              </table:table-cell>
              <table:table-cell office:value-type="float" office:value="1221623">
                <text:p>1221623</text:p>
              </table:table-cell>
              <table:table-cell office:value-type="float" office:value="249000">
                <text:p>249000</text:p>
              </table:table-cell>
              <table:table-cell office:value-type="float" office:value="1212492">
                <text:p>1212492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249500">
                <text:p>249500</text:p>
              </table:table-cell>
              <table:table-cell office:value-type="float" office:value="2817027">
                <text:p>2817027</text:p>
              </table:table-cell>
              <table:table-cell office:value-type="float" office:value="249500">
                <text:p>249500</text:p>
              </table:table-cell>
              <table:table-cell office:value-type="float" office:value="1646063">
                <text:p>1646063</text:p>
              </table:table-cell>
              <table:table-cell office:value-type="float" office:value="249500">
                <text:p>249500</text:p>
              </table:table-cell>
              <table:table-cell office:value-type="float" office:value="1118162">
                <text:p>1118162</text:p>
              </table:table-cell>
              <table:table-cell office:value-type="float" office:value="249500">
                <text:p>249500</text:p>
              </table:table-cell>
              <table:table-cell office:value-type="float" office:value="1169666">
                <text:p>116966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